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1.7791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1.1752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2681in"/>
    </style:style>
    <style:style style:name="co19" style:family="table-column">
      <style:table-column-properties fo:break-before="auto" style:column-width="1.0862in"/>
    </style:style>
    <style:style style:name="co20" style:family="table-column">
      <style:table-column-properties fo:break-before="auto" style:column-width="0.8181in"/>
    </style:style>
    <style:style style:name="co21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ext-properties fo:font-weight="normal" style:font-weight-asian="normal" style:font-weight-complex="normal"/>
    </style:style>
    <style:style style:name="ce15" style:family="table-cell" style:parent-style-name="Default" style:data-style-name="N1"/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2"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"/>
    <style:style style:name="ce8" style:family="table-cell" style:parent-style-name="Default" style:data-style-name="N122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  <table:table-cell office:value-type="string" calcext:value-type="string">
            <text:p>SkillPointBonusDivisor</text:p>
          </table:table-cell>
          <table:table-cell office:value-type="string" calcext:value-type="string">
            <text:p>RebirthTierDivis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table table:name="levels_export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15"/>
        <table:table-column table:style-name="co12" table:default-cell-style-name="ce15"/>
        <table:table-column table:style-name="co10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2" office:value-type="string" calcext:value-type="string">
            <text:p>experience til next</text:p>
          </table:table-cell>
          <table:table-cell table:style-name="ce4" office:value-type="string" calcext:value-type="string">
            <text:p>experience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health</text:p>
          </table:table-cell>
          <table:table-cell table:style-name="ce16" office:value-type="string" calcext:value-type="string">
            <text:p>mana</text:p>
          </table:table-cell>
          <table:table-cell table:style-name="ce16" office:value-type="string" calcext:value-type="string">
            <text:p>rebirth_tier</text:p>
          </table:table-cell>
          <table:table-cell table:style-name="ce16" office:value-type="string" calcext:value-type="string">
            <text:p>unu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levels_parameters.$B$2] + [levels_parameters.$C$2]*([.$A2]-1)+[levels_parameters.$A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levels_parameters.$I$2]*([.$A2]-1) + [levels_parameters.$H$2]+FLOOR([.$A2]/[levels_parameters.$J$2])" office:value-type="float" office:value="3" calcext:value-type="float">
            <text:p>3</text:p>
          </table:table-cell>
          <table:table-cell table:formula="of:=[levels_parameters.$E$2]*([.$A2]-1) + [levels_parameters.$D$2]" office:value-type="float" office:value="150" calcext:value-type="float">
            <text:p>150</text:p>
          </table:table-cell>
          <table:table-cell table:formula="of:=[levels_parameters.$G$2]*([.$A2]-1) + [levels_parameters.$F$2]" office:value-type="float" office:value="0" calcext:value-type="float">
            <text:p>0</text:p>
          </table:table-cell>
          <table:table-cell table:formula="of:=FLOOR([.$A2]/[levels_parameters.$K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levels_parameters.$B$2] + [levels_parameters.$C$2]*([.$A3]-1)+[levels_parameters.$A$2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levels_parameters.$I$2]*([.$A3]-1) + [levels_parameters.$H$2]+FLOOR([.$A3]/[levels_parameters.$J$2])" office:value-type="float" office:value="4" calcext:value-type="float">
            <text:p>4</text:p>
          </table:table-cell>
          <table:table-cell table:formula="of:=[levels_parameters.$E$2]*([.$A3]-1) + [levels_parameters.$D$2]" office:value-type="float" office:value="170" calcext:value-type="float">
            <text:p>170</text:p>
          </table:table-cell>
          <table:table-cell table:formula="of:=[levels_parameters.$G$2]*([.$A3]-1) + [levels_parameters.$F$2]" office:value-type="float" office:value="0" calcext:value-type="float">
            <text:p>0</text:p>
          </table:table-cell>
          <table:table-cell table:formula="of:=FLOOR([.$A3]/[levels_parameters.$K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levels_parameters.$B$2] + [levels_parameters.$C$2]*([.$A4]-1)+[levels_parameters.$A$2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levels_parameters.$I$2]*([.$A4]-1) + [levels_parameters.$H$2]+FLOOR([.$A4]/[levels_parameters.$J$2])" office:value-type="float" office:value="5" calcext:value-type="float">
            <text:p>5</text:p>
          </table:table-cell>
          <table:table-cell table:formula="of:=[levels_parameters.$E$2]*([.$A4]-1) + [levels_parameters.$D$2]" office:value-type="float" office:value="190" calcext:value-type="float">
            <text:p>190</text:p>
          </table:table-cell>
          <table:table-cell table:formula="of:=[levels_parameters.$G$2]*([.$A4]-1) + [levels_parameters.$F$2]" office:value-type="float" office:value="0" calcext:value-type="float">
            <text:p>0</text:p>
          </table:table-cell>
          <table:table-cell table:formula="of:=FLOOR([.$A4]/[levels_parameters.$K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levels_parameters.$B$2] + [levels_parameters.$C$2]*([.$A5]-1)+[levels_parameters.$A$2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levels_parameters.$I$2]*([.$A5]-1) + [levels_parameters.$H$2]+FLOOR([.$A5]/[levels_parameters.$J$2])" office:value-type="float" office:value="6" calcext:value-type="float">
            <text:p>6</text:p>
          </table:table-cell>
          <table:table-cell table:formula="of:=[levels_parameters.$E$2]*([.$A5]-1) + [levels_parameters.$D$2]" office:value-type="float" office:value="210" calcext:value-type="float">
            <text:p>210</text:p>
          </table:table-cell>
          <table:table-cell table:formula="of:=[levels_parameters.$G$2]*([.$A5]-1) + [levels_parameters.$F$2]" office:value-type="float" office:value="0" calcext:value-type="float">
            <text:p>0</text:p>
          </table:table-cell>
          <table:table-cell table:formula="of:=FLOOR([.$A5]/[levels_parameters.$K$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levels_parameters.$B$2] + [levels_parameters.$C$2]*([.$A6]-1)+[levels_parameters.$A$2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levels_parameters.$I$2]*([.$A6]-1) + [levels_parameters.$H$2]+FLOOR([.$A6]/[levels_parameters.$J$2])" office:value-type="float" office:value="8" calcext:value-type="float">
            <text:p>8</text:p>
          </table:table-cell>
          <table:table-cell table:formula="of:=[levels_parameters.$E$2]*([.$A6]-1) + [levels_parameters.$D$2]" office:value-type="float" office:value="230" calcext:value-type="float">
            <text:p>230</text:p>
          </table:table-cell>
          <table:table-cell table:formula="of:=[levels_parameters.$G$2]*([.$A6]-1) + [levels_parameters.$F$2]" office:value-type="float" office:value="0" calcext:value-type="float">
            <text:p>0</text:p>
          </table:table-cell>
          <table:table-cell table:formula="of:=FLOOR([.$A6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levels_parameters.$B$2] + [levels_parameters.$C$2]*([.$A7]-1)+[levels_parameters.$A$2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levels_parameters.$I$2]*([.$A7]-1) + [levels_parameters.$H$2]+FLOOR([.$A7]/[levels_parameters.$J$2])" office:value-type="float" office:value="9" calcext:value-type="float">
            <text:p>9</text:p>
          </table:table-cell>
          <table:table-cell table:formula="of:=[levels_parameters.$E$2]*([.$A7]-1) + [levels_parameters.$D$2]" office:value-type="float" office:value="250" calcext:value-type="float">
            <text:p>250</text:p>
          </table:table-cell>
          <table:table-cell table:formula="of:=[levels_parameters.$G$2]*([.$A7]-1) + [levels_parameters.$F$2]" office:value-type="float" office:value="0" calcext:value-type="float">
            <text:p>0</text:p>
          </table:table-cell>
          <table:table-cell table:formula="of:=FLOOR([.$A7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levels_parameters.$B$2] + [levels_parameters.$C$2]*([.$A8]-1)+[levels_parameters.$A$2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levels_parameters.$I$2]*([.$A8]-1) + [levels_parameters.$H$2]+FLOOR([.$A8]/[levels_parameters.$J$2])" office:value-type="float" office:value="10" calcext:value-type="float">
            <text:p>10</text:p>
          </table:table-cell>
          <table:table-cell table:formula="of:=[levels_parameters.$E$2]*([.$A8]-1) + [levels_parameters.$D$2]" office:value-type="float" office:value="270" calcext:value-type="float">
            <text:p>270</text:p>
          </table:table-cell>
          <table:table-cell table:formula="of:=[levels_parameters.$G$2]*([.$A8]-1) + [levels_parameters.$F$2]" office:value-type="float" office:value="0" calcext:value-type="float">
            <text:p>0</text:p>
          </table:table-cell>
          <table:table-cell table:formula="of:=FLOOR([.$A8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levels_parameters.$B$2] + [levels_parameters.$C$2]*([.$A9]-1)+[levels_parameters.$A$2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levels_parameters.$I$2]*([.$A9]-1) + [levels_parameters.$H$2]+FLOOR([.$A9]/[levels_parameters.$J$2])" office:value-type="float" office:value="11" calcext:value-type="float">
            <text:p>11</text:p>
          </table:table-cell>
          <table:table-cell table:formula="of:=[levels_parameters.$E$2]*([.$A9]-1) + [levels_parameters.$D$2]" office:value-type="float" office:value="290" calcext:value-type="float">
            <text:p>290</text:p>
          </table:table-cell>
          <table:table-cell table:formula="of:=[levels_parameters.$G$2]*([.$A9]-1) + [levels_parameters.$F$2]" office:value-type="float" office:value="0" calcext:value-type="float">
            <text:p>0</text:p>
          </table:table-cell>
          <table:table-cell table:formula="of:=FLOOR([.$A9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levels_parameters.$B$2] + [levels_parameters.$C$2]*([.$A10]-1)+[levels_parameters.$A$2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levels_parameters.$I$2]*([.$A10]-1) + [levels_parameters.$H$2]+FLOOR([.$A10]/[levels_parameters.$J$2])" office:value-type="float" office:value="12" calcext:value-type="float">
            <text:p>12</text:p>
          </table:table-cell>
          <table:table-cell table:formula="of:=[levels_parameters.$E$2]*([.$A10]-1) + [levels_parameters.$D$2]" office:value-type="float" office:value="310" calcext:value-type="float">
            <text:p>310</text:p>
          </table:table-cell>
          <table:table-cell table:style-name="ce6" table:formula="of:=[levels_parameters.$G$2]*([.$A10]-1) + [levels_parameters.$F$2]" office:value-type="float" office:value="0" calcext:value-type="float">
            <text:p>0</text:p>
          </table:table-cell>
          <table:table-cell table:formula="of:=FLOOR([.$A10]/[levels_parameters.$K$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levels_parameters.$B$2] + [levels_parameters.$C$2]*([.$A11]-1)+[levels_parameters.$A$2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levels_parameters.$I$2]*([.$A11]-1) + [levels_parameters.$H$2]+FLOOR([.$A11]/[levels_parameters.$J$2])" office:value-type="float" office:value="14" calcext:value-type="float">
            <text:p>14</text:p>
          </table:table-cell>
          <table:table-cell table:formula="of:=[levels_parameters.$E$2]*([.$A11]-1) + [levels_parameters.$D$2]" office:value-type="float" office:value="330" calcext:value-type="float">
            <text:p>330</text:p>
          </table:table-cell>
          <table:table-cell table:formula="of:=[levels_parameters.$G$2]*([.$A11]-1) + [levels_parameters.$F$2]" office:value-type="float" office:value="0" calcext:value-type="float">
            <text:p>0</text:p>
          </table:table-cell>
          <table:table-cell table:formula="of:=FLOOR([.$A11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levels_parameters.$B$2] + [levels_parameters.$C$2]*([.$A12]-1)+[levels_parameters.$A$2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levels_parameters.$I$2]*([.$A12]-1) + [levels_parameters.$H$2]+FLOOR([.$A12]/[levels_parameters.$J$2])" office:value-type="float" office:value="15" calcext:value-type="float">
            <text:p>15</text:p>
          </table:table-cell>
          <table:table-cell table:formula="of:=[levels_parameters.$E$2]*([.$A12]-1) + [levels_parameters.$D$2]" office:value-type="float" office:value="350" calcext:value-type="float">
            <text:p>350</text:p>
          </table:table-cell>
          <table:table-cell table:formula="of:=[levels_parameters.$G$2]*([.$A12]-1) + [levels_parameters.$F$2]" office:value-type="float" office:value="0" calcext:value-type="float">
            <text:p>0</text:p>
          </table:table-cell>
          <table:table-cell table:formula="of:=FLOOR([.$A12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levels_parameters.$B$2] + [levels_parameters.$C$2]*([.$A13]-1)+[levels_parameters.$A$2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levels_parameters.$I$2]*([.$A13]-1) + [levels_parameters.$H$2]+FLOOR([.$A13]/[levels_parameters.$J$2])" office:value-type="float" office:value="16" calcext:value-type="float">
            <text:p>16</text:p>
          </table:table-cell>
          <table:table-cell table:formula="of:=[levels_parameters.$E$2]*([.$A13]-1) + [levels_parameters.$D$2]" office:value-type="float" office:value="370" calcext:value-type="float">
            <text:p>370</text:p>
          </table:table-cell>
          <table:table-cell table:formula="of:=[levels_parameters.$G$2]*([.$A13]-1) + [levels_parameters.$F$2]" office:value-type="float" office:value="0" calcext:value-type="float">
            <text:p>0</text:p>
          </table:table-cell>
          <table:table-cell table:formula="of:=FLOOR([.$A13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levels_parameters.$B$2] + [levels_parameters.$C$2]*([.$A14]-1)+[levels_parameters.$A$2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levels_parameters.$I$2]*([.$A14]-1) + [levels_parameters.$H$2]+FLOOR([.$A14]/[levels_parameters.$J$2])" office:value-type="float" office:value="17" calcext:value-type="float">
            <text:p>17</text:p>
          </table:table-cell>
          <table:table-cell table:formula="of:=[levels_parameters.$E$2]*([.$A14]-1) + [levels_parameters.$D$2]" office:value-type="float" office:value="390" calcext:value-type="float">
            <text:p>390</text:p>
          </table:table-cell>
          <table:table-cell table:formula="of:=[levels_parameters.$G$2]*([.$A14]-1) + [levels_parameters.$F$2]" office:value-type="float" office:value="0" calcext:value-type="float">
            <text:p>0</text:p>
          </table:table-cell>
          <table:table-cell table:formula="of:=FLOOR([.$A14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levels_parameters.$B$2] + [levels_parameters.$C$2]*([.$A15]-1)+[levels_parameters.$A$2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levels_parameters.$I$2]*([.$A15]-1) + [levels_parameters.$H$2]+FLOOR([.$A15]/[levels_parameters.$J$2])" office:value-type="float" office:value="18" calcext:value-type="float">
            <text:p>18</text:p>
          </table:table-cell>
          <table:table-cell table:formula="of:=[levels_parameters.$E$2]*([.$A15]-1) + [levels_parameters.$D$2]" office:value-type="float" office:value="410" calcext:value-type="float">
            <text:p>410</text:p>
          </table:table-cell>
          <table:table-cell table:formula="of:=[levels_parameters.$G$2]*([.$A15]-1) + [levels_parameters.$F$2]" office:value-type="float" office:value="0" calcext:value-type="float">
            <text:p>0</text:p>
          </table:table-cell>
          <table:table-cell table:formula="of:=FLOOR([.$A15]/[levels_parameters.$K$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levels_parameters.$B$2] + [levels_parameters.$C$2]*([.$A16]-1)+[levels_parameters.$A$2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levels_parameters.$I$2]*([.$A16]-1) + [levels_parameters.$H$2]+FLOOR([.$A16]/[levels_parameters.$J$2])" office:value-type="float" office:value="20" calcext:value-type="float">
            <text:p>20</text:p>
          </table:table-cell>
          <table:table-cell table:formula="of:=[levels_parameters.$E$2]*([.$A16]-1) + [levels_parameters.$D$2]" office:value-type="float" office:value="430" calcext:value-type="float">
            <text:p>430</text:p>
          </table:table-cell>
          <table:table-cell table:formula="of:=[levels_parameters.$G$2]*([.$A16]-1) + [levels_parameters.$F$2]" office:value-type="float" office:value="0" calcext:value-type="float">
            <text:p>0</text:p>
          </table:table-cell>
          <table:table-cell table:formula="of:=FLOOR([.$A16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levels_parameters.$B$2] + [levels_parameters.$C$2]*([.$A17]-1)+[levels_parameters.$A$2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levels_parameters.$I$2]*([.$A17]-1) + [levels_parameters.$H$2]+FLOOR([.$A17]/[levels_parameters.$J$2])" office:value-type="float" office:value="21" calcext:value-type="float">
            <text:p>21</text:p>
          </table:table-cell>
          <table:table-cell table:formula="of:=[levels_parameters.$E$2]*([.$A17]-1) + [levels_parameters.$D$2]" office:value-type="float" office:value="450" calcext:value-type="float">
            <text:p>450</text:p>
          </table:table-cell>
          <table:table-cell table:formula="of:=[levels_parameters.$G$2]*([.$A17]-1) + [levels_parameters.$F$2]" office:value-type="float" office:value="0" calcext:value-type="float">
            <text:p>0</text:p>
          </table:table-cell>
          <table:table-cell table:formula="of:=FLOOR([.$A17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levels_parameters.$B$2] + [levels_parameters.$C$2]*([.$A18]-1)+[levels_parameters.$A$2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levels_parameters.$I$2]*([.$A18]-1) + [levels_parameters.$H$2]+FLOOR([.$A18]/[levels_parameters.$J$2])" office:value-type="float" office:value="22" calcext:value-type="float">
            <text:p>22</text:p>
          </table:table-cell>
          <table:table-cell table:formula="of:=[levels_parameters.$E$2]*([.$A18]-1) + [levels_parameters.$D$2]" office:value-type="float" office:value="470" calcext:value-type="float">
            <text:p>470</text:p>
          </table:table-cell>
          <table:table-cell table:formula="of:=[levels_parameters.$G$2]*([.$A18]-1) + [levels_parameters.$F$2]" office:value-type="float" office:value="0" calcext:value-type="float">
            <text:p>0</text:p>
          </table:table-cell>
          <table:table-cell table:formula="of:=FLOOR([.$A18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levels_parameters.$B$2] + [levels_parameters.$C$2]*([.$A19]-1)+[levels_parameters.$A$2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levels_parameters.$I$2]*([.$A19]-1) + [levels_parameters.$H$2]+FLOOR([.$A19]/[levels_parameters.$J$2])" office:value-type="float" office:value="23" calcext:value-type="float">
            <text:p>23</text:p>
          </table:table-cell>
          <table:table-cell table:formula="of:=[levels_parameters.$E$2]*([.$A19]-1) + [levels_parameters.$D$2]" office:value-type="float" office:value="490" calcext:value-type="float">
            <text:p>490</text:p>
          </table:table-cell>
          <table:table-cell table:formula="of:=[levels_parameters.$G$2]*([.$A19]-1) + [levels_parameters.$F$2]" office:value-type="float" office:value="0" calcext:value-type="float">
            <text:p>0</text:p>
          </table:table-cell>
          <table:table-cell table:formula="of:=FLOOR([.$A19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levels_parameters.$B$2] + [levels_parameters.$C$2]*([.$A20]-1)+[levels_parameters.$A$2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levels_parameters.$I$2]*([.$A20]-1) + [levels_parameters.$H$2]+FLOOR([.$A20]/[levels_parameters.$J$2])" office:value-type="float" office:value="24" calcext:value-type="float">
            <text:p>24</text:p>
          </table:table-cell>
          <table:table-cell table:formula="of:=[levels_parameters.$E$2]*([.$A20]-1) + [levels_parameters.$D$2]" office:value-type="float" office:value="510" calcext:value-type="float">
            <text:p>510</text:p>
          </table:table-cell>
          <table:table-cell table:formula="of:=[levels_parameters.$G$2]*([.$A20]-1) + [levels_parameters.$F$2]" office:value-type="float" office:value="0" calcext:value-type="float">
            <text:p>0</text:p>
          </table:table-cell>
          <table:table-cell table:formula="of:=FLOOR([.$A20]/[levels_parameters.$K$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levels_parameters.$B$2] + [levels_parameters.$C$2]*([.$A21]-1)+[levels_parameters.$A$2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levels_parameters.$I$2]*([.$A21]-1) + [levels_parameters.$H$2]+FLOOR([.$A21]/[levels_parameters.$J$2])" office:value-type="float" office:value="26" calcext:value-type="float">
            <text:p>26</text:p>
          </table:table-cell>
          <table:table-cell table:formula="of:=[levels_parameters.$E$2]*([.$A21]-1) + [levels_parameters.$D$2]" office:value-type="float" office:value="530" calcext:value-type="float">
            <text:p>530</text:p>
          </table:table-cell>
          <table:table-cell table:formula="of:=[levels_parameters.$G$2]*([.$A21]-1) + [levels_parameters.$F$2]" office:value-type="float" office:value="0" calcext:value-type="float">
            <text:p>0</text:p>
          </table:table-cell>
          <table:table-cell table:formula="of:=FLOOR([.$A21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levels_parameters.$B$2] + [levels_parameters.$C$2]*([.$A22]-1)+[levels_parameters.$A$2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levels_parameters.$I$2]*([.$A22]-1) + [levels_parameters.$H$2]+FLOOR([.$A22]/[levels_parameters.$J$2])" office:value-type="float" office:value="27" calcext:value-type="float">
            <text:p>27</text:p>
          </table:table-cell>
          <table:table-cell table:formula="of:=[levels_parameters.$E$2]*([.$A22]-1) + [levels_parameters.$D$2]" office:value-type="float" office:value="550" calcext:value-type="float">
            <text:p>550</text:p>
          </table:table-cell>
          <table:table-cell table:formula="of:=[levels_parameters.$G$2]*([.$A22]-1) + [levels_parameters.$F$2]" office:value-type="float" office:value="0" calcext:value-type="float">
            <text:p>0</text:p>
          </table:table-cell>
          <table:table-cell table:formula="of:=FLOOR([.$A22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levels_parameters.$B$2] + [levels_parameters.$C$2]*([.$A23]-1)+[levels_parameters.$A$2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levels_parameters.$I$2]*([.$A23]-1) + [levels_parameters.$H$2]+FLOOR([.$A23]/[levels_parameters.$J$2])" office:value-type="float" office:value="28" calcext:value-type="float">
            <text:p>28</text:p>
          </table:table-cell>
          <table:table-cell table:formula="of:=[levels_parameters.$E$2]*([.$A23]-1) + [levels_parameters.$D$2]" office:value-type="float" office:value="570" calcext:value-type="float">
            <text:p>570</text:p>
          </table:table-cell>
          <table:table-cell table:formula="of:=[levels_parameters.$G$2]*([.$A23]-1) + [levels_parameters.$F$2]" office:value-type="float" office:value="0" calcext:value-type="float">
            <text:p>0</text:p>
          </table:table-cell>
          <table:table-cell table:formula="of:=FLOOR([.$A23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levels_parameters.$B$2] + [levels_parameters.$C$2]*([.$A24]-1)+[levels_parameters.$A$2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levels_parameters.$I$2]*([.$A24]-1) + [levels_parameters.$H$2]+FLOOR([.$A24]/[levels_parameters.$J$2])" office:value-type="float" office:value="29" calcext:value-type="float">
            <text:p>29</text:p>
          </table:table-cell>
          <table:table-cell table:formula="of:=[levels_parameters.$E$2]*([.$A24]-1) + [levels_parameters.$D$2]" office:value-type="float" office:value="590" calcext:value-type="float">
            <text:p>590</text:p>
          </table:table-cell>
          <table:table-cell table:formula="of:=[levels_parameters.$G$2]*([.$A24]-1) + [levels_parameters.$F$2]" office:value-type="float" office:value="0" calcext:value-type="float">
            <text:p>0</text:p>
          </table:table-cell>
          <table:table-cell table:formula="of:=FLOOR([.$A24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levels_parameters.$B$2] + [levels_parameters.$C$2]*([.$A25]-1)+[levels_parameters.$A$2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levels_parameters.$I$2]*([.$A25]-1) + [levels_parameters.$H$2]+FLOOR([.$A25]/[levels_parameters.$J$2])" office:value-type="float" office:value="30" calcext:value-type="float">
            <text:p>30</text:p>
          </table:table-cell>
          <table:table-cell table:formula="of:=[levels_parameters.$E$2]*([.$A25]-1) + [levels_parameters.$D$2]" office:value-type="float" office:value="610" calcext:value-type="float">
            <text:p>610</text:p>
          </table:table-cell>
          <table:table-cell table:formula="of:=[levels_parameters.$G$2]*([.$A25]-1) + [levels_parameters.$F$2]" office:value-type="float" office:value="0" calcext:value-type="float">
            <text:p>0</text:p>
          </table:table-cell>
          <table:table-cell table:formula="of:=FLOOR([.$A25]/[levels_parameters.$K$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levels_parameters.$B$2] + [levels_parameters.$C$2]*([.$A26]-1)+[levels_parameters.$A$2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levels_parameters.$I$2]*([.$A26]-1) + [levels_parameters.$H$2]+FLOOR([.$A26]/[levels_parameters.$J$2])" office:value-type="float" office:value="32" calcext:value-type="float">
            <text:p>32</text:p>
          </table:table-cell>
          <table:table-cell table:formula="of:=[levels_parameters.$E$2]*([.$A26]-1) + [levels_parameters.$D$2]" office:value-type="float" office:value="630" calcext:value-type="float">
            <text:p>630</text:p>
          </table:table-cell>
          <table:table-cell table:formula="of:=[levels_parameters.$G$2]*([.$A26]-1) + [levels_parameters.$F$2]" office:value-type="float" office:value="0" calcext:value-type="float">
            <text:p>0</text:p>
          </table:table-cell>
          <table:table-cell table:formula="of:=FLOOR([.$A26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levels_parameters.$B$2] + [levels_parameters.$C$2]*([.$A27]-1)+[levels_parameters.$A$2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levels_parameters.$I$2]*([.$A27]-1) + [levels_parameters.$H$2]+FLOOR([.$A27]/[levels_parameters.$J$2])" office:value-type="float" office:value="33" calcext:value-type="float">
            <text:p>33</text:p>
          </table:table-cell>
          <table:table-cell table:formula="of:=[levels_parameters.$E$2]*([.$A27]-1) + [levels_parameters.$D$2]" office:value-type="float" office:value="650" calcext:value-type="float">
            <text:p>650</text:p>
          </table:table-cell>
          <table:table-cell table:formula="of:=[levels_parameters.$G$2]*([.$A27]-1) + [levels_parameters.$F$2]" office:value-type="float" office:value="0" calcext:value-type="float">
            <text:p>0</text:p>
          </table:table-cell>
          <table:table-cell table:formula="of:=FLOOR([.$A27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levels_parameters.$B$2] + [levels_parameters.$C$2]*([.$A28]-1)+[levels_parameters.$A$2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levels_parameters.$I$2]*([.$A28]-1) + [levels_parameters.$H$2]+FLOOR([.$A28]/[levels_parameters.$J$2])" office:value-type="float" office:value="34" calcext:value-type="float">
            <text:p>34</text:p>
          </table:table-cell>
          <table:table-cell table:formula="of:=[levels_parameters.$E$2]*([.$A28]-1) + [levels_parameters.$D$2]" office:value-type="float" office:value="670" calcext:value-type="float">
            <text:p>670</text:p>
          </table:table-cell>
          <table:table-cell table:formula="of:=[levels_parameters.$G$2]*([.$A28]-1) + [levels_parameters.$F$2]" office:value-type="float" office:value="0" calcext:value-type="float">
            <text:p>0</text:p>
          </table:table-cell>
          <table:table-cell table:formula="of:=FLOOR([.$A28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levels_parameters.$B$2] + [levels_parameters.$C$2]*([.$A29]-1)+[levels_parameters.$A$2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levels_parameters.$I$2]*([.$A29]-1) + [levels_parameters.$H$2]+FLOOR([.$A29]/[levels_parameters.$J$2])" office:value-type="float" office:value="35" calcext:value-type="float">
            <text:p>35</text:p>
          </table:table-cell>
          <table:table-cell table:formula="of:=[levels_parameters.$E$2]*([.$A29]-1) + [levels_parameters.$D$2]" office:value-type="float" office:value="690" calcext:value-type="float">
            <text:p>690</text:p>
          </table:table-cell>
          <table:table-cell table:formula="of:=[levels_parameters.$G$2]*([.$A29]-1) + [levels_parameters.$F$2]" office:value-type="float" office:value="0" calcext:value-type="float">
            <text:p>0</text:p>
          </table:table-cell>
          <table:table-cell table:formula="of:=FLOOR([.$A29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levels_parameters.$B$2] + [levels_parameters.$C$2]*([.$A30]-1)+[levels_parameters.$A$2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levels_parameters.$I$2]*([.$A30]-1) + [levels_parameters.$H$2]+FLOOR([.$A30]/[levels_parameters.$J$2])" office:value-type="float" office:value="36" calcext:value-type="float">
            <text:p>36</text:p>
          </table:table-cell>
          <table:table-cell table:formula="of:=[levels_parameters.$E$2]*([.$A30]-1) + [levels_parameters.$D$2]" office:value-type="float" office:value="710" calcext:value-type="float">
            <text:p>710</text:p>
          </table:table-cell>
          <table:table-cell table:formula="of:=[levels_parameters.$G$2]*([.$A30]-1) + [levels_parameters.$F$2]" office:value-type="float" office:value="0" calcext:value-type="float">
            <text:p>0</text:p>
          </table:table-cell>
          <table:table-cell table:formula="of:=FLOOR([.$A30]/[levels_parameters.$K$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levels_parameters.$B$2] + [levels_parameters.$C$2]*([.$A31]-1)+[levels_parameters.$A$2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levels_parameters.$I$2]*([.$A31]-1) + [levels_parameters.$H$2]+FLOOR([.$A31]/[levels_parameters.$J$2])" office:value-type="float" office:value="38" calcext:value-type="float">
            <text:p>38</text:p>
          </table:table-cell>
          <table:table-cell table:formula="of:=[levels_parameters.$E$2]*([.$A31]-1) + [levels_parameters.$D$2]" office:value-type="float" office:value="730" calcext:value-type="float">
            <text:p>730</text:p>
          </table:table-cell>
          <table:table-cell table:formula="of:=[levels_parameters.$G$2]*([.$A31]-1) + [levels_parameters.$F$2]" office:value-type="float" office:value="0" calcext:value-type="float">
            <text:p>0</text:p>
          </table:table-cell>
          <table:table-cell table:formula="of:=FLOOR([.$A31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levels_parameters.$B$2] + [levels_parameters.$C$2]*([.$A32]-1)+[levels_parameters.$A$2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levels_parameters.$I$2]*([.$A32]-1) + [levels_parameters.$H$2]+FLOOR([.$A32]/[levels_parameters.$J$2])" office:value-type="float" office:value="39" calcext:value-type="float">
            <text:p>39</text:p>
          </table:table-cell>
          <table:table-cell table:formula="of:=[levels_parameters.$E$2]*([.$A32]-1) + [levels_parameters.$D$2]" office:value-type="float" office:value="750" calcext:value-type="float">
            <text:p>750</text:p>
          </table:table-cell>
          <table:table-cell table:formula="of:=[levels_parameters.$G$2]*([.$A32]-1) + [levels_parameters.$F$2]" office:value-type="float" office:value="0" calcext:value-type="float">
            <text:p>0</text:p>
          </table:table-cell>
          <table:table-cell table:formula="of:=FLOOR([.$A32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levels_parameters.$B$2] + [levels_parameters.$C$2]*([.$A33]-1)+[levels_parameters.$A$2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levels_parameters.$I$2]*([.$A33]-1) + [levels_parameters.$H$2]+FLOOR([.$A33]/[levels_parameters.$J$2])" office:value-type="float" office:value="40" calcext:value-type="float">
            <text:p>40</text:p>
          </table:table-cell>
          <table:table-cell table:formula="of:=[levels_parameters.$E$2]*([.$A33]-1) + [levels_parameters.$D$2]" office:value-type="float" office:value="770" calcext:value-type="float">
            <text:p>770</text:p>
          </table:table-cell>
          <table:table-cell table:formula="of:=[levels_parameters.$G$2]*([.$A33]-1) + [levels_parameters.$F$2]" office:value-type="float" office:value="0" calcext:value-type="float">
            <text:p>0</text:p>
          </table:table-cell>
          <table:table-cell table:formula="of:=FLOOR([.$A33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levels_parameters.$B$2] + [levels_parameters.$C$2]*([.$A34]-1)+[levels_parameters.$A$2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levels_parameters.$I$2]*([.$A34]-1) + [levels_parameters.$H$2]+FLOOR([.$A34]/[levels_parameters.$J$2])" office:value-type="float" office:value="41" calcext:value-type="float">
            <text:p>41</text:p>
          </table:table-cell>
          <table:table-cell table:formula="of:=[levels_parameters.$E$2]*([.$A34]-1) + [levels_parameters.$D$2]" office:value-type="float" office:value="790" calcext:value-type="float">
            <text:p>790</text:p>
          </table:table-cell>
          <table:table-cell table:formula="of:=[levels_parameters.$G$2]*([.$A34]-1) + [levels_parameters.$F$2]" office:value-type="float" office:value="0" calcext:value-type="float">
            <text:p>0</text:p>
          </table:table-cell>
          <table:table-cell table:formula="of:=FLOOR([.$A34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levels_parameters.$B$2] + [levels_parameters.$C$2]*([.$A35]-1)+[levels_parameters.$A$2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levels_parameters.$I$2]*([.$A35]-1) + [levels_parameters.$H$2]+FLOOR([.$A35]/[levels_parameters.$J$2])" office:value-type="float" office:value="42" calcext:value-type="float">
            <text:p>42</text:p>
          </table:table-cell>
          <table:table-cell table:formula="of:=[levels_parameters.$E$2]*([.$A35]-1) + [levels_parameters.$D$2]" office:value-type="float" office:value="810" calcext:value-type="float">
            <text:p>810</text:p>
          </table:table-cell>
          <table:table-cell table:formula="of:=[levels_parameters.$G$2]*([.$A35]-1) + [levels_parameters.$F$2]" office:value-type="float" office:value="0" calcext:value-type="float">
            <text:p>0</text:p>
          </table:table-cell>
          <table:table-cell table:formula="of:=FLOOR([.$A35]/[levels_parameters.$K$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levels_parameters.$B$2] + [levels_parameters.$C$2]*([.$A36]-1)+[levels_parameters.$A$2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levels_parameters.$I$2]*([.$A36]-1) + [levels_parameters.$H$2]+FLOOR([.$A36]/[levels_parameters.$J$2])" office:value-type="float" office:value="44" calcext:value-type="float">
            <text:p>44</text:p>
          </table:table-cell>
          <table:table-cell table:formula="of:=[levels_parameters.$E$2]*([.$A36]-1) + [levels_parameters.$D$2]" office:value-type="float" office:value="830" calcext:value-type="float">
            <text:p>830</text:p>
          </table:table-cell>
          <table:table-cell table:formula="of:=[levels_parameters.$G$2]*([.$A36]-1) + [levels_parameters.$F$2]" office:value-type="float" office:value="0" calcext:value-type="float">
            <text:p>0</text:p>
          </table:table-cell>
          <table:table-cell table:formula="of:=FLOOR([.$A36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levels_parameters.$B$2] + [levels_parameters.$C$2]*([.$A37]-1)+[levels_parameters.$A$2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levels_parameters.$I$2]*([.$A37]-1) + [levels_parameters.$H$2]+FLOOR([.$A37]/[levels_parameters.$J$2])" office:value-type="float" office:value="45" calcext:value-type="float">
            <text:p>45</text:p>
          </table:table-cell>
          <table:table-cell table:formula="of:=[levels_parameters.$E$2]*([.$A37]-1) + [levels_parameters.$D$2]" office:value-type="float" office:value="850" calcext:value-type="float">
            <text:p>850</text:p>
          </table:table-cell>
          <table:table-cell table:formula="of:=[levels_parameters.$G$2]*([.$A37]-1) + [levels_parameters.$F$2]" office:value-type="float" office:value="0" calcext:value-type="float">
            <text:p>0</text:p>
          </table:table-cell>
          <table:table-cell table:formula="of:=FLOOR([.$A37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levels_parameters.$B$2] + [levels_parameters.$C$2]*([.$A38]-1)+[levels_parameters.$A$2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levels_parameters.$I$2]*([.$A38]-1) + [levels_parameters.$H$2]+FLOOR([.$A38]/[levels_parameters.$J$2])" office:value-type="float" office:value="46" calcext:value-type="float">
            <text:p>46</text:p>
          </table:table-cell>
          <table:table-cell table:formula="of:=[levels_parameters.$E$2]*([.$A38]-1) + [levels_parameters.$D$2]" office:value-type="float" office:value="870" calcext:value-type="float">
            <text:p>870</text:p>
          </table:table-cell>
          <table:table-cell table:formula="of:=[levels_parameters.$G$2]*([.$A38]-1) + [levels_parameters.$F$2]" office:value-type="float" office:value="0" calcext:value-type="float">
            <text:p>0</text:p>
          </table:table-cell>
          <table:table-cell table:formula="of:=FLOOR([.$A38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levels_parameters.$B$2] + [levels_parameters.$C$2]*([.$A39]-1)+[levels_parameters.$A$2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levels_parameters.$I$2]*([.$A39]-1) + [levels_parameters.$H$2]+FLOOR([.$A39]/[levels_parameters.$J$2])" office:value-type="float" office:value="47" calcext:value-type="float">
            <text:p>47</text:p>
          </table:table-cell>
          <table:table-cell table:formula="of:=[levels_parameters.$E$2]*([.$A39]-1) + [levels_parameters.$D$2]" office:value-type="float" office:value="890" calcext:value-type="float">
            <text:p>890</text:p>
          </table:table-cell>
          <table:table-cell table:formula="of:=[levels_parameters.$G$2]*([.$A39]-1) + [levels_parameters.$F$2]" office:value-type="float" office:value="0" calcext:value-type="float">
            <text:p>0</text:p>
          </table:table-cell>
          <table:table-cell table:formula="of:=FLOOR([.$A39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levels_parameters.$B$2] + [levels_parameters.$C$2]*([.$A40]-1)+[levels_parameters.$A$2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levels_parameters.$I$2]*([.$A40]-1) + [levels_parameters.$H$2]+FLOOR([.$A40]/[levels_parameters.$J$2])" office:value-type="float" office:value="48" calcext:value-type="float">
            <text:p>48</text:p>
          </table:table-cell>
          <table:table-cell table:formula="of:=[levels_parameters.$E$2]*([.$A40]-1) + [levels_parameters.$D$2]" office:value-type="float" office:value="910" calcext:value-type="float">
            <text:p>910</text:p>
          </table:table-cell>
          <table:table-cell table:formula="of:=[levels_parameters.$G$2]*([.$A40]-1) + [levels_parameters.$F$2]" office:value-type="float" office:value="0" calcext:value-type="float">
            <text:p>0</text:p>
          </table:table-cell>
          <table:table-cell table:formula="of:=FLOOR([.$A40]/[levels_parameters.$K$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levels_parameters.$B$2] + [levels_parameters.$C$2]*([.$A41]-1)+[levels_parameters.$A$2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levels_parameters.$I$2]*([.$A41]-1) + [levels_parameters.$H$2]+FLOOR([.$A41]/[levels_parameters.$J$2])" office:value-type="float" office:value="50" calcext:value-type="float">
            <text:p>50</text:p>
          </table:table-cell>
          <table:table-cell table:formula="of:=[levels_parameters.$E$2]*([.$A41]-1) + [levels_parameters.$D$2]" office:value-type="float" office:value="930" calcext:value-type="float">
            <text:p>930</text:p>
          </table:table-cell>
          <table:table-cell table:formula="of:=[levels_parameters.$G$2]*([.$A41]-1) + [levels_parameters.$F$2]" office:value-type="float" office:value="0" calcext:value-type="float">
            <text:p>0</text:p>
          </table:table-cell>
          <table:table-cell table:formula="of:=FLOOR([.$A41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levels_parameters.$B$2] + [levels_parameters.$C$2]*([.$A42]-1)+[levels_parameters.$A$2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levels_parameters.$I$2]*([.$A42]-1) + [levels_parameters.$H$2]+FLOOR([.$A42]/[levels_parameters.$J$2])" office:value-type="float" office:value="51" calcext:value-type="float">
            <text:p>51</text:p>
          </table:table-cell>
          <table:table-cell table:formula="of:=[levels_parameters.$E$2]*([.$A42]-1) + [levels_parameters.$D$2]" office:value-type="float" office:value="950" calcext:value-type="float">
            <text:p>950</text:p>
          </table:table-cell>
          <table:table-cell table:formula="of:=[levels_parameters.$G$2]*([.$A42]-1) + [levels_parameters.$F$2]" office:value-type="float" office:value="0" calcext:value-type="float">
            <text:p>0</text:p>
          </table:table-cell>
          <table:table-cell table:formula="of:=FLOOR([.$A42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levels_parameters.$B$2] + [levels_parameters.$C$2]*([.$A43]-1)+[levels_parameters.$A$2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levels_parameters.$I$2]*([.$A43]-1) + [levels_parameters.$H$2]+FLOOR([.$A43]/[levels_parameters.$J$2])" office:value-type="float" office:value="52" calcext:value-type="float">
            <text:p>52</text:p>
          </table:table-cell>
          <table:table-cell table:formula="of:=[levels_parameters.$E$2]*([.$A43]-1) + [levels_parameters.$D$2]" office:value-type="float" office:value="970" calcext:value-type="float">
            <text:p>970</text:p>
          </table:table-cell>
          <table:table-cell table:formula="of:=[levels_parameters.$G$2]*([.$A43]-1) + [levels_parameters.$F$2]" office:value-type="float" office:value="0" calcext:value-type="float">
            <text:p>0</text:p>
          </table:table-cell>
          <table:table-cell table:formula="of:=FLOOR([.$A43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levels_parameters.$B$2] + [levels_parameters.$C$2]*([.$A44]-1)+[levels_parameters.$A$2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levels_parameters.$I$2]*([.$A44]-1) + [levels_parameters.$H$2]+FLOOR([.$A44]/[levels_parameters.$J$2])" office:value-type="float" office:value="53" calcext:value-type="float">
            <text:p>53</text:p>
          </table:table-cell>
          <table:table-cell table:formula="of:=[levels_parameters.$E$2]*([.$A44]-1) + [levels_parameters.$D$2]" office:value-type="float" office:value="990" calcext:value-type="float">
            <text:p>990</text:p>
          </table:table-cell>
          <table:table-cell table:formula="of:=[levels_parameters.$G$2]*([.$A44]-1) + [levels_parameters.$F$2]" office:value-type="float" office:value="0" calcext:value-type="float">
            <text:p>0</text:p>
          </table:table-cell>
          <table:table-cell table:formula="of:=FLOOR([.$A44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levels_parameters.$B$2] + [levels_parameters.$C$2]*([.$A45]-1)+[levels_parameters.$A$2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levels_parameters.$I$2]*([.$A45]-1) + [levels_parameters.$H$2]+FLOOR([.$A45]/[levels_parameters.$J$2])" office:value-type="float" office:value="54" calcext:value-type="float">
            <text:p>54</text:p>
          </table:table-cell>
          <table:table-cell table:formula="of:=[levels_parameters.$E$2]*([.$A45]-1) + [levels_parameters.$D$2]" office:value-type="float" office:value="1010" calcext:value-type="float">
            <text:p>1010</text:p>
          </table:table-cell>
          <table:table-cell table:formula="of:=[levels_parameters.$G$2]*([.$A45]-1) + [levels_parameters.$F$2]" office:value-type="float" office:value="0" calcext:value-type="float">
            <text:p>0</text:p>
          </table:table-cell>
          <table:table-cell table:formula="of:=FLOOR([.$A45]/[levels_parameters.$K$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levels_parameters.$B$2] + [levels_parameters.$C$2]*([.$A46]-1)+[levels_parameters.$A$2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levels_parameters.$I$2]*([.$A46]-1) + [levels_parameters.$H$2]+FLOOR([.$A46]/[levels_parameters.$J$2])" office:value-type="float" office:value="56" calcext:value-type="float">
            <text:p>56</text:p>
          </table:table-cell>
          <table:table-cell table:formula="of:=[levels_parameters.$E$2]*([.$A46]-1) + [levels_parameters.$D$2]" office:value-type="float" office:value="1030" calcext:value-type="float">
            <text:p>1030</text:p>
          </table:table-cell>
          <table:table-cell table:formula="of:=[levels_parameters.$G$2]*([.$A46]-1) + [levels_parameters.$F$2]" office:value-type="float" office:value="0" calcext:value-type="float">
            <text:p>0</text:p>
          </table:table-cell>
          <table:table-cell table:formula="of:=FLOOR([.$A46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levels_parameters.$B$2] + [levels_parameters.$C$2]*([.$A47]-1)+[levels_parameters.$A$2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levels_parameters.$I$2]*([.$A47]-1) + [levels_parameters.$H$2]+FLOOR([.$A47]/[levels_parameters.$J$2])" office:value-type="float" office:value="57" calcext:value-type="float">
            <text:p>57</text:p>
          </table:table-cell>
          <table:table-cell table:formula="of:=[levels_parameters.$E$2]*([.$A47]-1) + [levels_parameters.$D$2]" office:value-type="float" office:value="1050" calcext:value-type="float">
            <text:p>1050</text:p>
          </table:table-cell>
          <table:table-cell table:formula="of:=[levels_parameters.$G$2]*([.$A47]-1) + [levels_parameters.$F$2]" office:value-type="float" office:value="0" calcext:value-type="float">
            <text:p>0</text:p>
          </table:table-cell>
          <table:table-cell table:formula="of:=FLOOR([.$A47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levels_parameters.$B$2] + [levels_parameters.$C$2]*([.$A48]-1)+[levels_parameters.$A$2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levels_parameters.$I$2]*([.$A48]-1) + [levels_parameters.$H$2]+FLOOR([.$A48]/[levels_parameters.$J$2])" office:value-type="float" office:value="58" calcext:value-type="float">
            <text:p>58</text:p>
          </table:table-cell>
          <table:table-cell table:formula="of:=[levels_parameters.$E$2]*([.$A48]-1) + [levels_parameters.$D$2]" office:value-type="float" office:value="1070" calcext:value-type="float">
            <text:p>1070</text:p>
          </table:table-cell>
          <table:table-cell table:formula="of:=[levels_parameters.$G$2]*([.$A48]-1) + [levels_parameters.$F$2]" office:value-type="float" office:value="0" calcext:value-type="float">
            <text:p>0</text:p>
          </table:table-cell>
          <table:table-cell table:formula="of:=FLOOR([.$A48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levels_parameters.$B$2] + [levels_parameters.$C$2]*([.$A49]-1)+[levels_parameters.$A$2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levels_parameters.$I$2]*([.$A49]-1) + [levels_parameters.$H$2]+FLOOR([.$A49]/[levels_parameters.$J$2])" office:value-type="float" office:value="59" calcext:value-type="float">
            <text:p>59</text:p>
          </table:table-cell>
          <table:table-cell table:formula="of:=[levels_parameters.$E$2]*([.$A49]-1) + [levels_parameters.$D$2]" office:value-type="float" office:value="1090" calcext:value-type="float">
            <text:p>1090</text:p>
          </table:table-cell>
          <table:table-cell table:formula="of:=[levels_parameters.$G$2]*([.$A49]-1) + [levels_parameters.$F$2]" office:value-type="float" office:value="0" calcext:value-type="float">
            <text:p>0</text:p>
          </table:table-cell>
          <table:table-cell table:formula="of:=FLOOR([.$A49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levels_parameters.$B$2] + [levels_parameters.$C$2]*([.$A50]-1)+[levels_parameters.$A$2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levels_parameters.$I$2]*([.$A50]-1) + [levels_parameters.$H$2]+FLOOR([.$A50]/[levels_parameters.$J$2])" office:value-type="float" office:value="60" calcext:value-type="float">
            <text:p>60</text:p>
          </table:table-cell>
          <table:table-cell table:formula="of:=[levels_parameters.$E$2]*([.$A50]-1) + [levels_parameters.$D$2]" office:value-type="float" office:value="1110" calcext:value-type="float">
            <text:p>1110</text:p>
          </table:table-cell>
          <table:table-cell table:formula="of:=[levels_parameters.$G$2]*([.$A50]-1) + [levels_parameters.$F$2]" office:value-type="float" office:value="0" calcext:value-type="float">
            <text:p>0</text:p>
          </table:table-cell>
          <table:table-cell table:formula="of:=FLOOR([.$A50]/[levels_parameters.$K$2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levels_parameters.$B$2] + [levels_parameters.$C$2]*([.$A51]-1)+[levels_parameters.$A$2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levels_parameters.$I$2]*([.$A51]-1) + [levels_parameters.$H$2]+FLOOR([.$A51]/[levels_parameters.$J$2])" office:value-type="float" office:value="62" calcext:value-type="float">
            <text:p>62</text:p>
          </table:table-cell>
          <table:table-cell table:formula="of:=[levels_parameters.$E$2]*([.$A51]-1) + [levels_parameters.$D$2]" office:value-type="float" office:value="1130" calcext:value-type="float">
            <text:p>1130</text:p>
          </table:table-cell>
          <table:table-cell table:formula="of:=[levels_parameters.$G$2]*([.$A51]-1) + [levels_parameters.$F$2]" office:value-type="float" office:value="0" calcext:value-type="float">
            <text:p>0</text:p>
          </table:table-cell>
          <table:table-cell table:formula="of:=FLOOR([.$A51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levels_parameters.$B$2] + [levels_parameters.$C$2]*([.$A52]-1)+[levels_parameters.$A$2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levels_parameters.$I$2]*([.$A52]-1) + [levels_parameters.$H$2]+FLOOR([.$A52]/[levels_parameters.$J$2])" office:value-type="float" office:value="63" calcext:value-type="float">
            <text:p>63</text:p>
          </table:table-cell>
          <table:table-cell table:formula="of:=[levels_parameters.$E$2]*([.$A52]-1) + [levels_parameters.$D$2]" office:value-type="float" office:value="1150" calcext:value-type="float">
            <text:p>1150</text:p>
          </table:table-cell>
          <table:table-cell table:formula="of:=[levels_parameters.$G$2]*([.$A52]-1) + [levels_parameters.$F$2]" office:value-type="float" office:value="0" calcext:value-type="float">
            <text:p>0</text:p>
          </table:table-cell>
          <table:table-cell table:formula="of:=FLOOR([.$A52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levels_parameters.$B$2] + [levels_parameters.$C$2]*([.$A53]-1)+[levels_parameters.$A$2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levels_parameters.$I$2]*([.$A53]-1) + [levels_parameters.$H$2]+FLOOR([.$A53]/[levels_parameters.$J$2])" office:value-type="float" office:value="64" calcext:value-type="float">
            <text:p>64</text:p>
          </table:table-cell>
          <table:table-cell table:formula="of:=[levels_parameters.$E$2]*([.$A53]-1) + [levels_parameters.$D$2]" office:value-type="float" office:value="1170" calcext:value-type="float">
            <text:p>1170</text:p>
          </table:table-cell>
          <table:table-cell table:formula="of:=[levels_parameters.$G$2]*([.$A53]-1) + [levels_parameters.$F$2]" office:value-type="float" office:value="0" calcext:value-type="float">
            <text:p>0</text:p>
          </table:table-cell>
          <table:table-cell table:formula="of:=FLOOR([.$A53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levels_parameters.$B$2] + [levels_parameters.$C$2]*([.$A54]-1)+[levels_parameters.$A$2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levels_parameters.$I$2]*([.$A54]-1) + [levels_parameters.$H$2]+FLOOR([.$A54]/[levels_parameters.$J$2])" office:value-type="float" office:value="65" calcext:value-type="float">
            <text:p>65</text:p>
          </table:table-cell>
          <table:table-cell table:formula="of:=[levels_parameters.$E$2]*([.$A54]-1) + [levels_parameters.$D$2]" office:value-type="float" office:value="1190" calcext:value-type="float">
            <text:p>1190</text:p>
          </table:table-cell>
          <table:table-cell table:formula="of:=[levels_parameters.$G$2]*([.$A54]-1) + [levels_parameters.$F$2]" office:value-type="float" office:value="0" calcext:value-type="float">
            <text:p>0</text:p>
          </table:table-cell>
          <table:table-cell table:formula="of:=FLOOR([.$A54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levels_parameters.$B$2] + [levels_parameters.$C$2]*([.$A55]-1)+[levels_parameters.$A$2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levels_parameters.$I$2]*([.$A55]-1) + [levels_parameters.$H$2]+FLOOR([.$A55]/[levels_parameters.$J$2])" office:value-type="float" office:value="66" calcext:value-type="float">
            <text:p>66</text:p>
          </table:table-cell>
          <table:table-cell table:formula="of:=[levels_parameters.$E$2]*([.$A55]-1) + [levels_parameters.$D$2]" office:value-type="float" office:value="1210" calcext:value-type="float">
            <text:p>1210</text:p>
          </table:table-cell>
          <table:table-cell table:formula="of:=[levels_parameters.$G$2]*([.$A55]-1) + [levels_parameters.$F$2]" office:value-type="float" office:value="0" calcext:value-type="float">
            <text:p>0</text:p>
          </table:table-cell>
          <table:table-cell table:formula="of:=FLOOR([.$A55]/[levels_parameters.$K$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levels_parameters.$B$2] + [levels_parameters.$C$2]*([.$A56]-1)+[levels_parameters.$A$2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levels_parameters.$I$2]*([.$A56]-1) + [levels_parameters.$H$2]+FLOOR([.$A56]/[levels_parameters.$J$2])" office:value-type="float" office:value="68" calcext:value-type="float">
            <text:p>68</text:p>
          </table:table-cell>
          <table:table-cell table:formula="of:=[levels_parameters.$E$2]*([.$A56]-1) + [levels_parameters.$D$2]" office:value-type="float" office:value="1230" calcext:value-type="float">
            <text:p>1230</text:p>
          </table:table-cell>
          <table:table-cell table:formula="of:=[levels_parameters.$G$2]*([.$A56]-1) + [levels_parameters.$F$2]" office:value-type="float" office:value="0" calcext:value-type="float">
            <text:p>0</text:p>
          </table:table-cell>
          <table:table-cell table:formula="of:=FLOOR([.$A56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levels_parameters.$B$2] + [levels_parameters.$C$2]*([.$A57]-1)+[levels_parameters.$A$2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levels_parameters.$I$2]*([.$A57]-1) + [levels_parameters.$H$2]+FLOOR([.$A57]/[levels_parameters.$J$2])" office:value-type="float" office:value="69" calcext:value-type="float">
            <text:p>69</text:p>
          </table:table-cell>
          <table:table-cell table:formula="of:=[levels_parameters.$E$2]*([.$A57]-1) + [levels_parameters.$D$2]" office:value-type="float" office:value="1250" calcext:value-type="float">
            <text:p>1250</text:p>
          </table:table-cell>
          <table:table-cell table:formula="of:=[levels_parameters.$G$2]*([.$A57]-1) + [levels_parameters.$F$2]" office:value-type="float" office:value="0" calcext:value-type="float">
            <text:p>0</text:p>
          </table:table-cell>
          <table:table-cell table:formula="of:=FLOOR([.$A57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levels_parameters.$B$2] + [levels_parameters.$C$2]*([.$A58]-1)+[levels_parameters.$A$2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levels_parameters.$I$2]*([.$A58]-1) + [levels_parameters.$H$2]+FLOOR([.$A58]/[levels_parameters.$J$2])" office:value-type="float" office:value="70" calcext:value-type="float">
            <text:p>70</text:p>
          </table:table-cell>
          <table:table-cell table:formula="of:=[levels_parameters.$E$2]*([.$A58]-1) + [levels_parameters.$D$2]" office:value-type="float" office:value="1270" calcext:value-type="float">
            <text:p>1270</text:p>
          </table:table-cell>
          <table:table-cell table:formula="of:=[levels_parameters.$G$2]*([.$A58]-1) + [levels_parameters.$F$2]" office:value-type="float" office:value="0" calcext:value-type="float">
            <text:p>0</text:p>
          </table:table-cell>
          <table:table-cell table:formula="of:=FLOOR([.$A58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levels_parameters.$B$2] + [levels_parameters.$C$2]*([.$A59]-1)+[levels_parameters.$A$2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levels_parameters.$I$2]*([.$A59]-1) + [levels_parameters.$H$2]+FLOOR([.$A59]/[levels_parameters.$J$2])" office:value-type="float" office:value="71" calcext:value-type="float">
            <text:p>71</text:p>
          </table:table-cell>
          <table:table-cell table:formula="of:=[levels_parameters.$E$2]*([.$A59]-1) + [levels_parameters.$D$2]" office:value-type="float" office:value="1290" calcext:value-type="float">
            <text:p>1290</text:p>
          </table:table-cell>
          <table:table-cell table:formula="of:=[levels_parameters.$G$2]*([.$A59]-1) + [levels_parameters.$F$2]" office:value-type="float" office:value="0" calcext:value-type="float">
            <text:p>0</text:p>
          </table:table-cell>
          <table:table-cell table:formula="of:=FLOOR([.$A59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levels_parameters.$B$2] + [levels_parameters.$C$2]*([.$A60]-1)+[levels_parameters.$A$2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levels_parameters.$I$2]*([.$A60]-1) + [levels_parameters.$H$2]+FLOOR([.$A60]/[levels_parameters.$J$2])" office:value-type="float" office:value="72" calcext:value-type="float">
            <text:p>72</text:p>
          </table:table-cell>
          <table:table-cell table:formula="of:=[levels_parameters.$E$2]*([.$A60]-1) + [levels_parameters.$D$2]" office:value-type="float" office:value="1310" calcext:value-type="float">
            <text:p>1310</text:p>
          </table:table-cell>
          <table:table-cell table:formula="of:=[levels_parameters.$G$2]*([.$A60]-1) + [levels_parameters.$F$2]" office:value-type="float" office:value="0" calcext:value-type="float">
            <text:p>0</text:p>
          </table:table-cell>
          <table:table-cell table:formula="of:=FLOOR([.$A60]/[levels_parameters.$K$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levels_parameters.$B$2] + [levels_parameters.$C$2]*([.$A61]-1)+[levels_parameters.$A$2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levels_parameters.$I$2]*([.$A61]-1) + [levels_parameters.$H$2]+FLOOR([.$A61]/[levels_parameters.$J$2])" office:value-type="float" office:value="74" calcext:value-type="float">
            <text:p>74</text:p>
          </table:table-cell>
          <table:table-cell table:formula="of:=[levels_parameters.$E$2]*([.$A61]-1) + [levels_parameters.$D$2]" office:value-type="float" office:value="1330" calcext:value-type="float">
            <text:p>1330</text:p>
          </table:table-cell>
          <table:table-cell table:formula="of:=[levels_parameters.$G$2]*([.$A61]-1) + [levels_parameters.$F$2]" office:value-type="float" office:value="0" calcext:value-type="float">
            <text:p>0</text:p>
          </table:table-cell>
          <table:table-cell table:formula="of:=FLOOR([.$A61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levels_parameters.$B$2] + [levels_parameters.$C$2]*([.$A62]-1)+[levels_parameters.$A$2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levels_parameters.$I$2]*([.$A62]-1) + [levels_parameters.$H$2]+FLOOR([.$A62]/[levels_parameters.$J$2])" office:value-type="float" office:value="75" calcext:value-type="float">
            <text:p>75</text:p>
          </table:table-cell>
          <table:table-cell table:formula="of:=[levels_parameters.$E$2]*([.$A62]-1) + [levels_parameters.$D$2]" office:value-type="float" office:value="1350" calcext:value-type="float">
            <text:p>1350</text:p>
          </table:table-cell>
          <table:table-cell table:formula="of:=[levels_parameters.$G$2]*([.$A62]-1) + [levels_parameters.$F$2]" office:value-type="float" office:value="0" calcext:value-type="float">
            <text:p>0</text:p>
          </table:table-cell>
          <table:table-cell table:formula="of:=FLOOR([.$A62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levels_parameters.$B$2] + [levels_parameters.$C$2]*([.$A63]-1)+[levels_parameters.$A$2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levels_parameters.$I$2]*([.$A63]-1) + [levels_parameters.$H$2]+FLOOR([.$A63]/[levels_parameters.$J$2])" office:value-type="float" office:value="76" calcext:value-type="float">
            <text:p>76</text:p>
          </table:table-cell>
          <table:table-cell table:formula="of:=[levels_parameters.$E$2]*([.$A63]-1) + [levels_parameters.$D$2]" office:value-type="float" office:value="1370" calcext:value-type="float">
            <text:p>1370</text:p>
          </table:table-cell>
          <table:table-cell table:formula="of:=[levels_parameters.$G$2]*([.$A63]-1) + [levels_parameters.$F$2]" office:value-type="float" office:value="0" calcext:value-type="float">
            <text:p>0</text:p>
          </table:table-cell>
          <table:table-cell table:formula="of:=FLOOR([.$A63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levels_parameters.$B$2] + [levels_parameters.$C$2]*([.$A64]-1)+[levels_parameters.$A$2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levels_parameters.$I$2]*([.$A64]-1) + [levels_parameters.$H$2]+FLOOR([.$A64]/[levels_parameters.$J$2])" office:value-type="float" office:value="77" calcext:value-type="float">
            <text:p>77</text:p>
          </table:table-cell>
          <table:table-cell table:formula="of:=[levels_parameters.$E$2]*([.$A64]-1) + [levels_parameters.$D$2]" office:value-type="float" office:value="1390" calcext:value-type="float">
            <text:p>1390</text:p>
          </table:table-cell>
          <table:table-cell table:formula="of:=[levels_parameters.$G$2]*([.$A64]-1) + [levels_parameters.$F$2]" office:value-type="float" office:value="0" calcext:value-type="float">
            <text:p>0</text:p>
          </table:table-cell>
          <table:table-cell table:formula="of:=FLOOR([.$A64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levels_parameters.$B$2] + [levels_parameters.$C$2]*([.$A65]-1)+[levels_parameters.$A$2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levels_parameters.$I$2]*([.$A65]-1) + [levels_parameters.$H$2]+FLOOR([.$A65]/[levels_parameters.$J$2])" office:value-type="float" office:value="78" calcext:value-type="float">
            <text:p>78</text:p>
          </table:table-cell>
          <table:table-cell table:formula="of:=[levels_parameters.$E$2]*([.$A65]-1) + [levels_parameters.$D$2]" office:value-type="float" office:value="1410" calcext:value-type="float">
            <text:p>1410</text:p>
          </table:table-cell>
          <table:table-cell table:formula="of:=[levels_parameters.$G$2]*([.$A65]-1) + [levels_parameters.$F$2]" office:value-type="float" office:value="0" calcext:value-type="float">
            <text:p>0</text:p>
          </table:table-cell>
          <table:table-cell table:formula="of:=FLOOR([.$A65]/[levels_parameters.$K$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levels_parameters.$B$2] + [levels_parameters.$C$2]*([.$A66]-1)+[levels_parameters.$A$2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levels_parameters.$I$2]*([.$A66]-1) + [levels_parameters.$H$2]+FLOOR([.$A66]/[levels_parameters.$J$2])" office:value-type="float" office:value="80" calcext:value-type="float">
            <text:p>80</text:p>
          </table:table-cell>
          <table:table-cell table:formula="of:=[levels_parameters.$E$2]*([.$A66]-1) + [levels_parameters.$D$2]" office:value-type="float" office:value="1430" calcext:value-type="float">
            <text:p>1430</text:p>
          </table:table-cell>
          <table:table-cell table:formula="of:=[levels_parameters.$G$2]*([.$A66]-1) + [levels_parameters.$F$2]" office:value-type="float" office:value="0" calcext:value-type="float">
            <text:p>0</text:p>
          </table:table-cell>
          <table:table-cell table:formula="of:=FLOOR([.$A66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levels_parameters.$B$2] + [levels_parameters.$C$2]*([.$A67]-1)+[levels_parameters.$A$2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levels_parameters.$I$2]*([.$A67]-1) + [levels_parameters.$H$2]+FLOOR([.$A67]/[levels_parameters.$J$2])" office:value-type="float" office:value="81" calcext:value-type="float">
            <text:p>81</text:p>
          </table:table-cell>
          <table:table-cell table:formula="of:=[levels_parameters.$E$2]*([.$A67]-1) + [levels_parameters.$D$2]" office:value-type="float" office:value="1450" calcext:value-type="float">
            <text:p>1450</text:p>
          </table:table-cell>
          <table:table-cell table:formula="of:=[levels_parameters.$G$2]*([.$A67]-1) + [levels_parameters.$F$2]" office:value-type="float" office:value="0" calcext:value-type="float">
            <text:p>0</text:p>
          </table:table-cell>
          <table:table-cell table:formula="of:=FLOOR([.$A67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levels_parameters.$B$2] + [levels_parameters.$C$2]*([.$A68]-1)+[levels_parameters.$A$2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levels_parameters.$I$2]*([.$A68]-1) + [levels_parameters.$H$2]+FLOOR([.$A68]/[levels_parameters.$J$2])" office:value-type="float" office:value="82" calcext:value-type="float">
            <text:p>82</text:p>
          </table:table-cell>
          <table:table-cell table:formula="of:=[levels_parameters.$E$2]*([.$A68]-1) + [levels_parameters.$D$2]" office:value-type="float" office:value="1470" calcext:value-type="float">
            <text:p>1470</text:p>
          </table:table-cell>
          <table:table-cell table:formula="of:=[levels_parameters.$G$2]*([.$A68]-1) + [levels_parameters.$F$2]" office:value-type="float" office:value="0" calcext:value-type="float">
            <text:p>0</text:p>
          </table:table-cell>
          <table:table-cell table:formula="of:=FLOOR([.$A68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levels_parameters.$B$2] + [levels_parameters.$C$2]*([.$A69]-1)+[levels_parameters.$A$2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levels_parameters.$I$2]*([.$A69]-1) + [levels_parameters.$H$2]+FLOOR([.$A69]/[levels_parameters.$J$2])" office:value-type="float" office:value="83" calcext:value-type="float">
            <text:p>83</text:p>
          </table:table-cell>
          <table:table-cell table:formula="of:=[levels_parameters.$E$2]*([.$A69]-1) + [levels_parameters.$D$2]" office:value-type="float" office:value="1490" calcext:value-type="float">
            <text:p>1490</text:p>
          </table:table-cell>
          <table:table-cell table:formula="of:=[levels_parameters.$G$2]*([.$A69]-1) + [levels_parameters.$F$2]" office:value-type="float" office:value="0" calcext:value-type="float">
            <text:p>0</text:p>
          </table:table-cell>
          <table:table-cell table:formula="of:=FLOOR([.$A69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levels_parameters.$B$2] + [levels_parameters.$C$2]*([.$A70]-1)+[levels_parameters.$A$2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levels_parameters.$I$2]*([.$A70]-1) + [levels_parameters.$H$2]+FLOOR([.$A70]/[levels_parameters.$J$2])" office:value-type="float" office:value="84" calcext:value-type="float">
            <text:p>84</text:p>
          </table:table-cell>
          <table:table-cell table:formula="of:=[levels_parameters.$E$2]*([.$A70]-1) + [levels_parameters.$D$2]" office:value-type="float" office:value="1510" calcext:value-type="float">
            <text:p>1510</text:p>
          </table:table-cell>
          <table:table-cell table:formula="of:=[levels_parameters.$G$2]*([.$A70]-1) + [levels_parameters.$F$2]" office:value-type="float" office:value="0" calcext:value-type="float">
            <text:p>0</text:p>
          </table:table-cell>
          <table:table-cell table:formula="of:=FLOOR([.$A70]/[levels_parameters.$K$2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levels_parameters.$B$2] + [levels_parameters.$C$2]*([.$A71]-1)+[levels_parameters.$A$2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levels_parameters.$I$2]*([.$A71]-1) + [levels_parameters.$H$2]+FLOOR([.$A71]/[levels_parameters.$J$2])" office:value-type="float" office:value="86" calcext:value-type="float">
            <text:p>86</text:p>
          </table:table-cell>
          <table:table-cell table:formula="of:=[levels_parameters.$E$2]*([.$A71]-1) + [levels_parameters.$D$2]" office:value-type="float" office:value="1530" calcext:value-type="float">
            <text:p>1530</text:p>
          </table:table-cell>
          <table:table-cell table:formula="of:=[levels_parameters.$G$2]*([.$A71]-1) + [levels_parameters.$F$2]" office:value-type="float" office:value="0" calcext:value-type="float">
            <text:p>0</text:p>
          </table:table-cell>
          <table:table-cell table:formula="of:=FLOOR([.$A71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levels_parameters.$B$2] + [levels_parameters.$C$2]*([.$A72]-1)+[levels_parameters.$A$2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levels_parameters.$I$2]*([.$A72]-1) + [levels_parameters.$H$2]+FLOOR([.$A72]/[levels_parameters.$J$2])" office:value-type="float" office:value="87" calcext:value-type="float">
            <text:p>87</text:p>
          </table:table-cell>
          <table:table-cell table:formula="of:=[levels_parameters.$E$2]*([.$A72]-1) + [levels_parameters.$D$2]" office:value-type="float" office:value="1550" calcext:value-type="float">
            <text:p>1550</text:p>
          </table:table-cell>
          <table:table-cell table:formula="of:=[levels_parameters.$G$2]*([.$A72]-1) + [levels_parameters.$F$2]" office:value-type="float" office:value="0" calcext:value-type="float">
            <text:p>0</text:p>
          </table:table-cell>
          <table:table-cell table:formula="of:=FLOOR([.$A72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levels_parameters.$B$2] + [levels_parameters.$C$2]*([.$A73]-1)+[levels_parameters.$A$2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levels_parameters.$I$2]*([.$A73]-1) + [levels_parameters.$H$2]+FLOOR([.$A73]/[levels_parameters.$J$2])" office:value-type="float" office:value="88" calcext:value-type="float">
            <text:p>88</text:p>
          </table:table-cell>
          <table:table-cell table:formula="of:=[levels_parameters.$E$2]*([.$A73]-1) + [levels_parameters.$D$2]" office:value-type="float" office:value="1570" calcext:value-type="float">
            <text:p>1570</text:p>
          </table:table-cell>
          <table:table-cell table:formula="of:=[levels_parameters.$G$2]*([.$A73]-1) + [levels_parameters.$F$2]" office:value-type="float" office:value="0" calcext:value-type="float">
            <text:p>0</text:p>
          </table:table-cell>
          <table:table-cell table:formula="of:=FLOOR([.$A73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levels_parameters.$B$2] + [levels_parameters.$C$2]*([.$A74]-1)+[levels_parameters.$A$2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levels_parameters.$I$2]*([.$A74]-1) + [levels_parameters.$H$2]+FLOOR([.$A74]/[levels_parameters.$J$2])" office:value-type="float" office:value="89" calcext:value-type="float">
            <text:p>89</text:p>
          </table:table-cell>
          <table:table-cell table:formula="of:=[levels_parameters.$E$2]*([.$A74]-1) + [levels_parameters.$D$2]" office:value-type="float" office:value="1590" calcext:value-type="float">
            <text:p>1590</text:p>
          </table:table-cell>
          <table:table-cell table:formula="of:=[levels_parameters.$G$2]*([.$A74]-1) + [levels_parameters.$F$2]" office:value-type="float" office:value="0" calcext:value-type="float">
            <text:p>0</text:p>
          </table:table-cell>
          <table:table-cell table:formula="of:=FLOOR([.$A74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levels_parameters.$B$2] + [levels_parameters.$C$2]*([.$A75]-1)+[levels_parameters.$A$2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levels_parameters.$I$2]*([.$A75]-1) + [levels_parameters.$H$2]+FLOOR([.$A75]/[levels_parameters.$J$2])" office:value-type="float" office:value="90" calcext:value-type="float">
            <text:p>90</text:p>
          </table:table-cell>
          <table:table-cell table:formula="of:=[levels_parameters.$E$2]*([.$A75]-1) + [levels_parameters.$D$2]" office:value-type="float" office:value="1610" calcext:value-type="float">
            <text:p>1610</text:p>
          </table:table-cell>
          <table:table-cell table:formula="of:=[levels_parameters.$G$2]*([.$A75]-1) + [levels_parameters.$F$2]" office:value-type="float" office:value="0" calcext:value-type="float">
            <text:p>0</text:p>
          </table:table-cell>
          <table:table-cell table:formula="of:=FLOOR([.$A75]/[levels_parameters.$K$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levels_parameters.$B$2] + [levels_parameters.$C$2]*([.$A76]-1)+[levels_parameters.$A$2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levels_parameters.$I$2]*([.$A76]-1) + [levels_parameters.$H$2]+FLOOR([.$A76]/[levels_parameters.$J$2])" office:value-type="float" office:value="92" calcext:value-type="float">
            <text:p>92</text:p>
          </table:table-cell>
          <table:table-cell table:formula="of:=[levels_parameters.$E$2]*([.$A76]-1) + [levels_parameters.$D$2]" office:value-type="float" office:value="1630" calcext:value-type="float">
            <text:p>1630</text:p>
          </table:table-cell>
          <table:table-cell table:formula="of:=[levels_parameters.$G$2]*([.$A76]-1) + [levels_parameters.$F$2]" office:value-type="float" office:value="0" calcext:value-type="float">
            <text:p>0</text:p>
          </table:table-cell>
          <table:table-cell table:formula="of:=FLOOR([.$A76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levels_parameters.$B$2] + [levels_parameters.$C$2]*([.$A77]-1)+[levels_parameters.$A$2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levels_parameters.$I$2]*([.$A77]-1) + [levels_parameters.$H$2]+FLOOR([.$A77]/[levels_parameters.$J$2])" office:value-type="float" office:value="93" calcext:value-type="float">
            <text:p>93</text:p>
          </table:table-cell>
          <table:table-cell table:formula="of:=[levels_parameters.$E$2]*([.$A77]-1) + [levels_parameters.$D$2]" office:value-type="float" office:value="1650" calcext:value-type="float">
            <text:p>1650</text:p>
          </table:table-cell>
          <table:table-cell table:formula="of:=[levels_parameters.$G$2]*([.$A77]-1) + [levels_parameters.$F$2]" office:value-type="float" office:value="0" calcext:value-type="float">
            <text:p>0</text:p>
          </table:table-cell>
          <table:table-cell table:formula="of:=FLOOR([.$A77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levels_parameters.$B$2] + [levels_parameters.$C$2]*([.$A78]-1)+[levels_parameters.$A$2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levels_parameters.$I$2]*([.$A78]-1) + [levels_parameters.$H$2]+FLOOR([.$A78]/[levels_parameters.$J$2])" office:value-type="float" office:value="94" calcext:value-type="float">
            <text:p>94</text:p>
          </table:table-cell>
          <table:table-cell table:formula="of:=[levels_parameters.$E$2]*([.$A78]-1) + [levels_parameters.$D$2]" office:value-type="float" office:value="1670" calcext:value-type="float">
            <text:p>1670</text:p>
          </table:table-cell>
          <table:table-cell table:formula="of:=[levels_parameters.$G$2]*([.$A78]-1) + [levels_parameters.$F$2]" office:value-type="float" office:value="0" calcext:value-type="float">
            <text:p>0</text:p>
          </table:table-cell>
          <table:table-cell table:formula="of:=FLOOR([.$A78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levels_parameters.$B$2] + [levels_parameters.$C$2]*([.$A79]-1)+[levels_parameters.$A$2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levels_parameters.$I$2]*([.$A79]-1) + [levels_parameters.$H$2]+FLOOR([.$A79]/[levels_parameters.$J$2])" office:value-type="float" office:value="95" calcext:value-type="float">
            <text:p>95</text:p>
          </table:table-cell>
          <table:table-cell table:formula="of:=[levels_parameters.$E$2]*([.$A79]-1) + [levels_parameters.$D$2]" office:value-type="float" office:value="1690" calcext:value-type="float">
            <text:p>1690</text:p>
          </table:table-cell>
          <table:table-cell table:formula="of:=[levels_parameters.$G$2]*([.$A79]-1) + [levels_parameters.$F$2]" office:value-type="float" office:value="0" calcext:value-type="float">
            <text:p>0</text:p>
          </table:table-cell>
          <table:table-cell table:formula="of:=FLOOR([.$A79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levels_parameters.$B$2] + [levels_parameters.$C$2]*([.$A80]-1)+[levels_parameters.$A$2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levels_parameters.$I$2]*([.$A80]-1) + [levels_parameters.$H$2]+FLOOR([.$A80]/[levels_parameters.$J$2])" office:value-type="float" office:value="96" calcext:value-type="float">
            <text:p>96</text:p>
          </table:table-cell>
          <table:table-cell table:formula="of:=[levels_parameters.$E$2]*([.$A80]-1) + [levels_parameters.$D$2]" office:value-type="float" office:value="1710" calcext:value-type="float">
            <text:p>1710</text:p>
          </table:table-cell>
          <table:table-cell table:formula="of:=[levels_parameters.$G$2]*([.$A80]-1) + [levels_parameters.$F$2]" office:value-type="float" office:value="0" calcext:value-type="float">
            <text:p>0</text:p>
          </table:table-cell>
          <table:table-cell table:formula="of:=FLOOR([.$A80]/[levels_parameters.$K$2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levels_parameters.$B$2] + [levels_parameters.$C$2]*([.$A81]-1)+[levels_parameters.$A$2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levels_parameters.$I$2]*([.$A81]-1) + [levels_parameters.$H$2]+FLOOR([.$A81]/[levels_parameters.$J$2])" office:value-type="float" office:value="98" calcext:value-type="float">
            <text:p>98</text:p>
          </table:table-cell>
          <table:table-cell table:formula="of:=[levels_parameters.$E$2]*([.$A81]-1) + [levels_parameters.$D$2]" office:value-type="float" office:value="1730" calcext:value-type="float">
            <text:p>1730</text:p>
          </table:table-cell>
          <table:table-cell table:formula="of:=[levels_parameters.$G$2]*([.$A81]-1) + [levels_parameters.$F$2]" office:value-type="float" office:value="0" calcext:value-type="float">
            <text:p>0</text:p>
          </table:table-cell>
          <table:table-cell table:formula="of:=FLOOR([.$A81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levels_parameters.$B$2] + [levels_parameters.$C$2]*([.$A82]-1)+[levels_parameters.$A$2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levels_parameters.$I$2]*([.$A82]-1) + [levels_parameters.$H$2]+FLOOR([.$A82]/[levels_parameters.$J$2])" office:value-type="float" office:value="99" calcext:value-type="float">
            <text:p>99</text:p>
          </table:table-cell>
          <table:table-cell table:formula="of:=[levels_parameters.$E$2]*([.$A82]-1) + [levels_parameters.$D$2]" office:value-type="float" office:value="1750" calcext:value-type="float">
            <text:p>1750</text:p>
          </table:table-cell>
          <table:table-cell table:formula="of:=[levels_parameters.$G$2]*([.$A82]-1) + [levels_parameters.$F$2]" office:value-type="float" office:value="0" calcext:value-type="float">
            <text:p>0</text:p>
          </table:table-cell>
          <table:table-cell table:formula="of:=FLOOR([.$A82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levels_parameters.$B$2] + [levels_parameters.$C$2]*([.$A83]-1)+[levels_parameters.$A$2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levels_parameters.$I$2]*([.$A83]-1) + [levels_parameters.$H$2]+FLOOR([.$A83]/[levels_parameters.$J$2])" office:value-type="float" office:value="100" calcext:value-type="float">
            <text:p>100</text:p>
          </table:table-cell>
          <table:table-cell table:formula="of:=[levels_parameters.$E$2]*([.$A83]-1) + [levels_parameters.$D$2]" office:value-type="float" office:value="1770" calcext:value-type="float">
            <text:p>1770</text:p>
          </table:table-cell>
          <table:table-cell table:formula="of:=[levels_parameters.$G$2]*([.$A83]-1) + [levels_parameters.$F$2]" office:value-type="float" office:value="0" calcext:value-type="float">
            <text:p>0</text:p>
          </table:table-cell>
          <table:table-cell table:formula="of:=FLOOR([.$A83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levels_parameters.$B$2] + [levels_parameters.$C$2]*([.$A84]-1)+[levels_parameters.$A$2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levels_parameters.$I$2]*([.$A84]-1) + [levels_parameters.$H$2]+FLOOR([.$A84]/[levels_parameters.$J$2])" office:value-type="float" office:value="101" calcext:value-type="float">
            <text:p>101</text:p>
          </table:table-cell>
          <table:table-cell table:formula="of:=[levels_parameters.$E$2]*([.$A84]-1) + [levels_parameters.$D$2]" office:value-type="float" office:value="1790" calcext:value-type="float">
            <text:p>1790</text:p>
          </table:table-cell>
          <table:table-cell table:formula="of:=[levels_parameters.$G$2]*([.$A84]-1) + [levels_parameters.$F$2]" office:value-type="float" office:value="0" calcext:value-type="float">
            <text:p>0</text:p>
          </table:table-cell>
          <table:table-cell table:formula="of:=FLOOR([.$A84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levels_parameters.$B$2] + [levels_parameters.$C$2]*([.$A85]-1)+[levels_parameters.$A$2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levels_parameters.$I$2]*([.$A85]-1) + [levels_parameters.$H$2]+FLOOR([.$A85]/[levels_parameters.$J$2])" office:value-type="float" office:value="102" calcext:value-type="float">
            <text:p>102</text:p>
          </table:table-cell>
          <table:table-cell table:formula="of:=[levels_parameters.$E$2]*([.$A85]-1) + [levels_parameters.$D$2]" office:value-type="float" office:value="1810" calcext:value-type="float">
            <text:p>1810</text:p>
          </table:table-cell>
          <table:table-cell table:formula="of:=[levels_parameters.$G$2]*([.$A85]-1) + [levels_parameters.$F$2]" office:value-type="float" office:value="0" calcext:value-type="float">
            <text:p>0</text:p>
          </table:table-cell>
          <table:table-cell table:formula="of:=FLOOR([.$A85]/[levels_parameters.$K$2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levels_parameters.$B$2] + [levels_parameters.$C$2]*([.$A86]-1)+[levels_parameters.$A$2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levels_parameters.$I$2]*([.$A86]-1) + [levels_parameters.$H$2]+FLOOR([.$A86]/[levels_parameters.$J$2])" office:value-type="float" office:value="104" calcext:value-type="float">
            <text:p>104</text:p>
          </table:table-cell>
          <table:table-cell table:formula="of:=[levels_parameters.$E$2]*([.$A86]-1) + [levels_parameters.$D$2]" office:value-type="float" office:value="1830" calcext:value-type="float">
            <text:p>1830</text:p>
          </table:table-cell>
          <table:table-cell table:formula="of:=[levels_parameters.$G$2]*([.$A86]-1) + [levels_parameters.$F$2]" office:value-type="float" office:value="0" calcext:value-type="float">
            <text:p>0</text:p>
          </table:table-cell>
          <table:table-cell table:formula="of:=FLOOR([.$A86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levels_parameters.$B$2] + [levels_parameters.$C$2]*([.$A87]-1)+[levels_parameters.$A$2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levels_parameters.$I$2]*([.$A87]-1) + [levels_parameters.$H$2]+FLOOR([.$A87]/[levels_parameters.$J$2])" office:value-type="float" office:value="105" calcext:value-type="float">
            <text:p>105</text:p>
          </table:table-cell>
          <table:table-cell table:formula="of:=[levels_parameters.$E$2]*([.$A87]-1) + [levels_parameters.$D$2]" office:value-type="float" office:value="1850" calcext:value-type="float">
            <text:p>1850</text:p>
          </table:table-cell>
          <table:table-cell table:formula="of:=[levels_parameters.$G$2]*([.$A87]-1) + [levels_parameters.$F$2]" office:value-type="float" office:value="0" calcext:value-type="float">
            <text:p>0</text:p>
          </table:table-cell>
          <table:table-cell table:formula="of:=FLOOR([.$A87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levels_parameters.$B$2] + [levels_parameters.$C$2]*([.$A88]-1)+[levels_parameters.$A$2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levels_parameters.$I$2]*([.$A88]-1) + [levels_parameters.$H$2]+FLOOR([.$A88]/[levels_parameters.$J$2])" office:value-type="float" office:value="106" calcext:value-type="float">
            <text:p>106</text:p>
          </table:table-cell>
          <table:table-cell table:formula="of:=[levels_parameters.$E$2]*([.$A88]-1) + [levels_parameters.$D$2]" office:value-type="float" office:value="1870" calcext:value-type="float">
            <text:p>1870</text:p>
          </table:table-cell>
          <table:table-cell table:formula="of:=[levels_parameters.$G$2]*([.$A88]-1) + [levels_parameters.$F$2]" office:value-type="float" office:value="0" calcext:value-type="float">
            <text:p>0</text:p>
          </table:table-cell>
          <table:table-cell table:formula="of:=FLOOR([.$A88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levels_parameters.$B$2] + [levels_parameters.$C$2]*([.$A89]-1)+[levels_parameters.$A$2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levels_parameters.$I$2]*([.$A89]-1) + [levels_parameters.$H$2]+FLOOR([.$A89]/[levels_parameters.$J$2])" office:value-type="float" office:value="107" calcext:value-type="float">
            <text:p>107</text:p>
          </table:table-cell>
          <table:table-cell table:formula="of:=[levels_parameters.$E$2]*([.$A89]-1) + [levels_parameters.$D$2]" office:value-type="float" office:value="1890" calcext:value-type="float">
            <text:p>1890</text:p>
          </table:table-cell>
          <table:table-cell table:formula="of:=[levels_parameters.$G$2]*([.$A89]-1) + [levels_parameters.$F$2]" office:value-type="float" office:value="0" calcext:value-type="float">
            <text:p>0</text:p>
          </table:table-cell>
          <table:table-cell table:formula="of:=FLOOR([.$A89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levels_parameters.$B$2] + [levels_parameters.$C$2]*([.$A90]-1)+[levels_parameters.$A$2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levels_parameters.$I$2]*([.$A90]-1) + [levels_parameters.$H$2]+FLOOR([.$A90]/[levels_parameters.$J$2])" office:value-type="float" office:value="108" calcext:value-type="float">
            <text:p>108</text:p>
          </table:table-cell>
          <table:table-cell table:formula="of:=[levels_parameters.$E$2]*([.$A90]-1) + [levels_parameters.$D$2]" office:value-type="float" office:value="1910" calcext:value-type="float">
            <text:p>1910</text:p>
          </table:table-cell>
          <table:table-cell table:formula="of:=[levels_parameters.$G$2]*([.$A90]-1) + [levels_parameters.$F$2]" office:value-type="float" office:value="0" calcext:value-type="float">
            <text:p>0</text:p>
          </table:table-cell>
          <table:table-cell table:formula="of:=FLOOR([.$A90]/[levels_parameters.$K$2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levels_parameters.$B$2] + [levels_parameters.$C$2]*([.$A91]-1)+[levels_parameters.$A$2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levels_parameters.$I$2]*([.$A91]-1) + [levels_parameters.$H$2]+FLOOR([.$A91]/[levels_parameters.$J$2])" office:value-type="float" office:value="110" calcext:value-type="float">
            <text:p>110</text:p>
          </table:table-cell>
          <table:table-cell table:formula="of:=[levels_parameters.$E$2]*([.$A91]-1) + [levels_parameters.$D$2]" office:value-type="float" office:value="1930" calcext:value-type="float">
            <text:p>1930</text:p>
          </table:table-cell>
          <table:table-cell table:formula="of:=[levels_parameters.$G$2]*([.$A91]-1) + [levels_parameters.$F$2]" office:value-type="float" office:value="0" calcext:value-type="float">
            <text:p>0</text:p>
          </table:table-cell>
          <table:table-cell table:formula="of:=FLOOR([.$A91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levels_parameters.$B$2] + [levels_parameters.$C$2]*([.$A92]-1)+[levels_parameters.$A$2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levels_parameters.$I$2]*([.$A92]-1) + [levels_parameters.$H$2]+FLOOR([.$A92]/[levels_parameters.$J$2])" office:value-type="float" office:value="111" calcext:value-type="float">
            <text:p>111</text:p>
          </table:table-cell>
          <table:table-cell table:formula="of:=[levels_parameters.$E$2]*([.$A92]-1) + [levels_parameters.$D$2]" office:value-type="float" office:value="1950" calcext:value-type="float">
            <text:p>1950</text:p>
          </table:table-cell>
          <table:table-cell table:formula="of:=[levels_parameters.$G$2]*([.$A92]-1) + [levels_parameters.$F$2]" office:value-type="float" office:value="0" calcext:value-type="float">
            <text:p>0</text:p>
          </table:table-cell>
          <table:table-cell table:formula="of:=FLOOR([.$A92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levels_parameters.$B$2] + [levels_parameters.$C$2]*([.$A93]-1)+[levels_parameters.$A$2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levels_parameters.$I$2]*([.$A93]-1) + [levels_parameters.$H$2]+FLOOR([.$A93]/[levels_parameters.$J$2])" office:value-type="float" office:value="112" calcext:value-type="float">
            <text:p>112</text:p>
          </table:table-cell>
          <table:table-cell table:formula="of:=[levels_parameters.$E$2]*([.$A93]-1) + [levels_parameters.$D$2]" office:value-type="float" office:value="1970" calcext:value-type="float">
            <text:p>1970</text:p>
          </table:table-cell>
          <table:table-cell table:formula="of:=[levels_parameters.$G$2]*([.$A93]-1) + [levels_parameters.$F$2]" office:value-type="float" office:value="0" calcext:value-type="float">
            <text:p>0</text:p>
          </table:table-cell>
          <table:table-cell table:formula="of:=FLOOR([.$A93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levels_parameters.$B$2] + [levels_parameters.$C$2]*([.$A94]-1)+[levels_parameters.$A$2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levels_parameters.$I$2]*([.$A94]-1) + [levels_parameters.$H$2]+FLOOR([.$A94]/[levels_parameters.$J$2])" office:value-type="float" office:value="113" calcext:value-type="float">
            <text:p>113</text:p>
          </table:table-cell>
          <table:table-cell table:formula="of:=[levels_parameters.$E$2]*([.$A94]-1) + [levels_parameters.$D$2]" office:value-type="float" office:value="1990" calcext:value-type="float">
            <text:p>1990</text:p>
          </table:table-cell>
          <table:table-cell table:formula="of:=[levels_parameters.$G$2]*([.$A94]-1) + [levels_parameters.$F$2]" office:value-type="float" office:value="0" calcext:value-type="float">
            <text:p>0</text:p>
          </table:table-cell>
          <table:table-cell table:formula="of:=FLOOR([.$A94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levels_parameters.$B$2] + [levels_parameters.$C$2]*([.$A95]-1)+[levels_parameters.$A$2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levels_parameters.$I$2]*([.$A95]-1) + [levels_parameters.$H$2]+FLOOR([.$A95]/[levels_parameters.$J$2])" office:value-type="float" office:value="114" calcext:value-type="float">
            <text:p>114</text:p>
          </table:table-cell>
          <table:table-cell table:formula="of:=[levels_parameters.$E$2]*([.$A95]-1) + [levels_parameters.$D$2]" office:value-type="float" office:value="2010" calcext:value-type="float">
            <text:p>2010</text:p>
          </table:table-cell>
          <table:table-cell table:formula="of:=[levels_parameters.$G$2]*([.$A95]-1) + [levels_parameters.$F$2]" office:value-type="float" office:value="0" calcext:value-type="float">
            <text:p>0</text:p>
          </table:table-cell>
          <table:table-cell table:formula="of:=FLOOR([.$A95]/[levels_parameters.$K$2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levels_parameters.$B$2] + [levels_parameters.$C$2]*([.$A96]-1)+[levels_parameters.$A$2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levels_parameters.$I$2]*([.$A96]-1) + [levels_parameters.$H$2]+FLOOR([.$A96]/[levels_parameters.$J$2])" office:value-type="float" office:value="116" calcext:value-type="float">
            <text:p>116</text:p>
          </table:table-cell>
          <table:table-cell table:formula="of:=[levels_parameters.$E$2]*([.$A96]-1) + [levels_parameters.$D$2]" office:value-type="float" office:value="2030" calcext:value-type="float">
            <text:p>2030</text:p>
          </table:table-cell>
          <table:table-cell table:formula="of:=[levels_parameters.$G$2]*([.$A96]-1) + [levels_parameters.$F$2]" office:value-type="float" office:value="0" calcext:value-type="float">
            <text:p>0</text:p>
          </table:table-cell>
          <table:table-cell table:formula="of:=FLOOR([.$A96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levels_parameters.$B$2] + [levels_parameters.$C$2]*([.$A97]-1)+[levels_parameters.$A$2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levels_parameters.$I$2]*([.$A97]-1) + [levels_parameters.$H$2]+FLOOR([.$A97]/[levels_parameters.$J$2])" office:value-type="float" office:value="117" calcext:value-type="float">
            <text:p>117</text:p>
          </table:table-cell>
          <table:table-cell table:formula="of:=[levels_parameters.$E$2]*([.$A97]-1) + [levels_parameters.$D$2]" office:value-type="float" office:value="2050" calcext:value-type="float">
            <text:p>2050</text:p>
          </table:table-cell>
          <table:table-cell table:formula="of:=[levels_parameters.$G$2]*([.$A97]-1) + [levels_parameters.$F$2]" office:value-type="float" office:value="0" calcext:value-type="float">
            <text:p>0</text:p>
          </table:table-cell>
          <table:table-cell table:formula="of:=FLOOR([.$A97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levels_parameters.$B$2] + [levels_parameters.$C$2]*([.$A98]-1)+[levels_parameters.$A$2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levels_parameters.$I$2]*([.$A98]-1) + [levels_parameters.$H$2]+FLOOR([.$A98]/[levels_parameters.$J$2])" office:value-type="float" office:value="118" calcext:value-type="float">
            <text:p>118</text:p>
          </table:table-cell>
          <table:table-cell table:formula="of:=[levels_parameters.$E$2]*([.$A98]-1) + [levels_parameters.$D$2]" office:value-type="float" office:value="2070" calcext:value-type="float">
            <text:p>2070</text:p>
          </table:table-cell>
          <table:table-cell table:formula="of:=[levels_parameters.$G$2]*([.$A98]-1) + [levels_parameters.$F$2]" office:value-type="float" office:value="0" calcext:value-type="float">
            <text:p>0</text:p>
          </table:table-cell>
          <table:table-cell table:formula="of:=FLOOR([.$A98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levels_parameters.$B$2] + [levels_parameters.$C$2]*([.$A99]-1)+[levels_parameters.$A$2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levels_parameters.$I$2]*([.$A99]-1) + [levels_parameters.$H$2]+FLOOR([.$A99]/[levels_parameters.$J$2])" office:value-type="float" office:value="119" calcext:value-type="float">
            <text:p>119</text:p>
          </table:table-cell>
          <table:table-cell table:formula="of:=[levels_parameters.$E$2]*([.$A99]-1) + [levels_parameters.$D$2]" office:value-type="float" office:value="2090" calcext:value-type="float">
            <text:p>2090</text:p>
          </table:table-cell>
          <table:table-cell table:formula="of:=[levels_parameters.$G$2]*([.$A99]-1) + [levels_parameters.$F$2]" office:value-type="float" office:value="0" calcext:value-type="float">
            <text:p>0</text:p>
          </table:table-cell>
          <table:table-cell table:formula="of:=FLOOR([.$A99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levels_parameters.$B$2] + [levels_parameters.$C$2]*([.$A100]-1)+[levels_parameters.$A$2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levels_parameters.$I$2]*([.$A100]-1) + [levels_parameters.$H$2]+FLOOR([.$A100]/[levels_parameters.$J$2])" office:value-type="float" office:value="120" calcext:value-type="float">
            <text:p>120</text:p>
          </table:table-cell>
          <table:table-cell table:formula="of:=[levels_parameters.$E$2]*([.$A100]-1) + [levels_parameters.$D$2]" office:value-type="float" office:value="2110" calcext:value-type="float">
            <text:p>2110</text:p>
          </table:table-cell>
          <table:table-cell table:formula="of:=[levels_parameters.$G$2]*([.$A100]-1) + [levels_parameters.$F$2]" office:value-type="float" office:value="0" calcext:value-type="float">
            <text:p>0</text:p>
          </table:table-cell>
          <table:table-cell table:formula="of:=FLOOR([.$A100]/[levels_parameters.$K$2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levels_parameters.$B$2] + [levels_parameters.$C$2]*([.$A101]-1)+[levels_parameters.$A$2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levels_parameters.$I$2]*([.$A101]-1) + [levels_parameters.$H$2]+FLOOR([.$A101]/[levels_parameters.$J$2])" office:value-type="float" office:value="122" calcext:value-type="float">
            <text:p>122</text:p>
          </table:table-cell>
          <table:table-cell table:formula="of:=[levels_parameters.$E$2]*([.$A101]-1) + [levels_parameters.$D$2]" office:value-type="float" office:value="2130" calcext:value-type="float">
            <text:p>2130</text:p>
          </table:table-cell>
          <table:table-cell table:formula="of:=[levels_parameters.$G$2]*([.$A101]-1) + [levels_parameters.$F$2]" office:value-type="float" office:value="0" calcext:value-type="float">
            <text:p>0</text:p>
          </table:table-cell>
          <table:table-cell table:formula="of:=FLOOR([.$A101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levels_parameters.$B$2] + [levels_parameters.$C$2]*([.$A102]-1)+[levels_parameters.$A$2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levels_parameters.$I$2]*([.$A102]-1) + [levels_parameters.$H$2]+FLOOR([.$A102]/[levels_parameters.$J$2])" office:value-type="float" office:value="123" calcext:value-type="float">
            <text:p>123</text:p>
          </table:table-cell>
          <table:table-cell table:formula="of:=[levels_parameters.$E$2]*([.$A102]-1) + [levels_parameters.$D$2]" office:value-type="float" office:value="2150" calcext:value-type="float">
            <text:p>2150</text:p>
          </table:table-cell>
          <table:table-cell table:formula="of:=[levels_parameters.$G$2]*([.$A102]-1) + [levels_parameters.$F$2]" office:value-type="float" office:value="0" calcext:value-type="float">
            <text:p>0</text:p>
          </table:table-cell>
          <table:table-cell table:formula="of:=FLOOR([.$A102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levels_parameters.$B$2] + [levels_parameters.$C$2]*([.$A103]-1)+[levels_parameters.$A$2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levels_parameters.$I$2]*([.$A103]-1) + [levels_parameters.$H$2]+FLOOR([.$A103]/[levels_parameters.$J$2])" office:value-type="float" office:value="124" calcext:value-type="float">
            <text:p>124</text:p>
          </table:table-cell>
          <table:table-cell table:formula="of:=[levels_parameters.$E$2]*([.$A103]-1) + [levels_parameters.$D$2]" office:value-type="float" office:value="2170" calcext:value-type="float">
            <text:p>2170</text:p>
          </table:table-cell>
          <table:table-cell table:formula="of:=[levels_parameters.$G$2]*([.$A103]-1) + [levels_parameters.$F$2]" office:value-type="float" office:value="0" calcext:value-type="float">
            <text:p>0</text:p>
          </table:table-cell>
          <table:table-cell table:formula="of:=FLOOR([.$A103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levels_parameters.$B$2] + [levels_parameters.$C$2]*([.$A104]-1)+[levels_parameters.$A$2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levels_parameters.$I$2]*([.$A104]-1) + [levels_parameters.$H$2]+FLOOR([.$A104]/[levels_parameters.$J$2])" office:value-type="float" office:value="125" calcext:value-type="float">
            <text:p>125</text:p>
          </table:table-cell>
          <table:table-cell table:formula="of:=[levels_parameters.$E$2]*([.$A104]-1) + [levels_parameters.$D$2]" office:value-type="float" office:value="2190" calcext:value-type="float">
            <text:p>2190</text:p>
          </table:table-cell>
          <table:table-cell table:formula="of:=[levels_parameters.$G$2]*([.$A104]-1) + [levels_parameters.$F$2]" office:value-type="float" office:value="0" calcext:value-type="float">
            <text:p>0</text:p>
          </table:table-cell>
          <table:table-cell table:formula="of:=FLOOR([.$A104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levels_parameters.$B$2] + [levels_parameters.$C$2]*([.$A105]-1)+[levels_parameters.$A$2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levels_parameters.$I$2]*([.$A105]-1) + [levels_parameters.$H$2]+FLOOR([.$A105]/[levels_parameters.$J$2])" office:value-type="float" office:value="126" calcext:value-type="float">
            <text:p>126</text:p>
          </table:table-cell>
          <table:table-cell table:formula="of:=[levels_parameters.$E$2]*([.$A105]-1) + [levels_parameters.$D$2]" office:value-type="float" office:value="2210" calcext:value-type="float">
            <text:p>2210</text:p>
          </table:table-cell>
          <table:table-cell table:formula="of:=[levels_parameters.$G$2]*([.$A105]-1) + [levels_parameters.$F$2]" office:value-type="float" office:value="0" calcext:value-type="float">
            <text:p>0</text:p>
          </table:table-cell>
          <table:table-cell table:formula="of:=FLOOR([.$A105]/[levels_parameters.$K$2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levels_parameters.$B$2] + [levels_parameters.$C$2]*([.$A106]-1)+[levels_parameters.$A$2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levels_parameters.$I$2]*([.$A106]-1) + [levels_parameters.$H$2]+FLOOR([.$A106]/[levels_parameters.$J$2])" office:value-type="float" office:value="128" calcext:value-type="float">
            <text:p>128</text:p>
          </table:table-cell>
          <table:table-cell table:formula="of:=[levels_parameters.$E$2]*([.$A106]-1) + [levels_parameters.$D$2]" office:value-type="float" office:value="2230" calcext:value-type="float">
            <text:p>2230</text:p>
          </table:table-cell>
          <table:table-cell table:formula="of:=[levels_parameters.$G$2]*([.$A106]-1) + [levels_parameters.$F$2]" office:value-type="float" office:value="0" calcext:value-type="float">
            <text:p>0</text:p>
          </table:table-cell>
          <table:table-cell table:formula="of:=FLOOR([.$A106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levels_parameters.$B$2] + [levels_parameters.$C$2]*([.$A107]-1)+[levels_parameters.$A$2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levels_parameters.$I$2]*([.$A107]-1) + [levels_parameters.$H$2]+FLOOR([.$A107]/[levels_parameters.$J$2])" office:value-type="float" office:value="129" calcext:value-type="float">
            <text:p>129</text:p>
          </table:table-cell>
          <table:table-cell table:formula="of:=[levels_parameters.$E$2]*([.$A107]-1) + [levels_parameters.$D$2]" office:value-type="float" office:value="2250" calcext:value-type="float">
            <text:p>2250</text:p>
          </table:table-cell>
          <table:table-cell table:formula="of:=[levels_parameters.$G$2]*([.$A107]-1) + [levels_parameters.$F$2]" office:value-type="float" office:value="0" calcext:value-type="float">
            <text:p>0</text:p>
          </table:table-cell>
          <table:table-cell table:formula="of:=FLOOR([.$A107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levels_parameters.$B$2] + [levels_parameters.$C$2]*([.$A108]-1)+[levels_parameters.$A$2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levels_parameters.$I$2]*([.$A108]-1) + [levels_parameters.$H$2]+FLOOR([.$A108]/[levels_parameters.$J$2])" office:value-type="float" office:value="130" calcext:value-type="float">
            <text:p>130</text:p>
          </table:table-cell>
          <table:table-cell table:formula="of:=[levels_parameters.$E$2]*([.$A108]-1) + [levels_parameters.$D$2]" office:value-type="float" office:value="2270" calcext:value-type="float">
            <text:p>2270</text:p>
          </table:table-cell>
          <table:table-cell table:formula="of:=[levels_parameters.$G$2]*([.$A108]-1) + [levels_parameters.$F$2]" office:value-type="float" office:value="0" calcext:value-type="float">
            <text:p>0</text:p>
          </table:table-cell>
          <table:table-cell table:formula="of:=FLOOR([.$A108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levels_parameters.$B$2] + [levels_parameters.$C$2]*([.$A109]-1)+[levels_parameters.$A$2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levels_parameters.$I$2]*([.$A109]-1) + [levels_parameters.$H$2]+FLOOR([.$A109]/[levels_parameters.$J$2])" office:value-type="float" office:value="131" calcext:value-type="float">
            <text:p>131</text:p>
          </table:table-cell>
          <table:table-cell table:formula="of:=[levels_parameters.$E$2]*([.$A109]-1) + [levels_parameters.$D$2]" office:value-type="float" office:value="2290" calcext:value-type="float">
            <text:p>2290</text:p>
          </table:table-cell>
          <table:table-cell table:formula="of:=[levels_parameters.$G$2]*([.$A109]-1) + [levels_parameters.$F$2]" office:value-type="float" office:value="0" calcext:value-type="float">
            <text:p>0</text:p>
          </table:table-cell>
          <table:table-cell table:formula="of:=FLOOR([.$A109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levels_parameters.$B$2] + [levels_parameters.$C$2]*([.$A110]-1)+[levels_parameters.$A$2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levels_parameters.$I$2]*([.$A110]-1) + [levels_parameters.$H$2]+FLOOR([.$A110]/[levels_parameters.$J$2])" office:value-type="float" office:value="132" calcext:value-type="float">
            <text:p>132</text:p>
          </table:table-cell>
          <table:table-cell table:formula="of:=[levels_parameters.$E$2]*([.$A110]-1) + [levels_parameters.$D$2]" office:value-type="float" office:value="2310" calcext:value-type="float">
            <text:p>2310</text:p>
          </table:table-cell>
          <table:table-cell table:formula="of:=[levels_parameters.$G$2]*([.$A110]-1) + [levels_parameters.$F$2]" office:value-type="float" office:value="0" calcext:value-type="float">
            <text:p>0</text:p>
          </table:table-cell>
          <table:table-cell table:formula="of:=FLOOR([.$A110]/[levels_parameters.$K$2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levels_parameters.$B$2] + [levels_parameters.$C$2]*([.$A111]-1)+[levels_parameters.$A$2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levels_parameters.$I$2]*([.$A111]-1) + [levels_parameters.$H$2]+FLOOR([.$A111]/[levels_parameters.$J$2])" office:value-type="float" office:value="134" calcext:value-type="float">
            <text:p>134</text:p>
          </table:table-cell>
          <table:table-cell table:formula="of:=[levels_parameters.$E$2]*([.$A111]-1) + [levels_parameters.$D$2]" office:value-type="float" office:value="2330" calcext:value-type="float">
            <text:p>2330</text:p>
          </table:table-cell>
          <table:table-cell table:formula="of:=[levels_parameters.$G$2]*([.$A111]-1) + [levels_parameters.$F$2]" office:value-type="float" office:value="0" calcext:value-type="float">
            <text:p>0</text:p>
          </table:table-cell>
          <table:table-cell table:formula="of:=FLOOR([.$A111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levels_parameters.$B$2] + [levels_parameters.$C$2]*([.$A112]-1)+[levels_parameters.$A$2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levels_parameters.$I$2]*([.$A112]-1) + [levels_parameters.$H$2]+FLOOR([.$A112]/[levels_parameters.$J$2])" office:value-type="float" office:value="135" calcext:value-type="float">
            <text:p>135</text:p>
          </table:table-cell>
          <table:table-cell table:formula="of:=[levels_parameters.$E$2]*([.$A112]-1) + [levels_parameters.$D$2]" office:value-type="float" office:value="2350" calcext:value-type="float">
            <text:p>2350</text:p>
          </table:table-cell>
          <table:table-cell table:formula="of:=[levels_parameters.$G$2]*([.$A112]-1) + [levels_parameters.$F$2]" office:value-type="float" office:value="0" calcext:value-type="float">
            <text:p>0</text:p>
          </table:table-cell>
          <table:table-cell table:formula="of:=FLOOR([.$A112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levels_parameters.$B$2] + [levels_parameters.$C$2]*([.$A113]-1)+[levels_parameters.$A$2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levels_parameters.$I$2]*([.$A113]-1) + [levels_parameters.$H$2]+FLOOR([.$A113]/[levels_parameters.$J$2])" office:value-type="float" office:value="136" calcext:value-type="float">
            <text:p>136</text:p>
          </table:table-cell>
          <table:table-cell table:formula="of:=[levels_parameters.$E$2]*([.$A113]-1) + [levels_parameters.$D$2]" office:value-type="float" office:value="2370" calcext:value-type="float">
            <text:p>2370</text:p>
          </table:table-cell>
          <table:table-cell table:formula="of:=[levels_parameters.$G$2]*([.$A113]-1) + [levels_parameters.$F$2]" office:value-type="float" office:value="0" calcext:value-type="float">
            <text:p>0</text:p>
          </table:table-cell>
          <table:table-cell table:formula="of:=FLOOR([.$A113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levels_parameters.$B$2] + [levels_parameters.$C$2]*([.$A114]-1)+[levels_parameters.$A$2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levels_parameters.$I$2]*([.$A114]-1) + [levels_parameters.$H$2]+FLOOR([.$A114]/[levels_parameters.$J$2])" office:value-type="float" office:value="137" calcext:value-type="float">
            <text:p>137</text:p>
          </table:table-cell>
          <table:table-cell table:formula="of:=[levels_parameters.$E$2]*([.$A114]-1) + [levels_parameters.$D$2]" office:value-type="float" office:value="2390" calcext:value-type="float">
            <text:p>2390</text:p>
          </table:table-cell>
          <table:table-cell table:formula="of:=[levels_parameters.$G$2]*([.$A114]-1) + [levels_parameters.$F$2]" office:value-type="float" office:value="0" calcext:value-type="float">
            <text:p>0</text:p>
          </table:table-cell>
          <table:table-cell table:formula="of:=FLOOR([.$A114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levels_parameters.$B$2] + [levels_parameters.$C$2]*([.$A115]-1)+[levels_parameters.$A$2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levels_parameters.$I$2]*([.$A115]-1) + [levels_parameters.$H$2]+FLOOR([.$A115]/[levels_parameters.$J$2])" office:value-type="float" office:value="138" calcext:value-type="float">
            <text:p>138</text:p>
          </table:table-cell>
          <table:table-cell table:formula="of:=[levels_parameters.$E$2]*([.$A115]-1) + [levels_parameters.$D$2]" office:value-type="float" office:value="2410" calcext:value-type="float">
            <text:p>2410</text:p>
          </table:table-cell>
          <table:table-cell table:formula="of:=[levels_parameters.$G$2]*([.$A115]-1) + [levels_parameters.$F$2]" office:value-type="float" office:value="0" calcext:value-type="float">
            <text:p>0</text:p>
          </table:table-cell>
          <table:table-cell table:formula="of:=FLOOR([.$A115]/[levels_parameters.$K$2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levels_parameters.$B$2] + [levels_parameters.$C$2]*([.$A116]-1)+[levels_parameters.$A$2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levels_parameters.$I$2]*([.$A116]-1) + [levels_parameters.$H$2]+FLOOR([.$A116]/[levels_parameters.$J$2])" office:value-type="float" office:value="140" calcext:value-type="float">
            <text:p>140</text:p>
          </table:table-cell>
          <table:table-cell table:formula="of:=[levels_parameters.$E$2]*([.$A116]-1) + [levels_parameters.$D$2]" office:value-type="float" office:value="2430" calcext:value-type="float">
            <text:p>2430</text:p>
          </table:table-cell>
          <table:table-cell table:formula="of:=[levels_parameters.$G$2]*([.$A116]-1) + [levels_parameters.$F$2]" office:value-type="float" office:value="0" calcext:value-type="float">
            <text:p>0</text:p>
          </table:table-cell>
          <table:table-cell table:formula="of:=FLOOR([.$A116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levels_parameters.$B$2] + [levels_parameters.$C$2]*([.$A117]-1)+[levels_parameters.$A$2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levels_parameters.$I$2]*([.$A117]-1) + [levels_parameters.$H$2]+FLOOR([.$A117]/[levels_parameters.$J$2])" office:value-type="float" office:value="141" calcext:value-type="float">
            <text:p>141</text:p>
          </table:table-cell>
          <table:table-cell table:formula="of:=[levels_parameters.$E$2]*([.$A117]-1) + [levels_parameters.$D$2]" office:value-type="float" office:value="2450" calcext:value-type="float">
            <text:p>2450</text:p>
          </table:table-cell>
          <table:table-cell table:formula="of:=[levels_parameters.$G$2]*([.$A117]-1) + [levels_parameters.$F$2]" office:value-type="float" office:value="0" calcext:value-type="float">
            <text:p>0</text:p>
          </table:table-cell>
          <table:table-cell table:formula="of:=FLOOR([.$A117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levels_parameters.$B$2] + [levels_parameters.$C$2]*([.$A118]-1)+[levels_parameters.$A$2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levels_parameters.$I$2]*([.$A118]-1) + [levels_parameters.$H$2]+FLOOR([.$A118]/[levels_parameters.$J$2])" office:value-type="float" office:value="142" calcext:value-type="float">
            <text:p>142</text:p>
          </table:table-cell>
          <table:table-cell table:formula="of:=[levels_parameters.$E$2]*([.$A118]-1) + [levels_parameters.$D$2]" office:value-type="float" office:value="2470" calcext:value-type="float">
            <text:p>2470</text:p>
          </table:table-cell>
          <table:table-cell table:formula="of:=[levels_parameters.$G$2]*([.$A118]-1) + [levels_parameters.$F$2]" office:value-type="float" office:value="0" calcext:value-type="float">
            <text:p>0</text:p>
          </table:table-cell>
          <table:table-cell table:formula="of:=FLOOR([.$A118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levels_parameters.$B$2] + [levels_parameters.$C$2]*([.$A119]-1)+[levels_parameters.$A$2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levels_parameters.$I$2]*([.$A119]-1) + [levels_parameters.$H$2]+FLOOR([.$A119]/[levels_parameters.$J$2])" office:value-type="float" office:value="143" calcext:value-type="float">
            <text:p>143</text:p>
          </table:table-cell>
          <table:table-cell table:formula="of:=[levels_parameters.$E$2]*([.$A119]-1) + [levels_parameters.$D$2]" office:value-type="float" office:value="2490" calcext:value-type="float">
            <text:p>2490</text:p>
          </table:table-cell>
          <table:table-cell table:formula="of:=[levels_parameters.$G$2]*([.$A119]-1) + [levels_parameters.$F$2]" office:value-type="float" office:value="0" calcext:value-type="float">
            <text:p>0</text:p>
          </table:table-cell>
          <table:table-cell table:formula="of:=FLOOR([.$A119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levels_parameters.$B$2] + [levels_parameters.$C$2]*([.$A120]-1)+[levels_parameters.$A$2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levels_parameters.$I$2]*([.$A120]-1) + [levels_parameters.$H$2]+FLOOR([.$A120]/[levels_parameters.$J$2])" office:value-type="float" office:value="144" calcext:value-type="float">
            <text:p>144</text:p>
          </table:table-cell>
          <table:table-cell table:formula="of:=[levels_parameters.$E$2]*([.$A120]-1) + [levels_parameters.$D$2]" office:value-type="float" office:value="2510" calcext:value-type="float">
            <text:p>2510</text:p>
          </table:table-cell>
          <table:table-cell table:formula="of:=[levels_parameters.$G$2]*([.$A120]-1) + [levels_parameters.$F$2]" office:value-type="float" office:value="0" calcext:value-type="float">
            <text:p>0</text:p>
          </table:table-cell>
          <table:table-cell table:formula="of:=FLOOR([.$A120]/[levels_parameters.$K$2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levels_parameters.$B$2] + [levels_parameters.$C$2]*([.$A121]-1)+[levels_parameters.$A$2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levels_parameters.$I$2]*([.$A121]-1) + [levels_parameters.$H$2]+FLOOR([.$A121]/[levels_parameters.$J$2])" office:value-type="float" office:value="146" calcext:value-type="float">
            <text:p>146</text:p>
          </table:table-cell>
          <table:table-cell table:formula="of:=[levels_parameters.$E$2]*([.$A121]-1) + [levels_parameters.$D$2]" office:value-type="float" office:value="2530" calcext:value-type="float">
            <text:p>2530</text:p>
          </table:table-cell>
          <table:table-cell table:formula="of:=[levels_parameters.$G$2]*([.$A121]-1) + [levels_parameters.$F$2]" office:value-type="float" office:value="0" calcext:value-type="float">
            <text:p>0</text:p>
          </table:table-cell>
          <table:table-cell table:formula="of:=FLOOR([.$A121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levels_parameters.$B$2] + [levels_parameters.$C$2]*([.$A122]-1)+[levels_parameters.$A$2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levels_parameters.$I$2]*([.$A122]-1) + [levels_parameters.$H$2]+FLOOR([.$A122]/[levels_parameters.$J$2])" office:value-type="float" office:value="147" calcext:value-type="float">
            <text:p>147</text:p>
          </table:table-cell>
          <table:table-cell table:formula="of:=[levels_parameters.$E$2]*([.$A122]-1) + [levels_parameters.$D$2]" office:value-type="float" office:value="2550" calcext:value-type="float">
            <text:p>2550</text:p>
          </table:table-cell>
          <table:table-cell table:formula="of:=[levels_parameters.$G$2]*([.$A122]-1) + [levels_parameters.$F$2]" office:value-type="float" office:value="0" calcext:value-type="float">
            <text:p>0</text:p>
          </table:table-cell>
          <table:table-cell table:formula="of:=FLOOR([.$A122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levels_parameters.$B$2] + [levels_parameters.$C$2]*([.$A123]-1)+[levels_parameters.$A$2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levels_parameters.$I$2]*([.$A123]-1) + [levels_parameters.$H$2]+FLOOR([.$A123]/[levels_parameters.$J$2])" office:value-type="float" office:value="148" calcext:value-type="float">
            <text:p>148</text:p>
          </table:table-cell>
          <table:table-cell table:formula="of:=[levels_parameters.$E$2]*([.$A123]-1) + [levels_parameters.$D$2]" office:value-type="float" office:value="2570" calcext:value-type="float">
            <text:p>2570</text:p>
          </table:table-cell>
          <table:table-cell table:formula="of:=[levels_parameters.$G$2]*([.$A123]-1) + [levels_parameters.$F$2]" office:value-type="float" office:value="0" calcext:value-type="float">
            <text:p>0</text:p>
          </table:table-cell>
          <table:table-cell table:formula="of:=FLOOR([.$A123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levels_parameters.$B$2] + [levels_parameters.$C$2]*([.$A124]-1)+[levels_parameters.$A$2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levels_parameters.$I$2]*([.$A124]-1) + [levels_parameters.$H$2]+FLOOR([.$A124]/[levels_parameters.$J$2])" office:value-type="float" office:value="149" calcext:value-type="float">
            <text:p>149</text:p>
          </table:table-cell>
          <table:table-cell table:formula="of:=[levels_parameters.$E$2]*([.$A124]-1) + [levels_parameters.$D$2]" office:value-type="float" office:value="2590" calcext:value-type="float">
            <text:p>2590</text:p>
          </table:table-cell>
          <table:table-cell table:formula="of:=[levels_parameters.$G$2]*([.$A124]-1) + [levels_parameters.$F$2]" office:value-type="float" office:value="0" calcext:value-type="float">
            <text:p>0</text:p>
          </table:table-cell>
          <table:table-cell table:formula="of:=FLOOR([.$A124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levels_parameters.$B$2] + [levels_parameters.$C$2]*([.$A125]-1)+[levels_parameters.$A$2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levels_parameters.$I$2]*([.$A125]-1) + [levels_parameters.$H$2]+FLOOR([.$A125]/[levels_parameters.$J$2])" office:value-type="float" office:value="150" calcext:value-type="float">
            <text:p>150</text:p>
          </table:table-cell>
          <table:table-cell table:formula="of:=[levels_parameters.$E$2]*([.$A125]-1) + [levels_parameters.$D$2]" office:value-type="float" office:value="2610" calcext:value-type="float">
            <text:p>2610</text:p>
          </table:table-cell>
          <table:table-cell table:formula="of:=[levels_parameters.$G$2]*([.$A125]-1) + [levels_parameters.$F$2]" office:value-type="float" office:value="0" calcext:value-type="float">
            <text:p>0</text:p>
          </table:table-cell>
          <table:table-cell table:formula="of:=FLOOR([.$A125]/[levels_parameters.$K$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levels_parameters.$B$2] + [levels_parameters.$C$2]*([.$A126]-1)+[levels_parameters.$A$2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levels_parameters.$I$2]*([.$A126]-1) + [levels_parameters.$H$2]+FLOOR([.$A126]/[levels_parameters.$J$2])" office:value-type="float" office:value="152" calcext:value-type="float">
            <text:p>152</text:p>
          </table:table-cell>
          <table:table-cell table:formula="of:=[levels_parameters.$E$2]*([.$A126]-1) + [levels_parameters.$D$2]" office:value-type="float" office:value="2630" calcext:value-type="float">
            <text:p>2630</text:p>
          </table:table-cell>
          <table:table-cell table:formula="of:=[levels_parameters.$G$2]*([.$A126]-1) + [levels_parameters.$F$2]" office:value-type="float" office:value="0" calcext:value-type="float">
            <text:p>0</text:p>
          </table:table-cell>
          <table:table-cell table:formula="of:=FLOOR([.$A126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levels_parameters.$B$2] + [levels_parameters.$C$2]*([.$A127]-1)+[levels_parameters.$A$2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levels_parameters.$I$2]*([.$A127]-1) + [levels_parameters.$H$2]+FLOOR([.$A127]/[levels_parameters.$J$2])" office:value-type="float" office:value="153" calcext:value-type="float">
            <text:p>153</text:p>
          </table:table-cell>
          <table:table-cell table:formula="of:=[levels_parameters.$E$2]*([.$A127]-1) + [levels_parameters.$D$2]" office:value-type="float" office:value="2650" calcext:value-type="float">
            <text:p>2650</text:p>
          </table:table-cell>
          <table:table-cell table:formula="of:=[levels_parameters.$G$2]*([.$A127]-1) + [levels_parameters.$F$2]" office:value-type="float" office:value="0" calcext:value-type="float">
            <text:p>0</text:p>
          </table:table-cell>
          <table:table-cell table:formula="of:=FLOOR([.$A127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levels_parameters.$B$2] + [levels_parameters.$C$2]*([.$A128]-1)+[levels_parameters.$A$2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levels_parameters.$I$2]*([.$A128]-1) + [levels_parameters.$H$2]+FLOOR([.$A128]/[levels_parameters.$J$2])" office:value-type="float" office:value="154" calcext:value-type="float">
            <text:p>154</text:p>
          </table:table-cell>
          <table:table-cell table:formula="of:=[levels_parameters.$E$2]*([.$A128]-1) + [levels_parameters.$D$2]" office:value-type="float" office:value="2670" calcext:value-type="float">
            <text:p>2670</text:p>
          </table:table-cell>
          <table:table-cell table:formula="of:=[levels_parameters.$G$2]*([.$A128]-1) + [levels_parameters.$F$2]" office:value-type="float" office:value="0" calcext:value-type="float">
            <text:p>0</text:p>
          </table:table-cell>
          <table:table-cell table:formula="of:=FLOOR([.$A128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levels_parameters.$B$2] + [levels_parameters.$C$2]*([.$A129]-1)+[levels_parameters.$A$2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levels_parameters.$I$2]*([.$A129]-1) + [levels_parameters.$H$2]+FLOOR([.$A129]/[levels_parameters.$J$2])" office:value-type="float" office:value="155" calcext:value-type="float">
            <text:p>155</text:p>
          </table:table-cell>
          <table:table-cell table:formula="of:=[levels_parameters.$E$2]*([.$A129]-1) + [levels_parameters.$D$2]" office:value-type="float" office:value="2690" calcext:value-type="float">
            <text:p>2690</text:p>
          </table:table-cell>
          <table:table-cell table:formula="of:=[levels_parameters.$G$2]*([.$A129]-1) + [levels_parameters.$F$2]" office:value-type="float" office:value="0" calcext:value-type="float">
            <text:p>0</text:p>
          </table:table-cell>
          <table:table-cell table:formula="of:=FLOOR([.$A129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levels_parameters.$B$2] + [levels_parameters.$C$2]*([.$A130]-1)+[levels_parameters.$A$2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levels_parameters.$I$2]*([.$A130]-1) + [levels_parameters.$H$2]+FLOOR([.$A130]/[levels_parameters.$J$2])" office:value-type="float" office:value="156" calcext:value-type="float">
            <text:p>156</text:p>
          </table:table-cell>
          <table:table-cell table:formula="of:=[levels_parameters.$E$2]*([.$A130]-1) + [levels_parameters.$D$2]" office:value-type="float" office:value="2710" calcext:value-type="float">
            <text:p>2710</text:p>
          </table:table-cell>
          <table:table-cell table:formula="of:=[levels_parameters.$G$2]*([.$A130]-1) + [levels_parameters.$F$2]" office:value-type="float" office:value="0" calcext:value-type="float">
            <text:p>0</text:p>
          </table:table-cell>
          <table:table-cell table:formula="of:=FLOOR([.$A130]/[levels_parameters.$K$2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levels_parameters.$B$2] + [levels_parameters.$C$2]*([.$A131]-1)+[levels_parameters.$A$2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levels_parameters.$I$2]*([.$A131]-1) + [levels_parameters.$H$2]+FLOOR([.$A131]/[levels_parameters.$J$2])" office:value-type="float" office:value="158" calcext:value-type="float">
            <text:p>158</text:p>
          </table:table-cell>
          <table:table-cell table:formula="of:=[levels_parameters.$E$2]*([.$A131]-1) + [levels_parameters.$D$2]" office:value-type="float" office:value="2730" calcext:value-type="float">
            <text:p>2730</text:p>
          </table:table-cell>
          <table:table-cell table:formula="of:=[levels_parameters.$G$2]*([.$A131]-1) + [levels_parameters.$F$2]" office:value-type="float" office:value="0" calcext:value-type="float">
            <text:p>0</text:p>
          </table:table-cell>
          <table:table-cell table:formula="of:=FLOOR([.$A131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levels_parameters.$B$2] + [levels_parameters.$C$2]*([.$A132]-1)+[levels_parameters.$A$2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levels_parameters.$I$2]*([.$A132]-1) + [levels_parameters.$H$2]+FLOOR([.$A132]/[levels_parameters.$J$2])" office:value-type="float" office:value="159" calcext:value-type="float">
            <text:p>159</text:p>
          </table:table-cell>
          <table:table-cell table:formula="of:=[levels_parameters.$E$2]*([.$A132]-1) + [levels_parameters.$D$2]" office:value-type="float" office:value="2750" calcext:value-type="float">
            <text:p>2750</text:p>
          </table:table-cell>
          <table:table-cell table:formula="of:=[levels_parameters.$G$2]*([.$A132]-1) + [levels_parameters.$F$2]" office:value-type="float" office:value="0" calcext:value-type="float">
            <text:p>0</text:p>
          </table:table-cell>
          <table:table-cell table:formula="of:=FLOOR([.$A132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levels_parameters.$B$2] + [levels_parameters.$C$2]*([.$A133]-1)+[levels_parameters.$A$2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levels_parameters.$I$2]*([.$A133]-1) + [levels_parameters.$H$2]+FLOOR([.$A133]/[levels_parameters.$J$2])" office:value-type="float" office:value="160" calcext:value-type="float">
            <text:p>160</text:p>
          </table:table-cell>
          <table:table-cell table:formula="of:=[levels_parameters.$E$2]*([.$A133]-1) + [levels_parameters.$D$2]" office:value-type="float" office:value="2770" calcext:value-type="float">
            <text:p>2770</text:p>
          </table:table-cell>
          <table:table-cell table:formula="of:=[levels_parameters.$G$2]*([.$A133]-1) + [levels_parameters.$F$2]" office:value-type="float" office:value="0" calcext:value-type="float">
            <text:p>0</text:p>
          </table:table-cell>
          <table:table-cell table:formula="of:=FLOOR([.$A133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levels_parameters.$B$2] + [levels_parameters.$C$2]*([.$A134]-1)+[levels_parameters.$A$2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levels_parameters.$I$2]*([.$A134]-1) + [levels_parameters.$H$2]+FLOOR([.$A134]/[levels_parameters.$J$2])" office:value-type="float" office:value="161" calcext:value-type="float">
            <text:p>161</text:p>
          </table:table-cell>
          <table:table-cell table:formula="of:=[levels_parameters.$E$2]*([.$A134]-1) + [levels_parameters.$D$2]" office:value-type="float" office:value="2790" calcext:value-type="float">
            <text:p>2790</text:p>
          </table:table-cell>
          <table:table-cell table:formula="of:=[levels_parameters.$G$2]*([.$A134]-1) + [levels_parameters.$F$2]" office:value-type="float" office:value="0" calcext:value-type="float">
            <text:p>0</text:p>
          </table:table-cell>
          <table:table-cell table:formula="of:=FLOOR([.$A134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levels_parameters.$B$2] + [levels_parameters.$C$2]*([.$A135]-1)+[levels_parameters.$A$2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levels_parameters.$I$2]*([.$A135]-1) + [levels_parameters.$H$2]+FLOOR([.$A135]/[levels_parameters.$J$2])" office:value-type="float" office:value="162" calcext:value-type="float">
            <text:p>162</text:p>
          </table:table-cell>
          <table:table-cell table:formula="of:=[levels_parameters.$E$2]*([.$A135]-1) + [levels_parameters.$D$2]" office:value-type="float" office:value="2810" calcext:value-type="float">
            <text:p>2810</text:p>
          </table:table-cell>
          <table:table-cell table:formula="of:=[levels_parameters.$G$2]*([.$A135]-1) + [levels_parameters.$F$2]" office:value-type="float" office:value="0" calcext:value-type="float">
            <text:p>0</text:p>
          </table:table-cell>
          <table:table-cell table:formula="of:=FLOOR([.$A135]/[levels_parameters.$K$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levels_parameters.$B$2] + [levels_parameters.$C$2]*([.$A136]-1)+[levels_parameters.$A$2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levels_parameters.$I$2]*([.$A136]-1) + [levels_parameters.$H$2]+FLOOR([.$A136]/[levels_parameters.$J$2])" office:value-type="float" office:value="164" calcext:value-type="float">
            <text:p>164</text:p>
          </table:table-cell>
          <table:table-cell table:formula="of:=[levels_parameters.$E$2]*([.$A136]-1) + [levels_parameters.$D$2]" office:value-type="float" office:value="2830" calcext:value-type="float">
            <text:p>2830</text:p>
          </table:table-cell>
          <table:table-cell table:formula="of:=[levels_parameters.$G$2]*([.$A136]-1) + [levels_parameters.$F$2]" office:value-type="float" office:value="0" calcext:value-type="float">
            <text:p>0</text:p>
          </table:table-cell>
          <table:table-cell table:formula="of:=FLOOR([.$A136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levels_parameters.$B$2] + [levels_parameters.$C$2]*([.$A137]-1)+[levels_parameters.$A$2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levels_parameters.$I$2]*([.$A137]-1) + [levels_parameters.$H$2]+FLOOR([.$A137]/[levels_parameters.$J$2])" office:value-type="float" office:value="165" calcext:value-type="float">
            <text:p>165</text:p>
          </table:table-cell>
          <table:table-cell table:formula="of:=[levels_parameters.$E$2]*([.$A137]-1) + [levels_parameters.$D$2]" office:value-type="float" office:value="2850" calcext:value-type="float">
            <text:p>2850</text:p>
          </table:table-cell>
          <table:table-cell table:formula="of:=[levels_parameters.$G$2]*([.$A137]-1) + [levels_parameters.$F$2]" office:value-type="float" office:value="0" calcext:value-type="float">
            <text:p>0</text:p>
          </table:table-cell>
          <table:table-cell table:formula="of:=FLOOR([.$A137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levels_parameters.$B$2] + [levels_parameters.$C$2]*([.$A138]-1)+[levels_parameters.$A$2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levels_parameters.$I$2]*([.$A138]-1) + [levels_parameters.$H$2]+FLOOR([.$A138]/[levels_parameters.$J$2])" office:value-type="float" office:value="166" calcext:value-type="float">
            <text:p>166</text:p>
          </table:table-cell>
          <table:table-cell table:formula="of:=[levels_parameters.$E$2]*([.$A138]-1) + [levels_parameters.$D$2]" office:value-type="float" office:value="2870" calcext:value-type="float">
            <text:p>2870</text:p>
          </table:table-cell>
          <table:table-cell table:formula="of:=[levels_parameters.$G$2]*([.$A138]-1) + [levels_parameters.$F$2]" office:value-type="float" office:value="0" calcext:value-type="float">
            <text:p>0</text:p>
          </table:table-cell>
          <table:table-cell table:formula="of:=FLOOR([.$A138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levels_parameters.$B$2] + [levels_parameters.$C$2]*([.$A139]-1)+[levels_parameters.$A$2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levels_parameters.$I$2]*([.$A139]-1) + [levels_parameters.$H$2]+FLOOR([.$A139]/[levels_parameters.$J$2])" office:value-type="float" office:value="167" calcext:value-type="float">
            <text:p>167</text:p>
          </table:table-cell>
          <table:table-cell table:formula="of:=[levels_parameters.$E$2]*([.$A139]-1) + [levels_parameters.$D$2]" office:value-type="float" office:value="2890" calcext:value-type="float">
            <text:p>2890</text:p>
          </table:table-cell>
          <table:table-cell table:formula="of:=[levels_parameters.$G$2]*([.$A139]-1) + [levels_parameters.$F$2]" office:value-type="float" office:value="0" calcext:value-type="float">
            <text:p>0</text:p>
          </table:table-cell>
          <table:table-cell table:formula="of:=FLOOR([.$A139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levels_parameters.$B$2] + [levels_parameters.$C$2]*([.$A140]-1)+[levels_parameters.$A$2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levels_parameters.$I$2]*([.$A140]-1) + [levels_parameters.$H$2]+FLOOR([.$A140]/[levels_parameters.$J$2])" office:value-type="float" office:value="168" calcext:value-type="float">
            <text:p>168</text:p>
          </table:table-cell>
          <table:table-cell table:formula="of:=[levels_parameters.$E$2]*([.$A140]-1) + [levels_parameters.$D$2]" office:value-type="float" office:value="2910" calcext:value-type="float">
            <text:p>2910</text:p>
          </table:table-cell>
          <table:table-cell table:formula="of:=[levels_parameters.$G$2]*([.$A140]-1) + [levels_parameters.$F$2]" office:value-type="float" office:value="0" calcext:value-type="float">
            <text:p>0</text:p>
          </table:table-cell>
          <table:table-cell table:formula="of:=FLOOR([.$A140]/[levels_parameters.$K$2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levels_parameters.$B$2] + [levels_parameters.$C$2]*([.$A141]-1)+[levels_parameters.$A$2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levels_parameters.$I$2]*([.$A141]-1) + [levels_parameters.$H$2]+FLOOR([.$A141]/[levels_parameters.$J$2])" office:value-type="float" office:value="170" calcext:value-type="float">
            <text:p>170</text:p>
          </table:table-cell>
          <table:table-cell table:formula="of:=[levels_parameters.$E$2]*([.$A141]-1) + [levels_parameters.$D$2]" office:value-type="float" office:value="2930" calcext:value-type="float">
            <text:p>2930</text:p>
          </table:table-cell>
          <table:table-cell table:formula="of:=[levels_parameters.$G$2]*([.$A141]-1) + [levels_parameters.$F$2]" office:value-type="float" office:value="0" calcext:value-type="float">
            <text:p>0</text:p>
          </table:table-cell>
          <table:table-cell table:formula="of:=FLOOR([.$A141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levels_parameters.$B$2] + [levels_parameters.$C$2]*([.$A142]-1)+[levels_parameters.$A$2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levels_parameters.$I$2]*([.$A142]-1) + [levels_parameters.$H$2]+FLOOR([.$A142]/[levels_parameters.$J$2])" office:value-type="float" office:value="171" calcext:value-type="float">
            <text:p>171</text:p>
          </table:table-cell>
          <table:table-cell table:formula="of:=[levels_parameters.$E$2]*([.$A142]-1) + [levels_parameters.$D$2]" office:value-type="float" office:value="2950" calcext:value-type="float">
            <text:p>2950</text:p>
          </table:table-cell>
          <table:table-cell table:formula="of:=[levels_parameters.$G$2]*([.$A142]-1) + [levels_parameters.$F$2]" office:value-type="float" office:value="0" calcext:value-type="float">
            <text:p>0</text:p>
          </table:table-cell>
          <table:table-cell table:formula="of:=FLOOR([.$A142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levels_parameters.$B$2] + [levels_parameters.$C$2]*([.$A143]-1)+[levels_parameters.$A$2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levels_parameters.$I$2]*([.$A143]-1) + [levels_parameters.$H$2]+FLOOR([.$A143]/[levels_parameters.$J$2])" office:value-type="float" office:value="172" calcext:value-type="float">
            <text:p>172</text:p>
          </table:table-cell>
          <table:table-cell table:formula="of:=[levels_parameters.$E$2]*([.$A143]-1) + [levels_parameters.$D$2]" office:value-type="float" office:value="2970" calcext:value-type="float">
            <text:p>2970</text:p>
          </table:table-cell>
          <table:table-cell table:formula="of:=[levels_parameters.$G$2]*([.$A143]-1) + [levels_parameters.$F$2]" office:value-type="float" office:value="0" calcext:value-type="float">
            <text:p>0</text:p>
          </table:table-cell>
          <table:table-cell table:formula="of:=FLOOR([.$A143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levels_parameters.$B$2] + [levels_parameters.$C$2]*([.$A144]-1)+[levels_parameters.$A$2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levels_parameters.$I$2]*([.$A144]-1) + [levels_parameters.$H$2]+FLOOR([.$A144]/[levels_parameters.$J$2])" office:value-type="float" office:value="173" calcext:value-type="float">
            <text:p>173</text:p>
          </table:table-cell>
          <table:table-cell table:formula="of:=[levels_parameters.$E$2]*([.$A144]-1) + [levels_parameters.$D$2]" office:value-type="float" office:value="2990" calcext:value-type="float">
            <text:p>2990</text:p>
          </table:table-cell>
          <table:table-cell table:formula="of:=[levels_parameters.$G$2]*([.$A144]-1) + [levels_parameters.$F$2]" office:value-type="float" office:value="0" calcext:value-type="float">
            <text:p>0</text:p>
          </table:table-cell>
          <table:table-cell table:formula="of:=FLOOR([.$A144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levels_parameters.$B$2] + [levels_parameters.$C$2]*([.$A145]-1)+[levels_parameters.$A$2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levels_parameters.$I$2]*([.$A145]-1) + [levels_parameters.$H$2]+FLOOR([.$A145]/[levels_parameters.$J$2])" office:value-type="float" office:value="174" calcext:value-type="float">
            <text:p>174</text:p>
          </table:table-cell>
          <table:table-cell table:formula="of:=[levels_parameters.$E$2]*([.$A145]-1) + [levels_parameters.$D$2]" office:value-type="float" office:value="3010" calcext:value-type="float">
            <text:p>3010</text:p>
          </table:table-cell>
          <table:table-cell table:formula="of:=[levels_parameters.$G$2]*([.$A145]-1) + [levels_parameters.$F$2]" office:value-type="float" office:value="0" calcext:value-type="float">
            <text:p>0</text:p>
          </table:table-cell>
          <table:table-cell table:formula="of:=FLOOR([.$A145]/[levels_parameters.$K$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levels_parameters.$B$2] + [levels_parameters.$C$2]*([.$A146]-1)+[levels_parameters.$A$2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levels_parameters.$I$2]*([.$A146]-1) + [levels_parameters.$H$2]+FLOOR([.$A146]/[levels_parameters.$J$2])" office:value-type="float" office:value="176" calcext:value-type="float">
            <text:p>176</text:p>
          </table:table-cell>
          <table:table-cell table:formula="of:=[levels_parameters.$E$2]*([.$A146]-1) + [levels_parameters.$D$2]" office:value-type="float" office:value="3030" calcext:value-type="float">
            <text:p>3030</text:p>
          </table:table-cell>
          <table:table-cell table:formula="of:=[levels_parameters.$G$2]*([.$A146]-1) + [levels_parameters.$F$2]" office:value-type="float" office:value="0" calcext:value-type="float">
            <text:p>0</text:p>
          </table:table-cell>
          <table:table-cell table:formula="of:=FLOOR([.$A146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levels_parameters.$B$2] + [levels_parameters.$C$2]*([.$A147]-1)+[levels_parameters.$A$2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levels_parameters.$I$2]*([.$A147]-1) + [levels_parameters.$H$2]+FLOOR([.$A147]/[levels_parameters.$J$2])" office:value-type="float" office:value="177" calcext:value-type="float">
            <text:p>177</text:p>
          </table:table-cell>
          <table:table-cell table:formula="of:=[levels_parameters.$E$2]*([.$A147]-1) + [levels_parameters.$D$2]" office:value-type="float" office:value="3050" calcext:value-type="float">
            <text:p>3050</text:p>
          </table:table-cell>
          <table:table-cell table:formula="of:=[levels_parameters.$G$2]*([.$A147]-1) + [levels_parameters.$F$2]" office:value-type="float" office:value="0" calcext:value-type="float">
            <text:p>0</text:p>
          </table:table-cell>
          <table:table-cell table:formula="of:=FLOOR([.$A147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levels_parameters.$B$2] + [levels_parameters.$C$2]*([.$A148]-1)+[levels_parameters.$A$2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levels_parameters.$I$2]*([.$A148]-1) + [levels_parameters.$H$2]+FLOOR([.$A148]/[levels_parameters.$J$2])" office:value-type="float" office:value="178" calcext:value-type="float">
            <text:p>178</text:p>
          </table:table-cell>
          <table:table-cell table:formula="of:=[levels_parameters.$E$2]*([.$A148]-1) + [levels_parameters.$D$2]" office:value-type="float" office:value="3070" calcext:value-type="float">
            <text:p>3070</text:p>
          </table:table-cell>
          <table:table-cell table:formula="of:=[levels_parameters.$G$2]*([.$A148]-1) + [levels_parameters.$F$2]" office:value-type="float" office:value="0" calcext:value-type="float">
            <text:p>0</text:p>
          </table:table-cell>
          <table:table-cell table:formula="of:=FLOOR([.$A148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levels_parameters.$B$2] + [levels_parameters.$C$2]*([.$A149]-1)+[levels_parameters.$A$2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levels_parameters.$I$2]*([.$A149]-1) + [levels_parameters.$H$2]+FLOOR([.$A149]/[levels_parameters.$J$2])" office:value-type="float" office:value="179" calcext:value-type="float">
            <text:p>179</text:p>
          </table:table-cell>
          <table:table-cell table:formula="of:=[levels_parameters.$E$2]*([.$A149]-1) + [levels_parameters.$D$2]" office:value-type="float" office:value="3090" calcext:value-type="float">
            <text:p>3090</text:p>
          </table:table-cell>
          <table:table-cell table:formula="of:=[levels_parameters.$G$2]*([.$A149]-1) + [levels_parameters.$F$2]" office:value-type="float" office:value="0" calcext:value-type="float">
            <text:p>0</text:p>
          </table:table-cell>
          <table:table-cell table:formula="of:=FLOOR([.$A149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levels_parameters.$B$2] + [levels_parameters.$C$2]*([.$A150]-1)+[levels_parameters.$A$2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levels_parameters.$I$2]*([.$A150]-1) + [levels_parameters.$H$2]+FLOOR([.$A150]/[levels_parameters.$J$2])" office:value-type="float" office:value="180" calcext:value-type="float">
            <text:p>180</text:p>
          </table:table-cell>
          <table:table-cell table:formula="of:=[levels_parameters.$E$2]*([.$A150]-1) + [levels_parameters.$D$2]" office:value-type="float" office:value="3110" calcext:value-type="float">
            <text:p>3110</text:p>
          </table:table-cell>
          <table:table-cell table:formula="of:=[levels_parameters.$G$2]*([.$A150]-1) + [levels_parameters.$F$2]" office:value-type="float" office:value="0" calcext:value-type="float">
            <text:p>0</text:p>
          </table:table-cell>
          <table:table-cell table:formula="of:=FLOOR([.$A150]/[levels_parameters.$K$2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levels_parameters.$B$2] + [levels_parameters.$C$2]*([.$A151]-1)+[levels_parameters.$A$2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levels_parameters.$I$2]*([.$A151]-1) + [levels_parameters.$H$2]+FLOOR([.$A151]/[levels_parameters.$J$2])" office:value-type="float" office:value="182" calcext:value-type="float">
            <text:p>182</text:p>
          </table:table-cell>
          <table:table-cell table:formula="of:=[levels_parameters.$E$2]*([.$A151]-1) + [levels_parameters.$D$2]" office:value-type="float" office:value="3130" calcext:value-type="float">
            <text:p>3130</text:p>
          </table:table-cell>
          <table:table-cell table:formula="of:=[levels_parameters.$G$2]*([.$A151]-1) + [levels_parameters.$F$2]" office:value-type="float" office:value="0" calcext:value-type="float">
            <text:p>0</text:p>
          </table:table-cell>
          <table:table-cell table:formula="of:=FLOOR([.$A151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levels_parameters.$B$2] + [levels_parameters.$C$2]*([.$A152]-1)+[levels_parameters.$A$2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levels_parameters.$I$2]*([.$A152]-1) + [levels_parameters.$H$2]+FLOOR([.$A152]/[levels_parameters.$J$2])" office:value-type="float" office:value="183" calcext:value-type="float">
            <text:p>183</text:p>
          </table:table-cell>
          <table:table-cell table:formula="of:=[levels_parameters.$E$2]*([.$A152]-1) + [levels_parameters.$D$2]" office:value-type="float" office:value="3150" calcext:value-type="float">
            <text:p>3150</text:p>
          </table:table-cell>
          <table:table-cell table:formula="of:=[levels_parameters.$G$2]*([.$A152]-1) + [levels_parameters.$F$2]" office:value-type="float" office:value="0" calcext:value-type="float">
            <text:p>0</text:p>
          </table:table-cell>
          <table:table-cell table:formula="of:=FLOOR([.$A152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levels_parameters.$B$2] + [levels_parameters.$C$2]*([.$A153]-1)+[levels_parameters.$A$2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levels_parameters.$I$2]*([.$A153]-1) + [levels_parameters.$H$2]+FLOOR([.$A153]/[levels_parameters.$J$2])" office:value-type="float" office:value="184" calcext:value-type="float">
            <text:p>184</text:p>
          </table:table-cell>
          <table:table-cell table:formula="of:=[levels_parameters.$E$2]*([.$A153]-1) + [levels_parameters.$D$2]" office:value-type="float" office:value="3170" calcext:value-type="float">
            <text:p>3170</text:p>
          </table:table-cell>
          <table:table-cell table:formula="of:=[levels_parameters.$G$2]*([.$A153]-1) + [levels_parameters.$F$2]" office:value-type="float" office:value="0" calcext:value-type="float">
            <text:p>0</text:p>
          </table:table-cell>
          <table:table-cell table:formula="of:=FLOOR([.$A153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levels_parameters.$B$2] + [levels_parameters.$C$2]*([.$A154]-1)+[levels_parameters.$A$2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levels_parameters.$I$2]*([.$A154]-1) + [levels_parameters.$H$2]+FLOOR([.$A154]/[levels_parameters.$J$2])" office:value-type="float" office:value="185" calcext:value-type="float">
            <text:p>185</text:p>
          </table:table-cell>
          <table:table-cell table:formula="of:=[levels_parameters.$E$2]*([.$A154]-1) + [levels_parameters.$D$2]" office:value-type="float" office:value="3190" calcext:value-type="float">
            <text:p>3190</text:p>
          </table:table-cell>
          <table:table-cell table:formula="of:=[levels_parameters.$G$2]*([.$A154]-1) + [levels_parameters.$F$2]" office:value-type="float" office:value="0" calcext:value-type="float">
            <text:p>0</text:p>
          </table:table-cell>
          <table:table-cell table:formula="of:=FLOOR([.$A154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levels_parameters.$B$2] + [levels_parameters.$C$2]*([.$A155]-1)+[levels_parameters.$A$2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levels_parameters.$I$2]*([.$A155]-1) + [levels_parameters.$H$2]+FLOOR([.$A155]/[levels_parameters.$J$2])" office:value-type="float" office:value="186" calcext:value-type="float">
            <text:p>186</text:p>
          </table:table-cell>
          <table:table-cell table:formula="of:=[levels_parameters.$E$2]*([.$A155]-1) + [levels_parameters.$D$2]" office:value-type="float" office:value="3210" calcext:value-type="float">
            <text:p>3210</text:p>
          </table:table-cell>
          <table:table-cell table:formula="of:=[levels_parameters.$G$2]*([.$A155]-1) + [levels_parameters.$F$2]" office:value-type="float" office:value="0" calcext:value-type="float">
            <text:p>0</text:p>
          </table:table-cell>
          <table:table-cell table:formula="of:=FLOOR([.$A155]/[levels_parameters.$K$2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levels_parameters.$B$2] + [levels_parameters.$C$2]*([.$A156]-1)+[levels_parameters.$A$2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levels_parameters.$I$2]*([.$A156]-1) + [levels_parameters.$H$2]+FLOOR([.$A156]/[levels_parameters.$J$2])" office:value-type="float" office:value="188" calcext:value-type="float">
            <text:p>188</text:p>
          </table:table-cell>
          <table:table-cell table:formula="of:=[levels_parameters.$E$2]*([.$A156]-1) + [levels_parameters.$D$2]" office:value-type="float" office:value="3230" calcext:value-type="float">
            <text:p>3230</text:p>
          </table:table-cell>
          <table:table-cell table:formula="of:=[levels_parameters.$G$2]*([.$A156]-1) + [levels_parameters.$F$2]" office:value-type="float" office:value="0" calcext:value-type="float">
            <text:p>0</text:p>
          </table:table-cell>
          <table:table-cell table:formula="of:=FLOOR([.$A156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levels_parameters.$B$2] + [levels_parameters.$C$2]*([.$A157]-1)+[levels_parameters.$A$2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levels_parameters.$I$2]*([.$A157]-1) + [levels_parameters.$H$2]+FLOOR([.$A157]/[levels_parameters.$J$2])" office:value-type="float" office:value="189" calcext:value-type="float">
            <text:p>189</text:p>
          </table:table-cell>
          <table:table-cell table:formula="of:=[levels_parameters.$E$2]*([.$A157]-1) + [levels_parameters.$D$2]" office:value-type="float" office:value="3250" calcext:value-type="float">
            <text:p>3250</text:p>
          </table:table-cell>
          <table:table-cell table:formula="of:=[levels_parameters.$G$2]*([.$A157]-1) + [levels_parameters.$F$2]" office:value-type="float" office:value="0" calcext:value-type="float">
            <text:p>0</text:p>
          </table:table-cell>
          <table:table-cell table:formula="of:=FLOOR([.$A157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levels_parameters.$B$2] + [levels_parameters.$C$2]*([.$A158]-1)+[levels_parameters.$A$2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levels_parameters.$I$2]*([.$A158]-1) + [levels_parameters.$H$2]+FLOOR([.$A158]/[levels_parameters.$J$2])" office:value-type="float" office:value="190" calcext:value-type="float">
            <text:p>190</text:p>
          </table:table-cell>
          <table:table-cell table:formula="of:=[levels_parameters.$E$2]*([.$A158]-1) + [levels_parameters.$D$2]" office:value-type="float" office:value="3270" calcext:value-type="float">
            <text:p>3270</text:p>
          </table:table-cell>
          <table:table-cell table:formula="of:=[levels_parameters.$G$2]*([.$A158]-1) + [levels_parameters.$F$2]" office:value-type="float" office:value="0" calcext:value-type="float">
            <text:p>0</text:p>
          </table:table-cell>
          <table:table-cell table:formula="of:=FLOOR([.$A158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levels_parameters.$B$2] + [levels_parameters.$C$2]*([.$A159]-1)+[levels_parameters.$A$2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levels_parameters.$I$2]*([.$A159]-1) + [levels_parameters.$H$2]+FLOOR([.$A159]/[levels_parameters.$J$2])" office:value-type="float" office:value="191" calcext:value-type="float">
            <text:p>191</text:p>
          </table:table-cell>
          <table:table-cell table:formula="of:=[levels_parameters.$E$2]*([.$A159]-1) + [levels_parameters.$D$2]" office:value-type="float" office:value="3290" calcext:value-type="float">
            <text:p>3290</text:p>
          </table:table-cell>
          <table:table-cell table:formula="of:=[levels_parameters.$G$2]*([.$A159]-1) + [levels_parameters.$F$2]" office:value-type="float" office:value="0" calcext:value-type="float">
            <text:p>0</text:p>
          </table:table-cell>
          <table:table-cell table:formula="of:=FLOOR([.$A159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levels_parameters.$B$2] + [levels_parameters.$C$2]*([.$A160]-1)+[levels_parameters.$A$2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levels_parameters.$I$2]*([.$A160]-1) + [levels_parameters.$H$2]+FLOOR([.$A160]/[levels_parameters.$J$2])" office:value-type="float" office:value="192" calcext:value-type="float">
            <text:p>192</text:p>
          </table:table-cell>
          <table:table-cell table:formula="of:=[levels_parameters.$E$2]*([.$A160]-1) + [levels_parameters.$D$2]" office:value-type="float" office:value="3310" calcext:value-type="float">
            <text:p>3310</text:p>
          </table:table-cell>
          <table:table-cell table:formula="of:=[levels_parameters.$G$2]*([.$A160]-1) + [levels_parameters.$F$2]" office:value-type="float" office:value="0" calcext:value-type="float">
            <text:p>0</text:p>
          </table:table-cell>
          <table:table-cell table:formula="of:=FLOOR([.$A160]/[levels_parameters.$K$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levels_parameters.$B$2] + [levels_parameters.$C$2]*([.$A161]-1)+[levels_parameters.$A$2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levels_parameters.$I$2]*([.$A161]-1) + [levels_parameters.$H$2]+FLOOR([.$A161]/[levels_parameters.$J$2])" office:value-type="float" office:value="194" calcext:value-type="float">
            <text:p>194</text:p>
          </table:table-cell>
          <table:table-cell table:formula="of:=[levels_parameters.$E$2]*([.$A161]-1) + [levels_parameters.$D$2]" office:value-type="float" office:value="3330" calcext:value-type="float">
            <text:p>3330</text:p>
          </table:table-cell>
          <table:table-cell table:formula="of:=[levels_parameters.$G$2]*([.$A161]-1) + [levels_parameters.$F$2]" office:value-type="float" office:value="0" calcext:value-type="float">
            <text:p>0</text:p>
          </table:table-cell>
          <table:table-cell table:formula="of:=FLOOR([.$A161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levels_parameters.$B$2] + [levels_parameters.$C$2]*([.$A162]-1)+[levels_parameters.$A$2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levels_parameters.$I$2]*([.$A162]-1) + [levels_parameters.$H$2]+FLOOR([.$A162]/[levels_parameters.$J$2])" office:value-type="float" office:value="195" calcext:value-type="float">
            <text:p>195</text:p>
          </table:table-cell>
          <table:table-cell table:formula="of:=[levels_parameters.$E$2]*([.$A162]-1) + [levels_parameters.$D$2]" office:value-type="float" office:value="3350" calcext:value-type="float">
            <text:p>3350</text:p>
          </table:table-cell>
          <table:table-cell table:formula="of:=[levels_parameters.$G$2]*([.$A162]-1) + [levels_parameters.$F$2]" office:value-type="float" office:value="0" calcext:value-type="float">
            <text:p>0</text:p>
          </table:table-cell>
          <table:table-cell table:formula="of:=FLOOR([.$A162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levels_parameters.$B$2] + [levels_parameters.$C$2]*([.$A163]-1)+[levels_parameters.$A$2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levels_parameters.$I$2]*([.$A163]-1) + [levels_parameters.$H$2]+FLOOR([.$A163]/[levels_parameters.$J$2])" office:value-type="float" office:value="196" calcext:value-type="float">
            <text:p>196</text:p>
          </table:table-cell>
          <table:table-cell table:formula="of:=[levels_parameters.$E$2]*([.$A163]-1) + [levels_parameters.$D$2]" office:value-type="float" office:value="3370" calcext:value-type="float">
            <text:p>3370</text:p>
          </table:table-cell>
          <table:table-cell table:formula="of:=[levels_parameters.$G$2]*([.$A163]-1) + [levels_parameters.$F$2]" office:value-type="float" office:value="0" calcext:value-type="float">
            <text:p>0</text:p>
          </table:table-cell>
          <table:table-cell table:formula="of:=FLOOR([.$A163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levels_parameters.$B$2] + [levels_parameters.$C$2]*([.$A164]-1)+[levels_parameters.$A$2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levels_parameters.$I$2]*([.$A164]-1) + [levels_parameters.$H$2]+FLOOR([.$A164]/[levels_parameters.$J$2])" office:value-type="float" office:value="197" calcext:value-type="float">
            <text:p>197</text:p>
          </table:table-cell>
          <table:table-cell table:formula="of:=[levels_parameters.$E$2]*([.$A164]-1) + [levels_parameters.$D$2]" office:value-type="float" office:value="3390" calcext:value-type="float">
            <text:p>3390</text:p>
          </table:table-cell>
          <table:table-cell table:formula="of:=[levels_parameters.$G$2]*([.$A164]-1) + [levels_parameters.$F$2]" office:value-type="float" office:value="0" calcext:value-type="float">
            <text:p>0</text:p>
          </table:table-cell>
          <table:table-cell table:formula="of:=FLOOR([.$A164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levels_parameters.$B$2] + [levels_parameters.$C$2]*([.$A165]-1)+[levels_parameters.$A$2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levels_parameters.$I$2]*([.$A165]-1) + [levels_parameters.$H$2]+FLOOR([.$A165]/[levels_parameters.$J$2])" office:value-type="float" office:value="198" calcext:value-type="float">
            <text:p>198</text:p>
          </table:table-cell>
          <table:table-cell table:formula="of:=[levels_parameters.$E$2]*([.$A165]-1) + [levels_parameters.$D$2]" office:value-type="float" office:value="3410" calcext:value-type="float">
            <text:p>3410</text:p>
          </table:table-cell>
          <table:table-cell table:formula="of:=[levels_parameters.$G$2]*([.$A165]-1) + [levels_parameters.$F$2]" office:value-type="float" office:value="0" calcext:value-type="float">
            <text:p>0</text:p>
          </table:table-cell>
          <table:table-cell table:formula="of:=FLOOR([.$A165]/[levels_parameters.$K$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levels_parameters.$B$2] + [levels_parameters.$C$2]*([.$A166]-1)+[levels_parameters.$A$2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levels_parameters.$I$2]*([.$A166]-1) + [levels_parameters.$H$2]+FLOOR([.$A166]/[levels_parameters.$J$2])" office:value-type="float" office:value="200" calcext:value-type="float">
            <text:p>200</text:p>
          </table:table-cell>
          <table:table-cell table:formula="of:=[levels_parameters.$E$2]*([.$A166]-1) + [levels_parameters.$D$2]" office:value-type="float" office:value="3430" calcext:value-type="float">
            <text:p>3430</text:p>
          </table:table-cell>
          <table:table-cell table:formula="of:=[levels_parameters.$G$2]*([.$A166]-1) + [levels_parameters.$F$2]" office:value-type="float" office:value="0" calcext:value-type="float">
            <text:p>0</text:p>
          </table:table-cell>
          <table:table-cell table:formula="of:=FLOOR([.$A166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levels_parameters.$B$2] + [levels_parameters.$C$2]*([.$A167]-1)+[levels_parameters.$A$2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levels_parameters.$I$2]*([.$A167]-1) + [levels_parameters.$H$2]+FLOOR([.$A167]/[levels_parameters.$J$2])" office:value-type="float" office:value="201" calcext:value-type="float">
            <text:p>201</text:p>
          </table:table-cell>
          <table:table-cell table:formula="of:=[levels_parameters.$E$2]*([.$A167]-1) + [levels_parameters.$D$2]" office:value-type="float" office:value="3450" calcext:value-type="float">
            <text:p>3450</text:p>
          </table:table-cell>
          <table:table-cell table:formula="of:=[levels_parameters.$G$2]*([.$A167]-1) + [levels_parameters.$F$2]" office:value-type="float" office:value="0" calcext:value-type="float">
            <text:p>0</text:p>
          </table:table-cell>
          <table:table-cell table:formula="of:=FLOOR([.$A167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levels_parameters.$B$2] + [levels_parameters.$C$2]*([.$A168]-1)+[levels_parameters.$A$2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levels_parameters.$I$2]*([.$A168]-1) + [levels_parameters.$H$2]+FLOOR([.$A168]/[levels_parameters.$J$2])" office:value-type="float" office:value="202" calcext:value-type="float">
            <text:p>202</text:p>
          </table:table-cell>
          <table:table-cell table:formula="of:=[levels_parameters.$E$2]*([.$A168]-1) + [levels_parameters.$D$2]" office:value-type="float" office:value="3470" calcext:value-type="float">
            <text:p>3470</text:p>
          </table:table-cell>
          <table:table-cell table:formula="of:=[levels_parameters.$G$2]*([.$A168]-1) + [levels_parameters.$F$2]" office:value-type="float" office:value="0" calcext:value-type="float">
            <text:p>0</text:p>
          </table:table-cell>
          <table:table-cell table:formula="of:=FLOOR([.$A168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levels_parameters.$B$2] + [levels_parameters.$C$2]*([.$A169]-1)+[levels_parameters.$A$2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levels_parameters.$I$2]*([.$A169]-1) + [levels_parameters.$H$2]+FLOOR([.$A169]/[levels_parameters.$J$2])" office:value-type="float" office:value="203" calcext:value-type="float">
            <text:p>203</text:p>
          </table:table-cell>
          <table:table-cell table:formula="of:=[levels_parameters.$E$2]*([.$A169]-1) + [levels_parameters.$D$2]" office:value-type="float" office:value="3490" calcext:value-type="float">
            <text:p>3490</text:p>
          </table:table-cell>
          <table:table-cell table:formula="of:=[levels_parameters.$G$2]*([.$A169]-1) + [levels_parameters.$F$2]" office:value-type="float" office:value="0" calcext:value-type="float">
            <text:p>0</text:p>
          </table:table-cell>
          <table:table-cell table:formula="of:=FLOOR([.$A169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levels_parameters.$B$2] + [levels_parameters.$C$2]*([.$A170]-1)+[levels_parameters.$A$2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levels_parameters.$I$2]*([.$A170]-1) + [levels_parameters.$H$2]+FLOOR([.$A170]/[levels_parameters.$J$2])" office:value-type="float" office:value="204" calcext:value-type="float">
            <text:p>204</text:p>
          </table:table-cell>
          <table:table-cell table:formula="of:=[levels_parameters.$E$2]*([.$A170]-1) + [levels_parameters.$D$2]" office:value-type="float" office:value="3510" calcext:value-type="float">
            <text:p>3510</text:p>
          </table:table-cell>
          <table:table-cell table:formula="of:=[levels_parameters.$G$2]*([.$A170]-1) + [levels_parameters.$F$2]" office:value-type="float" office:value="0" calcext:value-type="float">
            <text:p>0</text:p>
          </table:table-cell>
          <table:table-cell table:formula="of:=FLOOR([.$A170]/[levels_parameters.$K$2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levels_parameters.$B$2] + [levels_parameters.$C$2]*([.$A171]-1)+[levels_parameters.$A$2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levels_parameters.$I$2]*([.$A171]-1) + [levels_parameters.$H$2]+FLOOR([.$A171]/[levels_parameters.$J$2])" office:value-type="float" office:value="206" calcext:value-type="float">
            <text:p>206</text:p>
          </table:table-cell>
          <table:table-cell table:formula="of:=[levels_parameters.$E$2]*([.$A171]-1) + [levels_parameters.$D$2]" office:value-type="float" office:value="3530" calcext:value-type="float">
            <text:p>3530</text:p>
          </table:table-cell>
          <table:table-cell table:formula="of:=[levels_parameters.$G$2]*([.$A171]-1) + [levels_parameters.$F$2]" office:value-type="float" office:value="0" calcext:value-type="float">
            <text:p>0</text:p>
          </table:table-cell>
          <table:table-cell table:formula="of:=FLOOR([.$A171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levels_parameters.$B$2] + [levels_parameters.$C$2]*([.$A172]-1)+[levels_parameters.$A$2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levels_parameters.$I$2]*([.$A172]-1) + [levels_parameters.$H$2]+FLOOR([.$A172]/[levels_parameters.$J$2])" office:value-type="float" office:value="207" calcext:value-type="float">
            <text:p>207</text:p>
          </table:table-cell>
          <table:table-cell table:formula="of:=[levels_parameters.$E$2]*([.$A172]-1) + [levels_parameters.$D$2]" office:value-type="float" office:value="3550" calcext:value-type="float">
            <text:p>3550</text:p>
          </table:table-cell>
          <table:table-cell table:formula="of:=[levels_parameters.$G$2]*([.$A172]-1) + [levels_parameters.$F$2]" office:value-type="float" office:value="0" calcext:value-type="float">
            <text:p>0</text:p>
          </table:table-cell>
          <table:table-cell table:formula="of:=FLOOR([.$A172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levels_parameters.$B$2] + [levels_parameters.$C$2]*([.$A173]-1)+[levels_parameters.$A$2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levels_parameters.$I$2]*([.$A173]-1) + [levels_parameters.$H$2]+FLOOR([.$A173]/[levels_parameters.$J$2])" office:value-type="float" office:value="208" calcext:value-type="float">
            <text:p>208</text:p>
          </table:table-cell>
          <table:table-cell table:formula="of:=[levels_parameters.$E$2]*([.$A173]-1) + [levels_parameters.$D$2]" office:value-type="float" office:value="3570" calcext:value-type="float">
            <text:p>3570</text:p>
          </table:table-cell>
          <table:table-cell table:formula="of:=[levels_parameters.$G$2]*([.$A173]-1) + [levels_parameters.$F$2]" office:value-type="float" office:value="0" calcext:value-type="float">
            <text:p>0</text:p>
          </table:table-cell>
          <table:table-cell table:formula="of:=FLOOR([.$A173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levels_parameters.$B$2] + [levels_parameters.$C$2]*([.$A174]-1)+[levels_parameters.$A$2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levels_parameters.$I$2]*([.$A174]-1) + [levels_parameters.$H$2]+FLOOR([.$A174]/[levels_parameters.$J$2])" office:value-type="float" office:value="209" calcext:value-type="float">
            <text:p>209</text:p>
          </table:table-cell>
          <table:table-cell table:formula="of:=[levels_parameters.$E$2]*([.$A174]-1) + [levels_parameters.$D$2]" office:value-type="float" office:value="3590" calcext:value-type="float">
            <text:p>3590</text:p>
          </table:table-cell>
          <table:table-cell table:formula="of:=[levels_parameters.$G$2]*([.$A174]-1) + [levels_parameters.$F$2]" office:value-type="float" office:value="0" calcext:value-type="float">
            <text:p>0</text:p>
          </table:table-cell>
          <table:table-cell table:formula="of:=FLOOR([.$A174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levels_parameters.$B$2] + [levels_parameters.$C$2]*([.$A175]-1)+[levels_parameters.$A$2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levels_parameters.$I$2]*([.$A175]-1) + [levels_parameters.$H$2]+FLOOR([.$A175]/[levels_parameters.$J$2])" office:value-type="float" office:value="210" calcext:value-type="float">
            <text:p>210</text:p>
          </table:table-cell>
          <table:table-cell table:formula="of:=[levels_parameters.$E$2]*([.$A175]-1) + [levels_parameters.$D$2]" office:value-type="float" office:value="3610" calcext:value-type="float">
            <text:p>3610</text:p>
          </table:table-cell>
          <table:table-cell table:formula="of:=[levels_parameters.$G$2]*([.$A175]-1) + [levels_parameters.$F$2]" office:value-type="float" office:value="0" calcext:value-type="float">
            <text:p>0</text:p>
          </table:table-cell>
          <table:table-cell table:formula="of:=FLOOR([.$A175]/[levels_parameters.$K$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levels_parameters.$B$2] + [levels_parameters.$C$2]*([.$A176]-1)+[levels_parameters.$A$2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levels_parameters.$I$2]*([.$A176]-1) + [levels_parameters.$H$2]+FLOOR([.$A176]/[levels_parameters.$J$2])" office:value-type="float" office:value="212" calcext:value-type="float">
            <text:p>212</text:p>
          </table:table-cell>
          <table:table-cell table:formula="of:=[levels_parameters.$E$2]*([.$A176]-1) + [levels_parameters.$D$2]" office:value-type="float" office:value="3630" calcext:value-type="float">
            <text:p>3630</text:p>
          </table:table-cell>
          <table:table-cell table:formula="of:=[levels_parameters.$G$2]*([.$A176]-1) + [levels_parameters.$F$2]" office:value-type="float" office:value="0" calcext:value-type="float">
            <text:p>0</text:p>
          </table:table-cell>
          <table:table-cell table:formula="of:=FLOOR([.$A176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levels_parameters.$B$2] + [levels_parameters.$C$2]*([.$A177]-1)+[levels_parameters.$A$2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levels_parameters.$I$2]*([.$A177]-1) + [levels_parameters.$H$2]+FLOOR([.$A177]/[levels_parameters.$J$2])" office:value-type="float" office:value="213" calcext:value-type="float">
            <text:p>213</text:p>
          </table:table-cell>
          <table:table-cell table:formula="of:=[levels_parameters.$E$2]*([.$A177]-1) + [levels_parameters.$D$2]" office:value-type="float" office:value="3650" calcext:value-type="float">
            <text:p>3650</text:p>
          </table:table-cell>
          <table:table-cell table:formula="of:=[levels_parameters.$G$2]*([.$A177]-1) + [levels_parameters.$F$2]" office:value-type="float" office:value="0" calcext:value-type="float">
            <text:p>0</text:p>
          </table:table-cell>
          <table:table-cell table:formula="of:=FLOOR([.$A177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levels_parameters.$B$2] + [levels_parameters.$C$2]*([.$A178]-1)+[levels_parameters.$A$2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levels_parameters.$I$2]*([.$A178]-1) + [levels_parameters.$H$2]+FLOOR([.$A178]/[levels_parameters.$J$2])" office:value-type="float" office:value="214" calcext:value-type="float">
            <text:p>214</text:p>
          </table:table-cell>
          <table:table-cell table:formula="of:=[levels_parameters.$E$2]*([.$A178]-1) + [levels_parameters.$D$2]" office:value-type="float" office:value="3670" calcext:value-type="float">
            <text:p>3670</text:p>
          </table:table-cell>
          <table:table-cell table:formula="of:=[levels_parameters.$G$2]*([.$A178]-1) + [levels_parameters.$F$2]" office:value-type="float" office:value="0" calcext:value-type="float">
            <text:p>0</text:p>
          </table:table-cell>
          <table:table-cell table:formula="of:=FLOOR([.$A178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levels_parameters.$B$2] + [levels_parameters.$C$2]*([.$A179]-1)+[levels_parameters.$A$2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levels_parameters.$I$2]*([.$A179]-1) + [levels_parameters.$H$2]+FLOOR([.$A179]/[levels_parameters.$J$2])" office:value-type="float" office:value="215" calcext:value-type="float">
            <text:p>215</text:p>
          </table:table-cell>
          <table:table-cell table:formula="of:=[levels_parameters.$E$2]*([.$A179]-1) + [levels_parameters.$D$2]" office:value-type="float" office:value="3690" calcext:value-type="float">
            <text:p>3690</text:p>
          </table:table-cell>
          <table:table-cell table:formula="of:=[levels_parameters.$G$2]*([.$A179]-1) + [levels_parameters.$F$2]" office:value-type="float" office:value="0" calcext:value-type="float">
            <text:p>0</text:p>
          </table:table-cell>
          <table:table-cell table:formula="of:=FLOOR([.$A179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levels_parameters.$B$2] + [levels_parameters.$C$2]*([.$A180]-1)+[levels_parameters.$A$2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levels_parameters.$I$2]*([.$A180]-1) + [levels_parameters.$H$2]+FLOOR([.$A180]/[levels_parameters.$J$2])" office:value-type="float" office:value="216" calcext:value-type="float">
            <text:p>216</text:p>
          </table:table-cell>
          <table:table-cell table:formula="of:=[levels_parameters.$E$2]*([.$A180]-1) + [levels_parameters.$D$2]" office:value-type="float" office:value="3710" calcext:value-type="float">
            <text:p>3710</text:p>
          </table:table-cell>
          <table:table-cell table:formula="of:=[levels_parameters.$G$2]*([.$A180]-1) + [levels_parameters.$F$2]" office:value-type="float" office:value="0" calcext:value-type="float">
            <text:p>0</text:p>
          </table:table-cell>
          <table:table-cell table:formula="of:=FLOOR([.$A180]/[levels_parameters.$K$2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levels_parameters.$B$2] + [levels_parameters.$C$2]*([.$A181]-1)+[levels_parameters.$A$2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levels_parameters.$I$2]*([.$A181]-1) + [levels_parameters.$H$2]+FLOOR([.$A181]/[levels_parameters.$J$2])" office:value-type="float" office:value="218" calcext:value-type="float">
            <text:p>218</text:p>
          </table:table-cell>
          <table:table-cell table:formula="of:=[levels_parameters.$E$2]*([.$A181]-1) + [levels_parameters.$D$2]" office:value-type="float" office:value="3730" calcext:value-type="float">
            <text:p>3730</text:p>
          </table:table-cell>
          <table:table-cell table:formula="of:=[levels_parameters.$G$2]*([.$A181]-1) + [levels_parameters.$F$2]" office:value-type="float" office:value="0" calcext:value-type="float">
            <text:p>0</text:p>
          </table:table-cell>
          <table:table-cell table:formula="of:=FLOOR([.$A181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levels_parameters.$B$2] + [levels_parameters.$C$2]*([.$A182]-1)+[levels_parameters.$A$2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levels_parameters.$I$2]*([.$A182]-1) + [levels_parameters.$H$2]+FLOOR([.$A182]/[levels_parameters.$J$2])" office:value-type="float" office:value="219" calcext:value-type="float">
            <text:p>219</text:p>
          </table:table-cell>
          <table:table-cell table:formula="of:=[levels_parameters.$E$2]*([.$A182]-1) + [levels_parameters.$D$2]" office:value-type="float" office:value="3750" calcext:value-type="float">
            <text:p>3750</text:p>
          </table:table-cell>
          <table:table-cell table:formula="of:=[levels_parameters.$G$2]*([.$A182]-1) + [levels_parameters.$F$2]" office:value-type="float" office:value="0" calcext:value-type="float">
            <text:p>0</text:p>
          </table:table-cell>
          <table:table-cell table:formula="of:=FLOOR([.$A182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levels_parameters.$B$2] + [levels_parameters.$C$2]*([.$A183]-1)+[levels_parameters.$A$2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levels_parameters.$I$2]*([.$A183]-1) + [levels_parameters.$H$2]+FLOOR([.$A183]/[levels_parameters.$J$2])" office:value-type="float" office:value="220" calcext:value-type="float">
            <text:p>220</text:p>
          </table:table-cell>
          <table:table-cell table:formula="of:=[levels_parameters.$E$2]*([.$A183]-1) + [levels_parameters.$D$2]" office:value-type="float" office:value="3770" calcext:value-type="float">
            <text:p>3770</text:p>
          </table:table-cell>
          <table:table-cell table:formula="of:=[levels_parameters.$G$2]*([.$A183]-1) + [levels_parameters.$F$2]" office:value-type="float" office:value="0" calcext:value-type="float">
            <text:p>0</text:p>
          </table:table-cell>
          <table:table-cell table:formula="of:=FLOOR([.$A183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levels_parameters.$B$2] + [levels_parameters.$C$2]*([.$A184]-1)+[levels_parameters.$A$2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levels_parameters.$I$2]*([.$A184]-1) + [levels_parameters.$H$2]+FLOOR([.$A184]/[levels_parameters.$J$2])" office:value-type="float" office:value="221" calcext:value-type="float">
            <text:p>221</text:p>
          </table:table-cell>
          <table:table-cell table:formula="of:=[levels_parameters.$E$2]*([.$A184]-1) + [levels_parameters.$D$2]" office:value-type="float" office:value="3790" calcext:value-type="float">
            <text:p>3790</text:p>
          </table:table-cell>
          <table:table-cell table:formula="of:=[levels_parameters.$G$2]*([.$A184]-1) + [levels_parameters.$F$2]" office:value-type="float" office:value="0" calcext:value-type="float">
            <text:p>0</text:p>
          </table:table-cell>
          <table:table-cell table:formula="of:=FLOOR([.$A184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levels_parameters.$B$2] + [levels_parameters.$C$2]*([.$A185]-1)+[levels_parameters.$A$2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levels_parameters.$I$2]*([.$A185]-1) + [levels_parameters.$H$2]+FLOOR([.$A185]/[levels_parameters.$J$2])" office:value-type="float" office:value="222" calcext:value-type="float">
            <text:p>222</text:p>
          </table:table-cell>
          <table:table-cell table:formula="of:=[levels_parameters.$E$2]*([.$A185]-1) + [levels_parameters.$D$2]" office:value-type="float" office:value="3810" calcext:value-type="float">
            <text:p>3810</text:p>
          </table:table-cell>
          <table:table-cell table:formula="of:=[levels_parameters.$G$2]*([.$A185]-1) + [levels_parameters.$F$2]" office:value-type="float" office:value="0" calcext:value-type="float">
            <text:p>0</text:p>
          </table:table-cell>
          <table:table-cell table:formula="of:=FLOOR([.$A185]/[levels_parameters.$K$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levels_parameters.$B$2] + [levels_parameters.$C$2]*([.$A186]-1)+[levels_parameters.$A$2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levels_parameters.$I$2]*([.$A186]-1) + [levels_parameters.$H$2]+FLOOR([.$A186]/[levels_parameters.$J$2])" office:value-type="float" office:value="224" calcext:value-type="float">
            <text:p>224</text:p>
          </table:table-cell>
          <table:table-cell table:formula="of:=[levels_parameters.$E$2]*([.$A186]-1) + [levels_parameters.$D$2]" office:value-type="float" office:value="3830" calcext:value-type="float">
            <text:p>3830</text:p>
          </table:table-cell>
          <table:table-cell table:formula="of:=[levels_parameters.$G$2]*([.$A186]-1) + [levels_parameters.$F$2]" office:value-type="float" office:value="0" calcext:value-type="float">
            <text:p>0</text:p>
          </table:table-cell>
          <table:table-cell table:formula="of:=FLOOR([.$A186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levels_parameters.$B$2] + [levels_parameters.$C$2]*([.$A187]-1)+[levels_parameters.$A$2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levels_parameters.$I$2]*([.$A187]-1) + [levels_parameters.$H$2]+FLOOR([.$A187]/[levels_parameters.$J$2])" office:value-type="float" office:value="225" calcext:value-type="float">
            <text:p>225</text:p>
          </table:table-cell>
          <table:table-cell table:formula="of:=[levels_parameters.$E$2]*([.$A187]-1) + [levels_parameters.$D$2]" office:value-type="float" office:value="3850" calcext:value-type="float">
            <text:p>3850</text:p>
          </table:table-cell>
          <table:table-cell table:formula="of:=[levels_parameters.$G$2]*([.$A187]-1) + [levels_parameters.$F$2]" office:value-type="float" office:value="0" calcext:value-type="float">
            <text:p>0</text:p>
          </table:table-cell>
          <table:table-cell table:formula="of:=FLOOR([.$A187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levels_parameters.$B$2] + [levels_parameters.$C$2]*([.$A188]-1)+[levels_parameters.$A$2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levels_parameters.$I$2]*([.$A188]-1) + [levels_parameters.$H$2]+FLOOR([.$A188]/[levels_parameters.$J$2])" office:value-type="float" office:value="226" calcext:value-type="float">
            <text:p>226</text:p>
          </table:table-cell>
          <table:table-cell table:formula="of:=[levels_parameters.$E$2]*([.$A188]-1) + [levels_parameters.$D$2]" office:value-type="float" office:value="3870" calcext:value-type="float">
            <text:p>3870</text:p>
          </table:table-cell>
          <table:table-cell table:formula="of:=[levels_parameters.$G$2]*([.$A188]-1) + [levels_parameters.$F$2]" office:value-type="float" office:value="0" calcext:value-type="float">
            <text:p>0</text:p>
          </table:table-cell>
          <table:table-cell table:formula="of:=FLOOR([.$A188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levels_parameters.$B$2] + [levels_parameters.$C$2]*([.$A189]-1)+[levels_parameters.$A$2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levels_parameters.$I$2]*([.$A189]-1) + [levels_parameters.$H$2]+FLOOR([.$A189]/[levels_parameters.$J$2])" office:value-type="float" office:value="227" calcext:value-type="float">
            <text:p>227</text:p>
          </table:table-cell>
          <table:table-cell table:formula="of:=[levels_parameters.$E$2]*([.$A189]-1) + [levels_parameters.$D$2]" office:value-type="float" office:value="3890" calcext:value-type="float">
            <text:p>3890</text:p>
          </table:table-cell>
          <table:table-cell table:formula="of:=[levels_parameters.$G$2]*([.$A189]-1) + [levels_parameters.$F$2]" office:value-type="float" office:value="0" calcext:value-type="float">
            <text:p>0</text:p>
          </table:table-cell>
          <table:table-cell table:formula="of:=FLOOR([.$A189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levels_parameters.$B$2] + [levels_parameters.$C$2]*([.$A190]-1)+[levels_parameters.$A$2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levels_parameters.$I$2]*([.$A190]-1) + [levels_parameters.$H$2]+FLOOR([.$A190]/[levels_parameters.$J$2])" office:value-type="float" office:value="228" calcext:value-type="float">
            <text:p>228</text:p>
          </table:table-cell>
          <table:table-cell table:formula="of:=[levels_parameters.$E$2]*([.$A190]-1) + [levels_parameters.$D$2]" office:value-type="float" office:value="3910" calcext:value-type="float">
            <text:p>3910</text:p>
          </table:table-cell>
          <table:table-cell table:formula="of:=[levels_parameters.$G$2]*([.$A190]-1) + [levels_parameters.$F$2]" office:value-type="float" office:value="0" calcext:value-type="float">
            <text:p>0</text:p>
          </table:table-cell>
          <table:table-cell table:formula="of:=FLOOR([.$A190]/[levels_parameters.$K$2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levels_parameters.$B$2] + [levels_parameters.$C$2]*([.$A191]-1)+[levels_parameters.$A$2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levels_parameters.$I$2]*([.$A191]-1) + [levels_parameters.$H$2]+FLOOR([.$A191]/[levels_parameters.$J$2])" office:value-type="float" office:value="230" calcext:value-type="float">
            <text:p>230</text:p>
          </table:table-cell>
          <table:table-cell table:formula="of:=[levels_parameters.$E$2]*([.$A191]-1) + [levels_parameters.$D$2]" office:value-type="float" office:value="3930" calcext:value-type="float">
            <text:p>3930</text:p>
          </table:table-cell>
          <table:table-cell table:formula="of:=[levels_parameters.$G$2]*([.$A191]-1) + [levels_parameters.$F$2]" office:value-type="float" office:value="0" calcext:value-type="float">
            <text:p>0</text:p>
          </table:table-cell>
          <table:table-cell table:formula="of:=FLOOR([.$A191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levels_parameters.$B$2] + [levels_parameters.$C$2]*([.$A192]-1)+[levels_parameters.$A$2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levels_parameters.$I$2]*([.$A192]-1) + [levels_parameters.$H$2]+FLOOR([.$A192]/[levels_parameters.$J$2])" office:value-type="float" office:value="231" calcext:value-type="float">
            <text:p>231</text:p>
          </table:table-cell>
          <table:table-cell table:formula="of:=[levels_parameters.$E$2]*([.$A192]-1) + [levels_parameters.$D$2]" office:value-type="float" office:value="3950" calcext:value-type="float">
            <text:p>3950</text:p>
          </table:table-cell>
          <table:table-cell table:formula="of:=[levels_parameters.$G$2]*([.$A192]-1) + [levels_parameters.$F$2]" office:value-type="float" office:value="0" calcext:value-type="float">
            <text:p>0</text:p>
          </table:table-cell>
          <table:table-cell table:formula="of:=FLOOR([.$A192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levels_parameters.$B$2] + [levels_parameters.$C$2]*([.$A193]-1)+[levels_parameters.$A$2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levels_parameters.$I$2]*([.$A193]-1) + [levels_parameters.$H$2]+FLOOR([.$A193]/[levels_parameters.$J$2])" office:value-type="float" office:value="232" calcext:value-type="float">
            <text:p>232</text:p>
          </table:table-cell>
          <table:table-cell table:formula="of:=[levels_parameters.$E$2]*([.$A193]-1) + [levels_parameters.$D$2]" office:value-type="float" office:value="3970" calcext:value-type="float">
            <text:p>3970</text:p>
          </table:table-cell>
          <table:table-cell table:formula="of:=[levels_parameters.$G$2]*([.$A193]-1) + [levels_parameters.$F$2]" office:value-type="float" office:value="0" calcext:value-type="float">
            <text:p>0</text:p>
          </table:table-cell>
          <table:table-cell table:formula="of:=FLOOR([.$A193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levels_parameters.$B$2] + [levels_parameters.$C$2]*([.$A194]-1)+[levels_parameters.$A$2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levels_parameters.$I$2]*([.$A194]-1) + [levels_parameters.$H$2]+FLOOR([.$A194]/[levels_parameters.$J$2])" office:value-type="float" office:value="233" calcext:value-type="float">
            <text:p>233</text:p>
          </table:table-cell>
          <table:table-cell table:formula="of:=[levels_parameters.$E$2]*([.$A194]-1) + [levels_parameters.$D$2]" office:value-type="float" office:value="3990" calcext:value-type="float">
            <text:p>3990</text:p>
          </table:table-cell>
          <table:table-cell table:formula="of:=[levels_parameters.$G$2]*([.$A194]-1) + [levels_parameters.$F$2]" office:value-type="float" office:value="0" calcext:value-type="float">
            <text:p>0</text:p>
          </table:table-cell>
          <table:table-cell table:formula="of:=FLOOR([.$A194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levels_parameters.$B$2] + [levels_parameters.$C$2]*([.$A195]-1)+[levels_parameters.$A$2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levels_parameters.$I$2]*([.$A195]-1) + [levels_parameters.$H$2]+FLOOR([.$A195]/[levels_parameters.$J$2])" office:value-type="float" office:value="234" calcext:value-type="float">
            <text:p>234</text:p>
          </table:table-cell>
          <table:table-cell table:formula="of:=[levels_parameters.$E$2]*([.$A195]-1) + [levels_parameters.$D$2]" office:value-type="float" office:value="4010" calcext:value-type="float">
            <text:p>4010</text:p>
          </table:table-cell>
          <table:table-cell table:formula="of:=[levels_parameters.$G$2]*([.$A195]-1) + [levels_parameters.$F$2]" office:value-type="float" office:value="0" calcext:value-type="float">
            <text:p>0</text:p>
          </table:table-cell>
          <table:table-cell table:formula="of:=FLOOR([.$A195]/[levels_parameters.$K$2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levels_parameters.$B$2] + [levels_parameters.$C$2]*([.$A196]-1)+[levels_parameters.$A$2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levels_parameters.$I$2]*([.$A196]-1) + [levels_parameters.$H$2]+FLOOR([.$A196]/[levels_parameters.$J$2])" office:value-type="float" office:value="236" calcext:value-type="float">
            <text:p>236</text:p>
          </table:table-cell>
          <table:table-cell table:formula="of:=[levels_parameters.$E$2]*([.$A196]-1) + [levels_parameters.$D$2]" office:value-type="float" office:value="4030" calcext:value-type="float">
            <text:p>4030</text:p>
          </table:table-cell>
          <table:table-cell table:formula="of:=[levels_parameters.$G$2]*([.$A196]-1) + [levels_parameters.$F$2]" office:value-type="float" office:value="0" calcext:value-type="float">
            <text:p>0</text:p>
          </table:table-cell>
          <table:table-cell table:formula="of:=FLOOR([.$A196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levels_parameters.$B$2] + [levels_parameters.$C$2]*([.$A197]-1)+[levels_parameters.$A$2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levels_parameters.$I$2]*([.$A197]-1) + [levels_parameters.$H$2]+FLOOR([.$A197]/[levels_parameters.$J$2])" office:value-type="float" office:value="237" calcext:value-type="float">
            <text:p>237</text:p>
          </table:table-cell>
          <table:table-cell table:formula="of:=[levels_parameters.$E$2]*([.$A197]-1) + [levels_parameters.$D$2]" office:value-type="float" office:value="4050" calcext:value-type="float">
            <text:p>4050</text:p>
          </table:table-cell>
          <table:table-cell table:formula="of:=[levels_parameters.$G$2]*([.$A197]-1) + [levels_parameters.$F$2]" office:value-type="float" office:value="0" calcext:value-type="float">
            <text:p>0</text:p>
          </table:table-cell>
          <table:table-cell table:formula="of:=FLOOR([.$A197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levels_parameters.$B$2] + [levels_parameters.$C$2]*([.$A198]-1)+[levels_parameters.$A$2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levels_parameters.$I$2]*([.$A198]-1) + [levels_parameters.$H$2]+FLOOR([.$A198]/[levels_parameters.$J$2])" office:value-type="float" office:value="238" calcext:value-type="float">
            <text:p>238</text:p>
          </table:table-cell>
          <table:table-cell table:formula="of:=[levels_parameters.$E$2]*([.$A198]-1) + [levels_parameters.$D$2]" office:value-type="float" office:value="4070" calcext:value-type="float">
            <text:p>4070</text:p>
          </table:table-cell>
          <table:table-cell table:formula="of:=[levels_parameters.$G$2]*([.$A198]-1) + [levels_parameters.$F$2]" office:value-type="float" office:value="0" calcext:value-type="float">
            <text:p>0</text:p>
          </table:table-cell>
          <table:table-cell table:formula="of:=FLOOR([.$A198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levels_parameters.$B$2] + [levels_parameters.$C$2]*([.$A199]-1)+[levels_parameters.$A$2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levels_parameters.$I$2]*([.$A199]-1) + [levels_parameters.$H$2]+FLOOR([.$A199]/[levels_parameters.$J$2])" office:value-type="float" office:value="239" calcext:value-type="float">
            <text:p>239</text:p>
          </table:table-cell>
          <table:table-cell table:formula="of:=[levels_parameters.$E$2]*([.$A199]-1) + [levels_parameters.$D$2]" office:value-type="float" office:value="4090" calcext:value-type="float">
            <text:p>4090</text:p>
          </table:table-cell>
          <table:table-cell table:formula="of:=[levels_parameters.$G$2]*([.$A199]-1) + [levels_parameters.$F$2]" office:value-type="float" office:value="0" calcext:value-type="float">
            <text:p>0</text:p>
          </table:table-cell>
          <table:table-cell table:formula="of:=FLOOR([.$A199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levels_parameters.$B$2] + [levels_parameters.$C$2]*([.$A200]-1)+[levels_parameters.$A$2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levels_parameters.$I$2]*([.$A200]-1) + [levels_parameters.$H$2]+FLOOR([.$A200]/[levels_parameters.$J$2])" office:value-type="float" office:value="240" calcext:value-type="float">
            <text:p>240</text:p>
          </table:table-cell>
          <table:table-cell table:formula="of:=[levels_parameters.$E$2]*([.$A200]-1) + [levels_parameters.$D$2]" office:value-type="float" office:value="4110" calcext:value-type="float">
            <text:p>4110</text:p>
          </table:table-cell>
          <table:table-cell table:formula="of:=[levels_parameters.$G$2]*([.$A200]-1) + [levels_parameters.$F$2]" office:value-type="float" office:value="0" calcext:value-type="float">
            <text:p>0</text:p>
          </table:table-cell>
          <table:table-cell table:formula="of:=FLOOR([.$A200]/[levels_parameters.$K$2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levels_parameters.$B$2] + [levels_parameters.$C$2]*([.$A201]-1)+[levels_parameters.$A$2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levels_parameters.$I$2]*([.$A201]-1) + [levels_parameters.$H$2]+FLOOR([.$A201]/[levels_parameters.$J$2])" office:value-type="float" office:value="242" calcext:value-type="float">
            <text:p>242</text:p>
          </table:table-cell>
          <table:table-cell table:formula="of:=[levels_parameters.$E$2]*([.$A201]-1) + [levels_parameters.$D$2]" office:value-type="float" office:value="4130" calcext:value-type="float">
            <text:p>4130</text:p>
          </table:table-cell>
          <table:table-cell table:formula="of:=[levels_parameters.$G$2]*([.$A201]-1) + [levels_parameters.$F$2]" office:value-type="float" office:value="0" calcext:value-type="float">
            <text:p>0</text:p>
          </table:table-cell>
          <table:table-cell table:formula="of:=FLOOR([.$A201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levels_parameters.$B$2] + [levels_parameters.$C$2]*([.$A202]-1)+[levels_parameters.$A$2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levels_parameters.$I$2]*([.$A202]-1) + [levels_parameters.$H$2]+FLOOR([.$A202]/[levels_parameters.$J$2])" office:value-type="float" office:value="243" calcext:value-type="float">
            <text:p>243</text:p>
          </table:table-cell>
          <table:table-cell table:formula="of:=[levels_parameters.$E$2]*([.$A202]-1) + [levels_parameters.$D$2]" office:value-type="float" office:value="4150" calcext:value-type="float">
            <text:p>4150</text:p>
          </table:table-cell>
          <table:table-cell table:formula="of:=[levels_parameters.$G$2]*([.$A202]-1) + [levels_parameters.$F$2]" office:value-type="float" office:value="0" calcext:value-type="float">
            <text:p>0</text:p>
          </table:table-cell>
          <table:table-cell table:formula="of:=FLOOR([.$A202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levels_parameters.$B$2] + [levels_parameters.$C$2]*([.$A203]-1)+[levels_parameters.$A$2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levels_parameters.$I$2]*([.$A203]-1) + [levels_parameters.$H$2]+FLOOR([.$A203]/[levels_parameters.$J$2])" office:value-type="float" office:value="244" calcext:value-type="float">
            <text:p>244</text:p>
          </table:table-cell>
          <table:table-cell table:formula="of:=[levels_parameters.$E$2]*([.$A203]-1) + [levels_parameters.$D$2]" office:value-type="float" office:value="4170" calcext:value-type="float">
            <text:p>4170</text:p>
          </table:table-cell>
          <table:table-cell table:formula="of:=[levels_parameters.$G$2]*([.$A203]-1) + [levels_parameters.$F$2]" office:value-type="float" office:value="0" calcext:value-type="float">
            <text:p>0</text:p>
          </table:table-cell>
          <table:table-cell table:formula="of:=FLOOR([.$A203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levels_parameters.$B$2] + [levels_parameters.$C$2]*([.$A204]-1)+[levels_parameters.$A$2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levels_parameters.$I$2]*([.$A204]-1) + [levels_parameters.$H$2]+FLOOR([.$A204]/[levels_parameters.$J$2])" office:value-type="float" office:value="245" calcext:value-type="float">
            <text:p>245</text:p>
          </table:table-cell>
          <table:table-cell table:formula="of:=[levels_parameters.$E$2]*([.$A204]-1) + [levels_parameters.$D$2]" office:value-type="float" office:value="4190" calcext:value-type="float">
            <text:p>4190</text:p>
          </table:table-cell>
          <table:table-cell table:formula="of:=[levels_parameters.$G$2]*([.$A204]-1) + [levels_parameters.$F$2]" office:value-type="float" office:value="0" calcext:value-type="float">
            <text:p>0</text:p>
          </table:table-cell>
          <table:table-cell table:formula="of:=FLOOR([.$A204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levels_parameters.$B$2] + [levels_parameters.$C$2]*([.$A205]-1)+[levels_parameters.$A$2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levels_parameters.$I$2]*([.$A205]-1) + [levels_parameters.$H$2]+FLOOR([.$A205]/[levels_parameters.$J$2])" office:value-type="float" office:value="246" calcext:value-type="float">
            <text:p>246</text:p>
          </table:table-cell>
          <table:table-cell table:formula="of:=[levels_parameters.$E$2]*([.$A205]-1) + [levels_parameters.$D$2]" office:value-type="float" office:value="4210" calcext:value-type="float">
            <text:p>4210</text:p>
          </table:table-cell>
          <table:table-cell table:formula="of:=[levels_parameters.$G$2]*([.$A205]-1) + [levels_parameters.$F$2]" office:value-type="float" office:value="0" calcext:value-type="float">
            <text:p>0</text:p>
          </table:table-cell>
          <table:table-cell table:formula="of:=FLOOR([.$A205]/[levels_parameters.$K$2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levels_parameters.$B$2] + [levels_parameters.$C$2]*([.$A206]-1)+[levels_parameters.$A$2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levels_parameters.$I$2]*([.$A206]-1) + [levels_parameters.$H$2]+FLOOR([.$A206]/[levels_parameters.$J$2])" office:value-type="float" office:value="248" calcext:value-type="float">
            <text:p>248</text:p>
          </table:table-cell>
          <table:table-cell table:formula="of:=[levels_parameters.$E$2]*([.$A206]-1) + [levels_parameters.$D$2]" office:value-type="float" office:value="4230" calcext:value-type="float">
            <text:p>4230</text:p>
          </table:table-cell>
          <table:table-cell table:formula="of:=[levels_parameters.$G$2]*([.$A206]-1) + [levels_parameters.$F$2]" office:value-type="float" office:value="0" calcext:value-type="float">
            <text:p>0</text:p>
          </table:table-cell>
          <table:table-cell table:formula="of:=FLOOR([.$A206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levels_parameters.$B$2] + [levels_parameters.$C$2]*([.$A207]-1)+[levels_parameters.$A$2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levels_parameters.$I$2]*([.$A207]-1) + [levels_parameters.$H$2]+FLOOR([.$A207]/[levels_parameters.$J$2])" office:value-type="float" office:value="249" calcext:value-type="float">
            <text:p>249</text:p>
          </table:table-cell>
          <table:table-cell table:formula="of:=[levels_parameters.$E$2]*([.$A207]-1) + [levels_parameters.$D$2]" office:value-type="float" office:value="4250" calcext:value-type="float">
            <text:p>4250</text:p>
          </table:table-cell>
          <table:table-cell table:formula="of:=[levels_parameters.$G$2]*([.$A207]-1) + [levels_parameters.$F$2]" office:value-type="float" office:value="0" calcext:value-type="float">
            <text:p>0</text:p>
          </table:table-cell>
          <table:table-cell table:formula="of:=FLOOR([.$A207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levels_parameters.$B$2] + [levels_parameters.$C$2]*([.$A208]-1)+[levels_parameters.$A$2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levels_parameters.$I$2]*([.$A208]-1) + [levels_parameters.$H$2]+FLOOR([.$A208]/[levels_parameters.$J$2])" office:value-type="float" office:value="250" calcext:value-type="float">
            <text:p>250</text:p>
          </table:table-cell>
          <table:table-cell table:formula="of:=[levels_parameters.$E$2]*([.$A208]-1) + [levels_parameters.$D$2]" office:value-type="float" office:value="4270" calcext:value-type="float">
            <text:p>4270</text:p>
          </table:table-cell>
          <table:table-cell table:formula="of:=[levels_parameters.$G$2]*([.$A208]-1) + [levels_parameters.$F$2]" office:value-type="float" office:value="0" calcext:value-type="float">
            <text:p>0</text:p>
          </table:table-cell>
          <table:table-cell table:formula="of:=FLOOR([.$A208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levels_parameters.$B$2] + [levels_parameters.$C$2]*([.$A209]-1)+[levels_parameters.$A$2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levels_parameters.$I$2]*([.$A209]-1) + [levels_parameters.$H$2]+FLOOR([.$A209]/[levels_parameters.$J$2])" office:value-type="float" office:value="251" calcext:value-type="float">
            <text:p>251</text:p>
          </table:table-cell>
          <table:table-cell table:formula="of:=[levels_parameters.$E$2]*([.$A209]-1) + [levels_parameters.$D$2]" office:value-type="float" office:value="4290" calcext:value-type="float">
            <text:p>4290</text:p>
          </table:table-cell>
          <table:table-cell table:formula="of:=[levels_parameters.$G$2]*([.$A209]-1) + [levels_parameters.$F$2]" office:value-type="float" office:value="0" calcext:value-type="float">
            <text:p>0</text:p>
          </table:table-cell>
          <table:table-cell table:formula="of:=FLOOR([.$A209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levels_parameters.$B$2] + [levels_parameters.$C$2]*([.$A210]-1)+[levels_parameters.$A$2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levels_parameters.$I$2]*([.$A210]-1) + [levels_parameters.$H$2]+FLOOR([.$A210]/[levels_parameters.$J$2])" office:value-type="float" office:value="252" calcext:value-type="float">
            <text:p>252</text:p>
          </table:table-cell>
          <table:table-cell table:formula="of:=[levels_parameters.$E$2]*([.$A210]-1) + [levels_parameters.$D$2]" office:value-type="float" office:value="4310" calcext:value-type="float">
            <text:p>4310</text:p>
          </table:table-cell>
          <table:table-cell table:formula="of:=[levels_parameters.$G$2]*([.$A210]-1) + [levels_parameters.$F$2]" office:value-type="float" office:value="0" calcext:value-type="float">
            <text:p>0</text:p>
          </table:table-cell>
          <table:table-cell table:formula="of:=FLOOR([.$A210]/[levels_parameters.$K$2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levels_parameters.$B$2] + [levels_parameters.$C$2]*([.$A211]-1)+[levels_parameters.$A$2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levels_parameters.$I$2]*([.$A211]-1) + [levels_parameters.$H$2]+FLOOR([.$A211]/[levels_parameters.$J$2])" office:value-type="float" office:value="254" calcext:value-type="float">
            <text:p>254</text:p>
          </table:table-cell>
          <table:table-cell table:formula="of:=[levels_parameters.$E$2]*([.$A211]-1) + [levels_parameters.$D$2]" office:value-type="float" office:value="4330" calcext:value-type="float">
            <text:p>4330</text:p>
          </table:table-cell>
          <table:table-cell table:formula="of:=[levels_parameters.$G$2]*([.$A211]-1) + [levels_parameters.$F$2]" office:value-type="float" office:value="0" calcext:value-type="float">
            <text:p>0</text:p>
          </table:table-cell>
          <table:table-cell table:formula="of:=FLOOR([.$A211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levels_parameters.$B$2] + [levels_parameters.$C$2]*([.$A212]-1)+[levels_parameters.$A$2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levels_parameters.$I$2]*([.$A212]-1) + [levels_parameters.$H$2]+FLOOR([.$A212]/[levels_parameters.$J$2])" office:value-type="float" office:value="255" calcext:value-type="float">
            <text:p>255</text:p>
          </table:table-cell>
          <table:table-cell table:formula="of:=[levels_parameters.$E$2]*([.$A212]-1) + [levels_parameters.$D$2]" office:value-type="float" office:value="4350" calcext:value-type="float">
            <text:p>4350</text:p>
          </table:table-cell>
          <table:table-cell table:formula="of:=[levels_parameters.$G$2]*([.$A212]-1) + [levels_parameters.$F$2]" office:value-type="float" office:value="0" calcext:value-type="float">
            <text:p>0</text:p>
          </table:table-cell>
          <table:table-cell table:formula="of:=FLOOR([.$A212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levels_parameters.$B$2] + [levels_parameters.$C$2]*([.$A213]-1)+[levels_parameters.$A$2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levels_parameters.$I$2]*([.$A213]-1) + [levels_parameters.$H$2]+FLOOR([.$A213]/[levels_parameters.$J$2])" office:value-type="float" office:value="256" calcext:value-type="float">
            <text:p>256</text:p>
          </table:table-cell>
          <table:table-cell table:formula="of:=[levels_parameters.$E$2]*([.$A213]-1) + [levels_parameters.$D$2]" office:value-type="float" office:value="4370" calcext:value-type="float">
            <text:p>4370</text:p>
          </table:table-cell>
          <table:table-cell table:formula="of:=[levels_parameters.$G$2]*([.$A213]-1) + [levels_parameters.$F$2]" office:value-type="float" office:value="0" calcext:value-type="float">
            <text:p>0</text:p>
          </table:table-cell>
          <table:table-cell table:formula="of:=FLOOR([.$A213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levels_parameters.$B$2] + [levels_parameters.$C$2]*([.$A214]-1)+[levels_parameters.$A$2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levels_parameters.$I$2]*([.$A214]-1) + [levels_parameters.$H$2]+FLOOR([.$A214]/[levels_parameters.$J$2])" office:value-type="float" office:value="257" calcext:value-type="float">
            <text:p>257</text:p>
          </table:table-cell>
          <table:table-cell table:formula="of:=[levels_parameters.$E$2]*([.$A214]-1) + [levels_parameters.$D$2]" office:value-type="float" office:value="4390" calcext:value-type="float">
            <text:p>4390</text:p>
          </table:table-cell>
          <table:table-cell table:formula="of:=[levels_parameters.$G$2]*([.$A214]-1) + [levels_parameters.$F$2]" office:value-type="float" office:value="0" calcext:value-type="float">
            <text:p>0</text:p>
          </table:table-cell>
          <table:table-cell table:formula="of:=FLOOR([.$A214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levels_parameters.$B$2] + [levels_parameters.$C$2]*([.$A215]-1)+[levels_parameters.$A$2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levels_parameters.$I$2]*([.$A215]-1) + [levels_parameters.$H$2]+FLOOR([.$A215]/[levels_parameters.$J$2])" office:value-type="float" office:value="258" calcext:value-type="float">
            <text:p>258</text:p>
          </table:table-cell>
          <table:table-cell table:formula="of:=[levels_parameters.$E$2]*([.$A215]-1) + [levels_parameters.$D$2]" office:value-type="float" office:value="4410" calcext:value-type="float">
            <text:p>4410</text:p>
          </table:table-cell>
          <table:table-cell table:formula="of:=[levels_parameters.$G$2]*([.$A215]-1) + [levels_parameters.$F$2]" office:value-type="float" office:value="0" calcext:value-type="float">
            <text:p>0</text:p>
          </table:table-cell>
          <table:table-cell table:formula="of:=FLOOR([.$A215]/[levels_parameters.$K$2])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levels_parameters.$B$2] + [levels_parameters.$C$2]*([.$A216]-1)+[levels_parameters.$A$2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levels_parameters.$I$2]*([.$A216]-1) + [levels_parameters.$H$2]+FLOOR([.$A216]/[levels_parameters.$J$2])" office:value-type="float" office:value="260" calcext:value-type="float">
            <text:p>260</text:p>
          </table:table-cell>
          <table:table-cell table:formula="of:=[levels_parameters.$E$2]*([.$A216]-1) + [levels_parameters.$D$2]" office:value-type="float" office:value="4430" calcext:value-type="float">
            <text:p>4430</text:p>
          </table:table-cell>
          <table:table-cell table:formula="of:=[levels_parameters.$G$2]*([.$A216]-1) + [levels_parameters.$F$2]" office:value-type="float" office:value="0" calcext:value-type="float">
            <text:p>0</text:p>
          </table:table-cell>
          <table:table-cell table:formula="of:=FLOOR([.$A216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levels_parameters.$B$2] + [levels_parameters.$C$2]*([.$A217]-1)+[levels_parameters.$A$2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levels_parameters.$I$2]*([.$A217]-1) + [levels_parameters.$H$2]+FLOOR([.$A217]/[levels_parameters.$J$2])" office:value-type="float" office:value="261" calcext:value-type="float">
            <text:p>261</text:p>
          </table:table-cell>
          <table:table-cell table:formula="of:=[levels_parameters.$E$2]*([.$A217]-1) + [levels_parameters.$D$2]" office:value-type="float" office:value="4450" calcext:value-type="float">
            <text:p>4450</text:p>
          </table:table-cell>
          <table:table-cell table:formula="of:=[levels_parameters.$G$2]*([.$A217]-1) + [levels_parameters.$F$2]" office:value-type="float" office:value="0" calcext:value-type="float">
            <text:p>0</text:p>
          </table:table-cell>
          <table:table-cell table:formula="of:=FLOOR([.$A217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levels_parameters.$B$2] + [levels_parameters.$C$2]*([.$A218]-1)+[levels_parameters.$A$2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levels_parameters.$I$2]*([.$A218]-1) + [levels_parameters.$H$2]+FLOOR([.$A218]/[levels_parameters.$J$2])" office:value-type="float" office:value="262" calcext:value-type="float">
            <text:p>262</text:p>
          </table:table-cell>
          <table:table-cell table:formula="of:=[levels_parameters.$E$2]*([.$A218]-1) + [levels_parameters.$D$2]" office:value-type="float" office:value="4470" calcext:value-type="float">
            <text:p>4470</text:p>
          </table:table-cell>
          <table:table-cell table:formula="of:=[levels_parameters.$G$2]*([.$A218]-1) + [levels_parameters.$F$2]" office:value-type="float" office:value="0" calcext:value-type="float">
            <text:p>0</text:p>
          </table:table-cell>
          <table:table-cell table:formula="of:=FLOOR([.$A218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levels_parameters.$B$2] + [levels_parameters.$C$2]*([.$A219]-1)+[levels_parameters.$A$2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levels_parameters.$I$2]*([.$A219]-1) + [levels_parameters.$H$2]+FLOOR([.$A219]/[levels_parameters.$J$2])" office:value-type="float" office:value="263" calcext:value-type="float">
            <text:p>263</text:p>
          </table:table-cell>
          <table:table-cell table:formula="of:=[levels_parameters.$E$2]*([.$A219]-1) + [levels_parameters.$D$2]" office:value-type="float" office:value="4490" calcext:value-type="float">
            <text:p>4490</text:p>
          </table:table-cell>
          <table:table-cell table:formula="of:=[levels_parameters.$G$2]*([.$A219]-1) + [levels_parameters.$F$2]" office:value-type="float" office:value="0" calcext:value-type="float">
            <text:p>0</text:p>
          </table:table-cell>
          <table:table-cell table:formula="of:=FLOOR([.$A219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levels_parameters.$B$2] + [levels_parameters.$C$2]*([.$A220]-1)+[levels_parameters.$A$2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levels_parameters.$I$2]*([.$A220]-1) + [levels_parameters.$H$2]+FLOOR([.$A220]/[levels_parameters.$J$2])" office:value-type="float" office:value="264" calcext:value-type="float">
            <text:p>264</text:p>
          </table:table-cell>
          <table:table-cell table:formula="of:=[levels_parameters.$E$2]*([.$A220]-1) + [levels_parameters.$D$2]" office:value-type="float" office:value="4510" calcext:value-type="float">
            <text:p>4510</text:p>
          </table:table-cell>
          <table:table-cell table:formula="of:=[levels_parameters.$G$2]*([.$A220]-1) + [levels_parameters.$F$2]" office:value-type="float" office:value="0" calcext:value-type="float">
            <text:p>0</text:p>
          </table:table-cell>
          <table:table-cell table:formula="of:=FLOOR([.$A220]/[levels_parameters.$K$2])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levels_parameters.$B$2] + [levels_parameters.$C$2]*([.$A221]-1)+[levels_parameters.$A$2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levels_parameters.$I$2]*([.$A221]-1) + [levels_parameters.$H$2]+FLOOR([.$A221]/[levels_parameters.$J$2])" office:value-type="float" office:value="266" calcext:value-type="float">
            <text:p>266</text:p>
          </table:table-cell>
          <table:table-cell table:formula="of:=[levels_parameters.$E$2]*([.$A221]-1) + [levels_parameters.$D$2]" office:value-type="float" office:value="4530" calcext:value-type="float">
            <text:p>4530</text:p>
          </table:table-cell>
          <table:table-cell table:formula="of:=[levels_parameters.$G$2]*([.$A221]-1) + [levels_parameters.$F$2]" office:value-type="float" office:value="0" calcext:value-type="float">
            <text:p>0</text:p>
          </table:table-cell>
          <table:table-cell table:formula="of:=FLOOR([.$A221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levels_parameters.$B$2] + [levels_parameters.$C$2]*([.$A222]-1)+[levels_parameters.$A$2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levels_parameters.$I$2]*([.$A222]-1) + [levels_parameters.$H$2]+FLOOR([.$A222]/[levels_parameters.$J$2])" office:value-type="float" office:value="267" calcext:value-type="float">
            <text:p>267</text:p>
          </table:table-cell>
          <table:table-cell table:formula="of:=[levels_parameters.$E$2]*([.$A222]-1) + [levels_parameters.$D$2]" office:value-type="float" office:value="4550" calcext:value-type="float">
            <text:p>4550</text:p>
          </table:table-cell>
          <table:table-cell table:formula="of:=[levels_parameters.$G$2]*([.$A222]-1) + [levels_parameters.$F$2]" office:value-type="float" office:value="0" calcext:value-type="float">
            <text:p>0</text:p>
          </table:table-cell>
          <table:table-cell table:formula="of:=FLOOR([.$A222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levels_parameters.$B$2] + [levels_parameters.$C$2]*([.$A223]-1)+[levels_parameters.$A$2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levels_parameters.$I$2]*([.$A223]-1) + [levels_parameters.$H$2]+FLOOR([.$A223]/[levels_parameters.$J$2])" office:value-type="float" office:value="268" calcext:value-type="float">
            <text:p>268</text:p>
          </table:table-cell>
          <table:table-cell table:formula="of:=[levels_parameters.$E$2]*([.$A223]-1) + [levels_parameters.$D$2]" office:value-type="float" office:value="4570" calcext:value-type="float">
            <text:p>4570</text:p>
          </table:table-cell>
          <table:table-cell table:formula="of:=[levels_parameters.$G$2]*([.$A223]-1) + [levels_parameters.$F$2]" office:value-type="float" office:value="0" calcext:value-type="float">
            <text:p>0</text:p>
          </table:table-cell>
          <table:table-cell table:formula="of:=FLOOR([.$A223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levels_parameters.$B$2] + [levels_parameters.$C$2]*([.$A224]-1)+[levels_parameters.$A$2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levels_parameters.$I$2]*([.$A224]-1) + [levels_parameters.$H$2]+FLOOR([.$A224]/[levels_parameters.$J$2])" office:value-type="float" office:value="269" calcext:value-type="float">
            <text:p>269</text:p>
          </table:table-cell>
          <table:table-cell table:formula="of:=[levels_parameters.$E$2]*([.$A224]-1) + [levels_parameters.$D$2]" office:value-type="float" office:value="4590" calcext:value-type="float">
            <text:p>4590</text:p>
          </table:table-cell>
          <table:table-cell table:formula="of:=[levels_parameters.$G$2]*([.$A224]-1) + [levels_parameters.$F$2]" office:value-type="float" office:value="0" calcext:value-type="float">
            <text:p>0</text:p>
          </table:table-cell>
          <table:table-cell table:formula="of:=FLOOR([.$A224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levels_parameters.$B$2] + [levels_parameters.$C$2]*([.$A225]-1)+[levels_parameters.$A$2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levels_parameters.$I$2]*([.$A225]-1) + [levels_parameters.$H$2]+FLOOR([.$A225]/[levels_parameters.$J$2])" office:value-type="float" office:value="270" calcext:value-type="float">
            <text:p>270</text:p>
          </table:table-cell>
          <table:table-cell table:formula="of:=[levels_parameters.$E$2]*([.$A225]-1) + [levels_parameters.$D$2]" office:value-type="float" office:value="4610" calcext:value-type="float">
            <text:p>4610</text:p>
          </table:table-cell>
          <table:table-cell table:formula="of:=[levels_parameters.$G$2]*([.$A225]-1) + [levels_parameters.$F$2]" office:value-type="float" office:value="0" calcext:value-type="float">
            <text:p>0</text:p>
          </table:table-cell>
          <table:table-cell table:formula="of:=FLOOR([.$A225]/[levels_parameters.$K$2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levels_parameters.$B$2] + [levels_parameters.$C$2]*([.$A226]-1)+[levels_parameters.$A$2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levels_parameters.$I$2]*([.$A226]-1) + [levels_parameters.$H$2]+FLOOR([.$A226]/[levels_parameters.$J$2])" office:value-type="float" office:value="272" calcext:value-type="float">
            <text:p>272</text:p>
          </table:table-cell>
          <table:table-cell table:formula="of:=[levels_parameters.$E$2]*([.$A226]-1) + [levels_parameters.$D$2]" office:value-type="float" office:value="4630" calcext:value-type="float">
            <text:p>4630</text:p>
          </table:table-cell>
          <table:table-cell table:formula="of:=[levels_parameters.$G$2]*([.$A226]-1) + [levels_parameters.$F$2]" office:value-type="float" office:value="0" calcext:value-type="float">
            <text:p>0</text:p>
          </table:table-cell>
          <table:table-cell table:formula="of:=FLOOR([.$A226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levels_parameters.$B$2] + [levels_parameters.$C$2]*([.$A227]-1)+[levels_parameters.$A$2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levels_parameters.$I$2]*([.$A227]-1) + [levels_parameters.$H$2]+FLOOR([.$A227]/[levels_parameters.$J$2])" office:value-type="float" office:value="273" calcext:value-type="float">
            <text:p>273</text:p>
          </table:table-cell>
          <table:table-cell table:formula="of:=[levels_parameters.$E$2]*([.$A227]-1) + [levels_parameters.$D$2]" office:value-type="float" office:value="4650" calcext:value-type="float">
            <text:p>4650</text:p>
          </table:table-cell>
          <table:table-cell table:formula="of:=[levels_parameters.$G$2]*([.$A227]-1) + [levels_parameters.$F$2]" office:value-type="float" office:value="0" calcext:value-type="float">
            <text:p>0</text:p>
          </table:table-cell>
          <table:table-cell table:formula="of:=FLOOR([.$A227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levels_parameters.$B$2] + [levels_parameters.$C$2]*([.$A228]-1)+[levels_parameters.$A$2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levels_parameters.$I$2]*([.$A228]-1) + [levels_parameters.$H$2]+FLOOR([.$A228]/[levels_parameters.$J$2])" office:value-type="float" office:value="274" calcext:value-type="float">
            <text:p>274</text:p>
          </table:table-cell>
          <table:table-cell table:formula="of:=[levels_parameters.$E$2]*([.$A228]-1) + [levels_parameters.$D$2]" office:value-type="float" office:value="4670" calcext:value-type="float">
            <text:p>4670</text:p>
          </table:table-cell>
          <table:table-cell table:formula="of:=[levels_parameters.$G$2]*([.$A228]-1) + [levels_parameters.$F$2]" office:value-type="float" office:value="0" calcext:value-type="float">
            <text:p>0</text:p>
          </table:table-cell>
          <table:table-cell table:formula="of:=FLOOR([.$A228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levels_parameters.$B$2] + [levels_parameters.$C$2]*([.$A229]-1)+[levels_parameters.$A$2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levels_parameters.$I$2]*([.$A229]-1) + [levels_parameters.$H$2]+FLOOR([.$A229]/[levels_parameters.$J$2])" office:value-type="float" office:value="275" calcext:value-type="float">
            <text:p>275</text:p>
          </table:table-cell>
          <table:table-cell table:formula="of:=[levels_parameters.$E$2]*([.$A229]-1) + [levels_parameters.$D$2]" office:value-type="float" office:value="4690" calcext:value-type="float">
            <text:p>4690</text:p>
          </table:table-cell>
          <table:table-cell table:formula="of:=[levels_parameters.$G$2]*([.$A229]-1) + [levels_parameters.$F$2]" office:value-type="float" office:value="0" calcext:value-type="float">
            <text:p>0</text:p>
          </table:table-cell>
          <table:table-cell table:formula="of:=FLOOR([.$A229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levels_parameters.$B$2] + [levels_parameters.$C$2]*([.$A230]-1)+[levels_parameters.$A$2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levels_parameters.$I$2]*([.$A230]-1) + [levels_parameters.$H$2]+FLOOR([.$A230]/[levels_parameters.$J$2])" office:value-type="float" office:value="276" calcext:value-type="float">
            <text:p>276</text:p>
          </table:table-cell>
          <table:table-cell table:formula="of:=[levels_parameters.$E$2]*([.$A230]-1) + [levels_parameters.$D$2]" office:value-type="float" office:value="4710" calcext:value-type="float">
            <text:p>4710</text:p>
          </table:table-cell>
          <table:table-cell table:formula="of:=[levels_parameters.$G$2]*([.$A230]-1) + [levels_parameters.$F$2]" office:value-type="float" office:value="0" calcext:value-type="float">
            <text:p>0</text:p>
          </table:table-cell>
          <table:table-cell table:formula="of:=FLOOR([.$A230]/[levels_parameters.$K$2])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levels_parameters.$B$2] + [levels_parameters.$C$2]*([.$A231]-1)+[levels_parameters.$A$2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levels_parameters.$I$2]*([.$A231]-1) + [levels_parameters.$H$2]+FLOOR([.$A231]/[levels_parameters.$J$2])" office:value-type="float" office:value="278" calcext:value-type="float">
            <text:p>278</text:p>
          </table:table-cell>
          <table:table-cell table:formula="of:=[levels_parameters.$E$2]*([.$A231]-1) + [levels_parameters.$D$2]" office:value-type="float" office:value="4730" calcext:value-type="float">
            <text:p>4730</text:p>
          </table:table-cell>
          <table:table-cell table:formula="of:=[levels_parameters.$G$2]*([.$A231]-1) + [levels_parameters.$F$2]" office:value-type="float" office:value="0" calcext:value-type="float">
            <text:p>0</text:p>
          </table:table-cell>
          <table:table-cell table:formula="of:=FLOOR([.$A231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levels_parameters.$B$2] + [levels_parameters.$C$2]*([.$A232]-1)+[levels_parameters.$A$2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levels_parameters.$I$2]*([.$A232]-1) + [levels_parameters.$H$2]+FLOOR([.$A232]/[levels_parameters.$J$2])" office:value-type="float" office:value="279" calcext:value-type="float">
            <text:p>279</text:p>
          </table:table-cell>
          <table:table-cell table:formula="of:=[levels_parameters.$E$2]*([.$A232]-1) + [levels_parameters.$D$2]" office:value-type="float" office:value="4750" calcext:value-type="float">
            <text:p>4750</text:p>
          </table:table-cell>
          <table:table-cell table:formula="of:=[levels_parameters.$G$2]*([.$A232]-1) + [levels_parameters.$F$2]" office:value-type="float" office:value="0" calcext:value-type="float">
            <text:p>0</text:p>
          </table:table-cell>
          <table:table-cell table:formula="of:=FLOOR([.$A232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levels_parameters.$B$2] + [levels_parameters.$C$2]*([.$A233]-1)+[levels_parameters.$A$2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levels_parameters.$I$2]*([.$A233]-1) + [levels_parameters.$H$2]+FLOOR([.$A233]/[levels_parameters.$J$2])" office:value-type="float" office:value="280" calcext:value-type="float">
            <text:p>280</text:p>
          </table:table-cell>
          <table:table-cell table:formula="of:=[levels_parameters.$E$2]*([.$A233]-1) + [levels_parameters.$D$2]" office:value-type="float" office:value="4770" calcext:value-type="float">
            <text:p>4770</text:p>
          </table:table-cell>
          <table:table-cell table:formula="of:=[levels_parameters.$G$2]*([.$A233]-1) + [levels_parameters.$F$2]" office:value-type="float" office:value="0" calcext:value-type="float">
            <text:p>0</text:p>
          </table:table-cell>
          <table:table-cell table:formula="of:=FLOOR([.$A233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levels_parameters.$B$2] + [levels_parameters.$C$2]*([.$A234]-1)+[levels_parameters.$A$2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levels_parameters.$I$2]*([.$A234]-1) + [levels_parameters.$H$2]+FLOOR([.$A234]/[levels_parameters.$J$2])" office:value-type="float" office:value="281" calcext:value-type="float">
            <text:p>281</text:p>
          </table:table-cell>
          <table:table-cell table:formula="of:=[levels_parameters.$E$2]*([.$A234]-1) + [levels_parameters.$D$2]" office:value-type="float" office:value="4790" calcext:value-type="float">
            <text:p>4790</text:p>
          </table:table-cell>
          <table:table-cell table:formula="of:=[levels_parameters.$G$2]*([.$A234]-1) + [levels_parameters.$F$2]" office:value-type="float" office:value="0" calcext:value-type="float">
            <text:p>0</text:p>
          </table:table-cell>
          <table:table-cell table:formula="of:=FLOOR([.$A234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levels_parameters.$B$2] + [levels_parameters.$C$2]*([.$A235]-1)+[levels_parameters.$A$2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levels_parameters.$I$2]*([.$A235]-1) + [levels_parameters.$H$2]+FLOOR([.$A235]/[levels_parameters.$J$2])" office:value-type="float" office:value="282" calcext:value-type="float">
            <text:p>282</text:p>
          </table:table-cell>
          <table:table-cell table:formula="of:=[levels_parameters.$E$2]*([.$A235]-1) + [levels_parameters.$D$2]" office:value-type="float" office:value="4810" calcext:value-type="float">
            <text:p>4810</text:p>
          </table:table-cell>
          <table:table-cell table:formula="of:=[levels_parameters.$G$2]*([.$A235]-1) + [levels_parameters.$F$2]" office:value-type="float" office:value="0" calcext:value-type="float">
            <text:p>0</text:p>
          </table:table-cell>
          <table:table-cell table:formula="of:=FLOOR([.$A235]/[levels_parameters.$K$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levels_parameters.$B$2] + [levels_parameters.$C$2]*([.$A236]-1)+[levels_parameters.$A$2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levels_parameters.$I$2]*([.$A236]-1) + [levels_parameters.$H$2]+FLOOR([.$A236]/[levels_parameters.$J$2])" office:value-type="float" office:value="284" calcext:value-type="float">
            <text:p>284</text:p>
          </table:table-cell>
          <table:table-cell table:formula="of:=[levels_parameters.$E$2]*([.$A236]-1) + [levels_parameters.$D$2]" office:value-type="float" office:value="4830" calcext:value-type="float">
            <text:p>4830</text:p>
          </table:table-cell>
          <table:table-cell table:formula="of:=[levels_parameters.$G$2]*([.$A236]-1) + [levels_parameters.$F$2]" office:value-type="float" office:value="0" calcext:value-type="float">
            <text:p>0</text:p>
          </table:table-cell>
          <table:table-cell table:formula="of:=FLOOR([.$A236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levels_parameters.$B$2] + [levels_parameters.$C$2]*([.$A237]-1)+[levels_parameters.$A$2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levels_parameters.$I$2]*([.$A237]-1) + [levels_parameters.$H$2]+FLOOR([.$A237]/[levels_parameters.$J$2])" office:value-type="float" office:value="285" calcext:value-type="float">
            <text:p>285</text:p>
          </table:table-cell>
          <table:table-cell table:formula="of:=[levels_parameters.$E$2]*([.$A237]-1) + [levels_parameters.$D$2]" office:value-type="float" office:value="4850" calcext:value-type="float">
            <text:p>4850</text:p>
          </table:table-cell>
          <table:table-cell table:formula="of:=[levels_parameters.$G$2]*([.$A237]-1) + [levels_parameters.$F$2]" office:value-type="float" office:value="0" calcext:value-type="float">
            <text:p>0</text:p>
          </table:table-cell>
          <table:table-cell table:formula="of:=FLOOR([.$A237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levels_parameters.$B$2] + [levels_parameters.$C$2]*([.$A238]-1)+[levels_parameters.$A$2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levels_parameters.$I$2]*([.$A238]-1) + [levels_parameters.$H$2]+FLOOR([.$A238]/[levels_parameters.$J$2])" office:value-type="float" office:value="286" calcext:value-type="float">
            <text:p>286</text:p>
          </table:table-cell>
          <table:table-cell table:formula="of:=[levels_parameters.$E$2]*([.$A238]-1) + [levels_parameters.$D$2]" office:value-type="float" office:value="4870" calcext:value-type="float">
            <text:p>4870</text:p>
          </table:table-cell>
          <table:table-cell table:formula="of:=[levels_parameters.$G$2]*([.$A238]-1) + [levels_parameters.$F$2]" office:value-type="float" office:value="0" calcext:value-type="float">
            <text:p>0</text:p>
          </table:table-cell>
          <table:table-cell table:formula="of:=FLOOR([.$A238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levels_parameters.$B$2] + [levels_parameters.$C$2]*([.$A239]-1)+[levels_parameters.$A$2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levels_parameters.$I$2]*([.$A239]-1) + [levels_parameters.$H$2]+FLOOR([.$A239]/[levels_parameters.$J$2])" office:value-type="float" office:value="287" calcext:value-type="float">
            <text:p>287</text:p>
          </table:table-cell>
          <table:table-cell table:formula="of:=[levels_parameters.$E$2]*([.$A239]-1) + [levels_parameters.$D$2]" office:value-type="float" office:value="4890" calcext:value-type="float">
            <text:p>4890</text:p>
          </table:table-cell>
          <table:table-cell table:formula="of:=[levels_parameters.$G$2]*([.$A239]-1) + [levels_parameters.$F$2]" office:value-type="float" office:value="0" calcext:value-type="float">
            <text:p>0</text:p>
          </table:table-cell>
          <table:table-cell table:formula="of:=FLOOR([.$A239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levels_parameters.$B$2] + [levels_parameters.$C$2]*([.$A240]-1)+[levels_parameters.$A$2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levels_parameters.$I$2]*([.$A240]-1) + [levels_parameters.$H$2]+FLOOR([.$A240]/[levels_parameters.$J$2])" office:value-type="float" office:value="288" calcext:value-type="float">
            <text:p>288</text:p>
          </table:table-cell>
          <table:table-cell table:formula="of:=[levels_parameters.$E$2]*([.$A240]-1) + [levels_parameters.$D$2]" office:value-type="float" office:value="4910" calcext:value-type="float">
            <text:p>4910</text:p>
          </table:table-cell>
          <table:table-cell table:formula="of:=[levels_parameters.$G$2]*([.$A240]-1) + [levels_parameters.$F$2]" office:value-type="float" office:value="0" calcext:value-type="float">
            <text:p>0</text:p>
          </table:table-cell>
          <table:table-cell table:formula="of:=FLOOR([.$A240]/[levels_parameters.$K$2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levels_parameters.$B$2] + [levels_parameters.$C$2]*([.$A241]-1)+[levels_parameters.$A$2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levels_parameters.$I$2]*([.$A241]-1) + [levels_parameters.$H$2]+FLOOR([.$A241]/[levels_parameters.$J$2])" office:value-type="float" office:value="290" calcext:value-type="float">
            <text:p>290</text:p>
          </table:table-cell>
          <table:table-cell table:formula="of:=[levels_parameters.$E$2]*([.$A241]-1) + [levels_parameters.$D$2]" office:value-type="float" office:value="4930" calcext:value-type="float">
            <text:p>4930</text:p>
          </table:table-cell>
          <table:table-cell table:formula="of:=[levels_parameters.$G$2]*([.$A241]-1) + [levels_parameters.$F$2]" office:value-type="float" office:value="0" calcext:value-type="float">
            <text:p>0</text:p>
          </table:table-cell>
          <table:table-cell table:formula="of:=FLOOR([.$A241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levels_parameters.$B$2] + [levels_parameters.$C$2]*([.$A242]-1)+[levels_parameters.$A$2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levels_parameters.$I$2]*([.$A242]-1) + [levels_parameters.$H$2]+FLOOR([.$A242]/[levels_parameters.$J$2])" office:value-type="float" office:value="291" calcext:value-type="float">
            <text:p>291</text:p>
          </table:table-cell>
          <table:table-cell table:formula="of:=[levels_parameters.$E$2]*([.$A242]-1) + [levels_parameters.$D$2]" office:value-type="float" office:value="4950" calcext:value-type="float">
            <text:p>4950</text:p>
          </table:table-cell>
          <table:table-cell table:formula="of:=[levels_parameters.$G$2]*([.$A242]-1) + [levels_parameters.$F$2]" office:value-type="float" office:value="0" calcext:value-type="float">
            <text:p>0</text:p>
          </table:table-cell>
          <table:table-cell table:formula="of:=FLOOR([.$A242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levels_parameters.$B$2] + [levels_parameters.$C$2]*([.$A243]-1)+[levels_parameters.$A$2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levels_parameters.$I$2]*([.$A243]-1) + [levels_parameters.$H$2]+FLOOR([.$A243]/[levels_parameters.$J$2])" office:value-type="float" office:value="292" calcext:value-type="float">
            <text:p>292</text:p>
          </table:table-cell>
          <table:table-cell table:formula="of:=[levels_parameters.$E$2]*([.$A243]-1) + [levels_parameters.$D$2]" office:value-type="float" office:value="4970" calcext:value-type="float">
            <text:p>4970</text:p>
          </table:table-cell>
          <table:table-cell table:formula="of:=[levels_parameters.$G$2]*([.$A243]-1) + [levels_parameters.$F$2]" office:value-type="float" office:value="0" calcext:value-type="float">
            <text:p>0</text:p>
          </table:table-cell>
          <table:table-cell table:formula="of:=FLOOR([.$A243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levels_parameters.$B$2] + [levels_parameters.$C$2]*([.$A244]-1)+[levels_parameters.$A$2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levels_parameters.$I$2]*([.$A244]-1) + [levels_parameters.$H$2]+FLOOR([.$A244]/[levels_parameters.$J$2])" office:value-type="float" office:value="293" calcext:value-type="float">
            <text:p>293</text:p>
          </table:table-cell>
          <table:table-cell table:formula="of:=[levels_parameters.$E$2]*([.$A244]-1) + [levels_parameters.$D$2]" office:value-type="float" office:value="4990" calcext:value-type="float">
            <text:p>4990</text:p>
          </table:table-cell>
          <table:table-cell table:formula="of:=[levels_parameters.$G$2]*([.$A244]-1) + [levels_parameters.$F$2]" office:value-type="float" office:value="0" calcext:value-type="float">
            <text:p>0</text:p>
          </table:table-cell>
          <table:table-cell table:formula="of:=FLOOR([.$A244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levels_parameters.$B$2] + [levels_parameters.$C$2]*([.$A245]-1)+[levels_parameters.$A$2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levels_parameters.$I$2]*([.$A245]-1) + [levels_parameters.$H$2]+FLOOR([.$A245]/[levels_parameters.$J$2])" office:value-type="float" office:value="294" calcext:value-type="float">
            <text:p>294</text:p>
          </table:table-cell>
          <table:table-cell table:formula="of:=[levels_parameters.$E$2]*([.$A245]-1) + [levels_parameters.$D$2]" office:value-type="float" office:value="5010" calcext:value-type="float">
            <text:p>5010</text:p>
          </table:table-cell>
          <table:table-cell table:formula="of:=[levels_parameters.$G$2]*([.$A245]-1) + [levels_parameters.$F$2]" office:value-type="float" office:value="0" calcext:value-type="float">
            <text:p>0</text:p>
          </table:table-cell>
          <table:table-cell table:formula="of:=FLOOR([.$A245]/[levels_parameters.$K$2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levels_parameters.$B$2] + [levels_parameters.$C$2]*([.$A246]-1)+[levels_parameters.$A$2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levels_parameters.$I$2]*([.$A246]-1) + [levels_parameters.$H$2]+FLOOR([.$A246]/[levels_parameters.$J$2])" office:value-type="float" office:value="296" calcext:value-type="float">
            <text:p>296</text:p>
          </table:table-cell>
          <table:table-cell table:formula="of:=[levels_parameters.$E$2]*([.$A246]-1) + [levels_parameters.$D$2]" office:value-type="float" office:value="5030" calcext:value-type="float">
            <text:p>5030</text:p>
          </table:table-cell>
          <table:table-cell table:formula="of:=[levels_parameters.$G$2]*([.$A246]-1) + [levels_parameters.$F$2]" office:value-type="float" office:value="0" calcext:value-type="float">
            <text:p>0</text:p>
          </table:table-cell>
          <table:table-cell table:formula="of:=FLOOR([.$A246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levels_parameters.$B$2] + [levels_parameters.$C$2]*([.$A247]-1)+[levels_parameters.$A$2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levels_parameters.$I$2]*([.$A247]-1) + [levels_parameters.$H$2]+FLOOR([.$A247]/[levels_parameters.$J$2])" office:value-type="float" office:value="297" calcext:value-type="float">
            <text:p>297</text:p>
          </table:table-cell>
          <table:table-cell table:formula="of:=[levels_parameters.$E$2]*([.$A247]-1) + [levels_parameters.$D$2]" office:value-type="float" office:value="5050" calcext:value-type="float">
            <text:p>5050</text:p>
          </table:table-cell>
          <table:table-cell table:formula="of:=[levels_parameters.$G$2]*([.$A247]-1) + [levels_parameters.$F$2]" office:value-type="float" office:value="0" calcext:value-type="float">
            <text:p>0</text:p>
          </table:table-cell>
          <table:table-cell table:formula="of:=FLOOR([.$A247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levels_parameters.$B$2] + [levels_parameters.$C$2]*([.$A248]-1)+[levels_parameters.$A$2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levels_parameters.$I$2]*([.$A248]-1) + [levels_parameters.$H$2]+FLOOR([.$A248]/[levels_parameters.$J$2])" office:value-type="float" office:value="298" calcext:value-type="float">
            <text:p>298</text:p>
          </table:table-cell>
          <table:table-cell table:formula="of:=[levels_parameters.$E$2]*([.$A248]-1) + [levels_parameters.$D$2]" office:value-type="float" office:value="5070" calcext:value-type="float">
            <text:p>5070</text:p>
          </table:table-cell>
          <table:table-cell table:formula="of:=[levels_parameters.$G$2]*([.$A248]-1) + [levels_parameters.$F$2]" office:value-type="float" office:value="0" calcext:value-type="float">
            <text:p>0</text:p>
          </table:table-cell>
          <table:table-cell table:formula="of:=FLOOR([.$A248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levels_parameters.$B$2] + [levels_parameters.$C$2]*([.$A249]-1)+[levels_parameters.$A$2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levels_parameters.$I$2]*([.$A249]-1) + [levels_parameters.$H$2]+FLOOR([.$A249]/[levels_parameters.$J$2])" office:value-type="float" office:value="299" calcext:value-type="float">
            <text:p>299</text:p>
          </table:table-cell>
          <table:table-cell table:formula="of:=[levels_parameters.$E$2]*([.$A249]-1) + [levels_parameters.$D$2]" office:value-type="float" office:value="5090" calcext:value-type="float">
            <text:p>5090</text:p>
          </table:table-cell>
          <table:table-cell table:formula="of:=[levels_parameters.$G$2]*([.$A249]-1) + [levels_parameters.$F$2]" office:value-type="float" office:value="0" calcext:value-type="float">
            <text:p>0</text:p>
          </table:table-cell>
          <table:table-cell table:formula="of:=FLOOR([.$A249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levels_parameters.$B$2] + [levels_parameters.$C$2]*([.$A250]-1)+[levels_parameters.$A$2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levels_parameters.$I$2]*([.$A250]-1) + [levels_parameters.$H$2]+FLOOR([.$A250]/[levels_parameters.$J$2])" office:value-type="float" office:value="300" calcext:value-type="float">
            <text:p>300</text:p>
          </table:table-cell>
          <table:table-cell table:formula="of:=[levels_parameters.$E$2]*([.$A250]-1) + [levels_parameters.$D$2]" office:value-type="float" office:value="5110" calcext:value-type="float">
            <text:p>5110</text:p>
          </table:table-cell>
          <table:table-cell table:formula="of:=[levels_parameters.$G$2]*([.$A250]-1) + [levels_parameters.$F$2]" office:value-type="float" office:value="0" calcext:value-type="float">
            <text:p>0</text:p>
          </table:table-cell>
          <table:table-cell table:formula="of:=FLOOR([.$A250]/[levels_parameters.$K$2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levels_parameters.$B$2] + [levels_parameters.$C$2]*([.$A251]-1)+[levels_parameters.$A$2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levels_parameters.$I$2]*([.$A251]-1) + [levels_parameters.$H$2]+FLOOR([.$A251]/[levels_parameters.$J$2])" office:value-type="float" office:value="302" calcext:value-type="float">
            <text:p>302</text:p>
          </table:table-cell>
          <table:table-cell table:formula="of:=[levels_parameters.$E$2]*([.$A251]-1) + [levels_parameters.$D$2]" office:value-type="float" office:value="5130" calcext:value-type="float">
            <text:p>5130</text:p>
          </table:table-cell>
          <table:table-cell table:formula="of:=[levels_parameters.$G$2]*([.$A251]-1) + [levels_parameters.$F$2]" office:value-type="float" office:value="0" calcext:value-type="float">
            <text:p>0</text:p>
          </table:table-cell>
          <table:table-cell table:formula="of:=FLOOR([.$A251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levels_parameters.$B$2] + [levels_parameters.$C$2]*([.$A252]-1)+[levels_parameters.$A$2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levels_parameters.$I$2]*([.$A252]-1) + [levels_parameters.$H$2]+FLOOR([.$A252]/[levels_parameters.$J$2])" office:value-type="float" office:value="303" calcext:value-type="float">
            <text:p>303</text:p>
          </table:table-cell>
          <table:table-cell table:formula="of:=[levels_parameters.$E$2]*([.$A252]-1) + [levels_parameters.$D$2]" office:value-type="float" office:value="5150" calcext:value-type="float">
            <text:p>5150</text:p>
          </table:table-cell>
          <table:table-cell table:formula="of:=[levels_parameters.$G$2]*([.$A252]-1) + [levels_parameters.$F$2]" office:value-type="float" office:value="0" calcext:value-type="float">
            <text:p>0</text:p>
          </table:table-cell>
          <table:table-cell table:formula="of:=FLOOR([.$A252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levels_parameters.$B$2] + [levels_parameters.$C$2]*([.$A253]-1)+[levels_parameters.$A$2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levels_parameters.$I$2]*([.$A253]-1) + [levels_parameters.$H$2]+FLOOR([.$A253]/[levels_parameters.$J$2])" office:value-type="float" office:value="304" calcext:value-type="float">
            <text:p>304</text:p>
          </table:table-cell>
          <table:table-cell table:formula="of:=[levels_parameters.$E$2]*([.$A253]-1) + [levels_parameters.$D$2]" office:value-type="float" office:value="5170" calcext:value-type="float">
            <text:p>5170</text:p>
          </table:table-cell>
          <table:table-cell table:formula="of:=[levels_parameters.$G$2]*([.$A253]-1) + [levels_parameters.$F$2]" office:value-type="float" office:value="0" calcext:value-type="float">
            <text:p>0</text:p>
          </table:table-cell>
          <table:table-cell table:formula="of:=FLOOR([.$A253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levels_parameters.$B$2] + [levels_parameters.$C$2]*([.$A254]-1)+[levels_parameters.$A$2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levels_parameters.$I$2]*([.$A254]-1) + [levels_parameters.$H$2]+FLOOR([.$A254]/[levels_parameters.$J$2])" office:value-type="float" office:value="305" calcext:value-type="float">
            <text:p>305</text:p>
          </table:table-cell>
          <table:table-cell table:formula="of:=[levels_parameters.$E$2]*([.$A254]-1) + [levels_parameters.$D$2]" office:value-type="float" office:value="5190" calcext:value-type="float">
            <text:p>5190</text:p>
          </table:table-cell>
          <table:table-cell table:formula="of:=[levels_parameters.$G$2]*([.$A254]-1) + [levels_parameters.$F$2]" office:value-type="float" office:value="0" calcext:value-type="float">
            <text:p>0</text:p>
          </table:table-cell>
          <table:table-cell table:formula="of:=FLOOR([.$A254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levels_parameters.$B$2] + [levels_parameters.$C$2]*([.$A255]-1)+[levels_parameters.$A$2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levels_parameters.$I$2]*([.$A255]-1) + [levels_parameters.$H$2]+FLOOR([.$A255]/[levels_parameters.$J$2])" office:value-type="float" office:value="306" calcext:value-type="float">
            <text:p>306</text:p>
          </table:table-cell>
          <table:table-cell table:formula="of:=[levels_parameters.$E$2]*([.$A255]-1) + [levels_parameters.$D$2]" office:value-type="float" office:value="5210" calcext:value-type="float">
            <text:p>5210</text:p>
          </table:table-cell>
          <table:table-cell table:formula="of:=[levels_parameters.$G$2]*([.$A255]-1) + [levels_parameters.$F$2]" office:value-type="float" office:value="0" calcext:value-type="float">
            <text:p>0</text:p>
          </table:table-cell>
          <table:table-cell table:formula="of:=FLOOR([.$A255]/[levels_parameters.$K$2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levels_parameters.$B$2] + [levels_parameters.$C$2]*([.$A256]-1)+[levels_parameters.$A$2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levels_parameters.$I$2]*([.$A256]-1) + [levels_parameters.$H$2]+FLOOR([.$A256]/[levels_parameters.$J$2])" office:value-type="float" office:value="308" calcext:value-type="float">
            <text:p>308</text:p>
          </table:table-cell>
          <table:table-cell table:formula="of:=[levels_parameters.$E$2]*([.$A256]-1) + [levels_parameters.$D$2]" office:value-type="float" office:value="5230" calcext:value-type="float">
            <text:p>5230</text:p>
          </table:table-cell>
          <table:table-cell table:formula="of:=[levels_parameters.$G$2]*([.$A256]-1) + [levels_parameters.$F$2]" office:value-type="float" office:value="0" calcext:value-type="float">
            <text:p>0</text:p>
          </table:table-cell>
          <table:table-cell table:formula="of:=FLOOR([.$A256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levels_parameters.$B$2] + [levels_parameters.$C$2]*([.$A257]-1)+[levels_parameters.$A$2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levels_parameters.$I$2]*([.$A257]-1) + [levels_parameters.$H$2]+FLOOR([.$A257]/[levels_parameters.$J$2])" office:value-type="float" office:value="309" calcext:value-type="float">
            <text:p>309</text:p>
          </table:table-cell>
          <table:table-cell table:formula="of:=[levels_parameters.$E$2]*([.$A257]-1) + [levels_parameters.$D$2]" office:value-type="float" office:value="5250" calcext:value-type="float">
            <text:p>5250</text:p>
          </table:table-cell>
          <table:table-cell table:formula="of:=[levels_parameters.$G$2]*([.$A257]-1) + [levels_parameters.$F$2]" office:value-type="float" office:value="0" calcext:value-type="float">
            <text:p>0</text:p>
          </table:table-cell>
          <table:table-cell table:formula="of:=FLOOR([.$A257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levels_parameters.$B$2] + [levels_parameters.$C$2]*([.$A258]-1)+[levels_parameters.$A$2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levels_parameters.$I$2]*([.$A258]-1) + [levels_parameters.$H$2]+FLOOR([.$A258]/[levels_parameters.$J$2])" office:value-type="float" office:value="310" calcext:value-type="float">
            <text:p>310</text:p>
          </table:table-cell>
          <table:table-cell table:formula="of:=[levels_parameters.$E$2]*([.$A258]-1) + [levels_parameters.$D$2]" office:value-type="float" office:value="5270" calcext:value-type="float">
            <text:p>5270</text:p>
          </table:table-cell>
          <table:table-cell table:formula="of:=[levels_parameters.$G$2]*([.$A258]-1) + [levels_parameters.$F$2]" office:value-type="float" office:value="0" calcext:value-type="float">
            <text:p>0</text:p>
          </table:table-cell>
          <table:table-cell table:formula="of:=FLOOR([.$A258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levels_parameters.$B$2] + [levels_parameters.$C$2]*([.$A259]-1)+[levels_parameters.$A$2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levels_parameters.$I$2]*([.$A259]-1) + [levels_parameters.$H$2]+FLOOR([.$A259]/[levels_parameters.$J$2])" office:value-type="float" office:value="311" calcext:value-type="float">
            <text:p>311</text:p>
          </table:table-cell>
          <table:table-cell table:formula="of:=[levels_parameters.$E$2]*([.$A259]-1) + [levels_parameters.$D$2]" office:value-type="float" office:value="5290" calcext:value-type="float">
            <text:p>5290</text:p>
          </table:table-cell>
          <table:table-cell table:formula="of:=[levels_parameters.$G$2]*([.$A259]-1) + [levels_parameters.$F$2]" office:value-type="float" office:value="0" calcext:value-type="float">
            <text:p>0</text:p>
          </table:table-cell>
          <table:table-cell table:formula="of:=FLOOR([.$A259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levels_parameters.$B$2] + [levels_parameters.$C$2]*([.$A260]-1)+[levels_parameters.$A$2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levels_parameters.$I$2]*([.$A260]-1) + [levels_parameters.$H$2]+FLOOR([.$A260]/[levels_parameters.$J$2])" office:value-type="float" office:value="312" calcext:value-type="float">
            <text:p>312</text:p>
          </table:table-cell>
          <table:table-cell table:formula="of:=[levels_parameters.$E$2]*([.$A260]-1) + [levels_parameters.$D$2]" office:value-type="float" office:value="5310" calcext:value-type="float">
            <text:p>5310</text:p>
          </table:table-cell>
          <table:table-cell table:formula="of:=[levels_parameters.$G$2]*([.$A260]-1) + [levels_parameters.$F$2]" office:value-type="float" office:value="0" calcext:value-type="float">
            <text:p>0</text:p>
          </table:table-cell>
          <table:table-cell table:formula="of:=FLOOR([.$A260]/[levels_parameters.$K$2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levels_parameters.$B$2] + [levels_parameters.$C$2]*([.$A261]-1)+[levels_parameters.$A$2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levels_parameters.$I$2]*([.$A261]-1) + [levels_parameters.$H$2]+FLOOR([.$A261]/[levels_parameters.$J$2])" office:value-type="float" office:value="314" calcext:value-type="float">
            <text:p>314</text:p>
          </table:table-cell>
          <table:table-cell table:formula="of:=[levels_parameters.$E$2]*([.$A261]-1) + [levels_parameters.$D$2]" office:value-type="float" office:value="5330" calcext:value-type="float">
            <text:p>5330</text:p>
          </table:table-cell>
          <table:table-cell table:formula="of:=[levels_parameters.$G$2]*([.$A261]-1) + [levels_parameters.$F$2]" office:value-type="float" office:value="0" calcext:value-type="float">
            <text:p>0</text:p>
          </table:table-cell>
          <table:table-cell table:formula="of:=FLOOR([.$A261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levels_parameters.$B$2] + [levels_parameters.$C$2]*([.$A262]-1)+[levels_parameters.$A$2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levels_parameters.$I$2]*([.$A262]-1) + [levels_parameters.$H$2]+FLOOR([.$A262]/[levels_parameters.$J$2])" office:value-type="float" office:value="315" calcext:value-type="float">
            <text:p>315</text:p>
          </table:table-cell>
          <table:table-cell table:formula="of:=[levels_parameters.$E$2]*([.$A262]-1) + [levels_parameters.$D$2]" office:value-type="float" office:value="5350" calcext:value-type="float">
            <text:p>5350</text:p>
          </table:table-cell>
          <table:table-cell table:formula="of:=[levels_parameters.$G$2]*([.$A262]-1) + [levels_parameters.$F$2]" office:value-type="float" office:value="0" calcext:value-type="float">
            <text:p>0</text:p>
          </table:table-cell>
          <table:table-cell table:formula="of:=FLOOR([.$A262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levels_parameters.$B$2] + [levels_parameters.$C$2]*([.$A263]-1)+[levels_parameters.$A$2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levels_parameters.$I$2]*([.$A263]-1) + [levels_parameters.$H$2]+FLOOR([.$A263]/[levels_parameters.$J$2])" office:value-type="float" office:value="316" calcext:value-type="float">
            <text:p>316</text:p>
          </table:table-cell>
          <table:table-cell table:formula="of:=[levels_parameters.$E$2]*([.$A263]-1) + [levels_parameters.$D$2]" office:value-type="float" office:value="5370" calcext:value-type="float">
            <text:p>5370</text:p>
          </table:table-cell>
          <table:table-cell table:formula="of:=[levels_parameters.$G$2]*([.$A263]-1) + [levels_parameters.$F$2]" office:value-type="float" office:value="0" calcext:value-type="float">
            <text:p>0</text:p>
          </table:table-cell>
          <table:table-cell table:formula="of:=FLOOR([.$A263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levels_parameters.$B$2] + [levels_parameters.$C$2]*([.$A264]-1)+[levels_parameters.$A$2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levels_parameters.$I$2]*([.$A264]-1) + [levels_parameters.$H$2]+FLOOR([.$A264]/[levels_parameters.$J$2])" office:value-type="float" office:value="317" calcext:value-type="float">
            <text:p>317</text:p>
          </table:table-cell>
          <table:table-cell table:formula="of:=[levels_parameters.$E$2]*([.$A264]-1) + [levels_parameters.$D$2]" office:value-type="float" office:value="5390" calcext:value-type="float">
            <text:p>5390</text:p>
          </table:table-cell>
          <table:table-cell table:formula="of:=[levels_parameters.$G$2]*([.$A264]-1) + [levels_parameters.$F$2]" office:value-type="float" office:value="0" calcext:value-type="float">
            <text:p>0</text:p>
          </table:table-cell>
          <table:table-cell table:formula="of:=FLOOR([.$A264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levels_parameters.$B$2] + [levels_parameters.$C$2]*([.$A265]-1)+[levels_parameters.$A$2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levels_parameters.$I$2]*([.$A265]-1) + [levels_parameters.$H$2]+FLOOR([.$A265]/[levels_parameters.$J$2])" office:value-type="float" office:value="318" calcext:value-type="float">
            <text:p>318</text:p>
          </table:table-cell>
          <table:table-cell table:formula="of:=[levels_parameters.$E$2]*([.$A265]-1) + [levels_parameters.$D$2]" office:value-type="float" office:value="5410" calcext:value-type="float">
            <text:p>5410</text:p>
          </table:table-cell>
          <table:table-cell table:formula="of:=[levels_parameters.$G$2]*([.$A265]-1) + [levels_parameters.$F$2]" office:value-type="float" office:value="0" calcext:value-type="float">
            <text:p>0</text:p>
          </table:table-cell>
          <table:table-cell table:formula="of:=FLOOR([.$A265]/[levels_parameters.$K$2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levels_parameters.$B$2] + [levels_parameters.$C$2]*([.$A266]-1)+[levels_parameters.$A$2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levels_parameters.$I$2]*([.$A266]-1) + [levels_parameters.$H$2]+FLOOR([.$A266]/[levels_parameters.$J$2])" office:value-type="float" office:value="320" calcext:value-type="float">
            <text:p>320</text:p>
          </table:table-cell>
          <table:table-cell table:formula="of:=[levels_parameters.$E$2]*([.$A266]-1) + [levels_parameters.$D$2]" office:value-type="float" office:value="5430" calcext:value-type="float">
            <text:p>5430</text:p>
          </table:table-cell>
          <table:table-cell table:formula="of:=[levels_parameters.$G$2]*([.$A266]-1) + [levels_parameters.$F$2]" office:value-type="float" office:value="0" calcext:value-type="float">
            <text:p>0</text:p>
          </table:table-cell>
          <table:table-cell table:formula="of:=FLOOR([.$A266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levels_parameters.$B$2] + [levels_parameters.$C$2]*([.$A267]-1)+[levels_parameters.$A$2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levels_parameters.$I$2]*([.$A267]-1) + [levels_parameters.$H$2]+FLOOR([.$A267]/[levels_parameters.$J$2])" office:value-type="float" office:value="321" calcext:value-type="float">
            <text:p>321</text:p>
          </table:table-cell>
          <table:table-cell table:formula="of:=[levels_parameters.$E$2]*([.$A267]-1) + [levels_parameters.$D$2]" office:value-type="float" office:value="5450" calcext:value-type="float">
            <text:p>5450</text:p>
          </table:table-cell>
          <table:table-cell table:formula="of:=[levels_parameters.$G$2]*([.$A267]-1) + [levels_parameters.$F$2]" office:value-type="float" office:value="0" calcext:value-type="float">
            <text:p>0</text:p>
          </table:table-cell>
          <table:table-cell table:formula="of:=FLOOR([.$A267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levels_parameters.$B$2] + [levels_parameters.$C$2]*([.$A268]-1)+[levels_parameters.$A$2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levels_parameters.$I$2]*([.$A268]-1) + [levels_parameters.$H$2]+FLOOR([.$A268]/[levels_parameters.$J$2])" office:value-type="float" office:value="322" calcext:value-type="float">
            <text:p>322</text:p>
          </table:table-cell>
          <table:table-cell table:formula="of:=[levels_parameters.$E$2]*([.$A268]-1) + [levels_parameters.$D$2]" office:value-type="float" office:value="5470" calcext:value-type="float">
            <text:p>5470</text:p>
          </table:table-cell>
          <table:table-cell table:formula="of:=[levels_parameters.$G$2]*([.$A268]-1) + [levels_parameters.$F$2]" office:value-type="float" office:value="0" calcext:value-type="float">
            <text:p>0</text:p>
          </table:table-cell>
          <table:table-cell table:formula="of:=FLOOR([.$A268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levels_parameters.$B$2] + [levels_parameters.$C$2]*([.$A269]-1)+[levels_parameters.$A$2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levels_parameters.$I$2]*([.$A269]-1) + [levels_parameters.$H$2]+FLOOR([.$A269]/[levels_parameters.$J$2])" office:value-type="float" office:value="323" calcext:value-type="float">
            <text:p>323</text:p>
          </table:table-cell>
          <table:table-cell table:formula="of:=[levels_parameters.$E$2]*([.$A269]-1) + [levels_parameters.$D$2]" office:value-type="float" office:value="5490" calcext:value-type="float">
            <text:p>5490</text:p>
          </table:table-cell>
          <table:table-cell table:formula="of:=[levels_parameters.$G$2]*([.$A269]-1) + [levels_parameters.$F$2]" office:value-type="float" office:value="0" calcext:value-type="float">
            <text:p>0</text:p>
          </table:table-cell>
          <table:table-cell table:formula="of:=FLOOR([.$A269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levels_parameters.$B$2] + [levels_parameters.$C$2]*([.$A270]-1)+[levels_parameters.$A$2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levels_parameters.$I$2]*([.$A270]-1) + [levels_parameters.$H$2]+FLOOR([.$A270]/[levels_parameters.$J$2])" office:value-type="float" office:value="324" calcext:value-type="float">
            <text:p>324</text:p>
          </table:table-cell>
          <table:table-cell table:formula="of:=[levels_parameters.$E$2]*([.$A270]-1) + [levels_parameters.$D$2]" office:value-type="float" office:value="5510" calcext:value-type="float">
            <text:p>5510</text:p>
          </table:table-cell>
          <table:table-cell table:formula="of:=[levels_parameters.$G$2]*([.$A270]-1) + [levels_parameters.$F$2]" office:value-type="float" office:value="0" calcext:value-type="float">
            <text:p>0</text:p>
          </table:table-cell>
          <table:table-cell table:formula="of:=FLOOR([.$A270]/[levels_parameters.$K$2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levels_parameters.$B$2] + [levels_parameters.$C$2]*([.$A271]-1)+[levels_parameters.$A$2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levels_parameters.$I$2]*([.$A271]-1) + [levels_parameters.$H$2]+FLOOR([.$A271]/[levels_parameters.$J$2])" office:value-type="float" office:value="326" calcext:value-type="float">
            <text:p>326</text:p>
          </table:table-cell>
          <table:table-cell table:formula="of:=[levels_parameters.$E$2]*([.$A271]-1) + [levels_parameters.$D$2]" office:value-type="float" office:value="5530" calcext:value-type="float">
            <text:p>5530</text:p>
          </table:table-cell>
          <table:table-cell table:formula="of:=[levels_parameters.$G$2]*([.$A271]-1) + [levels_parameters.$F$2]" office:value-type="float" office:value="0" calcext:value-type="float">
            <text:p>0</text:p>
          </table:table-cell>
          <table:table-cell table:formula="of:=FLOOR([.$A271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levels_parameters.$B$2] + [levels_parameters.$C$2]*([.$A272]-1)+[levels_parameters.$A$2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levels_parameters.$I$2]*([.$A272]-1) + [levels_parameters.$H$2]+FLOOR([.$A272]/[levels_parameters.$J$2])" office:value-type="float" office:value="327" calcext:value-type="float">
            <text:p>327</text:p>
          </table:table-cell>
          <table:table-cell table:formula="of:=[levels_parameters.$E$2]*([.$A272]-1) + [levels_parameters.$D$2]" office:value-type="float" office:value="5550" calcext:value-type="float">
            <text:p>5550</text:p>
          </table:table-cell>
          <table:table-cell table:formula="of:=[levels_parameters.$G$2]*([.$A272]-1) + [levels_parameters.$F$2]" office:value-type="float" office:value="0" calcext:value-type="float">
            <text:p>0</text:p>
          </table:table-cell>
          <table:table-cell table:formula="of:=FLOOR([.$A272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levels_parameters.$B$2] + [levels_parameters.$C$2]*([.$A273]-1)+[levels_parameters.$A$2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levels_parameters.$I$2]*([.$A273]-1) + [levels_parameters.$H$2]+FLOOR([.$A273]/[levels_parameters.$J$2])" office:value-type="float" office:value="328" calcext:value-type="float">
            <text:p>328</text:p>
          </table:table-cell>
          <table:table-cell table:formula="of:=[levels_parameters.$E$2]*([.$A273]-1) + [levels_parameters.$D$2]" office:value-type="float" office:value="5570" calcext:value-type="float">
            <text:p>5570</text:p>
          </table:table-cell>
          <table:table-cell table:formula="of:=[levels_parameters.$G$2]*([.$A273]-1) + [levels_parameters.$F$2]" office:value-type="float" office:value="0" calcext:value-type="float">
            <text:p>0</text:p>
          </table:table-cell>
          <table:table-cell table:formula="of:=FLOOR([.$A273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levels_parameters.$B$2] + [levels_parameters.$C$2]*([.$A274]-1)+[levels_parameters.$A$2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levels_parameters.$I$2]*([.$A274]-1) + [levels_parameters.$H$2]+FLOOR([.$A274]/[levels_parameters.$J$2])" office:value-type="float" office:value="329" calcext:value-type="float">
            <text:p>329</text:p>
          </table:table-cell>
          <table:table-cell table:formula="of:=[levels_parameters.$E$2]*([.$A274]-1) + [levels_parameters.$D$2]" office:value-type="float" office:value="5590" calcext:value-type="float">
            <text:p>5590</text:p>
          </table:table-cell>
          <table:table-cell table:formula="of:=[levels_parameters.$G$2]*([.$A274]-1) + [levels_parameters.$F$2]" office:value-type="float" office:value="0" calcext:value-type="float">
            <text:p>0</text:p>
          </table:table-cell>
          <table:table-cell table:formula="of:=FLOOR([.$A274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levels_parameters.$B$2] + [levels_parameters.$C$2]*([.$A275]-1)+[levels_parameters.$A$2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levels_parameters.$I$2]*([.$A275]-1) + [levels_parameters.$H$2]+FLOOR([.$A275]/[levels_parameters.$J$2])" office:value-type="float" office:value="330" calcext:value-type="float">
            <text:p>330</text:p>
          </table:table-cell>
          <table:table-cell table:formula="of:=[levels_parameters.$E$2]*([.$A275]-1) + [levels_parameters.$D$2]" office:value-type="float" office:value="5610" calcext:value-type="float">
            <text:p>5610</text:p>
          </table:table-cell>
          <table:table-cell table:formula="of:=[levels_parameters.$G$2]*([.$A275]-1) + [levels_parameters.$F$2]" office:value-type="float" office:value="0" calcext:value-type="float">
            <text:p>0</text:p>
          </table:table-cell>
          <table:table-cell table:formula="of:=FLOOR([.$A275]/[levels_parameters.$K$2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levels_parameters.$B$2] + [levels_parameters.$C$2]*([.$A276]-1)+[levels_parameters.$A$2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levels_parameters.$I$2]*([.$A276]-1) + [levels_parameters.$H$2]+FLOOR([.$A276]/[levels_parameters.$J$2])" office:value-type="float" office:value="332" calcext:value-type="float">
            <text:p>332</text:p>
          </table:table-cell>
          <table:table-cell table:formula="of:=[levels_parameters.$E$2]*([.$A276]-1) + [levels_parameters.$D$2]" office:value-type="float" office:value="5630" calcext:value-type="float">
            <text:p>5630</text:p>
          </table:table-cell>
          <table:table-cell table:formula="of:=[levels_parameters.$G$2]*([.$A276]-1) + [levels_parameters.$F$2]" office:value-type="float" office:value="0" calcext:value-type="float">
            <text:p>0</text:p>
          </table:table-cell>
          <table:table-cell table:formula="of:=FLOOR([.$A276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levels_parameters.$B$2] + [levels_parameters.$C$2]*([.$A277]-1)+[levels_parameters.$A$2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levels_parameters.$I$2]*([.$A277]-1) + [levels_parameters.$H$2]+FLOOR([.$A277]/[levels_parameters.$J$2])" office:value-type="float" office:value="333" calcext:value-type="float">
            <text:p>333</text:p>
          </table:table-cell>
          <table:table-cell table:formula="of:=[levels_parameters.$E$2]*([.$A277]-1) + [levels_parameters.$D$2]" office:value-type="float" office:value="5650" calcext:value-type="float">
            <text:p>5650</text:p>
          </table:table-cell>
          <table:table-cell table:formula="of:=[levels_parameters.$G$2]*([.$A277]-1) + [levels_parameters.$F$2]" office:value-type="float" office:value="0" calcext:value-type="float">
            <text:p>0</text:p>
          </table:table-cell>
          <table:table-cell table:formula="of:=FLOOR([.$A277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levels_parameters.$B$2] + [levels_parameters.$C$2]*([.$A278]-1)+[levels_parameters.$A$2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levels_parameters.$I$2]*([.$A278]-1) + [levels_parameters.$H$2]+FLOOR([.$A278]/[levels_parameters.$J$2])" office:value-type="float" office:value="334" calcext:value-type="float">
            <text:p>334</text:p>
          </table:table-cell>
          <table:table-cell table:formula="of:=[levels_parameters.$E$2]*([.$A278]-1) + [levels_parameters.$D$2]" office:value-type="float" office:value="5670" calcext:value-type="float">
            <text:p>5670</text:p>
          </table:table-cell>
          <table:table-cell table:formula="of:=[levels_parameters.$G$2]*([.$A278]-1) + [levels_parameters.$F$2]" office:value-type="float" office:value="0" calcext:value-type="float">
            <text:p>0</text:p>
          </table:table-cell>
          <table:table-cell table:formula="of:=FLOOR([.$A278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levels_parameters.$B$2] + [levels_parameters.$C$2]*([.$A279]-1)+[levels_parameters.$A$2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levels_parameters.$I$2]*([.$A279]-1) + [levels_parameters.$H$2]+FLOOR([.$A279]/[levels_parameters.$J$2])" office:value-type="float" office:value="335" calcext:value-type="float">
            <text:p>335</text:p>
          </table:table-cell>
          <table:table-cell table:formula="of:=[levels_parameters.$E$2]*([.$A279]-1) + [levels_parameters.$D$2]" office:value-type="float" office:value="5690" calcext:value-type="float">
            <text:p>5690</text:p>
          </table:table-cell>
          <table:table-cell table:formula="of:=[levels_parameters.$G$2]*([.$A279]-1) + [levels_parameters.$F$2]" office:value-type="float" office:value="0" calcext:value-type="float">
            <text:p>0</text:p>
          </table:table-cell>
          <table:table-cell table:formula="of:=FLOOR([.$A279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levels_parameters.$B$2] + [levels_parameters.$C$2]*([.$A280]-1)+[levels_parameters.$A$2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levels_parameters.$I$2]*([.$A280]-1) + [levels_parameters.$H$2]+FLOOR([.$A280]/[levels_parameters.$J$2])" office:value-type="float" office:value="336" calcext:value-type="float">
            <text:p>336</text:p>
          </table:table-cell>
          <table:table-cell table:formula="of:=[levels_parameters.$E$2]*([.$A280]-1) + [levels_parameters.$D$2]" office:value-type="float" office:value="5710" calcext:value-type="float">
            <text:p>5710</text:p>
          </table:table-cell>
          <table:table-cell table:formula="of:=[levels_parameters.$G$2]*([.$A280]-1) + [levels_parameters.$F$2]" office:value-type="float" office:value="0" calcext:value-type="float">
            <text:p>0</text:p>
          </table:table-cell>
          <table:table-cell table:formula="of:=FLOOR([.$A280]/[levels_parameters.$K$2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levels_parameters.$B$2] + [levels_parameters.$C$2]*([.$A281]-1)+[levels_parameters.$A$2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levels_parameters.$I$2]*([.$A281]-1) + [levels_parameters.$H$2]+FLOOR([.$A281]/[levels_parameters.$J$2])" office:value-type="float" office:value="338" calcext:value-type="float">
            <text:p>338</text:p>
          </table:table-cell>
          <table:table-cell table:formula="of:=[levels_parameters.$E$2]*([.$A281]-1) + [levels_parameters.$D$2]" office:value-type="float" office:value="5730" calcext:value-type="float">
            <text:p>5730</text:p>
          </table:table-cell>
          <table:table-cell table:formula="of:=[levels_parameters.$G$2]*([.$A281]-1) + [levels_parameters.$F$2]" office:value-type="float" office:value="0" calcext:value-type="float">
            <text:p>0</text:p>
          </table:table-cell>
          <table:table-cell table:formula="of:=FLOOR([.$A281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levels_parameters.$B$2] + [levels_parameters.$C$2]*([.$A282]-1)+[levels_parameters.$A$2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levels_parameters.$I$2]*([.$A282]-1) + [levels_parameters.$H$2]+FLOOR([.$A282]/[levels_parameters.$J$2])" office:value-type="float" office:value="339" calcext:value-type="float">
            <text:p>339</text:p>
          </table:table-cell>
          <table:table-cell table:formula="of:=[levels_parameters.$E$2]*([.$A282]-1) + [levels_parameters.$D$2]" office:value-type="float" office:value="5750" calcext:value-type="float">
            <text:p>5750</text:p>
          </table:table-cell>
          <table:table-cell table:formula="of:=[levels_parameters.$G$2]*([.$A282]-1) + [levels_parameters.$F$2]" office:value-type="float" office:value="0" calcext:value-type="float">
            <text:p>0</text:p>
          </table:table-cell>
          <table:table-cell table:formula="of:=FLOOR([.$A282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levels_parameters.$B$2] + [levels_parameters.$C$2]*([.$A283]-1)+[levels_parameters.$A$2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levels_parameters.$I$2]*([.$A283]-1) + [levels_parameters.$H$2]+FLOOR([.$A283]/[levels_parameters.$J$2])" office:value-type="float" office:value="340" calcext:value-type="float">
            <text:p>340</text:p>
          </table:table-cell>
          <table:table-cell table:formula="of:=[levels_parameters.$E$2]*([.$A283]-1) + [levels_parameters.$D$2]" office:value-type="float" office:value="5770" calcext:value-type="float">
            <text:p>5770</text:p>
          </table:table-cell>
          <table:table-cell table:formula="of:=[levels_parameters.$G$2]*([.$A283]-1) + [levels_parameters.$F$2]" office:value-type="float" office:value="0" calcext:value-type="float">
            <text:p>0</text:p>
          </table:table-cell>
          <table:table-cell table:formula="of:=FLOOR([.$A283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levels_parameters.$B$2] + [levels_parameters.$C$2]*([.$A284]-1)+[levels_parameters.$A$2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levels_parameters.$I$2]*([.$A284]-1) + [levels_parameters.$H$2]+FLOOR([.$A284]/[levels_parameters.$J$2])" office:value-type="float" office:value="341" calcext:value-type="float">
            <text:p>341</text:p>
          </table:table-cell>
          <table:table-cell table:formula="of:=[levels_parameters.$E$2]*([.$A284]-1) + [levels_parameters.$D$2]" office:value-type="float" office:value="5790" calcext:value-type="float">
            <text:p>5790</text:p>
          </table:table-cell>
          <table:table-cell table:formula="of:=[levels_parameters.$G$2]*([.$A284]-1) + [levels_parameters.$F$2]" office:value-type="float" office:value="0" calcext:value-type="float">
            <text:p>0</text:p>
          </table:table-cell>
          <table:table-cell table:formula="of:=FLOOR([.$A284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levels_parameters.$B$2] + [levels_parameters.$C$2]*([.$A285]-1)+[levels_parameters.$A$2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levels_parameters.$I$2]*([.$A285]-1) + [levels_parameters.$H$2]+FLOOR([.$A285]/[levels_parameters.$J$2])" office:value-type="float" office:value="342" calcext:value-type="float">
            <text:p>342</text:p>
          </table:table-cell>
          <table:table-cell table:formula="of:=[levels_parameters.$E$2]*([.$A285]-1) + [levels_parameters.$D$2]" office:value-type="float" office:value="5810" calcext:value-type="float">
            <text:p>5810</text:p>
          </table:table-cell>
          <table:table-cell table:formula="of:=[levels_parameters.$G$2]*([.$A285]-1) + [levels_parameters.$F$2]" office:value-type="float" office:value="0" calcext:value-type="float">
            <text:p>0</text:p>
          </table:table-cell>
          <table:table-cell table:formula="of:=FLOOR([.$A285]/[levels_parameters.$K$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levels_parameters.$B$2] + [levels_parameters.$C$2]*([.$A286]-1)+[levels_parameters.$A$2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levels_parameters.$I$2]*([.$A286]-1) + [levels_parameters.$H$2]+FLOOR([.$A286]/[levels_parameters.$J$2])" office:value-type="float" office:value="344" calcext:value-type="float">
            <text:p>344</text:p>
          </table:table-cell>
          <table:table-cell table:formula="of:=[levels_parameters.$E$2]*([.$A286]-1) + [levels_parameters.$D$2]" office:value-type="float" office:value="5830" calcext:value-type="float">
            <text:p>5830</text:p>
          </table:table-cell>
          <table:table-cell table:formula="of:=[levels_parameters.$G$2]*([.$A286]-1) + [levels_parameters.$F$2]" office:value-type="float" office:value="0" calcext:value-type="float">
            <text:p>0</text:p>
          </table:table-cell>
          <table:table-cell table:formula="of:=FLOOR([.$A286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levels_parameters.$B$2] + [levels_parameters.$C$2]*([.$A287]-1)+[levels_parameters.$A$2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levels_parameters.$I$2]*([.$A287]-1) + [levels_parameters.$H$2]+FLOOR([.$A287]/[levels_parameters.$J$2])" office:value-type="float" office:value="345" calcext:value-type="float">
            <text:p>345</text:p>
          </table:table-cell>
          <table:table-cell table:formula="of:=[levels_parameters.$E$2]*([.$A287]-1) + [levels_parameters.$D$2]" office:value-type="float" office:value="5850" calcext:value-type="float">
            <text:p>5850</text:p>
          </table:table-cell>
          <table:table-cell table:formula="of:=[levels_parameters.$G$2]*([.$A287]-1) + [levels_parameters.$F$2]" office:value-type="float" office:value="0" calcext:value-type="float">
            <text:p>0</text:p>
          </table:table-cell>
          <table:table-cell table:formula="of:=FLOOR([.$A287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levels_parameters.$B$2] + [levels_parameters.$C$2]*([.$A288]-1)+[levels_parameters.$A$2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levels_parameters.$I$2]*([.$A288]-1) + [levels_parameters.$H$2]+FLOOR([.$A288]/[levels_parameters.$J$2])" office:value-type="float" office:value="346" calcext:value-type="float">
            <text:p>346</text:p>
          </table:table-cell>
          <table:table-cell table:formula="of:=[levels_parameters.$E$2]*([.$A288]-1) + [levels_parameters.$D$2]" office:value-type="float" office:value="5870" calcext:value-type="float">
            <text:p>5870</text:p>
          </table:table-cell>
          <table:table-cell table:formula="of:=[levels_parameters.$G$2]*([.$A288]-1) + [levels_parameters.$F$2]" office:value-type="float" office:value="0" calcext:value-type="float">
            <text:p>0</text:p>
          </table:table-cell>
          <table:table-cell table:formula="of:=FLOOR([.$A288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levels_parameters.$B$2] + [levels_parameters.$C$2]*([.$A289]-1)+[levels_parameters.$A$2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levels_parameters.$I$2]*([.$A289]-1) + [levels_parameters.$H$2]+FLOOR([.$A289]/[levels_parameters.$J$2])" office:value-type="float" office:value="347" calcext:value-type="float">
            <text:p>347</text:p>
          </table:table-cell>
          <table:table-cell table:formula="of:=[levels_parameters.$E$2]*([.$A289]-1) + [levels_parameters.$D$2]" office:value-type="float" office:value="5890" calcext:value-type="float">
            <text:p>5890</text:p>
          </table:table-cell>
          <table:table-cell table:formula="of:=[levels_parameters.$G$2]*([.$A289]-1) + [levels_parameters.$F$2]" office:value-type="float" office:value="0" calcext:value-type="float">
            <text:p>0</text:p>
          </table:table-cell>
          <table:table-cell table:formula="of:=FLOOR([.$A289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levels_parameters.$B$2] + [levels_parameters.$C$2]*([.$A290]-1)+[levels_parameters.$A$2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levels_parameters.$I$2]*([.$A290]-1) + [levels_parameters.$H$2]+FLOOR([.$A290]/[levels_parameters.$J$2])" office:value-type="float" office:value="348" calcext:value-type="float">
            <text:p>348</text:p>
          </table:table-cell>
          <table:table-cell table:formula="of:=[levels_parameters.$E$2]*([.$A290]-1) + [levels_parameters.$D$2]" office:value-type="float" office:value="5910" calcext:value-type="float">
            <text:p>5910</text:p>
          </table:table-cell>
          <table:table-cell table:formula="of:=[levels_parameters.$G$2]*([.$A290]-1) + [levels_parameters.$F$2]" office:value-type="float" office:value="0" calcext:value-type="float">
            <text:p>0</text:p>
          </table:table-cell>
          <table:table-cell table:formula="of:=FLOOR([.$A290]/[levels_parameters.$K$2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levels_parameters.$B$2] + [levels_parameters.$C$2]*([.$A291]-1)+[levels_parameters.$A$2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levels_parameters.$I$2]*([.$A291]-1) + [levels_parameters.$H$2]+FLOOR([.$A291]/[levels_parameters.$J$2])" office:value-type="float" office:value="350" calcext:value-type="float">
            <text:p>350</text:p>
          </table:table-cell>
          <table:table-cell table:formula="of:=[levels_parameters.$E$2]*([.$A291]-1) + [levels_parameters.$D$2]" office:value-type="float" office:value="5930" calcext:value-type="float">
            <text:p>5930</text:p>
          </table:table-cell>
          <table:table-cell table:formula="of:=[levels_parameters.$G$2]*([.$A291]-1) + [levels_parameters.$F$2]" office:value-type="float" office:value="0" calcext:value-type="float">
            <text:p>0</text:p>
          </table:table-cell>
          <table:table-cell table:formula="of:=FLOOR([.$A291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levels_parameters.$B$2] + [levels_parameters.$C$2]*([.$A292]-1)+[levels_parameters.$A$2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levels_parameters.$I$2]*([.$A292]-1) + [levels_parameters.$H$2]+FLOOR([.$A292]/[levels_parameters.$J$2])" office:value-type="float" office:value="351" calcext:value-type="float">
            <text:p>351</text:p>
          </table:table-cell>
          <table:table-cell table:formula="of:=[levels_parameters.$E$2]*([.$A292]-1) + [levels_parameters.$D$2]" office:value-type="float" office:value="5950" calcext:value-type="float">
            <text:p>5950</text:p>
          </table:table-cell>
          <table:table-cell table:formula="of:=[levels_parameters.$G$2]*([.$A292]-1) + [levels_parameters.$F$2]" office:value-type="float" office:value="0" calcext:value-type="float">
            <text:p>0</text:p>
          </table:table-cell>
          <table:table-cell table:formula="of:=FLOOR([.$A292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levels_parameters.$B$2] + [levels_parameters.$C$2]*([.$A293]-1)+[levels_parameters.$A$2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levels_parameters.$I$2]*([.$A293]-1) + [levels_parameters.$H$2]+FLOOR([.$A293]/[levels_parameters.$J$2])" office:value-type="float" office:value="352" calcext:value-type="float">
            <text:p>352</text:p>
          </table:table-cell>
          <table:table-cell table:formula="of:=[levels_parameters.$E$2]*([.$A293]-1) + [levels_parameters.$D$2]" office:value-type="float" office:value="5970" calcext:value-type="float">
            <text:p>5970</text:p>
          </table:table-cell>
          <table:table-cell table:formula="of:=[levels_parameters.$G$2]*([.$A293]-1) + [levels_parameters.$F$2]" office:value-type="float" office:value="0" calcext:value-type="float">
            <text:p>0</text:p>
          </table:table-cell>
          <table:table-cell table:formula="of:=FLOOR([.$A293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levels_parameters.$B$2] + [levels_parameters.$C$2]*([.$A294]-1)+[levels_parameters.$A$2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levels_parameters.$I$2]*([.$A294]-1) + [levels_parameters.$H$2]+FLOOR([.$A294]/[levels_parameters.$J$2])" office:value-type="float" office:value="353" calcext:value-type="float">
            <text:p>353</text:p>
          </table:table-cell>
          <table:table-cell table:formula="of:=[levels_parameters.$E$2]*([.$A294]-1) + [levels_parameters.$D$2]" office:value-type="float" office:value="5990" calcext:value-type="float">
            <text:p>5990</text:p>
          </table:table-cell>
          <table:table-cell table:formula="of:=[levels_parameters.$G$2]*([.$A294]-1) + [levels_parameters.$F$2]" office:value-type="float" office:value="0" calcext:value-type="float">
            <text:p>0</text:p>
          </table:table-cell>
          <table:table-cell table:formula="of:=FLOOR([.$A294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levels_parameters.$B$2] + [levels_parameters.$C$2]*([.$A295]-1)+[levels_parameters.$A$2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levels_parameters.$I$2]*([.$A295]-1) + [levels_parameters.$H$2]+FLOOR([.$A295]/[levels_parameters.$J$2])" office:value-type="float" office:value="354" calcext:value-type="float">
            <text:p>354</text:p>
          </table:table-cell>
          <table:table-cell table:formula="of:=[levels_parameters.$E$2]*([.$A295]-1) + [levels_parameters.$D$2]" office:value-type="float" office:value="6010" calcext:value-type="float">
            <text:p>6010</text:p>
          </table:table-cell>
          <table:table-cell table:formula="of:=[levels_parameters.$G$2]*([.$A295]-1) + [levels_parameters.$F$2]" office:value-type="float" office:value="0" calcext:value-type="float">
            <text:p>0</text:p>
          </table:table-cell>
          <table:table-cell table:formula="of:=FLOOR([.$A295]/[levels_parameters.$K$2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levels_parameters.$B$2] + [levels_parameters.$C$2]*([.$A296]-1)+[levels_parameters.$A$2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levels_parameters.$I$2]*([.$A296]-1) + [levels_parameters.$H$2]+FLOOR([.$A296]/[levels_parameters.$J$2])" office:value-type="float" office:value="356" calcext:value-type="float">
            <text:p>356</text:p>
          </table:table-cell>
          <table:table-cell table:formula="of:=[levels_parameters.$E$2]*([.$A296]-1) + [levels_parameters.$D$2]" office:value-type="float" office:value="6030" calcext:value-type="float">
            <text:p>6030</text:p>
          </table:table-cell>
          <table:table-cell table:formula="of:=[levels_parameters.$G$2]*([.$A296]-1) + [levels_parameters.$F$2]" office:value-type="float" office:value="0" calcext:value-type="float">
            <text:p>0</text:p>
          </table:table-cell>
          <table:table-cell table:formula="of:=FLOOR([.$A296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levels_parameters.$B$2] + [levels_parameters.$C$2]*([.$A297]-1)+[levels_parameters.$A$2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levels_parameters.$I$2]*([.$A297]-1) + [levels_parameters.$H$2]+FLOOR([.$A297]/[levels_parameters.$J$2])" office:value-type="float" office:value="357" calcext:value-type="float">
            <text:p>357</text:p>
          </table:table-cell>
          <table:table-cell table:formula="of:=[levels_parameters.$E$2]*([.$A297]-1) + [levels_parameters.$D$2]" office:value-type="float" office:value="6050" calcext:value-type="float">
            <text:p>6050</text:p>
          </table:table-cell>
          <table:table-cell table:formula="of:=[levels_parameters.$G$2]*([.$A297]-1) + [levels_parameters.$F$2]" office:value-type="float" office:value="0" calcext:value-type="float">
            <text:p>0</text:p>
          </table:table-cell>
          <table:table-cell table:formula="of:=FLOOR([.$A297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levels_parameters.$B$2] + [levels_parameters.$C$2]*([.$A298]-1)+[levels_parameters.$A$2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levels_parameters.$I$2]*([.$A298]-1) + [levels_parameters.$H$2]+FLOOR([.$A298]/[levels_parameters.$J$2])" office:value-type="float" office:value="358" calcext:value-type="float">
            <text:p>358</text:p>
          </table:table-cell>
          <table:table-cell table:formula="of:=[levels_parameters.$E$2]*([.$A298]-1) + [levels_parameters.$D$2]" office:value-type="float" office:value="6070" calcext:value-type="float">
            <text:p>6070</text:p>
          </table:table-cell>
          <table:table-cell table:formula="of:=[levels_parameters.$G$2]*([.$A298]-1) + [levels_parameters.$F$2]" office:value-type="float" office:value="0" calcext:value-type="float">
            <text:p>0</text:p>
          </table:table-cell>
          <table:table-cell table:formula="of:=FLOOR([.$A298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levels_parameters.$B$2] + [levels_parameters.$C$2]*([.$A299]-1)+[levels_parameters.$A$2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levels_parameters.$I$2]*([.$A299]-1) + [levels_parameters.$H$2]+FLOOR([.$A299]/[levels_parameters.$J$2])" office:value-type="float" office:value="359" calcext:value-type="float">
            <text:p>359</text:p>
          </table:table-cell>
          <table:table-cell table:formula="of:=[levels_parameters.$E$2]*([.$A299]-1) + [levels_parameters.$D$2]" office:value-type="float" office:value="6090" calcext:value-type="float">
            <text:p>6090</text:p>
          </table:table-cell>
          <table:table-cell table:formula="of:=[levels_parameters.$G$2]*([.$A299]-1) + [levels_parameters.$F$2]" office:value-type="float" office:value="0" calcext:value-type="float">
            <text:p>0</text:p>
          </table:table-cell>
          <table:table-cell table:formula="of:=FLOOR([.$A299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levels_parameters.$B$2] + [levels_parameters.$C$2]*([.$A300]-1)+[levels_parameters.$A$2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levels_parameters.$I$2]*([.$A300]-1) + [levels_parameters.$H$2]+FLOOR([.$A300]/[levels_parameters.$J$2])" office:value-type="float" office:value="360" calcext:value-type="float">
            <text:p>360</text:p>
          </table:table-cell>
          <table:table-cell table:formula="of:=[levels_parameters.$E$2]*([.$A300]-1) + [levels_parameters.$D$2]" office:value-type="float" office:value="6110" calcext:value-type="float">
            <text:p>6110</text:p>
          </table:table-cell>
          <table:table-cell table:formula="of:=[levels_parameters.$G$2]*([.$A300]-1) + [levels_parameters.$F$2]" office:value-type="float" office:value="0" calcext:value-type="float">
            <text:p>0</text:p>
          </table:table-cell>
          <table:table-cell table:formula="of:=FLOOR([.$A300]/[levels_parameters.$K$2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levels_parameters.$B$2] + [levels_parameters.$C$2]*([.$A301]-1)+[levels_parameters.$A$2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levels_parameters.$I$2]*([.$A301]-1) + [levels_parameters.$H$2]+FLOOR([.$A301]/[levels_parameters.$J$2])" office:value-type="float" office:value="362" calcext:value-type="float">
            <text:p>362</text:p>
          </table:table-cell>
          <table:table-cell table:formula="of:=[levels_parameters.$E$2]*([.$A301]-1) + [levels_parameters.$D$2]" office:value-type="float" office:value="6130" calcext:value-type="float">
            <text:p>6130</text:p>
          </table:table-cell>
          <table:table-cell table:formula="of:=[levels_parameters.$G$2]*([.$A301]-1) + [levels_parameters.$F$2]" office:value-type="float" office:value="0" calcext:value-type="float">
            <text:p>0</text:p>
          </table:table-cell>
          <table:table-cell table:formula="of:=FLOOR([.$A301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levels_parameters.$B$2] + [levels_parameters.$C$2]*([.$A302]-1)+[levels_parameters.$A$2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levels_parameters.$I$2]*([.$A302]-1) + [levels_parameters.$H$2]+FLOOR([.$A302]/[levels_parameters.$J$2])" office:value-type="float" office:value="363" calcext:value-type="float">
            <text:p>363</text:p>
          </table:table-cell>
          <table:table-cell table:formula="of:=[levels_parameters.$E$2]*([.$A302]-1) + [levels_parameters.$D$2]" office:value-type="float" office:value="6150" calcext:value-type="float">
            <text:p>6150</text:p>
          </table:table-cell>
          <table:table-cell table:formula="of:=[levels_parameters.$G$2]*([.$A302]-1) + [levels_parameters.$F$2]" office:value-type="float" office:value="0" calcext:value-type="float">
            <text:p>0</text:p>
          </table:table-cell>
          <table:table-cell table:formula="of:=FLOOR([.$A302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levels_parameters.$B$2] + [levels_parameters.$C$2]*([.$A303]-1)+[levels_parameters.$A$2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levels_parameters.$I$2]*([.$A303]-1) + [levels_parameters.$H$2]+FLOOR([.$A303]/[levels_parameters.$J$2])" office:value-type="float" office:value="364" calcext:value-type="float">
            <text:p>364</text:p>
          </table:table-cell>
          <table:table-cell table:formula="of:=[levels_parameters.$E$2]*([.$A303]-1) + [levels_parameters.$D$2]" office:value-type="float" office:value="6170" calcext:value-type="float">
            <text:p>6170</text:p>
          </table:table-cell>
          <table:table-cell table:formula="of:=[levels_parameters.$G$2]*([.$A303]-1) + [levels_parameters.$F$2]" office:value-type="float" office:value="0" calcext:value-type="float">
            <text:p>0</text:p>
          </table:table-cell>
          <table:table-cell table:formula="of:=FLOOR([.$A303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levels_parameters.$B$2] + [levels_parameters.$C$2]*([.$A304]-1)+[levels_parameters.$A$2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levels_parameters.$I$2]*([.$A304]-1) + [levels_parameters.$H$2]+FLOOR([.$A304]/[levels_parameters.$J$2])" office:value-type="float" office:value="365" calcext:value-type="float">
            <text:p>365</text:p>
          </table:table-cell>
          <table:table-cell table:formula="of:=[levels_parameters.$E$2]*([.$A304]-1) + [levels_parameters.$D$2]" office:value-type="float" office:value="6190" calcext:value-type="float">
            <text:p>6190</text:p>
          </table:table-cell>
          <table:table-cell table:formula="of:=[levels_parameters.$G$2]*([.$A304]-1) + [levels_parameters.$F$2]" office:value-type="float" office:value="0" calcext:value-type="float">
            <text:p>0</text:p>
          </table:table-cell>
          <table:table-cell table:formula="of:=FLOOR([.$A304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levels_parameters.$B$2] + [levels_parameters.$C$2]*([.$A305]-1)+[levels_parameters.$A$2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levels_parameters.$I$2]*([.$A305]-1) + [levels_parameters.$H$2]+FLOOR([.$A305]/[levels_parameters.$J$2])" office:value-type="float" office:value="366" calcext:value-type="float">
            <text:p>366</text:p>
          </table:table-cell>
          <table:table-cell table:formula="of:=[levels_parameters.$E$2]*([.$A305]-1) + [levels_parameters.$D$2]" office:value-type="float" office:value="6210" calcext:value-type="float">
            <text:p>6210</text:p>
          </table:table-cell>
          <table:table-cell table:formula="of:=[levels_parameters.$G$2]*([.$A305]-1) + [levels_parameters.$F$2]" office:value-type="float" office:value="0" calcext:value-type="float">
            <text:p>0</text:p>
          </table:table-cell>
          <table:table-cell table:formula="of:=FLOOR([.$A305]/[levels_parameters.$K$2])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levels_parameters.$B$2] + [levels_parameters.$C$2]*([.$A306]-1)+[levels_parameters.$A$2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levels_parameters.$I$2]*([.$A306]-1) + [levels_parameters.$H$2]+FLOOR([.$A306]/[levels_parameters.$J$2])" office:value-type="float" office:value="368" calcext:value-type="float">
            <text:p>368</text:p>
          </table:table-cell>
          <table:table-cell table:formula="of:=[levels_parameters.$E$2]*([.$A306]-1) + [levels_parameters.$D$2]" office:value-type="float" office:value="6230" calcext:value-type="float">
            <text:p>6230</text:p>
          </table:table-cell>
          <table:table-cell table:formula="of:=[levels_parameters.$G$2]*([.$A306]-1) + [levels_parameters.$F$2]" office:value-type="float" office:value="0" calcext:value-type="float">
            <text:p>0</text:p>
          </table:table-cell>
          <table:table-cell table:formula="of:=FLOOR([.$A306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levels_parameters.$B$2] + [levels_parameters.$C$2]*([.$A307]-1)+[levels_parameters.$A$2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levels_parameters.$I$2]*([.$A307]-1) + [levels_parameters.$H$2]+FLOOR([.$A307]/[levels_parameters.$J$2])" office:value-type="float" office:value="369" calcext:value-type="float">
            <text:p>369</text:p>
          </table:table-cell>
          <table:table-cell table:formula="of:=[levels_parameters.$E$2]*([.$A307]-1) + [levels_parameters.$D$2]" office:value-type="float" office:value="6250" calcext:value-type="float">
            <text:p>6250</text:p>
          </table:table-cell>
          <table:table-cell table:formula="of:=[levels_parameters.$G$2]*([.$A307]-1) + [levels_parameters.$F$2]" office:value-type="float" office:value="0" calcext:value-type="float">
            <text:p>0</text:p>
          </table:table-cell>
          <table:table-cell table:formula="of:=FLOOR([.$A307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levels_parameters.$B$2] + [levels_parameters.$C$2]*([.$A308]-1)+[levels_parameters.$A$2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levels_parameters.$I$2]*([.$A308]-1) + [levels_parameters.$H$2]+FLOOR([.$A308]/[levels_parameters.$J$2])" office:value-type="float" office:value="370" calcext:value-type="float">
            <text:p>370</text:p>
          </table:table-cell>
          <table:table-cell table:formula="of:=[levels_parameters.$E$2]*([.$A308]-1) + [levels_parameters.$D$2]" office:value-type="float" office:value="6270" calcext:value-type="float">
            <text:p>6270</text:p>
          </table:table-cell>
          <table:table-cell table:formula="of:=[levels_parameters.$G$2]*([.$A308]-1) + [levels_parameters.$F$2]" office:value-type="float" office:value="0" calcext:value-type="float">
            <text:p>0</text:p>
          </table:table-cell>
          <table:table-cell table:formula="of:=FLOOR([.$A308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levels_parameters.$B$2] + [levels_parameters.$C$2]*([.$A309]-1)+[levels_parameters.$A$2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levels_parameters.$I$2]*([.$A309]-1) + [levels_parameters.$H$2]+FLOOR([.$A309]/[levels_parameters.$J$2])" office:value-type="float" office:value="371" calcext:value-type="float">
            <text:p>371</text:p>
          </table:table-cell>
          <table:table-cell table:formula="of:=[levels_parameters.$E$2]*([.$A309]-1) + [levels_parameters.$D$2]" office:value-type="float" office:value="6290" calcext:value-type="float">
            <text:p>6290</text:p>
          </table:table-cell>
          <table:table-cell table:formula="of:=[levels_parameters.$G$2]*([.$A309]-1) + [levels_parameters.$F$2]" office:value-type="float" office:value="0" calcext:value-type="float">
            <text:p>0</text:p>
          </table:table-cell>
          <table:table-cell table:formula="of:=FLOOR([.$A309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levels_parameters.$B$2] + [levels_parameters.$C$2]*([.$A310]-1)+[levels_parameters.$A$2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levels_parameters.$I$2]*([.$A310]-1) + [levels_parameters.$H$2]+FLOOR([.$A310]/[levels_parameters.$J$2])" office:value-type="float" office:value="372" calcext:value-type="float">
            <text:p>372</text:p>
          </table:table-cell>
          <table:table-cell table:formula="of:=[levels_parameters.$E$2]*([.$A310]-1) + [levels_parameters.$D$2]" office:value-type="float" office:value="6310" calcext:value-type="float">
            <text:p>6310</text:p>
          </table:table-cell>
          <table:table-cell table:formula="of:=[levels_parameters.$G$2]*([.$A310]-1) + [levels_parameters.$F$2]" office:value-type="float" office:value="0" calcext:value-type="float">
            <text:p>0</text:p>
          </table:table-cell>
          <table:table-cell table:formula="of:=FLOOR([.$A310]/[levels_parameters.$K$2])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levels_parameters.$B$2] + [levels_parameters.$C$2]*([.$A311]-1)+[levels_parameters.$A$2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levels_parameters.$I$2]*([.$A311]-1) + [levels_parameters.$H$2]+FLOOR([.$A311]/[levels_parameters.$J$2])" office:value-type="float" office:value="374" calcext:value-type="float">
            <text:p>374</text:p>
          </table:table-cell>
          <table:table-cell table:formula="of:=[levels_parameters.$E$2]*([.$A311]-1) + [levels_parameters.$D$2]" office:value-type="float" office:value="6330" calcext:value-type="float">
            <text:p>6330</text:p>
          </table:table-cell>
          <table:table-cell table:formula="of:=[levels_parameters.$G$2]*([.$A311]-1) + [levels_parameters.$F$2]" office:value-type="float" office:value="0" calcext:value-type="float">
            <text:p>0</text:p>
          </table:table-cell>
          <table:table-cell table:formula="of:=FLOOR([.$A311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levels_parameters.$B$2] + [levels_parameters.$C$2]*([.$A312]-1)+[levels_parameters.$A$2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levels_parameters.$I$2]*([.$A312]-1) + [levels_parameters.$H$2]+FLOOR([.$A312]/[levels_parameters.$J$2])" office:value-type="float" office:value="375" calcext:value-type="float">
            <text:p>375</text:p>
          </table:table-cell>
          <table:table-cell table:formula="of:=[levels_parameters.$E$2]*([.$A312]-1) + [levels_parameters.$D$2]" office:value-type="float" office:value="6350" calcext:value-type="float">
            <text:p>6350</text:p>
          </table:table-cell>
          <table:table-cell table:formula="of:=[levels_parameters.$G$2]*([.$A312]-1) + [levels_parameters.$F$2]" office:value-type="float" office:value="0" calcext:value-type="float">
            <text:p>0</text:p>
          </table:table-cell>
          <table:table-cell table:formula="of:=FLOOR([.$A312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levels_parameters.$B$2] + [levels_parameters.$C$2]*([.$A313]-1)+[levels_parameters.$A$2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levels_parameters.$I$2]*([.$A313]-1) + [levels_parameters.$H$2]+FLOOR([.$A313]/[levels_parameters.$J$2])" office:value-type="float" office:value="376" calcext:value-type="float">
            <text:p>376</text:p>
          </table:table-cell>
          <table:table-cell table:formula="of:=[levels_parameters.$E$2]*([.$A313]-1) + [levels_parameters.$D$2]" office:value-type="float" office:value="6370" calcext:value-type="float">
            <text:p>6370</text:p>
          </table:table-cell>
          <table:table-cell table:formula="of:=[levels_parameters.$G$2]*([.$A313]-1) + [levels_parameters.$F$2]" office:value-type="float" office:value="0" calcext:value-type="float">
            <text:p>0</text:p>
          </table:table-cell>
          <table:table-cell table:formula="of:=FLOOR([.$A313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levels_parameters.$B$2] + [levels_parameters.$C$2]*([.$A314]-1)+[levels_parameters.$A$2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levels_parameters.$I$2]*([.$A314]-1) + [levels_parameters.$H$2]+FLOOR([.$A314]/[levels_parameters.$J$2])" office:value-type="float" office:value="377" calcext:value-type="float">
            <text:p>377</text:p>
          </table:table-cell>
          <table:table-cell table:formula="of:=[levels_parameters.$E$2]*([.$A314]-1) + [levels_parameters.$D$2]" office:value-type="float" office:value="6390" calcext:value-type="float">
            <text:p>6390</text:p>
          </table:table-cell>
          <table:table-cell table:formula="of:=[levels_parameters.$G$2]*([.$A314]-1) + [levels_parameters.$F$2]" office:value-type="float" office:value="0" calcext:value-type="float">
            <text:p>0</text:p>
          </table:table-cell>
          <table:table-cell table:formula="of:=FLOOR([.$A314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levels_parameters.$B$2] + [levels_parameters.$C$2]*([.$A315]-1)+[levels_parameters.$A$2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levels_parameters.$I$2]*([.$A315]-1) + [levels_parameters.$H$2]+FLOOR([.$A315]/[levels_parameters.$J$2])" office:value-type="float" office:value="378" calcext:value-type="float">
            <text:p>378</text:p>
          </table:table-cell>
          <table:table-cell table:formula="of:=[levels_parameters.$E$2]*([.$A315]-1) + [levels_parameters.$D$2]" office:value-type="float" office:value="6410" calcext:value-type="float">
            <text:p>6410</text:p>
          </table:table-cell>
          <table:table-cell table:formula="of:=[levels_parameters.$G$2]*([.$A315]-1) + [levels_parameters.$F$2]" office:value-type="float" office:value="0" calcext:value-type="float">
            <text:p>0</text:p>
          </table:table-cell>
          <table:table-cell table:formula="of:=FLOOR([.$A315]/[levels_parameters.$K$2])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levels_parameters.$B$2] + [levels_parameters.$C$2]*([.$A316]-1)+[levels_parameters.$A$2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levels_parameters.$I$2]*([.$A316]-1) + [levels_parameters.$H$2]+FLOOR([.$A316]/[levels_parameters.$J$2])" office:value-type="float" office:value="380" calcext:value-type="float">
            <text:p>380</text:p>
          </table:table-cell>
          <table:table-cell table:formula="of:=[levels_parameters.$E$2]*([.$A316]-1) + [levels_parameters.$D$2]" office:value-type="float" office:value="6430" calcext:value-type="float">
            <text:p>6430</text:p>
          </table:table-cell>
          <table:table-cell table:formula="of:=[levels_parameters.$G$2]*([.$A316]-1) + [levels_parameters.$F$2]" office:value-type="float" office:value="0" calcext:value-type="float">
            <text:p>0</text:p>
          </table:table-cell>
          <table:table-cell table:formula="of:=FLOOR([.$A316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levels_parameters.$B$2] + [levels_parameters.$C$2]*([.$A317]-1)+[levels_parameters.$A$2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levels_parameters.$I$2]*([.$A317]-1) + [levels_parameters.$H$2]+FLOOR([.$A317]/[levels_parameters.$J$2])" office:value-type="float" office:value="381" calcext:value-type="float">
            <text:p>381</text:p>
          </table:table-cell>
          <table:table-cell table:formula="of:=[levels_parameters.$E$2]*([.$A317]-1) + [levels_parameters.$D$2]" office:value-type="float" office:value="6450" calcext:value-type="float">
            <text:p>6450</text:p>
          </table:table-cell>
          <table:table-cell table:formula="of:=[levels_parameters.$G$2]*([.$A317]-1) + [levels_parameters.$F$2]" office:value-type="float" office:value="0" calcext:value-type="float">
            <text:p>0</text:p>
          </table:table-cell>
          <table:table-cell table:formula="of:=FLOOR([.$A317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levels_parameters.$B$2] + [levels_parameters.$C$2]*([.$A318]-1)+[levels_parameters.$A$2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levels_parameters.$I$2]*([.$A318]-1) + [levels_parameters.$H$2]+FLOOR([.$A318]/[levels_parameters.$J$2])" office:value-type="float" office:value="382" calcext:value-type="float">
            <text:p>382</text:p>
          </table:table-cell>
          <table:table-cell table:formula="of:=[levels_parameters.$E$2]*([.$A318]-1) + [levels_parameters.$D$2]" office:value-type="float" office:value="6470" calcext:value-type="float">
            <text:p>6470</text:p>
          </table:table-cell>
          <table:table-cell table:formula="of:=[levels_parameters.$G$2]*([.$A318]-1) + [levels_parameters.$F$2]" office:value-type="float" office:value="0" calcext:value-type="float">
            <text:p>0</text:p>
          </table:table-cell>
          <table:table-cell table:formula="of:=FLOOR([.$A318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levels_parameters.$B$2] + [levels_parameters.$C$2]*([.$A319]-1)+[levels_parameters.$A$2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levels_parameters.$I$2]*([.$A319]-1) + [levels_parameters.$H$2]+FLOOR([.$A319]/[levels_parameters.$J$2])" office:value-type="float" office:value="383" calcext:value-type="float">
            <text:p>383</text:p>
          </table:table-cell>
          <table:table-cell table:formula="of:=[levels_parameters.$E$2]*([.$A319]-1) + [levels_parameters.$D$2]" office:value-type="float" office:value="6490" calcext:value-type="float">
            <text:p>6490</text:p>
          </table:table-cell>
          <table:table-cell table:formula="of:=[levels_parameters.$G$2]*([.$A319]-1) + [levels_parameters.$F$2]" office:value-type="float" office:value="0" calcext:value-type="float">
            <text:p>0</text:p>
          </table:table-cell>
          <table:table-cell table:formula="of:=FLOOR([.$A319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levels_parameters.$B$2] + [levels_parameters.$C$2]*([.$A320]-1)+[levels_parameters.$A$2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levels_parameters.$I$2]*([.$A320]-1) + [levels_parameters.$H$2]+FLOOR([.$A320]/[levels_parameters.$J$2])" office:value-type="float" office:value="384" calcext:value-type="float">
            <text:p>384</text:p>
          </table:table-cell>
          <table:table-cell table:formula="of:=[levels_parameters.$E$2]*([.$A320]-1) + [levels_parameters.$D$2]" office:value-type="float" office:value="6510" calcext:value-type="float">
            <text:p>6510</text:p>
          </table:table-cell>
          <table:table-cell table:formula="of:=[levels_parameters.$G$2]*([.$A320]-1) + [levels_parameters.$F$2]" office:value-type="float" office:value="0" calcext:value-type="float">
            <text:p>0</text:p>
          </table:table-cell>
          <table:table-cell table:formula="of:=FLOOR([.$A320]/[levels_parameters.$K$2])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levels_parameters.$B$2] + [levels_parameters.$C$2]*([.$A321]-1)+[levels_parameters.$A$2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levels_parameters.$I$2]*([.$A321]-1) + [levels_parameters.$H$2]+FLOOR([.$A321]/[levels_parameters.$J$2])" office:value-type="float" office:value="386" calcext:value-type="float">
            <text:p>386</text:p>
          </table:table-cell>
          <table:table-cell table:formula="of:=[levels_parameters.$E$2]*([.$A321]-1) + [levels_parameters.$D$2]" office:value-type="float" office:value="6530" calcext:value-type="float">
            <text:p>6530</text:p>
          </table:table-cell>
          <table:table-cell table:formula="of:=[levels_parameters.$G$2]*([.$A321]-1) + [levels_parameters.$F$2]" office:value-type="float" office:value="0" calcext:value-type="float">
            <text:p>0</text:p>
          </table:table-cell>
          <table:table-cell table:formula="of:=FLOOR([.$A321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levels_parameters.$B$2] + [levels_parameters.$C$2]*([.$A322]-1)+[levels_parameters.$A$2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levels_parameters.$I$2]*([.$A322]-1) + [levels_parameters.$H$2]+FLOOR([.$A322]/[levels_parameters.$J$2])" office:value-type="float" office:value="387" calcext:value-type="float">
            <text:p>387</text:p>
          </table:table-cell>
          <table:table-cell table:formula="of:=[levels_parameters.$E$2]*([.$A322]-1) + [levels_parameters.$D$2]" office:value-type="float" office:value="6550" calcext:value-type="float">
            <text:p>6550</text:p>
          </table:table-cell>
          <table:table-cell table:formula="of:=[levels_parameters.$G$2]*([.$A322]-1) + [levels_parameters.$F$2]" office:value-type="float" office:value="0" calcext:value-type="float">
            <text:p>0</text:p>
          </table:table-cell>
          <table:table-cell table:formula="of:=FLOOR([.$A322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levels_parameters.$B$2] + [levels_parameters.$C$2]*([.$A323]-1)+[levels_parameters.$A$2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levels_parameters.$I$2]*([.$A323]-1) + [levels_parameters.$H$2]+FLOOR([.$A323]/[levels_parameters.$J$2])" office:value-type="float" office:value="388" calcext:value-type="float">
            <text:p>388</text:p>
          </table:table-cell>
          <table:table-cell table:formula="of:=[levels_parameters.$E$2]*([.$A323]-1) + [levels_parameters.$D$2]" office:value-type="float" office:value="6570" calcext:value-type="float">
            <text:p>6570</text:p>
          </table:table-cell>
          <table:table-cell table:formula="of:=[levels_parameters.$G$2]*([.$A323]-1) + [levels_parameters.$F$2]" office:value-type="float" office:value="0" calcext:value-type="float">
            <text:p>0</text:p>
          </table:table-cell>
          <table:table-cell table:formula="of:=FLOOR([.$A323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levels_parameters.$B$2] + [levels_parameters.$C$2]*([.$A324]-1)+[levels_parameters.$A$2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levels_parameters.$I$2]*([.$A324]-1) + [levels_parameters.$H$2]+FLOOR([.$A324]/[levels_parameters.$J$2])" office:value-type="float" office:value="389" calcext:value-type="float">
            <text:p>389</text:p>
          </table:table-cell>
          <table:table-cell table:formula="of:=[levels_parameters.$E$2]*([.$A324]-1) + [levels_parameters.$D$2]" office:value-type="float" office:value="6590" calcext:value-type="float">
            <text:p>6590</text:p>
          </table:table-cell>
          <table:table-cell table:formula="of:=[levels_parameters.$G$2]*([.$A324]-1) + [levels_parameters.$F$2]" office:value-type="float" office:value="0" calcext:value-type="float">
            <text:p>0</text:p>
          </table:table-cell>
          <table:table-cell table:formula="of:=FLOOR([.$A324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levels_parameters.$B$2] + [levels_parameters.$C$2]*([.$A325]-1)+[levels_parameters.$A$2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levels_parameters.$I$2]*([.$A325]-1) + [levels_parameters.$H$2]+FLOOR([.$A325]/[levels_parameters.$J$2])" office:value-type="float" office:value="390" calcext:value-type="float">
            <text:p>390</text:p>
          </table:table-cell>
          <table:table-cell table:formula="of:=[levels_parameters.$E$2]*([.$A325]-1) + [levels_parameters.$D$2]" office:value-type="float" office:value="6610" calcext:value-type="float">
            <text:p>6610</text:p>
          </table:table-cell>
          <table:table-cell table:formula="of:=[levels_parameters.$G$2]*([.$A325]-1) + [levels_parameters.$F$2]" office:value-type="float" office:value="0" calcext:value-type="float">
            <text:p>0</text:p>
          </table:table-cell>
          <table:table-cell table:formula="of:=FLOOR([.$A325]/[levels_parameters.$K$2])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levels_parameters.$B$2] + [levels_parameters.$C$2]*([.$A326]-1)+[levels_parameters.$A$2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levels_parameters.$I$2]*([.$A326]-1) + [levels_parameters.$H$2]+FLOOR([.$A326]/[levels_parameters.$J$2])" office:value-type="float" office:value="392" calcext:value-type="float">
            <text:p>392</text:p>
          </table:table-cell>
          <table:table-cell table:formula="of:=[levels_parameters.$E$2]*([.$A326]-1) + [levels_parameters.$D$2]" office:value-type="float" office:value="6630" calcext:value-type="float">
            <text:p>6630</text:p>
          </table:table-cell>
          <table:table-cell table:formula="of:=[levels_parameters.$G$2]*([.$A326]-1) + [levels_parameters.$F$2]" office:value-type="float" office:value="0" calcext:value-type="float">
            <text:p>0</text:p>
          </table:table-cell>
          <table:table-cell table:formula="of:=FLOOR([.$A326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levels_parameters.$B$2] + [levels_parameters.$C$2]*([.$A327]-1)+[levels_parameters.$A$2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levels_parameters.$I$2]*([.$A327]-1) + [levels_parameters.$H$2]+FLOOR([.$A327]/[levels_parameters.$J$2])" office:value-type="float" office:value="393" calcext:value-type="float">
            <text:p>393</text:p>
          </table:table-cell>
          <table:table-cell table:formula="of:=[levels_parameters.$E$2]*([.$A327]-1) + [levels_parameters.$D$2]" office:value-type="float" office:value="6650" calcext:value-type="float">
            <text:p>6650</text:p>
          </table:table-cell>
          <table:table-cell table:formula="of:=[levels_parameters.$G$2]*([.$A327]-1) + [levels_parameters.$F$2]" office:value-type="float" office:value="0" calcext:value-type="float">
            <text:p>0</text:p>
          </table:table-cell>
          <table:table-cell table:formula="of:=FLOOR([.$A327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levels_parameters.$B$2] + [levels_parameters.$C$2]*([.$A328]-1)+[levels_parameters.$A$2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levels_parameters.$I$2]*([.$A328]-1) + [levels_parameters.$H$2]+FLOOR([.$A328]/[levels_parameters.$J$2])" office:value-type="float" office:value="394" calcext:value-type="float">
            <text:p>394</text:p>
          </table:table-cell>
          <table:table-cell table:formula="of:=[levels_parameters.$E$2]*([.$A328]-1) + [levels_parameters.$D$2]" office:value-type="float" office:value="6670" calcext:value-type="float">
            <text:p>6670</text:p>
          </table:table-cell>
          <table:table-cell table:formula="of:=[levels_parameters.$G$2]*([.$A328]-1) + [levels_parameters.$F$2]" office:value-type="float" office:value="0" calcext:value-type="float">
            <text:p>0</text:p>
          </table:table-cell>
          <table:table-cell table:formula="of:=FLOOR([.$A328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levels_parameters.$B$2] + [levels_parameters.$C$2]*([.$A329]-1)+[levels_parameters.$A$2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levels_parameters.$I$2]*([.$A329]-1) + [levels_parameters.$H$2]+FLOOR([.$A329]/[levels_parameters.$J$2])" office:value-type="float" office:value="395" calcext:value-type="float">
            <text:p>395</text:p>
          </table:table-cell>
          <table:table-cell table:formula="of:=[levels_parameters.$E$2]*([.$A329]-1) + [levels_parameters.$D$2]" office:value-type="float" office:value="6690" calcext:value-type="float">
            <text:p>6690</text:p>
          </table:table-cell>
          <table:table-cell table:formula="of:=[levels_parameters.$G$2]*([.$A329]-1) + [levels_parameters.$F$2]" office:value-type="float" office:value="0" calcext:value-type="float">
            <text:p>0</text:p>
          </table:table-cell>
          <table:table-cell table:formula="of:=FLOOR([.$A329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levels_parameters.$B$2] + [levels_parameters.$C$2]*([.$A330]-1)+[levels_parameters.$A$2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levels_parameters.$I$2]*([.$A330]-1) + [levels_parameters.$H$2]+FLOOR([.$A330]/[levels_parameters.$J$2])" office:value-type="float" office:value="396" calcext:value-type="float">
            <text:p>396</text:p>
          </table:table-cell>
          <table:table-cell table:formula="of:=[levels_parameters.$E$2]*([.$A330]-1) + [levels_parameters.$D$2]" office:value-type="float" office:value="6710" calcext:value-type="float">
            <text:p>6710</text:p>
          </table:table-cell>
          <table:table-cell table:formula="of:=[levels_parameters.$G$2]*([.$A330]-1) + [levels_parameters.$F$2]" office:value-type="float" office:value="0" calcext:value-type="float">
            <text:p>0</text:p>
          </table:table-cell>
          <table:table-cell table:formula="of:=FLOOR([.$A330]/[levels_parameters.$K$2])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levels_parameters.$B$2] + [levels_parameters.$C$2]*([.$A331]-1)+[levels_parameters.$A$2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levels_parameters.$I$2]*([.$A331]-1) + [levels_parameters.$H$2]+FLOOR([.$A331]/[levels_parameters.$J$2])" office:value-type="float" office:value="398" calcext:value-type="float">
            <text:p>398</text:p>
          </table:table-cell>
          <table:table-cell table:formula="of:=[levels_parameters.$E$2]*([.$A331]-1) + [levels_parameters.$D$2]" office:value-type="float" office:value="6730" calcext:value-type="float">
            <text:p>6730</text:p>
          </table:table-cell>
          <table:table-cell table:formula="of:=[levels_parameters.$G$2]*([.$A331]-1) + [levels_parameters.$F$2]" office:value-type="float" office:value="0" calcext:value-type="float">
            <text:p>0</text:p>
          </table:table-cell>
          <table:table-cell table:formula="of:=FLOOR([.$A331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levels_parameters.$B$2] + [levels_parameters.$C$2]*([.$A332]-1)+[levels_parameters.$A$2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levels_parameters.$I$2]*([.$A332]-1) + [levels_parameters.$H$2]+FLOOR([.$A332]/[levels_parameters.$J$2])" office:value-type="float" office:value="399" calcext:value-type="float">
            <text:p>399</text:p>
          </table:table-cell>
          <table:table-cell table:formula="of:=[levels_parameters.$E$2]*([.$A332]-1) + [levels_parameters.$D$2]" office:value-type="float" office:value="6750" calcext:value-type="float">
            <text:p>6750</text:p>
          </table:table-cell>
          <table:table-cell table:formula="of:=[levels_parameters.$G$2]*([.$A332]-1) + [levels_parameters.$F$2]" office:value-type="float" office:value="0" calcext:value-type="float">
            <text:p>0</text:p>
          </table:table-cell>
          <table:table-cell table:formula="of:=FLOOR([.$A332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levels_parameters.$B$2] + [levels_parameters.$C$2]*([.$A333]-1)+[levels_parameters.$A$2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levels_parameters.$I$2]*([.$A333]-1) + [levels_parameters.$H$2]+FLOOR([.$A333]/[levels_parameters.$J$2])" office:value-type="float" office:value="400" calcext:value-type="float">
            <text:p>400</text:p>
          </table:table-cell>
          <table:table-cell table:formula="of:=[levels_parameters.$E$2]*([.$A333]-1) + [levels_parameters.$D$2]" office:value-type="float" office:value="6770" calcext:value-type="float">
            <text:p>6770</text:p>
          </table:table-cell>
          <table:table-cell table:formula="of:=[levels_parameters.$G$2]*([.$A333]-1) + [levels_parameters.$F$2]" office:value-type="float" office:value="0" calcext:value-type="float">
            <text:p>0</text:p>
          </table:table-cell>
          <table:table-cell table:formula="of:=FLOOR([.$A333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levels_parameters.$B$2] + [levels_parameters.$C$2]*([.$A334]-1)+[levels_parameters.$A$2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levels_parameters.$I$2]*([.$A334]-1) + [levels_parameters.$H$2]+FLOOR([.$A334]/[levels_parameters.$J$2])" office:value-type="float" office:value="401" calcext:value-type="float">
            <text:p>401</text:p>
          </table:table-cell>
          <table:table-cell table:formula="of:=[levels_parameters.$E$2]*([.$A334]-1) + [levels_parameters.$D$2]" office:value-type="float" office:value="6790" calcext:value-type="float">
            <text:p>6790</text:p>
          </table:table-cell>
          <table:table-cell table:formula="of:=[levels_parameters.$G$2]*([.$A334]-1) + [levels_parameters.$F$2]" office:value-type="float" office:value="0" calcext:value-type="float">
            <text:p>0</text:p>
          </table:table-cell>
          <table:table-cell table:formula="of:=FLOOR([.$A334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levels_parameters.$B$2] + [levels_parameters.$C$2]*([.$A335]-1)+[levels_parameters.$A$2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levels_parameters.$I$2]*([.$A335]-1) + [levels_parameters.$H$2]+FLOOR([.$A335]/[levels_parameters.$J$2])" office:value-type="float" office:value="402" calcext:value-type="float">
            <text:p>402</text:p>
          </table:table-cell>
          <table:table-cell table:formula="of:=[levels_parameters.$E$2]*([.$A335]-1) + [levels_parameters.$D$2]" office:value-type="float" office:value="6810" calcext:value-type="float">
            <text:p>6810</text:p>
          </table:table-cell>
          <table:table-cell table:formula="of:=[levels_parameters.$G$2]*([.$A335]-1) + [levels_parameters.$F$2]" office:value-type="float" office:value="0" calcext:value-type="float">
            <text:p>0</text:p>
          </table:table-cell>
          <table:table-cell table:formula="of:=FLOOR([.$A335]/[levels_parameters.$K$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levels_parameters.$B$2] + [levels_parameters.$C$2]*([.$A336]-1)+[levels_parameters.$A$2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levels_parameters.$I$2]*([.$A336]-1) + [levels_parameters.$H$2]+FLOOR([.$A336]/[levels_parameters.$J$2])" office:value-type="float" office:value="404" calcext:value-type="float">
            <text:p>404</text:p>
          </table:table-cell>
          <table:table-cell table:formula="of:=[levels_parameters.$E$2]*([.$A336]-1) + [levels_parameters.$D$2]" office:value-type="float" office:value="6830" calcext:value-type="float">
            <text:p>6830</text:p>
          </table:table-cell>
          <table:table-cell table:formula="of:=[levels_parameters.$G$2]*([.$A336]-1) + [levels_parameters.$F$2]" office:value-type="float" office:value="0" calcext:value-type="float">
            <text:p>0</text:p>
          </table:table-cell>
          <table:table-cell table:formula="of:=FLOOR([.$A336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levels_parameters.$B$2] + [levels_parameters.$C$2]*([.$A337]-1)+[levels_parameters.$A$2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levels_parameters.$I$2]*([.$A337]-1) + [levels_parameters.$H$2]+FLOOR([.$A337]/[levels_parameters.$J$2])" office:value-type="float" office:value="405" calcext:value-type="float">
            <text:p>405</text:p>
          </table:table-cell>
          <table:table-cell table:formula="of:=[levels_parameters.$E$2]*([.$A337]-1) + [levels_parameters.$D$2]" office:value-type="float" office:value="6850" calcext:value-type="float">
            <text:p>6850</text:p>
          </table:table-cell>
          <table:table-cell table:formula="of:=[levels_parameters.$G$2]*([.$A337]-1) + [levels_parameters.$F$2]" office:value-type="float" office:value="0" calcext:value-type="float">
            <text:p>0</text:p>
          </table:table-cell>
          <table:table-cell table:formula="of:=FLOOR([.$A337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levels_parameters.$B$2] + [levels_parameters.$C$2]*([.$A338]-1)+[levels_parameters.$A$2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levels_parameters.$I$2]*([.$A338]-1) + [levels_parameters.$H$2]+FLOOR([.$A338]/[levels_parameters.$J$2])" office:value-type="float" office:value="406" calcext:value-type="float">
            <text:p>406</text:p>
          </table:table-cell>
          <table:table-cell table:formula="of:=[levels_parameters.$E$2]*([.$A338]-1) + [levels_parameters.$D$2]" office:value-type="float" office:value="6870" calcext:value-type="float">
            <text:p>6870</text:p>
          </table:table-cell>
          <table:table-cell table:formula="of:=[levels_parameters.$G$2]*([.$A338]-1) + [levels_parameters.$F$2]" office:value-type="float" office:value="0" calcext:value-type="float">
            <text:p>0</text:p>
          </table:table-cell>
          <table:table-cell table:formula="of:=FLOOR([.$A338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levels_parameters.$B$2] + [levels_parameters.$C$2]*([.$A339]-1)+[levels_parameters.$A$2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levels_parameters.$I$2]*([.$A339]-1) + [levels_parameters.$H$2]+FLOOR([.$A339]/[levels_parameters.$J$2])" office:value-type="float" office:value="407" calcext:value-type="float">
            <text:p>407</text:p>
          </table:table-cell>
          <table:table-cell table:formula="of:=[levels_parameters.$E$2]*([.$A339]-1) + [levels_parameters.$D$2]" office:value-type="float" office:value="6890" calcext:value-type="float">
            <text:p>6890</text:p>
          </table:table-cell>
          <table:table-cell table:formula="of:=[levels_parameters.$G$2]*([.$A339]-1) + [levels_parameters.$F$2]" office:value-type="float" office:value="0" calcext:value-type="float">
            <text:p>0</text:p>
          </table:table-cell>
          <table:table-cell table:formula="of:=FLOOR([.$A339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levels_parameters.$B$2] + [levels_parameters.$C$2]*([.$A340]-1)+[levels_parameters.$A$2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levels_parameters.$I$2]*([.$A340]-1) + [levels_parameters.$H$2]+FLOOR([.$A340]/[levels_parameters.$J$2])" office:value-type="float" office:value="408" calcext:value-type="float">
            <text:p>408</text:p>
          </table:table-cell>
          <table:table-cell table:formula="of:=[levels_parameters.$E$2]*([.$A340]-1) + [levels_parameters.$D$2]" office:value-type="float" office:value="6910" calcext:value-type="float">
            <text:p>6910</text:p>
          </table:table-cell>
          <table:table-cell table:formula="of:=[levels_parameters.$G$2]*([.$A340]-1) + [levels_parameters.$F$2]" office:value-type="float" office:value="0" calcext:value-type="float">
            <text:p>0</text:p>
          </table:table-cell>
          <table:table-cell table:formula="of:=FLOOR([.$A340]/[levels_parameters.$K$2])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levels_parameters.$B$2] + [levels_parameters.$C$2]*([.$A341]-1)+[levels_parameters.$A$2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levels_parameters.$I$2]*([.$A341]-1) + [levels_parameters.$H$2]+FLOOR([.$A341]/[levels_parameters.$J$2])" office:value-type="float" office:value="410" calcext:value-type="float">
            <text:p>410</text:p>
          </table:table-cell>
          <table:table-cell table:formula="of:=[levels_parameters.$E$2]*([.$A341]-1) + [levels_parameters.$D$2]" office:value-type="float" office:value="6930" calcext:value-type="float">
            <text:p>6930</text:p>
          </table:table-cell>
          <table:table-cell table:formula="of:=[levels_parameters.$G$2]*([.$A341]-1) + [levels_parameters.$F$2]" office:value-type="float" office:value="0" calcext:value-type="float">
            <text:p>0</text:p>
          </table:table-cell>
          <table:table-cell table:formula="of:=FLOOR([.$A341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levels_parameters.$B$2] + [levels_parameters.$C$2]*([.$A342]-1)+[levels_parameters.$A$2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levels_parameters.$I$2]*([.$A342]-1) + [levels_parameters.$H$2]+FLOOR([.$A342]/[levels_parameters.$J$2])" office:value-type="float" office:value="411" calcext:value-type="float">
            <text:p>411</text:p>
          </table:table-cell>
          <table:table-cell table:formula="of:=[levels_parameters.$E$2]*([.$A342]-1) + [levels_parameters.$D$2]" office:value-type="float" office:value="6950" calcext:value-type="float">
            <text:p>6950</text:p>
          </table:table-cell>
          <table:table-cell table:formula="of:=[levels_parameters.$G$2]*([.$A342]-1) + [levels_parameters.$F$2]" office:value-type="float" office:value="0" calcext:value-type="float">
            <text:p>0</text:p>
          </table:table-cell>
          <table:table-cell table:formula="of:=FLOOR([.$A342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levels_parameters.$B$2] + [levels_parameters.$C$2]*([.$A343]-1)+[levels_parameters.$A$2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levels_parameters.$I$2]*([.$A343]-1) + [levels_parameters.$H$2]+FLOOR([.$A343]/[levels_parameters.$J$2])" office:value-type="float" office:value="412" calcext:value-type="float">
            <text:p>412</text:p>
          </table:table-cell>
          <table:table-cell table:formula="of:=[levels_parameters.$E$2]*([.$A343]-1) + [levels_parameters.$D$2]" office:value-type="float" office:value="6970" calcext:value-type="float">
            <text:p>6970</text:p>
          </table:table-cell>
          <table:table-cell table:formula="of:=[levels_parameters.$G$2]*([.$A343]-1) + [levels_parameters.$F$2]" office:value-type="float" office:value="0" calcext:value-type="float">
            <text:p>0</text:p>
          </table:table-cell>
          <table:table-cell table:formula="of:=FLOOR([.$A343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levels_parameters.$B$2] + [levels_parameters.$C$2]*([.$A344]-1)+[levels_parameters.$A$2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levels_parameters.$I$2]*([.$A344]-1) + [levels_parameters.$H$2]+FLOOR([.$A344]/[levels_parameters.$J$2])" office:value-type="float" office:value="413" calcext:value-type="float">
            <text:p>413</text:p>
          </table:table-cell>
          <table:table-cell table:formula="of:=[levels_parameters.$E$2]*([.$A344]-1) + [levels_parameters.$D$2]" office:value-type="float" office:value="6990" calcext:value-type="float">
            <text:p>6990</text:p>
          </table:table-cell>
          <table:table-cell table:formula="of:=[levels_parameters.$G$2]*([.$A344]-1) + [levels_parameters.$F$2]" office:value-type="float" office:value="0" calcext:value-type="float">
            <text:p>0</text:p>
          </table:table-cell>
          <table:table-cell table:formula="of:=FLOOR([.$A344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levels_parameters.$B$2] + [levels_parameters.$C$2]*([.$A345]-1)+[levels_parameters.$A$2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levels_parameters.$I$2]*([.$A345]-1) + [levels_parameters.$H$2]+FLOOR([.$A345]/[levels_parameters.$J$2])" office:value-type="float" office:value="414" calcext:value-type="float">
            <text:p>414</text:p>
          </table:table-cell>
          <table:table-cell table:formula="of:=[levels_parameters.$E$2]*([.$A345]-1) + [levels_parameters.$D$2]" office:value-type="float" office:value="7010" calcext:value-type="float">
            <text:p>7010</text:p>
          </table:table-cell>
          <table:table-cell table:formula="of:=[levels_parameters.$G$2]*([.$A345]-1) + [levels_parameters.$F$2]" office:value-type="float" office:value="0" calcext:value-type="float">
            <text:p>0</text:p>
          </table:table-cell>
          <table:table-cell table:formula="of:=FLOOR([.$A345]/[levels_parameters.$K$2])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levels_parameters.$B$2] + [levels_parameters.$C$2]*([.$A346]-1)+[levels_parameters.$A$2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levels_parameters.$I$2]*([.$A346]-1) + [levels_parameters.$H$2]+FLOOR([.$A346]/[levels_parameters.$J$2])" office:value-type="float" office:value="416" calcext:value-type="float">
            <text:p>416</text:p>
          </table:table-cell>
          <table:table-cell table:formula="of:=[levels_parameters.$E$2]*([.$A346]-1) + [levels_parameters.$D$2]" office:value-type="float" office:value="7030" calcext:value-type="float">
            <text:p>7030</text:p>
          </table:table-cell>
          <table:table-cell table:formula="of:=[levels_parameters.$G$2]*([.$A346]-1) + [levels_parameters.$F$2]" office:value-type="float" office:value="0" calcext:value-type="float">
            <text:p>0</text:p>
          </table:table-cell>
          <table:table-cell table:formula="of:=FLOOR([.$A346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levels_parameters.$B$2] + [levels_parameters.$C$2]*([.$A347]-1)+[levels_parameters.$A$2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levels_parameters.$I$2]*([.$A347]-1) + [levels_parameters.$H$2]+FLOOR([.$A347]/[levels_parameters.$J$2])" office:value-type="float" office:value="417" calcext:value-type="float">
            <text:p>417</text:p>
          </table:table-cell>
          <table:table-cell table:formula="of:=[levels_parameters.$E$2]*([.$A347]-1) + [levels_parameters.$D$2]" office:value-type="float" office:value="7050" calcext:value-type="float">
            <text:p>7050</text:p>
          </table:table-cell>
          <table:table-cell table:formula="of:=[levels_parameters.$G$2]*([.$A347]-1) + [levels_parameters.$F$2]" office:value-type="float" office:value="0" calcext:value-type="float">
            <text:p>0</text:p>
          </table:table-cell>
          <table:table-cell table:formula="of:=FLOOR([.$A347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levels_parameters.$B$2] + [levels_parameters.$C$2]*([.$A348]-1)+[levels_parameters.$A$2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levels_parameters.$I$2]*([.$A348]-1) + [levels_parameters.$H$2]+FLOOR([.$A348]/[levels_parameters.$J$2])" office:value-type="float" office:value="418" calcext:value-type="float">
            <text:p>418</text:p>
          </table:table-cell>
          <table:table-cell table:formula="of:=[levels_parameters.$E$2]*([.$A348]-1) + [levels_parameters.$D$2]" office:value-type="float" office:value="7070" calcext:value-type="float">
            <text:p>7070</text:p>
          </table:table-cell>
          <table:table-cell table:formula="of:=[levels_parameters.$G$2]*([.$A348]-1) + [levels_parameters.$F$2]" office:value-type="float" office:value="0" calcext:value-type="float">
            <text:p>0</text:p>
          </table:table-cell>
          <table:table-cell table:formula="of:=FLOOR([.$A348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levels_parameters.$B$2] + [levels_parameters.$C$2]*([.$A349]-1)+[levels_parameters.$A$2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levels_parameters.$I$2]*([.$A349]-1) + [levels_parameters.$H$2]+FLOOR([.$A349]/[levels_parameters.$J$2])" office:value-type="float" office:value="419" calcext:value-type="float">
            <text:p>419</text:p>
          </table:table-cell>
          <table:table-cell table:formula="of:=[levels_parameters.$E$2]*([.$A349]-1) + [levels_parameters.$D$2]" office:value-type="float" office:value="7090" calcext:value-type="float">
            <text:p>7090</text:p>
          </table:table-cell>
          <table:table-cell table:formula="of:=[levels_parameters.$G$2]*([.$A349]-1) + [levels_parameters.$F$2]" office:value-type="float" office:value="0" calcext:value-type="float">
            <text:p>0</text:p>
          </table:table-cell>
          <table:table-cell table:formula="of:=FLOOR([.$A349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levels_parameters.$B$2] + [levels_parameters.$C$2]*([.$A350]-1)+[levels_parameters.$A$2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levels_parameters.$I$2]*([.$A350]-1) + [levels_parameters.$H$2]+FLOOR([.$A350]/[levels_parameters.$J$2])" office:value-type="float" office:value="420" calcext:value-type="float">
            <text:p>420</text:p>
          </table:table-cell>
          <table:table-cell table:formula="of:=[levels_parameters.$E$2]*([.$A350]-1) + [levels_parameters.$D$2]" office:value-type="float" office:value="7110" calcext:value-type="float">
            <text:p>7110</text:p>
          </table:table-cell>
          <table:table-cell table:formula="of:=[levels_parameters.$G$2]*([.$A350]-1) + [levels_parameters.$F$2]" office:value-type="float" office:value="0" calcext:value-type="float">
            <text:p>0</text:p>
          </table:table-cell>
          <table:table-cell table:formula="of:=FLOOR([.$A350]/[levels_parameters.$K$2])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levels_parameters.$B$2] + [levels_parameters.$C$2]*([.$A351]-1)+[levels_parameters.$A$2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levels_parameters.$I$2]*([.$A351]-1) + [levels_parameters.$H$2]+FLOOR([.$A351]/[levels_parameters.$J$2])" office:value-type="float" office:value="422" calcext:value-type="float">
            <text:p>422</text:p>
          </table:table-cell>
          <table:table-cell table:formula="of:=[levels_parameters.$E$2]*([.$A351]-1) + [levels_parameters.$D$2]" office:value-type="float" office:value="7130" calcext:value-type="float">
            <text:p>7130</text:p>
          </table:table-cell>
          <table:table-cell table:formula="of:=[levels_parameters.$G$2]*([.$A351]-1) + [levels_parameters.$F$2]" office:value-type="float" office:value="0" calcext:value-type="float">
            <text:p>0</text:p>
          </table:table-cell>
          <table:table-cell table:formula="of:=FLOOR([.$A351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levels_parameters.$B$2] + [levels_parameters.$C$2]*([.$A352]-1)+[levels_parameters.$A$2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levels_parameters.$I$2]*([.$A352]-1) + [levels_parameters.$H$2]+FLOOR([.$A352]/[levels_parameters.$J$2])" office:value-type="float" office:value="423" calcext:value-type="float">
            <text:p>423</text:p>
          </table:table-cell>
          <table:table-cell table:formula="of:=[levels_parameters.$E$2]*([.$A352]-1) + [levels_parameters.$D$2]" office:value-type="float" office:value="7150" calcext:value-type="float">
            <text:p>7150</text:p>
          </table:table-cell>
          <table:table-cell table:formula="of:=[levels_parameters.$G$2]*([.$A352]-1) + [levels_parameters.$F$2]" office:value-type="float" office:value="0" calcext:value-type="float">
            <text:p>0</text:p>
          </table:table-cell>
          <table:table-cell table:formula="of:=FLOOR([.$A352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levels_parameters.$B$2] + [levels_parameters.$C$2]*([.$A353]-1)+[levels_parameters.$A$2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levels_parameters.$I$2]*([.$A353]-1) + [levels_parameters.$H$2]+FLOOR([.$A353]/[levels_parameters.$J$2])" office:value-type="float" office:value="424" calcext:value-type="float">
            <text:p>424</text:p>
          </table:table-cell>
          <table:table-cell table:formula="of:=[levels_parameters.$E$2]*([.$A353]-1) + [levels_parameters.$D$2]" office:value-type="float" office:value="7170" calcext:value-type="float">
            <text:p>7170</text:p>
          </table:table-cell>
          <table:table-cell table:formula="of:=[levels_parameters.$G$2]*([.$A353]-1) + [levels_parameters.$F$2]" office:value-type="float" office:value="0" calcext:value-type="float">
            <text:p>0</text:p>
          </table:table-cell>
          <table:table-cell table:formula="of:=FLOOR([.$A353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levels_parameters.$B$2] + [levels_parameters.$C$2]*([.$A354]-1)+[levels_parameters.$A$2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levels_parameters.$I$2]*([.$A354]-1) + [levels_parameters.$H$2]+FLOOR([.$A354]/[levels_parameters.$J$2])" office:value-type="float" office:value="425" calcext:value-type="float">
            <text:p>425</text:p>
          </table:table-cell>
          <table:table-cell table:formula="of:=[levels_parameters.$E$2]*([.$A354]-1) + [levels_parameters.$D$2]" office:value-type="float" office:value="7190" calcext:value-type="float">
            <text:p>7190</text:p>
          </table:table-cell>
          <table:table-cell table:formula="of:=[levels_parameters.$G$2]*([.$A354]-1) + [levels_parameters.$F$2]" office:value-type="float" office:value="0" calcext:value-type="float">
            <text:p>0</text:p>
          </table:table-cell>
          <table:table-cell table:formula="of:=FLOOR([.$A354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levels_parameters.$B$2] + [levels_parameters.$C$2]*([.$A355]-1)+[levels_parameters.$A$2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levels_parameters.$I$2]*([.$A355]-1) + [levels_parameters.$H$2]+FLOOR([.$A355]/[levels_parameters.$J$2])" office:value-type="float" office:value="426" calcext:value-type="float">
            <text:p>426</text:p>
          </table:table-cell>
          <table:table-cell table:formula="of:=[levels_parameters.$E$2]*([.$A355]-1) + [levels_parameters.$D$2]" office:value-type="float" office:value="7210" calcext:value-type="float">
            <text:p>7210</text:p>
          </table:table-cell>
          <table:table-cell table:formula="of:=[levels_parameters.$G$2]*([.$A355]-1) + [levels_parameters.$F$2]" office:value-type="float" office:value="0" calcext:value-type="float">
            <text:p>0</text:p>
          </table:table-cell>
          <table:table-cell table:formula="of:=FLOOR([.$A355]/[levels_parameters.$K$2])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levels_parameters.$B$2] + [levels_parameters.$C$2]*([.$A356]-1)+[levels_parameters.$A$2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levels_parameters.$I$2]*([.$A356]-1) + [levels_parameters.$H$2]+FLOOR([.$A356]/[levels_parameters.$J$2])" office:value-type="float" office:value="428" calcext:value-type="float">
            <text:p>428</text:p>
          </table:table-cell>
          <table:table-cell table:formula="of:=[levels_parameters.$E$2]*([.$A356]-1) + [levels_parameters.$D$2]" office:value-type="float" office:value="7230" calcext:value-type="float">
            <text:p>7230</text:p>
          </table:table-cell>
          <table:table-cell table:formula="of:=[levels_parameters.$G$2]*([.$A356]-1) + [levels_parameters.$F$2]" office:value-type="float" office:value="0" calcext:value-type="float">
            <text:p>0</text:p>
          </table:table-cell>
          <table:table-cell table:formula="of:=FLOOR([.$A356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levels_parameters.$B$2] + [levels_parameters.$C$2]*([.$A357]-1)+[levels_parameters.$A$2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levels_parameters.$I$2]*([.$A357]-1) + [levels_parameters.$H$2]+FLOOR([.$A357]/[levels_parameters.$J$2])" office:value-type="float" office:value="429" calcext:value-type="float">
            <text:p>429</text:p>
          </table:table-cell>
          <table:table-cell table:formula="of:=[levels_parameters.$E$2]*([.$A357]-1) + [levels_parameters.$D$2]" office:value-type="float" office:value="7250" calcext:value-type="float">
            <text:p>7250</text:p>
          </table:table-cell>
          <table:table-cell table:formula="of:=[levels_parameters.$G$2]*([.$A357]-1) + [levels_parameters.$F$2]" office:value-type="float" office:value="0" calcext:value-type="float">
            <text:p>0</text:p>
          </table:table-cell>
          <table:table-cell table:formula="of:=FLOOR([.$A357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levels_parameters.$B$2] + [levels_parameters.$C$2]*([.$A358]-1)+[levels_parameters.$A$2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levels_parameters.$I$2]*([.$A358]-1) + [levels_parameters.$H$2]+FLOOR([.$A358]/[levels_parameters.$J$2])" office:value-type="float" office:value="430" calcext:value-type="float">
            <text:p>430</text:p>
          </table:table-cell>
          <table:table-cell table:formula="of:=[levels_parameters.$E$2]*([.$A358]-1) + [levels_parameters.$D$2]" office:value-type="float" office:value="7270" calcext:value-type="float">
            <text:p>7270</text:p>
          </table:table-cell>
          <table:table-cell table:formula="of:=[levels_parameters.$G$2]*([.$A358]-1) + [levels_parameters.$F$2]" office:value-type="float" office:value="0" calcext:value-type="float">
            <text:p>0</text:p>
          </table:table-cell>
          <table:table-cell table:formula="of:=FLOOR([.$A358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levels_parameters.$B$2] + [levels_parameters.$C$2]*([.$A359]-1)+[levels_parameters.$A$2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levels_parameters.$I$2]*([.$A359]-1) + [levels_parameters.$H$2]+FLOOR([.$A359]/[levels_parameters.$J$2])" office:value-type="float" office:value="431" calcext:value-type="float">
            <text:p>431</text:p>
          </table:table-cell>
          <table:table-cell table:formula="of:=[levels_parameters.$E$2]*([.$A359]-1) + [levels_parameters.$D$2]" office:value-type="float" office:value="7290" calcext:value-type="float">
            <text:p>7290</text:p>
          </table:table-cell>
          <table:table-cell table:formula="of:=[levels_parameters.$G$2]*([.$A359]-1) + [levels_parameters.$F$2]" office:value-type="float" office:value="0" calcext:value-type="float">
            <text:p>0</text:p>
          </table:table-cell>
          <table:table-cell table:formula="of:=FLOOR([.$A359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levels_parameters.$B$2] + [levels_parameters.$C$2]*([.$A360]-1)+[levels_parameters.$A$2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levels_parameters.$I$2]*([.$A360]-1) + [levels_parameters.$H$2]+FLOOR([.$A360]/[levels_parameters.$J$2])" office:value-type="float" office:value="432" calcext:value-type="float">
            <text:p>432</text:p>
          </table:table-cell>
          <table:table-cell table:formula="of:=[levels_parameters.$E$2]*([.$A360]-1) + [levels_parameters.$D$2]" office:value-type="float" office:value="7310" calcext:value-type="float">
            <text:p>7310</text:p>
          </table:table-cell>
          <table:table-cell table:formula="of:=[levels_parameters.$G$2]*([.$A360]-1) + [levels_parameters.$F$2]" office:value-type="float" office:value="0" calcext:value-type="float">
            <text:p>0</text:p>
          </table:table-cell>
          <table:table-cell table:formula="of:=FLOOR([.$A360]/[levels_parameters.$K$2])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levels_parameters.$B$2] + [levels_parameters.$C$2]*([.$A361]-1)+[levels_parameters.$A$2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levels_parameters.$I$2]*([.$A361]-1) + [levels_parameters.$H$2]+FLOOR([.$A361]/[levels_parameters.$J$2])" office:value-type="float" office:value="434" calcext:value-type="float">
            <text:p>434</text:p>
          </table:table-cell>
          <table:table-cell table:formula="of:=[levels_parameters.$E$2]*([.$A361]-1) + [levels_parameters.$D$2]" office:value-type="float" office:value="7330" calcext:value-type="float">
            <text:p>7330</text:p>
          </table:table-cell>
          <table:table-cell table:formula="of:=[levels_parameters.$G$2]*([.$A361]-1) + [levels_parameters.$F$2]" office:value-type="float" office:value="0" calcext:value-type="float">
            <text:p>0</text:p>
          </table:table-cell>
          <table:table-cell table:formula="of:=FLOOR([.$A361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levels_parameters.$B$2] + [levels_parameters.$C$2]*([.$A362]-1)+[levels_parameters.$A$2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levels_parameters.$I$2]*([.$A362]-1) + [levels_parameters.$H$2]+FLOOR([.$A362]/[levels_parameters.$J$2])" office:value-type="float" office:value="435" calcext:value-type="float">
            <text:p>435</text:p>
          </table:table-cell>
          <table:table-cell table:formula="of:=[levels_parameters.$E$2]*([.$A362]-1) + [levels_parameters.$D$2]" office:value-type="float" office:value="7350" calcext:value-type="float">
            <text:p>7350</text:p>
          </table:table-cell>
          <table:table-cell table:formula="of:=[levels_parameters.$G$2]*([.$A362]-1) + [levels_parameters.$F$2]" office:value-type="float" office:value="0" calcext:value-type="float">
            <text:p>0</text:p>
          </table:table-cell>
          <table:table-cell table:formula="of:=FLOOR([.$A362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levels_parameters.$B$2] + [levels_parameters.$C$2]*([.$A363]-1)+[levels_parameters.$A$2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levels_parameters.$I$2]*([.$A363]-1) + [levels_parameters.$H$2]+FLOOR([.$A363]/[levels_parameters.$J$2])" office:value-type="float" office:value="436" calcext:value-type="float">
            <text:p>436</text:p>
          </table:table-cell>
          <table:table-cell table:formula="of:=[levels_parameters.$E$2]*([.$A363]-1) + [levels_parameters.$D$2]" office:value-type="float" office:value="7370" calcext:value-type="float">
            <text:p>7370</text:p>
          </table:table-cell>
          <table:table-cell table:formula="of:=[levels_parameters.$G$2]*([.$A363]-1) + [levels_parameters.$F$2]" office:value-type="float" office:value="0" calcext:value-type="float">
            <text:p>0</text:p>
          </table:table-cell>
          <table:table-cell table:formula="of:=FLOOR([.$A363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levels_parameters.$B$2] + [levels_parameters.$C$2]*([.$A364]-1)+[levels_parameters.$A$2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levels_parameters.$I$2]*([.$A364]-1) + [levels_parameters.$H$2]+FLOOR([.$A364]/[levels_parameters.$J$2])" office:value-type="float" office:value="437" calcext:value-type="float">
            <text:p>437</text:p>
          </table:table-cell>
          <table:table-cell table:formula="of:=[levels_parameters.$E$2]*([.$A364]-1) + [levels_parameters.$D$2]" office:value-type="float" office:value="7390" calcext:value-type="float">
            <text:p>7390</text:p>
          </table:table-cell>
          <table:table-cell table:formula="of:=[levels_parameters.$G$2]*([.$A364]-1) + [levels_parameters.$F$2]" office:value-type="float" office:value="0" calcext:value-type="float">
            <text:p>0</text:p>
          </table:table-cell>
          <table:table-cell table:formula="of:=FLOOR([.$A364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levels_parameters.$B$2] + [levels_parameters.$C$2]*([.$A365]-1)+[levels_parameters.$A$2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levels_parameters.$I$2]*([.$A365]-1) + [levels_parameters.$H$2]+FLOOR([.$A365]/[levels_parameters.$J$2])" office:value-type="float" office:value="438" calcext:value-type="float">
            <text:p>438</text:p>
          </table:table-cell>
          <table:table-cell table:formula="of:=[levels_parameters.$E$2]*([.$A365]-1) + [levels_parameters.$D$2]" office:value-type="float" office:value="7410" calcext:value-type="float">
            <text:p>7410</text:p>
          </table:table-cell>
          <table:table-cell table:formula="of:=[levels_parameters.$G$2]*([.$A365]-1) + [levels_parameters.$F$2]" office:value-type="float" office:value="0" calcext:value-type="float">
            <text:p>0</text:p>
          </table:table-cell>
          <table:table-cell table:formula="of:=FLOOR([.$A365]/[levels_parameters.$K$2])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levels_parameters.$B$2] + [levels_parameters.$C$2]*([.$A366]-1)+[levels_parameters.$A$2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levels_parameters.$I$2]*([.$A366]-1) + [levels_parameters.$H$2]+FLOOR([.$A366]/[levels_parameters.$J$2])" office:value-type="float" office:value="440" calcext:value-type="float">
            <text:p>440</text:p>
          </table:table-cell>
          <table:table-cell table:formula="of:=[levels_parameters.$E$2]*([.$A366]-1) + [levels_parameters.$D$2]" office:value-type="float" office:value="7430" calcext:value-type="float">
            <text:p>7430</text:p>
          </table:table-cell>
          <table:table-cell table:formula="of:=[levels_parameters.$G$2]*([.$A366]-1) + [levels_parameters.$F$2]" office:value-type="float" office:value="0" calcext:value-type="float">
            <text:p>0</text:p>
          </table:table-cell>
          <table:table-cell table:formula="of:=FLOOR([.$A366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levels_parameters.$B$2] + [levels_parameters.$C$2]*([.$A367]-1)+[levels_parameters.$A$2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levels_parameters.$I$2]*([.$A367]-1) + [levels_parameters.$H$2]+FLOOR([.$A367]/[levels_parameters.$J$2])" office:value-type="float" office:value="441" calcext:value-type="float">
            <text:p>441</text:p>
          </table:table-cell>
          <table:table-cell table:formula="of:=[levels_parameters.$E$2]*([.$A367]-1) + [levels_parameters.$D$2]" office:value-type="float" office:value="7450" calcext:value-type="float">
            <text:p>7450</text:p>
          </table:table-cell>
          <table:table-cell table:formula="of:=[levels_parameters.$G$2]*([.$A367]-1) + [levels_parameters.$F$2]" office:value-type="float" office:value="0" calcext:value-type="float">
            <text:p>0</text:p>
          </table:table-cell>
          <table:table-cell table:formula="of:=FLOOR([.$A367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levels_parameters.$B$2] + [levels_parameters.$C$2]*([.$A368]-1)+[levels_parameters.$A$2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levels_parameters.$I$2]*([.$A368]-1) + [levels_parameters.$H$2]+FLOOR([.$A368]/[levels_parameters.$J$2])" office:value-type="float" office:value="442" calcext:value-type="float">
            <text:p>442</text:p>
          </table:table-cell>
          <table:table-cell table:formula="of:=[levels_parameters.$E$2]*([.$A368]-1) + [levels_parameters.$D$2]" office:value-type="float" office:value="7470" calcext:value-type="float">
            <text:p>7470</text:p>
          </table:table-cell>
          <table:table-cell table:formula="of:=[levels_parameters.$G$2]*([.$A368]-1) + [levels_parameters.$F$2]" office:value-type="float" office:value="0" calcext:value-type="float">
            <text:p>0</text:p>
          </table:table-cell>
          <table:table-cell table:formula="of:=FLOOR([.$A368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levels_parameters.$B$2] + [levels_parameters.$C$2]*([.$A369]-1)+[levels_parameters.$A$2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levels_parameters.$I$2]*([.$A369]-1) + [levels_parameters.$H$2]+FLOOR([.$A369]/[levels_parameters.$J$2])" office:value-type="float" office:value="443" calcext:value-type="float">
            <text:p>443</text:p>
          </table:table-cell>
          <table:table-cell table:formula="of:=[levels_parameters.$E$2]*([.$A369]-1) + [levels_parameters.$D$2]" office:value-type="float" office:value="7490" calcext:value-type="float">
            <text:p>7490</text:p>
          </table:table-cell>
          <table:table-cell table:formula="of:=[levels_parameters.$G$2]*([.$A369]-1) + [levels_parameters.$F$2]" office:value-type="float" office:value="0" calcext:value-type="float">
            <text:p>0</text:p>
          </table:table-cell>
          <table:table-cell table:formula="of:=FLOOR([.$A369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levels_parameters.$B$2] + [levels_parameters.$C$2]*([.$A370]-1)+[levels_parameters.$A$2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levels_parameters.$I$2]*([.$A370]-1) + [levels_parameters.$H$2]+FLOOR([.$A370]/[levels_parameters.$J$2])" office:value-type="float" office:value="444" calcext:value-type="float">
            <text:p>444</text:p>
          </table:table-cell>
          <table:table-cell table:formula="of:=[levels_parameters.$E$2]*([.$A370]-1) + [levels_parameters.$D$2]" office:value-type="float" office:value="7510" calcext:value-type="float">
            <text:p>7510</text:p>
          </table:table-cell>
          <table:table-cell table:formula="of:=[levels_parameters.$G$2]*([.$A370]-1) + [levels_parameters.$F$2]" office:value-type="float" office:value="0" calcext:value-type="float">
            <text:p>0</text:p>
          </table:table-cell>
          <table:table-cell table:formula="of:=FLOOR([.$A370]/[levels_parameters.$K$2])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levels_parameters.$B$2] + [levels_parameters.$C$2]*([.$A371]-1)+[levels_parameters.$A$2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levels_parameters.$I$2]*([.$A371]-1) + [levels_parameters.$H$2]+FLOOR([.$A371]/[levels_parameters.$J$2])" office:value-type="float" office:value="446" calcext:value-type="float">
            <text:p>446</text:p>
          </table:table-cell>
          <table:table-cell table:formula="of:=[levels_parameters.$E$2]*([.$A371]-1) + [levels_parameters.$D$2]" office:value-type="float" office:value="7530" calcext:value-type="float">
            <text:p>7530</text:p>
          </table:table-cell>
          <table:table-cell table:formula="of:=[levels_parameters.$G$2]*([.$A371]-1) + [levels_parameters.$F$2]" office:value-type="float" office:value="0" calcext:value-type="float">
            <text:p>0</text:p>
          </table:table-cell>
          <table:table-cell table:formula="of:=FLOOR([.$A371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levels_parameters.$B$2] + [levels_parameters.$C$2]*([.$A372]-1)+[levels_parameters.$A$2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levels_parameters.$I$2]*([.$A372]-1) + [levels_parameters.$H$2]+FLOOR([.$A372]/[levels_parameters.$J$2])" office:value-type="float" office:value="447" calcext:value-type="float">
            <text:p>447</text:p>
          </table:table-cell>
          <table:table-cell table:formula="of:=[levels_parameters.$E$2]*([.$A372]-1) + [levels_parameters.$D$2]" office:value-type="float" office:value="7550" calcext:value-type="float">
            <text:p>7550</text:p>
          </table:table-cell>
          <table:table-cell table:formula="of:=[levels_parameters.$G$2]*([.$A372]-1) + [levels_parameters.$F$2]" office:value-type="float" office:value="0" calcext:value-type="float">
            <text:p>0</text:p>
          </table:table-cell>
          <table:table-cell table:formula="of:=FLOOR([.$A372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levels_parameters.$B$2] + [levels_parameters.$C$2]*([.$A373]-1)+[levels_parameters.$A$2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levels_parameters.$I$2]*([.$A373]-1) + [levels_parameters.$H$2]+FLOOR([.$A373]/[levels_parameters.$J$2])" office:value-type="float" office:value="448" calcext:value-type="float">
            <text:p>448</text:p>
          </table:table-cell>
          <table:table-cell table:formula="of:=[levels_parameters.$E$2]*([.$A373]-1) + [levels_parameters.$D$2]" office:value-type="float" office:value="7570" calcext:value-type="float">
            <text:p>7570</text:p>
          </table:table-cell>
          <table:table-cell table:formula="of:=[levels_parameters.$G$2]*([.$A373]-1) + [levels_parameters.$F$2]" office:value-type="float" office:value="0" calcext:value-type="float">
            <text:p>0</text:p>
          </table:table-cell>
          <table:table-cell table:formula="of:=FLOOR([.$A373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levels_parameters.$B$2] + [levels_parameters.$C$2]*([.$A374]-1)+[levels_parameters.$A$2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levels_parameters.$I$2]*([.$A374]-1) + [levels_parameters.$H$2]+FLOOR([.$A374]/[levels_parameters.$J$2])" office:value-type="float" office:value="449" calcext:value-type="float">
            <text:p>449</text:p>
          </table:table-cell>
          <table:table-cell table:formula="of:=[levels_parameters.$E$2]*([.$A374]-1) + [levels_parameters.$D$2]" office:value-type="float" office:value="7590" calcext:value-type="float">
            <text:p>7590</text:p>
          </table:table-cell>
          <table:table-cell table:formula="of:=[levels_parameters.$G$2]*([.$A374]-1) + [levels_parameters.$F$2]" office:value-type="float" office:value="0" calcext:value-type="float">
            <text:p>0</text:p>
          </table:table-cell>
          <table:table-cell table:formula="of:=FLOOR([.$A374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levels_parameters.$B$2] + [levels_parameters.$C$2]*([.$A375]-1)+[levels_parameters.$A$2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levels_parameters.$I$2]*([.$A375]-1) + [levels_parameters.$H$2]+FLOOR([.$A375]/[levels_parameters.$J$2])" office:value-type="float" office:value="450" calcext:value-type="float">
            <text:p>450</text:p>
          </table:table-cell>
          <table:table-cell table:formula="of:=[levels_parameters.$E$2]*([.$A375]-1) + [levels_parameters.$D$2]" office:value-type="float" office:value="7610" calcext:value-type="float">
            <text:p>7610</text:p>
          </table:table-cell>
          <table:table-cell table:formula="of:=[levels_parameters.$G$2]*([.$A375]-1) + [levels_parameters.$F$2]" office:value-type="float" office:value="0" calcext:value-type="float">
            <text:p>0</text:p>
          </table:table-cell>
          <table:table-cell table:formula="of:=FLOOR([.$A375]/[levels_parameters.$K$2])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levels_parameters.$B$2] + [levels_parameters.$C$2]*([.$A376]-1)+[levels_parameters.$A$2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levels_parameters.$I$2]*([.$A376]-1) + [levels_parameters.$H$2]+FLOOR([.$A376]/[levels_parameters.$J$2])" office:value-type="float" office:value="452" calcext:value-type="float">
            <text:p>452</text:p>
          </table:table-cell>
          <table:table-cell table:formula="of:=[levels_parameters.$E$2]*([.$A376]-1) + [levels_parameters.$D$2]" office:value-type="float" office:value="7630" calcext:value-type="float">
            <text:p>7630</text:p>
          </table:table-cell>
          <table:table-cell table:formula="of:=[levels_parameters.$G$2]*([.$A376]-1) + [levels_parameters.$F$2]" office:value-type="float" office:value="0" calcext:value-type="float">
            <text:p>0</text:p>
          </table:table-cell>
          <table:table-cell table:formula="of:=FLOOR([.$A376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levels_parameters.$B$2] + [levels_parameters.$C$2]*([.$A377]-1)+[levels_parameters.$A$2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levels_parameters.$I$2]*([.$A377]-1) + [levels_parameters.$H$2]+FLOOR([.$A377]/[levels_parameters.$J$2])" office:value-type="float" office:value="453" calcext:value-type="float">
            <text:p>453</text:p>
          </table:table-cell>
          <table:table-cell table:formula="of:=[levels_parameters.$E$2]*([.$A377]-1) + [levels_parameters.$D$2]" office:value-type="float" office:value="7650" calcext:value-type="float">
            <text:p>7650</text:p>
          </table:table-cell>
          <table:table-cell table:formula="of:=[levels_parameters.$G$2]*([.$A377]-1) + [levels_parameters.$F$2]" office:value-type="float" office:value="0" calcext:value-type="float">
            <text:p>0</text:p>
          </table:table-cell>
          <table:table-cell table:formula="of:=FLOOR([.$A377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levels_parameters.$B$2] + [levels_parameters.$C$2]*([.$A378]-1)+[levels_parameters.$A$2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levels_parameters.$I$2]*([.$A378]-1) + [levels_parameters.$H$2]+FLOOR([.$A378]/[levels_parameters.$J$2])" office:value-type="float" office:value="454" calcext:value-type="float">
            <text:p>454</text:p>
          </table:table-cell>
          <table:table-cell table:formula="of:=[levels_parameters.$E$2]*([.$A378]-1) + [levels_parameters.$D$2]" office:value-type="float" office:value="7670" calcext:value-type="float">
            <text:p>7670</text:p>
          </table:table-cell>
          <table:table-cell table:formula="of:=[levels_parameters.$G$2]*([.$A378]-1) + [levels_parameters.$F$2]" office:value-type="float" office:value="0" calcext:value-type="float">
            <text:p>0</text:p>
          </table:table-cell>
          <table:table-cell table:formula="of:=FLOOR([.$A378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levels_parameters.$B$2] + [levels_parameters.$C$2]*([.$A379]-1)+[levels_parameters.$A$2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levels_parameters.$I$2]*([.$A379]-1) + [levels_parameters.$H$2]+FLOOR([.$A379]/[levels_parameters.$J$2])" office:value-type="float" office:value="455" calcext:value-type="float">
            <text:p>455</text:p>
          </table:table-cell>
          <table:table-cell table:formula="of:=[levels_parameters.$E$2]*([.$A379]-1) + [levels_parameters.$D$2]" office:value-type="float" office:value="7690" calcext:value-type="float">
            <text:p>7690</text:p>
          </table:table-cell>
          <table:table-cell table:formula="of:=[levels_parameters.$G$2]*([.$A379]-1) + [levels_parameters.$F$2]" office:value-type="float" office:value="0" calcext:value-type="float">
            <text:p>0</text:p>
          </table:table-cell>
          <table:table-cell table:formula="of:=FLOOR([.$A379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levels_parameters.$B$2] + [levels_parameters.$C$2]*([.$A380]-1)+[levels_parameters.$A$2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levels_parameters.$I$2]*([.$A380]-1) + [levels_parameters.$H$2]+FLOOR([.$A380]/[levels_parameters.$J$2])" office:value-type="float" office:value="456" calcext:value-type="float">
            <text:p>456</text:p>
          </table:table-cell>
          <table:table-cell table:formula="of:=[levels_parameters.$E$2]*([.$A380]-1) + [levels_parameters.$D$2]" office:value-type="float" office:value="7710" calcext:value-type="float">
            <text:p>7710</text:p>
          </table:table-cell>
          <table:table-cell table:formula="of:=[levels_parameters.$G$2]*([.$A380]-1) + [levels_parameters.$F$2]" office:value-type="float" office:value="0" calcext:value-type="float">
            <text:p>0</text:p>
          </table:table-cell>
          <table:table-cell table:formula="of:=FLOOR([.$A380]/[levels_parameters.$K$2])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levels_parameters.$B$2] + [levels_parameters.$C$2]*([.$A381]-1)+[levels_parameters.$A$2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levels_parameters.$I$2]*([.$A381]-1) + [levels_parameters.$H$2]+FLOOR([.$A381]/[levels_parameters.$J$2])" office:value-type="float" office:value="458" calcext:value-type="float">
            <text:p>458</text:p>
          </table:table-cell>
          <table:table-cell table:formula="of:=[levels_parameters.$E$2]*([.$A381]-1) + [levels_parameters.$D$2]" office:value-type="float" office:value="7730" calcext:value-type="float">
            <text:p>7730</text:p>
          </table:table-cell>
          <table:table-cell table:formula="of:=[levels_parameters.$G$2]*([.$A381]-1) + [levels_parameters.$F$2]" office:value-type="float" office:value="0" calcext:value-type="float">
            <text:p>0</text:p>
          </table:table-cell>
          <table:table-cell table:formula="of:=FLOOR([.$A381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levels_parameters.$B$2] + [levels_parameters.$C$2]*([.$A382]-1)+[levels_parameters.$A$2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levels_parameters.$I$2]*([.$A382]-1) + [levels_parameters.$H$2]+FLOOR([.$A382]/[levels_parameters.$J$2])" office:value-type="float" office:value="459" calcext:value-type="float">
            <text:p>459</text:p>
          </table:table-cell>
          <table:table-cell table:formula="of:=[levels_parameters.$E$2]*([.$A382]-1) + [levels_parameters.$D$2]" office:value-type="float" office:value="7750" calcext:value-type="float">
            <text:p>7750</text:p>
          </table:table-cell>
          <table:table-cell table:formula="of:=[levels_parameters.$G$2]*([.$A382]-1) + [levels_parameters.$F$2]" office:value-type="float" office:value="0" calcext:value-type="float">
            <text:p>0</text:p>
          </table:table-cell>
          <table:table-cell table:formula="of:=FLOOR([.$A382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levels_parameters.$B$2] + [levels_parameters.$C$2]*([.$A383]-1)+[levels_parameters.$A$2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levels_parameters.$I$2]*([.$A383]-1) + [levels_parameters.$H$2]+FLOOR([.$A383]/[levels_parameters.$J$2])" office:value-type="float" office:value="460" calcext:value-type="float">
            <text:p>460</text:p>
          </table:table-cell>
          <table:table-cell table:formula="of:=[levels_parameters.$E$2]*([.$A383]-1) + [levels_parameters.$D$2]" office:value-type="float" office:value="7770" calcext:value-type="float">
            <text:p>7770</text:p>
          </table:table-cell>
          <table:table-cell table:formula="of:=[levels_parameters.$G$2]*([.$A383]-1) + [levels_parameters.$F$2]" office:value-type="float" office:value="0" calcext:value-type="float">
            <text:p>0</text:p>
          </table:table-cell>
          <table:table-cell table:formula="of:=FLOOR([.$A383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levels_parameters.$B$2] + [levels_parameters.$C$2]*([.$A384]-1)+[levels_parameters.$A$2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levels_parameters.$I$2]*([.$A384]-1) + [levels_parameters.$H$2]+FLOOR([.$A384]/[levels_parameters.$J$2])" office:value-type="float" office:value="461" calcext:value-type="float">
            <text:p>461</text:p>
          </table:table-cell>
          <table:table-cell table:formula="of:=[levels_parameters.$E$2]*([.$A384]-1) + [levels_parameters.$D$2]" office:value-type="float" office:value="7790" calcext:value-type="float">
            <text:p>7790</text:p>
          </table:table-cell>
          <table:table-cell table:formula="of:=[levels_parameters.$G$2]*([.$A384]-1) + [levels_parameters.$F$2]" office:value-type="float" office:value="0" calcext:value-type="float">
            <text:p>0</text:p>
          </table:table-cell>
          <table:table-cell table:formula="of:=FLOOR([.$A384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levels_parameters.$B$2] + [levels_parameters.$C$2]*([.$A385]-1)+[levels_parameters.$A$2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levels_parameters.$I$2]*([.$A385]-1) + [levels_parameters.$H$2]+FLOOR([.$A385]/[levels_parameters.$J$2])" office:value-type="float" office:value="462" calcext:value-type="float">
            <text:p>462</text:p>
          </table:table-cell>
          <table:table-cell table:formula="of:=[levels_parameters.$E$2]*([.$A385]-1) + [levels_parameters.$D$2]" office:value-type="float" office:value="7810" calcext:value-type="float">
            <text:p>7810</text:p>
          </table:table-cell>
          <table:table-cell table:formula="of:=[levels_parameters.$G$2]*([.$A385]-1) + [levels_parameters.$F$2]" office:value-type="float" office:value="0" calcext:value-type="float">
            <text:p>0</text:p>
          </table:table-cell>
          <table:table-cell table:formula="of:=FLOOR([.$A385]/[levels_parameters.$K$2])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levels_parameters.$B$2] + [levels_parameters.$C$2]*([.$A386]-1)+[levels_parameters.$A$2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levels_parameters.$I$2]*([.$A386]-1) + [levels_parameters.$H$2]+FLOOR([.$A386]/[levels_parameters.$J$2])" office:value-type="float" office:value="464" calcext:value-type="float">
            <text:p>464</text:p>
          </table:table-cell>
          <table:table-cell table:formula="of:=[levels_parameters.$E$2]*([.$A386]-1) + [levels_parameters.$D$2]" office:value-type="float" office:value="7830" calcext:value-type="float">
            <text:p>7830</text:p>
          </table:table-cell>
          <table:table-cell table:formula="of:=[levels_parameters.$G$2]*([.$A386]-1) + [levels_parameters.$F$2]" office:value-type="float" office:value="0" calcext:value-type="float">
            <text:p>0</text:p>
          </table:table-cell>
          <table:table-cell table:formula="of:=FLOOR([.$A386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levels_parameters.$B$2] + [levels_parameters.$C$2]*([.$A387]-1)+[levels_parameters.$A$2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levels_parameters.$I$2]*([.$A387]-1) + [levels_parameters.$H$2]+FLOOR([.$A387]/[levels_parameters.$J$2])" office:value-type="float" office:value="465" calcext:value-type="float">
            <text:p>465</text:p>
          </table:table-cell>
          <table:table-cell table:formula="of:=[levels_parameters.$E$2]*([.$A387]-1) + [levels_parameters.$D$2]" office:value-type="float" office:value="7850" calcext:value-type="float">
            <text:p>7850</text:p>
          </table:table-cell>
          <table:table-cell table:formula="of:=[levels_parameters.$G$2]*([.$A387]-1) + [levels_parameters.$F$2]" office:value-type="float" office:value="0" calcext:value-type="float">
            <text:p>0</text:p>
          </table:table-cell>
          <table:table-cell table:formula="of:=FLOOR([.$A387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levels_parameters.$B$2] + [levels_parameters.$C$2]*([.$A388]-1)+[levels_parameters.$A$2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levels_parameters.$I$2]*([.$A388]-1) + [levels_parameters.$H$2]+FLOOR([.$A388]/[levels_parameters.$J$2])" office:value-type="float" office:value="466" calcext:value-type="float">
            <text:p>466</text:p>
          </table:table-cell>
          <table:table-cell table:formula="of:=[levels_parameters.$E$2]*([.$A388]-1) + [levels_parameters.$D$2]" office:value-type="float" office:value="7870" calcext:value-type="float">
            <text:p>7870</text:p>
          </table:table-cell>
          <table:table-cell table:formula="of:=[levels_parameters.$G$2]*([.$A388]-1) + [levels_parameters.$F$2]" office:value-type="float" office:value="0" calcext:value-type="float">
            <text:p>0</text:p>
          </table:table-cell>
          <table:table-cell table:formula="of:=FLOOR([.$A388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levels_parameters.$B$2] + [levels_parameters.$C$2]*([.$A389]-1)+[levels_parameters.$A$2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levels_parameters.$I$2]*([.$A389]-1) + [levels_parameters.$H$2]+FLOOR([.$A389]/[levels_parameters.$J$2])" office:value-type="float" office:value="467" calcext:value-type="float">
            <text:p>467</text:p>
          </table:table-cell>
          <table:table-cell table:formula="of:=[levels_parameters.$E$2]*([.$A389]-1) + [levels_parameters.$D$2]" office:value-type="float" office:value="7890" calcext:value-type="float">
            <text:p>7890</text:p>
          </table:table-cell>
          <table:table-cell table:formula="of:=[levels_parameters.$G$2]*([.$A389]-1) + [levels_parameters.$F$2]" office:value-type="float" office:value="0" calcext:value-type="float">
            <text:p>0</text:p>
          </table:table-cell>
          <table:table-cell table:formula="of:=FLOOR([.$A389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levels_parameters.$B$2] + [levels_parameters.$C$2]*([.$A390]-1)+[levels_parameters.$A$2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levels_parameters.$I$2]*([.$A390]-1) + [levels_parameters.$H$2]+FLOOR([.$A390]/[levels_parameters.$J$2])" office:value-type="float" office:value="468" calcext:value-type="float">
            <text:p>468</text:p>
          </table:table-cell>
          <table:table-cell table:formula="of:=[levels_parameters.$E$2]*([.$A390]-1) + [levels_parameters.$D$2]" office:value-type="float" office:value="7910" calcext:value-type="float">
            <text:p>7910</text:p>
          </table:table-cell>
          <table:table-cell table:formula="of:=[levels_parameters.$G$2]*([.$A390]-1) + [levels_parameters.$F$2]" office:value-type="float" office:value="0" calcext:value-type="float">
            <text:p>0</text:p>
          </table:table-cell>
          <table:table-cell table:formula="of:=FLOOR([.$A390]/[levels_parameters.$K$2])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levels_parameters.$B$2] + [levels_parameters.$C$2]*([.$A391]-1)+[levels_parameters.$A$2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levels_parameters.$I$2]*([.$A391]-1) + [levels_parameters.$H$2]+FLOOR([.$A391]/[levels_parameters.$J$2])" office:value-type="float" office:value="470" calcext:value-type="float">
            <text:p>470</text:p>
          </table:table-cell>
          <table:table-cell table:formula="of:=[levels_parameters.$E$2]*([.$A391]-1) + [levels_parameters.$D$2]" office:value-type="float" office:value="7930" calcext:value-type="float">
            <text:p>7930</text:p>
          </table:table-cell>
          <table:table-cell table:formula="of:=[levels_parameters.$G$2]*([.$A391]-1) + [levels_parameters.$F$2]" office:value-type="float" office:value="0" calcext:value-type="float">
            <text:p>0</text:p>
          </table:table-cell>
          <table:table-cell table:formula="of:=FLOOR([.$A391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levels_parameters.$B$2] + [levels_parameters.$C$2]*([.$A392]-1)+[levels_parameters.$A$2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levels_parameters.$I$2]*([.$A392]-1) + [levels_parameters.$H$2]+FLOOR([.$A392]/[levels_parameters.$J$2])" office:value-type="float" office:value="471" calcext:value-type="float">
            <text:p>471</text:p>
          </table:table-cell>
          <table:table-cell table:formula="of:=[levels_parameters.$E$2]*([.$A392]-1) + [levels_parameters.$D$2]" office:value-type="float" office:value="7950" calcext:value-type="float">
            <text:p>7950</text:p>
          </table:table-cell>
          <table:table-cell table:formula="of:=[levels_parameters.$G$2]*([.$A392]-1) + [levels_parameters.$F$2]" office:value-type="float" office:value="0" calcext:value-type="float">
            <text:p>0</text:p>
          </table:table-cell>
          <table:table-cell table:formula="of:=FLOOR([.$A392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levels_parameters.$B$2] + [levels_parameters.$C$2]*([.$A393]-1)+[levels_parameters.$A$2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levels_parameters.$I$2]*([.$A393]-1) + [levels_parameters.$H$2]+FLOOR([.$A393]/[levels_parameters.$J$2])" office:value-type="float" office:value="472" calcext:value-type="float">
            <text:p>472</text:p>
          </table:table-cell>
          <table:table-cell table:formula="of:=[levels_parameters.$E$2]*([.$A393]-1) + [levels_parameters.$D$2]" office:value-type="float" office:value="7970" calcext:value-type="float">
            <text:p>7970</text:p>
          </table:table-cell>
          <table:table-cell table:formula="of:=[levels_parameters.$G$2]*([.$A393]-1) + [levels_parameters.$F$2]" office:value-type="float" office:value="0" calcext:value-type="float">
            <text:p>0</text:p>
          </table:table-cell>
          <table:table-cell table:formula="of:=FLOOR([.$A393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levels_parameters.$B$2] + [levels_parameters.$C$2]*([.$A394]-1)+[levels_parameters.$A$2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levels_parameters.$I$2]*([.$A394]-1) + [levels_parameters.$H$2]+FLOOR([.$A394]/[levels_parameters.$J$2])" office:value-type="float" office:value="473" calcext:value-type="float">
            <text:p>473</text:p>
          </table:table-cell>
          <table:table-cell table:formula="of:=[levels_parameters.$E$2]*([.$A394]-1) + [levels_parameters.$D$2]" office:value-type="float" office:value="7990" calcext:value-type="float">
            <text:p>7990</text:p>
          </table:table-cell>
          <table:table-cell table:formula="of:=[levels_parameters.$G$2]*([.$A394]-1) + [levels_parameters.$F$2]" office:value-type="float" office:value="0" calcext:value-type="float">
            <text:p>0</text:p>
          </table:table-cell>
          <table:table-cell table:formula="of:=FLOOR([.$A394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levels_parameters.$B$2] + [levels_parameters.$C$2]*([.$A395]-1)+[levels_parameters.$A$2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levels_parameters.$I$2]*([.$A395]-1) + [levels_parameters.$H$2]+FLOOR([.$A395]/[levels_parameters.$J$2])" office:value-type="float" office:value="474" calcext:value-type="float">
            <text:p>474</text:p>
          </table:table-cell>
          <table:table-cell table:formula="of:=[levels_parameters.$E$2]*([.$A395]-1) + [levels_parameters.$D$2]" office:value-type="float" office:value="8010" calcext:value-type="float">
            <text:p>8010</text:p>
          </table:table-cell>
          <table:table-cell table:formula="of:=[levels_parameters.$G$2]*([.$A395]-1) + [levels_parameters.$F$2]" office:value-type="float" office:value="0" calcext:value-type="float">
            <text:p>0</text:p>
          </table:table-cell>
          <table:table-cell table:formula="of:=FLOOR([.$A395]/[levels_parameters.$K$2])"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levels_parameters.$B$2] + [levels_parameters.$C$2]*([.$A396]-1)+[levels_parameters.$A$2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levels_parameters.$I$2]*([.$A396]-1) + [levels_parameters.$H$2]+FLOOR([.$A396]/[levels_parameters.$J$2])" office:value-type="float" office:value="476" calcext:value-type="float">
            <text:p>476</text:p>
          </table:table-cell>
          <table:table-cell table:formula="of:=[levels_parameters.$E$2]*([.$A396]-1) + [levels_parameters.$D$2]" office:value-type="float" office:value="8030" calcext:value-type="float">
            <text:p>8030</text:p>
          </table:table-cell>
          <table:table-cell table:formula="of:=[levels_parameters.$G$2]*([.$A396]-1) + [levels_parameters.$F$2]" office:value-type="float" office:value="0" calcext:value-type="float">
            <text:p>0</text:p>
          </table:table-cell>
          <table:table-cell table:formula="of:=FLOOR([.$A396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levels_parameters.$B$2] + [levels_parameters.$C$2]*([.$A397]-1)+[levels_parameters.$A$2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levels_parameters.$I$2]*([.$A397]-1) + [levels_parameters.$H$2]+FLOOR([.$A397]/[levels_parameters.$J$2])" office:value-type="float" office:value="477" calcext:value-type="float">
            <text:p>477</text:p>
          </table:table-cell>
          <table:table-cell table:formula="of:=[levels_parameters.$E$2]*([.$A397]-1) + [levels_parameters.$D$2]" office:value-type="float" office:value="8050" calcext:value-type="float">
            <text:p>8050</text:p>
          </table:table-cell>
          <table:table-cell table:formula="of:=[levels_parameters.$G$2]*([.$A397]-1) + [levels_parameters.$F$2]" office:value-type="float" office:value="0" calcext:value-type="float">
            <text:p>0</text:p>
          </table:table-cell>
          <table:table-cell table:formula="of:=FLOOR([.$A397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levels_parameters.$B$2] + [levels_parameters.$C$2]*([.$A398]-1)+[levels_parameters.$A$2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levels_parameters.$I$2]*([.$A398]-1) + [levels_parameters.$H$2]+FLOOR([.$A398]/[levels_parameters.$J$2])" office:value-type="float" office:value="478" calcext:value-type="float">
            <text:p>478</text:p>
          </table:table-cell>
          <table:table-cell table:formula="of:=[levels_parameters.$E$2]*([.$A398]-1) + [levels_parameters.$D$2]" office:value-type="float" office:value="8070" calcext:value-type="float">
            <text:p>8070</text:p>
          </table:table-cell>
          <table:table-cell table:formula="of:=[levels_parameters.$G$2]*([.$A398]-1) + [levels_parameters.$F$2]" office:value-type="float" office:value="0" calcext:value-type="float">
            <text:p>0</text:p>
          </table:table-cell>
          <table:table-cell table:formula="of:=FLOOR([.$A398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levels_parameters.$B$2] + [levels_parameters.$C$2]*([.$A399]-1)+[levels_parameters.$A$2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levels_parameters.$I$2]*([.$A399]-1) + [levels_parameters.$H$2]+FLOOR([.$A399]/[levels_parameters.$J$2])" office:value-type="float" office:value="479" calcext:value-type="float">
            <text:p>479</text:p>
          </table:table-cell>
          <table:table-cell table:formula="of:=[levels_parameters.$E$2]*([.$A399]-1) + [levels_parameters.$D$2]" office:value-type="float" office:value="8090" calcext:value-type="float">
            <text:p>8090</text:p>
          </table:table-cell>
          <table:table-cell table:formula="of:=[levels_parameters.$G$2]*([.$A399]-1) + [levels_parameters.$F$2]" office:value-type="float" office:value="0" calcext:value-type="float">
            <text:p>0</text:p>
          </table:table-cell>
          <table:table-cell table:formula="of:=FLOOR([.$A399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levels_parameters.$B$2] + [levels_parameters.$C$2]*([.$A400]-1)+[levels_parameters.$A$2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levels_parameters.$I$2]*([.$A400]-1) + [levels_parameters.$H$2]+FLOOR([.$A400]/[levels_parameters.$J$2])" office:value-type="float" office:value="480" calcext:value-type="float">
            <text:p>480</text:p>
          </table:table-cell>
          <table:table-cell table:formula="of:=[levels_parameters.$E$2]*([.$A400]-1) + [levels_parameters.$D$2]" office:value-type="float" office:value="8110" calcext:value-type="float">
            <text:p>8110</text:p>
          </table:table-cell>
          <table:table-cell table:formula="of:=[levels_parameters.$G$2]*([.$A400]-1) + [levels_parameters.$F$2]" office:value-type="float" office:value="0" calcext:value-type="float">
            <text:p>0</text:p>
          </table:table-cell>
          <table:table-cell table:formula="of:=FLOOR([.$A400]/[levels_parameters.$K$2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levels_parameters.$B$2] + [levels_parameters.$C$2]*([.$A401]-1)+[levels_parameters.$A$2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levels_parameters.$I$2]*([.$A401]-1) + [levels_parameters.$H$2]+FLOOR([.$A401]/[levels_parameters.$J$2])" office:value-type="float" office:value="482" calcext:value-type="float">
            <text:p>482</text:p>
          </table:table-cell>
          <table:table-cell table:formula="of:=[levels_parameters.$E$2]*([.$A401]-1) + [levels_parameters.$D$2]" office:value-type="float" office:value="8130" calcext:value-type="float">
            <text:p>8130</text:p>
          </table:table-cell>
          <table:table-cell table:formula="of:=[levels_parameters.$G$2]*([.$A401]-1) + [levels_parameters.$F$2]" office:value-type="float" office:value="0" calcext:value-type="float">
            <text:p>0</text:p>
          </table:table-cell>
          <table:table-cell table:formula="of:=FLOOR([.$A401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levels_parameters.$B$2] + [levels_parameters.$C$2]*([.$A402]-1)+[levels_parameters.$A$2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levels_parameters.$I$2]*([.$A402]-1) + [levels_parameters.$H$2]+FLOOR([.$A402]/[levels_parameters.$J$2])" office:value-type="float" office:value="483" calcext:value-type="float">
            <text:p>483</text:p>
          </table:table-cell>
          <table:table-cell table:formula="of:=[levels_parameters.$E$2]*([.$A402]-1) + [levels_parameters.$D$2]" office:value-type="float" office:value="8150" calcext:value-type="float">
            <text:p>8150</text:p>
          </table:table-cell>
          <table:table-cell table:formula="of:=[levels_parameters.$G$2]*([.$A402]-1) + [levels_parameters.$F$2]" office:value-type="float" office:value="0" calcext:value-type="float">
            <text:p>0</text:p>
          </table:table-cell>
          <table:table-cell table:formula="of:=FLOOR([.$A402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levels_parameters.$B$2] + [levels_parameters.$C$2]*([.$A403]-1)+[levels_parameters.$A$2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levels_parameters.$I$2]*([.$A403]-1) + [levels_parameters.$H$2]+FLOOR([.$A403]/[levels_parameters.$J$2])" office:value-type="float" office:value="484" calcext:value-type="float">
            <text:p>484</text:p>
          </table:table-cell>
          <table:table-cell table:formula="of:=[levels_parameters.$E$2]*([.$A403]-1) + [levels_parameters.$D$2]" office:value-type="float" office:value="8170" calcext:value-type="float">
            <text:p>8170</text:p>
          </table:table-cell>
          <table:table-cell table:formula="of:=[levels_parameters.$G$2]*([.$A403]-1) + [levels_parameters.$F$2]" office:value-type="float" office:value="0" calcext:value-type="float">
            <text:p>0</text:p>
          </table:table-cell>
          <table:table-cell table:formula="of:=FLOOR([.$A403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levels_parameters.$B$2] + [levels_parameters.$C$2]*([.$A404]-1)+[levels_parameters.$A$2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levels_parameters.$I$2]*([.$A404]-1) + [levels_parameters.$H$2]+FLOOR([.$A404]/[levels_parameters.$J$2])" office:value-type="float" office:value="485" calcext:value-type="float">
            <text:p>485</text:p>
          </table:table-cell>
          <table:table-cell table:formula="of:=[levels_parameters.$E$2]*([.$A404]-1) + [levels_parameters.$D$2]" office:value-type="float" office:value="8190" calcext:value-type="float">
            <text:p>8190</text:p>
          </table:table-cell>
          <table:table-cell table:formula="of:=[levels_parameters.$G$2]*([.$A404]-1) + [levels_parameters.$F$2]" office:value-type="float" office:value="0" calcext:value-type="float">
            <text:p>0</text:p>
          </table:table-cell>
          <table:table-cell table:formula="of:=FLOOR([.$A404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levels_parameters.$B$2] + [levels_parameters.$C$2]*([.$A405]-1)+[levels_parameters.$A$2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levels_parameters.$I$2]*([.$A405]-1) + [levels_parameters.$H$2]+FLOOR([.$A405]/[levels_parameters.$J$2])" office:value-type="float" office:value="486" calcext:value-type="float">
            <text:p>486</text:p>
          </table:table-cell>
          <table:table-cell table:formula="of:=[levels_parameters.$E$2]*([.$A405]-1) + [levels_parameters.$D$2]" office:value-type="float" office:value="8210" calcext:value-type="float">
            <text:p>8210</text:p>
          </table:table-cell>
          <table:table-cell table:formula="of:=[levels_parameters.$G$2]*([.$A405]-1) + [levels_parameters.$F$2]" office:value-type="float" office:value="0" calcext:value-type="float">
            <text:p>0</text:p>
          </table:table-cell>
          <table:table-cell table:formula="of:=FLOOR([.$A405]/[levels_parameters.$K$2])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levels_parameters.$B$2] + [levels_parameters.$C$2]*([.$A406]-1)+[levels_parameters.$A$2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levels_parameters.$I$2]*([.$A406]-1) + [levels_parameters.$H$2]+FLOOR([.$A406]/[levels_parameters.$J$2])" office:value-type="float" office:value="488" calcext:value-type="float">
            <text:p>488</text:p>
          </table:table-cell>
          <table:table-cell table:formula="of:=[levels_parameters.$E$2]*([.$A406]-1) + [levels_parameters.$D$2]" office:value-type="float" office:value="8230" calcext:value-type="float">
            <text:p>8230</text:p>
          </table:table-cell>
          <table:table-cell table:formula="of:=[levels_parameters.$G$2]*([.$A406]-1) + [levels_parameters.$F$2]" office:value-type="float" office:value="0" calcext:value-type="float">
            <text:p>0</text:p>
          </table:table-cell>
          <table:table-cell table:formula="of:=FLOOR([.$A406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levels_parameters.$B$2] + [levels_parameters.$C$2]*([.$A407]-1)+[levels_parameters.$A$2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levels_parameters.$I$2]*([.$A407]-1) + [levels_parameters.$H$2]+FLOOR([.$A407]/[levels_parameters.$J$2])" office:value-type="float" office:value="489" calcext:value-type="float">
            <text:p>489</text:p>
          </table:table-cell>
          <table:table-cell table:formula="of:=[levels_parameters.$E$2]*([.$A407]-1) + [levels_parameters.$D$2]" office:value-type="float" office:value="8250" calcext:value-type="float">
            <text:p>8250</text:p>
          </table:table-cell>
          <table:table-cell table:formula="of:=[levels_parameters.$G$2]*([.$A407]-1) + [levels_parameters.$F$2]" office:value-type="float" office:value="0" calcext:value-type="float">
            <text:p>0</text:p>
          </table:table-cell>
          <table:table-cell table:formula="of:=FLOOR([.$A407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levels_parameters.$B$2] + [levels_parameters.$C$2]*([.$A408]-1)+[levels_parameters.$A$2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levels_parameters.$I$2]*([.$A408]-1) + [levels_parameters.$H$2]+FLOOR([.$A408]/[levels_parameters.$J$2])" office:value-type="float" office:value="490" calcext:value-type="float">
            <text:p>490</text:p>
          </table:table-cell>
          <table:table-cell table:formula="of:=[levels_parameters.$E$2]*([.$A408]-1) + [levels_parameters.$D$2]" office:value-type="float" office:value="8270" calcext:value-type="float">
            <text:p>8270</text:p>
          </table:table-cell>
          <table:table-cell table:formula="of:=[levels_parameters.$G$2]*([.$A408]-1) + [levels_parameters.$F$2]" office:value-type="float" office:value="0" calcext:value-type="float">
            <text:p>0</text:p>
          </table:table-cell>
          <table:table-cell table:formula="of:=FLOOR([.$A408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levels_parameters.$B$2] + [levels_parameters.$C$2]*([.$A409]-1)+[levels_parameters.$A$2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levels_parameters.$I$2]*([.$A409]-1) + [levels_parameters.$H$2]+FLOOR([.$A409]/[levels_parameters.$J$2])" office:value-type="float" office:value="491" calcext:value-type="float">
            <text:p>491</text:p>
          </table:table-cell>
          <table:table-cell table:formula="of:=[levels_parameters.$E$2]*([.$A409]-1) + [levels_parameters.$D$2]" office:value-type="float" office:value="8290" calcext:value-type="float">
            <text:p>8290</text:p>
          </table:table-cell>
          <table:table-cell table:formula="of:=[levels_parameters.$G$2]*([.$A409]-1) + [levels_parameters.$F$2]" office:value-type="float" office:value="0" calcext:value-type="float">
            <text:p>0</text:p>
          </table:table-cell>
          <table:table-cell table:formula="of:=FLOOR([.$A409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levels_parameters.$B$2] + [levels_parameters.$C$2]*([.$A410]-1)+[levels_parameters.$A$2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levels_parameters.$I$2]*([.$A410]-1) + [levels_parameters.$H$2]+FLOOR([.$A410]/[levels_parameters.$J$2])" office:value-type="float" office:value="492" calcext:value-type="float">
            <text:p>492</text:p>
          </table:table-cell>
          <table:table-cell table:formula="of:=[levels_parameters.$E$2]*([.$A410]-1) + [levels_parameters.$D$2]" office:value-type="float" office:value="8310" calcext:value-type="float">
            <text:p>8310</text:p>
          </table:table-cell>
          <table:table-cell table:formula="of:=[levels_parameters.$G$2]*([.$A410]-1) + [levels_parameters.$F$2]" office:value-type="float" office:value="0" calcext:value-type="float">
            <text:p>0</text:p>
          </table:table-cell>
          <table:table-cell table:formula="of:=FLOOR([.$A410]/[levels_parameters.$K$2])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levels_parameters.$B$2] + [levels_parameters.$C$2]*([.$A411]-1)+[levels_parameters.$A$2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levels_parameters.$I$2]*([.$A411]-1) + [levels_parameters.$H$2]+FLOOR([.$A411]/[levels_parameters.$J$2])" office:value-type="float" office:value="494" calcext:value-type="float">
            <text:p>494</text:p>
          </table:table-cell>
          <table:table-cell table:formula="of:=[levels_parameters.$E$2]*([.$A411]-1) + [levels_parameters.$D$2]" office:value-type="float" office:value="8330" calcext:value-type="float">
            <text:p>8330</text:p>
          </table:table-cell>
          <table:table-cell table:formula="of:=[levels_parameters.$G$2]*([.$A411]-1) + [levels_parameters.$F$2]" office:value-type="float" office:value="0" calcext:value-type="float">
            <text:p>0</text:p>
          </table:table-cell>
          <table:table-cell table:formula="of:=FLOOR([.$A411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levels_parameters.$B$2] + [levels_parameters.$C$2]*([.$A412]-1)+[levels_parameters.$A$2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levels_parameters.$I$2]*([.$A412]-1) + [levels_parameters.$H$2]+FLOOR([.$A412]/[levels_parameters.$J$2])" office:value-type="float" office:value="495" calcext:value-type="float">
            <text:p>495</text:p>
          </table:table-cell>
          <table:table-cell table:formula="of:=[levels_parameters.$E$2]*([.$A412]-1) + [levels_parameters.$D$2]" office:value-type="float" office:value="8350" calcext:value-type="float">
            <text:p>8350</text:p>
          </table:table-cell>
          <table:table-cell table:formula="of:=[levels_parameters.$G$2]*([.$A412]-1) + [levels_parameters.$F$2]" office:value-type="float" office:value="0" calcext:value-type="float">
            <text:p>0</text:p>
          </table:table-cell>
          <table:table-cell table:formula="of:=FLOOR([.$A412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levels_parameters.$B$2] + [levels_parameters.$C$2]*([.$A413]-1)+[levels_parameters.$A$2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levels_parameters.$I$2]*([.$A413]-1) + [levels_parameters.$H$2]+FLOOR([.$A413]/[levels_parameters.$J$2])" office:value-type="float" office:value="496" calcext:value-type="float">
            <text:p>496</text:p>
          </table:table-cell>
          <table:table-cell table:formula="of:=[levels_parameters.$E$2]*([.$A413]-1) + [levels_parameters.$D$2]" office:value-type="float" office:value="8370" calcext:value-type="float">
            <text:p>8370</text:p>
          </table:table-cell>
          <table:table-cell table:formula="of:=[levels_parameters.$G$2]*([.$A413]-1) + [levels_parameters.$F$2]" office:value-type="float" office:value="0" calcext:value-type="float">
            <text:p>0</text:p>
          </table:table-cell>
          <table:table-cell table:formula="of:=FLOOR([.$A413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levels_parameters.$B$2] + [levels_parameters.$C$2]*([.$A414]-1)+[levels_parameters.$A$2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levels_parameters.$I$2]*([.$A414]-1) + [levels_parameters.$H$2]+FLOOR([.$A414]/[levels_parameters.$J$2])" office:value-type="float" office:value="497" calcext:value-type="float">
            <text:p>497</text:p>
          </table:table-cell>
          <table:table-cell table:formula="of:=[levels_parameters.$E$2]*([.$A414]-1) + [levels_parameters.$D$2]" office:value-type="float" office:value="8390" calcext:value-type="float">
            <text:p>8390</text:p>
          </table:table-cell>
          <table:table-cell table:formula="of:=[levels_parameters.$G$2]*([.$A414]-1) + [levels_parameters.$F$2]" office:value-type="float" office:value="0" calcext:value-type="float">
            <text:p>0</text:p>
          </table:table-cell>
          <table:table-cell table:formula="of:=FLOOR([.$A414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levels_parameters.$B$2] + [levels_parameters.$C$2]*([.$A415]-1)+[levels_parameters.$A$2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levels_parameters.$I$2]*([.$A415]-1) + [levels_parameters.$H$2]+FLOOR([.$A415]/[levels_parameters.$J$2])" office:value-type="float" office:value="498" calcext:value-type="float">
            <text:p>498</text:p>
          </table:table-cell>
          <table:table-cell table:formula="of:=[levels_parameters.$E$2]*([.$A415]-1) + [levels_parameters.$D$2]" office:value-type="float" office:value="8410" calcext:value-type="float">
            <text:p>8410</text:p>
          </table:table-cell>
          <table:table-cell table:formula="of:=[levels_parameters.$G$2]*([.$A415]-1) + [levels_parameters.$F$2]" office:value-type="float" office:value="0" calcext:value-type="float">
            <text:p>0</text:p>
          </table:table-cell>
          <table:table-cell table:formula="of:=FLOOR([.$A415]/[levels_parameters.$K$2])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levels_parameters.$B$2] + [levels_parameters.$C$2]*([.$A416]-1)+[levels_parameters.$A$2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levels_parameters.$I$2]*([.$A416]-1) + [levels_parameters.$H$2]+FLOOR([.$A416]/[levels_parameters.$J$2])" office:value-type="float" office:value="500" calcext:value-type="float">
            <text:p>500</text:p>
          </table:table-cell>
          <table:table-cell table:formula="of:=[levels_parameters.$E$2]*([.$A416]-1) + [levels_parameters.$D$2]" office:value-type="float" office:value="8430" calcext:value-type="float">
            <text:p>8430</text:p>
          </table:table-cell>
          <table:table-cell table:formula="of:=[levels_parameters.$G$2]*([.$A416]-1) + [levels_parameters.$F$2]" office:value-type="float" office:value="0" calcext:value-type="float">
            <text:p>0</text:p>
          </table:table-cell>
          <table:table-cell table:formula="of:=FLOOR([.$A416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levels_parameters.$B$2] + [levels_parameters.$C$2]*([.$A417]-1)+[levels_parameters.$A$2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levels_parameters.$I$2]*([.$A417]-1) + [levels_parameters.$H$2]+FLOOR([.$A417]/[levels_parameters.$J$2])" office:value-type="float" office:value="501" calcext:value-type="float">
            <text:p>501</text:p>
          </table:table-cell>
          <table:table-cell table:formula="of:=[levels_parameters.$E$2]*([.$A417]-1) + [levels_parameters.$D$2]" office:value-type="float" office:value="8450" calcext:value-type="float">
            <text:p>8450</text:p>
          </table:table-cell>
          <table:table-cell table:formula="of:=[levels_parameters.$G$2]*([.$A417]-1) + [levels_parameters.$F$2]" office:value-type="float" office:value="0" calcext:value-type="float">
            <text:p>0</text:p>
          </table:table-cell>
          <table:table-cell table:formula="of:=FLOOR([.$A417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levels_parameters.$B$2] + [levels_parameters.$C$2]*([.$A418]-1)+[levels_parameters.$A$2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levels_parameters.$I$2]*([.$A418]-1) + [levels_parameters.$H$2]+FLOOR([.$A418]/[levels_parameters.$J$2])" office:value-type="float" office:value="502" calcext:value-type="float">
            <text:p>502</text:p>
          </table:table-cell>
          <table:table-cell table:formula="of:=[levels_parameters.$E$2]*([.$A418]-1) + [levels_parameters.$D$2]" office:value-type="float" office:value="8470" calcext:value-type="float">
            <text:p>8470</text:p>
          </table:table-cell>
          <table:table-cell table:formula="of:=[levels_parameters.$G$2]*([.$A418]-1) + [levels_parameters.$F$2]" office:value-type="float" office:value="0" calcext:value-type="float">
            <text:p>0</text:p>
          </table:table-cell>
          <table:table-cell table:formula="of:=FLOOR([.$A418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levels_parameters.$B$2] + [levels_parameters.$C$2]*([.$A419]-1)+[levels_parameters.$A$2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levels_parameters.$I$2]*([.$A419]-1) + [levels_parameters.$H$2]+FLOOR([.$A419]/[levels_parameters.$J$2])" office:value-type="float" office:value="503" calcext:value-type="float">
            <text:p>503</text:p>
          </table:table-cell>
          <table:table-cell table:formula="of:=[levels_parameters.$E$2]*([.$A419]-1) + [levels_parameters.$D$2]" office:value-type="float" office:value="8490" calcext:value-type="float">
            <text:p>8490</text:p>
          </table:table-cell>
          <table:table-cell table:formula="of:=[levels_parameters.$G$2]*([.$A419]-1) + [levels_parameters.$F$2]" office:value-type="float" office:value="0" calcext:value-type="float">
            <text:p>0</text:p>
          </table:table-cell>
          <table:table-cell table:formula="of:=FLOOR([.$A419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levels_parameters.$B$2] + [levels_parameters.$C$2]*([.$A420]-1)+[levels_parameters.$A$2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levels_parameters.$I$2]*([.$A420]-1) + [levels_parameters.$H$2]+FLOOR([.$A420]/[levels_parameters.$J$2])" office:value-type="float" office:value="504" calcext:value-type="float">
            <text:p>504</text:p>
          </table:table-cell>
          <table:table-cell table:formula="of:=[levels_parameters.$E$2]*([.$A420]-1) + [levels_parameters.$D$2]" office:value-type="float" office:value="8510" calcext:value-type="float">
            <text:p>8510</text:p>
          </table:table-cell>
          <table:table-cell table:formula="of:=[levels_parameters.$G$2]*([.$A420]-1) + [levels_parameters.$F$2]" office:value-type="float" office:value="0" calcext:value-type="float">
            <text:p>0</text:p>
          </table:table-cell>
          <table:table-cell table:formula="of:=FLOOR([.$A420]/[levels_parameters.$K$2])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levels_parameters.$B$2] + [levels_parameters.$C$2]*([.$A421]-1)+[levels_parameters.$A$2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levels_parameters.$I$2]*([.$A421]-1) + [levels_parameters.$H$2]+FLOOR([.$A421]/[levels_parameters.$J$2])" office:value-type="float" office:value="506" calcext:value-type="float">
            <text:p>506</text:p>
          </table:table-cell>
          <table:table-cell table:formula="of:=[levels_parameters.$E$2]*([.$A421]-1) + [levels_parameters.$D$2]" office:value-type="float" office:value="8530" calcext:value-type="float">
            <text:p>8530</text:p>
          </table:table-cell>
          <table:table-cell table:formula="of:=[levels_parameters.$G$2]*([.$A421]-1) + [levels_parameters.$F$2]" office:value-type="float" office:value="0" calcext:value-type="float">
            <text:p>0</text:p>
          </table:table-cell>
          <table:table-cell table:formula="of:=FLOOR([.$A421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levels_parameters.$B$2] + [levels_parameters.$C$2]*([.$A422]-1)+[levels_parameters.$A$2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levels_parameters.$I$2]*([.$A422]-1) + [levels_parameters.$H$2]+FLOOR([.$A422]/[levels_parameters.$J$2])" office:value-type="float" office:value="507" calcext:value-type="float">
            <text:p>507</text:p>
          </table:table-cell>
          <table:table-cell table:formula="of:=[levels_parameters.$E$2]*([.$A422]-1) + [levels_parameters.$D$2]" office:value-type="float" office:value="8550" calcext:value-type="float">
            <text:p>8550</text:p>
          </table:table-cell>
          <table:table-cell table:formula="of:=[levels_parameters.$G$2]*([.$A422]-1) + [levels_parameters.$F$2]" office:value-type="float" office:value="0" calcext:value-type="float">
            <text:p>0</text:p>
          </table:table-cell>
          <table:table-cell table:formula="of:=FLOOR([.$A422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levels_parameters.$B$2] + [levels_parameters.$C$2]*([.$A423]-1)+[levels_parameters.$A$2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levels_parameters.$I$2]*([.$A423]-1) + [levels_parameters.$H$2]+FLOOR([.$A423]/[levels_parameters.$J$2])" office:value-type="float" office:value="508" calcext:value-type="float">
            <text:p>508</text:p>
          </table:table-cell>
          <table:table-cell table:formula="of:=[levels_parameters.$E$2]*([.$A423]-1) + [levels_parameters.$D$2]" office:value-type="float" office:value="8570" calcext:value-type="float">
            <text:p>8570</text:p>
          </table:table-cell>
          <table:table-cell table:formula="of:=[levels_parameters.$G$2]*([.$A423]-1) + [levels_parameters.$F$2]" office:value-type="float" office:value="0" calcext:value-type="float">
            <text:p>0</text:p>
          </table:table-cell>
          <table:table-cell table:formula="of:=FLOOR([.$A423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levels_parameters.$B$2] + [levels_parameters.$C$2]*([.$A424]-1)+[levels_parameters.$A$2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levels_parameters.$I$2]*([.$A424]-1) + [levels_parameters.$H$2]+FLOOR([.$A424]/[levels_parameters.$J$2])" office:value-type="float" office:value="509" calcext:value-type="float">
            <text:p>509</text:p>
          </table:table-cell>
          <table:table-cell table:formula="of:=[levels_parameters.$E$2]*([.$A424]-1) + [levels_parameters.$D$2]" office:value-type="float" office:value="8590" calcext:value-type="float">
            <text:p>8590</text:p>
          </table:table-cell>
          <table:table-cell table:formula="of:=[levels_parameters.$G$2]*([.$A424]-1) + [levels_parameters.$F$2]" office:value-type="float" office:value="0" calcext:value-type="float">
            <text:p>0</text:p>
          </table:table-cell>
          <table:table-cell table:formula="of:=FLOOR([.$A424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levels_parameters.$B$2] + [levels_parameters.$C$2]*([.$A425]-1)+[levels_parameters.$A$2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levels_parameters.$I$2]*([.$A425]-1) + [levels_parameters.$H$2]+FLOOR([.$A425]/[levels_parameters.$J$2])" office:value-type="float" office:value="510" calcext:value-type="float">
            <text:p>510</text:p>
          </table:table-cell>
          <table:table-cell table:formula="of:=[levels_parameters.$E$2]*([.$A425]-1) + [levels_parameters.$D$2]" office:value-type="float" office:value="8610" calcext:value-type="float">
            <text:p>8610</text:p>
          </table:table-cell>
          <table:table-cell table:formula="of:=[levels_parameters.$G$2]*([.$A425]-1) + [levels_parameters.$F$2]" office:value-type="float" office:value="0" calcext:value-type="float">
            <text:p>0</text:p>
          </table:table-cell>
          <table:table-cell table:formula="of:=FLOOR([.$A425]/[levels_parameters.$K$2])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levels_parameters.$B$2] + [levels_parameters.$C$2]*([.$A426]-1)+[levels_parameters.$A$2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levels_parameters.$I$2]*([.$A426]-1) + [levels_parameters.$H$2]+FLOOR([.$A426]/[levels_parameters.$J$2])" office:value-type="float" office:value="512" calcext:value-type="float">
            <text:p>512</text:p>
          </table:table-cell>
          <table:table-cell table:formula="of:=[levels_parameters.$E$2]*([.$A426]-1) + [levels_parameters.$D$2]" office:value-type="float" office:value="8630" calcext:value-type="float">
            <text:p>8630</text:p>
          </table:table-cell>
          <table:table-cell table:formula="of:=[levels_parameters.$G$2]*([.$A426]-1) + [levels_parameters.$F$2]" office:value-type="float" office:value="0" calcext:value-type="float">
            <text:p>0</text:p>
          </table:table-cell>
          <table:table-cell table:formula="of:=FLOOR([.$A426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levels_parameters.$B$2] + [levels_parameters.$C$2]*([.$A427]-1)+[levels_parameters.$A$2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levels_parameters.$I$2]*([.$A427]-1) + [levels_parameters.$H$2]+FLOOR([.$A427]/[levels_parameters.$J$2])" office:value-type="float" office:value="513" calcext:value-type="float">
            <text:p>513</text:p>
          </table:table-cell>
          <table:table-cell table:formula="of:=[levels_parameters.$E$2]*([.$A427]-1) + [levels_parameters.$D$2]" office:value-type="float" office:value="8650" calcext:value-type="float">
            <text:p>8650</text:p>
          </table:table-cell>
          <table:table-cell table:formula="of:=[levels_parameters.$G$2]*([.$A427]-1) + [levels_parameters.$F$2]" office:value-type="float" office:value="0" calcext:value-type="float">
            <text:p>0</text:p>
          </table:table-cell>
          <table:table-cell table:formula="of:=FLOOR([.$A427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levels_parameters.$B$2] + [levels_parameters.$C$2]*([.$A428]-1)+[levels_parameters.$A$2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levels_parameters.$I$2]*([.$A428]-1) + [levels_parameters.$H$2]+FLOOR([.$A428]/[levels_parameters.$J$2])" office:value-type="float" office:value="514" calcext:value-type="float">
            <text:p>514</text:p>
          </table:table-cell>
          <table:table-cell table:formula="of:=[levels_parameters.$E$2]*([.$A428]-1) + [levels_parameters.$D$2]" office:value-type="float" office:value="8670" calcext:value-type="float">
            <text:p>8670</text:p>
          </table:table-cell>
          <table:table-cell table:formula="of:=[levels_parameters.$G$2]*([.$A428]-1) + [levels_parameters.$F$2]" office:value-type="float" office:value="0" calcext:value-type="float">
            <text:p>0</text:p>
          </table:table-cell>
          <table:table-cell table:formula="of:=FLOOR([.$A428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levels_parameters.$B$2] + [levels_parameters.$C$2]*([.$A429]-1)+[levels_parameters.$A$2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levels_parameters.$I$2]*([.$A429]-1) + [levels_parameters.$H$2]+FLOOR([.$A429]/[levels_parameters.$J$2])" office:value-type="float" office:value="515" calcext:value-type="float">
            <text:p>515</text:p>
          </table:table-cell>
          <table:table-cell table:formula="of:=[levels_parameters.$E$2]*([.$A429]-1) + [levels_parameters.$D$2]" office:value-type="float" office:value="8690" calcext:value-type="float">
            <text:p>8690</text:p>
          </table:table-cell>
          <table:table-cell table:formula="of:=[levels_parameters.$G$2]*([.$A429]-1) + [levels_parameters.$F$2]" office:value-type="float" office:value="0" calcext:value-type="float">
            <text:p>0</text:p>
          </table:table-cell>
          <table:table-cell table:formula="of:=FLOOR([.$A429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levels_parameters.$B$2] + [levels_parameters.$C$2]*([.$A430]-1)+[levels_parameters.$A$2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levels_parameters.$I$2]*([.$A430]-1) + [levels_parameters.$H$2]+FLOOR([.$A430]/[levels_parameters.$J$2])" office:value-type="float" office:value="516" calcext:value-type="float">
            <text:p>516</text:p>
          </table:table-cell>
          <table:table-cell table:formula="of:=[levels_parameters.$E$2]*([.$A430]-1) + [levels_parameters.$D$2]" office:value-type="float" office:value="8710" calcext:value-type="float">
            <text:p>8710</text:p>
          </table:table-cell>
          <table:table-cell table:formula="of:=[levels_parameters.$G$2]*([.$A430]-1) + [levels_parameters.$F$2]" office:value-type="float" office:value="0" calcext:value-type="float">
            <text:p>0</text:p>
          </table:table-cell>
          <table:table-cell table:formula="of:=FLOOR([.$A430]/[levels_parameters.$K$2])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levels_parameters.$B$2] + [levels_parameters.$C$2]*([.$A431]-1)+[levels_parameters.$A$2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levels_parameters.$I$2]*([.$A431]-1) + [levels_parameters.$H$2]+FLOOR([.$A431]/[levels_parameters.$J$2])" office:value-type="float" office:value="518" calcext:value-type="float">
            <text:p>518</text:p>
          </table:table-cell>
          <table:table-cell table:formula="of:=[levels_parameters.$E$2]*([.$A431]-1) + [levels_parameters.$D$2]" office:value-type="float" office:value="8730" calcext:value-type="float">
            <text:p>8730</text:p>
          </table:table-cell>
          <table:table-cell table:formula="of:=[levels_parameters.$G$2]*([.$A431]-1) + [levels_parameters.$F$2]" office:value-type="float" office:value="0" calcext:value-type="float">
            <text:p>0</text:p>
          </table:table-cell>
          <table:table-cell table:formula="of:=FLOOR([.$A431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levels_parameters.$B$2] + [levels_parameters.$C$2]*([.$A432]-1)+[levels_parameters.$A$2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levels_parameters.$I$2]*([.$A432]-1) + [levels_parameters.$H$2]+FLOOR([.$A432]/[levels_parameters.$J$2])" office:value-type="float" office:value="519" calcext:value-type="float">
            <text:p>519</text:p>
          </table:table-cell>
          <table:table-cell table:formula="of:=[levels_parameters.$E$2]*([.$A432]-1) + [levels_parameters.$D$2]" office:value-type="float" office:value="8750" calcext:value-type="float">
            <text:p>8750</text:p>
          </table:table-cell>
          <table:table-cell table:formula="of:=[levels_parameters.$G$2]*([.$A432]-1) + [levels_parameters.$F$2]" office:value-type="float" office:value="0" calcext:value-type="float">
            <text:p>0</text:p>
          </table:table-cell>
          <table:table-cell table:formula="of:=FLOOR([.$A432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levels_parameters.$B$2] + [levels_parameters.$C$2]*([.$A433]-1)+[levels_parameters.$A$2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levels_parameters.$I$2]*([.$A433]-1) + [levels_parameters.$H$2]+FLOOR([.$A433]/[levels_parameters.$J$2])" office:value-type="float" office:value="520" calcext:value-type="float">
            <text:p>520</text:p>
          </table:table-cell>
          <table:table-cell table:formula="of:=[levels_parameters.$E$2]*([.$A433]-1) + [levels_parameters.$D$2]" office:value-type="float" office:value="8770" calcext:value-type="float">
            <text:p>8770</text:p>
          </table:table-cell>
          <table:table-cell table:formula="of:=[levels_parameters.$G$2]*([.$A433]-1) + [levels_parameters.$F$2]" office:value-type="float" office:value="0" calcext:value-type="float">
            <text:p>0</text:p>
          </table:table-cell>
          <table:table-cell table:formula="of:=FLOOR([.$A433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levels_parameters.$B$2] + [levels_parameters.$C$2]*([.$A434]-1)+[levels_parameters.$A$2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levels_parameters.$I$2]*([.$A434]-1) + [levels_parameters.$H$2]+FLOOR([.$A434]/[levels_parameters.$J$2])" office:value-type="float" office:value="521" calcext:value-type="float">
            <text:p>521</text:p>
          </table:table-cell>
          <table:table-cell table:formula="of:=[levels_parameters.$E$2]*([.$A434]-1) + [levels_parameters.$D$2]" office:value-type="float" office:value="8790" calcext:value-type="float">
            <text:p>8790</text:p>
          </table:table-cell>
          <table:table-cell table:formula="of:=[levels_parameters.$G$2]*([.$A434]-1) + [levels_parameters.$F$2]" office:value-type="float" office:value="0" calcext:value-type="float">
            <text:p>0</text:p>
          </table:table-cell>
          <table:table-cell table:formula="of:=FLOOR([.$A434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levels_parameters.$B$2] + [levels_parameters.$C$2]*([.$A435]-1)+[levels_parameters.$A$2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levels_parameters.$I$2]*([.$A435]-1) + [levels_parameters.$H$2]+FLOOR([.$A435]/[levels_parameters.$J$2])" office:value-type="float" office:value="522" calcext:value-type="float">
            <text:p>522</text:p>
          </table:table-cell>
          <table:table-cell table:formula="of:=[levels_parameters.$E$2]*([.$A435]-1) + [levels_parameters.$D$2]" office:value-type="float" office:value="8810" calcext:value-type="float">
            <text:p>8810</text:p>
          </table:table-cell>
          <table:table-cell table:formula="of:=[levels_parameters.$G$2]*([.$A435]-1) + [levels_parameters.$F$2]" office:value-type="float" office:value="0" calcext:value-type="float">
            <text:p>0</text:p>
          </table:table-cell>
          <table:table-cell table:formula="of:=FLOOR([.$A435]/[levels_parameters.$K$2])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levels_parameters.$B$2] + [levels_parameters.$C$2]*([.$A436]-1)+[levels_parameters.$A$2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levels_parameters.$I$2]*([.$A436]-1) + [levels_parameters.$H$2]+FLOOR([.$A436]/[levels_parameters.$J$2])" office:value-type="float" office:value="524" calcext:value-type="float">
            <text:p>524</text:p>
          </table:table-cell>
          <table:table-cell table:formula="of:=[levels_parameters.$E$2]*([.$A436]-1) + [levels_parameters.$D$2]" office:value-type="float" office:value="8830" calcext:value-type="float">
            <text:p>8830</text:p>
          </table:table-cell>
          <table:table-cell table:formula="of:=[levels_parameters.$G$2]*([.$A436]-1) + [levels_parameters.$F$2]" office:value-type="float" office:value="0" calcext:value-type="float">
            <text:p>0</text:p>
          </table:table-cell>
          <table:table-cell table:formula="of:=FLOOR([.$A436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levels_parameters.$B$2] + [levels_parameters.$C$2]*([.$A437]-1)+[levels_parameters.$A$2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levels_parameters.$I$2]*([.$A437]-1) + [levels_parameters.$H$2]+FLOOR([.$A437]/[levels_parameters.$J$2])" office:value-type="float" office:value="525" calcext:value-type="float">
            <text:p>525</text:p>
          </table:table-cell>
          <table:table-cell table:formula="of:=[levels_parameters.$E$2]*([.$A437]-1) + [levels_parameters.$D$2]" office:value-type="float" office:value="8850" calcext:value-type="float">
            <text:p>8850</text:p>
          </table:table-cell>
          <table:table-cell table:formula="of:=[levels_parameters.$G$2]*([.$A437]-1) + [levels_parameters.$F$2]" office:value-type="float" office:value="0" calcext:value-type="float">
            <text:p>0</text:p>
          </table:table-cell>
          <table:table-cell table:formula="of:=FLOOR([.$A437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levels_parameters.$B$2] + [levels_parameters.$C$2]*([.$A438]-1)+[levels_parameters.$A$2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levels_parameters.$I$2]*([.$A438]-1) + [levels_parameters.$H$2]+FLOOR([.$A438]/[levels_parameters.$J$2])" office:value-type="float" office:value="526" calcext:value-type="float">
            <text:p>526</text:p>
          </table:table-cell>
          <table:table-cell table:formula="of:=[levels_parameters.$E$2]*([.$A438]-1) + [levels_parameters.$D$2]" office:value-type="float" office:value="8870" calcext:value-type="float">
            <text:p>8870</text:p>
          </table:table-cell>
          <table:table-cell table:formula="of:=[levels_parameters.$G$2]*([.$A438]-1) + [levels_parameters.$F$2]" office:value-type="float" office:value="0" calcext:value-type="float">
            <text:p>0</text:p>
          </table:table-cell>
          <table:table-cell table:formula="of:=FLOOR([.$A438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levels_parameters.$B$2] + [levels_parameters.$C$2]*([.$A439]-1)+[levels_parameters.$A$2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levels_parameters.$I$2]*([.$A439]-1) + [levels_parameters.$H$2]+FLOOR([.$A439]/[levels_parameters.$J$2])" office:value-type="float" office:value="527" calcext:value-type="float">
            <text:p>527</text:p>
          </table:table-cell>
          <table:table-cell table:formula="of:=[levels_parameters.$E$2]*([.$A439]-1) + [levels_parameters.$D$2]" office:value-type="float" office:value="8890" calcext:value-type="float">
            <text:p>8890</text:p>
          </table:table-cell>
          <table:table-cell table:formula="of:=[levels_parameters.$G$2]*([.$A439]-1) + [levels_parameters.$F$2]" office:value-type="float" office:value="0" calcext:value-type="float">
            <text:p>0</text:p>
          </table:table-cell>
          <table:table-cell table:formula="of:=FLOOR([.$A439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levels_parameters.$B$2] + [levels_parameters.$C$2]*([.$A440]-1)+[levels_parameters.$A$2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levels_parameters.$I$2]*([.$A440]-1) + [levels_parameters.$H$2]+FLOOR([.$A440]/[levels_parameters.$J$2])" office:value-type="float" office:value="528" calcext:value-type="float">
            <text:p>528</text:p>
          </table:table-cell>
          <table:table-cell table:formula="of:=[levels_parameters.$E$2]*([.$A440]-1) + [levels_parameters.$D$2]" office:value-type="float" office:value="8910" calcext:value-type="float">
            <text:p>8910</text:p>
          </table:table-cell>
          <table:table-cell table:formula="of:=[levels_parameters.$G$2]*([.$A440]-1) + [levels_parameters.$F$2]" office:value-type="float" office:value="0" calcext:value-type="float">
            <text:p>0</text:p>
          </table:table-cell>
          <table:table-cell table:formula="of:=FLOOR([.$A440]/[levels_parameters.$K$2])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levels_parameters.$B$2] + [levels_parameters.$C$2]*([.$A441]-1)+[levels_parameters.$A$2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levels_parameters.$I$2]*([.$A441]-1) + [levels_parameters.$H$2]+FLOOR([.$A441]/[levels_parameters.$J$2])" office:value-type="float" office:value="530" calcext:value-type="float">
            <text:p>530</text:p>
          </table:table-cell>
          <table:table-cell table:formula="of:=[levels_parameters.$E$2]*([.$A441]-1) + [levels_parameters.$D$2]" office:value-type="float" office:value="8930" calcext:value-type="float">
            <text:p>8930</text:p>
          </table:table-cell>
          <table:table-cell table:formula="of:=[levels_parameters.$G$2]*([.$A441]-1) + [levels_parameters.$F$2]" office:value-type="float" office:value="0" calcext:value-type="float">
            <text:p>0</text:p>
          </table:table-cell>
          <table:table-cell table:formula="of:=FLOOR([.$A441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levels_parameters.$B$2] + [levels_parameters.$C$2]*([.$A442]-1)+[levels_parameters.$A$2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levels_parameters.$I$2]*([.$A442]-1) + [levels_parameters.$H$2]+FLOOR([.$A442]/[levels_parameters.$J$2])" office:value-type="float" office:value="531" calcext:value-type="float">
            <text:p>531</text:p>
          </table:table-cell>
          <table:table-cell table:formula="of:=[levels_parameters.$E$2]*([.$A442]-1) + [levels_parameters.$D$2]" office:value-type="float" office:value="8950" calcext:value-type="float">
            <text:p>8950</text:p>
          </table:table-cell>
          <table:table-cell table:formula="of:=[levels_parameters.$G$2]*([.$A442]-1) + [levels_parameters.$F$2]" office:value-type="float" office:value="0" calcext:value-type="float">
            <text:p>0</text:p>
          </table:table-cell>
          <table:table-cell table:formula="of:=FLOOR([.$A442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levels_parameters.$B$2] + [levels_parameters.$C$2]*([.$A443]-1)+[levels_parameters.$A$2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levels_parameters.$I$2]*([.$A443]-1) + [levels_parameters.$H$2]+FLOOR([.$A443]/[levels_parameters.$J$2])" office:value-type="float" office:value="532" calcext:value-type="float">
            <text:p>532</text:p>
          </table:table-cell>
          <table:table-cell table:formula="of:=[levels_parameters.$E$2]*([.$A443]-1) + [levels_parameters.$D$2]" office:value-type="float" office:value="8970" calcext:value-type="float">
            <text:p>8970</text:p>
          </table:table-cell>
          <table:table-cell table:formula="of:=[levels_parameters.$G$2]*([.$A443]-1) + [levels_parameters.$F$2]" office:value-type="float" office:value="0" calcext:value-type="float">
            <text:p>0</text:p>
          </table:table-cell>
          <table:table-cell table:formula="of:=FLOOR([.$A443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levels_parameters.$B$2] + [levels_parameters.$C$2]*([.$A444]-1)+[levels_parameters.$A$2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levels_parameters.$I$2]*([.$A444]-1) + [levels_parameters.$H$2]+FLOOR([.$A444]/[levels_parameters.$J$2])" office:value-type="float" office:value="533" calcext:value-type="float">
            <text:p>533</text:p>
          </table:table-cell>
          <table:table-cell table:formula="of:=[levels_parameters.$E$2]*([.$A444]-1) + [levels_parameters.$D$2]" office:value-type="float" office:value="8990" calcext:value-type="float">
            <text:p>8990</text:p>
          </table:table-cell>
          <table:table-cell table:formula="of:=[levels_parameters.$G$2]*([.$A444]-1) + [levels_parameters.$F$2]" office:value-type="float" office:value="0" calcext:value-type="float">
            <text:p>0</text:p>
          </table:table-cell>
          <table:table-cell table:formula="of:=FLOOR([.$A444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levels_parameters.$B$2] + [levels_parameters.$C$2]*([.$A445]-1)+[levels_parameters.$A$2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levels_parameters.$I$2]*([.$A445]-1) + [levels_parameters.$H$2]+FLOOR([.$A445]/[levels_parameters.$J$2])" office:value-type="float" office:value="534" calcext:value-type="float">
            <text:p>534</text:p>
          </table:table-cell>
          <table:table-cell table:formula="of:=[levels_parameters.$E$2]*([.$A445]-1) + [levels_parameters.$D$2]" office:value-type="float" office:value="9010" calcext:value-type="float">
            <text:p>9010</text:p>
          </table:table-cell>
          <table:table-cell table:formula="of:=[levels_parameters.$G$2]*([.$A445]-1) + [levels_parameters.$F$2]" office:value-type="float" office:value="0" calcext:value-type="float">
            <text:p>0</text:p>
          </table:table-cell>
          <table:table-cell table:formula="of:=FLOOR([.$A445]/[levels_parameters.$K$2]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levels_parameters.$B$2] + [levels_parameters.$C$2]*([.$A446]-1)+[levels_parameters.$A$2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levels_parameters.$I$2]*([.$A446]-1) + [levels_parameters.$H$2]+FLOOR([.$A446]/[levels_parameters.$J$2])" office:value-type="float" office:value="536" calcext:value-type="float">
            <text:p>536</text:p>
          </table:table-cell>
          <table:table-cell table:formula="of:=[levels_parameters.$E$2]*([.$A446]-1) + [levels_parameters.$D$2]" office:value-type="float" office:value="9030" calcext:value-type="float">
            <text:p>9030</text:p>
          </table:table-cell>
          <table:table-cell table:formula="of:=[levels_parameters.$G$2]*([.$A446]-1) + [levels_parameters.$F$2]" office:value-type="float" office:value="0" calcext:value-type="float">
            <text:p>0</text:p>
          </table:table-cell>
          <table:table-cell table:formula="of:=FLOOR([.$A446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levels_parameters.$B$2] + [levels_parameters.$C$2]*([.$A447]-1)+[levels_parameters.$A$2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levels_parameters.$I$2]*([.$A447]-1) + [levels_parameters.$H$2]+FLOOR([.$A447]/[levels_parameters.$J$2])" office:value-type="float" office:value="537" calcext:value-type="float">
            <text:p>537</text:p>
          </table:table-cell>
          <table:table-cell table:formula="of:=[levels_parameters.$E$2]*([.$A447]-1) + [levels_parameters.$D$2]" office:value-type="float" office:value="9050" calcext:value-type="float">
            <text:p>9050</text:p>
          </table:table-cell>
          <table:table-cell table:formula="of:=[levels_parameters.$G$2]*([.$A447]-1) + [levels_parameters.$F$2]" office:value-type="float" office:value="0" calcext:value-type="float">
            <text:p>0</text:p>
          </table:table-cell>
          <table:table-cell table:formula="of:=FLOOR([.$A447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levels_parameters.$B$2] + [levels_parameters.$C$2]*([.$A448]-1)+[levels_parameters.$A$2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levels_parameters.$I$2]*([.$A448]-1) + [levels_parameters.$H$2]+FLOOR([.$A448]/[levels_parameters.$J$2])" office:value-type="float" office:value="538" calcext:value-type="float">
            <text:p>538</text:p>
          </table:table-cell>
          <table:table-cell table:formula="of:=[levels_parameters.$E$2]*([.$A448]-1) + [levels_parameters.$D$2]" office:value-type="float" office:value="9070" calcext:value-type="float">
            <text:p>9070</text:p>
          </table:table-cell>
          <table:table-cell table:formula="of:=[levels_parameters.$G$2]*([.$A448]-1) + [levels_parameters.$F$2]" office:value-type="float" office:value="0" calcext:value-type="float">
            <text:p>0</text:p>
          </table:table-cell>
          <table:table-cell table:formula="of:=FLOOR([.$A448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levels_parameters.$B$2] + [levels_parameters.$C$2]*([.$A449]-1)+[levels_parameters.$A$2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levels_parameters.$I$2]*([.$A449]-1) + [levels_parameters.$H$2]+FLOOR([.$A449]/[levels_parameters.$J$2])" office:value-type="float" office:value="539" calcext:value-type="float">
            <text:p>539</text:p>
          </table:table-cell>
          <table:table-cell table:formula="of:=[levels_parameters.$E$2]*([.$A449]-1) + [levels_parameters.$D$2]" office:value-type="float" office:value="9090" calcext:value-type="float">
            <text:p>9090</text:p>
          </table:table-cell>
          <table:table-cell table:formula="of:=[levels_parameters.$G$2]*([.$A449]-1) + [levels_parameters.$F$2]" office:value-type="float" office:value="0" calcext:value-type="float">
            <text:p>0</text:p>
          </table:table-cell>
          <table:table-cell table:formula="of:=FLOOR([.$A449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levels_parameters.$B$2] + [levels_parameters.$C$2]*([.$A450]-1)+[levels_parameters.$A$2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levels_parameters.$I$2]*([.$A450]-1) + [levels_parameters.$H$2]+FLOOR([.$A450]/[levels_parameters.$J$2])" office:value-type="float" office:value="540" calcext:value-type="float">
            <text:p>540</text:p>
          </table:table-cell>
          <table:table-cell table:formula="of:=[levels_parameters.$E$2]*([.$A450]-1) + [levels_parameters.$D$2]" office:value-type="float" office:value="9110" calcext:value-type="float">
            <text:p>9110</text:p>
          </table:table-cell>
          <table:table-cell table:formula="of:=[levels_parameters.$G$2]*([.$A450]-1) + [levels_parameters.$F$2]" office:value-type="float" office:value="0" calcext:value-type="float">
            <text:p>0</text:p>
          </table:table-cell>
          <table:table-cell table:formula="of:=FLOOR([.$A450]/[levels_parameters.$K$2])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levels_parameters.$B$2] + [levels_parameters.$C$2]*([.$A451]-1)+[levels_parameters.$A$2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levels_parameters.$I$2]*([.$A451]-1) + [levels_parameters.$H$2]+FLOOR([.$A451]/[levels_parameters.$J$2])" office:value-type="float" office:value="542" calcext:value-type="float">
            <text:p>542</text:p>
          </table:table-cell>
          <table:table-cell table:formula="of:=[levels_parameters.$E$2]*([.$A451]-1) + [levels_parameters.$D$2]" office:value-type="float" office:value="9130" calcext:value-type="float">
            <text:p>9130</text:p>
          </table:table-cell>
          <table:table-cell table:formula="of:=[levels_parameters.$G$2]*([.$A451]-1) + [levels_parameters.$F$2]" office:value-type="float" office:value="0" calcext:value-type="float">
            <text:p>0</text:p>
          </table:table-cell>
          <table:table-cell table:formula="of:=FLOOR([.$A451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levels_parameters.$B$2] + [levels_parameters.$C$2]*([.$A452]-1)+[levels_parameters.$A$2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levels_parameters.$I$2]*([.$A452]-1) + [levels_parameters.$H$2]+FLOOR([.$A452]/[levels_parameters.$J$2])" office:value-type="float" office:value="543" calcext:value-type="float">
            <text:p>543</text:p>
          </table:table-cell>
          <table:table-cell table:formula="of:=[levels_parameters.$E$2]*([.$A452]-1) + [levels_parameters.$D$2]" office:value-type="float" office:value="9150" calcext:value-type="float">
            <text:p>9150</text:p>
          </table:table-cell>
          <table:table-cell table:formula="of:=[levels_parameters.$G$2]*([.$A452]-1) + [levels_parameters.$F$2]" office:value-type="float" office:value="0" calcext:value-type="float">
            <text:p>0</text:p>
          </table:table-cell>
          <table:table-cell table:formula="of:=FLOOR([.$A452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levels_parameters.$B$2] + [levels_parameters.$C$2]*([.$A453]-1)+[levels_parameters.$A$2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levels_parameters.$I$2]*([.$A453]-1) + [levels_parameters.$H$2]+FLOOR([.$A453]/[levels_parameters.$J$2])" office:value-type="float" office:value="544" calcext:value-type="float">
            <text:p>544</text:p>
          </table:table-cell>
          <table:table-cell table:formula="of:=[levels_parameters.$E$2]*([.$A453]-1) + [levels_parameters.$D$2]" office:value-type="float" office:value="9170" calcext:value-type="float">
            <text:p>9170</text:p>
          </table:table-cell>
          <table:table-cell table:formula="of:=[levels_parameters.$G$2]*([.$A453]-1) + [levels_parameters.$F$2]" office:value-type="float" office:value="0" calcext:value-type="float">
            <text:p>0</text:p>
          </table:table-cell>
          <table:table-cell table:formula="of:=FLOOR([.$A453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levels_parameters.$B$2] + [levels_parameters.$C$2]*([.$A454]-1)+[levels_parameters.$A$2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levels_parameters.$I$2]*([.$A454]-1) + [levels_parameters.$H$2]+FLOOR([.$A454]/[levels_parameters.$J$2])" office:value-type="float" office:value="545" calcext:value-type="float">
            <text:p>545</text:p>
          </table:table-cell>
          <table:table-cell table:formula="of:=[levels_parameters.$E$2]*([.$A454]-1) + [levels_parameters.$D$2]" office:value-type="float" office:value="9190" calcext:value-type="float">
            <text:p>9190</text:p>
          </table:table-cell>
          <table:table-cell table:formula="of:=[levels_parameters.$G$2]*([.$A454]-1) + [levels_parameters.$F$2]" office:value-type="float" office:value="0" calcext:value-type="float">
            <text:p>0</text:p>
          </table:table-cell>
          <table:table-cell table:formula="of:=FLOOR([.$A454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levels_parameters.$B$2] + [levels_parameters.$C$2]*([.$A455]-1)+[levels_parameters.$A$2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levels_parameters.$I$2]*([.$A455]-1) + [levels_parameters.$H$2]+FLOOR([.$A455]/[levels_parameters.$J$2])" office:value-type="float" office:value="546" calcext:value-type="float">
            <text:p>546</text:p>
          </table:table-cell>
          <table:table-cell table:formula="of:=[levels_parameters.$E$2]*([.$A455]-1) + [levels_parameters.$D$2]" office:value-type="float" office:value="9210" calcext:value-type="float">
            <text:p>9210</text:p>
          </table:table-cell>
          <table:table-cell table:formula="of:=[levels_parameters.$G$2]*([.$A455]-1) + [levels_parameters.$F$2]" office:value-type="float" office:value="0" calcext:value-type="float">
            <text:p>0</text:p>
          </table:table-cell>
          <table:table-cell table:formula="of:=FLOOR([.$A455]/[levels_parameters.$K$2]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levels_parameters.$B$2] + [levels_parameters.$C$2]*([.$A456]-1)+[levels_parameters.$A$2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levels_parameters.$I$2]*([.$A456]-1) + [levels_parameters.$H$2]+FLOOR([.$A456]/[levels_parameters.$J$2])" office:value-type="float" office:value="548" calcext:value-type="float">
            <text:p>548</text:p>
          </table:table-cell>
          <table:table-cell table:formula="of:=[levels_parameters.$E$2]*([.$A456]-1) + [levels_parameters.$D$2]" office:value-type="float" office:value="9230" calcext:value-type="float">
            <text:p>9230</text:p>
          </table:table-cell>
          <table:table-cell table:formula="of:=[levels_parameters.$G$2]*([.$A456]-1) + [levels_parameters.$F$2]" office:value-type="float" office:value="0" calcext:value-type="float">
            <text:p>0</text:p>
          </table:table-cell>
          <table:table-cell table:formula="of:=FLOOR([.$A456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levels_parameters.$B$2] + [levels_parameters.$C$2]*([.$A457]-1)+[levels_parameters.$A$2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levels_parameters.$I$2]*([.$A457]-1) + [levels_parameters.$H$2]+FLOOR([.$A457]/[levels_parameters.$J$2])" office:value-type="float" office:value="549" calcext:value-type="float">
            <text:p>549</text:p>
          </table:table-cell>
          <table:table-cell table:formula="of:=[levels_parameters.$E$2]*([.$A457]-1) + [levels_parameters.$D$2]" office:value-type="float" office:value="9250" calcext:value-type="float">
            <text:p>9250</text:p>
          </table:table-cell>
          <table:table-cell table:formula="of:=[levels_parameters.$G$2]*([.$A457]-1) + [levels_parameters.$F$2]" office:value-type="float" office:value="0" calcext:value-type="float">
            <text:p>0</text:p>
          </table:table-cell>
          <table:table-cell table:formula="of:=FLOOR([.$A457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levels_parameters.$B$2] + [levels_parameters.$C$2]*([.$A458]-1)+[levels_parameters.$A$2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levels_parameters.$I$2]*([.$A458]-1) + [levels_parameters.$H$2]+FLOOR([.$A458]/[levels_parameters.$J$2])" office:value-type="float" office:value="550" calcext:value-type="float">
            <text:p>550</text:p>
          </table:table-cell>
          <table:table-cell table:formula="of:=[levels_parameters.$E$2]*([.$A458]-1) + [levels_parameters.$D$2]" office:value-type="float" office:value="9270" calcext:value-type="float">
            <text:p>9270</text:p>
          </table:table-cell>
          <table:table-cell table:formula="of:=[levels_parameters.$G$2]*([.$A458]-1) + [levels_parameters.$F$2]" office:value-type="float" office:value="0" calcext:value-type="float">
            <text:p>0</text:p>
          </table:table-cell>
          <table:table-cell table:formula="of:=FLOOR([.$A458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levels_parameters.$B$2] + [levels_parameters.$C$2]*([.$A459]-1)+[levels_parameters.$A$2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levels_parameters.$I$2]*([.$A459]-1) + [levels_parameters.$H$2]+FLOOR([.$A459]/[levels_parameters.$J$2])" office:value-type="float" office:value="551" calcext:value-type="float">
            <text:p>551</text:p>
          </table:table-cell>
          <table:table-cell table:formula="of:=[levels_parameters.$E$2]*([.$A459]-1) + [levels_parameters.$D$2]" office:value-type="float" office:value="9290" calcext:value-type="float">
            <text:p>9290</text:p>
          </table:table-cell>
          <table:table-cell table:formula="of:=[levels_parameters.$G$2]*([.$A459]-1) + [levels_parameters.$F$2]" office:value-type="float" office:value="0" calcext:value-type="float">
            <text:p>0</text:p>
          </table:table-cell>
          <table:table-cell table:formula="of:=FLOOR([.$A459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levels_parameters.$B$2] + [levels_parameters.$C$2]*([.$A460]-1)+[levels_parameters.$A$2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levels_parameters.$I$2]*([.$A460]-1) + [levels_parameters.$H$2]+FLOOR([.$A460]/[levels_parameters.$J$2])" office:value-type="float" office:value="552" calcext:value-type="float">
            <text:p>552</text:p>
          </table:table-cell>
          <table:table-cell table:formula="of:=[levels_parameters.$E$2]*([.$A460]-1) + [levels_parameters.$D$2]" office:value-type="float" office:value="9310" calcext:value-type="float">
            <text:p>9310</text:p>
          </table:table-cell>
          <table:table-cell table:formula="of:=[levels_parameters.$G$2]*([.$A460]-1) + [levels_parameters.$F$2]" office:value-type="float" office:value="0" calcext:value-type="float">
            <text:p>0</text:p>
          </table:table-cell>
          <table:table-cell table:formula="of:=FLOOR([.$A460]/[levels_parameters.$K$2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levels_parameters.$B$2] + [levels_parameters.$C$2]*([.$A461]-1)+[levels_parameters.$A$2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levels_parameters.$I$2]*([.$A461]-1) + [levels_parameters.$H$2]+FLOOR([.$A461]/[levels_parameters.$J$2])" office:value-type="float" office:value="554" calcext:value-type="float">
            <text:p>554</text:p>
          </table:table-cell>
          <table:table-cell table:formula="of:=[levels_parameters.$E$2]*([.$A461]-1) + [levels_parameters.$D$2]" office:value-type="float" office:value="9330" calcext:value-type="float">
            <text:p>9330</text:p>
          </table:table-cell>
          <table:table-cell table:formula="of:=[levels_parameters.$G$2]*([.$A461]-1) + [levels_parameters.$F$2]" office:value-type="float" office:value="0" calcext:value-type="float">
            <text:p>0</text:p>
          </table:table-cell>
          <table:table-cell table:formula="of:=FLOOR([.$A461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levels_parameters.$B$2] + [levels_parameters.$C$2]*([.$A462]-1)+[levels_parameters.$A$2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levels_parameters.$I$2]*([.$A462]-1) + [levels_parameters.$H$2]+FLOOR([.$A462]/[levels_parameters.$J$2])" office:value-type="float" office:value="555" calcext:value-type="float">
            <text:p>555</text:p>
          </table:table-cell>
          <table:table-cell table:formula="of:=[levels_parameters.$E$2]*([.$A462]-1) + [levels_parameters.$D$2]" office:value-type="float" office:value="9350" calcext:value-type="float">
            <text:p>9350</text:p>
          </table:table-cell>
          <table:table-cell table:formula="of:=[levels_parameters.$G$2]*([.$A462]-1) + [levels_parameters.$F$2]" office:value-type="float" office:value="0" calcext:value-type="float">
            <text:p>0</text:p>
          </table:table-cell>
          <table:table-cell table:formula="of:=FLOOR([.$A462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levels_parameters.$B$2] + [levels_parameters.$C$2]*([.$A463]-1)+[levels_parameters.$A$2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levels_parameters.$I$2]*([.$A463]-1) + [levels_parameters.$H$2]+FLOOR([.$A463]/[levels_parameters.$J$2])" office:value-type="float" office:value="556" calcext:value-type="float">
            <text:p>556</text:p>
          </table:table-cell>
          <table:table-cell table:formula="of:=[levels_parameters.$E$2]*([.$A463]-1) + [levels_parameters.$D$2]" office:value-type="float" office:value="9370" calcext:value-type="float">
            <text:p>9370</text:p>
          </table:table-cell>
          <table:table-cell table:formula="of:=[levels_parameters.$G$2]*([.$A463]-1) + [levels_parameters.$F$2]" office:value-type="float" office:value="0" calcext:value-type="float">
            <text:p>0</text:p>
          </table:table-cell>
          <table:table-cell table:formula="of:=FLOOR([.$A463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levels_parameters.$B$2] + [levels_parameters.$C$2]*([.$A464]-1)+[levels_parameters.$A$2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levels_parameters.$I$2]*([.$A464]-1) + [levels_parameters.$H$2]+FLOOR([.$A464]/[levels_parameters.$J$2])" office:value-type="float" office:value="557" calcext:value-type="float">
            <text:p>557</text:p>
          </table:table-cell>
          <table:table-cell table:formula="of:=[levels_parameters.$E$2]*([.$A464]-1) + [levels_parameters.$D$2]" office:value-type="float" office:value="9390" calcext:value-type="float">
            <text:p>9390</text:p>
          </table:table-cell>
          <table:table-cell table:formula="of:=[levels_parameters.$G$2]*([.$A464]-1) + [levels_parameters.$F$2]" office:value-type="float" office:value="0" calcext:value-type="float">
            <text:p>0</text:p>
          </table:table-cell>
          <table:table-cell table:formula="of:=FLOOR([.$A464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levels_parameters.$B$2] + [levels_parameters.$C$2]*([.$A465]-1)+[levels_parameters.$A$2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levels_parameters.$I$2]*([.$A465]-1) + [levels_parameters.$H$2]+FLOOR([.$A465]/[levels_parameters.$J$2])" office:value-type="float" office:value="558" calcext:value-type="float">
            <text:p>558</text:p>
          </table:table-cell>
          <table:table-cell table:formula="of:=[levels_parameters.$E$2]*([.$A465]-1) + [levels_parameters.$D$2]" office:value-type="float" office:value="9410" calcext:value-type="float">
            <text:p>9410</text:p>
          </table:table-cell>
          <table:table-cell table:formula="of:=[levels_parameters.$G$2]*([.$A465]-1) + [levels_parameters.$F$2]" office:value-type="float" office:value="0" calcext:value-type="float">
            <text:p>0</text:p>
          </table:table-cell>
          <table:table-cell table:formula="of:=FLOOR([.$A465]/[levels_parameters.$K$2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levels_parameters.$B$2] + [levels_parameters.$C$2]*([.$A466]-1)+[levels_parameters.$A$2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levels_parameters.$I$2]*([.$A466]-1) + [levels_parameters.$H$2]+FLOOR([.$A466]/[levels_parameters.$J$2])" office:value-type="float" office:value="560" calcext:value-type="float">
            <text:p>560</text:p>
          </table:table-cell>
          <table:table-cell table:formula="of:=[levels_parameters.$E$2]*([.$A466]-1) + [levels_parameters.$D$2]" office:value-type="float" office:value="9430" calcext:value-type="float">
            <text:p>9430</text:p>
          </table:table-cell>
          <table:table-cell table:formula="of:=[levels_parameters.$G$2]*([.$A466]-1) + [levels_parameters.$F$2]" office:value-type="float" office:value="0" calcext:value-type="float">
            <text:p>0</text:p>
          </table:table-cell>
          <table:table-cell table:formula="of:=FLOOR([.$A466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levels_parameters.$B$2] + [levels_parameters.$C$2]*([.$A467]-1)+[levels_parameters.$A$2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levels_parameters.$I$2]*([.$A467]-1) + [levels_parameters.$H$2]+FLOOR([.$A467]/[levels_parameters.$J$2])" office:value-type="float" office:value="561" calcext:value-type="float">
            <text:p>561</text:p>
          </table:table-cell>
          <table:table-cell table:formula="of:=[levels_parameters.$E$2]*([.$A467]-1) + [levels_parameters.$D$2]" office:value-type="float" office:value="9450" calcext:value-type="float">
            <text:p>9450</text:p>
          </table:table-cell>
          <table:table-cell table:formula="of:=[levels_parameters.$G$2]*([.$A467]-1) + [levels_parameters.$F$2]" office:value-type="float" office:value="0" calcext:value-type="float">
            <text:p>0</text:p>
          </table:table-cell>
          <table:table-cell table:formula="of:=FLOOR([.$A467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levels_parameters.$B$2] + [levels_parameters.$C$2]*([.$A468]-1)+[levels_parameters.$A$2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levels_parameters.$I$2]*([.$A468]-1) + [levels_parameters.$H$2]+FLOOR([.$A468]/[levels_parameters.$J$2])" office:value-type="float" office:value="562" calcext:value-type="float">
            <text:p>562</text:p>
          </table:table-cell>
          <table:table-cell table:formula="of:=[levels_parameters.$E$2]*([.$A468]-1) + [levels_parameters.$D$2]" office:value-type="float" office:value="9470" calcext:value-type="float">
            <text:p>9470</text:p>
          </table:table-cell>
          <table:table-cell table:formula="of:=[levels_parameters.$G$2]*([.$A468]-1) + [levels_parameters.$F$2]" office:value-type="float" office:value="0" calcext:value-type="float">
            <text:p>0</text:p>
          </table:table-cell>
          <table:table-cell table:formula="of:=FLOOR([.$A468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levels_parameters.$B$2] + [levels_parameters.$C$2]*([.$A469]-1)+[levels_parameters.$A$2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levels_parameters.$I$2]*([.$A469]-1) + [levels_parameters.$H$2]+FLOOR([.$A469]/[levels_parameters.$J$2])" office:value-type="float" office:value="563" calcext:value-type="float">
            <text:p>563</text:p>
          </table:table-cell>
          <table:table-cell table:formula="of:=[levels_parameters.$E$2]*([.$A469]-1) + [levels_parameters.$D$2]" office:value-type="float" office:value="9490" calcext:value-type="float">
            <text:p>9490</text:p>
          </table:table-cell>
          <table:table-cell table:formula="of:=[levels_parameters.$G$2]*([.$A469]-1) + [levels_parameters.$F$2]" office:value-type="float" office:value="0" calcext:value-type="float">
            <text:p>0</text:p>
          </table:table-cell>
          <table:table-cell table:formula="of:=FLOOR([.$A469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levels_parameters.$B$2] + [levels_parameters.$C$2]*([.$A470]-1)+[levels_parameters.$A$2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levels_parameters.$I$2]*([.$A470]-1) + [levels_parameters.$H$2]+FLOOR([.$A470]/[levels_parameters.$J$2])" office:value-type="float" office:value="564" calcext:value-type="float">
            <text:p>564</text:p>
          </table:table-cell>
          <table:table-cell table:formula="of:=[levels_parameters.$E$2]*([.$A470]-1) + [levels_parameters.$D$2]" office:value-type="float" office:value="9510" calcext:value-type="float">
            <text:p>9510</text:p>
          </table:table-cell>
          <table:table-cell table:formula="of:=[levels_parameters.$G$2]*([.$A470]-1) + [levels_parameters.$F$2]" office:value-type="float" office:value="0" calcext:value-type="float">
            <text:p>0</text:p>
          </table:table-cell>
          <table:table-cell table:formula="of:=FLOOR([.$A470]/[levels_parameters.$K$2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levels_parameters.$B$2] + [levels_parameters.$C$2]*([.$A471]-1)+[levels_parameters.$A$2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levels_parameters.$I$2]*([.$A471]-1) + [levels_parameters.$H$2]+FLOOR([.$A471]/[levels_parameters.$J$2])" office:value-type="float" office:value="566" calcext:value-type="float">
            <text:p>566</text:p>
          </table:table-cell>
          <table:table-cell table:formula="of:=[levels_parameters.$E$2]*([.$A471]-1) + [levels_parameters.$D$2]" office:value-type="float" office:value="9530" calcext:value-type="float">
            <text:p>9530</text:p>
          </table:table-cell>
          <table:table-cell table:formula="of:=[levels_parameters.$G$2]*([.$A471]-1) + [levels_parameters.$F$2]" office:value-type="float" office:value="0" calcext:value-type="float">
            <text:p>0</text:p>
          </table:table-cell>
          <table:table-cell table:formula="of:=FLOOR([.$A471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levels_parameters.$B$2] + [levels_parameters.$C$2]*([.$A472]-1)+[levels_parameters.$A$2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levels_parameters.$I$2]*([.$A472]-1) + [levels_parameters.$H$2]+FLOOR([.$A472]/[levels_parameters.$J$2])" office:value-type="float" office:value="567" calcext:value-type="float">
            <text:p>567</text:p>
          </table:table-cell>
          <table:table-cell table:formula="of:=[levels_parameters.$E$2]*([.$A472]-1) + [levels_parameters.$D$2]" office:value-type="float" office:value="9550" calcext:value-type="float">
            <text:p>9550</text:p>
          </table:table-cell>
          <table:table-cell table:formula="of:=[levels_parameters.$G$2]*([.$A472]-1) + [levels_parameters.$F$2]" office:value-type="float" office:value="0" calcext:value-type="float">
            <text:p>0</text:p>
          </table:table-cell>
          <table:table-cell table:formula="of:=FLOOR([.$A472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levels_parameters.$B$2] + [levels_parameters.$C$2]*([.$A473]-1)+[levels_parameters.$A$2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levels_parameters.$I$2]*([.$A473]-1) + [levels_parameters.$H$2]+FLOOR([.$A473]/[levels_parameters.$J$2])" office:value-type="float" office:value="568" calcext:value-type="float">
            <text:p>568</text:p>
          </table:table-cell>
          <table:table-cell table:formula="of:=[levels_parameters.$E$2]*([.$A473]-1) + [levels_parameters.$D$2]" office:value-type="float" office:value="9570" calcext:value-type="float">
            <text:p>9570</text:p>
          </table:table-cell>
          <table:table-cell table:formula="of:=[levels_parameters.$G$2]*([.$A473]-1) + [levels_parameters.$F$2]" office:value-type="float" office:value="0" calcext:value-type="float">
            <text:p>0</text:p>
          </table:table-cell>
          <table:table-cell table:formula="of:=FLOOR([.$A473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levels_parameters.$B$2] + [levels_parameters.$C$2]*([.$A474]-1)+[levels_parameters.$A$2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levels_parameters.$I$2]*([.$A474]-1) + [levels_parameters.$H$2]+FLOOR([.$A474]/[levels_parameters.$J$2])" office:value-type="float" office:value="569" calcext:value-type="float">
            <text:p>569</text:p>
          </table:table-cell>
          <table:table-cell table:formula="of:=[levels_parameters.$E$2]*([.$A474]-1) + [levels_parameters.$D$2]" office:value-type="float" office:value="9590" calcext:value-type="float">
            <text:p>9590</text:p>
          </table:table-cell>
          <table:table-cell table:formula="of:=[levels_parameters.$G$2]*([.$A474]-1) + [levels_parameters.$F$2]" office:value-type="float" office:value="0" calcext:value-type="float">
            <text:p>0</text:p>
          </table:table-cell>
          <table:table-cell table:formula="of:=FLOOR([.$A474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levels_parameters.$B$2] + [levels_parameters.$C$2]*([.$A475]-1)+[levels_parameters.$A$2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levels_parameters.$I$2]*([.$A475]-1) + [levels_parameters.$H$2]+FLOOR([.$A475]/[levels_parameters.$J$2])" office:value-type="float" office:value="570" calcext:value-type="float">
            <text:p>570</text:p>
          </table:table-cell>
          <table:table-cell table:formula="of:=[levels_parameters.$E$2]*([.$A475]-1) + [levels_parameters.$D$2]" office:value-type="float" office:value="9610" calcext:value-type="float">
            <text:p>9610</text:p>
          </table:table-cell>
          <table:table-cell table:formula="of:=[levels_parameters.$G$2]*([.$A475]-1) + [levels_parameters.$F$2]" office:value-type="float" office:value="0" calcext:value-type="float">
            <text:p>0</text:p>
          </table:table-cell>
          <table:table-cell table:formula="of:=FLOOR([.$A475]/[levels_parameters.$K$2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levels_parameters.$B$2] + [levels_parameters.$C$2]*([.$A476]-1)+[levels_parameters.$A$2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levels_parameters.$I$2]*([.$A476]-1) + [levels_parameters.$H$2]+FLOOR([.$A476]/[levels_parameters.$J$2])" office:value-type="float" office:value="572" calcext:value-type="float">
            <text:p>572</text:p>
          </table:table-cell>
          <table:table-cell table:formula="of:=[levels_parameters.$E$2]*([.$A476]-1) + [levels_parameters.$D$2]" office:value-type="float" office:value="9630" calcext:value-type="float">
            <text:p>9630</text:p>
          </table:table-cell>
          <table:table-cell table:formula="of:=[levels_parameters.$G$2]*([.$A476]-1) + [levels_parameters.$F$2]" office:value-type="float" office:value="0" calcext:value-type="float">
            <text:p>0</text:p>
          </table:table-cell>
          <table:table-cell table:formula="of:=FLOOR([.$A476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levels_parameters.$B$2] + [levels_parameters.$C$2]*([.$A477]-1)+[levels_parameters.$A$2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levels_parameters.$I$2]*([.$A477]-1) + [levels_parameters.$H$2]+FLOOR([.$A477]/[levels_parameters.$J$2])" office:value-type="float" office:value="573" calcext:value-type="float">
            <text:p>573</text:p>
          </table:table-cell>
          <table:table-cell table:formula="of:=[levels_parameters.$E$2]*([.$A477]-1) + [levels_parameters.$D$2]" office:value-type="float" office:value="9650" calcext:value-type="float">
            <text:p>9650</text:p>
          </table:table-cell>
          <table:table-cell table:formula="of:=[levels_parameters.$G$2]*([.$A477]-1) + [levels_parameters.$F$2]" office:value-type="float" office:value="0" calcext:value-type="float">
            <text:p>0</text:p>
          </table:table-cell>
          <table:table-cell table:formula="of:=FLOOR([.$A477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levels_parameters.$B$2] + [levels_parameters.$C$2]*([.$A478]-1)+[levels_parameters.$A$2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levels_parameters.$I$2]*([.$A478]-1) + [levels_parameters.$H$2]+FLOOR([.$A478]/[levels_parameters.$J$2])" office:value-type="float" office:value="574" calcext:value-type="float">
            <text:p>574</text:p>
          </table:table-cell>
          <table:table-cell table:formula="of:=[levels_parameters.$E$2]*([.$A478]-1) + [levels_parameters.$D$2]" office:value-type="float" office:value="9670" calcext:value-type="float">
            <text:p>9670</text:p>
          </table:table-cell>
          <table:table-cell table:formula="of:=[levels_parameters.$G$2]*([.$A478]-1) + [levels_parameters.$F$2]" office:value-type="float" office:value="0" calcext:value-type="float">
            <text:p>0</text:p>
          </table:table-cell>
          <table:table-cell table:formula="of:=FLOOR([.$A478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levels_parameters.$B$2] + [levels_parameters.$C$2]*([.$A479]-1)+[levels_parameters.$A$2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levels_parameters.$I$2]*([.$A479]-1) + [levels_parameters.$H$2]+FLOOR([.$A479]/[levels_parameters.$J$2])" office:value-type="float" office:value="575" calcext:value-type="float">
            <text:p>575</text:p>
          </table:table-cell>
          <table:table-cell table:formula="of:=[levels_parameters.$E$2]*([.$A479]-1) + [levels_parameters.$D$2]" office:value-type="float" office:value="9690" calcext:value-type="float">
            <text:p>9690</text:p>
          </table:table-cell>
          <table:table-cell table:formula="of:=[levels_parameters.$G$2]*([.$A479]-1) + [levels_parameters.$F$2]" office:value-type="float" office:value="0" calcext:value-type="float">
            <text:p>0</text:p>
          </table:table-cell>
          <table:table-cell table:formula="of:=FLOOR([.$A479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levels_parameters.$B$2] + [levels_parameters.$C$2]*([.$A480]-1)+[levels_parameters.$A$2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levels_parameters.$I$2]*([.$A480]-1) + [levels_parameters.$H$2]+FLOOR([.$A480]/[levels_parameters.$J$2])" office:value-type="float" office:value="576" calcext:value-type="float">
            <text:p>576</text:p>
          </table:table-cell>
          <table:table-cell table:formula="of:=[levels_parameters.$E$2]*([.$A480]-1) + [levels_parameters.$D$2]" office:value-type="float" office:value="9710" calcext:value-type="float">
            <text:p>9710</text:p>
          </table:table-cell>
          <table:table-cell table:formula="of:=[levels_parameters.$G$2]*([.$A480]-1) + [levels_parameters.$F$2]" office:value-type="float" office:value="0" calcext:value-type="float">
            <text:p>0</text:p>
          </table:table-cell>
          <table:table-cell table:formula="of:=FLOOR([.$A480]/[levels_parameters.$K$2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levels_parameters.$B$2] + [levels_parameters.$C$2]*([.$A481]-1)+[levels_parameters.$A$2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levels_parameters.$I$2]*([.$A481]-1) + [levels_parameters.$H$2]+FLOOR([.$A481]/[levels_parameters.$J$2])" office:value-type="float" office:value="578" calcext:value-type="float">
            <text:p>578</text:p>
          </table:table-cell>
          <table:table-cell table:formula="of:=[levels_parameters.$E$2]*([.$A481]-1) + [levels_parameters.$D$2]" office:value-type="float" office:value="9730" calcext:value-type="float">
            <text:p>9730</text:p>
          </table:table-cell>
          <table:table-cell table:formula="of:=[levels_parameters.$G$2]*([.$A481]-1) + [levels_parameters.$F$2]" office:value-type="float" office:value="0" calcext:value-type="float">
            <text:p>0</text:p>
          </table:table-cell>
          <table:table-cell table:formula="of:=FLOOR([.$A481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levels_parameters.$B$2] + [levels_parameters.$C$2]*([.$A482]-1)+[levels_parameters.$A$2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levels_parameters.$I$2]*([.$A482]-1) + [levels_parameters.$H$2]+FLOOR([.$A482]/[levels_parameters.$J$2])" office:value-type="float" office:value="579" calcext:value-type="float">
            <text:p>579</text:p>
          </table:table-cell>
          <table:table-cell table:formula="of:=[levels_parameters.$E$2]*([.$A482]-1) + [levels_parameters.$D$2]" office:value-type="float" office:value="9750" calcext:value-type="float">
            <text:p>9750</text:p>
          </table:table-cell>
          <table:table-cell table:formula="of:=[levels_parameters.$G$2]*([.$A482]-1) + [levels_parameters.$F$2]" office:value-type="float" office:value="0" calcext:value-type="float">
            <text:p>0</text:p>
          </table:table-cell>
          <table:table-cell table:formula="of:=FLOOR([.$A482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levels_parameters.$B$2] + [levels_parameters.$C$2]*([.$A483]-1)+[levels_parameters.$A$2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levels_parameters.$I$2]*([.$A483]-1) + [levels_parameters.$H$2]+FLOOR([.$A483]/[levels_parameters.$J$2])" office:value-type="float" office:value="580" calcext:value-type="float">
            <text:p>580</text:p>
          </table:table-cell>
          <table:table-cell table:formula="of:=[levels_parameters.$E$2]*([.$A483]-1) + [levels_parameters.$D$2]" office:value-type="float" office:value="9770" calcext:value-type="float">
            <text:p>9770</text:p>
          </table:table-cell>
          <table:table-cell table:formula="of:=[levels_parameters.$G$2]*([.$A483]-1) + [levels_parameters.$F$2]" office:value-type="float" office:value="0" calcext:value-type="float">
            <text:p>0</text:p>
          </table:table-cell>
          <table:table-cell table:formula="of:=FLOOR([.$A483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levels_parameters.$B$2] + [levels_parameters.$C$2]*([.$A484]-1)+[levels_parameters.$A$2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levels_parameters.$I$2]*([.$A484]-1) + [levels_parameters.$H$2]+FLOOR([.$A484]/[levels_parameters.$J$2])" office:value-type="float" office:value="581" calcext:value-type="float">
            <text:p>581</text:p>
          </table:table-cell>
          <table:table-cell table:formula="of:=[levels_parameters.$E$2]*([.$A484]-1) + [levels_parameters.$D$2]" office:value-type="float" office:value="9790" calcext:value-type="float">
            <text:p>9790</text:p>
          </table:table-cell>
          <table:table-cell table:formula="of:=[levels_parameters.$G$2]*([.$A484]-1) + [levels_parameters.$F$2]" office:value-type="float" office:value="0" calcext:value-type="float">
            <text:p>0</text:p>
          </table:table-cell>
          <table:table-cell table:formula="of:=FLOOR([.$A484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levels_parameters.$B$2] + [levels_parameters.$C$2]*([.$A485]-1)+[levels_parameters.$A$2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levels_parameters.$I$2]*([.$A485]-1) + [levels_parameters.$H$2]+FLOOR([.$A485]/[levels_parameters.$J$2])" office:value-type="float" office:value="582" calcext:value-type="float">
            <text:p>582</text:p>
          </table:table-cell>
          <table:table-cell table:formula="of:=[levels_parameters.$E$2]*([.$A485]-1) + [levels_parameters.$D$2]" office:value-type="float" office:value="9810" calcext:value-type="float">
            <text:p>9810</text:p>
          </table:table-cell>
          <table:table-cell table:formula="of:=[levels_parameters.$G$2]*([.$A485]-1) + [levels_parameters.$F$2]" office:value-type="float" office:value="0" calcext:value-type="float">
            <text:p>0</text:p>
          </table:table-cell>
          <table:table-cell table:formula="of:=FLOOR([.$A485]/[levels_parameters.$K$2])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levels_parameters.$B$2] + [levels_parameters.$C$2]*([.$A486]-1)+[levels_parameters.$A$2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levels_parameters.$I$2]*([.$A486]-1) + [levels_parameters.$H$2]+FLOOR([.$A486]/[levels_parameters.$J$2])" office:value-type="float" office:value="584" calcext:value-type="float">
            <text:p>584</text:p>
          </table:table-cell>
          <table:table-cell table:formula="of:=[levels_parameters.$E$2]*([.$A486]-1) + [levels_parameters.$D$2]" office:value-type="float" office:value="9830" calcext:value-type="float">
            <text:p>9830</text:p>
          </table:table-cell>
          <table:table-cell table:formula="of:=[levels_parameters.$G$2]*([.$A486]-1) + [levels_parameters.$F$2]" office:value-type="float" office:value="0" calcext:value-type="float">
            <text:p>0</text:p>
          </table:table-cell>
          <table:table-cell table:formula="of:=FLOOR([.$A486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levels_parameters.$B$2] + [levels_parameters.$C$2]*([.$A487]-1)+[levels_parameters.$A$2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levels_parameters.$I$2]*([.$A487]-1) + [levels_parameters.$H$2]+FLOOR([.$A487]/[levels_parameters.$J$2])" office:value-type="float" office:value="585" calcext:value-type="float">
            <text:p>585</text:p>
          </table:table-cell>
          <table:table-cell table:formula="of:=[levels_parameters.$E$2]*([.$A487]-1) + [levels_parameters.$D$2]" office:value-type="float" office:value="9850" calcext:value-type="float">
            <text:p>9850</text:p>
          </table:table-cell>
          <table:table-cell table:formula="of:=[levels_parameters.$G$2]*([.$A487]-1) + [levels_parameters.$F$2]" office:value-type="float" office:value="0" calcext:value-type="float">
            <text:p>0</text:p>
          </table:table-cell>
          <table:table-cell table:formula="of:=FLOOR([.$A487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levels_parameters.$B$2] + [levels_parameters.$C$2]*([.$A488]-1)+[levels_parameters.$A$2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levels_parameters.$I$2]*([.$A488]-1) + [levels_parameters.$H$2]+FLOOR([.$A488]/[levels_parameters.$J$2])" office:value-type="float" office:value="586" calcext:value-type="float">
            <text:p>586</text:p>
          </table:table-cell>
          <table:table-cell table:formula="of:=[levels_parameters.$E$2]*([.$A488]-1) + [levels_parameters.$D$2]" office:value-type="float" office:value="9870" calcext:value-type="float">
            <text:p>9870</text:p>
          </table:table-cell>
          <table:table-cell table:formula="of:=[levels_parameters.$G$2]*([.$A488]-1) + [levels_parameters.$F$2]" office:value-type="float" office:value="0" calcext:value-type="float">
            <text:p>0</text:p>
          </table:table-cell>
          <table:table-cell table:formula="of:=FLOOR([.$A488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levels_parameters.$B$2] + [levels_parameters.$C$2]*([.$A489]-1)+[levels_parameters.$A$2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levels_parameters.$I$2]*([.$A489]-1) + [levels_parameters.$H$2]+FLOOR([.$A489]/[levels_parameters.$J$2])" office:value-type="float" office:value="587" calcext:value-type="float">
            <text:p>587</text:p>
          </table:table-cell>
          <table:table-cell table:formula="of:=[levels_parameters.$E$2]*([.$A489]-1) + [levels_parameters.$D$2]" office:value-type="float" office:value="9890" calcext:value-type="float">
            <text:p>9890</text:p>
          </table:table-cell>
          <table:table-cell table:formula="of:=[levels_parameters.$G$2]*([.$A489]-1) + [levels_parameters.$F$2]" office:value-type="float" office:value="0" calcext:value-type="float">
            <text:p>0</text:p>
          </table:table-cell>
          <table:table-cell table:formula="of:=FLOOR([.$A489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levels_parameters.$B$2] + [levels_parameters.$C$2]*([.$A490]-1)+[levels_parameters.$A$2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levels_parameters.$I$2]*([.$A490]-1) + [levels_parameters.$H$2]+FLOOR([.$A490]/[levels_parameters.$J$2])" office:value-type="float" office:value="588" calcext:value-type="float">
            <text:p>588</text:p>
          </table:table-cell>
          <table:table-cell table:formula="of:=[levels_parameters.$E$2]*([.$A490]-1) + [levels_parameters.$D$2]" office:value-type="float" office:value="9910" calcext:value-type="float">
            <text:p>9910</text:p>
          </table:table-cell>
          <table:table-cell table:formula="of:=[levels_parameters.$G$2]*([.$A490]-1) + [levels_parameters.$F$2]" office:value-type="float" office:value="0" calcext:value-type="float">
            <text:p>0</text:p>
          </table:table-cell>
          <table:table-cell table:formula="of:=FLOOR([.$A490]/[levels_parameters.$K$2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levels_parameters.$B$2] + [levels_parameters.$C$2]*([.$A491]-1)+[levels_parameters.$A$2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levels_parameters.$I$2]*([.$A491]-1) + [levels_parameters.$H$2]+FLOOR([.$A491]/[levels_parameters.$J$2])" office:value-type="float" office:value="590" calcext:value-type="float">
            <text:p>590</text:p>
          </table:table-cell>
          <table:table-cell table:formula="of:=[levels_parameters.$E$2]*([.$A491]-1) + [levels_parameters.$D$2]" office:value-type="float" office:value="9930" calcext:value-type="float">
            <text:p>9930</text:p>
          </table:table-cell>
          <table:table-cell table:formula="of:=[levels_parameters.$G$2]*([.$A491]-1) + [levels_parameters.$F$2]" office:value-type="float" office:value="0" calcext:value-type="float">
            <text:p>0</text:p>
          </table:table-cell>
          <table:table-cell table:formula="of:=FLOOR([.$A491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levels_parameters.$B$2] + [levels_parameters.$C$2]*([.$A492]-1)+[levels_parameters.$A$2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levels_parameters.$I$2]*([.$A492]-1) + [levels_parameters.$H$2]+FLOOR([.$A492]/[levels_parameters.$J$2])" office:value-type="float" office:value="591" calcext:value-type="float">
            <text:p>591</text:p>
          </table:table-cell>
          <table:table-cell table:formula="of:=[levels_parameters.$E$2]*([.$A492]-1) + [levels_parameters.$D$2]" office:value-type="float" office:value="9950" calcext:value-type="float">
            <text:p>9950</text:p>
          </table:table-cell>
          <table:table-cell table:formula="of:=[levels_parameters.$G$2]*([.$A492]-1) + [levels_parameters.$F$2]" office:value-type="float" office:value="0" calcext:value-type="float">
            <text:p>0</text:p>
          </table:table-cell>
          <table:table-cell table:formula="of:=FLOOR([.$A492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levels_parameters.$B$2] + [levels_parameters.$C$2]*([.$A493]-1)+[levels_parameters.$A$2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levels_parameters.$I$2]*([.$A493]-1) + [levels_parameters.$H$2]+FLOOR([.$A493]/[levels_parameters.$J$2])" office:value-type="float" office:value="592" calcext:value-type="float">
            <text:p>592</text:p>
          </table:table-cell>
          <table:table-cell table:formula="of:=[levels_parameters.$E$2]*([.$A493]-1) + [levels_parameters.$D$2]" office:value-type="float" office:value="9970" calcext:value-type="float">
            <text:p>9970</text:p>
          </table:table-cell>
          <table:table-cell table:formula="of:=[levels_parameters.$G$2]*([.$A493]-1) + [levels_parameters.$F$2]" office:value-type="float" office:value="0" calcext:value-type="float">
            <text:p>0</text:p>
          </table:table-cell>
          <table:table-cell table:formula="of:=FLOOR([.$A493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levels_parameters.$B$2] + [levels_parameters.$C$2]*([.$A494]-1)+[levels_parameters.$A$2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levels_parameters.$I$2]*([.$A494]-1) + [levels_parameters.$H$2]+FLOOR([.$A494]/[levels_parameters.$J$2])" office:value-type="float" office:value="593" calcext:value-type="float">
            <text:p>593</text:p>
          </table:table-cell>
          <table:table-cell table:formula="of:=[levels_parameters.$E$2]*([.$A494]-1) + [levels_parameters.$D$2]" office:value-type="float" office:value="9990" calcext:value-type="float">
            <text:p>9990</text:p>
          </table:table-cell>
          <table:table-cell table:formula="of:=[levels_parameters.$G$2]*([.$A494]-1) + [levels_parameters.$F$2]" office:value-type="float" office:value="0" calcext:value-type="float">
            <text:p>0</text:p>
          </table:table-cell>
          <table:table-cell table:formula="of:=FLOOR([.$A494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levels_parameters.$B$2] + [levels_parameters.$C$2]*([.$A495]-1)+[levels_parameters.$A$2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levels_parameters.$I$2]*([.$A495]-1) + [levels_parameters.$H$2]+FLOOR([.$A495]/[levels_parameters.$J$2])" office:value-type="float" office:value="594" calcext:value-type="float">
            <text:p>594</text:p>
          </table:table-cell>
          <table:table-cell table:formula="of:=[levels_parameters.$E$2]*([.$A495]-1) + [levels_parameters.$D$2]" office:value-type="float" office:value="10010" calcext:value-type="float">
            <text:p>10010</text:p>
          </table:table-cell>
          <table:table-cell table:formula="of:=[levels_parameters.$G$2]*([.$A495]-1) + [levels_parameters.$F$2]" office:value-type="float" office:value="0" calcext:value-type="float">
            <text:p>0</text:p>
          </table:table-cell>
          <table:table-cell table:formula="of:=FLOOR([.$A495]/[levels_parameters.$K$2])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levels_parameters.$B$2] + [levels_parameters.$C$2]*([.$A496]-1)+[levels_parameters.$A$2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levels_parameters.$I$2]*([.$A496]-1) + [levels_parameters.$H$2]+FLOOR([.$A496]/[levels_parameters.$J$2])" office:value-type="float" office:value="596" calcext:value-type="float">
            <text:p>596</text:p>
          </table:table-cell>
          <table:table-cell table:formula="of:=[levels_parameters.$E$2]*([.$A496]-1) + [levels_parameters.$D$2]" office:value-type="float" office:value="10030" calcext:value-type="float">
            <text:p>10030</text:p>
          </table:table-cell>
          <table:table-cell table:formula="of:=[levels_parameters.$G$2]*([.$A496]-1) + [levels_parameters.$F$2]" office:value-type="float" office:value="0" calcext:value-type="float">
            <text:p>0</text:p>
          </table:table-cell>
          <table:table-cell table:formula="of:=FLOOR([.$A496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levels_parameters.$B$2] + [levels_parameters.$C$2]*([.$A497]-1)+[levels_parameters.$A$2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levels_parameters.$I$2]*([.$A497]-1) + [levels_parameters.$H$2]+FLOOR([.$A497]/[levels_parameters.$J$2])" office:value-type="float" office:value="597" calcext:value-type="float">
            <text:p>597</text:p>
          </table:table-cell>
          <table:table-cell table:formula="of:=[levels_parameters.$E$2]*([.$A497]-1) + [levels_parameters.$D$2]" office:value-type="float" office:value="10050" calcext:value-type="float">
            <text:p>10050</text:p>
          </table:table-cell>
          <table:table-cell table:formula="of:=[levels_parameters.$G$2]*([.$A497]-1) + [levels_parameters.$F$2]" office:value-type="float" office:value="0" calcext:value-type="float">
            <text:p>0</text:p>
          </table:table-cell>
          <table:table-cell table:formula="of:=FLOOR([.$A497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levels_parameters.$B$2] + [levels_parameters.$C$2]*([.$A498]-1)+[levels_parameters.$A$2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levels_parameters.$I$2]*([.$A498]-1) + [levels_parameters.$H$2]+FLOOR([.$A498]/[levels_parameters.$J$2])" office:value-type="float" office:value="598" calcext:value-type="float">
            <text:p>598</text:p>
          </table:table-cell>
          <table:table-cell table:formula="of:=[levels_parameters.$E$2]*([.$A498]-1) + [levels_parameters.$D$2]" office:value-type="float" office:value="10070" calcext:value-type="float">
            <text:p>10070</text:p>
          </table:table-cell>
          <table:table-cell table:formula="of:=[levels_parameters.$G$2]*([.$A498]-1) + [levels_parameters.$F$2]" office:value-type="float" office:value="0" calcext:value-type="float">
            <text:p>0</text:p>
          </table:table-cell>
          <table:table-cell table:formula="of:=FLOOR([.$A498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levels_parameters.$B$2] + [levels_parameters.$C$2]*([.$A499]-1)+[levels_parameters.$A$2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levels_parameters.$I$2]*([.$A499]-1) + [levels_parameters.$H$2]+FLOOR([.$A499]/[levels_parameters.$J$2])" office:value-type="float" office:value="599" calcext:value-type="float">
            <text:p>599</text:p>
          </table:table-cell>
          <table:table-cell table:formula="of:=[levels_parameters.$E$2]*([.$A499]-1) + [levels_parameters.$D$2]" office:value-type="float" office:value="10090" calcext:value-type="float">
            <text:p>10090</text:p>
          </table:table-cell>
          <table:table-cell table:formula="of:=[levels_parameters.$G$2]*([.$A499]-1) + [levels_parameters.$F$2]" office:value-type="float" office:value="0" calcext:value-type="float">
            <text:p>0</text:p>
          </table:table-cell>
          <table:table-cell table:formula="of:=FLOOR([.$A499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levels_parameters.$B$2] + [levels_parameters.$C$2]*([.$A500]-1)+[levels_parameters.$A$2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levels_parameters.$I$2]*([.$A500]-1) + [levels_parameters.$H$2]+FLOOR([.$A500]/[levels_parameters.$J$2])" office:value-type="float" office:value="600" calcext:value-type="float">
            <text:p>600</text:p>
          </table:table-cell>
          <table:table-cell table:formula="of:=[levels_parameters.$E$2]*([.$A500]-1) + [levels_parameters.$D$2]" office:value-type="float" office:value="10110" calcext:value-type="float">
            <text:p>10110</text:p>
          </table:table-cell>
          <table:table-cell table:formula="of:=[levels_parameters.$G$2]*([.$A500]-1) + [levels_parameters.$F$2]" office:value-type="float" office:value="0" calcext:value-type="float">
            <text:p>0</text:p>
          </table:table-cell>
          <table:table-cell table:formula="of:=FLOOR([.$A500]/[levels_parameters.$K$2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levels_parameters.$B$2] + [levels_parameters.$C$2]*([.$A501]-1)+[levels_parameters.$A$2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levels_parameters.$I$2]*([.$A501]-1) + [levels_parameters.$H$2]+FLOOR([.$A501]/[levels_parameters.$J$2])" office:value-type="float" office:value="602" calcext:value-type="float">
            <text:p>602</text:p>
          </table:table-cell>
          <table:table-cell table:formula="of:=[levels_parameters.$E$2]*([.$A501]-1) + [levels_parameters.$D$2]" office:value-type="float" office:value="10130" calcext:value-type="float">
            <text:p>10130</text:p>
          </table:table-cell>
          <table:table-cell table:formula="of:=[levels_parameters.$G$2]*([.$A501]-1) + [levels_parameters.$F$2]" office:value-type="float" office:value="0" calcext:value-type="float">
            <text:p>0</text:p>
          </table:table-cell>
          <table:table-cell table:formula="of:=FLOOR([.$A501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levels_parameters.$B$2] + [levels_parameters.$C$2]*([.$A502]-1)+[levels_parameters.$A$2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levels_parameters.$I$2]*([.$A502]-1) + [levels_parameters.$H$2]+FLOOR([.$A502]/[levels_parameters.$J$2])" office:value-type="float" office:value="603" calcext:value-type="float">
            <text:p>603</text:p>
          </table:table-cell>
          <table:table-cell table:formula="of:=[levels_parameters.$E$2]*([.$A502]-1) + [levels_parameters.$D$2]" office:value-type="float" office:value="10150" calcext:value-type="float">
            <text:p>10150</text:p>
          </table:table-cell>
          <table:table-cell table:formula="of:=[levels_parameters.$G$2]*([.$A502]-1) + [levels_parameters.$F$2]" office:value-type="float" office:value="0" calcext:value-type="float">
            <text:p>0</text:p>
          </table:table-cell>
          <table:table-cell table:formula="of:=FLOOR([.$A502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levels_parameters.$B$2] + [levels_parameters.$C$2]*([.$A503]-1)+[levels_parameters.$A$2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levels_parameters.$I$2]*([.$A503]-1) + [levels_parameters.$H$2]+FLOOR([.$A503]/[levels_parameters.$J$2])" office:value-type="float" office:value="604" calcext:value-type="float">
            <text:p>604</text:p>
          </table:table-cell>
          <table:table-cell table:formula="of:=[levels_parameters.$E$2]*([.$A503]-1) + [levels_parameters.$D$2]" office:value-type="float" office:value="10170" calcext:value-type="float">
            <text:p>10170</text:p>
          </table:table-cell>
          <table:table-cell table:formula="of:=[levels_parameters.$G$2]*([.$A503]-1) + [levels_parameters.$F$2]" office:value-type="float" office:value="0" calcext:value-type="float">
            <text:p>0</text:p>
          </table:table-cell>
          <table:table-cell table:formula="of:=FLOOR([.$A503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levels_parameters.$B$2] + [levels_parameters.$C$2]*([.$A504]-1)+[levels_parameters.$A$2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levels_parameters.$I$2]*([.$A504]-1) + [levels_parameters.$H$2]+FLOOR([.$A504]/[levels_parameters.$J$2])" office:value-type="float" office:value="605" calcext:value-type="float">
            <text:p>605</text:p>
          </table:table-cell>
          <table:table-cell table:formula="of:=[levels_parameters.$E$2]*([.$A504]-1) + [levels_parameters.$D$2]" office:value-type="float" office:value="10190" calcext:value-type="float">
            <text:p>10190</text:p>
          </table:table-cell>
          <table:table-cell table:formula="of:=[levels_parameters.$G$2]*([.$A504]-1) + [levels_parameters.$F$2]" office:value-type="float" office:value="0" calcext:value-type="float">
            <text:p>0</text:p>
          </table:table-cell>
          <table:table-cell table:formula="of:=FLOOR([.$A504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levels_parameters.$B$2] + [levels_parameters.$C$2]*([.$A505]-1)+[levels_parameters.$A$2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levels_parameters.$I$2]*([.$A505]-1) + [levels_parameters.$H$2]+FLOOR([.$A505]/[levels_parameters.$J$2])" office:value-type="float" office:value="606" calcext:value-type="float">
            <text:p>606</text:p>
          </table:table-cell>
          <table:table-cell table:formula="of:=[levels_parameters.$E$2]*([.$A505]-1) + [levels_parameters.$D$2]" office:value-type="float" office:value="10210" calcext:value-type="float">
            <text:p>10210</text:p>
          </table:table-cell>
          <table:table-cell table:formula="of:=[levels_parameters.$G$2]*([.$A505]-1) + [levels_parameters.$F$2]" office:value-type="float" office:value="0" calcext:value-type="float">
            <text:p>0</text:p>
          </table:table-cell>
          <table:table-cell table:formula="of:=FLOOR([.$A505]/[levels_parameters.$K$2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levels_parameters.$B$2] + [levels_parameters.$C$2]*([.$A506]-1)+[levels_parameters.$A$2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levels_parameters.$I$2]*([.$A506]-1) + [levels_parameters.$H$2]+FLOOR([.$A506]/[levels_parameters.$J$2])" office:value-type="float" office:value="608" calcext:value-type="float">
            <text:p>608</text:p>
          </table:table-cell>
          <table:table-cell table:formula="of:=[levels_parameters.$E$2]*([.$A506]-1) + [levels_parameters.$D$2]" office:value-type="float" office:value="10230" calcext:value-type="float">
            <text:p>10230</text:p>
          </table:table-cell>
          <table:table-cell table:formula="of:=[levels_parameters.$G$2]*([.$A506]-1) + [levels_parameters.$F$2]" office:value-type="float" office:value="0" calcext:value-type="float">
            <text:p>0</text:p>
          </table:table-cell>
          <table:table-cell table:formula="of:=FLOOR([.$A506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levels_parameters.$B$2] + [levels_parameters.$C$2]*([.$A507]-1)+[levels_parameters.$A$2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levels_parameters.$I$2]*([.$A507]-1) + [levels_parameters.$H$2]+FLOOR([.$A507]/[levels_parameters.$J$2])" office:value-type="float" office:value="609" calcext:value-type="float">
            <text:p>609</text:p>
          </table:table-cell>
          <table:table-cell table:formula="of:=[levels_parameters.$E$2]*([.$A507]-1) + [levels_parameters.$D$2]" office:value-type="float" office:value="10250" calcext:value-type="float">
            <text:p>10250</text:p>
          </table:table-cell>
          <table:table-cell table:formula="of:=[levels_parameters.$G$2]*([.$A507]-1) + [levels_parameters.$F$2]" office:value-type="float" office:value="0" calcext:value-type="float">
            <text:p>0</text:p>
          </table:table-cell>
          <table:table-cell table:formula="of:=FLOOR([.$A507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levels_parameters.$B$2] + [levels_parameters.$C$2]*([.$A508]-1)+[levels_parameters.$A$2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levels_parameters.$I$2]*([.$A508]-1) + [levels_parameters.$H$2]+FLOOR([.$A508]/[levels_parameters.$J$2])" office:value-type="float" office:value="610" calcext:value-type="float">
            <text:p>610</text:p>
          </table:table-cell>
          <table:table-cell table:formula="of:=[levels_parameters.$E$2]*([.$A508]-1) + [levels_parameters.$D$2]" office:value-type="float" office:value="10270" calcext:value-type="float">
            <text:p>10270</text:p>
          </table:table-cell>
          <table:table-cell table:formula="of:=[levels_parameters.$G$2]*([.$A508]-1) + [levels_parameters.$F$2]" office:value-type="float" office:value="0" calcext:value-type="float">
            <text:p>0</text:p>
          </table:table-cell>
          <table:table-cell table:formula="of:=FLOOR([.$A508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levels_parameters.$B$2] + [levels_parameters.$C$2]*([.$A509]-1)+[levels_parameters.$A$2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levels_parameters.$I$2]*([.$A509]-1) + [levels_parameters.$H$2]+FLOOR([.$A509]/[levels_parameters.$J$2])" office:value-type="float" office:value="611" calcext:value-type="float">
            <text:p>611</text:p>
          </table:table-cell>
          <table:table-cell table:formula="of:=[levels_parameters.$E$2]*([.$A509]-1) + [levels_parameters.$D$2]" office:value-type="float" office:value="10290" calcext:value-type="float">
            <text:p>10290</text:p>
          </table:table-cell>
          <table:table-cell table:formula="of:=[levels_parameters.$G$2]*([.$A509]-1) + [levels_parameters.$F$2]" office:value-type="float" office:value="0" calcext:value-type="float">
            <text:p>0</text:p>
          </table:table-cell>
          <table:table-cell table:formula="of:=FLOOR([.$A509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levels_parameters.$B$2] + [levels_parameters.$C$2]*([.$A510]-1)+[levels_parameters.$A$2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levels_parameters.$I$2]*([.$A510]-1) + [levels_parameters.$H$2]+FLOOR([.$A510]/[levels_parameters.$J$2])" office:value-type="float" office:value="612" calcext:value-type="float">
            <text:p>612</text:p>
          </table:table-cell>
          <table:table-cell table:formula="of:=[levels_parameters.$E$2]*([.$A510]-1) + [levels_parameters.$D$2]" office:value-type="float" office:value="10310" calcext:value-type="float">
            <text:p>10310</text:p>
          </table:table-cell>
          <table:table-cell table:formula="of:=[levels_parameters.$G$2]*([.$A510]-1) + [levels_parameters.$F$2]" office:value-type="float" office:value="0" calcext:value-type="float">
            <text:p>0</text:p>
          </table:table-cell>
          <table:table-cell table:formula="of:=FLOOR([.$A510]/[levels_parameters.$K$2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levels_parameters.$B$2] + [levels_parameters.$C$2]*([.$A511]-1)+[levels_parameters.$A$2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levels_parameters.$I$2]*([.$A511]-1) + [levels_parameters.$H$2]+FLOOR([.$A511]/[levels_parameters.$J$2])" office:value-type="float" office:value="614" calcext:value-type="float">
            <text:p>614</text:p>
          </table:table-cell>
          <table:table-cell table:formula="of:=[levels_parameters.$E$2]*([.$A511]-1) + [levels_parameters.$D$2]" office:value-type="float" office:value="10330" calcext:value-type="float">
            <text:p>10330</text:p>
          </table:table-cell>
          <table:table-cell table:formula="of:=[levels_parameters.$G$2]*([.$A511]-1) + [levels_parameters.$F$2]" office:value-type="float" office:value="0" calcext:value-type="float">
            <text:p>0</text:p>
          </table:table-cell>
          <table:table-cell table:formula="of:=FLOOR([.$A511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levels_parameters.$B$2] + [levels_parameters.$C$2]*([.$A512]-1)+[levels_parameters.$A$2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levels_parameters.$I$2]*([.$A512]-1) + [levels_parameters.$H$2]+FLOOR([.$A512]/[levels_parameters.$J$2])" office:value-type="float" office:value="615" calcext:value-type="float">
            <text:p>615</text:p>
          </table:table-cell>
          <table:table-cell table:formula="of:=[levels_parameters.$E$2]*([.$A512]-1) + [levels_parameters.$D$2]" office:value-type="float" office:value="10350" calcext:value-type="float">
            <text:p>10350</text:p>
          </table:table-cell>
          <table:table-cell table:formula="of:=[levels_parameters.$G$2]*([.$A512]-1) + [levels_parameters.$F$2]" office:value-type="float" office:value="0" calcext:value-type="float">
            <text:p>0</text:p>
          </table:table-cell>
          <table:table-cell table:formula="of:=FLOOR([.$A512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levels_parameters.$B$2] + [levels_parameters.$C$2]*([.$A513]-1)+[levels_parameters.$A$2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levels_parameters.$I$2]*([.$A513]-1) + [levels_parameters.$H$2]+FLOOR([.$A513]/[levels_parameters.$J$2])" office:value-type="float" office:value="616" calcext:value-type="float">
            <text:p>616</text:p>
          </table:table-cell>
          <table:table-cell table:formula="of:=[levels_parameters.$E$2]*([.$A513]-1) + [levels_parameters.$D$2]" office:value-type="float" office:value="10370" calcext:value-type="float">
            <text:p>10370</text:p>
          </table:table-cell>
          <table:table-cell table:formula="of:=[levels_parameters.$G$2]*([.$A513]-1) + [levels_parameters.$F$2]" office:value-type="float" office:value="0" calcext:value-type="float">
            <text:p>0</text:p>
          </table:table-cell>
          <table:table-cell table:formula="of:=FLOOR([.$A513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levels_parameters.$B$2] + [levels_parameters.$C$2]*([.$A514]-1)+[levels_parameters.$A$2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levels_parameters.$I$2]*([.$A514]-1) + [levels_parameters.$H$2]+FLOOR([.$A514]/[levels_parameters.$J$2])" office:value-type="float" office:value="617" calcext:value-type="float">
            <text:p>617</text:p>
          </table:table-cell>
          <table:table-cell table:formula="of:=[levels_parameters.$E$2]*([.$A514]-1) + [levels_parameters.$D$2]" office:value-type="float" office:value="10390" calcext:value-type="float">
            <text:p>10390</text:p>
          </table:table-cell>
          <table:table-cell table:formula="of:=[levels_parameters.$G$2]*([.$A514]-1) + [levels_parameters.$F$2]" office:value-type="float" office:value="0" calcext:value-type="float">
            <text:p>0</text:p>
          </table:table-cell>
          <table:table-cell table:formula="of:=FLOOR([.$A514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levels_parameters.$B$2] + [levels_parameters.$C$2]*([.$A515]-1)+[levels_parameters.$A$2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levels_parameters.$I$2]*([.$A515]-1) + [levels_parameters.$H$2]+FLOOR([.$A515]/[levels_parameters.$J$2])" office:value-type="float" office:value="618" calcext:value-type="float">
            <text:p>618</text:p>
          </table:table-cell>
          <table:table-cell table:formula="of:=[levels_parameters.$E$2]*([.$A515]-1) + [levels_parameters.$D$2]" office:value-type="float" office:value="10410" calcext:value-type="float">
            <text:p>10410</text:p>
          </table:table-cell>
          <table:table-cell table:formula="of:=[levels_parameters.$G$2]*([.$A515]-1) + [levels_parameters.$F$2]" office:value-type="float" office:value="0" calcext:value-type="float">
            <text:p>0</text:p>
          </table:table-cell>
          <table:table-cell table:formula="of:=FLOOR([.$A515]/[levels_parameters.$K$2])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levels_parameters.$B$2] + [levels_parameters.$C$2]*([.$A516]-1)+[levels_parameters.$A$2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levels_parameters.$I$2]*([.$A516]-1) + [levels_parameters.$H$2]+FLOOR([.$A516]/[levels_parameters.$J$2])" office:value-type="float" office:value="620" calcext:value-type="float">
            <text:p>620</text:p>
          </table:table-cell>
          <table:table-cell table:formula="of:=[levels_parameters.$E$2]*([.$A516]-1) + [levels_parameters.$D$2]" office:value-type="float" office:value="10430" calcext:value-type="float">
            <text:p>10430</text:p>
          </table:table-cell>
          <table:table-cell table:formula="of:=[levels_parameters.$G$2]*([.$A516]-1) + [levels_parameters.$F$2]" office:value-type="float" office:value="0" calcext:value-type="float">
            <text:p>0</text:p>
          </table:table-cell>
          <table:table-cell table:formula="of:=FLOOR([.$A516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levels_parameters.$B$2] + [levels_parameters.$C$2]*([.$A517]-1)+[levels_parameters.$A$2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levels_parameters.$I$2]*([.$A517]-1) + [levels_parameters.$H$2]+FLOOR([.$A517]/[levels_parameters.$J$2])" office:value-type="float" office:value="621" calcext:value-type="float">
            <text:p>621</text:p>
          </table:table-cell>
          <table:table-cell table:formula="of:=[levels_parameters.$E$2]*([.$A517]-1) + [levels_parameters.$D$2]" office:value-type="float" office:value="10450" calcext:value-type="float">
            <text:p>10450</text:p>
          </table:table-cell>
          <table:table-cell table:formula="of:=[levels_parameters.$G$2]*([.$A517]-1) + [levels_parameters.$F$2]" office:value-type="float" office:value="0" calcext:value-type="float">
            <text:p>0</text:p>
          </table:table-cell>
          <table:table-cell table:formula="of:=FLOOR([.$A517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levels_parameters.$B$2] + [levels_parameters.$C$2]*([.$A518]-1)+[levels_parameters.$A$2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levels_parameters.$I$2]*([.$A518]-1) + [levels_parameters.$H$2]+FLOOR([.$A518]/[levels_parameters.$J$2])" office:value-type="float" office:value="622" calcext:value-type="float">
            <text:p>622</text:p>
          </table:table-cell>
          <table:table-cell table:formula="of:=[levels_parameters.$E$2]*([.$A518]-1) + [levels_parameters.$D$2]" office:value-type="float" office:value="10470" calcext:value-type="float">
            <text:p>10470</text:p>
          </table:table-cell>
          <table:table-cell table:formula="of:=[levels_parameters.$G$2]*([.$A518]-1) + [levels_parameters.$F$2]" office:value-type="float" office:value="0" calcext:value-type="float">
            <text:p>0</text:p>
          </table:table-cell>
          <table:table-cell table:formula="of:=FLOOR([.$A518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levels_parameters.$B$2] + [levels_parameters.$C$2]*([.$A519]-1)+[levels_parameters.$A$2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levels_parameters.$I$2]*([.$A519]-1) + [levels_parameters.$H$2]+FLOOR([.$A519]/[levels_parameters.$J$2])" office:value-type="float" office:value="623" calcext:value-type="float">
            <text:p>623</text:p>
          </table:table-cell>
          <table:table-cell table:formula="of:=[levels_parameters.$E$2]*([.$A519]-1) + [levels_parameters.$D$2]" office:value-type="float" office:value="10490" calcext:value-type="float">
            <text:p>10490</text:p>
          </table:table-cell>
          <table:table-cell table:formula="of:=[levels_parameters.$G$2]*([.$A519]-1) + [levels_parameters.$F$2]" office:value-type="float" office:value="0" calcext:value-type="float">
            <text:p>0</text:p>
          </table:table-cell>
          <table:table-cell table:formula="of:=FLOOR([.$A519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levels_parameters.$B$2] + [levels_parameters.$C$2]*([.$A520]-1)+[levels_parameters.$A$2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levels_parameters.$I$2]*([.$A520]-1) + [levels_parameters.$H$2]+FLOOR([.$A520]/[levels_parameters.$J$2])" office:value-type="float" office:value="624" calcext:value-type="float">
            <text:p>624</text:p>
          </table:table-cell>
          <table:table-cell table:formula="of:=[levels_parameters.$E$2]*([.$A520]-1) + [levels_parameters.$D$2]" office:value-type="float" office:value="10510" calcext:value-type="float">
            <text:p>10510</text:p>
          </table:table-cell>
          <table:table-cell table:formula="of:=[levels_parameters.$G$2]*([.$A520]-1) + [levels_parameters.$F$2]" office:value-type="float" office:value="0" calcext:value-type="float">
            <text:p>0</text:p>
          </table:table-cell>
          <table:table-cell table:formula="of:=FLOOR([.$A520]/[levels_parameters.$K$2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levels_parameters.$B$2] + [levels_parameters.$C$2]*([.$A521]-1)+[levels_parameters.$A$2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levels_parameters.$I$2]*([.$A521]-1) + [levels_parameters.$H$2]+FLOOR([.$A521]/[levels_parameters.$J$2])" office:value-type="float" office:value="626" calcext:value-type="float">
            <text:p>626</text:p>
          </table:table-cell>
          <table:table-cell table:formula="of:=[levels_parameters.$E$2]*([.$A521]-1) + [levels_parameters.$D$2]" office:value-type="float" office:value="10530" calcext:value-type="float">
            <text:p>10530</text:p>
          </table:table-cell>
          <table:table-cell table:formula="of:=[levels_parameters.$G$2]*([.$A521]-1) + [levels_parameters.$F$2]" office:value-type="float" office:value="0" calcext:value-type="float">
            <text:p>0</text:p>
          </table:table-cell>
          <table:table-cell table:formula="of:=FLOOR([.$A521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levels_parameters.$B$2] + [levels_parameters.$C$2]*([.$A522]-1)+[levels_parameters.$A$2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levels_parameters.$I$2]*([.$A522]-1) + [levels_parameters.$H$2]+FLOOR([.$A522]/[levels_parameters.$J$2])" office:value-type="float" office:value="627" calcext:value-type="float">
            <text:p>627</text:p>
          </table:table-cell>
          <table:table-cell table:formula="of:=[levels_parameters.$E$2]*([.$A522]-1) + [levels_parameters.$D$2]" office:value-type="float" office:value="10550" calcext:value-type="float">
            <text:p>10550</text:p>
          </table:table-cell>
          <table:table-cell table:formula="of:=[levels_parameters.$G$2]*([.$A522]-1) + [levels_parameters.$F$2]" office:value-type="float" office:value="0" calcext:value-type="float">
            <text:p>0</text:p>
          </table:table-cell>
          <table:table-cell table:formula="of:=FLOOR([.$A522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levels_parameters.$B$2] + [levels_parameters.$C$2]*([.$A523]-1)+[levels_parameters.$A$2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levels_parameters.$I$2]*([.$A523]-1) + [levels_parameters.$H$2]+FLOOR([.$A523]/[levels_parameters.$J$2])" office:value-type="float" office:value="628" calcext:value-type="float">
            <text:p>628</text:p>
          </table:table-cell>
          <table:table-cell table:formula="of:=[levels_parameters.$E$2]*([.$A523]-1) + [levels_parameters.$D$2]" office:value-type="float" office:value="10570" calcext:value-type="float">
            <text:p>10570</text:p>
          </table:table-cell>
          <table:table-cell table:formula="of:=[levels_parameters.$G$2]*([.$A523]-1) + [levels_parameters.$F$2]" office:value-type="float" office:value="0" calcext:value-type="float">
            <text:p>0</text:p>
          </table:table-cell>
          <table:table-cell table:formula="of:=FLOOR([.$A523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levels_parameters.$B$2] + [levels_parameters.$C$2]*([.$A524]-1)+[levels_parameters.$A$2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levels_parameters.$I$2]*([.$A524]-1) + [levels_parameters.$H$2]+FLOOR([.$A524]/[levels_parameters.$J$2])" office:value-type="float" office:value="629" calcext:value-type="float">
            <text:p>629</text:p>
          </table:table-cell>
          <table:table-cell table:formula="of:=[levels_parameters.$E$2]*([.$A524]-1) + [levels_parameters.$D$2]" office:value-type="float" office:value="10590" calcext:value-type="float">
            <text:p>10590</text:p>
          </table:table-cell>
          <table:table-cell table:formula="of:=[levels_parameters.$G$2]*([.$A524]-1) + [levels_parameters.$F$2]" office:value-type="float" office:value="0" calcext:value-type="float">
            <text:p>0</text:p>
          </table:table-cell>
          <table:table-cell table:formula="of:=FLOOR([.$A524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levels_parameters.$B$2] + [levels_parameters.$C$2]*([.$A525]-1)+[levels_parameters.$A$2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levels_parameters.$I$2]*([.$A525]-1) + [levels_parameters.$H$2]+FLOOR([.$A525]/[levels_parameters.$J$2])" office:value-type="float" office:value="630" calcext:value-type="float">
            <text:p>630</text:p>
          </table:table-cell>
          <table:table-cell table:formula="of:=[levels_parameters.$E$2]*([.$A525]-1) + [levels_parameters.$D$2]" office:value-type="float" office:value="10610" calcext:value-type="float">
            <text:p>10610</text:p>
          </table:table-cell>
          <table:table-cell table:formula="of:=[levels_parameters.$G$2]*([.$A525]-1) + [levels_parameters.$F$2]" office:value-type="float" office:value="0" calcext:value-type="float">
            <text:p>0</text:p>
          </table:table-cell>
          <table:table-cell table:formula="of:=FLOOR([.$A525]/[levels_parameters.$K$2])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levels_parameters.$B$2] + [levels_parameters.$C$2]*([.$A526]-1)+[levels_parameters.$A$2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levels_parameters.$I$2]*([.$A526]-1) + [levels_parameters.$H$2]+FLOOR([.$A526]/[levels_parameters.$J$2])" office:value-type="float" office:value="632" calcext:value-type="float">
            <text:p>632</text:p>
          </table:table-cell>
          <table:table-cell table:formula="of:=[levels_parameters.$E$2]*([.$A526]-1) + [levels_parameters.$D$2]" office:value-type="float" office:value="10630" calcext:value-type="float">
            <text:p>10630</text:p>
          </table:table-cell>
          <table:table-cell table:formula="of:=[levels_parameters.$G$2]*([.$A526]-1) + [levels_parameters.$F$2]" office:value-type="float" office:value="0" calcext:value-type="float">
            <text:p>0</text:p>
          </table:table-cell>
          <table:table-cell table:formula="of:=FLOOR([.$A526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levels_parameters.$B$2] + [levels_parameters.$C$2]*([.$A527]-1)+[levels_parameters.$A$2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levels_parameters.$I$2]*([.$A527]-1) + [levels_parameters.$H$2]+FLOOR([.$A527]/[levels_parameters.$J$2])" office:value-type="float" office:value="633" calcext:value-type="float">
            <text:p>633</text:p>
          </table:table-cell>
          <table:table-cell table:formula="of:=[levels_parameters.$E$2]*([.$A527]-1) + [levels_parameters.$D$2]" office:value-type="float" office:value="10650" calcext:value-type="float">
            <text:p>10650</text:p>
          </table:table-cell>
          <table:table-cell table:formula="of:=[levels_parameters.$G$2]*([.$A527]-1) + [levels_parameters.$F$2]" office:value-type="float" office:value="0" calcext:value-type="float">
            <text:p>0</text:p>
          </table:table-cell>
          <table:table-cell table:formula="of:=FLOOR([.$A527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levels_parameters.$B$2] + [levels_parameters.$C$2]*([.$A528]-1)+[levels_parameters.$A$2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levels_parameters.$I$2]*([.$A528]-1) + [levels_parameters.$H$2]+FLOOR([.$A528]/[levels_parameters.$J$2])" office:value-type="float" office:value="634" calcext:value-type="float">
            <text:p>634</text:p>
          </table:table-cell>
          <table:table-cell table:formula="of:=[levels_parameters.$E$2]*([.$A528]-1) + [levels_parameters.$D$2]" office:value-type="float" office:value="10670" calcext:value-type="float">
            <text:p>10670</text:p>
          </table:table-cell>
          <table:table-cell table:formula="of:=[levels_parameters.$G$2]*([.$A528]-1) + [levels_parameters.$F$2]" office:value-type="float" office:value="0" calcext:value-type="float">
            <text:p>0</text:p>
          </table:table-cell>
          <table:table-cell table:formula="of:=FLOOR([.$A528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levels_parameters.$B$2] + [levels_parameters.$C$2]*([.$A529]-1)+[levels_parameters.$A$2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levels_parameters.$I$2]*([.$A529]-1) + [levels_parameters.$H$2]+FLOOR([.$A529]/[levels_parameters.$J$2])" office:value-type="float" office:value="635" calcext:value-type="float">
            <text:p>635</text:p>
          </table:table-cell>
          <table:table-cell table:formula="of:=[levels_parameters.$E$2]*([.$A529]-1) + [levels_parameters.$D$2]" office:value-type="float" office:value="10690" calcext:value-type="float">
            <text:p>10690</text:p>
          </table:table-cell>
          <table:table-cell table:formula="of:=[levels_parameters.$G$2]*([.$A529]-1) + [levels_parameters.$F$2]" office:value-type="float" office:value="0" calcext:value-type="float">
            <text:p>0</text:p>
          </table:table-cell>
          <table:table-cell table:formula="of:=FLOOR([.$A529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levels_parameters.$B$2] + [levels_parameters.$C$2]*([.$A530]-1)+[levels_parameters.$A$2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levels_parameters.$I$2]*([.$A530]-1) + [levels_parameters.$H$2]+FLOOR([.$A530]/[levels_parameters.$J$2])" office:value-type="float" office:value="636" calcext:value-type="float">
            <text:p>636</text:p>
          </table:table-cell>
          <table:table-cell table:formula="of:=[levels_parameters.$E$2]*([.$A530]-1) + [levels_parameters.$D$2]" office:value-type="float" office:value="10710" calcext:value-type="float">
            <text:p>10710</text:p>
          </table:table-cell>
          <table:table-cell table:formula="of:=[levels_parameters.$G$2]*([.$A530]-1) + [levels_parameters.$F$2]" office:value-type="float" office:value="0" calcext:value-type="float">
            <text:p>0</text:p>
          </table:table-cell>
          <table:table-cell table:formula="of:=FLOOR([.$A530]/[levels_parameters.$K$2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levels_parameters.$B$2] + [levels_parameters.$C$2]*([.$A531]-1)+[levels_parameters.$A$2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levels_parameters.$I$2]*([.$A531]-1) + [levels_parameters.$H$2]+FLOOR([.$A531]/[levels_parameters.$J$2])" office:value-type="float" office:value="638" calcext:value-type="float">
            <text:p>638</text:p>
          </table:table-cell>
          <table:table-cell table:formula="of:=[levels_parameters.$E$2]*([.$A531]-1) + [levels_parameters.$D$2]" office:value-type="float" office:value="10730" calcext:value-type="float">
            <text:p>10730</text:p>
          </table:table-cell>
          <table:table-cell table:formula="of:=[levels_parameters.$G$2]*([.$A531]-1) + [levels_parameters.$F$2]" office:value-type="float" office:value="0" calcext:value-type="float">
            <text:p>0</text:p>
          </table:table-cell>
          <table:table-cell table:formula="of:=FLOOR([.$A531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levels_parameters.$B$2] + [levels_parameters.$C$2]*([.$A532]-1)+[levels_parameters.$A$2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levels_parameters.$I$2]*([.$A532]-1) + [levels_parameters.$H$2]+FLOOR([.$A532]/[levels_parameters.$J$2])" office:value-type="float" office:value="639" calcext:value-type="float">
            <text:p>639</text:p>
          </table:table-cell>
          <table:table-cell table:formula="of:=[levels_parameters.$E$2]*([.$A532]-1) + [levels_parameters.$D$2]" office:value-type="float" office:value="10750" calcext:value-type="float">
            <text:p>10750</text:p>
          </table:table-cell>
          <table:table-cell table:formula="of:=[levels_parameters.$G$2]*([.$A532]-1) + [levels_parameters.$F$2]" office:value-type="float" office:value="0" calcext:value-type="float">
            <text:p>0</text:p>
          </table:table-cell>
          <table:table-cell table:formula="of:=FLOOR([.$A532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levels_parameters.$B$2] + [levels_parameters.$C$2]*([.$A533]-1)+[levels_parameters.$A$2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levels_parameters.$I$2]*([.$A533]-1) + [levels_parameters.$H$2]+FLOOR([.$A533]/[levels_parameters.$J$2])" office:value-type="float" office:value="640" calcext:value-type="float">
            <text:p>640</text:p>
          </table:table-cell>
          <table:table-cell table:formula="of:=[levels_parameters.$E$2]*([.$A533]-1) + [levels_parameters.$D$2]" office:value-type="float" office:value="10770" calcext:value-type="float">
            <text:p>10770</text:p>
          </table:table-cell>
          <table:table-cell table:formula="of:=[levels_parameters.$G$2]*([.$A533]-1) + [levels_parameters.$F$2]" office:value-type="float" office:value="0" calcext:value-type="float">
            <text:p>0</text:p>
          </table:table-cell>
          <table:table-cell table:formula="of:=FLOOR([.$A533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levels_parameters.$B$2] + [levels_parameters.$C$2]*([.$A534]-1)+[levels_parameters.$A$2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levels_parameters.$I$2]*([.$A534]-1) + [levels_parameters.$H$2]+FLOOR([.$A534]/[levels_parameters.$J$2])" office:value-type="float" office:value="641" calcext:value-type="float">
            <text:p>641</text:p>
          </table:table-cell>
          <table:table-cell table:formula="of:=[levels_parameters.$E$2]*([.$A534]-1) + [levels_parameters.$D$2]" office:value-type="float" office:value="10790" calcext:value-type="float">
            <text:p>10790</text:p>
          </table:table-cell>
          <table:table-cell table:formula="of:=[levels_parameters.$G$2]*([.$A534]-1) + [levels_parameters.$F$2]" office:value-type="float" office:value="0" calcext:value-type="float">
            <text:p>0</text:p>
          </table:table-cell>
          <table:table-cell table:formula="of:=FLOOR([.$A534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levels_parameters.$B$2] + [levels_parameters.$C$2]*([.$A535]-1)+[levels_parameters.$A$2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levels_parameters.$I$2]*([.$A535]-1) + [levels_parameters.$H$2]+FLOOR([.$A535]/[levels_parameters.$J$2])" office:value-type="float" office:value="642" calcext:value-type="float">
            <text:p>642</text:p>
          </table:table-cell>
          <table:table-cell table:formula="of:=[levels_parameters.$E$2]*([.$A535]-1) + [levels_parameters.$D$2]" office:value-type="float" office:value="10810" calcext:value-type="float">
            <text:p>10810</text:p>
          </table:table-cell>
          <table:table-cell table:formula="of:=[levels_parameters.$G$2]*([.$A535]-1) + [levels_parameters.$F$2]" office:value-type="float" office:value="0" calcext:value-type="float">
            <text:p>0</text:p>
          </table:table-cell>
          <table:table-cell table:formula="of:=FLOOR([.$A535]/[levels_parameters.$K$2])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levels_parameters.$B$2] + [levels_parameters.$C$2]*([.$A536]-1)+[levels_parameters.$A$2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levels_parameters.$I$2]*([.$A536]-1) + [levels_parameters.$H$2]+FLOOR([.$A536]/[levels_parameters.$J$2])" office:value-type="float" office:value="644" calcext:value-type="float">
            <text:p>644</text:p>
          </table:table-cell>
          <table:table-cell table:formula="of:=[levels_parameters.$E$2]*([.$A536]-1) + [levels_parameters.$D$2]" office:value-type="float" office:value="10830" calcext:value-type="float">
            <text:p>10830</text:p>
          </table:table-cell>
          <table:table-cell table:formula="of:=[levels_parameters.$G$2]*([.$A536]-1) + [levels_parameters.$F$2]" office:value-type="float" office:value="0" calcext:value-type="float">
            <text:p>0</text:p>
          </table:table-cell>
          <table:table-cell table:formula="of:=FLOOR([.$A536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levels_parameters.$B$2] + [levels_parameters.$C$2]*([.$A537]-1)+[levels_parameters.$A$2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levels_parameters.$I$2]*([.$A537]-1) + [levels_parameters.$H$2]+FLOOR([.$A537]/[levels_parameters.$J$2])" office:value-type="float" office:value="645" calcext:value-type="float">
            <text:p>645</text:p>
          </table:table-cell>
          <table:table-cell table:formula="of:=[levels_parameters.$E$2]*([.$A537]-1) + [levels_parameters.$D$2]" office:value-type="float" office:value="10850" calcext:value-type="float">
            <text:p>10850</text:p>
          </table:table-cell>
          <table:table-cell table:formula="of:=[levels_parameters.$G$2]*([.$A537]-1) + [levels_parameters.$F$2]" office:value-type="float" office:value="0" calcext:value-type="float">
            <text:p>0</text:p>
          </table:table-cell>
          <table:table-cell table:formula="of:=FLOOR([.$A537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levels_parameters.$B$2] + [levels_parameters.$C$2]*([.$A538]-1)+[levels_parameters.$A$2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levels_parameters.$I$2]*([.$A538]-1) + [levels_parameters.$H$2]+FLOOR([.$A538]/[levels_parameters.$J$2])" office:value-type="float" office:value="646" calcext:value-type="float">
            <text:p>646</text:p>
          </table:table-cell>
          <table:table-cell table:formula="of:=[levels_parameters.$E$2]*([.$A538]-1) + [levels_parameters.$D$2]" office:value-type="float" office:value="10870" calcext:value-type="float">
            <text:p>10870</text:p>
          </table:table-cell>
          <table:table-cell table:formula="of:=[levels_parameters.$G$2]*([.$A538]-1) + [levels_parameters.$F$2]" office:value-type="float" office:value="0" calcext:value-type="float">
            <text:p>0</text:p>
          </table:table-cell>
          <table:table-cell table:formula="of:=FLOOR([.$A538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levels_parameters.$B$2] + [levels_parameters.$C$2]*([.$A539]-1)+[levels_parameters.$A$2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levels_parameters.$I$2]*([.$A539]-1) + [levels_parameters.$H$2]+FLOOR([.$A539]/[levels_parameters.$J$2])" office:value-type="float" office:value="647" calcext:value-type="float">
            <text:p>647</text:p>
          </table:table-cell>
          <table:table-cell table:formula="of:=[levels_parameters.$E$2]*([.$A539]-1) + [levels_parameters.$D$2]" office:value-type="float" office:value="10890" calcext:value-type="float">
            <text:p>10890</text:p>
          </table:table-cell>
          <table:table-cell table:formula="of:=[levels_parameters.$G$2]*([.$A539]-1) + [levels_parameters.$F$2]" office:value-type="float" office:value="0" calcext:value-type="float">
            <text:p>0</text:p>
          </table:table-cell>
          <table:table-cell table:formula="of:=FLOOR([.$A539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levels_parameters.$B$2] + [levels_parameters.$C$2]*([.$A540]-1)+[levels_parameters.$A$2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levels_parameters.$I$2]*([.$A540]-1) + [levels_parameters.$H$2]+FLOOR([.$A540]/[levels_parameters.$J$2])" office:value-type="float" office:value="648" calcext:value-type="float">
            <text:p>648</text:p>
          </table:table-cell>
          <table:table-cell table:formula="of:=[levels_parameters.$E$2]*([.$A540]-1) + [levels_parameters.$D$2]" office:value-type="float" office:value="10910" calcext:value-type="float">
            <text:p>10910</text:p>
          </table:table-cell>
          <table:table-cell table:formula="of:=[levels_parameters.$G$2]*([.$A540]-1) + [levels_parameters.$F$2]" office:value-type="float" office:value="0" calcext:value-type="float">
            <text:p>0</text:p>
          </table:table-cell>
          <table:table-cell table:formula="of:=FLOOR([.$A540]/[levels_parameters.$K$2])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levels_parameters.$B$2] + [levels_parameters.$C$2]*([.$A541]-1)+[levels_parameters.$A$2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levels_parameters.$I$2]*([.$A541]-1) + [levels_parameters.$H$2]+FLOOR([.$A541]/[levels_parameters.$J$2])" office:value-type="float" office:value="650" calcext:value-type="float">
            <text:p>650</text:p>
          </table:table-cell>
          <table:table-cell table:formula="of:=[levels_parameters.$E$2]*([.$A541]-1) + [levels_parameters.$D$2]" office:value-type="float" office:value="10930" calcext:value-type="float">
            <text:p>10930</text:p>
          </table:table-cell>
          <table:table-cell table:formula="of:=[levels_parameters.$G$2]*([.$A541]-1) + [levels_parameters.$F$2]" office:value-type="float" office:value="0" calcext:value-type="float">
            <text:p>0</text:p>
          </table:table-cell>
          <table:table-cell table:formula="of:=FLOOR([.$A541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levels_parameters.$B$2] + [levels_parameters.$C$2]*([.$A542]-1)+[levels_parameters.$A$2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levels_parameters.$I$2]*([.$A542]-1) + [levels_parameters.$H$2]+FLOOR([.$A542]/[levels_parameters.$J$2])" office:value-type="float" office:value="651" calcext:value-type="float">
            <text:p>651</text:p>
          </table:table-cell>
          <table:table-cell table:formula="of:=[levels_parameters.$E$2]*([.$A542]-1) + [levels_parameters.$D$2]" office:value-type="float" office:value="10950" calcext:value-type="float">
            <text:p>10950</text:p>
          </table:table-cell>
          <table:table-cell table:formula="of:=[levels_parameters.$G$2]*([.$A542]-1) + [levels_parameters.$F$2]" office:value-type="float" office:value="0" calcext:value-type="float">
            <text:p>0</text:p>
          </table:table-cell>
          <table:table-cell table:formula="of:=FLOOR([.$A542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levels_parameters.$B$2] + [levels_parameters.$C$2]*([.$A543]-1)+[levels_parameters.$A$2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levels_parameters.$I$2]*([.$A543]-1) + [levels_parameters.$H$2]+FLOOR([.$A543]/[levels_parameters.$J$2])" office:value-type="float" office:value="652" calcext:value-type="float">
            <text:p>652</text:p>
          </table:table-cell>
          <table:table-cell table:formula="of:=[levels_parameters.$E$2]*([.$A543]-1) + [levels_parameters.$D$2]" office:value-type="float" office:value="10970" calcext:value-type="float">
            <text:p>10970</text:p>
          </table:table-cell>
          <table:table-cell table:formula="of:=[levels_parameters.$G$2]*([.$A543]-1) + [levels_parameters.$F$2]" office:value-type="float" office:value="0" calcext:value-type="float">
            <text:p>0</text:p>
          </table:table-cell>
          <table:table-cell table:formula="of:=FLOOR([.$A543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levels_parameters.$B$2] + [levels_parameters.$C$2]*([.$A544]-1)+[levels_parameters.$A$2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levels_parameters.$I$2]*([.$A544]-1) + [levels_parameters.$H$2]+FLOOR([.$A544]/[levels_parameters.$J$2])" office:value-type="float" office:value="653" calcext:value-type="float">
            <text:p>653</text:p>
          </table:table-cell>
          <table:table-cell table:formula="of:=[levels_parameters.$E$2]*([.$A544]-1) + [levels_parameters.$D$2]" office:value-type="float" office:value="10990" calcext:value-type="float">
            <text:p>10990</text:p>
          </table:table-cell>
          <table:table-cell table:formula="of:=[levels_parameters.$G$2]*([.$A544]-1) + [levels_parameters.$F$2]" office:value-type="float" office:value="0" calcext:value-type="float">
            <text:p>0</text:p>
          </table:table-cell>
          <table:table-cell table:formula="of:=FLOOR([.$A544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levels_parameters.$B$2] + [levels_parameters.$C$2]*([.$A545]-1)+[levels_parameters.$A$2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levels_parameters.$I$2]*([.$A545]-1) + [levels_parameters.$H$2]+FLOOR([.$A545]/[levels_parameters.$J$2])" office:value-type="float" office:value="654" calcext:value-type="float">
            <text:p>654</text:p>
          </table:table-cell>
          <table:table-cell table:formula="of:=[levels_parameters.$E$2]*([.$A545]-1) + [levels_parameters.$D$2]" office:value-type="float" office:value="11010" calcext:value-type="float">
            <text:p>11010</text:p>
          </table:table-cell>
          <table:table-cell table:formula="of:=[levels_parameters.$G$2]*([.$A545]-1) + [levels_parameters.$F$2]" office:value-type="float" office:value="0" calcext:value-type="float">
            <text:p>0</text:p>
          </table:table-cell>
          <table:table-cell table:formula="of:=FLOOR([.$A545]/[levels_parameters.$K$2])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levels_parameters.$B$2] + [levels_parameters.$C$2]*([.$A546]-1)+[levels_parameters.$A$2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levels_parameters.$I$2]*([.$A546]-1) + [levels_parameters.$H$2]+FLOOR([.$A546]/[levels_parameters.$J$2])" office:value-type="float" office:value="656" calcext:value-type="float">
            <text:p>656</text:p>
          </table:table-cell>
          <table:table-cell table:formula="of:=[levels_parameters.$E$2]*([.$A546]-1) + [levels_parameters.$D$2]" office:value-type="float" office:value="11030" calcext:value-type="float">
            <text:p>11030</text:p>
          </table:table-cell>
          <table:table-cell table:formula="of:=[levels_parameters.$G$2]*([.$A546]-1) + [levels_parameters.$F$2]" office:value-type="float" office:value="0" calcext:value-type="float">
            <text:p>0</text:p>
          </table:table-cell>
          <table:table-cell table:formula="of:=FLOOR([.$A546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levels_parameters.$B$2] + [levels_parameters.$C$2]*([.$A547]-1)+[levels_parameters.$A$2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levels_parameters.$I$2]*([.$A547]-1) + [levels_parameters.$H$2]+FLOOR([.$A547]/[levels_parameters.$J$2])" office:value-type="float" office:value="657" calcext:value-type="float">
            <text:p>657</text:p>
          </table:table-cell>
          <table:table-cell table:formula="of:=[levels_parameters.$E$2]*([.$A547]-1) + [levels_parameters.$D$2]" office:value-type="float" office:value="11050" calcext:value-type="float">
            <text:p>11050</text:p>
          </table:table-cell>
          <table:table-cell table:formula="of:=[levels_parameters.$G$2]*([.$A547]-1) + [levels_parameters.$F$2]" office:value-type="float" office:value="0" calcext:value-type="float">
            <text:p>0</text:p>
          </table:table-cell>
          <table:table-cell table:formula="of:=FLOOR([.$A547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levels_parameters.$B$2] + [levels_parameters.$C$2]*([.$A548]-1)+[levels_parameters.$A$2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levels_parameters.$I$2]*([.$A548]-1) + [levels_parameters.$H$2]+FLOOR([.$A548]/[levels_parameters.$J$2])" office:value-type="float" office:value="658" calcext:value-type="float">
            <text:p>658</text:p>
          </table:table-cell>
          <table:table-cell table:formula="of:=[levels_parameters.$E$2]*([.$A548]-1) + [levels_parameters.$D$2]" office:value-type="float" office:value="11070" calcext:value-type="float">
            <text:p>11070</text:p>
          </table:table-cell>
          <table:table-cell table:formula="of:=[levels_parameters.$G$2]*([.$A548]-1) + [levels_parameters.$F$2]" office:value-type="float" office:value="0" calcext:value-type="float">
            <text:p>0</text:p>
          </table:table-cell>
          <table:table-cell table:formula="of:=FLOOR([.$A548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levels_parameters.$B$2] + [levels_parameters.$C$2]*([.$A549]-1)+[levels_parameters.$A$2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levels_parameters.$I$2]*([.$A549]-1) + [levels_parameters.$H$2]+FLOOR([.$A549]/[levels_parameters.$J$2])" office:value-type="float" office:value="659" calcext:value-type="float">
            <text:p>659</text:p>
          </table:table-cell>
          <table:table-cell table:formula="of:=[levels_parameters.$E$2]*([.$A549]-1) + [levels_parameters.$D$2]" office:value-type="float" office:value="11090" calcext:value-type="float">
            <text:p>11090</text:p>
          </table:table-cell>
          <table:table-cell table:formula="of:=[levels_parameters.$G$2]*([.$A549]-1) + [levels_parameters.$F$2]" office:value-type="float" office:value="0" calcext:value-type="float">
            <text:p>0</text:p>
          </table:table-cell>
          <table:table-cell table:formula="of:=FLOOR([.$A549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levels_parameters.$B$2] + [levels_parameters.$C$2]*([.$A550]-1)+[levels_parameters.$A$2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levels_parameters.$I$2]*([.$A550]-1) + [levels_parameters.$H$2]+FLOOR([.$A550]/[levels_parameters.$J$2])" office:value-type="float" office:value="660" calcext:value-type="float">
            <text:p>660</text:p>
          </table:table-cell>
          <table:table-cell table:formula="of:=[levels_parameters.$E$2]*([.$A550]-1) + [levels_parameters.$D$2]" office:value-type="float" office:value="11110" calcext:value-type="float">
            <text:p>11110</text:p>
          </table:table-cell>
          <table:table-cell table:formula="of:=[levels_parameters.$G$2]*([.$A550]-1) + [levels_parameters.$F$2]" office:value-type="float" office:value="0" calcext:value-type="float">
            <text:p>0</text:p>
          </table:table-cell>
          <table:table-cell table:formula="of:=FLOOR([.$A550]/[levels_parameters.$K$2])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levels_parameters.$B$2] + [levels_parameters.$C$2]*([.$A551]-1)+[levels_parameters.$A$2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levels_parameters.$I$2]*([.$A551]-1) + [levels_parameters.$H$2]+FLOOR([.$A551]/[levels_parameters.$J$2])" office:value-type="float" office:value="662" calcext:value-type="float">
            <text:p>662</text:p>
          </table:table-cell>
          <table:table-cell table:formula="of:=[levels_parameters.$E$2]*([.$A551]-1) + [levels_parameters.$D$2]" office:value-type="float" office:value="11130" calcext:value-type="float">
            <text:p>11130</text:p>
          </table:table-cell>
          <table:table-cell table:formula="of:=[levels_parameters.$G$2]*([.$A551]-1) + [levels_parameters.$F$2]" office:value-type="float" office:value="0" calcext:value-type="float">
            <text:p>0</text:p>
          </table:table-cell>
          <table:table-cell table:formula="of:=FLOOR([.$A551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levels_parameters.$B$2] + [levels_parameters.$C$2]*([.$A552]-1)+[levels_parameters.$A$2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levels_parameters.$I$2]*([.$A552]-1) + [levels_parameters.$H$2]+FLOOR([.$A552]/[levels_parameters.$J$2])" office:value-type="float" office:value="663" calcext:value-type="float">
            <text:p>663</text:p>
          </table:table-cell>
          <table:table-cell table:formula="of:=[levels_parameters.$E$2]*([.$A552]-1) + [levels_parameters.$D$2]" office:value-type="float" office:value="11150" calcext:value-type="float">
            <text:p>11150</text:p>
          </table:table-cell>
          <table:table-cell table:formula="of:=[levels_parameters.$G$2]*([.$A552]-1) + [levels_parameters.$F$2]" office:value-type="float" office:value="0" calcext:value-type="float">
            <text:p>0</text:p>
          </table:table-cell>
          <table:table-cell table:formula="of:=FLOOR([.$A552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levels_parameters.$B$2] + [levels_parameters.$C$2]*([.$A553]-1)+[levels_parameters.$A$2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levels_parameters.$I$2]*([.$A553]-1) + [levels_parameters.$H$2]+FLOOR([.$A553]/[levels_parameters.$J$2])" office:value-type="float" office:value="664" calcext:value-type="float">
            <text:p>664</text:p>
          </table:table-cell>
          <table:table-cell table:formula="of:=[levels_parameters.$E$2]*([.$A553]-1) + [levels_parameters.$D$2]" office:value-type="float" office:value="11170" calcext:value-type="float">
            <text:p>11170</text:p>
          </table:table-cell>
          <table:table-cell table:formula="of:=[levels_parameters.$G$2]*([.$A553]-1) + [levels_parameters.$F$2]" office:value-type="float" office:value="0" calcext:value-type="float">
            <text:p>0</text:p>
          </table:table-cell>
          <table:table-cell table:formula="of:=FLOOR([.$A553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levels_parameters.$B$2] + [levels_parameters.$C$2]*([.$A554]-1)+[levels_parameters.$A$2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levels_parameters.$I$2]*([.$A554]-1) + [levels_parameters.$H$2]+FLOOR([.$A554]/[levels_parameters.$J$2])" office:value-type="float" office:value="665" calcext:value-type="float">
            <text:p>665</text:p>
          </table:table-cell>
          <table:table-cell table:formula="of:=[levels_parameters.$E$2]*([.$A554]-1) + [levels_parameters.$D$2]" office:value-type="float" office:value="11190" calcext:value-type="float">
            <text:p>11190</text:p>
          </table:table-cell>
          <table:table-cell table:formula="of:=[levels_parameters.$G$2]*([.$A554]-1) + [levels_parameters.$F$2]" office:value-type="float" office:value="0" calcext:value-type="float">
            <text:p>0</text:p>
          </table:table-cell>
          <table:table-cell table:formula="of:=FLOOR([.$A554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levels_parameters.$B$2] + [levels_parameters.$C$2]*([.$A555]-1)+[levels_parameters.$A$2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levels_parameters.$I$2]*([.$A555]-1) + [levels_parameters.$H$2]+FLOOR([.$A555]/[levels_parameters.$J$2])" office:value-type="float" office:value="666" calcext:value-type="float">
            <text:p>666</text:p>
          </table:table-cell>
          <table:table-cell table:formula="of:=[levels_parameters.$E$2]*([.$A555]-1) + [levels_parameters.$D$2]" office:value-type="float" office:value="11210" calcext:value-type="float">
            <text:p>11210</text:p>
          </table:table-cell>
          <table:table-cell table:formula="of:=[levels_parameters.$G$2]*([.$A555]-1) + [levels_parameters.$F$2]" office:value-type="float" office:value="0" calcext:value-type="float">
            <text:p>0</text:p>
          </table:table-cell>
          <table:table-cell table:formula="of:=FLOOR([.$A555]/[levels_parameters.$K$2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levels_parameters.$B$2] + [levels_parameters.$C$2]*([.$A556]-1)+[levels_parameters.$A$2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levels_parameters.$I$2]*([.$A556]-1) + [levels_parameters.$H$2]+FLOOR([.$A556]/[levels_parameters.$J$2])" office:value-type="float" office:value="668" calcext:value-type="float">
            <text:p>668</text:p>
          </table:table-cell>
          <table:table-cell table:formula="of:=[levels_parameters.$E$2]*([.$A556]-1) + [levels_parameters.$D$2]" office:value-type="float" office:value="11230" calcext:value-type="float">
            <text:p>11230</text:p>
          </table:table-cell>
          <table:table-cell table:formula="of:=[levels_parameters.$G$2]*([.$A556]-1) + [levels_parameters.$F$2]" office:value-type="float" office:value="0" calcext:value-type="float">
            <text:p>0</text:p>
          </table:table-cell>
          <table:table-cell table:formula="of:=FLOOR([.$A556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levels_parameters.$B$2] + [levels_parameters.$C$2]*([.$A557]-1)+[levels_parameters.$A$2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levels_parameters.$I$2]*([.$A557]-1) + [levels_parameters.$H$2]+FLOOR([.$A557]/[levels_parameters.$J$2])" office:value-type="float" office:value="669" calcext:value-type="float">
            <text:p>669</text:p>
          </table:table-cell>
          <table:table-cell table:formula="of:=[levels_parameters.$E$2]*([.$A557]-1) + [levels_parameters.$D$2]" office:value-type="float" office:value="11250" calcext:value-type="float">
            <text:p>11250</text:p>
          </table:table-cell>
          <table:table-cell table:formula="of:=[levels_parameters.$G$2]*([.$A557]-1) + [levels_parameters.$F$2]" office:value-type="float" office:value="0" calcext:value-type="float">
            <text:p>0</text:p>
          </table:table-cell>
          <table:table-cell table:formula="of:=FLOOR([.$A557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levels_parameters.$B$2] + [levels_parameters.$C$2]*([.$A558]-1)+[levels_parameters.$A$2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levels_parameters.$I$2]*([.$A558]-1) + [levels_parameters.$H$2]+FLOOR([.$A558]/[levels_parameters.$J$2])" office:value-type="float" office:value="670" calcext:value-type="float">
            <text:p>670</text:p>
          </table:table-cell>
          <table:table-cell table:formula="of:=[levels_parameters.$E$2]*([.$A558]-1) + [levels_parameters.$D$2]" office:value-type="float" office:value="11270" calcext:value-type="float">
            <text:p>11270</text:p>
          </table:table-cell>
          <table:table-cell table:formula="of:=[levels_parameters.$G$2]*([.$A558]-1) + [levels_parameters.$F$2]" office:value-type="float" office:value="0" calcext:value-type="float">
            <text:p>0</text:p>
          </table:table-cell>
          <table:table-cell table:formula="of:=FLOOR([.$A558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levels_parameters.$B$2] + [levels_parameters.$C$2]*([.$A559]-1)+[levels_parameters.$A$2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levels_parameters.$I$2]*([.$A559]-1) + [levels_parameters.$H$2]+FLOOR([.$A559]/[levels_parameters.$J$2])" office:value-type="float" office:value="671" calcext:value-type="float">
            <text:p>671</text:p>
          </table:table-cell>
          <table:table-cell table:formula="of:=[levels_parameters.$E$2]*([.$A559]-1) + [levels_parameters.$D$2]" office:value-type="float" office:value="11290" calcext:value-type="float">
            <text:p>11290</text:p>
          </table:table-cell>
          <table:table-cell table:formula="of:=[levels_parameters.$G$2]*([.$A559]-1) + [levels_parameters.$F$2]" office:value-type="float" office:value="0" calcext:value-type="float">
            <text:p>0</text:p>
          </table:table-cell>
          <table:table-cell table:formula="of:=FLOOR([.$A559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levels_parameters.$B$2] + [levels_parameters.$C$2]*([.$A560]-1)+[levels_parameters.$A$2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levels_parameters.$I$2]*([.$A560]-1) + [levels_parameters.$H$2]+FLOOR([.$A560]/[levels_parameters.$J$2])" office:value-type="float" office:value="672" calcext:value-type="float">
            <text:p>672</text:p>
          </table:table-cell>
          <table:table-cell table:formula="of:=[levels_parameters.$E$2]*([.$A560]-1) + [levels_parameters.$D$2]" office:value-type="float" office:value="11310" calcext:value-type="float">
            <text:p>11310</text:p>
          </table:table-cell>
          <table:table-cell table:formula="of:=[levels_parameters.$G$2]*([.$A560]-1) + [levels_parameters.$F$2]" office:value-type="float" office:value="0" calcext:value-type="float">
            <text:p>0</text:p>
          </table:table-cell>
          <table:table-cell table:formula="of:=FLOOR([.$A560]/[levels_parameters.$K$2])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levels_parameters.$B$2] + [levels_parameters.$C$2]*([.$A561]-1)+[levels_parameters.$A$2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levels_parameters.$I$2]*([.$A561]-1) + [levels_parameters.$H$2]+FLOOR([.$A561]/[levels_parameters.$J$2])" office:value-type="float" office:value="674" calcext:value-type="float">
            <text:p>674</text:p>
          </table:table-cell>
          <table:table-cell table:formula="of:=[levels_parameters.$E$2]*([.$A561]-1) + [levels_parameters.$D$2]" office:value-type="float" office:value="11330" calcext:value-type="float">
            <text:p>11330</text:p>
          </table:table-cell>
          <table:table-cell table:formula="of:=[levels_parameters.$G$2]*([.$A561]-1) + [levels_parameters.$F$2]" office:value-type="float" office:value="0" calcext:value-type="float">
            <text:p>0</text:p>
          </table:table-cell>
          <table:table-cell table:formula="of:=FLOOR([.$A561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levels_parameters.$B$2] + [levels_parameters.$C$2]*([.$A562]-1)+[levels_parameters.$A$2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levels_parameters.$I$2]*([.$A562]-1) + [levels_parameters.$H$2]+FLOOR([.$A562]/[levels_parameters.$J$2])" office:value-type="float" office:value="675" calcext:value-type="float">
            <text:p>675</text:p>
          </table:table-cell>
          <table:table-cell table:formula="of:=[levels_parameters.$E$2]*([.$A562]-1) + [levels_parameters.$D$2]" office:value-type="float" office:value="11350" calcext:value-type="float">
            <text:p>11350</text:p>
          </table:table-cell>
          <table:table-cell table:formula="of:=[levels_parameters.$G$2]*([.$A562]-1) + [levels_parameters.$F$2]" office:value-type="float" office:value="0" calcext:value-type="float">
            <text:p>0</text:p>
          </table:table-cell>
          <table:table-cell table:formula="of:=FLOOR([.$A562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levels_parameters.$B$2] + [levels_parameters.$C$2]*([.$A563]-1)+[levels_parameters.$A$2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levels_parameters.$I$2]*([.$A563]-1) + [levels_parameters.$H$2]+FLOOR([.$A563]/[levels_parameters.$J$2])" office:value-type="float" office:value="676" calcext:value-type="float">
            <text:p>676</text:p>
          </table:table-cell>
          <table:table-cell table:formula="of:=[levels_parameters.$E$2]*([.$A563]-1) + [levels_parameters.$D$2]" office:value-type="float" office:value="11370" calcext:value-type="float">
            <text:p>11370</text:p>
          </table:table-cell>
          <table:table-cell table:formula="of:=[levels_parameters.$G$2]*([.$A563]-1) + [levels_parameters.$F$2]" office:value-type="float" office:value="0" calcext:value-type="float">
            <text:p>0</text:p>
          </table:table-cell>
          <table:table-cell table:formula="of:=FLOOR([.$A563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levels_parameters.$B$2] + [levels_parameters.$C$2]*([.$A564]-1)+[levels_parameters.$A$2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levels_parameters.$I$2]*([.$A564]-1) + [levels_parameters.$H$2]+FLOOR([.$A564]/[levels_parameters.$J$2])" office:value-type="float" office:value="677" calcext:value-type="float">
            <text:p>677</text:p>
          </table:table-cell>
          <table:table-cell table:formula="of:=[levels_parameters.$E$2]*([.$A564]-1) + [levels_parameters.$D$2]" office:value-type="float" office:value="11390" calcext:value-type="float">
            <text:p>11390</text:p>
          </table:table-cell>
          <table:table-cell table:formula="of:=[levels_parameters.$G$2]*([.$A564]-1) + [levels_parameters.$F$2]" office:value-type="float" office:value="0" calcext:value-type="float">
            <text:p>0</text:p>
          </table:table-cell>
          <table:table-cell table:formula="of:=FLOOR([.$A564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levels_parameters.$B$2] + [levels_parameters.$C$2]*([.$A565]-1)+[levels_parameters.$A$2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levels_parameters.$I$2]*([.$A565]-1) + [levels_parameters.$H$2]+FLOOR([.$A565]/[levels_parameters.$J$2])" office:value-type="float" office:value="678" calcext:value-type="float">
            <text:p>678</text:p>
          </table:table-cell>
          <table:table-cell table:formula="of:=[levels_parameters.$E$2]*([.$A565]-1) + [levels_parameters.$D$2]" office:value-type="float" office:value="11410" calcext:value-type="float">
            <text:p>11410</text:p>
          </table:table-cell>
          <table:table-cell table:formula="of:=[levels_parameters.$G$2]*([.$A565]-1) + [levels_parameters.$F$2]" office:value-type="float" office:value="0" calcext:value-type="float">
            <text:p>0</text:p>
          </table:table-cell>
          <table:table-cell table:formula="of:=FLOOR([.$A565]/[levels_parameters.$K$2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levels_parameters.$B$2] + [levels_parameters.$C$2]*([.$A566]-1)+[levels_parameters.$A$2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levels_parameters.$I$2]*([.$A566]-1) + [levels_parameters.$H$2]+FLOOR([.$A566]/[levels_parameters.$J$2])" office:value-type="float" office:value="680" calcext:value-type="float">
            <text:p>680</text:p>
          </table:table-cell>
          <table:table-cell table:formula="of:=[levels_parameters.$E$2]*([.$A566]-1) + [levels_parameters.$D$2]" office:value-type="float" office:value="11430" calcext:value-type="float">
            <text:p>11430</text:p>
          </table:table-cell>
          <table:table-cell table:formula="of:=[levels_parameters.$G$2]*([.$A566]-1) + [levels_parameters.$F$2]" office:value-type="float" office:value="0" calcext:value-type="float">
            <text:p>0</text:p>
          </table:table-cell>
          <table:table-cell table:formula="of:=FLOOR([.$A566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levels_parameters.$B$2] + [levels_parameters.$C$2]*([.$A567]-1)+[levels_parameters.$A$2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levels_parameters.$I$2]*([.$A567]-1) + [levels_parameters.$H$2]+FLOOR([.$A567]/[levels_parameters.$J$2])" office:value-type="float" office:value="681" calcext:value-type="float">
            <text:p>681</text:p>
          </table:table-cell>
          <table:table-cell table:formula="of:=[levels_parameters.$E$2]*([.$A567]-1) + [levels_parameters.$D$2]" office:value-type="float" office:value="11450" calcext:value-type="float">
            <text:p>11450</text:p>
          </table:table-cell>
          <table:table-cell table:formula="of:=[levels_parameters.$G$2]*([.$A567]-1) + [levels_parameters.$F$2]" office:value-type="float" office:value="0" calcext:value-type="float">
            <text:p>0</text:p>
          </table:table-cell>
          <table:table-cell table:formula="of:=FLOOR([.$A567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levels_parameters.$B$2] + [levels_parameters.$C$2]*([.$A568]-1)+[levels_parameters.$A$2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levels_parameters.$I$2]*([.$A568]-1) + [levels_parameters.$H$2]+FLOOR([.$A568]/[levels_parameters.$J$2])" office:value-type="float" office:value="682" calcext:value-type="float">
            <text:p>682</text:p>
          </table:table-cell>
          <table:table-cell table:formula="of:=[levels_parameters.$E$2]*([.$A568]-1) + [levels_parameters.$D$2]" office:value-type="float" office:value="11470" calcext:value-type="float">
            <text:p>11470</text:p>
          </table:table-cell>
          <table:table-cell table:formula="of:=[levels_parameters.$G$2]*([.$A568]-1) + [levels_parameters.$F$2]" office:value-type="float" office:value="0" calcext:value-type="float">
            <text:p>0</text:p>
          </table:table-cell>
          <table:table-cell table:formula="of:=FLOOR([.$A568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levels_parameters.$B$2] + [levels_parameters.$C$2]*([.$A569]-1)+[levels_parameters.$A$2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levels_parameters.$I$2]*([.$A569]-1) + [levels_parameters.$H$2]+FLOOR([.$A569]/[levels_parameters.$J$2])" office:value-type="float" office:value="683" calcext:value-type="float">
            <text:p>683</text:p>
          </table:table-cell>
          <table:table-cell table:formula="of:=[levels_parameters.$E$2]*([.$A569]-1) + [levels_parameters.$D$2]" office:value-type="float" office:value="11490" calcext:value-type="float">
            <text:p>11490</text:p>
          </table:table-cell>
          <table:table-cell table:formula="of:=[levels_parameters.$G$2]*([.$A569]-1) + [levels_parameters.$F$2]" office:value-type="float" office:value="0" calcext:value-type="float">
            <text:p>0</text:p>
          </table:table-cell>
          <table:table-cell table:formula="of:=FLOOR([.$A569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levels_parameters.$B$2] + [levels_parameters.$C$2]*([.$A570]-1)+[levels_parameters.$A$2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levels_parameters.$I$2]*([.$A570]-1) + [levels_parameters.$H$2]+FLOOR([.$A570]/[levels_parameters.$J$2])" office:value-type="float" office:value="684" calcext:value-type="float">
            <text:p>684</text:p>
          </table:table-cell>
          <table:table-cell table:formula="of:=[levels_parameters.$E$2]*([.$A570]-1) + [levels_parameters.$D$2]" office:value-type="float" office:value="11510" calcext:value-type="float">
            <text:p>11510</text:p>
          </table:table-cell>
          <table:table-cell table:formula="of:=[levels_parameters.$G$2]*([.$A570]-1) + [levels_parameters.$F$2]" office:value-type="float" office:value="0" calcext:value-type="float">
            <text:p>0</text:p>
          </table:table-cell>
          <table:table-cell table:formula="of:=FLOOR([.$A570]/[levels_parameters.$K$2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levels_parameters.$B$2] + [levels_parameters.$C$2]*([.$A571]-1)+[levels_parameters.$A$2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levels_parameters.$I$2]*([.$A571]-1) + [levels_parameters.$H$2]+FLOOR([.$A571]/[levels_parameters.$J$2])" office:value-type="float" office:value="686" calcext:value-type="float">
            <text:p>686</text:p>
          </table:table-cell>
          <table:table-cell table:formula="of:=[levels_parameters.$E$2]*([.$A571]-1) + [levels_parameters.$D$2]" office:value-type="float" office:value="11530" calcext:value-type="float">
            <text:p>11530</text:p>
          </table:table-cell>
          <table:table-cell table:formula="of:=[levels_parameters.$G$2]*([.$A571]-1) + [levels_parameters.$F$2]" office:value-type="float" office:value="0" calcext:value-type="float">
            <text:p>0</text:p>
          </table:table-cell>
          <table:table-cell table:formula="of:=FLOOR([.$A571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levels_parameters.$B$2] + [levels_parameters.$C$2]*([.$A572]-1)+[levels_parameters.$A$2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levels_parameters.$I$2]*([.$A572]-1) + [levels_parameters.$H$2]+FLOOR([.$A572]/[levels_parameters.$J$2])" office:value-type="float" office:value="687" calcext:value-type="float">
            <text:p>687</text:p>
          </table:table-cell>
          <table:table-cell table:formula="of:=[levels_parameters.$E$2]*([.$A572]-1) + [levels_parameters.$D$2]" office:value-type="float" office:value="11550" calcext:value-type="float">
            <text:p>11550</text:p>
          </table:table-cell>
          <table:table-cell table:formula="of:=[levels_parameters.$G$2]*([.$A572]-1) + [levels_parameters.$F$2]" office:value-type="float" office:value="0" calcext:value-type="float">
            <text:p>0</text:p>
          </table:table-cell>
          <table:table-cell table:formula="of:=FLOOR([.$A572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levels_parameters.$B$2] + [levels_parameters.$C$2]*([.$A573]-1)+[levels_parameters.$A$2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levels_parameters.$I$2]*([.$A573]-1) + [levels_parameters.$H$2]+FLOOR([.$A573]/[levels_parameters.$J$2])" office:value-type="float" office:value="688" calcext:value-type="float">
            <text:p>688</text:p>
          </table:table-cell>
          <table:table-cell table:formula="of:=[levels_parameters.$E$2]*([.$A573]-1) + [levels_parameters.$D$2]" office:value-type="float" office:value="11570" calcext:value-type="float">
            <text:p>11570</text:p>
          </table:table-cell>
          <table:table-cell table:formula="of:=[levels_parameters.$G$2]*([.$A573]-1) + [levels_parameters.$F$2]" office:value-type="float" office:value="0" calcext:value-type="float">
            <text:p>0</text:p>
          </table:table-cell>
          <table:table-cell table:formula="of:=FLOOR([.$A573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levels_parameters.$B$2] + [levels_parameters.$C$2]*([.$A574]-1)+[levels_parameters.$A$2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levels_parameters.$I$2]*([.$A574]-1) + [levels_parameters.$H$2]+FLOOR([.$A574]/[levels_parameters.$J$2])" office:value-type="float" office:value="689" calcext:value-type="float">
            <text:p>689</text:p>
          </table:table-cell>
          <table:table-cell table:formula="of:=[levels_parameters.$E$2]*([.$A574]-1) + [levels_parameters.$D$2]" office:value-type="float" office:value="11590" calcext:value-type="float">
            <text:p>11590</text:p>
          </table:table-cell>
          <table:table-cell table:formula="of:=[levels_parameters.$G$2]*([.$A574]-1) + [levels_parameters.$F$2]" office:value-type="float" office:value="0" calcext:value-type="float">
            <text:p>0</text:p>
          </table:table-cell>
          <table:table-cell table:formula="of:=FLOOR([.$A574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levels_parameters.$B$2] + [levels_parameters.$C$2]*([.$A575]-1)+[levels_parameters.$A$2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levels_parameters.$I$2]*([.$A575]-1) + [levels_parameters.$H$2]+FLOOR([.$A575]/[levels_parameters.$J$2])" office:value-type="float" office:value="690" calcext:value-type="float">
            <text:p>690</text:p>
          </table:table-cell>
          <table:table-cell table:formula="of:=[levels_parameters.$E$2]*([.$A575]-1) + [levels_parameters.$D$2]" office:value-type="float" office:value="11610" calcext:value-type="float">
            <text:p>11610</text:p>
          </table:table-cell>
          <table:table-cell table:formula="of:=[levels_parameters.$G$2]*([.$A575]-1) + [levels_parameters.$F$2]" office:value-type="float" office:value="0" calcext:value-type="float">
            <text:p>0</text:p>
          </table:table-cell>
          <table:table-cell table:formula="of:=FLOOR([.$A575]/[levels_parameters.$K$2])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levels_parameters.$B$2] + [levels_parameters.$C$2]*([.$A576]-1)+[levels_parameters.$A$2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levels_parameters.$I$2]*([.$A576]-1) + [levels_parameters.$H$2]+FLOOR([.$A576]/[levels_parameters.$J$2])" office:value-type="float" office:value="692" calcext:value-type="float">
            <text:p>692</text:p>
          </table:table-cell>
          <table:table-cell table:formula="of:=[levels_parameters.$E$2]*([.$A576]-1) + [levels_parameters.$D$2]" office:value-type="float" office:value="11630" calcext:value-type="float">
            <text:p>11630</text:p>
          </table:table-cell>
          <table:table-cell table:formula="of:=[levels_parameters.$G$2]*([.$A576]-1) + [levels_parameters.$F$2]" office:value-type="float" office:value="0" calcext:value-type="float">
            <text:p>0</text:p>
          </table:table-cell>
          <table:table-cell table:formula="of:=FLOOR([.$A576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levels_parameters.$B$2] + [levels_parameters.$C$2]*([.$A577]-1)+[levels_parameters.$A$2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levels_parameters.$I$2]*([.$A577]-1) + [levels_parameters.$H$2]+FLOOR([.$A577]/[levels_parameters.$J$2])" office:value-type="float" office:value="693" calcext:value-type="float">
            <text:p>693</text:p>
          </table:table-cell>
          <table:table-cell table:formula="of:=[levels_parameters.$E$2]*([.$A577]-1) + [levels_parameters.$D$2]" office:value-type="float" office:value="11650" calcext:value-type="float">
            <text:p>11650</text:p>
          </table:table-cell>
          <table:table-cell table:formula="of:=[levels_parameters.$G$2]*([.$A577]-1) + [levels_parameters.$F$2]" office:value-type="float" office:value="0" calcext:value-type="float">
            <text:p>0</text:p>
          </table:table-cell>
          <table:table-cell table:formula="of:=FLOOR([.$A577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levels_parameters.$B$2] + [levels_parameters.$C$2]*([.$A578]-1)+[levels_parameters.$A$2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levels_parameters.$I$2]*([.$A578]-1) + [levels_parameters.$H$2]+FLOOR([.$A578]/[levels_parameters.$J$2])" office:value-type="float" office:value="694" calcext:value-type="float">
            <text:p>694</text:p>
          </table:table-cell>
          <table:table-cell table:formula="of:=[levels_parameters.$E$2]*([.$A578]-1) + [levels_parameters.$D$2]" office:value-type="float" office:value="11670" calcext:value-type="float">
            <text:p>11670</text:p>
          </table:table-cell>
          <table:table-cell table:formula="of:=[levels_parameters.$G$2]*([.$A578]-1) + [levels_parameters.$F$2]" office:value-type="float" office:value="0" calcext:value-type="float">
            <text:p>0</text:p>
          </table:table-cell>
          <table:table-cell table:formula="of:=FLOOR([.$A578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levels_parameters.$B$2] + [levels_parameters.$C$2]*([.$A579]-1)+[levels_parameters.$A$2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levels_parameters.$I$2]*([.$A579]-1) + [levels_parameters.$H$2]+FLOOR([.$A579]/[levels_parameters.$J$2])" office:value-type="float" office:value="695" calcext:value-type="float">
            <text:p>695</text:p>
          </table:table-cell>
          <table:table-cell table:formula="of:=[levels_parameters.$E$2]*([.$A579]-1) + [levels_parameters.$D$2]" office:value-type="float" office:value="11690" calcext:value-type="float">
            <text:p>11690</text:p>
          </table:table-cell>
          <table:table-cell table:formula="of:=[levels_parameters.$G$2]*([.$A579]-1) + [levels_parameters.$F$2]" office:value-type="float" office:value="0" calcext:value-type="float">
            <text:p>0</text:p>
          </table:table-cell>
          <table:table-cell table:formula="of:=FLOOR([.$A579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levels_parameters.$B$2] + [levels_parameters.$C$2]*([.$A580]-1)+[levels_parameters.$A$2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levels_parameters.$I$2]*([.$A580]-1) + [levels_parameters.$H$2]+FLOOR([.$A580]/[levels_parameters.$J$2])" office:value-type="float" office:value="696" calcext:value-type="float">
            <text:p>696</text:p>
          </table:table-cell>
          <table:table-cell table:formula="of:=[levels_parameters.$E$2]*([.$A580]-1) + [levels_parameters.$D$2]" office:value-type="float" office:value="11710" calcext:value-type="float">
            <text:p>11710</text:p>
          </table:table-cell>
          <table:table-cell table:formula="of:=[levels_parameters.$G$2]*([.$A580]-1) + [levels_parameters.$F$2]" office:value-type="float" office:value="0" calcext:value-type="float">
            <text:p>0</text:p>
          </table:table-cell>
          <table:table-cell table:formula="of:=FLOOR([.$A580]/[levels_parameters.$K$2])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levels_parameters.$B$2] + [levels_parameters.$C$2]*([.$A581]-1)+[levels_parameters.$A$2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levels_parameters.$I$2]*([.$A581]-1) + [levels_parameters.$H$2]+FLOOR([.$A581]/[levels_parameters.$J$2])" office:value-type="float" office:value="698" calcext:value-type="float">
            <text:p>698</text:p>
          </table:table-cell>
          <table:table-cell table:formula="of:=[levels_parameters.$E$2]*([.$A581]-1) + [levels_parameters.$D$2]" office:value-type="float" office:value="11730" calcext:value-type="float">
            <text:p>11730</text:p>
          </table:table-cell>
          <table:table-cell table:formula="of:=[levels_parameters.$G$2]*([.$A581]-1) + [levels_parameters.$F$2]" office:value-type="float" office:value="0" calcext:value-type="float">
            <text:p>0</text:p>
          </table:table-cell>
          <table:table-cell table:formula="of:=FLOOR([.$A581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levels_parameters.$B$2] + [levels_parameters.$C$2]*([.$A582]-1)+[levels_parameters.$A$2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levels_parameters.$I$2]*([.$A582]-1) + [levels_parameters.$H$2]+FLOOR([.$A582]/[levels_parameters.$J$2])" office:value-type="float" office:value="699" calcext:value-type="float">
            <text:p>699</text:p>
          </table:table-cell>
          <table:table-cell table:formula="of:=[levels_parameters.$E$2]*([.$A582]-1) + [levels_parameters.$D$2]" office:value-type="float" office:value="11750" calcext:value-type="float">
            <text:p>11750</text:p>
          </table:table-cell>
          <table:table-cell table:formula="of:=[levels_parameters.$G$2]*([.$A582]-1) + [levels_parameters.$F$2]" office:value-type="float" office:value="0" calcext:value-type="float">
            <text:p>0</text:p>
          </table:table-cell>
          <table:table-cell table:formula="of:=FLOOR([.$A582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levels_parameters.$B$2] + [levels_parameters.$C$2]*([.$A583]-1)+[levels_parameters.$A$2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levels_parameters.$I$2]*([.$A583]-1) + [levels_parameters.$H$2]+FLOOR([.$A583]/[levels_parameters.$J$2])" office:value-type="float" office:value="700" calcext:value-type="float">
            <text:p>700</text:p>
          </table:table-cell>
          <table:table-cell table:formula="of:=[levels_parameters.$E$2]*([.$A583]-1) + [levels_parameters.$D$2]" office:value-type="float" office:value="11770" calcext:value-type="float">
            <text:p>11770</text:p>
          </table:table-cell>
          <table:table-cell table:formula="of:=[levels_parameters.$G$2]*([.$A583]-1) + [levels_parameters.$F$2]" office:value-type="float" office:value="0" calcext:value-type="float">
            <text:p>0</text:p>
          </table:table-cell>
          <table:table-cell table:formula="of:=FLOOR([.$A583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levels_parameters.$B$2] + [levels_parameters.$C$2]*([.$A584]-1)+[levels_parameters.$A$2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levels_parameters.$I$2]*([.$A584]-1) + [levels_parameters.$H$2]+FLOOR([.$A584]/[levels_parameters.$J$2])" office:value-type="float" office:value="701" calcext:value-type="float">
            <text:p>701</text:p>
          </table:table-cell>
          <table:table-cell table:formula="of:=[levels_parameters.$E$2]*([.$A584]-1) + [levels_parameters.$D$2]" office:value-type="float" office:value="11790" calcext:value-type="float">
            <text:p>11790</text:p>
          </table:table-cell>
          <table:table-cell table:formula="of:=[levels_parameters.$G$2]*([.$A584]-1) + [levels_parameters.$F$2]" office:value-type="float" office:value="0" calcext:value-type="float">
            <text:p>0</text:p>
          </table:table-cell>
          <table:table-cell table:formula="of:=FLOOR([.$A584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levels_parameters.$B$2] + [levels_parameters.$C$2]*([.$A585]-1)+[levels_parameters.$A$2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levels_parameters.$I$2]*([.$A585]-1) + [levels_parameters.$H$2]+FLOOR([.$A585]/[levels_parameters.$J$2])" office:value-type="float" office:value="702" calcext:value-type="float">
            <text:p>702</text:p>
          </table:table-cell>
          <table:table-cell table:formula="of:=[levels_parameters.$E$2]*([.$A585]-1) + [levels_parameters.$D$2]" office:value-type="float" office:value="11810" calcext:value-type="float">
            <text:p>11810</text:p>
          </table:table-cell>
          <table:table-cell table:formula="of:=[levels_parameters.$G$2]*([.$A585]-1) + [levels_parameters.$F$2]" office:value-type="float" office:value="0" calcext:value-type="float">
            <text:p>0</text:p>
          </table:table-cell>
          <table:table-cell table:formula="of:=FLOOR([.$A585]/[levels_parameters.$K$2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levels_parameters.$B$2] + [levels_parameters.$C$2]*([.$A586]-1)+[levels_parameters.$A$2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levels_parameters.$I$2]*([.$A586]-1) + [levels_parameters.$H$2]+FLOOR([.$A586]/[levels_parameters.$J$2])" office:value-type="float" office:value="704" calcext:value-type="float">
            <text:p>704</text:p>
          </table:table-cell>
          <table:table-cell table:formula="of:=[levels_parameters.$E$2]*([.$A586]-1) + [levels_parameters.$D$2]" office:value-type="float" office:value="11830" calcext:value-type="float">
            <text:p>11830</text:p>
          </table:table-cell>
          <table:table-cell table:formula="of:=[levels_parameters.$G$2]*([.$A586]-1) + [levels_parameters.$F$2]" office:value-type="float" office:value="0" calcext:value-type="float">
            <text:p>0</text:p>
          </table:table-cell>
          <table:table-cell table:formula="of:=FLOOR([.$A586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levels_parameters.$B$2] + [levels_parameters.$C$2]*([.$A587]-1)+[levels_parameters.$A$2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levels_parameters.$I$2]*([.$A587]-1) + [levels_parameters.$H$2]+FLOOR([.$A587]/[levels_parameters.$J$2])" office:value-type="float" office:value="705" calcext:value-type="float">
            <text:p>705</text:p>
          </table:table-cell>
          <table:table-cell table:formula="of:=[levels_parameters.$E$2]*([.$A587]-1) + [levels_parameters.$D$2]" office:value-type="float" office:value="11850" calcext:value-type="float">
            <text:p>11850</text:p>
          </table:table-cell>
          <table:table-cell table:formula="of:=[levels_parameters.$G$2]*([.$A587]-1) + [levels_parameters.$F$2]" office:value-type="float" office:value="0" calcext:value-type="float">
            <text:p>0</text:p>
          </table:table-cell>
          <table:table-cell table:formula="of:=FLOOR([.$A587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levels_parameters.$B$2] + [levels_parameters.$C$2]*([.$A588]-1)+[levels_parameters.$A$2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levels_parameters.$I$2]*([.$A588]-1) + [levels_parameters.$H$2]+FLOOR([.$A588]/[levels_parameters.$J$2])" office:value-type="float" office:value="706" calcext:value-type="float">
            <text:p>706</text:p>
          </table:table-cell>
          <table:table-cell table:formula="of:=[levels_parameters.$E$2]*([.$A588]-1) + [levels_parameters.$D$2]" office:value-type="float" office:value="11870" calcext:value-type="float">
            <text:p>11870</text:p>
          </table:table-cell>
          <table:table-cell table:formula="of:=[levels_parameters.$G$2]*([.$A588]-1) + [levels_parameters.$F$2]" office:value-type="float" office:value="0" calcext:value-type="float">
            <text:p>0</text:p>
          </table:table-cell>
          <table:table-cell table:formula="of:=FLOOR([.$A588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levels_parameters.$B$2] + [levels_parameters.$C$2]*([.$A589]-1)+[levels_parameters.$A$2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levels_parameters.$I$2]*([.$A589]-1) + [levels_parameters.$H$2]+FLOOR([.$A589]/[levels_parameters.$J$2])" office:value-type="float" office:value="707" calcext:value-type="float">
            <text:p>707</text:p>
          </table:table-cell>
          <table:table-cell table:formula="of:=[levels_parameters.$E$2]*([.$A589]-1) + [levels_parameters.$D$2]" office:value-type="float" office:value="11890" calcext:value-type="float">
            <text:p>11890</text:p>
          </table:table-cell>
          <table:table-cell table:formula="of:=[levels_parameters.$G$2]*([.$A589]-1) + [levels_parameters.$F$2]" office:value-type="float" office:value="0" calcext:value-type="float">
            <text:p>0</text:p>
          </table:table-cell>
          <table:table-cell table:formula="of:=FLOOR([.$A589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levels_parameters.$B$2] + [levels_parameters.$C$2]*([.$A590]-1)+[levels_parameters.$A$2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levels_parameters.$I$2]*([.$A590]-1) + [levels_parameters.$H$2]+FLOOR([.$A590]/[levels_parameters.$J$2])" office:value-type="float" office:value="708" calcext:value-type="float">
            <text:p>708</text:p>
          </table:table-cell>
          <table:table-cell table:formula="of:=[levels_parameters.$E$2]*([.$A590]-1) + [levels_parameters.$D$2]" office:value-type="float" office:value="11910" calcext:value-type="float">
            <text:p>11910</text:p>
          </table:table-cell>
          <table:table-cell table:formula="of:=[levels_parameters.$G$2]*([.$A590]-1) + [levels_parameters.$F$2]" office:value-type="float" office:value="0" calcext:value-type="float">
            <text:p>0</text:p>
          </table:table-cell>
          <table:table-cell table:formula="of:=FLOOR([.$A590]/[levels_parameters.$K$2])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levels_parameters.$B$2] + [levels_parameters.$C$2]*([.$A591]-1)+[levels_parameters.$A$2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levels_parameters.$I$2]*([.$A591]-1) + [levels_parameters.$H$2]+FLOOR([.$A591]/[levels_parameters.$J$2])" office:value-type="float" office:value="710" calcext:value-type="float">
            <text:p>710</text:p>
          </table:table-cell>
          <table:table-cell table:formula="of:=[levels_parameters.$E$2]*([.$A591]-1) + [levels_parameters.$D$2]" office:value-type="float" office:value="11930" calcext:value-type="float">
            <text:p>11930</text:p>
          </table:table-cell>
          <table:table-cell table:formula="of:=[levels_parameters.$G$2]*([.$A591]-1) + [levels_parameters.$F$2]" office:value-type="float" office:value="0" calcext:value-type="float">
            <text:p>0</text:p>
          </table:table-cell>
          <table:table-cell table:formula="of:=FLOOR([.$A591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levels_parameters.$B$2] + [levels_parameters.$C$2]*([.$A592]-1)+[levels_parameters.$A$2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levels_parameters.$I$2]*([.$A592]-1) + [levels_parameters.$H$2]+FLOOR([.$A592]/[levels_parameters.$J$2])" office:value-type="float" office:value="711" calcext:value-type="float">
            <text:p>711</text:p>
          </table:table-cell>
          <table:table-cell table:formula="of:=[levels_parameters.$E$2]*([.$A592]-1) + [levels_parameters.$D$2]" office:value-type="float" office:value="11950" calcext:value-type="float">
            <text:p>11950</text:p>
          </table:table-cell>
          <table:table-cell table:formula="of:=[levels_parameters.$G$2]*([.$A592]-1) + [levels_parameters.$F$2]" office:value-type="float" office:value="0" calcext:value-type="float">
            <text:p>0</text:p>
          </table:table-cell>
          <table:table-cell table:formula="of:=FLOOR([.$A592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levels_parameters.$B$2] + [levels_parameters.$C$2]*([.$A593]-1)+[levels_parameters.$A$2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levels_parameters.$I$2]*([.$A593]-1) + [levels_parameters.$H$2]+FLOOR([.$A593]/[levels_parameters.$J$2])" office:value-type="float" office:value="712" calcext:value-type="float">
            <text:p>712</text:p>
          </table:table-cell>
          <table:table-cell table:formula="of:=[levels_parameters.$E$2]*([.$A593]-1) + [levels_parameters.$D$2]" office:value-type="float" office:value="11970" calcext:value-type="float">
            <text:p>11970</text:p>
          </table:table-cell>
          <table:table-cell table:formula="of:=[levels_parameters.$G$2]*([.$A593]-1) + [levels_parameters.$F$2]" office:value-type="float" office:value="0" calcext:value-type="float">
            <text:p>0</text:p>
          </table:table-cell>
          <table:table-cell table:formula="of:=FLOOR([.$A593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levels_parameters.$B$2] + [levels_parameters.$C$2]*([.$A594]-1)+[levels_parameters.$A$2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levels_parameters.$I$2]*([.$A594]-1) + [levels_parameters.$H$2]+FLOOR([.$A594]/[levels_parameters.$J$2])" office:value-type="float" office:value="713" calcext:value-type="float">
            <text:p>713</text:p>
          </table:table-cell>
          <table:table-cell table:formula="of:=[levels_parameters.$E$2]*([.$A594]-1) + [levels_parameters.$D$2]" office:value-type="float" office:value="11990" calcext:value-type="float">
            <text:p>11990</text:p>
          </table:table-cell>
          <table:table-cell table:formula="of:=[levels_parameters.$G$2]*([.$A594]-1) + [levels_parameters.$F$2]" office:value-type="float" office:value="0" calcext:value-type="float">
            <text:p>0</text:p>
          </table:table-cell>
          <table:table-cell table:formula="of:=FLOOR([.$A594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levels_parameters.$B$2] + [levels_parameters.$C$2]*([.$A595]-1)+[levels_parameters.$A$2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levels_parameters.$I$2]*([.$A595]-1) + [levels_parameters.$H$2]+FLOOR([.$A595]/[levels_parameters.$J$2])" office:value-type="float" office:value="714" calcext:value-type="float">
            <text:p>714</text:p>
          </table:table-cell>
          <table:table-cell table:formula="of:=[levels_parameters.$E$2]*([.$A595]-1) + [levels_parameters.$D$2]" office:value-type="float" office:value="12010" calcext:value-type="float">
            <text:p>12010</text:p>
          </table:table-cell>
          <table:table-cell table:formula="of:=[levels_parameters.$G$2]*([.$A595]-1) + [levels_parameters.$F$2]" office:value-type="float" office:value="0" calcext:value-type="float">
            <text:p>0</text:p>
          </table:table-cell>
          <table:table-cell table:formula="of:=FLOOR([.$A595]/[levels_parameters.$K$2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levels_parameters.$B$2] + [levels_parameters.$C$2]*([.$A596]-1)+[levels_parameters.$A$2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levels_parameters.$I$2]*([.$A596]-1) + [levels_parameters.$H$2]+FLOOR([.$A596]/[levels_parameters.$J$2])" office:value-type="float" office:value="716" calcext:value-type="float">
            <text:p>716</text:p>
          </table:table-cell>
          <table:table-cell table:formula="of:=[levels_parameters.$E$2]*([.$A596]-1) + [levels_parameters.$D$2]" office:value-type="float" office:value="12030" calcext:value-type="float">
            <text:p>12030</text:p>
          </table:table-cell>
          <table:table-cell table:formula="of:=[levels_parameters.$G$2]*([.$A596]-1) + [levels_parameters.$F$2]" office:value-type="float" office:value="0" calcext:value-type="float">
            <text:p>0</text:p>
          </table:table-cell>
          <table:table-cell table:formula="of:=FLOOR([.$A596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levels_parameters.$B$2] + [levels_parameters.$C$2]*([.$A597]-1)+[levels_parameters.$A$2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levels_parameters.$I$2]*([.$A597]-1) + [levels_parameters.$H$2]+FLOOR([.$A597]/[levels_parameters.$J$2])" office:value-type="float" office:value="717" calcext:value-type="float">
            <text:p>717</text:p>
          </table:table-cell>
          <table:table-cell table:formula="of:=[levels_parameters.$E$2]*([.$A597]-1) + [levels_parameters.$D$2]" office:value-type="float" office:value="12050" calcext:value-type="float">
            <text:p>12050</text:p>
          </table:table-cell>
          <table:table-cell table:formula="of:=[levels_parameters.$G$2]*([.$A597]-1) + [levels_parameters.$F$2]" office:value-type="float" office:value="0" calcext:value-type="float">
            <text:p>0</text:p>
          </table:table-cell>
          <table:table-cell table:formula="of:=FLOOR([.$A597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levels_parameters.$B$2] + [levels_parameters.$C$2]*([.$A598]-1)+[levels_parameters.$A$2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levels_parameters.$I$2]*([.$A598]-1) + [levels_parameters.$H$2]+FLOOR([.$A598]/[levels_parameters.$J$2])" office:value-type="float" office:value="718" calcext:value-type="float">
            <text:p>718</text:p>
          </table:table-cell>
          <table:table-cell table:formula="of:=[levels_parameters.$E$2]*([.$A598]-1) + [levels_parameters.$D$2]" office:value-type="float" office:value="12070" calcext:value-type="float">
            <text:p>12070</text:p>
          </table:table-cell>
          <table:table-cell table:formula="of:=[levels_parameters.$G$2]*([.$A598]-1) + [levels_parameters.$F$2]" office:value-type="float" office:value="0" calcext:value-type="float">
            <text:p>0</text:p>
          </table:table-cell>
          <table:table-cell table:formula="of:=FLOOR([.$A598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levels_parameters.$B$2] + [levels_parameters.$C$2]*([.$A599]-1)+[levels_parameters.$A$2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levels_parameters.$I$2]*([.$A599]-1) + [levels_parameters.$H$2]+FLOOR([.$A599]/[levels_parameters.$J$2])" office:value-type="float" office:value="719" calcext:value-type="float">
            <text:p>719</text:p>
          </table:table-cell>
          <table:table-cell table:formula="of:=[levels_parameters.$E$2]*([.$A599]-1) + [levels_parameters.$D$2]" office:value-type="float" office:value="12090" calcext:value-type="float">
            <text:p>12090</text:p>
          </table:table-cell>
          <table:table-cell table:formula="of:=[levels_parameters.$G$2]*([.$A599]-1) + [levels_parameters.$F$2]" office:value-type="float" office:value="0" calcext:value-type="float">
            <text:p>0</text:p>
          </table:table-cell>
          <table:table-cell table:formula="of:=FLOOR([.$A599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levels_parameters.$B$2] + [levels_parameters.$C$2]*([.$A600]-1)+[levels_parameters.$A$2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levels_parameters.$I$2]*([.$A600]-1) + [levels_parameters.$H$2]+FLOOR([.$A600]/[levels_parameters.$J$2])" office:value-type="float" office:value="720" calcext:value-type="float">
            <text:p>720</text:p>
          </table:table-cell>
          <table:table-cell table:formula="of:=[levels_parameters.$E$2]*([.$A600]-1) + [levels_parameters.$D$2]" office:value-type="float" office:value="12110" calcext:value-type="float">
            <text:p>12110</text:p>
          </table:table-cell>
          <table:table-cell table:formula="of:=[levels_parameters.$G$2]*([.$A600]-1) + [levels_parameters.$F$2]" office:value-type="float" office:value="0" calcext:value-type="float">
            <text:p>0</text:p>
          </table:table-cell>
          <table:table-cell table:formula="of:=FLOOR([.$A600]/[levels_parameters.$K$2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levels_parameters.$B$2] + [levels_parameters.$C$2]*([.$A601]-1)+[levels_parameters.$A$2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levels_parameters.$I$2]*([.$A601]-1) + [levels_parameters.$H$2]+FLOOR([.$A601]/[levels_parameters.$J$2])" office:value-type="float" office:value="722" calcext:value-type="float">
            <text:p>722</text:p>
          </table:table-cell>
          <table:table-cell table:formula="of:=[levels_parameters.$E$2]*([.$A601]-1) + [levels_parameters.$D$2]" office:value-type="float" office:value="12130" calcext:value-type="float">
            <text:p>12130</text:p>
          </table:table-cell>
          <table:table-cell table:formula="of:=[levels_parameters.$G$2]*([.$A601]-1) + [levels_parameters.$F$2]" office:value-type="float" office:value="0" calcext:value-type="float">
            <text:p>0</text:p>
          </table:table-cell>
          <table:table-cell table:formula="of:=FLOOR([.$A601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levels_parameters.$B$2] + [levels_parameters.$C$2]*([.$A602]-1)+[levels_parameters.$A$2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levels_parameters.$I$2]*([.$A602]-1) + [levels_parameters.$H$2]+FLOOR([.$A602]/[levels_parameters.$J$2])" office:value-type="float" office:value="723" calcext:value-type="float">
            <text:p>723</text:p>
          </table:table-cell>
          <table:table-cell table:formula="of:=[levels_parameters.$E$2]*([.$A602]-1) + [levels_parameters.$D$2]" office:value-type="float" office:value="12150" calcext:value-type="float">
            <text:p>12150</text:p>
          </table:table-cell>
          <table:table-cell table:formula="of:=[levels_parameters.$G$2]*([.$A602]-1) + [levels_parameters.$F$2]" office:value-type="float" office:value="0" calcext:value-type="float">
            <text:p>0</text:p>
          </table:table-cell>
          <table:table-cell table:formula="of:=FLOOR([.$A602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levels_parameters.$B$2] + [levels_parameters.$C$2]*([.$A603]-1)+[levels_parameters.$A$2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levels_parameters.$I$2]*([.$A603]-1) + [levels_parameters.$H$2]+FLOOR([.$A603]/[levels_parameters.$J$2])" office:value-type="float" office:value="724" calcext:value-type="float">
            <text:p>724</text:p>
          </table:table-cell>
          <table:table-cell table:formula="of:=[levels_parameters.$E$2]*([.$A603]-1) + [levels_parameters.$D$2]" office:value-type="float" office:value="12170" calcext:value-type="float">
            <text:p>12170</text:p>
          </table:table-cell>
          <table:table-cell table:formula="of:=[levels_parameters.$G$2]*([.$A603]-1) + [levels_parameters.$F$2]" office:value-type="float" office:value="0" calcext:value-type="float">
            <text:p>0</text:p>
          </table:table-cell>
          <table:table-cell table:formula="of:=FLOOR([.$A603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levels_parameters.$B$2] + [levels_parameters.$C$2]*([.$A604]-1)+[levels_parameters.$A$2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levels_parameters.$I$2]*([.$A604]-1) + [levels_parameters.$H$2]+FLOOR([.$A604]/[levels_parameters.$J$2])" office:value-type="float" office:value="725" calcext:value-type="float">
            <text:p>725</text:p>
          </table:table-cell>
          <table:table-cell table:formula="of:=[levels_parameters.$E$2]*([.$A604]-1) + [levels_parameters.$D$2]" office:value-type="float" office:value="12190" calcext:value-type="float">
            <text:p>12190</text:p>
          </table:table-cell>
          <table:table-cell table:formula="of:=[levels_parameters.$G$2]*([.$A604]-1) + [levels_parameters.$F$2]" office:value-type="float" office:value="0" calcext:value-type="float">
            <text:p>0</text:p>
          </table:table-cell>
          <table:table-cell table:formula="of:=FLOOR([.$A604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levels_parameters.$B$2] + [levels_parameters.$C$2]*([.$A605]-1)+[levels_parameters.$A$2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levels_parameters.$I$2]*([.$A605]-1) + [levels_parameters.$H$2]+FLOOR([.$A605]/[levels_parameters.$J$2])" office:value-type="float" office:value="726" calcext:value-type="float">
            <text:p>726</text:p>
          </table:table-cell>
          <table:table-cell table:formula="of:=[levels_parameters.$E$2]*([.$A605]-1) + [levels_parameters.$D$2]" office:value-type="float" office:value="12210" calcext:value-type="float">
            <text:p>12210</text:p>
          </table:table-cell>
          <table:table-cell table:formula="of:=[levels_parameters.$G$2]*([.$A605]-1) + [levels_parameters.$F$2]" office:value-type="float" office:value="0" calcext:value-type="float">
            <text:p>0</text:p>
          </table:table-cell>
          <table:table-cell table:formula="of:=FLOOR([.$A605]/[levels_parameters.$K$2])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levels_parameters.$B$2] + [levels_parameters.$C$2]*([.$A606]-1)+[levels_parameters.$A$2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levels_parameters.$I$2]*([.$A606]-1) + [levels_parameters.$H$2]+FLOOR([.$A606]/[levels_parameters.$J$2])" office:value-type="float" office:value="728" calcext:value-type="float">
            <text:p>728</text:p>
          </table:table-cell>
          <table:table-cell table:formula="of:=[levels_parameters.$E$2]*([.$A606]-1) + [levels_parameters.$D$2]" office:value-type="float" office:value="12230" calcext:value-type="float">
            <text:p>12230</text:p>
          </table:table-cell>
          <table:table-cell table:formula="of:=[levels_parameters.$G$2]*([.$A606]-1) + [levels_parameters.$F$2]" office:value-type="float" office:value="0" calcext:value-type="float">
            <text:p>0</text:p>
          </table:table-cell>
          <table:table-cell table:formula="of:=FLOOR([.$A606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levels_parameters.$B$2] + [levels_parameters.$C$2]*([.$A607]-1)+[levels_parameters.$A$2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levels_parameters.$I$2]*([.$A607]-1) + [levels_parameters.$H$2]+FLOOR([.$A607]/[levels_parameters.$J$2])" office:value-type="float" office:value="729" calcext:value-type="float">
            <text:p>729</text:p>
          </table:table-cell>
          <table:table-cell table:formula="of:=[levels_parameters.$E$2]*([.$A607]-1) + [levels_parameters.$D$2]" office:value-type="float" office:value="12250" calcext:value-type="float">
            <text:p>12250</text:p>
          </table:table-cell>
          <table:table-cell table:formula="of:=[levels_parameters.$G$2]*([.$A607]-1) + [levels_parameters.$F$2]" office:value-type="float" office:value="0" calcext:value-type="float">
            <text:p>0</text:p>
          </table:table-cell>
          <table:table-cell table:formula="of:=FLOOR([.$A607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levels_parameters.$B$2] + [levels_parameters.$C$2]*([.$A608]-1)+[levels_parameters.$A$2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levels_parameters.$I$2]*([.$A608]-1) + [levels_parameters.$H$2]+FLOOR([.$A608]/[levels_parameters.$J$2])" office:value-type="float" office:value="730" calcext:value-type="float">
            <text:p>730</text:p>
          </table:table-cell>
          <table:table-cell table:formula="of:=[levels_parameters.$E$2]*([.$A608]-1) + [levels_parameters.$D$2]" office:value-type="float" office:value="12270" calcext:value-type="float">
            <text:p>12270</text:p>
          </table:table-cell>
          <table:table-cell table:formula="of:=[levels_parameters.$G$2]*([.$A608]-1) + [levels_parameters.$F$2]" office:value-type="float" office:value="0" calcext:value-type="float">
            <text:p>0</text:p>
          </table:table-cell>
          <table:table-cell table:formula="of:=FLOOR([.$A608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levels_parameters.$B$2] + [levels_parameters.$C$2]*([.$A609]-1)+[levels_parameters.$A$2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levels_parameters.$I$2]*([.$A609]-1) + [levels_parameters.$H$2]+FLOOR([.$A609]/[levels_parameters.$J$2])" office:value-type="float" office:value="731" calcext:value-type="float">
            <text:p>731</text:p>
          </table:table-cell>
          <table:table-cell table:formula="of:=[levels_parameters.$E$2]*([.$A609]-1) + [levels_parameters.$D$2]" office:value-type="float" office:value="12290" calcext:value-type="float">
            <text:p>12290</text:p>
          </table:table-cell>
          <table:table-cell table:formula="of:=[levels_parameters.$G$2]*([.$A609]-1) + [levels_parameters.$F$2]" office:value-type="float" office:value="0" calcext:value-type="float">
            <text:p>0</text:p>
          </table:table-cell>
          <table:table-cell table:formula="of:=FLOOR([.$A609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levels_parameters.$B$2] + [levels_parameters.$C$2]*([.$A610]-1)+[levels_parameters.$A$2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levels_parameters.$I$2]*([.$A610]-1) + [levels_parameters.$H$2]+FLOOR([.$A610]/[levels_parameters.$J$2])" office:value-type="float" office:value="732" calcext:value-type="float">
            <text:p>732</text:p>
          </table:table-cell>
          <table:table-cell table:formula="of:=[levels_parameters.$E$2]*([.$A610]-1) + [levels_parameters.$D$2]" office:value-type="float" office:value="12310" calcext:value-type="float">
            <text:p>12310</text:p>
          </table:table-cell>
          <table:table-cell table:formula="of:=[levels_parameters.$G$2]*([.$A610]-1) + [levels_parameters.$F$2]" office:value-type="float" office:value="0" calcext:value-type="float">
            <text:p>0</text:p>
          </table:table-cell>
          <table:table-cell table:formula="of:=FLOOR([.$A610]/[levels_parameters.$K$2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levels_parameters.$B$2] + [levels_parameters.$C$2]*([.$A611]-1)+[levels_parameters.$A$2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levels_parameters.$I$2]*([.$A611]-1) + [levels_parameters.$H$2]+FLOOR([.$A611]/[levels_parameters.$J$2])" office:value-type="float" office:value="734" calcext:value-type="float">
            <text:p>734</text:p>
          </table:table-cell>
          <table:table-cell table:formula="of:=[levels_parameters.$E$2]*([.$A611]-1) + [levels_parameters.$D$2]" office:value-type="float" office:value="12330" calcext:value-type="float">
            <text:p>12330</text:p>
          </table:table-cell>
          <table:table-cell table:formula="of:=[levels_parameters.$G$2]*([.$A611]-1) + [levels_parameters.$F$2]" office:value-type="float" office:value="0" calcext:value-type="float">
            <text:p>0</text:p>
          </table:table-cell>
          <table:table-cell table:formula="of:=FLOOR([.$A611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levels_parameters.$B$2] + [levels_parameters.$C$2]*([.$A612]-1)+[levels_parameters.$A$2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levels_parameters.$I$2]*([.$A612]-1) + [levels_parameters.$H$2]+FLOOR([.$A612]/[levels_parameters.$J$2])" office:value-type="float" office:value="735" calcext:value-type="float">
            <text:p>735</text:p>
          </table:table-cell>
          <table:table-cell table:formula="of:=[levels_parameters.$E$2]*([.$A612]-1) + [levels_parameters.$D$2]" office:value-type="float" office:value="12350" calcext:value-type="float">
            <text:p>12350</text:p>
          </table:table-cell>
          <table:table-cell table:formula="of:=[levels_parameters.$G$2]*([.$A612]-1) + [levels_parameters.$F$2]" office:value-type="float" office:value="0" calcext:value-type="float">
            <text:p>0</text:p>
          </table:table-cell>
          <table:table-cell table:formula="of:=FLOOR([.$A612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levels_parameters.$B$2] + [levels_parameters.$C$2]*([.$A613]-1)+[levels_parameters.$A$2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levels_parameters.$I$2]*([.$A613]-1) + [levels_parameters.$H$2]+FLOOR([.$A613]/[levels_parameters.$J$2])" office:value-type="float" office:value="736" calcext:value-type="float">
            <text:p>736</text:p>
          </table:table-cell>
          <table:table-cell table:formula="of:=[levels_parameters.$E$2]*([.$A613]-1) + [levels_parameters.$D$2]" office:value-type="float" office:value="12370" calcext:value-type="float">
            <text:p>12370</text:p>
          </table:table-cell>
          <table:table-cell table:formula="of:=[levels_parameters.$G$2]*([.$A613]-1) + [levels_parameters.$F$2]" office:value-type="float" office:value="0" calcext:value-type="float">
            <text:p>0</text:p>
          </table:table-cell>
          <table:table-cell table:formula="of:=FLOOR([.$A613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levels_parameters.$B$2] + [levels_parameters.$C$2]*([.$A614]-1)+[levels_parameters.$A$2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levels_parameters.$I$2]*([.$A614]-1) + [levels_parameters.$H$2]+FLOOR([.$A614]/[levels_parameters.$J$2])" office:value-type="float" office:value="737" calcext:value-type="float">
            <text:p>737</text:p>
          </table:table-cell>
          <table:table-cell table:formula="of:=[levels_parameters.$E$2]*([.$A614]-1) + [levels_parameters.$D$2]" office:value-type="float" office:value="12390" calcext:value-type="float">
            <text:p>12390</text:p>
          </table:table-cell>
          <table:table-cell table:formula="of:=[levels_parameters.$G$2]*([.$A614]-1) + [levels_parameters.$F$2]" office:value-type="float" office:value="0" calcext:value-type="float">
            <text:p>0</text:p>
          </table:table-cell>
          <table:table-cell table:formula="of:=FLOOR([.$A614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levels_parameters.$B$2] + [levels_parameters.$C$2]*([.$A615]-1)+[levels_parameters.$A$2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levels_parameters.$I$2]*([.$A615]-1) + [levels_parameters.$H$2]+FLOOR([.$A615]/[levels_parameters.$J$2])" office:value-type="float" office:value="738" calcext:value-type="float">
            <text:p>738</text:p>
          </table:table-cell>
          <table:table-cell table:formula="of:=[levels_parameters.$E$2]*([.$A615]-1) + [levels_parameters.$D$2]" office:value-type="float" office:value="12410" calcext:value-type="float">
            <text:p>12410</text:p>
          </table:table-cell>
          <table:table-cell table:formula="of:=[levels_parameters.$G$2]*([.$A615]-1) + [levels_parameters.$F$2]" office:value-type="float" office:value="0" calcext:value-type="float">
            <text:p>0</text:p>
          </table:table-cell>
          <table:table-cell table:formula="of:=FLOOR([.$A615]/[levels_parameters.$K$2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levels_parameters.$B$2] + [levels_parameters.$C$2]*([.$A616]-1)+[levels_parameters.$A$2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levels_parameters.$I$2]*([.$A616]-1) + [levels_parameters.$H$2]+FLOOR([.$A616]/[levels_parameters.$J$2])" office:value-type="float" office:value="740" calcext:value-type="float">
            <text:p>740</text:p>
          </table:table-cell>
          <table:table-cell table:formula="of:=[levels_parameters.$E$2]*([.$A616]-1) + [levels_parameters.$D$2]" office:value-type="float" office:value="12430" calcext:value-type="float">
            <text:p>12430</text:p>
          </table:table-cell>
          <table:table-cell table:formula="of:=[levels_parameters.$G$2]*([.$A616]-1) + [levels_parameters.$F$2]" office:value-type="float" office:value="0" calcext:value-type="float">
            <text:p>0</text:p>
          </table:table-cell>
          <table:table-cell table:formula="of:=FLOOR([.$A616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levels_parameters.$B$2] + [levels_parameters.$C$2]*([.$A617]-1)+[levels_parameters.$A$2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levels_parameters.$I$2]*([.$A617]-1) + [levels_parameters.$H$2]+FLOOR([.$A617]/[levels_parameters.$J$2])" office:value-type="float" office:value="741" calcext:value-type="float">
            <text:p>741</text:p>
          </table:table-cell>
          <table:table-cell table:formula="of:=[levels_parameters.$E$2]*([.$A617]-1) + [levels_parameters.$D$2]" office:value-type="float" office:value="12450" calcext:value-type="float">
            <text:p>12450</text:p>
          </table:table-cell>
          <table:table-cell table:formula="of:=[levels_parameters.$G$2]*([.$A617]-1) + [levels_parameters.$F$2]" office:value-type="float" office:value="0" calcext:value-type="float">
            <text:p>0</text:p>
          </table:table-cell>
          <table:table-cell table:formula="of:=FLOOR([.$A617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levels_parameters.$B$2] + [levels_parameters.$C$2]*([.$A618]-1)+[levels_parameters.$A$2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levels_parameters.$I$2]*([.$A618]-1) + [levels_parameters.$H$2]+FLOOR([.$A618]/[levels_parameters.$J$2])" office:value-type="float" office:value="742" calcext:value-type="float">
            <text:p>742</text:p>
          </table:table-cell>
          <table:table-cell table:formula="of:=[levels_parameters.$E$2]*([.$A618]-1) + [levels_parameters.$D$2]" office:value-type="float" office:value="12470" calcext:value-type="float">
            <text:p>12470</text:p>
          </table:table-cell>
          <table:table-cell table:formula="of:=[levels_parameters.$G$2]*([.$A618]-1) + [levels_parameters.$F$2]" office:value-type="float" office:value="0" calcext:value-type="float">
            <text:p>0</text:p>
          </table:table-cell>
          <table:table-cell table:formula="of:=FLOOR([.$A618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levels_parameters.$B$2] + [levels_parameters.$C$2]*([.$A619]-1)+[levels_parameters.$A$2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levels_parameters.$I$2]*([.$A619]-1) + [levels_parameters.$H$2]+FLOOR([.$A619]/[levels_parameters.$J$2])" office:value-type="float" office:value="743" calcext:value-type="float">
            <text:p>743</text:p>
          </table:table-cell>
          <table:table-cell table:formula="of:=[levels_parameters.$E$2]*([.$A619]-1) + [levels_parameters.$D$2]" office:value-type="float" office:value="12490" calcext:value-type="float">
            <text:p>12490</text:p>
          </table:table-cell>
          <table:table-cell table:formula="of:=[levels_parameters.$G$2]*([.$A619]-1) + [levels_parameters.$F$2]" office:value-type="float" office:value="0" calcext:value-type="float">
            <text:p>0</text:p>
          </table:table-cell>
          <table:table-cell table:formula="of:=FLOOR([.$A619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levels_parameters.$B$2] + [levels_parameters.$C$2]*([.$A620]-1)+[levels_parameters.$A$2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levels_parameters.$I$2]*([.$A620]-1) + [levels_parameters.$H$2]+FLOOR([.$A620]/[levels_parameters.$J$2])" office:value-type="float" office:value="744" calcext:value-type="float">
            <text:p>744</text:p>
          </table:table-cell>
          <table:table-cell table:formula="of:=[levels_parameters.$E$2]*([.$A620]-1) + [levels_parameters.$D$2]" office:value-type="float" office:value="12510" calcext:value-type="float">
            <text:p>12510</text:p>
          </table:table-cell>
          <table:table-cell table:formula="of:=[levels_parameters.$G$2]*([.$A620]-1) + [levels_parameters.$F$2]" office:value-type="float" office:value="0" calcext:value-type="float">
            <text:p>0</text:p>
          </table:table-cell>
          <table:table-cell table:formula="of:=FLOOR([.$A620]/[levels_parameters.$K$2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levels_parameters.$B$2] + [levels_parameters.$C$2]*([.$A621]-1)+[levels_parameters.$A$2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levels_parameters.$I$2]*([.$A621]-1) + [levels_parameters.$H$2]+FLOOR([.$A621]/[levels_parameters.$J$2])" office:value-type="float" office:value="746" calcext:value-type="float">
            <text:p>746</text:p>
          </table:table-cell>
          <table:table-cell table:formula="of:=[levels_parameters.$E$2]*([.$A621]-1) + [levels_parameters.$D$2]" office:value-type="float" office:value="12530" calcext:value-type="float">
            <text:p>12530</text:p>
          </table:table-cell>
          <table:table-cell table:formula="of:=[levels_parameters.$G$2]*([.$A621]-1) + [levels_parameters.$F$2]" office:value-type="float" office:value="0" calcext:value-type="float">
            <text:p>0</text:p>
          </table:table-cell>
          <table:table-cell table:formula="of:=FLOOR([.$A621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levels_parameters.$B$2] + [levels_parameters.$C$2]*([.$A622]-1)+[levels_parameters.$A$2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levels_parameters.$I$2]*([.$A622]-1) + [levels_parameters.$H$2]+FLOOR([.$A622]/[levels_parameters.$J$2])" office:value-type="float" office:value="747" calcext:value-type="float">
            <text:p>747</text:p>
          </table:table-cell>
          <table:table-cell table:formula="of:=[levels_parameters.$E$2]*([.$A622]-1) + [levels_parameters.$D$2]" office:value-type="float" office:value="12550" calcext:value-type="float">
            <text:p>12550</text:p>
          </table:table-cell>
          <table:table-cell table:formula="of:=[levels_parameters.$G$2]*([.$A622]-1) + [levels_parameters.$F$2]" office:value-type="float" office:value="0" calcext:value-type="float">
            <text:p>0</text:p>
          </table:table-cell>
          <table:table-cell table:formula="of:=FLOOR([.$A622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levels_parameters.$B$2] + [levels_parameters.$C$2]*([.$A623]-1)+[levels_parameters.$A$2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levels_parameters.$I$2]*([.$A623]-1) + [levels_parameters.$H$2]+FLOOR([.$A623]/[levels_parameters.$J$2])" office:value-type="float" office:value="748" calcext:value-type="float">
            <text:p>748</text:p>
          </table:table-cell>
          <table:table-cell table:formula="of:=[levels_parameters.$E$2]*([.$A623]-1) + [levels_parameters.$D$2]" office:value-type="float" office:value="12570" calcext:value-type="float">
            <text:p>12570</text:p>
          </table:table-cell>
          <table:table-cell table:formula="of:=[levels_parameters.$G$2]*([.$A623]-1) + [levels_parameters.$F$2]" office:value-type="float" office:value="0" calcext:value-type="float">
            <text:p>0</text:p>
          </table:table-cell>
          <table:table-cell table:formula="of:=FLOOR([.$A623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levels_parameters.$B$2] + [levels_parameters.$C$2]*([.$A624]-1)+[levels_parameters.$A$2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levels_parameters.$I$2]*([.$A624]-1) + [levels_parameters.$H$2]+FLOOR([.$A624]/[levels_parameters.$J$2])" office:value-type="float" office:value="749" calcext:value-type="float">
            <text:p>749</text:p>
          </table:table-cell>
          <table:table-cell table:formula="of:=[levels_parameters.$E$2]*([.$A624]-1) + [levels_parameters.$D$2]" office:value-type="float" office:value="12590" calcext:value-type="float">
            <text:p>12590</text:p>
          </table:table-cell>
          <table:table-cell table:formula="of:=[levels_parameters.$G$2]*([.$A624]-1) + [levels_parameters.$F$2]" office:value-type="float" office:value="0" calcext:value-type="float">
            <text:p>0</text:p>
          </table:table-cell>
          <table:table-cell table:formula="of:=FLOOR([.$A624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levels_parameters.$B$2] + [levels_parameters.$C$2]*([.$A625]-1)+[levels_parameters.$A$2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levels_parameters.$I$2]*([.$A625]-1) + [levels_parameters.$H$2]+FLOOR([.$A625]/[levels_parameters.$J$2])" office:value-type="float" office:value="750" calcext:value-type="float">
            <text:p>750</text:p>
          </table:table-cell>
          <table:table-cell table:formula="of:=[levels_parameters.$E$2]*([.$A625]-1) + [levels_parameters.$D$2]" office:value-type="float" office:value="12610" calcext:value-type="float">
            <text:p>12610</text:p>
          </table:table-cell>
          <table:table-cell table:formula="of:=[levels_parameters.$G$2]*([.$A625]-1) + [levels_parameters.$F$2]" office:value-type="float" office:value="0" calcext:value-type="float">
            <text:p>0</text:p>
          </table:table-cell>
          <table:table-cell table:formula="of:=FLOOR([.$A625]/[levels_parameters.$K$2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levels_parameters.$B$2] + [levels_parameters.$C$2]*([.$A626]-1)+[levels_parameters.$A$2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levels_parameters.$I$2]*([.$A626]-1) + [levels_parameters.$H$2]+FLOOR([.$A626]/[levels_parameters.$J$2])" office:value-type="float" office:value="752" calcext:value-type="float">
            <text:p>752</text:p>
          </table:table-cell>
          <table:table-cell table:formula="of:=[levels_parameters.$E$2]*([.$A626]-1) + [levels_parameters.$D$2]" office:value-type="float" office:value="12630" calcext:value-type="float">
            <text:p>12630</text:p>
          </table:table-cell>
          <table:table-cell table:formula="of:=[levels_parameters.$G$2]*([.$A626]-1) + [levels_parameters.$F$2]" office:value-type="float" office:value="0" calcext:value-type="float">
            <text:p>0</text:p>
          </table:table-cell>
          <table:table-cell table:formula="of:=FLOOR([.$A626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levels_parameters.$B$2] + [levels_parameters.$C$2]*([.$A627]-1)+[levels_parameters.$A$2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levels_parameters.$I$2]*([.$A627]-1) + [levels_parameters.$H$2]+FLOOR([.$A627]/[levels_parameters.$J$2])" office:value-type="float" office:value="753" calcext:value-type="float">
            <text:p>753</text:p>
          </table:table-cell>
          <table:table-cell table:formula="of:=[levels_parameters.$E$2]*([.$A627]-1) + [levels_parameters.$D$2]" office:value-type="float" office:value="12650" calcext:value-type="float">
            <text:p>12650</text:p>
          </table:table-cell>
          <table:table-cell table:formula="of:=[levels_parameters.$G$2]*([.$A627]-1) + [levels_parameters.$F$2]" office:value-type="float" office:value="0" calcext:value-type="float">
            <text:p>0</text:p>
          </table:table-cell>
          <table:table-cell table:formula="of:=FLOOR([.$A627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levels_parameters.$B$2] + [levels_parameters.$C$2]*([.$A628]-1)+[levels_parameters.$A$2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levels_parameters.$I$2]*([.$A628]-1) + [levels_parameters.$H$2]+FLOOR([.$A628]/[levels_parameters.$J$2])" office:value-type="float" office:value="754" calcext:value-type="float">
            <text:p>754</text:p>
          </table:table-cell>
          <table:table-cell table:formula="of:=[levels_parameters.$E$2]*([.$A628]-1) + [levels_parameters.$D$2]" office:value-type="float" office:value="12670" calcext:value-type="float">
            <text:p>12670</text:p>
          </table:table-cell>
          <table:table-cell table:formula="of:=[levels_parameters.$G$2]*([.$A628]-1) + [levels_parameters.$F$2]" office:value-type="float" office:value="0" calcext:value-type="float">
            <text:p>0</text:p>
          </table:table-cell>
          <table:table-cell table:formula="of:=FLOOR([.$A628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levels_parameters.$B$2] + [levels_parameters.$C$2]*([.$A629]-1)+[levels_parameters.$A$2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levels_parameters.$I$2]*([.$A629]-1) + [levels_parameters.$H$2]+FLOOR([.$A629]/[levels_parameters.$J$2])" office:value-type="float" office:value="755" calcext:value-type="float">
            <text:p>755</text:p>
          </table:table-cell>
          <table:table-cell table:formula="of:=[levels_parameters.$E$2]*([.$A629]-1) + [levels_parameters.$D$2]" office:value-type="float" office:value="12690" calcext:value-type="float">
            <text:p>12690</text:p>
          </table:table-cell>
          <table:table-cell table:formula="of:=[levels_parameters.$G$2]*([.$A629]-1) + [levels_parameters.$F$2]" office:value-type="float" office:value="0" calcext:value-type="float">
            <text:p>0</text:p>
          </table:table-cell>
          <table:table-cell table:formula="of:=FLOOR([.$A629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levels_parameters.$B$2] + [levels_parameters.$C$2]*([.$A630]-1)+[levels_parameters.$A$2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levels_parameters.$I$2]*([.$A630]-1) + [levels_parameters.$H$2]+FLOOR([.$A630]/[levels_parameters.$J$2])" office:value-type="float" office:value="756" calcext:value-type="float">
            <text:p>756</text:p>
          </table:table-cell>
          <table:table-cell table:formula="of:=[levels_parameters.$E$2]*([.$A630]-1) + [levels_parameters.$D$2]" office:value-type="float" office:value="12710" calcext:value-type="float">
            <text:p>12710</text:p>
          </table:table-cell>
          <table:table-cell table:formula="of:=[levels_parameters.$G$2]*([.$A630]-1) + [levels_parameters.$F$2]" office:value-type="float" office:value="0" calcext:value-type="float">
            <text:p>0</text:p>
          </table:table-cell>
          <table:table-cell table:formula="of:=FLOOR([.$A630]/[levels_parameters.$K$2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levels_parameters.$B$2] + [levels_parameters.$C$2]*([.$A631]-1)+[levels_parameters.$A$2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levels_parameters.$I$2]*([.$A631]-1) + [levels_parameters.$H$2]+FLOOR([.$A631]/[levels_parameters.$J$2])" office:value-type="float" office:value="758" calcext:value-type="float">
            <text:p>758</text:p>
          </table:table-cell>
          <table:table-cell table:formula="of:=[levels_parameters.$E$2]*([.$A631]-1) + [levels_parameters.$D$2]" office:value-type="float" office:value="12730" calcext:value-type="float">
            <text:p>12730</text:p>
          </table:table-cell>
          <table:table-cell table:formula="of:=[levels_parameters.$G$2]*([.$A631]-1) + [levels_parameters.$F$2]" office:value-type="float" office:value="0" calcext:value-type="float">
            <text:p>0</text:p>
          </table:table-cell>
          <table:table-cell table:formula="of:=FLOOR([.$A631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levels_parameters.$B$2] + [levels_parameters.$C$2]*([.$A632]-1)+[levels_parameters.$A$2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levels_parameters.$I$2]*([.$A632]-1) + [levels_parameters.$H$2]+FLOOR([.$A632]/[levels_parameters.$J$2])" office:value-type="float" office:value="759" calcext:value-type="float">
            <text:p>759</text:p>
          </table:table-cell>
          <table:table-cell table:formula="of:=[levels_parameters.$E$2]*([.$A632]-1) + [levels_parameters.$D$2]" office:value-type="float" office:value="12750" calcext:value-type="float">
            <text:p>12750</text:p>
          </table:table-cell>
          <table:table-cell table:formula="of:=[levels_parameters.$G$2]*([.$A632]-1) + [levels_parameters.$F$2]" office:value-type="float" office:value="0" calcext:value-type="float">
            <text:p>0</text:p>
          </table:table-cell>
          <table:table-cell table:formula="of:=FLOOR([.$A632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levels_parameters.$B$2] + [levels_parameters.$C$2]*([.$A633]-1)+[levels_parameters.$A$2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levels_parameters.$I$2]*([.$A633]-1) + [levels_parameters.$H$2]+FLOOR([.$A633]/[levels_parameters.$J$2])" office:value-type="float" office:value="760" calcext:value-type="float">
            <text:p>760</text:p>
          </table:table-cell>
          <table:table-cell table:formula="of:=[levels_parameters.$E$2]*([.$A633]-1) + [levels_parameters.$D$2]" office:value-type="float" office:value="12770" calcext:value-type="float">
            <text:p>12770</text:p>
          </table:table-cell>
          <table:table-cell table:formula="of:=[levels_parameters.$G$2]*([.$A633]-1) + [levels_parameters.$F$2]" office:value-type="float" office:value="0" calcext:value-type="float">
            <text:p>0</text:p>
          </table:table-cell>
          <table:table-cell table:formula="of:=FLOOR([.$A633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levels_parameters.$B$2] + [levels_parameters.$C$2]*([.$A634]-1)+[levels_parameters.$A$2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levels_parameters.$I$2]*([.$A634]-1) + [levels_parameters.$H$2]+FLOOR([.$A634]/[levels_parameters.$J$2])" office:value-type="float" office:value="761" calcext:value-type="float">
            <text:p>761</text:p>
          </table:table-cell>
          <table:table-cell table:formula="of:=[levels_parameters.$E$2]*([.$A634]-1) + [levels_parameters.$D$2]" office:value-type="float" office:value="12790" calcext:value-type="float">
            <text:p>12790</text:p>
          </table:table-cell>
          <table:table-cell table:formula="of:=[levels_parameters.$G$2]*([.$A634]-1) + [levels_parameters.$F$2]" office:value-type="float" office:value="0" calcext:value-type="float">
            <text:p>0</text:p>
          </table:table-cell>
          <table:table-cell table:formula="of:=FLOOR([.$A634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levels_parameters.$B$2] + [levels_parameters.$C$2]*([.$A635]-1)+[levels_parameters.$A$2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levels_parameters.$I$2]*([.$A635]-1) + [levels_parameters.$H$2]+FLOOR([.$A635]/[levels_parameters.$J$2])" office:value-type="float" office:value="762" calcext:value-type="float">
            <text:p>762</text:p>
          </table:table-cell>
          <table:table-cell table:formula="of:=[levels_parameters.$E$2]*([.$A635]-1) + [levels_parameters.$D$2]" office:value-type="float" office:value="12810" calcext:value-type="float">
            <text:p>12810</text:p>
          </table:table-cell>
          <table:table-cell table:formula="of:=[levels_parameters.$G$2]*([.$A635]-1) + [levels_parameters.$F$2]" office:value-type="float" office:value="0" calcext:value-type="float">
            <text:p>0</text:p>
          </table:table-cell>
          <table:table-cell table:formula="of:=FLOOR([.$A635]/[levels_parameters.$K$2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levels_parameters.$B$2] + [levels_parameters.$C$2]*([.$A636]-1)+[levels_parameters.$A$2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levels_parameters.$I$2]*([.$A636]-1) + [levels_parameters.$H$2]+FLOOR([.$A636]/[levels_parameters.$J$2])" office:value-type="float" office:value="764" calcext:value-type="float">
            <text:p>764</text:p>
          </table:table-cell>
          <table:table-cell table:formula="of:=[levels_parameters.$E$2]*([.$A636]-1) + [levels_parameters.$D$2]" office:value-type="float" office:value="12830" calcext:value-type="float">
            <text:p>12830</text:p>
          </table:table-cell>
          <table:table-cell table:formula="of:=[levels_parameters.$G$2]*([.$A636]-1) + [levels_parameters.$F$2]" office:value-type="float" office:value="0" calcext:value-type="float">
            <text:p>0</text:p>
          </table:table-cell>
          <table:table-cell table:formula="of:=FLOOR([.$A636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levels_parameters.$B$2] + [levels_parameters.$C$2]*([.$A637]-1)+[levels_parameters.$A$2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levels_parameters.$I$2]*([.$A637]-1) + [levels_parameters.$H$2]+FLOOR([.$A637]/[levels_parameters.$J$2])" office:value-type="float" office:value="765" calcext:value-type="float">
            <text:p>765</text:p>
          </table:table-cell>
          <table:table-cell table:formula="of:=[levels_parameters.$E$2]*([.$A637]-1) + [levels_parameters.$D$2]" office:value-type="float" office:value="12850" calcext:value-type="float">
            <text:p>12850</text:p>
          </table:table-cell>
          <table:table-cell table:formula="of:=[levels_parameters.$G$2]*([.$A637]-1) + [levels_parameters.$F$2]" office:value-type="float" office:value="0" calcext:value-type="float">
            <text:p>0</text:p>
          </table:table-cell>
          <table:table-cell table:formula="of:=FLOOR([.$A637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levels_parameters.$B$2] + [levels_parameters.$C$2]*([.$A638]-1)+[levels_parameters.$A$2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levels_parameters.$I$2]*([.$A638]-1) + [levels_parameters.$H$2]+FLOOR([.$A638]/[levels_parameters.$J$2])" office:value-type="float" office:value="766" calcext:value-type="float">
            <text:p>766</text:p>
          </table:table-cell>
          <table:table-cell table:formula="of:=[levels_parameters.$E$2]*([.$A638]-1) + [levels_parameters.$D$2]" office:value-type="float" office:value="12870" calcext:value-type="float">
            <text:p>12870</text:p>
          </table:table-cell>
          <table:table-cell table:formula="of:=[levels_parameters.$G$2]*([.$A638]-1) + [levels_parameters.$F$2]" office:value-type="float" office:value="0" calcext:value-type="float">
            <text:p>0</text:p>
          </table:table-cell>
          <table:table-cell table:formula="of:=FLOOR([.$A638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levels_parameters.$B$2] + [levels_parameters.$C$2]*([.$A639]-1)+[levels_parameters.$A$2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levels_parameters.$I$2]*([.$A639]-1) + [levels_parameters.$H$2]+FLOOR([.$A639]/[levels_parameters.$J$2])" office:value-type="float" office:value="767" calcext:value-type="float">
            <text:p>767</text:p>
          </table:table-cell>
          <table:table-cell table:formula="of:=[levels_parameters.$E$2]*([.$A639]-1) + [levels_parameters.$D$2]" office:value-type="float" office:value="12890" calcext:value-type="float">
            <text:p>12890</text:p>
          </table:table-cell>
          <table:table-cell table:formula="of:=[levels_parameters.$G$2]*([.$A639]-1) + [levels_parameters.$F$2]" office:value-type="float" office:value="0" calcext:value-type="float">
            <text:p>0</text:p>
          </table:table-cell>
          <table:table-cell table:formula="of:=FLOOR([.$A639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levels_parameters.$B$2] + [levels_parameters.$C$2]*([.$A640]-1)+[levels_parameters.$A$2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levels_parameters.$I$2]*([.$A640]-1) + [levels_parameters.$H$2]+FLOOR([.$A640]/[levels_parameters.$J$2])" office:value-type="float" office:value="768" calcext:value-type="float">
            <text:p>768</text:p>
          </table:table-cell>
          <table:table-cell table:formula="of:=[levels_parameters.$E$2]*([.$A640]-1) + [levels_parameters.$D$2]" office:value-type="float" office:value="12910" calcext:value-type="float">
            <text:p>12910</text:p>
          </table:table-cell>
          <table:table-cell table:formula="of:=[levels_parameters.$G$2]*([.$A640]-1) + [levels_parameters.$F$2]" office:value-type="float" office:value="0" calcext:value-type="float">
            <text:p>0</text:p>
          </table:table-cell>
          <table:table-cell table:formula="of:=FLOOR([.$A640]/[levels_parameters.$K$2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levels_parameters.$B$2] + [levels_parameters.$C$2]*([.$A641]-1)+[levels_parameters.$A$2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levels_parameters.$I$2]*([.$A641]-1) + [levels_parameters.$H$2]+FLOOR([.$A641]/[levels_parameters.$J$2])" office:value-type="float" office:value="770" calcext:value-type="float">
            <text:p>770</text:p>
          </table:table-cell>
          <table:table-cell table:formula="of:=[levels_parameters.$E$2]*([.$A641]-1) + [levels_parameters.$D$2]" office:value-type="float" office:value="12930" calcext:value-type="float">
            <text:p>12930</text:p>
          </table:table-cell>
          <table:table-cell table:formula="of:=[levels_parameters.$G$2]*([.$A641]-1) + [levels_parameters.$F$2]" office:value-type="float" office:value="0" calcext:value-type="float">
            <text:p>0</text:p>
          </table:table-cell>
          <table:table-cell table:formula="of:=FLOOR([.$A641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levels_parameters.$B$2] + [levels_parameters.$C$2]*([.$A642]-1)+[levels_parameters.$A$2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levels_parameters.$I$2]*([.$A642]-1) + [levels_parameters.$H$2]+FLOOR([.$A642]/[levels_parameters.$J$2])" office:value-type="float" office:value="771" calcext:value-type="float">
            <text:p>771</text:p>
          </table:table-cell>
          <table:table-cell table:formula="of:=[levels_parameters.$E$2]*([.$A642]-1) + [levels_parameters.$D$2]" office:value-type="float" office:value="12950" calcext:value-type="float">
            <text:p>12950</text:p>
          </table:table-cell>
          <table:table-cell table:formula="of:=[levels_parameters.$G$2]*([.$A642]-1) + [levels_parameters.$F$2]" office:value-type="float" office:value="0" calcext:value-type="float">
            <text:p>0</text:p>
          </table:table-cell>
          <table:table-cell table:formula="of:=FLOOR([.$A642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levels_parameters.$B$2] + [levels_parameters.$C$2]*([.$A643]-1)+[levels_parameters.$A$2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levels_parameters.$I$2]*([.$A643]-1) + [levels_parameters.$H$2]+FLOOR([.$A643]/[levels_parameters.$J$2])" office:value-type="float" office:value="772" calcext:value-type="float">
            <text:p>772</text:p>
          </table:table-cell>
          <table:table-cell table:formula="of:=[levels_parameters.$E$2]*([.$A643]-1) + [levels_parameters.$D$2]" office:value-type="float" office:value="12970" calcext:value-type="float">
            <text:p>12970</text:p>
          </table:table-cell>
          <table:table-cell table:formula="of:=[levels_parameters.$G$2]*([.$A643]-1) + [levels_parameters.$F$2]" office:value-type="float" office:value="0" calcext:value-type="float">
            <text:p>0</text:p>
          </table:table-cell>
          <table:table-cell table:formula="of:=FLOOR([.$A643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levels_parameters.$B$2] + [levels_parameters.$C$2]*([.$A644]-1)+[levels_parameters.$A$2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levels_parameters.$I$2]*([.$A644]-1) + [levels_parameters.$H$2]+FLOOR([.$A644]/[levels_parameters.$J$2])" office:value-type="float" office:value="773" calcext:value-type="float">
            <text:p>773</text:p>
          </table:table-cell>
          <table:table-cell table:formula="of:=[levels_parameters.$E$2]*([.$A644]-1) + [levels_parameters.$D$2]" office:value-type="float" office:value="12990" calcext:value-type="float">
            <text:p>12990</text:p>
          </table:table-cell>
          <table:table-cell table:formula="of:=[levels_parameters.$G$2]*([.$A644]-1) + [levels_parameters.$F$2]" office:value-type="float" office:value="0" calcext:value-type="float">
            <text:p>0</text:p>
          </table:table-cell>
          <table:table-cell table:formula="of:=FLOOR([.$A644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levels_parameters.$B$2] + [levels_parameters.$C$2]*([.$A645]-1)+[levels_parameters.$A$2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levels_parameters.$I$2]*([.$A645]-1) + [levels_parameters.$H$2]+FLOOR([.$A645]/[levels_parameters.$J$2])" office:value-type="float" office:value="774" calcext:value-type="float">
            <text:p>774</text:p>
          </table:table-cell>
          <table:table-cell table:formula="of:=[levels_parameters.$E$2]*([.$A645]-1) + [levels_parameters.$D$2]" office:value-type="float" office:value="13010" calcext:value-type="float">
            <text:p>13010</text:p>
          </table:table-cell>
          <table:table-cell table:formula="of:=[levels_parameters.$G$2]*([.$A645]-1) + [levels_parameters.$F$2]" office:value-type="float" office:value="0" calcext:value-type="float">
            <text:p>0</text:p>
          </table:table-cell>
          <table:table-cell table:formula="of:=FLOOR([.$A645]/[levels_parameters.$K$2])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levels_parameters.$B$2] + [levels_parameters.$C$2]*([.$A646]-1)+[levels_parameters.$A$2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levels_parameters.$I$2]*([.$A646]-1) + [levels_parameters.$H$2]+FLOOR([.$A646]/[levels_parameters.$J$2])" office:value-type="float" office:value="776" calcext:value-type="float">
            <text:p>776</text:p>
          </table:table-cell>
          <table:table-cell table:formula="of:=[levels_parameters.$E$2]*([.$A646]-1) + [levels_parameters.$D$2]" office:value-type="float" office:value="13030" calcext:value-type="float">
            <text:p>13030</text:p>
          </table:table-cell>
          <table:table-cell table:formula="of:=[levels_parameters.$G$2]*([.$A646]-1) + [levels_parameters.$F$2]" office:value-type="float" office:value="0" calcext:value-type="float">
            <text:p>0</text:p>
          </table:table-cell>
          <table:table-cell table:formula="of:=FLOOR([.$A646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levels_parameters.$B$2] + [levels_parameters.$C$2]*([.$A647]-1)+[levels_parameters.$A$2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levels_parameters.$I$2]*([.$A647]-1) + [levels_parameters.$H$2]+FLOOR([.$A647]/[levels_parameters.$J$2])" office:value-type="float" office:value="777" calcext:value-type="float">
            <text:p>777</text:p>
          </table:table-cell>
          <table:table-cell table:formula="of:=[levels_parameters.$E$2]*([.$A647]-1) + [levels_parameters.$D$2]" office:value-type="float" office:value="13050" calcext:value-type="float">
            <text:p>13050</text:p>
          </table:table-cell>
          <table:table-cell table:formula="of:=[levels_parameters.$G$2]*([.$A647]-1) + [levels_parameters.$F$2]" office:value-type="float" office:value="0" calcext:value-type="float">
            <text:p>0</text:p>
          </table:table-cell>
          <table:table-cell table:formula="of:=FLOOR([.$A647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levels_parameters.$B$2] + [levels_parameters.$C$2]*([.$A648]-1)+[levels_parameters.$A$2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levels_parameters.$I$2]*([.$A648]-1) + [levels_parameters.$H$2]+FLOOR([.$A648]/[levels_parameters.$J$2])" office:value-type="float" office:value="778" calcext:value-type="float">
            <text:p>778</text:p>
          </table:table-cell>
          <table:table-cell table:formula="of:=[levels_parameters.$E$2]*([.$A648]-1) + [levels_parameters.$D$2]" office:value-type="float" office:value="13070" calcext:value-type="float">
            <text:p>13070</text:p>
          </table:table-cell>
          <table:table-cell table:formula="of:=[levels_parameters.$G$2]*([.$A648]-1) + [levels_parameters.$F$2]" office:value-type="float" office:value="0" calcext:value-type="float">
            <text:p>0</text:p>
          </table:table-cell>
          <table:table-cell table:formula="of:=FLOOR([.$A648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levels_parameters.$B$2] + [levels_parameters.$C$2]*([.$A649]-1)+[levels_parameters.$A$2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levels_parameters.$I$2]*([.$A649]-1) + [levels_parameters.$H$2]+FLOOR([.$A649]/[levels_parameters.$J$2])" office:value-type="float" office:value="779" calcext:value-type="float">
            <text:p>779</text:p>
          </table:table-cell>
          <table:table-cell table:formula="of:=[levels_parameters.$E$2]*([.$A649]-1) + [levels_parameters.$D$2]" office:value-type="float" office:value="13090" calcext:value-type="float">
            <text:p>13090</text:p>
          </table:table-cell>
          <table:table-cell table:formula="of:=[levels_parameters.$G$2]*([.$A649]-1) + [levels_parameters.$F$2]" office:value-type="float" office:value="0" calcext:value-type="float">
            <text:p>0</text:p>
          </table:table-cell>
          <table:table-cell table:formula="of:=FLOOR([.$A649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levels_parameters.$B$2] + [levels_parameters.$C$2]*([.$A650]-1)+[levels_parameters.$A$2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levels_parameters.$I$2]*([.$A650]-1) + [levels_parameters.$H$2]+FLOOR([.$A650]/[levels_parameters.$J$2])" office:value-type="float" office:value="780" calcext:value-type="float">
            <text:p>780</text:p>
          </table:table-cell>
          <table:table-cell table:formula="of:=[levels_parameters.$E$2]*([.$A650]-1) + [levels_parameters.$D$2]" office:value-type="float" office:value="13110" calcext:value-type="float">
            <text:p>13110</text:p>
          </table:table-cell>
          <table:table-cell table:formula="of:=[levels_parameters.$G$2]*([.$A650]-1) + [levels_parameters.$F$2]" office:value-type="float" office:value="0" calcext:value-type="float">
            <text:p>0</text:p>
          </table:table-cell>
          <table:table-cell table:formula="of:=FLOOR([.$A650]/[levels_parameters.$K$2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levels_parameters.$B$2] + [levels_parameters.$C$2]*([.$A651]-1)+[levels_parameters.$A$2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levels_parameters.$I$2]*([.$A651]-1) + [levels_parameters.$H$2]+FLOOR([.$A651]/[levels_parameters.$J$2])" office:value-type="float" office:value="782" calcext:value-type="float">
            <text:p>782</text:p>
          </table:table-cell>
          <table:table-cell table:formula="of:=[levels_parameters.$E$2]*([.$A651]-1) + [levels_parameters.$D$2]" office:value-type="float" office:value="13130" calcext:value-type="float">
            <text:p>13130</text:p>
          </table:table-cell>
          <table:table-cell table:formula="of:=[levels_parameters.$G$2]*([.$A651]-1) + [levels_parameters.$F$2]" office:value-type="float" office:value="0" calcext:value-type="float">
            <text:p>0</text:p>
          </table:table-cell>
          <table:table-cell table:formula="of:=FLOOR([.$A651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levels_parameters.$B$2] + [levels_parameters.$C$2]*([.$A652]-1)+[levels_parameters.$A$2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levels_parameters.$I$2]*([.$A652]-1) + [levels_parameters.$H$2]+FLOOR([.$A652]/[levels_parameters.$J$2])" office:value-type="float" office:value="783" calcext:value-type="float">
            <text:p>783</text:p>
          </table:table-cell>
          <table:table-cell table:formula="of:=[levels_parameters.$E$2]*([.$A652]-1) + [levels_parameters.$D$2]" office:value-type="float" office:value="13150" calcext:value-type="float">
            <text:p>13150</text:p>
          </table:table-cell>
          <table:table-cell table:formula="of:=[levels_parameters.$G$2]*([.$A652]-1) + [levels_parameters.$F$2]" office:value-type="float" office:value="0" calcext:value-type="float">
            <text:p>0</text:p>
          </table:table-cell>
          <table:table-cell table:formula="of:=FLOOR([.$A652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levels_parameters.$B$2] + [levels_parameters.$C$2]*([.$A653]-1)+[levels_parameters.$A$2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levels_parameters.$I$2]*([.$A653]-1) + [levels_parameters.$H$2]+FLOOR([.$A653]/[levels_parameters.$J$2])" office:value-type="float" office:value="784" calcext:value-type="float">
            <text:p>784</text:p>
          </table:table-cell>
          <table:table-cell table:formula="of:=[levels_parameters.$E$2]*([.$A653]-1) + [levels_parameters.$D$2]" office:value-type="float" office:value="13170" calcext:value-type="float">
            <text:p>13170</text:p>
          </table:table-cell>
          <table:table-cell table:formula="of:=[levels_parameters.$G$2]*([.$A653]-1) + [levels_parameters.$F$2]" office:value-type="float" office:value="0" calcext:value-type="float">
            <text:p>0</text:p>
          </table:table-cell>
          <table:table-cell table:formula="of:=FLOOR([.$A653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levels_parameters.$B$2] + [levels_parameters.$C$2]*([.$A654]-1)+[levels_parameters.$A$2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levels_parameters.$I$2]*([.$A654]-1) + [levels_parameters.$H$2]+FLOOR([.$A654]/[levels_parameters.$J$2])" office:value-type="float" office:value="785" calcext:value-type="float">
            <text:p>785</text:p>
          </table:table-cell>
          <table:table-cell table:formula="of:=[levels_parameters.$E$2]*([.$A654]-1) + [levels_parameters.$D$2]" office:value-type="float" office:value="13190" calcext:value-type="float">
            <text:p>13190</text:p>
          </table:table-cell>
          <table:table-cell table:formula="of:=[levels_parameters.$G$2]*([.$A654]-1) + [levels_parameters.$F$2]" office:value-type="float" office:value="0" calcext:value-type="float">
            <text:p>0</text:p>
          </table:table-cell>
          <table:table-cell table:formula="of:=FLOOR([.$A654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levels_parameters.$B$2] + [levels_parameters.$C$2]*([.$A655]-1)+[levels_parameters.$A$2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levels_parameters.$I$2]*([.$A655]-1) + [levels_parameters.$H$2]+FLOOR([.$A655]/[levels_parameters.$J$2])" office:value-type="float" office:value="786" calcext:value-type="float">
            <text:p>786</text:p>
          </table:table-cell>
          <table:table-cell table:formula="of:=[levels_parameters.$E$2]*([.$A655]-1) + [levels_parameters.$D$2]" office:value-type="float" office:value="13210" calcext:value-type="float">
            <text:p>13210</text:p>
          </table:table-cell>
          <table:table-cell table:formula="of:=[levels_parameters.$G$2]*([.$A655]-1) + [levels_parameters.$F$2]" office:value-type="float" office:value="0" calcext:value-type="float">
            <text:p>0</text:p>
          </table:table-cell>
          <table:table-cell table:formula="of:=FLOOR([.$A655]/[levels_parameters.$K$2])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levels_parameters.$B$2] + [levels_parameters.$C$2]*([.$A656]-1)+[levels_parameters.$A$2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levels_parameters.$I$2]*([.$A656]-1) + [levels_parameters.$H$2]+FLOOR([.$A656]/[levels_parameters.$J$2])" office:value-type="float" office:value="788" calcext:value-type="float">
            <text:p>788</text:p>
          </table:table-cell>
          <table:table-cell table:formula="of:=[levels_parameters.$E$2]*([.$A656]-1) + [levels_parameters.$D$2]" office:value-type="float" office:value="13230" calcext:value-type="float">
            <text:p>13230</text:p>
          </table:table-cell>
          <table:table-cell table:formula="of:=[levels_parameters.$G$2]*([.$A656]-1) + [levels_parameters.$F$2]" office:value-type="float" office:value="0" calcext:value-type="float">
            <text:p>0</text:p>
          </table:table-cell>
          <table:table-cell table:formula="of:=FLOOR([.$A656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levels_parameters.$B$2] + [levels_parameters.$C$2]*([.$A657]-1)+[levels_parameters.$A$2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levels_parameters.$I$2]*([.$A657]-1) + [levels_parameters.$H$2]+FLOOR([.$A657]/[levels_parameters.$J$2])" office:value-type="float" office:value="789" calcext:value-type="float">
            <text:p>789</text:p>
          </table:table-cell>
          <table:table-cell table:formula="of:=[levels_parameters.$E$2]*([.$A657]-1) + [levels_parameters.$D$2]" office:value-type="float" office:value="13250" calcext:value-type="float">
            <text:p>13250</text:p>
          </table:table-cell>
          <table:table-cell table:formula="of:=[levels_parameters.$G$2]*([.$A657]-1) + [levels_parameters.$F$2]" office:value-type="float" office:value="0" calcext:value-type="float">
            <text:p>0</text:p>
          </table:table-cell>
          <table:table-cell table:formula="of:=FLOOR([.$A657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levels_parameters.$B$2] + [levels_parameters.$C$2]*([.$A658]-1)+[levels_parameters.$A$2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levels_parameters.$I$2]*([.$A658]-1) + [levels_parameters.$H$2]+FLOOR([.$A658]/[levels_parameters.$J$2])" office:value-type="float" office:value="790" calcext:value-type="float">
            <text:p>790</text:p>
          </table:table-cell>
          <table:table-cell table:formula="of:=[levels_parameters.$E$2]*([.$A658]-1) + [levels_parameters.$D$2]" office:value-type="float" office:value="13270" calcext:value-type="float">
            <text:p>13270</text:p>
          </table:table-cell>
          <table:table-cell table:formula="of:=[levels_parameters.$G$2]*([.$A658]-1) + [levels_parameters.$F$2]" office:value-type="float" office:value="0" calcext:value-type="float">
            <text:p>0</text:p>
          </table:table-cell>
          <table:table-cell table:formula="of:=FLOOR([.$A658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levels_parameters.$B$2] + [levels_parameters.$C$2]*([.$A659]-1)+[levels_parameters.$A$2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levels_parameters.$I$2]*([.$A659]-1) + [levels_parameters.$H$2]+FLOOR([.$A659]/[levels_parameters.$J$2])" office:value-type="float" office:value="791" calcext:value-type="float">
            <text:p>791</text:p>
          </table:table-cell>
          <table:table-cell table:formula="of:=[levels_parameters.$E$2]*([.$A659]-1) + [levels_parameters.$D$2]" office:value-type="float" office:value="13290" calcext:value-type="float">
            <text:p>13290</text:p>
          </table:table-cell>
          <table:table-cell table:formula="of:=[levels_parameters.$G$2]*([.$A659]-1) + [levels_parameters.$F$2]" office:value-type="float" office:value="0" calcext:value-type="float">
            <text:p>0</text:p>
          </table:table-cell>
          <table:table-cell table:formula="of:=FLOOR([.$A659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levels_parameters.$B$2] + [levels_parameters.$C$2]*([.$A660]-1)+[levels_parameters.$A$2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levels_parameters.$I$2]*([.$A660]-1) + [levels_parameters.$H$2]+FLOOR([.$A660]/[levels_parameters.$J$2])" office:value-type="float" office:value="792" calcext:value-type="float">
            <text:p>792</text:p>
          </table:table-cell>
          <table:table-cell table:formula="of:=[levels_parameters.$E$2]*([.$A660]-1) + [levels_parameters.$D$2]" office:value-type="float" office:value="13310" calcext:value-type="float">
            <text:p>13310</text:p>
          </table:table-cell>
          <table:table-cell table:formula="of:=[levels_parameters.$G$2]*([.$A660]-1) + [levels_parameters.$F$2]" office:value-type="float" office:value="0" calcext:value-type="float">
            <text:p>0</text:p>
          </table:table-cell>
          <table:table-cell table:formula="of:=FLOOR([.$A660]/[levels_parameters.$K$2])"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levels_parameters.$B$2] + [levels_parameters.$C$2]*([.$A661]-1)+[levels_parameters.$A$2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levels_parameters.$I$2]*([.$A661]-1) + [levels_parameters.$H$2]+FLOOR([.$A661]/[levels_parameters.$J$2])" office:value-type="float" office:value="794" calcext:value-type="float">
            <text:p>794</text:p>
          </table:table-cell>
          <table:table-cell table:formula="of:=[levels_parameters.$E$2]*([.$A661]-1) + [levels_parameters.$D$2]" office:value-type="float" office:value="13330" calcext:value-type="float">
            <text:p>13330</text:p>
          </table:table-cell>
          <table:table-cell table:formula="of:=[levels_parameters.$G$2]*([.$A661]-1) + [levels_parameters.$F$2]" office:value-type="float" office:value="0" calcext:value-type="float">
            <text:p>0</text:p>
          </table:table-cell>
          <table:table-cell table:formula="of:=FLOOR([.$A661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levels_parameters.$B$2] + [levels_parameters.$C$2]*([.$A662]-1)+[levels_parameters.$A$2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levels_parameters.$I$2]*([.$A662]-1) + [levels_parameters.$H$2]+FLOOR([.$A662]/[levels_parameters.$J$2])" office:value-type="float" office:value="795" calcext:value-type="float">
            <text:p>795</text:p>
          </table:table-cell>
          <table:table-cell table:formula="of:=[levels_parameters.$E$2]*([.$A662]-1) + [levels_parameters.$D$2]" office:value-type="float" office:value="13350" calcext:value-type="float">
            <text:p>13350</text:p>
          </table:table-cell>
          <table:table-cell table:formula="of:=[levels_parameters.$G$2]*([.$A662]-1) + [levels_parameters.$F$2]" office:value-type="float" office:value="0" calcext:value-type="float">
            <text:p>0</text:p>
          </table:table-cell>
          <table:table-cell table:formula="of:=FLOOR([.$A662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levels_parameters.$B$2] + [levels_parameters.$C$2]*([.$A663]-1)+[levels_parameters.$A$2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levels_parameters.$I$2]*([.$A663]-1) + [levels_parameters.$H$2]+FLOOR([.$A663]/[levels_parameters.$J$2])" office:value-type="float" office:value="796" calcext:value-type="float">
            <text:p>796</text:p>
          </table:table-cell>
          <table:table-cell table:formula="of:=[levels_parameters.$E$2]*([.$A663]-1) + [levels_parameters.$D$2]" office:value-type="float" office:value="13370" calcext:value-type="float">
            <text:p>13370</text:p>
          </table:table-cell>
          <table:table-cell table:formula="of:=[levels_parameters.$G$2]*([.$A663]-1) + [levels_parameters.$F$2]" office:value-type="float" office:value="0" calcext:value-type="float">
            <text:p>0</text:p>
          </table:table-cell>
          <table:table-cell table:formula="of:=FLOOR([.$A663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levels_parameters.$B$2] + [levels_parameters.$C$2]*([.$A664]-1)+[levels_parameters.$A$2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levels_parameters.$I$2]*([.$A664]-1) + [levels_parameters.$H$2]+FLOOR([.$A664]/[levels_parameters.$J$2])" office:value-type="float" office:value="797" calcext:value-type="float">
            <text:p>797</text:p>
          </table:table-cell>
          <table:table-cell table:formula="of:=[levels_parameters.$E$2]*([.$A664]-1) + [levels_parameters.$D$2]" office:value-type="float" office:value="13390" calcext:value-type="float">
            <text:p>13390</text:p>
          </table:table-cell>
          <table:table-cell table:formula="of:=[levels_parameters.$G$2]*([.$A664]-1) + [levels_parameters.$F$2]" office:value-type="float" office:value="0" calcext:value-type="float">
            <text:p>0</text:p>
          </table:table-cell>
          <table:table-cell table:formula="of:=FLOOR([.$A664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levels_parameters.$B$2] + [levels_parameters.$C$2]*([.$A665]-1)+[levels_parameters.$A$2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levels_parameters.$I$2]*([.$A665]-1) + [levels_parameters.$H$2]+FLOOR([.$A665]/[levels_parameters.$J$2])" office:value-type="float" office:value="798" calcext:value-type="float">
            <text:p>798</text:p>
          </table:table-cell>
          <table:table-cell table:formula="of:=[levels_parameters.$E$2]*([.$A665]-1) + [levels_parameters.$D$2]" office:value-type="float" office:value="13410" calcext:value-type="float">
            <text:p>13410</text:p>
          </table:table-cell>
          <table:table-cell table:formula="of:=[levels_parameters.$G$2]*([.$A665]-1) + [levels_parameters.$F$2]" office:value-type="float" office:value="0" calcext:value-type="float">
            <text:p>0</text:p>
          </table:table-cell>
          <table:table-cell table:formula="of:=FLOOR([.$A665]/[levels_parameters.$K$2])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levels_parameters.$B$2] + [levels_parameters.$C$2]*([.$A666]-1)+[levels_parameters.$A$2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levels_parameters.$I$2]*([.$A666]-1) + [levels_parameters.$H$2]+FLOOR([.$A666]/[levels_parameters.$J$2])" office:value-type="float" office:value="800" calcext:value-type="float">
            <text:p>800</text:p>
          </table:table-cell>
          <table:table-cell table:formula="of:=[levels_parameters.$E$2]*([.$A666]-1) + [levels_parameters.$D$2]" office:value-type="float" office:value="13430" calcext:value-type="float">
            <text:p>13430</text:p>
          </table:table-cell>
          <table:table-cell table:formula="of:=[levels_parameters.$G$2]*([.$A666]-1) + [levels_parameters.$F$2]" office:value-type="float" office:value="0" calcext:value-type="float">
            <text:p>0</text:p>
          </table:table-cell>
          <table:table-cell table:formula="of:=FLOOR([.$A666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levels_parameters.$B$2] + [levels_parameters.$C$2]*([.$A667]-1)+[levels_parameters.$A$2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levels_parameters.$I$2]*([.$A667]-1) + [levels_parameters.$H$2]+FLOOR([.$A667]/[levels_parameters.$J$2])" office:value-type="float" office:value="801" calcext:value-type="float">
            <text:p>801</text:p>
          </table:table-cell>
          <table:table-cell table:formula="of:=[levels_parameters.$E$2]*([.$A667]-1) + [levels_parameters.$D$2]" office:value-type="float" office:value="13450" calcext:value-type="float">
            <text:p>13450</text:p>
          </table:table-cell>
          <table:table-cell table:formula="of:=[levels_parameters.$G$2]*([.$A667]-1) + [levels_parameters.$F$2]" office:value-type="float" office:value="0" calcext:value-type="float">
            <text:p>0</text:p>
          </table:table-cell>
          <table:table-cell table:formula="of:=FLOOR([.$A667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levels_parameters.$B$2] + [levels_parameters.$C$2]*([.$A668]-1)+[levels_parameters.$A$2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levels_parameters.$I$2]*([.$A668]-1) + [levels_parameters.$H$2]+FLOOR([.$A668]/[levels_parameters.$J$2])" office:value-type="float" office:value="802" calcext:value-type="float">
            <text:p>802</text:p>
          </table:table-cell>
          <table:table-cell table:formula="of:=[levels_parameters.$E$2]*([.$A668]-1) + [levels_parameters.$D$2]" office:value-type="float" office:value="13470" calcext:value-type="float">
            <text:p>13470</text:p>
          </table:table-cell>
          <table:table-cell table:formula="of:=[levels_parameters.$G$2]*([.$A668]-1) + [levels_parameters.$F$2]" office:value-type="float" office:value="0" calcext:value-type="float">
            <text:p>0</text:p>
          </table:table-cell>
          <table:table-cell table:formula="of:=FLOOR([.$A668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levels_parameters.$B$2] + [levels_parameters.$C$2]*([.$A669]-1)+[levels_parameters.$A$2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levels_parameters.$I$2]*([.$A669]-1) + [levels_parameters.$H$2]+FLOOR([.$A669]/[levels_parameters.$J$2])" office:value-type="float" office:value="803" calcext:value-type="float">
            <text:p>803</text:p>
          </table:table-cell>
          <table:table-cell table:formula="of:=[levels_parameters.$E$2]*([.$A669]-1) + [levels_parameters.$D$2]" office:value-type="float" office:value="13490" calcext:value-type="float">
            <text:p>13490</text:p>
          </table:table-cell>
          <table:table-cell table:formula="of:=[levels_parameters.$G$2]*([.$A669]-1) + [levels_parameters.$F$2]" office:value-type="float" office:value="0" calcext:value-type="float">
            <text:p>0</text:p>
          </table:table-cell>
          <table:table-cell table:formula="of:=FLOOR([.$A669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levels_parameters.$B$2] + [levels_parameters.$C$2]*([.$A670]-1)+[levels_parameters.$A$2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levels_parameters.$I$2]*([.$A670]-1) + [levels_parameters.$H$2]+FLOOR([.$A670]/[levels_parameters.$J$2])" office:value-type="float" office:value="804" calcext:value-type="float">
            <text:p>804</text:p>
          </table:table-cell>
          <table:table-cell table:formula="of:=[levels_parameters.$E$2]*([.$A670]-1) + [levels_parameters.$D$2]" office:value-type="float" office:value="13510" calcext:value-type="float">
            <text:p>13510</text:p>
          </table:table-cell>
          <table:table-cell table:formula="of:=[levels_parameters.$G$2]*([.$A670]-1) + [levels_parameters.$F$2]" office:value-type="float" office:value="0" calcext:value-type="float">
            <text:p>0</text:p>
          </table:table-cell>
          <table:table-cell table:formula="of:=FLOOR([.$A670]/[levels_parameters.$K$2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levels_parameters.$B$2] + [levels_parameters.$C$2]*([.$A671]-1)+[levels_parameters.$A$2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levels_parameters.$I$2]*([.$A671]-1) + [levels_parameters.$H$2]+FLOOR([.$A671]/[levels_parameters.$J$2])" office:value-type="float" office:value="806" calcext:value-type="float">
            <text:p>806</text:p>
          </table:table-cell>
          <table:table-cell table:formula="of:=[levels_parameters.$E$2]*([.$A671]-1) + [levels_parameters.$D$2]" office:value-type="float" office:value="13530" calcext:value-type="float">
            <text:p>13530</text:p>
          </table:table-cell>
          <table:table-cell table:formula="of:=[levels_parameters.$G$2]*([.$A671]-1) + [levels_parameters.$F$2]" office:value-type="float" office:value="0" calcext:value-type="float">
            <text:p>0</text:p>
          </table:table-cell>
          <table:table-cell table:formula="of:=FLOOR([.$A671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levels_parameters.$B$2] + [levels_parameters.$C$2]*([.$A672]-1)+[levels_parameters.$A$2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levels_parameters.$I$2]*([.$A672]-1) + [levels_parameters.$H$2]+FLOOR([.$A672]/[levels_parameters.$J$2])" office:value-type="float" office:value="807" calcext:value-type="float">
            <text:p>807</text:p>
          </table:table-cell>
          <table:table-cell table:formula="of:=[levels_parameters.$E$2]*([.$A672]-1) + [levels_parameters.$D$2]" office:value-type="float" office:value="13550" calcext:value-type="float">
            <text:p>13550</text:p>
          </table:table-cell>
          <table:table-cell table:formula="of:=[levels_parameters.$G$2]*([.$A672]-1) + [levels_parameters.$F$2]" office:value-type="float" office:value="0" calcext:value-type="float">
            <text:p>0</text:p>
          </table:table-cell>
          <table:table-cell table:formula="of:=FLOOR([.$A672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levels_parameters.$B$2] + [levels_parameters.$C$2]*([.$A673]-1)+[levels_parameters.$A$2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levels_parameters.$I$2]*([.$A673]-1) + [levels_parameters.$H$2]+FLOOR([.$A673]/[levels_parameters.$J$2])" office:value-type="float" office:value="808" calcext:value-type="float">
            <text:p>808</text:p>
          </table:table-cell>
          <table:table-cell table:formula="of:=[levels_parameters.$E$2]*([.$A673]-1) + [levels_parameters.$D$2]" office:value-type="float" office:value="13570" calcext:value-type="float">
            <text:p>13570</text:p>
          </table:table-cell>
          <table:table-cell table:formula="of:=[levels_parameters.$G$2]*([.$A673]-1) + [levels_parameters.$F$2]" office:value-type="float" office:value="0" calcext:value-type="float">
            <text:p>0</text:p>
          </table:table-cell>
          <table:table-cell table:formula="of:=FLOOR([.$A673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levels_parameters.$B$2] + [levels_parameters.$C$2]*([.$A674]-1)+[levels_parameters.$A$2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levels_parameters.$I$2]*([.$A674]-1) + [levels_parameters.$H$2]+FLOOR([.$A674]/[levels_parameters.$J$2])" office:value-type="float" office:value="809" calcext:value-type="float">
            <text:p>809</text:p>
          </table:table-cell>
          <table:table-cell table:formula="of:=[levels_parameters.$E$2]*([.$A674]-1) + [levels_parameters.$D$2]" office:value-type="float" office:value="13590" calcext:value-type="float">
            <text:p>13590</text:p>
          </table:table-cell>
          <table:table-cell table:formula="of:=[levels_parameters.$G$2]*([.$A674]-1) + [levels_parameters.$F$2]" office:value-type="float" office:value="0" calcext:value-type="float">
            <text:p>0</text:p>
          </table:table-cell>
          <table:table-cell table:formula="of:=FLOOR([.$A674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levels_parameters.$B$2] + [levels_parameters.$C$2]*([.$A675]-1)+[levels_parameters.$A$2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levels_parameters.$I$2]*([.$A675]-1) + [levels_parameters.$H$2]+FLOOR([.$A675]/[levels_parameters.$J$2])" office:value-type="float" office:value="810" calcext:value-type="float">
            <text:p>810</text:p>
          </table:table-cell>
          <table:table-cell table:formula="of:=[levels_parameters.$E$2]*([.$A675]-1) + [levels_parameters.$D$2]" office:value-type="float" office:value="13610" calcext:value-type="float">
            <text:p>13610</text:p>
          </table:table-cell>
          <table:table-cell table:formula="of:=[levels_parameters.$G$2]*([.$A675]-1) + [levels_parameters.$F$2]" office:value-type="float" office:value="0" calcext:value-type="float">
            <text:p>0</text:p>
          </table:table-cell>
          <table:table-cell table:formula="of:=FLOOR([.$A675]/[levels_parameters.$K$2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levels_parameters.$B$2] + [levels_parameters.$C$2]*([.$A676]-1)+[levels_parameters.$A$2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levels_parameters.$I$2]*([.$A676]-1) + [levels_parameters.$H$2]+FLOOR([.$A676]/[levels_parameters.$J$2])" office:value-type="float" office:value="812" calcext:value-type="float">
            <text:p>812</text:p>
          </table:table-cell>
          <table:table-cell table:formula="of:=[levels_parameters.$E$2]*([.$A676]-1) + [levels_parameters.$D$2]" office:value-type="float" office:value="13630" calcext:value-type="float">
            <text:p>13630</text:p>
          </table:table-cell>
          <table:table-cell table:formula="of:=[levels_parameters.$G$2]*([.$A676]-1) + [levels_parameters.$F$2]" office:value-type="float" office:value="0" calcext:value-type="float">
            <text:p>0</text:p>
          </table:table-cell>
          <table:table-cell table:formula="of:=FLOOR([.$A676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levels_parameters.$B$2] + [levels_parameters.$C$2]*([.$A677]-1)+[levels_parameters.$A$2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levels_parameters.$I$2]*([.$A677]-1) + [levels_parameters.$H$2]+FLOOR([.$A677]/[levels_parameters.$J$2])" office:value-type="float" office:value="813" calcext:value-type="float">
            <text:p>813</text:p>
          </table:table-cell>
          <table:table-cell table:formula="of:=[levels_parameters.$E$2]*([.$A677]-1) + [levels_parameters.$D$2]" office:value-type="float" office:value="13650" calcext:value-type="float">
            <text:p>13650</text:p>
          </table:table-cell>
          <table:table-cell table:formula="of:=[levels_parameters.$G$2]*([.$A677]-1) + [levels_parameters.$F$2]" office:value-type="float" office:value="0" calcext:value-type="float">
            <text:p>0</text:p>
          </table:table-cell>
          <table:table-cell table:formula="of:=FLOOR([.$A677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levels_parameters.$B$2] + [levels_parameters.$C$2]*([.$A678]-1)+[levels_parameters.$A$2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levels_parameters.$I$2]*([.$A678]-1) + [levels_parameters.$H$2]+FLOOR([.$A678]/[levels_parameters.$J$2])" office:value-type="float" office:value="814" calcext:value-type="float">
            <text:p>814</text:p>
          </table:table-cell>
          <table:table-cell table:formula="of:=[levels_parameters.$E$2]*([.$A678]-1) + [levels_parameters.$D$2]" office:value-type="float" office:value="13670" calcext:value-type="float">
            <text:p>13670</text:p>
          </table:table-cell>
          <table:table-cell table:formula="of:=[levels_parameters.$G$2]*([.$A678]-1) + [levels_parameters.$F$2]" office:value-type="float" office:value="0" calcext:value-type="float">
            <text:p>0</text:p>
          </table:table-cell>
          <table:table-cell table:formula="of:=FLOOR([.$A678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levels_parameters.$B$2] + [levels_parameters.$C$2]*([.$A679]-1)+[levels_parameters.$A$2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levels_parameters.$I$2]*([.$A679]-1) + [levels_parameters.$H$2]+FLOOR([.$A679]/[levels_parameters.$J$2])" office:value-type="float" office:value="815" calcext:value-type="float">
            <text:p>815</text:p>
          </table:table-cell>
          <table:table-cell table:formula="of:=[levels_parameters.$E$2]*([.$A679]-1) + [levels_parameters.$D$2]" office:value-type="float" office:value="13690" calcext:value-type="float">
            <text:p>13690</text:p>
          </table:table-cell>
          <table:table-cell table:formula="of:=[levels_parameters.$G$2]*([.$A679]-1) + [levels_parameters.$F$2]" office:value-type="float" office:value="0" calcext:value-type="float">
            <text:p>0</text:p>
          </table:table-cell>
          <table:table-cell table:formula="of:=FLOOR([.$A679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levels_parameters.$B$2] + [levels_parameters.$C$2]*([.$A680]-1)+[levels_parameters.$A$2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levels_parameters.$I$2]*([.$A680]-1) + [levels_parameters.$H$2]+FLOOR([.$A680]/[levels_parameters.$J$2])" office:value-type="float" office:value="816" calcext:value-type="float">
            <text:p>816</text:p>
          </table:table-cell>
          <table:table-cell table:formula="of:=[levels_parameters.$E$2]*([.$A680]-1) + [levels_parameters.$D$2]" office:value-type="float" office:value="13710" calcext:value-type="float">
            <text:p>13710</text:p>
          </table:table-cell>
          <table:table-cell table:formula="of:=[levels_parameters.$G$2]*([.$A680]-1) + [levels_parameters.$F$2]" office:value-type="float" office:value="0" calcext:value-type="float">
            <text:p>0</text:p>
          </table:table-cell>
          <table:table-cell table:formula="of:=FLOOR([.$A680]/[levels_parameters.$K$2])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levels_parameters.$B$2] + [levels_parameters.$C$2]*([.$A681]-1)+[levels_parameters.$A$2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levels_parameters.$I$2]*([.$A681]-1) + [levels_parameters.$H$2]+FLOOR([.$A681]/[levels_parameters.$J$2])" office:value-type="float" office:value="818" calcext:value-type="float">
            <text:p>818</text:p>
          </table:table-cell>
          <table:table-cell table:formula="of:=[levels_parameters.$E$2]*([.$A681]-1) + [levels_parameters.$D$2]" office:value-type="float" office:value="13730" calcext:value-type="float">
            <text:p>13730</text:p>
          </table:table-cell>
          <table:table-cell table:formula="of:=[levels_parameters.$G$2]*([.$A681]-1) + [levels_parameters.$F$2]" office:value-type="float" office:value="0" calcext:value-type="float">
            <text:p>0</text:p>
          </table:table-cell>
          <table:table-cell table:formula="of:=FLOOR([.$A681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levels_parameters.$B$2] + [levels_parameters.$C$2]*([.$A682]-1)+[levels_parameters.$A$2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levels_parameters.$I$2]*([.$A682]-1) + [levels_parameters.$H$2]+FLOOR([.$A682]/[levels_parameters.$J$2])" office:value-type="float" office:value="819" calcext:value-type="float">
            <text:p>819</text:p>
          </table:table-cell>
          <table:table-cell table:formula="of:=[levels_parameters.$E$2]*([.$A682]-1) + [levels_parameters.$D$2]" office:value-type="float" office:value="13750" calcext:value-type="float">
            <text:p>13750</text:p>
          </table:table-cell>
          <table:table-cell table:formula="of:=[levels_parameters.$G$2]*([.$A682]-1) + [levels_parameters.$F$2]" office:value-type="float" office:value="0" calcext:value-type="float">
            <text:p>0</text:p>
          </table:table-cell>
          <table:table-cell table:formula="of:=FLOOR([.$A682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levels_parameters.$B$2] + [levels_parameters.$C$2]*([.$A683]-1)+[levels_parameters.$A$2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levels_parameters.$I$2]*([.$A683]-1) + [levels_parameters.$H$2]+FLOOR([.$A683]/[levels_parameters.$J$2])" office:value-type="float" office:value="820" calcext:value-type="float">
            <text:p>820</text:p>
          </table:table-cell>
          <table:table-cell table:formula="of:=[levels_parameters.$E$2]*([.$A683]-1) + [levels_parameters.$D$2]" office:value-type="float" office:value="13770" calcext:value-type="float">
            <text:p>13770</text:p>
          </table:table-cell>
          <table:table-cell table:formula="of:=[levels_parameters.$G$2]*([.$A683]-1) + [levels_parameters.$F$2]" office:value-type="float" office:value="0" calcext:value-type="float">
            <text:p>0</text:p>
          </table:table-cell>
          <table:table-cell table:formula="of:=FLOOR([.$A683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levels_parameters.$B$2] + [levels_parameters.$C$2]*([.$A684]-1)+[levels_parameters.$A$2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levels_parameters.$I$2]*([.$A684]-1) + [levels_parameters.$H$2]+FLOOR([.$A684]/[levels_parameters.$J$2])" office:value-type="float" office:value="821" calcext:value-type="float">
            <text:p>821</text:p>
          </table:table-cell>
          <table:table-cell table:formula="of:=[levels_parameters.$E$2]*([.$A684]-1) + [levels_parameters.$D$2]" office:value-type="float" office:value="13790" calcext:value-type="float">
            <text:p>13790</text:p>
          </table:table-cell>
          <table:table-cell table:formula="of:=[levels_parameters.$G$2]*([.$A684]-1) + [levels_parameters.$F$2]" office:value-type="float" office:value="0" calcext:value-type="float">
            <text:p>0</text:p>
          </table:table-cell>
          <table:table-cell table:formula="of:=FLOOR([.$A684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levels_parameters.$B$2] + [levels_parameters.$C$2]*([.$A685]-1)+[levels_parameters.$A$2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levels_parameters.$I$2]*([.$A685]-1) + [levels_parameters.$H$2]+FLOOR([.$A685]/[levels_parameters.$J$2])" office:value-type="float" office:value="822" calcext:value-type="float">
            <text:p>822</text:p>
          </table:table-cell>
          <table:table-cell table:formula="of:=[levels_parameters.$E$2]*([.$A685]-1) + [levels_parameters.$D$2]" office:value-type="float" office:value="13810" calcext:value-type="float">
            <text:p>13810</text:p>
          </table:table-cell>
          <table:table-cell table:formula="of:=[levels_parameters.$G$2]*([.$A685]-1) + [levels_parameters.$F$2]" office:value-type="float" office:value="0" calcext:value-type="float">
            <text:p>0</text:p>
          </table:table-cell>
          <table:table-cell table:formula="of:=FLOOR([.$A685]/[levels_parameters.$K$2])"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levels_parameters.$B$2] + [levels_parameters.$C$2]*([.$A686]-1)+[levels_parameters.$A$2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levels_parameters.$I$2]*([.$A686]-1) + [levels_parameters.$H$2]+FLOOR([.$A686]/[levels_parameters.$J$2])" office:value-type="float" office:value="824" calcext:value-type="float">
            <text:p>824</text:p>
          </table:table-cell>
          <table:table-cell table:formula="of:=[levels_parameters.$E$2]*([.$A686]-1) + [levels_parameters.$D$2]" office:value-type="float" office:value="13830" calcext:value-type="float">
            <text:p>13830</text:p>
          </table:table-cell>
          <table:table-cell table:formula="of:=[levels_parameters.$G$2]*([.$A686]-1) + [levels_parameters.$F$2]" office:value-type="float" office:value="0" calcext:value-type="float">
            <text:p>0</text:p>
          </table:table-cell>
          <table:table-cell table:formula="of:=FLOOR([.$A686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levels_parameters.$B$2] + [levels_parameters.$C$2]*([.$A687]-1)+[levels_parameters.$A$2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levels_parameters.$I$2]*([.$A687]-1) + [levels_parameters.$H$2]+FLOOR([.$A687]/[levels_parameters.$J$2])" office:value-type="float" office:value="825" calcext:value-type="float">
            <text:p>825</text:p>
          </table:table-cell>
          <table:table-cell table:formula="of:=[levels_parameters.$E$2]*([.$A687]-1) + [levels_parameters.$D$2]" office:value-type="float" office:value="13850" calcext:value-type="float">
            <text:p>13850</text:p>
          </table:table-cell>
          <table:table-cell table:formula="of:=[levels_parameters.$G$2]*([.$A687]-1) + [levels_parameters.$F$2]" office:value-type="float" office:value="0" calcext:value-type="float">
            <text:p>0</text:p>
          </table:table-cell>
          <table:table-cell table:formula="of:=FLOOR([.$A687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levels_parameters.$B$2] + [levels_parameters.$C$2]*([.$A688]-1)+[levels_parameters.$A$2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levels_parameters.$I$2]*([.$A688]-1) + [levels_parameters.$H$2]+FLOOR([.$A688]/[levels_parameters.$J$2])" office:value-type="float" office:value="826" calcext:value-type="float">
            <text:p>826</text:p>
          </table:table-cell>
          <table:table-cell table:formula="of:=[levels_parameters.$E$2]*([.$A688]-1) + [levels_parameters.$D$2]" office:value-type="float" office:value="13870" calcext:value-type="float">
            <text:p>13870</text:p>
          </table:table-cell>
          <table:table-cell table:formula="of:=[levels_parameters.$G$2]*([.$A688]-1) + [levels_parameters.$F$2]" office:value-type="float" office:value="0" calcext:value-type="float">
            <text:p>0</text:p>
          </table:table-cell>
          <table:table-cell table:formula="of:=FLOOR([.$A688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levels_parameters.$B$2] + [levels_parameters.$C$2]*([.$A689]-1)+[levels_parameters.$A$2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levels_parameters.$I$2]*([.$A689]-1) + [levels_parameters.$H$2]+FLOOR([.$A689]/[levels_parameters.$J$2])" office:value-type="float" office:value="827" calcext:value-type="float">
            <text:p>827</text:p>
          </table:table-cell>
          <table:table-cell table:formula="of:=[levels_parameters.$E$2]*([.$A689]-1) + [levels_parameters.$D$2]" office:value-type="float" office:value="13890" calcext:value-type="float">
            <text:p>13890</text:p>
          </table:table-cell>
          <table:table-cell table:formula="of:=[levels_parameters.$G$2]*([.$A689]-1) + [levels_parameters.$F$2]" office:value-type="float" office:value="0" calcext:value-type="float">
            <text:p>0</text:p>
          </table:table-cell>
          <table:table-cell table:formula="of:=FLOOR([.$A689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levels_parameters.$B$2] + [levels_parameters.$C$2]*([.$A690]-1)+[levels_parameters.$A$2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levels_parameters.$I$2]*([.$A690]-1) + [levels_parameters.$H$2]+FLOOR([.$A690]/[levels_parameters.$J$2])" office:value-type="float" office:value="828" calcext:value-type="float">
            <text:p>828</text:p>
          </table:table-cell>
          <table:table-cell table:formula="of:=[levels_parameters.$E$2]*([.$A690]-1) + [levels_parameters.$D$2]" office:value-type="float" office:value="13910" calcext:value-type="float">
            <text:p>13910</text:p>
          </table:table-cell>
          <table:table-cell table:formula="of:=[levels_parameters.$G$2]*([.$A690]-1) + [levels_parameters.$F$2]" office:value-type="float" office:value="0" calcext:value-type="float">
            <text:p>0</text:p>
          </table:table-cell>
          <table:table-cell table:formula="of:=FLOOR([.$A690]/[levels_parameters.$K$2])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levels_parameters.$B$2] + [levels_parameters.$C$2]*([.$A691]-1)+[levels_parameters.$A$2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levels_parameters.$I$2]*([.$A691]-1) + [levels_parameters.$H$2]+FLOOR([.$A691]/[levels_parameters.$J$2])" office:value-type="float" office:value="830" calcext:value-type="float">
            <text:p>830</text:p>
          </table:table-cell>
          <table:table-cell table:formula="of:=[levels_parameters.$E$2]*([.$A691]-1) + [levels_parameters.$D$2]" office:value-type="float" office:value="13930" calcext:value-type="float">
            <text:p>13930</text:p>
          </table:table-cell>
          <table:table-cell table:formula="of:=[levels_parameters.$G$2]*([.$A691]-1) + [levels_parameters.$F$2]" office:value-type="float" office:value="0" calcext:value-type="float">
            <text:p>0</text:p>
          </table:table-cell>
          <table:table-cell table:formula="of:=FLOOR([.$A691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levels_parameters.$B$2] + [levels_parameters.$C$2]*([.$A692]-1)+[levels_parameters.$A$2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levels_parameters.$I$2]*([.$A692]-1) + [levels_parameters.$H$2]+FLOOR([.$A692]/[levels_parameters.$J$2])" office:value-type="float" office:value="831" calcext:value-type="float">
            <text:p>831</text:p>
          </table:table-cell>
          <table:table-cell table:formula="of:=[levels_parameters.$E$2]*([.$A692]-1) + [levels_parameters.$D$2]" office:value-type="float" office:value="13950" calcext:value-type="float">
            <text:p>13950</text:p>
          </table:table-cell>
          <table:table-cell table:formula="of:=[levels_parameters.$G$2]*([.$A692]-1) + [levels_parameters.$F$2]" office:value-type="float" office:value="0" calcext:value-type="float">
            <text:p>0</text:p>
          </table:table-cell>
          <table:table-cell table:formula="of:=FLOOR([.$A692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levels_parameters.$B$2] + [levels_parameters.$C$2]*([.$A693]-1)+[levels_parameters.$A$2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levels_parameters.$I$2]*([.$A693]-1) + [levels_parameters.$H$2]+FLOOR([.$A693]/[levels_parameters.$J$2])" office:value-type="float" office:value="832" calcext:value-type="float">
            <text:p>832</text:p>
          </table:table-cell>
          <table:table-cell table:formula="of:=[levels_parameters.$E$2]*([.$A693]-1) + [levels_parameters.$D$2]" office:value-type="float" office:value="13970" calcext:value-type="float">
            <text:p>13970</text:p>
          </table:table-cell>
          <table:table-cell table:formula="of:=[levels_parameters.$G$2]*([.$A693]-1) + [levels_parameters.$F$2]" office:value-type="float" office:value="0" calcext:value-type="float">
            <text:p>0</text:p>
          </table:table-cell>
          <table:table-cell table:formula="of:=FLOOR([.$A693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levels_parameters.$B$2] + [levels_parameters.$C$2]*([.$A694]-1)+[levels_parameters.$A$2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levels_parameters.$I$2]*([.$A694]-1) + [levels_parameters.$H$2]+FLOOR([.$A694]/[levels_parameters.$J$2])" office:value-type="float" office:value="833" calcext:value-type="float">
            <text:p>833</text:p>
          </table:table-cell>
          <table:table-cell table:formula="of:=[levels_parameters.$E$2]*([.$A694]-1) + [levels_parameters.$D$2]" office:value-type="float" office:value="13990" calcext:value-type="float">
            <text:p>13990</text:p>
          </table:table-cell>
          <table:table-cell table:formula="of:=[levels_parameters.$G$2]*([.$A694]-1) + [levels_parameters.$F$2]" office:value-type="float" office:value="0" calcext:value-type="float">
            <text:p>0</text:p>
          </table:table-cell>
          <table:table-cell table:formula="of:=FLOOR([.$A694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levels_parameters.$B$2] + [levels_parameters.$C$2]*([.$A695]-1)+[levels_parameters.$A$2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levels_parameters.$I$2]*([.$A695]-1) + [levels_parameters.$H$2]+FLOOR([.$A695]/[levels_parameters.$J$2])" office:value-type="float" office:value="834" calcext:value-type="float">
            <text:p>834</text:p>
          </table:table-cell>
          <table:table-cell table:formula="of:=[levels_parameters.$E$2]*([.$A695]-1) + [levels_parameters.$D$2]" office:value-type="float" office:value="14010" calcext:value-type="float">
            <text:p>14010</text:p>
          </table:table-cell>
          <table:table-cell table:formula="of:=[levels_parameters.$G$2]*([.$A695]-1) + [levels_parameters.$F$2]" office:value-type="float" office:value="0" calcext:value-type="float">
            <text:p>0</text:p>
          </table:table-cell>
          <table:table-cell table:formula="of:=FLOOR([.$A695]/[levels_parameters.$K$2])"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levels_parameters.$B$2] + [levels_parameters.$C$2]*([.$A696]-1)+[levels_parameters.$A$2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levels_parameters.$I$2]*([.$A696]-1) + [levels_parameters.$H$2]+FLOOR([.$A696]/[levels_parameters.$J$2])" office:value-type="float" office:value="836" calcext:value-type="float">
            <text:p>836</text:p>
          </table:table-cell>
          <table:table-cell table:formula="of:=[levels_parameters.$E$2]*([.$A696]-1) + [levels_parameters.$D$2]" office:value-type="float" office:value="14030" calcext:value-type="float">
            <text:p>14030</text:p>
          </table:table-cell>
          <table:table-cell table:formula="of:=[levels_parameters.$G$2]*([.$A696]-1) + [levels_parameters.$F$2]" office:value-type="float" office:value="0" calcext:value-type="float">
            <text:p>0</text:p>
          </table:table-cell>
          <table:table-cell table:formula="of:=FLOOR([.$A696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levels_parameters.$B$2] + [levels_parameters.$C$2]*([.$A697]-1)+[levels_parameters.$A$2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levels_parameters.$I$2]*([.$A697]-1) + [levels_parameters.$H$2]+FLOOR([.$A697]/[levels_parameters.$J$2])" office:value-type="float" office:value="837" calcext:value-type="float">
            <text:p>837</text:p>
          </table:table-cell>
          <table:table-cell table:formula="of:=[levels_parameters.$E$2]*([.$A697]-1) + [levels_parameters.$D$2]" office:value-type="float" office:value="14050" calcext:value-type="float">
            <text:p>14050</text:p>
          </table:table-cell>
          <table:table-cell table:formula="of:=[levels_parameters.$G$2]*([.$A697]-1) + [levels_parameters.$F$2]" office:value-type="float" office:value="0" calcext:value-type="float">
            <text:p>0</text:p>
          </table:table-cell>
          <table:table-cell table:formula="of:=FLOOR([.$A697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levels_parameters.$B$2] + [levels_parameters.$C$2]*([.$A698]-1)+[levels_parameters.$A$2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levels_parameters.$I$2]*([.$A698]-1) + [levels_parameters.$H$2]+FLOOR([.$A698]/[levels_parameters.$J$2])" office:value-type="float" office:value="838" calcext:value-type="float">
            <text:p>838</text:p>
          </table:table-cell>
          <table:table-cell table:formula="of:=[levels_parameters.$E$2]*([.$A698]-1) + [levels_parameters.$D$2]" office:value-type="float" office:value="14070" calcext:value-type="float">
            <text:p>14070</text:p>
          </table:table-cell>
          <table:table-cell table:formula="of:=[levels_parameters.$G$2]*([.$A698]-1) + [levels_parameters.$F$2]" office:value-type="float" office:value="0" calcext:value-type="float">
            <text:p>0</text:p>
          </table:table-cell>
          <table:table-cell table:formula="of:=FLOOR([.$A698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levels_parameters.$B$2] + [levels_parameters.$C$2]*([.$A699]-1)+[levels_parameters.$A$2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levels_parameters.$I$2]*([.$A699]-1) + [levels_parameters.$H$2]+FLOOR([.$A699]/[levels_parameters.$J$2])" office:value-type="float" office:value="839" calcext:value-type="float">
            <text:p>839</text:p>
          </table:table-cell>
          <table:table-cell table:formula="of:=[levels_parameters.$E$2]*([.$A699]-1) + [levels_parameters.$D$2]" office:value-type="float" office:value="14090" calcext:value-type="float">
            <text:p>14090</text:p>
          </table:table-cell>
          <table:table-cell table:formula="of:=[levels_parameters.$G$2]*([.$A699]-1) + [levels_parameters.$F$2]" office:value-type="float" office:value="0" calcext:value-type="float">
            <text:p>0</text:p>
          </table:table-cell>
          <table:table-cell table:formula="of:=FLOOR([.$A699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levels_parameters.$B$2] + [levels_parameters.$C$2]*([.$A700]-1)+[levels_parameters.$A$2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levels_parameters.$I$2]*([.$A700]-1) + [levels_parameters.$H$2]+FLOOR([.$A700]/[levels_parameters.$J$2])" office:value-type="float" office:value="840" calcext:value-type="float">
            <text:p>840</text:p>
          </table:table-cell>
          <table:table-cell table:formula="of:=[levels_parameters.$E$2]*([.$A700]-1) + [levels_parameters.$D$2]" office:value-type="float" office:value="14110" calcext:value-type="float">
            <text:p>14110</text:p>
          </table:table-cell>
          <table:table-cell table:formula="of:=[levels_parameters.$G$2]*([.$A700]-1) + [levels_parameters.$F$2]" office:value-type="float" office:value="0" calcext:value-type="float">
            <text:p>0</text:p>
          </table:table-cell>
          <table:table-cell table:formula="of:=FLOOR([.$A700]/[levels_parameters.$K$2])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levels_parameters.$B$2] + [levels_parameters.$C$2]*([.$A701]-1)+[levels_parameters.$A$2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levels_parameters.$I$2]*([.$A701]-1) + [levels_parameters.$H$2]+FLOOR([.$A701]/[levels_parameters.$J$2])" office:value-type="float" office:value="842" calcext:value-type="float">
            <text:p>842</text:p>
          </table:table-cell>
          <table:table-cell table:formula="of:=[levels_parameters.$E$2]*([.$A701]-1) + [levels_parameters.$D$2]" office:value-type="float" office:value="14130" calcext:value-type="float">
            <text:p>14130</text:p>
          </table:table-cell>
          <table:table-cell table:formula="of:=[levels_parameters.$G$2]*([.$A701]-1) + [levels_parameters.$F$2]" office:value-type="float" office:value="0" calcext:value-type="float">
            <text:p>0</text:p>
          </table:table-cell>
          <table:table-cell table:formula="of:=FLOOR([.$A701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levels_parameters.$B$2] + [levels_parameters.$C$2]*([.$A702]-1)+[levels_parameters.$A$2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levels_parameters.$I$2]*([.$A702]-1) + [levels_parameters.$H$2]+FLOOR([.$A702]/[levels_parameters.$J$2])" office:value-type="float" office:value="843" calcext:value-type="float">
            <text:p>843</text:p>
          </table:table-cell>
          <table:table-cell table:formula="of:=[levels_parameters.$E$2]*([.$A702]-1) + [levels_parameters.$D$2]" office:value-type="float" office:value="14150" calcext:value-type="float">
            <text:p>14150</text:p>
          </table:table-cell>
          <table:table-cell table:formula="of:=[levels_parameters.$G$2]*([.$A702]-1) + [levels_parameters.$F$2]" office:value-type="float" office:value="0" calcext:value-type="float">
            <text:p>0</text:p>
          </table:table-cell>
          <table:table-cell table:formula="of:=FLOOR([.$A702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levels_parameters.$B$2] + [levels_parameters.$C$2]*([.$A703]-1)+[levels_parameters.$A$2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levels_parameters.$I$2]*([.$A703]-1) + [levels_parameters.$H$2]+FLOOR([.$A703]/[levels_parameters.$J$2])" office:value-type="float" office:value="844" calcext:value-type="float">
            <text:p>844</text:p>
          </table:table-cell>
          <table:table-cell table:formula="of:=[levels_parameters.$E$2]*([.$A703]-1) + [levels_parameters.$D$2]" office:value-type="float" office:value="14170" calcext:value-type="float">
            <text:p>14170</text:p>
          </table:table-cell>
          <table:table-cell table:formula="of:=[levels_parameters.$G$2]*([.$A703]-1) + [levels_parameters.$F$2]" office:value-type="float" office:value="0" calcext:value-type="float">
            <text:p>0</text:p>
          </table:table-cell>
          <table:table-cell table:formula="of:=FLOOR([.$A703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levels_parameters.$B$2] + [levels_parameters.$C$2]*([.$A704]-1)+[levels_parameters.$A$2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levels_parameters.$I$2]*([.$A704]-1) + [levels_parameters.$H$2]+FLOOR([.$A704]/[levels_parameters.$J$2])" office:value-type="float" office:value="845" calcext:value-type="float">
            <text:p>845</text:p>
          </table:table-cell>
          <table:table-cell table:formula="of:=[levels_parameters.$E$2]*([.$A704]-1) + [levels_parameters.$D$2]" office:value-type="float" office:value="14190" calcext:value-type="float">
            <text:p>14190</text:p>
          </table:table-cell>
          <table:table-cell table:formula="of:=[levels_parameters.$G$2]*([.$A704]-1) + [levels_parameters.$F$2]" office:value-type="float" office:value="0" calcext:value-type="float">
            <text:p>0</text:p>
          </table:table-cell>
          <table:table-cell table:formula="of:=FLOOR([.$A704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levels_parameters.$B$2] + [levels_parameters.$C$2]*([.$A705]-1)+[levels_parameters.$A$2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levels_parameters.$I$2]*([.$A705]-1) + [levels_parameters.$H$2]+FLOOR([.$A705]/[levels_parameters.$J$2])" office:value-type="float" office:value="846" calcext:value-type="float">
            <text:p>846</text:p>
          </table:table-cell>
          <table:table-cell table:formula="of:=[levels_parameters.$E$2]*([.$A705]-1) + [levels_parameters.$D$2]" office:value-type="float" office:value="14210" calcext:value-type="float">
            <text:p>14210</text:p>
          </table:table-cell>
          <table:table-cell table:formula="of:=[levels_parameters.$G$2]*([.$A705]-1) + [levels_parameters.$F$2]" office:value-type="float" office:value="0" calcext:value-type="float">
            <text:p>0</text:p>
          </table:table-cell>
          <table:table-cell table:formula="of:=FLOOR([.$A705]/[levels_parameters.$K$2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levels_parameters.$B$2] + [levels_parameters.$C$2]*([.$A706]-1)+[levels_parameters.$A$2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levels_parameters.$I$2]*([.$A706]-1) + [levels_parameters.$H$2]+FLOOR([.$A706]/[levels_parameters.$J$2])" office:value-type="float" office:value="848" calcext:value-type="float">
            <text:p>848</text:p>
          </table:table-cell>
          <table:table-cell table:formula="of:=[levels_parameters.$E$2]*([.$A706]-1) + [levels_parameters.$D$2]" office:value-type="float" office:value="14230" calcext:value-type="float">
            <text:p>14230</text:p>
          </table:table-cell>
          <table:table-cell table:formula="of:=[levels_parameters.$G$2]*([.$A706]-1) + [levels_parameters.$F$2]" office:value-type="float" office:value="0" calcext:value-type="float">
            <text:p>0</text:p>
          </table:table-cell>
          <table:table-cell table:formula="of:=FLOOR([.$A706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levels_parameters.$B$2] + [levels_parameters.$C$2]*([.$A707]-1)+[levels_parameters.$A$2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levels_parameters.$I$2]*([.$A707]-1) + [levels_parameters.$H$2]+FLOOR([.$A707]/[levels_parameters.$J$2])" office:value-type="float" office:value="849" calcext:value-type="float">
            <text:p>849</text:p>
          </table:table-cell>
          <table:table-cell table:formula="of:=[levels_parameters.$E$2]*([.$A707]-1) + [levels_parameters.$D$2]" office:value-type="float" office:value="14250" calcext:value-type="float">
            <text:p>14250</text:p>
          </table:table-cell>
          <table:table-cell table:formula="of:=[levels_parameters.$G$2]*([.$A707]-1) + [levels_parameters.$F$2]" office:value-type="float" office:value="0" calcext:value-type="float">
            <text:p>0</text:p>
          </table:table-cell>
          <table:table-cell table:formula="of:=FLOOR([.$A707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levels_parameters.$B$2] + [levels_parameters.$C$2]*([.$A708]-1)+[levels_parameters.$A$2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levels_parameters.$I$2]*([.$A708]-1) + [levels_parameters.$H$2]+FLOOR([.$A708]/[levels_parameters.$J$2])" office:value-type="float" office:value="850" calcext:value-type="float">
            <text:p>850</text:p>
          </table:table-cell>
          <table:table-cell table:formula="of:=[levels_parameters.$E$2]*([.$A708]-1) + [levels_parameters.$D$2]" office:value-type="float" office:value="14270" calcext:value-type="float">
            <text:p>14270</text:p>
          </table:table-cell>
          <table:table-cell table:formula="of:=[levels_parameters.$G$2]*([.$A708]-1) + [levels_parameters.$F$2]" office:value-type="float" office:value="0" calcext:value-type="float">
            <text:p>0</text:p>
          </table:table-cell>
          <table:table-cell table:formula="of:=FLOOR([.$A708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levels_parameters.$B$2] + [levels_parameters.$C$2]*([.$A709]-1)+[levels_parameters.$A$2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levels_parameters.$I$2]*([.$A709]-1) + [levels_parameters.$H$2]+FLOOR([.$A709]/[levels_parameters.$J$2])" office:value-type="float" office:value="851" calcext:value-type="float">
            <text:p>851</text:p>
          </table:table-cell>
          <table:table-cell table:formula="of:=[levels_parameters.$E$2]*([.$A709]-1) + [levels_parameters.$D$2]" office:value-type="float" office:value="14290" calcext:value-type="float">
            <text:p>14290</text:p>
          </table:table-cell>
          <table:table-cell table:formula="of:=[levels_parameters.$G$2]*([.$A709]-1) + [levels_parameters.$F$2]" office:value-type="float" office:value="0" calcext:value-type="float">
            <text:p>0</text:p>
          </table:table-cell>
          <table:table-cell table:formula="of:=FLOOR([.$A709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levels_parameters.$B$2] + [levels_parameters.$C$2]*([.$A710]-1)+[levels_parameters.$A$2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levels_parameters.$I$2]*([.$A710]-1) + [levels_parameters.$H$2]+FLOOR([.$A710]/[levels_parameters.$J$2])" office:value-type="float" office:value="852" calcext:value-type="float">
            <text:p>852</text:p>
          </table:table-cell>
          <table:table-cell table:formula="of:=[levels_parameters.$E$2]*([.$A710]-1) + [levels_parameters.$D$2]" office:value-type="float" office:value="14310" calcext:value-type="float">
            <text:p>14310</text:p>
          </table:table-cell>
          <table:table-cell table:formula="of:=[levels_parameters.$G$2]*([.$A710]-1) + [levels_parameters.$F$2]" office:value-type="float" office:value="0" calcext:value-type="float">
            <text:p>0</text:p>
          </table:table-cell>
          <table:table-cell table:formula="of:=FLOOR([.$A710]/[levels_parameters.$K$2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levels_parameters.$B$2] + [levels_parameters.$C$2]*([.$A711]-1)+[levels_parameters.$A$2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levels_parameters.$I$2]*([.$A711]-1) + [levels_parameters.$H$2]+FLOOR([.$A711]/[levels_parameters.$J$2])" office:value-type="float" office:value="854" calcext:value-type="float">
            <text:p>854</text:p>
          </table:table-cell>
          <table:table-cell table:formula="of:=[levels_parameters.$E$2]*([.$A711]-1) + [levels_parameters.$D$2]" office:value-type="float" office:value="14330" calcext:value-type="float">
            <text:p>14330</text:p>
          </table:table-cell>
          <table:table-cell table:formula="of:=[levels_parameters.$G$2]*([.$A711]-1) + [levels_parameters.$F$2]" office:value-type="float" office:value="0" calcext:value-type="float">
            <text:p>0</text:p>
          </table:table-cell>
          <table:table-cell table:formula="of:=FLOOR([.$A711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levels_parameters.$B$2] + [levels_parameters.$C$2]*([.$A712]-1)+[levels_parameters.$A$2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levels_parameters.$I$2]*([.$A712]-1) + [levels_parameters.$H$2]+FLOOR([.$A712]/[levels_parameters.$J$2])" office:value-type="float" office:value="855" calcext:value-type="float">
            <text:p>855</text:p>
          </table:table-cell>
          <table:table-cell table:formula="of:=[levels_parameters.$E$2]*([.$A712]-1) + [levels_parameters.$D$2]" office:value-type="float" office:value="14350" calcext:value-type="float">
            <text:p>14350</text:p>
          </table:table-cell>
          <table:table-cell table:formula="of:=[levels_parameters.$G$2]*([.$A712]-1) + [levels_parameters.$F$2]" office:value-type="float" office:value="0" calcext:value-type="float">
            <text:p>0</text:p>
          </table:table-cell>
          <table:table-cell table:formula="of:=FLOOR([.$A712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levels_parameters.$B$2] + [levels_parameters.$C$2]*([.$A713]-1)+[levels_parameters.$A$2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levels_parameters.$I$2]*([.$A713]-1) + [levels_parameters.$H$2]+FLOOR([.$A713]/[levels_parameters.$J$2])" office:value-type="float" office:value="856" calcext:value-type="float">
            <text:p>856</text:p>
          </table:table-cell>
          <table:table-cell table:formula="of:=[levels_parameters.$E$2]*([.$A713]-1) + [levels_parameters.$D$2]" office:value-type="float" office:value="14370" calcext:value-type="float">
            <text:p>14370</text:p>
          </table:table-cell>
          <table:table-cell table:formula="of:=[levels_parameters.$G$2]*([.$A713]-1) + [levels_parameters.$F$2]" office:value-type="float" office:value="0" calcext:value-type="float">
            <text:p>0</text:p>
          </table:table-cell>
          <table:table-cell table:formula="of:=FLOOR([.$A713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levels_parameters.$B$2] + [levels_parameters.$C$2]*([.$A714]-1)+[levels_parameters.$A$2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levels_parameters.$I$2]*([.$A714]-1) + [levels_parameters.$H$2]+FLOOR([.$A714]/[levels_parameters.$J$2])" office:value-type="float" office:value="857" calcext:value-type="float">
            <text:p>857</text:p>
          </table:table-cell>
          <table:table-cell table:formula="of:=[levels_parameters.$E$2]*([.$A714]-1) + [levels_parameters.$D$2]" office:value-type="float" office:value="14390" calcext:value-type="float">
            <text:p>14390</text:p>
          </table:table-cell>
          <table:table-cell table:formula="of:=[levels_parameters.$G$2]*([.$A714]-1) + [levels_parameters.$F$2]" office:value-type="float" office:value="0" calcext:value-type="float">
            <text:p>0</text:p>
          </table:table-cell>
          <table:table-cell table:formula="of:=FLOOR([.$A714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levels_parameters.$B$2] + [levels_parameters.$C$2]*([.$A715]-1)+[levels_parameters.$A$2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levels_parameters.$I$2]*([.$A715]-1) + [levels_parameters.$H$2]+FLOOR([.$A715]/[levels_parameters.$J$2])" office:value-type="float" office:value="858" calcext:value-type="float">
            <text:p>858</text:p>
          </table:table-cell>
          <table:table-cell table:formula="of:=[levels_parameters.$E$2]*([.$A715]-1) + [levels_parameters.$D$2]" office:value-type="float" office:value="14410" calcext:value-type="float">
            <text:p>14410</text:p>
          </table:table-cell>
          <table:table-cell table:formula="of:=[levels_parameters.$G$2]*([.$A715]-1) + [levels_parameters.$F$2]" office:value-type="float" office:value="0" calcext:value-type="float">
            <text:p>0</text:p>
          </table:table-cell>
          <table:table-cell table:formula="of:=FLOOR([.$A715]/[levels_parameters.$K$2])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levels_parameters.$B$2] + [levels_parameters.$C$2]*([.$A716]-1)+[levels_parameters.$A$2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levels_parameters.$I$2]*([.$A716]-1) + [levels_parameters.$H$2]+FLOOR([.$A716]/[levels_parameters.$J$2])" office:value-type="float" office:value="860" calcext:value-type="float">
            <text:p>860</text:p>
          </table:table-cell>
          <table:table-cell table:formula="of:=[levels_parameters.$E$2]*([.$A716]-1) + [levels_parameters.$D$2]" office:value-type="float" office:value="14430" calcext:value-type="float">
            <text:p>14430</text:p>
          </table:table-cell>
          <table:table-cell table:formula="of:=[levels_parameters.$G$2]*([.$A716]-1) + [levels_parameters.$F$2]" office:value-type="float" office:value="0" calcext:value-type="float">
            <text:p>0</text:p>
          </table:table-cell>
          <table:table-cell table:formula="of:=FLOOR([.$A716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levels_parameters.$B$2] + [levels_parameters.$C$2]*([.$A717]-1)+[levels_parameters.$A$2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levels_parameters.$I$2]*([.$A717]-1) + [levels_parameters.$H$2]+FLOOR([.$A717]/[levels_parameters.$J$2])" office:value-type="float" office:value="861" calcext:value-type="float">
            <text:p>861</text:p>
          </table:table-cell>
          <table:table-cell table:formula="of:=[levels_parameters.$E$2]*([.$A717]-1) + [levels_parameters.$D$2]" office:value-type="float" office:value="14450" calcext:value-type="float">
            <text:p>14450</text:p>
          </table:table-cell>
          <table:table-cell table:formula="of:=[levels_parameters.$G$2]*([.$A717]-1) + [levels_parameters.$F$2]" office:value-type="float" office:value="0" calcext:value-type="float">
            <text:p>0</text:p>
          </table:table-cell>
          <table:table-cell table:formula="of:=FLOOR([.$A717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levels_parameters.$B$2] + [levels_parameters.$C$2]*([.$A718]-1)+[levels_parameters.$A$2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levels_parameters.$I$2]*([.$A718]-1) + [levels_parameters.$H$2]+FLOOR([.$A718]/[levels_parameters.$J$2])" office:value-type="float" office:value="862" calcext:value-type="float">
            <text:p>862</text:p>
          </table:table-cell>
          <table:table-cell table:formula="of:=[levels_parameters.$E$2]*([.$A718]-1) + [levels_parameters.$D$2]" office:value-type="float" office:value="14470" calcext:value-type="float">
            <text:p>14470</text:p>
          </table:table-cell>
          <table:table-cell table:formula="of:=[levels_parameters.$G$2]*([.$A718]-1) + [levels_parameters.$F$2]" office:value-type="float" office:value="0" calcext:value-type="float">
            <text:p>0</text:p>
          </table:table-cell>
          <table:table-cell table:formula="of:=FLOOR([.$A718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levels_parameters.$B$2] + [levels_parameters.$C$2]*([.$A719]-1)+[levels_parameters.$A$2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levels_parameters.$I$2]*([.$A719]-1) + [levels_parameters.$H$2]+FLOOR([.$A719]/[levels_parameters.$J$2])" office:value-type="float" office:value="863" calcext:value-type="float">
            <text:p>863</text:p>
          </table:table-cell>
          <table:table-cell table:formula="of:=[levels_parameters.$E$2]*([.$A719]-1) + [levels_parameters.$D$2]" office:value-type="float" office:value="14490" calcext:value-type="float">
            <text:p>14490</text:p>
          </table:table-cell>
          <table:table-cell table:formula="of:=[levels_parameters.$G$2]*([.$A719]-1) + [levels_parameters.$F$2]" office:value-type="float" office:value="0" calcext:value-type="float">
            <text:p>0</text:p>
          </table:table-cell>
          <table:table-cell table:formula="of:=FLOOR([.$A719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levels_parameters.$B$2] + [levels_parameters.$C$2]*([.$A720]-1)+[levels_parameters.$A$2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levels_parameters.$I$2]*([.$A720]-1) + [levels_parameters.$H$2]+FLOOR([.$A720]/[levels_parameters.$J$2])" office:value-type="float" office:value="864" calcext:value-type="float">
            <text:p>864</text:p>
          </table:table-cell>
          <table:table-cell table:formula="of:=[levels_parameters.$E$2]*([.$A720]-1) + [levels_parameters.$D$2]" office:value-type="float" office:value="14510" calcext:value-type="float">
            <text:p>14510</text:p>
          </table:table-cell>
          <table:table-cell table:formula="of:=[levels_parameters.$G$2]*([.$A720]-1) + [levels_parameters.$F$2]" office:value-type="float" office:value="0" calcext:value-type="float">
            <text:p>0</text:p>
          </table:table-cell>
          <table:table-cell table:formula="of:=FLOOR([.$A720]/[levels_parameters.$K$2])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levels_parameters.$B$2] + [levels_parameters.$C$2]*([.$A721]-1)+[levels_parameters.$A$2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levels_parameters.$I$2]*([.$A721]-1) + [levels_parameters.$H$2]+FLOOR([.$A721]/[levels_parameters.$J$2])" office:value-type="float" office:value="866" calcext:value-type="float">
            <text:p>866</text:p>
          </table:table-cell>
          <table:table-cell table:formula="of:=[levels_parameters.$E$2]*([.$A721]-1) + [levels_parameters.$D$2]" office:value-type="float" office:value="14530" calcext:value-type="float">
            <text:p>14530</text:p>
          </table:table-cell>
          <table:table-cell table:formula="of:=[levels_parameters.$G$2]*([.$A721]-1) + [levels_parameters.$F$2]" office:value-type="float" office:value="0" calcext:value-type="float">
            <text:p>0</text:p>
          </table:table-cell>
          <table:table-cell table:formula="of:=FLOOR([.$A721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levels_parameters.$B$2] + [levels_parameters.$C$2]*([.$A722]-1)+[levels_parameters.$A$2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levels_parameters.$I$2]*([.$A722]-1) + [levels_parameters.$H$2]+FLOOR([.$A722]/[levels_parameters.$J$2])" office:value-type="float" office:value="867" calcext:value-type="float">
            <text:p>867</text:p>
          </table:table-cell>
          <table:table-cell table:formula="of:=[levels_parameters.$E$2]*([.$A722]-1) + [levels_parameters.$D$2]" office:value-type="float" office:value="14550" calcext:value-type="float">
            <text:p>14550</text:p>
          </table:table-cell>
          <table:table-cell table:formula="of:=[levels_parameters.$G$2]*([.$A722]-1) + [levels_parameters.$F$2]" office:value-type="float" office:value="0" calcext:value-type="float">
            <text:p>0</text:p>
          </table:table-cell>
          <table:table-cell table:formula="of:=FLOOR([.$A722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levels_parameters.$B$2] + [levels_parameters.$C$2]*([.$A723]-1)+[levels_parameters.$A$2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levels_parameters.$I$2]*([.$A723]-1) + [levels_parameters.$H$2]+FLOOR([.$A723]/[levels_parameters.$J$2])" office:value-type="float" office:value="868" calcext:value-type="float">
            <text:p>868</text:p>
          </table:table-cell>
          <table:table-cell table:formula="of:=[levels_parameters.$E$2]*([.$A723]-1) + [levels_parameters.$D$2]" office:value-type="float" office:value="14570" calcext:value-type="float">
            <text:p>14570</text:p>
          </table:table-cell>
          <table:table-cell table:formula="of:=[levels_parameters.$G$2]*([.$A723]-1) + [levels_parameters.$F$2]" office:value-type="float" office:value="0" calcext:value-type="float">
            <text:p>0</text:p>
          </table:table-cell>
          <table:table-cell table:formula="of:=FLOOR([.$A723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levels_parameters.$B$2] + [levels_parameters.$C$2]*([.$A724]-1)+[levels_parameters.$A$2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levels_parameters.$I$2]*([.$A724]-1) + [levels_parameters.$H$2]+FLOOR([.$A724]/[levels_parameters.$J$2])" office:value-type="float" office:value="869" calcext:value-type="float">
            <text:p>869</text:p>
          </table:table-cell>
          <table:table-cell table:formula="of:=[levels_parameters.$E$2]*([.$A724]-1) + [levels_parameters.$D$2]" office:value-type="float" office:value="14590" calcext:value-type="float">
            <text:p>14590</text:p>
          </table:table-cell>
          <table:table-cell table:formula="of:=[levels_parameters.$G$2]*([.$A724]-1) + [levels_parameters.$F$2]" office:value-type="float" office:value="0" calcext:value-type="float">
            <text:p>0</text:p>
          </table:table-cell>
          <table:table-cell table:formula="of:=FLOOR([.$A724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levels_parameters.$B$2] + [levels_parameters.$C$2]*([.$A725]-1)+[levels_parameters.$A$2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levels_parameters.$I$2]*([.$A725]-1) + [levels_parameters.$H$2]+FLOOR([.$A725]/[levels_parameters.$J$2])" office:value-type="float" office:value="870" calcext:value-type="float">
            <text:p>870</text:p>
          </table:table-cell>
          <table:table-cell table:formula="of:=[levels_parameters.$E$2]*([.$A725]-1) + [levels_parameters.$D$2]" office:value-type="float" office:value="14610" calcext:value-type="float">
            <text:p>14610</text:p>
          </table:table-cell>
          <table:table-cell table:formula="of:=[levels_parameters.$G$2]*([.$A725]-1) + [levels_parameters.$F$2]" office:value-type="float" office:value="0" calcext:value-type="float">
            <text:p>0</text:p>
          </table:table-cell>
          <table:table-cell table:formula="of:=FLOOR([.$A725]/[levels_parameters.$K$2])"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levels_parameters.$B$2] + [levels_parameters.$C$2]*([.$A726]-1)+[levels_parameters.$A$2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levels_parameters.$I$2]*([.$A726]-1) + [levels_parameters.$H$2]+FLOOR([.$A726]/[levels_parameters.$J$2])" office:value-type="float" office:value="872" calcext:value-type="float">
            <text:p>872</text:p>
          </table:table-cell>
          <table:table-cell table:formula="of:=[levels_parameters.$E$2]*([.$A726]-1) + [levels_parameters.$D$2]" office:value-type="float" office:value="14630" calcext:value-type="float">
            <text:p>14630</text:p>
          </table:table-cell>
          <table:table-cell table:formula="of:=[levels_parameters.$G$2]*([.$A726]-1) + [levels_parameters.$F$2]" office:value-type="float" office:value="0" calcext:value-type="float">
            <text:p>0</text:p>
          </table:table-cell>
          <table:table-cell table:formula="of:=FLOOR([.$A726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levels_parameters.$B$2] + [levels_parameters.$C$2]*([.$A727]-1)+[levels_parameters.$A$2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levels_parameters.$I$2]*([.$A727]-1) + [levels_parameters.$H$2]+FLOOR([.$A727]/[levels_parameters.$J$2])" office:value-type="float" office:value="873" calcext:value-type="float">
            <text:p>873</text:p>
          </table:table-cell>
          <table:table-cell table:formula="of:=[levels_parameters.$E$2]*([.$A727]-1) + [levels_parameters.$D$2]" office:value-type="float" office:value="14650" calcext:value-type="float">
            <text:p>14650</text:p>
          </table:table-cell>
          <table:table-cell table:formula="of:=[levels_parameters.$G$2]*([.$A727]-1) + [levels_parameters.$F$2]" office:value-type="float" office:value="0" calcext:value-type="float">
            <text:p>0</text:p>
          </table:table-cell>
          <table:table-cell table:formula="of:=FLOOR([.$A727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levels_parameters.$B$2] + [levels_parameters.$C$2]*([.$A728]-1)+[levels_parameters.$A$2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levels_parameters.$I$2]*([.$A728]-1) + [levels_parameters.$H$2]+FLOOR([.$A728]/[levels_parameters.$J$2])" office:value-type="float" office:value="874" calcext:value-type="float">
            <text:p>874</text:p>
          </table:table-cell>
          <table:table-cell table:formula="of:=[levels_parameters.$E$2]*([.$A728]-1) + [levels_parameters.$D$2]" office:value-type="float" office:value="14670" calcext:value-type="float">
            <text:p>14670</text:p>
          </table:table-cell>
          <table:table-cell table:formula="of:=[levels_parameters.$G$2]*([.$A728]-1) + [levels_parameters.$F$2]" office:value-type="float" office:value="0" calcext:value-type="float">
            <text:p>0</text:p>
          </table:table-cell>
          <table:table-cell table:formula="of:=FLOOR([.$A728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levels_parameters.$B$2] + [levels_parameters.$C$2]*([.$A729]-1)+[levels_parameters.$A$2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levels_parameters.$I$2]*([.$A729]-1) + [levels_parameters.$H$2]+FLOOR([.$A729]/[levels_parameters.$J$2])" office:value-type="float" office:value="875" calcext:value-type="float">
            <text:p>875</text:p>
          </table:table-cell>
          <table:table-cell table:formula="of:=[levels_parameters.$E$2]*([.$A729]-1) + [levels_parameters.$D$2]" office:value-type="float" office:value="14690" calcext:value-type="float">
            <text:p>14690</text:p>
          </table:table-cell>
          <table:table-cell table:formula="of:=[levels_parameters.$G$2]*([.$A729]-1) + [levels_parameters.$F$2]" office:value-type="float" office:value="0" calcext:value-type="float">
            <text:p>0</text:p>
          </table:table-cell>
          <table:table-cell table:formula="of:=FLOOR([.$A729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levels_parameters.$B$2] + [levels_parameters.$C$2]*([.$A730]-1)+[levels_parameters.$A$2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levels_parameters.$I$2]*([.$A730]-1) + [levels_parameters.$H$2]+FLOOR([.$A730]/[levels_parameters.$J$2])" office:value-type="float" office:value="876" calcext:value-type="float">
            <text:p>876</text:p>
          </table:table-cell>
          <table:table-cell table:formula="of:=[levels_parameters.$E$2]*([.$A730]-1) + [levels_parameters.$D$2]" office:value-type="float" office:value="14710" calcext:value-type="float">
            <text:p>14710</text:p>
          </table:table-cell>
          <table:table-cell table:formula="of:=[levels_parameters.$G$2]*([.$A730]-1) + [levels_parameters.$F$2]" office:value-type="float" office:value="0" calcext:value-type="float">
            <text:p>0</text:p>
          </table:table-cell>
          <table:table-cell table:formula="of:=FLOOR([.$A730]/[levels_parameters.$K$2])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levels_parameters.$B$2] + [levels_parameters.$C$2]*([.$A731]-1)+[levels_parameters.$A$2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levels_parameters.$I$2]*([.$A731]-1) + [levels_parameters.$H$2]+FLOOR([.$A731]/[levels_parameters.$J$2])" office:value-type="float" office:value="878" calcext:value-type="float">
            <text:p>878</text:p>
          </table:table-cell>
          <table:table-cell table:formula="of:=[levels_parameters.$E$2]*([.$A731]-1) + [levels_parameters.$D$2]" office:value-type="float" office:value="14730" calcext:value-type="float">
            <text:p>14730</text:p>
          </table:table-cell>
          <table:table-cell table:formula="of:=[levels_parameters.$G$2]*([.$A731]-1) + [levels_parameters.$F$2]" office:value-type="float" office:value="0" calcext:value-type="float">
            <text:p>0</text:p>
          </table:table-cell>
          <table:table-cell table:formula="of:=FLOOR([.$A731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levels_parameters.$B$2] + [levels_parameters.$C$2]*([.$A732]-1)+[levels_parameters.$A$2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levels_parameters.$I$2]*([.$A732]-1) + [levels_parameters.$H$2]+FLOOR([.$A732]/[levels_parameters.$J$2])" office:value-type="float" office:value="879" calcext:value-type="float">
            <text:p>879</text:p>
          </table:table-cell>
          <table:table-cell table:formula="of:=[levels_parameters.$E$2]*([.$A732]-1) + [levels_parameters.$D$2]" office:value-type="float" office:value="14750" calcext:value-type="float">
            <text:p>14750</text:p>
          </table:table-cell>
          <table:table-cell table:formula="of:=[levels_parameters.$G$2]*([.$A732]-1) + [levels_parameters.$F$2]" office:value-type="float" office:value="0" calcext:value-type="float">
            <text:p>0</text:p>
          </table:table-cell>
          <table:table-cell table:formula="of:=FLOOR([.$A732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levels_parameters.$B$2] + [levels_parameters.$C$2]*([.$A733]-1)+[levels_parameters.$A$2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levels_parameters.$I$2]*([.$A733]-1) + [levels_parameters.$H$2]+FLOOR([.$A733]/[levels_parameters.$J$2])" office:value-type="float" office:value="880" calcext:value-type="float">
            <text:p>880</text:p>
          </table:table-cell>
          <table:table-cell table:formula="of:=[levels_parameters.$E$2]*([.$A733]-1) + [levels_parameters.$D$2]" office:value-type="float" office:value="14770" calcext:value-type="float">
            <text:p>14770</text:p>
          </table:table-cell>
          <table:table-cell table:formula="of:=[levels_parameters.$G$2]*([.$A733]-1) + [levels_parameters.$F$2]" office:value-type="float" office:value="0" calcext:value-type="float">
            <text:p>0</text:p>
          </table:table-cell>
          <table:table-cell table:formula="of:=FLOOR([.$A733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levels_parameters.$B$2] + [levels_parameters.$C$2]*([.$A734]-1)+[levels_parameters.$A$2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levels_parameters.$I$2]*([.$A734]-1) + [levels_parameters.$H$2]+FLOOR([.$A734]/[levels_parameters.$J$2])" office:value-type="float" office:value="881" calcext:value-type="float">
            <text:p>881</text:p>
          </table:table-cell>
          <table:table-cell table:formula="of:=[levels_parameters.$E$2]*([.$A734]-1) + [levels_parameters.$D$2]" office:value-type="float" office:value="14790" calcext:value-type="float">
            <text:p>14790</text:p>
          </table:table-cell>
          <table:table-cell table:formula="of:=[levels_parameters.$G$2]*([.$A734]-1) + [levels_parameters.$F$2]" office:value-type="float" office:value="0" calcext:value-type="float">
            <text:p>0</text:p>
          </table:table-cell>
          <table:table-cell table:formula="of:=FLOOR([.$A734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levels_parameters.$B$2] + [levels_parameters.$C$2]*([.$A735]-1)+[levels_parameters.$A$2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levels_parameters.$I$2]*([.$A735]-1) + [levels_parameters.$H$2]+FLOOR([.$A735]/[levels_parameters.$J$2])" office:value-type="float" office:value="882" calcext:value-type="float">
            <text:p>882</text:p>
          </table:table-cell>
          <table:table-cell table:formula="of:=[levels_parameters.$E$2]*([.$A735]-1) + [levels_parameters.$D$2]" office:value-type="float" office:value="14810" calcext:value-type="float">
            <text:p>14810</text:p>
          </table:table-cell>
          <table:table-cell table:formula="of:=[levels_parameters.$G$2]*([.$A735]-1) + [levels_parameters.$F$2]" office:value-type="float" office:value="0" calcext:value-type="float">
            <text:p>0</text:p>
          </table:table-cell>
          <table:table-cell table:formula="of:=FLOOR([.$A735]/[levels_parameters.$K$2])"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levels_parameters.$B$2] + [levels_parameters.$C$2]*([.$A736]-1)+[levels_parameters.$A$2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levels_parameters.$I$2]*([.$A736]-1) + [levels_parameters.$H$2]+FLOOR([.$A736]/[levels_parameters.$J$2])" office:value-type="float" office:value="884" calcext:value-type="float">
            <text:p>884</text:p>
          </table:table-cell>
          <table:table-cell table:formula="of:=[levels_parameters.$E$2]*([.$A736]-1) + [levels_parameters.$D$2]" office:value-type="float" office:value="14830" calcext:value-type="float">
            <text:p>14830</text:p>
          </table:table-cell>
          <table:table-cell table:formula="of:=[levels_parameters.$G$2]*([.$A736]-1) + [levels_parameters.$F$2]" office:value-type="float" office:value="0" calcext:value-type="float">
            <text:p>0</text:p>
          </table:table-cell>
          <table:table-cell table:formula="of:=FLOOR([.$A736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levels_parameters.$B$2] + [levels_parameters.$C$2]*([.$A737]-1)+[levels_parameters.$A$2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levels_parameters.$I$2]*([.$A737]-1) + [levels_parameters.$H$2]+FLOOR([.$A737]/[levels_parameters.$J$2])" office:value-type="float" office:value="885" calcext:value-type="float">
            <text:p>885</text:p>
          </table:table-cell>
          <table:table-cell table:formula="of:=[levels_parameters.$E$2]*([.$A737]-1) + [levels_parameters.$D$2]" office:value-type="float" office:value="14850" calcext:value-type="float">
            <text:p>14850</text:p>
          </table:table-cell>
          <table:table-cell table:formula="of:=[levels_parameters.$G$2]*([.$A737]-1) + [levels_parameters.$F$2]" office:value-type="float" office:value="0" calcext:value-type="float">
            <text:p>0</text:p>
          </table:table-cell>
          <table:table-cell table:formula="of:=FLOOR([.$A737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levels_parameters.$B$2] + [levels_parameters.$C$2]*([.$A738]-1)+[levels_parameters.$A$2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levels_parameters.$I$2]*([.$A738]-1) + [levels_parameters.$H$2]+FLOOR([.$A738]/[levels_parameters.$J$2])" office:value-type="float" office:value="886" calcext:value-type="float">
            <text:p>886</text:p>
          </table:table-cell>
          <table:table-cell table:formula="of:=[levels_parameters.$E$2]*([.$A738]-1) + [levels_parameters.$D$2]" office:value-type="float" office:value="14870" calcext:value-type="float">
            <text:p>14870</text:p>
          </table:table-cell>
          <table:table-cell table:formula="of:=[levels_parameters.$G$2]*([.$A738]-1) + [levels_parameters.$F$2]" office:value-type="float" office:value="0" calcext:value-type="float">
            <text:p>0</text:p>
          </table:table-cell>
          <table:table-cell table:formula="of:=FLOOR([.$A738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levels_parameters.$B$2] + [levels_parameters.$C$2]*([.$A739]-1)+[levels_parameters.$A$2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levels_parameters.$I$2]*([.$A739]-1) + [levels_parameters.$H$2]+FLOOR([.$A739]/[levels_parameters.$J$2])" office:value-type="float" office:value="887" calcext:value-type="float">
            <text:p>887</text:p>
          </table:table-cell>
          <table:table-cell table:formula="of:=[levels_parameters.$E$2]*([.$A739]-1) + [levels_parameters.$D$2]" office:value-type="float" office:value="14890" calcext:value-type="float">
            <text:p>14890</text:p>
          </table:table-cell>
          <table:table-cell table:formula="of:=[levels_parameters.$G$2]*([.$A739]-1) + [levels_parameters.$F$2]" office:value-type="float" office:value="0" calcext:value-type="float">
            <text:p>0</text:p>
          </table:table-cell>
          <table:table-cell table:formula="of:=FLOOR([.$A739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levels_parameters.$B$2] + [levels_parameters.$C$2]*([.$A740]-1)+[levels_parameters.$A$2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levels_parameters.$I$2]*([.$A740]-1) + [levels_parameters.$H$2]+FLOOR([.$A740]/[levels_parameters.$J$2])" office:value-type="float" office:value="888" calcext:value-type="float">
            <text:p>888</text:p>
          </table:table-cell>
          <table:table-cell table:formula="of:=[levels_parameters.$E$2]*([.$A740]-1) + [levels_parameters.$D$2]" office:value-type="float" office:value="14910" calcext:value-type="float">
            <text:p>14910</text:p>
          </table:table-cell>
          <table:table-cell table:formula="of:=[levels_parameters.$G$2]*([.$A740]-1) + [levels_parameters.$F$2]" office:value-type="float" office:value="0" calcext:value-type="float">
            <text:p>0</text:p>
          </table:table-cell>
          <table:table-cell table:formula="of:=FLOOR([.$A740]/[levels_parameters.$K$2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levels_parameters.$B$2] + [levels_parameters.$C$2]*([.$A741]-1)+[levels_parameters.$A$2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levels_parameters.$I$2]*([.$A741]-1) + [levels_parameters.$H$2]+FLOOR([.$A741]/[levels_parameters.$J$2])" office:value-type="float" office:value="890" calcext:value-type="float">
            <text:p>890</text:p>
          </table:table-cell>
          <table:table-cell table:formula="of:=[levels_parameters.$E$2]*([.$A741]-1) + [levels_parameters.$D$2]" office:value-type="float" office:value="14930" calcext:value-type="float">
            <text:p>14930</text:p>
          </table:table-cell>
          <table:table-cell table:formula="of:=[levels_parameters.$G$2]*([.$A741]-1) + [levels_parameters.$F$2]" office:value-type="float" office:value="0" calcext:value-type="float">
            <text:p>0</text:p>
          </table:table-cell>
          <table:table-cell table:formula="of:=FLOOR([.$A741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levels_parameters.$B$2] + [levels_parameters.$C$2]*([.$A742]-1)+[levels_parameters.$A$2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levels_parameters.$I$2]*([.$A742]-1) + [levels_parameters.$H$2]+FLOOR([.$A742]/[levels_parameters.$J$2])" office:value-type="float" office:value="891" calcext:value-type="float">
            <text:p>891</text:p>
          </table:table-cell>
          <table:table-cell table:formula="of:=[levels_parameters.$E$2]*([.$A742]-1) + [levels_parameters.$D$2]" office:value-type="float" office:value="14950" calcext:value-type="float">
            <text:p>14950</text:p>
          </table:table-cell>
          <table:table-cell table:formula="of:=[levels_parameters.$G$2]*([.$A742]-1) + [levels_parameters.$F$2]" office:value-type="float" office:value="0" calcext:value-type="float">
            <text:p>0</text:p>
          </table:table-cell>
          <table:table-cell table:formula="of:=FLOOR([.$A742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levels_parameters.$B$2] + [levels_parameters.$C$2]*([.$A743]-1)+[levels_parameters.$A$2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levels_parameters.$I$2]*([.$A743]-1) + [levels_parameters.$H$2]+FLOOR([.$A743]/[levels_parameters.$J$2])" office:value-type="float" office:value="892" calcext:value-type="float">
            <text:p>892</text:p>
          </table:table-cell>
          <table:table-cell table:formula="of:=[levels_parameters.$E$2]*([.$A743]-1) + [levels_parameters.$D$2]" office:value-type="float" office:value="14970" calcext:value-type="float">
            <text:p>14970</text:p>
          </table:table-cell>
          <table:table-cell table:formula="of:=[levels_parameters.$G$2]*([.$A743]-1) + [levels_parameters.$F$2]" office:value-type="float" office:value="0" calcext:value-type="float">
            <text:p>0</text:p>
          </table:table-cell>
          <table:table-cell table:formula="of:=FLOOR([.$A743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levels_parameters.$B$2] + [levels_parameters.$C$2]*([.$A744]-1)+[levels_parameters.$A$2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levels_parameters.$I$2]*([.$A744]-1) + [levels_parameters.$H$2]+FLOOR([.$A744]/[levels_parameters.$J$2])" office:value-type="float" office:value="893" calcext:value-type="float">
            <text:p>893</text:p>
          </table:table-cell>
          <table:table-cell table:formula="of:=[levels_parameters.$E$2]*([.$A744]-1) + [levels_parameters.$D$2]" office:value-type="float" office:value="14990" calcext:value-type="float">
            <text:p>14990</text:p>
          </table:table-cell>
          <table:table-cell table:formula="of:=[levels_parameters.$G$2]*([.$A744]-1) + [levels_parameters.$F$2]" office:value-type="float" office:value="0" calcext:value-type="float">
            <text:p>0</text:p>
          </table:table-cell>
          <table:table-cell table:formula="of:=FLOOR([.$A744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levels_parameters.$B$2] + [levels_parameters.$C$2]*([.$A745]-1)+[levels_parameters.$A$2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levels_parameters.$I$2]*([.$A745]-1) + [levels_parameters.$H$2]+FLOOR([.$A745]/[levels_parameters.$J$2])" office:value-type="float" office:value="894" calcext:value-type="float">
            <text:p>894</text:p>
          </table:table-cell>
          <table:table-cell table:formula="of:=[levels_parameters.$E$2]*([.$A745]-1) + [levels_parameters.$D$2]" office:value-type="float" office:value="15010" calcext:value-type="float">
            <text:p>15010</text:p>
          </table:table-cell>
          <table:table-cell table:formula="of:=[levels_parameters.$G$2]*([.$A745]-1) + [levels_parameters.$F$2]" office:value-type="float" office:value="0" calcext:value-type="float">
            <text:p>0</text:p>
          </table:table-cell>
          <table:table-cell table:formula="of:=FLOOR([.$A745]/[levels_parameters.$K$2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levels_parameters.$B$2] + [levels_parameters.$C$2]*([.$A746]-1)+[levels_parameters.$A$2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levels_parameters.$I$2]*([.$A746]-1) + [levels_parameters.$H$2]+FLOOR([.$A746]/[levels_parameters.$J$2])" office:value-type="float" office:value="896" calcext:value-type="float">
            <text:p>896</text:p>
          </table:table-cell>
          <table:table-cell table:formula="of:=[levels_parameters.$E$2]*([.$A746]-1) + [levels_parameters.$D$2]" office:value-type="float" office:value="15030" calcext:value-type="float">
            <text:p>15030</text:p>
          </table:table-cell>
          <table:table-cell table:formula="of:=[levels_parameters.$G$2]*([.$A746]-1) + [levels_parameters.$F$2]" office:value-type="float" office:value="0" calcext:value-type="float">
            <text:p>0</text:p>
          </table:table-cell>
          <table:table-cell table:formula="of:=FLOOR([.$A746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levels_parameters.$B$2] + [levels_parameters.$C$2]*([.$A747]-1)+[levels_parameters.$A$2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levels_parameters.$I$2]*([.$A747]-1) + [levels_parameters.$H$2]+FLOOR([.$A747]/[levels_parameters.$J$2])" office:value-type="float" office:value="897" calcext:value-type="float">
            <text:p>897</text:p>
          </table:table-cell>
          <table:table-cell table:formula="of:=[levels_parameters.$E$2]*([.$A747]-1) + [levels_parameters.$D$2]" office:value-type="float" office:value="15050" calcext:value-type="float">
            <text:p>15050</text:p>
          </table:table-cell>
          <table:table-cell table:formula="of:=[levels_parameters.$G$2]*([.$A747]-1) + [levels_parameters.$F$2]" office:value-type="float" office:value="0" calcext:value-type="float">
            <text:p>0</text:p>
          </table:table-cell>
          <table:table-cell table:formula="of:=FLOOR([.$A747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levels_parameters.$B$2] + [levels_parameters.$C$2]*([.$A748]-1)+[levels_parameters.$A$2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levels_parameters.$I$2]*([.$A748]-1) + [levels_parameters.$H$2]+FLOOR([.$A748]/[levels_parameters.$J$2])" office:value-type="float" office:value="898" calcext:value-type="float">
            <text:p>898</text:p>
          </table:table-cell>
          <table:table-cell table:formula="of:=[levels_parameters.$E$2]*([.$A748]-1) + [levels_parameters.$D$2]" office:value-type="float" office:value="15070" calcext:value-type="float">
            <text:p>15070</text:p>
          </table:table-cell>
          <table:table-cell table:formula="of:=[levels_parameters.$G$2]*([.$A748]-1) + [levels_parameters.$F$2]" office:value-type="float" office:value="0" calcext:value-type="float">
            <text:p>0</text:p>
          </table:table-cell>
          <table:table-cell table:formula="of:=FLOOR([.$A748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levels_parameters.$B$2] + [levels_parameters.$C$2]*([.$A749]-1)+[levels_parameters.$A$2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levels_parameters.$I$2]*([.$A749]-1) + [levels_parameters.$H$2]+FLOOR([.$A749]/[levels_parameters.$J$2])" office:value-type="float" office:value="899" calcext:value-type="float">
            <text:p>899</text:p>
          </table:table-cell>
          <table:table-cell table:formula="of:=[levels_parameters.$E$2]*([.$A749]-1) + [levels_parameters.$D$2]" office:value-type="float" office:value="15090" calcext:value-type="float">
            <text:p>15090</text:p>
          </table:table-cell>
          <table:table-cell table:formula="of:=[levels_parameters.$G$2]*([.$A749]-1) + [levels_parameters.$F$2]" office:value-type="float" office:value="0" calcext:value-type="float">
            <text:p>0</text:p>
          </table:table-cell>
          <table:table-cell table:formula="of:=FLOOR([.$A749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levels_parameters.$B$2] + [levels_parameters.$C$2]*([.$A750]-1)+[levels_parameters.$A$2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levels_parameters.$I$2]*([.$A750]-1) + [levels_parameters.$H$2]+FLOOR([.$A750]/[levels_parameters.$J$2])" office:value-type="float" office:value="900" calcext:value-type="float">
            <text:p>900</text:p>
          </table:table-cell>
          <table:table-cell table:formula="of:=[levels_parameters.$E$2]*([.$A750]-1) + [levels_parameters.$D$2]" office:value-type="float" office:value="15110" calcext:value-type="float">
            <text:p>15110</text:p>
          </table:table-cell>
          <table:table-cell table:formula="of:=[levels_parameters.$G$2]*([.$A750]-1) + [levels_parameters.$F$2]" office:value-type="float" office:value="0" calcext:value-type="float">
            <text:p>0</text:p>
          </table:table-cell>
          <table:table-cell table:formula="of:=FLOOR([.$A750]/[levels_parameters.$K$2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levels_parameters.$B$2] + [levels_parameters.$C$2]*([.$A751]-1)+[levels_parameters.$A$2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levels_parameters.$I$2]*([.$A751]-1) + [levels_parameters.$H$2]+FLOOR([.$A751]/[levels_parameters.$J$2])" office:value-type="float" office:value="902" calcext:value-type="float">
            <text:p>902</text:p>
          </table:table-cell>
          <table:table-cell table:formula="of:=[levels_parameters.$E$2]*([.$A751]-1) + [levels_parameters.$D$2]" office:value-type="float" office:value="15130" calcext:value-type="float">
            <text:p>15130</text:p>
          </table:table-cell>
          <table:table-cell table:formula="of:=[levels_parameters.$G$2]*([.$A751]-1) + [levels_parameters.$F$2]" office:value-type="float" office:value="0" calcext:value-type="float">
            <text:p>0</text:p>
          </table:table-cell>
          <table:table-cell table:formula="of:=FLOOR([.$A751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levels_parameters.$B$2] + [levels_parameters.$C$2]*([.$A752]-1)+[levels_parameters.$A$2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levels_parameters.$I$2]*([.$A752]-1) + [levels_parameters.$H$2]+FLOOR([.$A752]/[levels_parameters.$J$2])" office:value-type="float" office:value="903" calcext:value-type="float">
            <text:p>903</text:p>
          </table:table-cell>
          <table:table-cell table:formula="of:=[levels_parameters.$E$2]*([.$A752]-1) + [levels_parameters.$D$2]" office:value-type="float" office:value="15150" calcext:value-type="float">
            <text:p>15150</text:p>
          </table:table-cell>
          <table:table-cell table:formula="of:=[levels_parameters.$G$2]*([.$A752]-1) + [levels_parameters.$F$2]" office:value-type="float" office:value="0" calcext:value-type="float">
            <text:p>0</text:p>
          </table:table-cell>
          <table:table-cell table:formula="of:=FLOOR([.$A752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levels_parameters.$B$2] + [levels_parameters.$C$2]*([.$A753]-1)+[levels_parameters.$A$2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levels_parameters.$I$2]*([.$A753]-1) + [levels_parameters.$H$2]+FLOOR([.$A753]/[levels_parameters.$J$2])" office:value-type="float" office:value="904" calcext:value-type="float">
            <text:p>904</text:p>
          </table:table-cell>
          <table:table-cell table:formula="of:=[levels_parameters.$E$2]*([.$A753]-1) + [levels_parameters.$D$2]" office:value-type="float" office:value="15170" calcext:value-type="float">
            <text:p>15170</text:p>
          </table:table-cell>
          <table:table-cell table:formula="of:=[levels_parameters.$G$2]*([.$A753]-1) + [levels_parameters.$F$2]" office:value-type="float" office:value="0" calcext:value-type="float">
            <text:p>0</text:p>
          </table:table-cell>
          <table:table-cell table:formula="of:=FLOOR([.$A753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levels_parameters.$B$2] + [levels_parameters.$C$2]*([.$A754]-1)+[levels_parameters.$A$2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levels_parameters.$I$2]*([.$A754]-1) + [levels_parameters.$H$2]+FLOOR([.$A754]/[levels_parameters.$J$2])" office:value-type="float" office:value="905" calcext:value-type="float">
            <text:p>905</text:p>
          </table:table-cell>
          <table:table-cell table:formula="of:=[levels_parameters.$E$2]*([.$A754]-1) + [levels_parameters.$D$2]" office:value-type="float" office:value="15190" calcext:value-type="float">
            <text:p>15190</text:p>
          </table:table-cell>
          <table:table-cell table:formula="of:=[levels_parameters.$G$2]*([.$A754]-1) + [levels_parameters.$F$2]" office:value-type="float" office:value="0" calcext:value-type="float">
            <text:p>0</text:p>
          </table:table-cell>
          <table:table-cell table:formula="of:=FLOOR([.$A754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levels_parameters.$B$2] + [levels_parameters.$C$2]*([.$A755]-1)+[levels_parameters.$A$2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levels_parameters.$I$2]*([.$A755]-1) + [levels_parameters.$H$2]+FLOOR([.$A755]/[levels_parameters.$J$2])" office:value-type="float" office:value="906" calcext:value-type="float">
            <text:p>906</text:p>
          </table:table-cell>
          <table:table-cell table:formula="of:=[levels_parameters.$E$2]*([.$A755]-1) + [levels_parameters.$D$2]" office:value-type="float" office:value="15210" calcext:value-type="float">
            <text:p>15210</text:p>
          </table:table-cell>
          <table:table-cell table:formula="of:=[levels_parameters.$G$2]*([.$A755]-1) + [levels_parameters.$F$2]" office:value-type="float" office:value="0" calcext:value-type="float">
            <text:p>0</text:p>
          </table:table-cell>
          <table:table-cell table:formula="of:=FLOOR([.$A755]/[levels_parameters.$K$2])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levels_parameters.$B$2] + [levels_parameters.$C$2]*([.$A756]-1)+[levels_parameters.$A$2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levels_parameters.$I$2]*([.$A756]-1) + [levels_parameters.$H$2]+FLOOR([.$A756]/[levels_parameters.$J$2])" office:value-type="float" office:value="908" calcext:value-type="float">
            <text:p>908</text:p>
          </table:table-cell>
          <table:table-cell table:formula="of:=[levels_parameters.$E$2]*([.$A756]-1) + [levels_parameters.$D$2]" office:value-type="float" office:value="15230" calcext:value-type="float">
            <text:p>15230</text:p>
          </table:table-cell>
          <table:table-cell table:formula="of:=[levels_parameters.$G$2]*([.$A756]-1) + [levels_parameters.$F$2]" office:value-type="float" office:value="0" calcext:value-type="float">
            <text:p>0</text:p>
          </table:table-cell>
          <table:table-cell table:formula="of:=FLOOR([.$A756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levels_parameters.$B$2] + [levels_parameters.$C$2]*([.$A757]-1)+[levels_parameters.$A$2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levels_parameters.$I$2]*([.$A757]-1) + [levels_parameters.$H$2]+FLOOR([.$A757]/[levels_parameters.$J$2])" office:value-type="float" office:value="909" calcext:value-type="float">
            <text:p>909</text:p>
          </table:table-cell>
          <table:table-cell table:formula="of:=[levels_parameters.$E$2]*([.$A757]-1) + [levels_parameters.$D$2]" office:value-type="float" office:value="15250" calcext:value-type="float">
            <text:p>15250</text:p>
          </table:table-cell>
          <table:table-cell table:formula="of:=[levels_parameters.$G$2]*([.$A757]-1) + [levels_parameters.$F$2]" office:value-type="float" office:value="0" calcext:value-type="float">
            <text:p>0</text:p>
          </table:table-cell>
          <table:table-cell table:formula="of:=FLOOR([.$A757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levels_parameters.$B$2] + [levels_parameters.$C$2]*([.$A758]-1)+[levels_parameters.$A$2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levels_parameters.$I$2]*([.$A758]-1) + [levels_parameters.$H$2]+FLOOR([.$A758]/[levels_parameters.$J$2])" office:value-type="float" office:value="910" calcext:value-type="float">
            <text:p>910</text:p>
          </table:table-cell>
          <table:table-cell table:formula="of:=[levels_parameters.$E$2]*([.$A758]-1) + [levels_parameters.$D$2]" office:value-type="float" office:value="15270" calcext:value-type="float">
            <text:p>15270</text:p>
          </table:table-cell>
          <table:table-cell table:formula="of:=[levels_parameters.$G$2]*([.$A758]-1) + [levels_parameters.$F$2]" office:value-type="float" office:value="0" calcext:value-type="float">
            <text:p>0</text:p>
          </table:table-cell>
          <table:table-cell table:formula="of:=FLOOR([.$A758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levels_parameters.$B$2] + [levels_parameters.$C$2]*([.$A759]-1)+[levels_parameters.$A$2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levels_parameters.$I$2]*([.$A759]-1) + [levels_parameters.$H$2]+FLOOR([.$A759]/[levels_parameters.$J$2])" office:value-type="float" office:value="911" calcext:value-type="float">
            <text:p>911</text:p>
          </table:table-cell>
          <table:table-cell table:formula="of:=[levels_parameters.$E$2]*([.$A759]-1) + [levels_parameters.$D$2]" office:value-type="float" office:value="15290" calcext:value-type="float">
            <text:p>15290</text:p>
          </table:table-cell>
          <table:table-cell table:formula="of:=[levels_parameters.$G$2]*([.$A759]-1) + [levels_parameters.$F$2]" office:value-type="float" office:value="0" calcext:value-type="float">
            <text:p>0</text:p>
          </table:table-cell>
          <table:table-cell table:formula="of:=FLOOR([.$A759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levels_parameters.$B$2] + [levels_parameters.$C$2]*([.$A760]-1)+[levels_parameters.$A$2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levels_parameters.$I$2]*([.$A760]-1) + [levels_parameters.$H$2]+FLOOR([.$A760]/[levels_parameters.$J$2])" office:value-type="float" office:value="912" calcext:value-type="float">
            <text:p>912</text:p>
          </table:table-cell>
          <table:table-cell table:formula="of:=[levels_parameters.$E$2]*([.$A760]-1) + [levels_parameters.$D$2]" office:value-type="float" office:value="15310" calcext:value-type="float">
            <text:p>15310</text:p>
          </table:table-cell>
          <table:table-cell table:formula="of:=[levels_parameters.$G$2]*([.$A760]-1) + [levels_parameters.$F$2]" office:value-type="float" office:value="0" calcext:value-type="float">
            <text:p>0</text:p>
          </table:table-cell>
          <table:table-cell table:formula="of:=FLOOR([.$A760]/[levels_parameters.$K$2])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levels_parameters.$B$2] + [levels_parameters.$C$2]*([.$A761]-1)+[levels_parameters.$A$2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levels_parameters.$I$2]*([.$A761]-1) + [levels_parameters.$H$2]+FLOOR([.$A761]/[levels_parameters.$J$2])" office:value-type="float" office:value="914" calcext:value-type="float">
            <text:p>914</text:p>
          </table:table-cell>
          <table:table-cell table:formula="of:=[levels_parameters.$E$2]*([.$A761]-1) + [levels_parameters.$D$2]" office:value-type="float" office:value="15330" calcext:value-type="float">
            <text:p>15330</text:p>
          </table:table-cell>
          <table:table-cell table:formula="of:=[levels_parameters.$G$2]*([.$A761]-1) + [levels_parameters.$F$2]" office:value-type="float" office:value="0" calcext:value-type="float">
            <text:p>0</text:p>
          </table:table-cell>
          <table:table-cell table:formula="of:=FLOOR([.$A761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levels_parameters.$B$2] + [levels_parameters.$C$2]*([.$A762]-1)+[levels_parameters.$A$2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levels_parameters.$I$2]*([.$A762]-1) + [levels_parameters.$H$2]+FLOOR([.$A762]/[levels_parameters.$J$2])" office:value-type="float" office:value="915" calcext:value-type="float">
            <text:p>915</text:p>
          </table:table-cell>
          <table:table-cell table:formula="of:=[levels_parameters.$E$2]*([.$A762]-1) + [levels_parameters.$D$2]" office:value-type="float" office:value="15350" calcext:value-type="float">
            <text:p>15350</text:p>
          </table:table-cell>
          <table:table-cell table:formula="of:=[levels_parameters.$G$2]*([.$A762]-1) + [levels_parameters.$F$2]" office:value-type="float" office:value="0" calcext:value-type="float">
            <text:p>0</text:p>
          </table:table-cell>
          <table:table-cell table:formula="of:=FLOOR([.$A762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levels_parameters.$B$2] + [levels_parameters.$C$2]*([.$A763]-1)+[levels_parameters.$A$2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levels_parameters.$I$2]*([.$A763]-1) + [levels_parameters.$H$2]+FLOOR([.$A763]/[levels_parameters.$J$2])" office:value-type="float" office:value="916" calcext:value-type="float">
            <text:p>916</text:p>
          </table:table-cell>
          <table:table-cell table:formula="of:=[levels_parameters.$E$2]*([.$A763]-1) + [levels_parameters.$D$2]" office:value-type="float" office:value="15370" calcext:value-type="float">
            <text:p>15370</text:p>
          </table:table-cell>
          <table:table-cell table:formula="of:=[levels_parameters.$G$2]*([.$A763]-1) + [levels_parameters.$F$2]" office:value-type="float" office:value="0" calcext:value-type="float">
            <text:p>0</text:p>
          </table:table-cell>
          <table:table-cell table:formula="of:=FLOOR([.$A763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levels_parameters.$B$2] + [levels_parameters.$C$2]*([.$A764]-1)+[levels_parameters.$A$2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levels_parameters.$I$2]*([.$A764]-1) + [levels_parameters.$H$2]+FLOOR([.$A764]/[levels_parameters.$J$2])" office:value-type="float" office:value="917" calcext:value-type="float">
            <text:p>917</text:p>
          </table:table-cell>
          <table:table-cell table:formula="of:=[levels_parameters.$E$2]*([.$A764]-1) + [levels_parameters.$D$2]" office:value-type="float" office:value="15390" calcext:value-type="float">
            <text:p>15390</text:p>
          </table:table-cell>
          <table:table-cell table:formula="of:=[levels_parameters.$G$2]*([.$A764]-1) + [levels_parameters.$F$2]" office:value-type="float" office:value="0" calcext:value-type="float">
            <text:p>0</text:p>
          </table:table-cell>
          <table:table-cell table:formula="of:=FLOOR([.$A764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levels_parameters.$B$2] + [levels_parameters.$C$2]*([.$A765]-1)+[levels_parameters.$A$2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levels_parameters.$I$2]*([.$A765]-1) + [levels_parameters.$H$2]+FLOOR([.$A765]/[levels_parameters.$J$2])" office:value-type="float" office:value="918" calcext:value-type="float">
            <text:p>918</text:p>
          </table:table-cell>
          <table:table-cell table:formula="of:=[levels_parameters.$E$2]*([.$A765]-1) + [levels_parameters.$D$2]" office:value-type="float" office:value="15410" calcext:value-type="float">
            <text:p>15410</text:p>
          </table:table-cell>
          <table:table-cell table:formula="of:=[levels_parameters.$G$2]*([.$A765]-1) + [levels_parameters.$F$2]" office:value-type="float" office:value="0" calcext:value-type="float">
            <text:p>0</text:p>
          </table:table-cell>
          <table:table-cell table:formula="of:=FLOOR([.$A765]/[levels_parameters.$K$2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levels_parameters.$B$2] + [levels_parameters.$C$2]*([.$A766]-1)+[levels_parameters.$A$2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levels_parameters.$I$2]*([.$A766]-1) + [levels_parameters.$H$2]+FLOOR([.$A766]/[levels_parameters.$J$2])" office:value-type="float" office:value="920" calcext:value-type="float">
            <text:p>920</text:p>
          </table:table-cell>
          <table:table-cell table:formula="of:=[levels_parameters.$E$2]*([.$A766]-1) + [levels_parameters.$D$2]" office:value-type="float" office:value="15430" calcext:value-type="float">
            <text:p>15430</text:p>
          </table:table-cell>
          <table:table-cell table:formula="of:=[levels_parameters.$G$2]*([.$A766]-1) + [levels_parameters.$F$2]" office:value-type="float" office:value="0" calcext:value-type="float">
            <text:p>0</text:p>
          </table:table-cell>
          <table:table-cell table:formula="of:=FLOOR([.$A766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levels_parameters.$B$2] + [levels_parameters.$C$2]*([.$A767]-1)+[levels_parameters.$A$2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levels_parameters.$I$2]*([.$A767]-1) + [levels_parameters.$H$2]+FLOOR([.$A767]/[levels_parameters.$J$2])" office:value-type="float" office:value="921" calcext:value-type="float">
            <text:p>921</text:p>
          </table:table-cell>
          <table:table-cell table:formula="of:=[levels_parameters.$E$2]*([.$A767]-1) + [levels_parameters.$D$2]" office:value-type="float" office:value="15450" calcext:value-type="float">
            <text:p>15450</text:p>
          </table:table-cell>
          <table:table-cell table:formula="of:=[levels_parameters.$G$2]*([.$A767]-1) + [levels_parameters.$F$2]" office:value-type="float" office:value="0" calcext:value-type="float">
            <text:p>0</text:p>
          </table:table-cell>
          <table:table-cell table:formula="of:=FLOOR([.$A767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levels_parameters.$B$2] + [levels_parameters.$C$2]*([.$A768]-1)+[levels_parameters.$A$2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levels_parameters.$I$2]*([.$A768]-1) + [levels_parameters.$H$2]+FLOOR([.$A768]/[levels_parameters.$J$2])" office:value-type="float" office:value="922" calcext:value-type="float">
            <text:p>922</text:p>
          </table:table-cell>
          <table:table-cell table:formula="of:=[levels_parameters.$E$2]*([.$A768]-1) + [levels_parameters.$D$2]" office:value-type="float" office:value="15470" calcext:value-type="float">
            <text:p>15470</text:p>
          </table:table-cell>
          <table:table-cell table:formula="of:=[levels_parameters.$G$2]*([.$A768]-1) + [levels_parameters.$F$2]" office:value-type="float" office:value="0" calcext:value-type="float">
            <text:p>0</text:p>
          </table:table-cell>
          <table:table-cell table:formula="of:=FLOOR([.$A768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levels_parameters.$B$2] + [levels_parameters.$C$2]*([.$A769]-1)+[levels_parameters.$A$2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levels_parameters.$I$2]*([.$A769]-1) + [levels_parameters.$H$2]+FLOOR([.$A769]/[levels_parameters.$J$2])" office:value-type="float" office:value="923" calcext:value-type="float">
            <text:p>923</text:p>
          </table:table-cell>
          <table:table-cell table:formula="of:=[levels_parameters.$E$2]*([.$A769]-1) + [levels_parameters.$D$2]" office:value-type="float" office:value="15490" calcext:value-type="float">
            <text:p>15490</text:p>
          </table:table-cell>
          <table:table-cell table:formula="of:=[levels_parameters.$G$2]*([.$A769]-1) + [levels_parameters.$F$2]" office:value-type="float" office:value="0" calcext:value-type="float">
            <text:p>0</text:p>
          </table:table-cell>
          <table:table-cell table:formula="of:=FLOOR([.$A769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levels_parameters.$B$2] + [levels_parameters.$C$2]*([.$A770]-1)+[levels_parameters.$A$2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levels_parameters.$I$2]*([.$A770]-1) + [levels_parameters.$H$2]+FLOOR([.$A770]/[levels_parameters.$J$2])" office:value-type="float" office:value="924" calcext:value-type="float">
            <text:p>924</text:p>
          </table:table-cell>
          <table:table-cell table:formula="of:=[levels_parameters.$E$2]*([.$A770]-1) + [levels_parameters.$D$2]" office:value-type="float" office:value="15510" calcext:value-type="float">
            <text:p>15510</text:p>
          </table:table-cell>
          <table:table-cell table:formula="of:=[levels_parameters.$G$2]*([.$A770]-1) + [levels_parameters.$F$2]" office:value-type="float" office:value="0" calcext:value-type="float">
            <text:p>0</text:p>
          </table:table-cell>
          <table:table-cell table:formula="of:=FLOOR([.$A770]/[levels_parameters.$K$2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levels_parameters.$B$2] + [levels_parameters.$C$2]*([.$A771]-1)+[levels_parameters.$A$2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levels_parameters.$I$2]*([.$A771]-1) + [levels_parameters.$H$2]+FLOOR([.$A771]/[levels_parameters.$J$2])" office:value-type="float" office:value="926" calcext:value-type="float">
            <text:p>926</text:p>
          </table:table-cell>
          <table:table-cell table:formula="of:=[levels_parameters.$E$2]*([.$A771]-1) + [levels_parameters.$D$2]" office:value-type="float" office:value="15530" calcext:value-type="float">
            <text:p>15530</text:p>
          </table:table-cell>
          <table:table-cell table:formula="of:=[levels_parameters.$G$2]*([.$A771]-1) + [levels_parameters.$F$2]" office:value-type="float" office:value="0" calcext:value-type="float">
            <text:p>0</text:p>
          </table:table-cell>
          <table:table-cell table:formula="of:=FLOOR([.$A771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levels_parameters.$B$2] + [levels_parameters.$C$2]*([.$A772]-1)+[levels_parameters.$A$2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levels_parameters.$I$2]*([.$A772]-1) + [levels_parameters.$H$2]+FLOOR([.$A772]/[levels_parameters.$J$2])" office:value-type="float" office:value="927" calcext:value-type="float">
            <text:p>927</text:p>
          </table:table-cell>
          <table:table-cell table:formula="of:=[levels_parameters.$E$2]*([.$A772]-1) + [levels_parameters.$D$2]" office:value-type="float" office:value="15550" calcext:value-type="float">
            <text:p>15550</text:p>
          </table:table-cell>
          <table:table-cell table:formula="of:=[levels_parameters.$G$2]*([.$A772]-1) + [levels_parameters.$F$2]" office:value-type="float" office:value="0" calcext:value-type="float">
            <text:p>0</text:p>
          </table:table-cell>
          <table:table-cell table:formula="of:=FLOOR([.$A772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levels_parameters.$B$2] + [levels_parameters.$C$2]*([.$A773]-1)+[levels_parameters.$A$2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levels_parameters.$I$2]*([.$A773]-1) + [levels_parameters.$H$2]+FLOOR([.$A773]/[levels_parameters.$J$2])" office:value-type="float" office:value="928" calcext:value-type="float">
            <text:p>928</text:p>
          </table:table-cell>
          <table:table-cell table:formula="of:=[levels_parameters.$E$2]*([.$A773]-1) + [levels_parameters.$D$2]" office:value-type="float" office:value="15570" calcext:value-type="float">
            <text:p>15570</text:p>
          </table:table-cell>
          <table:table-cell table:formula="of:=[levels_parameters.$G$2]*([.$A773]-1) + [levels_parameters.$F$2]" office:value-type="float" office:value="0" calcext:value-type="float">
            <text:p>0</text:p>
          </table:table-cell>
          <table:table-cell table:formula="of:=FLOOR([.$A773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levels_parameters.$B$2] + [levels_parameters.$C$2]*([.$A774]-1)+[levels_parameters.$A$2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levels_parameters.$I$2]*([.$A774]-1) + [levels_parameters.$H$2]+FLOOR([.$A774]/[levels_parameters.$J$2])" office:value-type="float" office:value="929" calcext:value-type="float">
            <text:p>929</text:p>
          </table:table-cell>
          <table:table-cell table:formula="of:=[levels_parameters.$E$2]*([.$A774]-1) + [levels_parameters.$D$2]" office:value-type="float" office:value="15590" calcext:value-type="float">
            <text:p>15590</text:p>
          </table:table-cell>
          <table:table-cell table:formula="of:=[levels_parameters.$G$2]*([.$A774]-1) + [levels_parameters.$F$2]" office:value-type="float" office:value="0" calcext:value-type="float">
            <text:p>0</text:p>
          </table:table-cell>
          <table:table-cell table:formula="of:=FLOOR([.$A774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levels_parameters.$B$2] + [levels_parameters.$C$2]*([.$A775]-1)+[levels_parameters.$A$2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levels_parameters.$I$2]*([.$A775]-1) + [levels_parameters.$H$2]+FLOOR([.$A775]/[levels_parameters.$J$2])" office:value-type="float" office:value="930" calcext:value-type="float">
            <text:p>930</text:p>
          </table:table-cell>
          <table:table-cell table:formula="of:=[levels_parameters.$E$2]*([.$A775]-1) + [levels_parameters.$D$2]" office:value-type="float" office:value="15610" calcext:value-type="float">
            <text:p>15610</text:p>
          </table:table-cell>
          <table:table-cell table:formula="of:=[levels_parameters.$G$2]*([.$A775]-1) + [levels_parameters.$F$2]" office:value-type="float" office:value="0" calcext:value-type="float">
            <text:p>0</text:p>
          </table:table-cell>
          <table:table-cell table:formula="of:=FLOOR([.$A775]/[levels_parameters.$K$2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levels_parameters.$B$2] + [levels_parameters.$C$2]*([.$A776]-1)+[levels_parameters.$A$2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levels_parameters.$I$2]*([.$A776]-1) + [levels_parameters.$H$2]+FLOOR([.$A776]/[levels_parameters.$J$2])" office:value-type="float" office:value="932" calcext:value-type="float">
            <text:p>932</text:p>
          </table:table-cell>
          <table:table-cell table:formula="of:=[levels_parameters.$E$2]*([.$A776]-1) + [levels_parameters.$D$2]" office:value-type="float" office:value="15630" calcext:value-type="float">
            <text:p>15630</text:p>
          </table:table-cell>
          <table:table-cell table:formula="of:=[levels_parameters.$G$2]*([.$A776]-1) + [levels_parameters.$F$2]" office:value-type="float" office:value="0" calcext:value-type="float">
            <text:p>0</text:p>
          </table:table-cell>
          <table:table-cell table:formula="of:=FLOOR([.$A776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levels_parameters.$B$2] + [levels_parameters.$C$2]*([.$A777]-1)+[levels_parameters.$A$2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levels_parameters.$I$2]*([.$A777]-1) + [levels_parameters.$H$2]+FLOOR([.$A777]/[levels_parameters.$J$2])" office:value-type="float" office:value="933" calcext:value-type="float">
            <text:p>933</text:p>
          </table:table-cell>
          <table:table-cell table:formula="of:=[levels_parameters.$E$2]*([.$A777]-1) + [levels_parameters.$D$2]" office:value-type="float" office:value="15650" calcext:value-type="float">
            <text:p>15650</text:p>
          </table:table-cell>
          <table:table-cell table:formula="of:=[levels_parameters.$G$2]*([.$A777]-1) + [levels_parameters.$F$2]" office:value-type="float" office:value="0" calcext:value-type="float">
            <text:p>0</text:p>
          </table:table-cell>
          <table:table-cell table:formula="of:=FLOOR([.$A777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levels_parameters.$B$2] + [levels_parameters.$C$2]*([.$A778]-1)+[levels_parameters.$A$2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levels_parameters.$I$2]*([.$A778]-1) + [levels_parameters.$H$2]+FLOOR([.$A778]/[levels_parameters.$J$2])" office:value-type="float" office:value="934" calcext:value-type="float">
            <text:p>934</text:p>
          </table:table-cell>
          <table:table-cell table:formula="of:=[levels_parameters.$E$2]*([.$A778]-1) + [levels_parameters.$D$2]" office:value-type="float" office:value="15670" calcext:value-type="float">
            <text:p>15670</text:p>
          </table:table-cell>
          <table:table-cell table:formula="of:=[levels_parameters.$G$2]*([.$A778]-1) + [levels_parameters.$F$2]" office:value-type="float" office:value="0" calcext:value-type="float">
            <text:p>0</text:p>
          </table:table-cell>
          <table:table-cell table:formula="of:=FLOOR([.$A778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levels_parameters.$B$2] + [levels_parameters.$C$2]*([.$A779]-1)+[levels_parameters.$A$2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levels_parameters.$I$2]*([.$A779]-1) + [levels_parameters.$H$2]+FLOOR([.$A779]/[levels_parameters.$J$2])" office:value-type="float" office:value="935" calcext:value-type="float">
            <text:p>935</text:p>
          </table:table-cell>
          <table:table-cell table:formula="of:=[levels_parameters.$E$2]*([.$A779]-1) + [levels_parameters.$D$2]" office:value-type="float" office:value="15690" calcext:value-type="float">
            <text:p>15690</text:p>
          </table:table-cell>
          <table:table-cell table:formula="of:=[levels_parameters.$G$2]*([.$A779]-1) + [levels_parameters.$F$2]" office:value-type="float" office:value="0" calcext:value-type="float">
            <text:p>0</text:p>
          </table:table-cell>
          <table:table-cell table:formula="of:=FLOOR([.$A779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levels_parameters.$B$2] + [levels_parameters.$C$2]*([.$A780]-1)+[levels_parameters.$A$2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levels_parameters.$I$2]*([.$A780]-1) + [levels_parameters.$H$2]+FLOOR([.$A780]/[levels_parameters.$J$2])" office:value-type="float" office:value="936" calcext:value-type="float">
            <text:p>936</text:p>
          </table:table-cell>
          <table:table-cell table:formula="of:=[levels_parameters.$E$2]*([.$A780]-1) + [levels_parameters.$D$2]" office:value-type="float" office:value="15710" calcext:value-type="float">
            <text:p>15710</text:p>
          </table:table-cell>
          <table:table-cell table:formula="of:=[levels_parameters.$G$2]*([.$A780]-1) + [levels_parameters.$F$2]" office:value-type="float" office:value="0" calcext:value-type="float">
            <text:p>0</text:p>
          </table:table-cell>
          <table:table-cell table:formula="of:=FLOOR([.$A780]/[levels_parameters.$K$2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levels_parameters.$B$2] + [levels_parameters.$C$2]*([.$A781]-1)+[levels_parameters.$A$2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levels_parameters.$I$2]*([.$A781]-1) + [levels_parameters.$H$2]+FLOOR([.$A781]/[levels_parameters.$J$2])" office:value-type="float" office:value="938" calcext:value-type="float">
            <text:p>938</text:p>
          </table:table-cell>
          <table:table-cell table:formula="of:=[levels_parameters.$E$2]*([.$A781]-1) + [levels_parameters.$D$2]" office:value-type="float" office:value="15730" calcext:value-type="float">
            <text:p>15730</text:p>
          </table:table-cell>
          <table:table-cell table:formula="of:=[levels_parameters.$G$2]*([.$A781]-1) + [levels_parameters.$F$2]" office:value-type="float" office:value="0" calcext:value-type="float">
            <text:p>0</text:p>
          </table:table-cell>
          <table:table-cell table:formula="of:=FLOOR([.$A781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levels_parameters.$B$2] + [levels_parameters.$C$2]*([.$A782]-1)+[levels_parameters.$A$2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levels_parameters.$I$2]*([.$A782]-1) + [levels_parameters.$H$2]+FLOOR([.$A782]/[levels_parameters.$J$2])" office:value-type="float" office:value="939" calcext:value-type="float">
            <text:p>939</text:p>
          </table:table-cell>
          <table:table-cell table:formula="of:=[levels_parameters.$E$2]*([.$A782]-1) + [levels_parameters.$D$2]" office:value-type="float" office:value="15750" calcext:value-type="float">
            <text:p>15750</text:p>
          </table:table-cell>
          <table:table-cell table:formula="of:=[levels_parameters.$G$2]*([.$A782]-1) + [levels_parameters.$F$2]" office:value-type="float" office:value="0" calcext:value-type="float">
            <text:p>0</text:p>
          </table:table-cell>
          <table:table-cell table:formula="of:=FLOOR([.$A782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levels_parameters.$B$2] + [levels_parameters.$C$2]*([.$A783]-1)+[levels_parameters.$A$2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levels_parameters.$I$2]*([.$A783]-1) + [levels_parameters.$H$2]+FLOOR([.$A783]/[levels_parameters.$J$2])" office:value-type="float" office:value="940" calcext:value-type="float">
            <text:p>940</text:p>
          </table:table-cell>
          <table:table-cell table:formula="of:=[levels_parameters.$E$2]*([.$A783]-1) + [levels_parameters.$D$2]" office:value-type="float" office:value="15770" calcext:value-type="float">
            <text:p>15770</text:p>
          </table:table-cell>
          <table:table-cell table:formula="of:=[levels_parameters.$G$2]*([.$A783]-1) + [levels_parameters.$F$2]" office:value-type="float" office:value="0" calcext:value-type="float">
            <text:p>0</text:p>
          </table:table-cell>
          <table:table-cell table:formula="of:=FLOOR([.$A783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levels_parameters.$B$2] + [levels_parameters.$C$2]*([.$A784]-1)+[levels_parameters.$A$2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levels_parameters.$I$2]*([.$A784]-1) + [levels_parameters.$H$2]+FLOOR([.$A784]/[levels_parameters.$J$2])" office:value-type="float" office:value="941" calcext:value-type="float">
            <text:p>941</text:p>
          </table:table-cell>
          <table:table-cell table:formula="of:=[levels_parameters.$E$2]*([.$A784]-1) + [levels_parameters.$D$2]" office:value-type="float" office:value="15790" calcext:value-type="float">
            <text:p>15790</text:p>
          </table:table-cell>
          <table:table-cell table:formula="of:=[levels_parameters.$G$2]*([.$A784]-1) + [levels_parameters.$F$2]" office:value-type="float" office:value="0" calcext:value-type="float">
            <text:p>0</text:p>
          </table:table-cell>
          <table:table-cell table:formula="of:=FLOOR([.$A784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levels_parameters.$B$2] + [levels_parameters.$C$2]*([.$A785]-1)+[levels_parameters.$A$2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levels_parameters.$I$2]*([.$A785]-1) + [levels_parameters.$H$2]+FLOOR([.$A785]/[levels_parameters.$J$2])" office:value-type="float" office:value="942" calcext:value-type="float">
            <text:p>942</text:p>
          </table:table-cell>
          <table:table-cell table:formula="of:=[levels_parameters.$E$2]*([.$A785]-1) + [levels_parameters.$D$2]" office:value-type="float" office:value="15810" calcext:value-type="float">
            <text:p>15810</text:p>
          </table:table-cell>
          <table:table-cell table:formula="of:=[levels_parameters.$G$2]*([.$A785]-1) + [levels_parameters.$F$2]" office:value-type="float" office:value="0" calcext:value-type="float">
            <text:p>0</text:p>
          </table:table-cell>
          <table:table-cell table:formula="of:=FLOOR([.$A785]/[levels_parameters.$K$2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levels_parameters.$B$2] + [levels_parameters.$C$2]*([.$A786]-1)+[levels_parameters.$A$2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levels_parameters.$I$2]*([.$A786]-1) + [levels_parameters.$H$2]+FLOOR([.$A786]/[levels_parameters.$J$2])" office:value-type="float" office:value="944" calcext:value-type="float">
            <text:p>944</text:p>
          </table:table-cell>
          <table:table-cell table:formula="of:=[levels_parameters.$E$2]*([.$A786]-1) + [levels_parameters.$D$2]" office:value-type="float" office:value="15830" calcext:value-type="float">
            <text:p>15830</text:p>
          </table:table-cell>
          <table:table-cell table:formula="of:=[levels_parameters.$G$2]*([.$A786]-1) + [levels_parameters.$F$2]" office:value-type="float" office:value="0" calcext:value-type="float">
            <text:p>0</text:p>
          </table:table-cell>
          <table:table-cell table:formula="of:=FLOOR([.$A786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levels_parameters.$B$2] + [levels_parameters.$C$2]*([.$A787]-1)+[levels_parameters.$A$2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levels_parameters.$I$2]*([.$A787]-1) + [levels_parameters.$H$2]+FLOOR([.$A787]/[levels_parameters.$J$2])" office:value-type="float" office:value="945" calcext:value-type="float">
            <text:p>945</text:p>
          </table:table-cell>
          <table:table-cell table:formula="of:=[levels_parameters.$E$2]*([.$A787]-1) + [levels_parameters.$D$2]" office:value-type="float" office:value="15850" calcext:value-type="float">
            <text:p>15850</text:p>
          </table:table-cell>
          <table:table-cell table:formula="of:=[levels_parameters.$G$2]*([.$A787]-1) + [levels_parameters.$F$2]" office:value-type="float" office:value="0" calcext:value-type="float">
            <text:p>0</text:p>
          </table:table-cell>
          <table:table-cell table:formula="of:=FLOOR([.$A787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levels_parameters.$B$2] + [levels_parameters.$C$2]*([.$A788]-1)+[levels_parameters.$A$2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levels_parameters.$I$2]*([.$A788]-1) + [levels_parameters.$H$2]+FLOOR([.$A788]/[levels_parameters.$J$2])" office:value-type="float" office:value="946" calcext:value-type="float">
            <text:p>946</text:p>
          </table:table-cell>
          <table:table-cell table:formula="of:=[levels_parameters.$E$2]*([.$A788]-1) + [levels_parameters.$D$2]" office:value-type="float" office:value="15870" calcext:value-type="float">
            <text:p>15870</text:p>
          </table:table-cell>
          <table:table-cell table:formula="of:=[levels_parameters.$G$2]*([.$A788]-1) + [levels_parameters.$F$2]" office:value-type="float" office:value="0" calcext:value-type="float">
            <text:p>0</text:p>
          </table:table-cell>
          <table:table-cell table:formula="of:=FLOOR([.$A788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levels_parameters.$B$2] + [levels_parameters.$C$2]*([.$A789]-1)+[levels_parameters.$A$2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levels_parameters.$I$2]*([.$A789]-1) + [levels_parameters.$H$2]+FLOOR([.$A789]/[levels_parameters.$J$2])" office:value-type="float" office:value="947" calcext:value-type="float">
            <text:p>947</text:p>
          </table:table-cell>
          <table:table-cell table:formula="of:=[levels_parameters.$E$2]*([.$A789]-1) + [levels_parameters.$D$2]" office:value-type="float" office:value="15890" calcext:value-type="float">
            <text:p>15890</text:p>
          </table:table-cell>
          <table:table-cell table:formula="of:=[levels_parameters.$G$2]*([.$A789]-1) + [levels_parameters.$F$2]" office:value-type="float" office:value="0" calcext:value-type="float">
            <text:p>0</text:p>
          </table:table-cell>
          <table:table-cell table:formula="of:=FLOOR([.$A789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levels_parameters.$B$2] + [levels_parameters.$C$2]*([.$A790]-1)+[levels_parameters.$A$2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levels_parameters.$I$2]*([.$A790]-1) + [levels_parameters.$H$2]+FLOOR([.$A790]/[levels_parameters.$J$2])" office:value-type="float" office:value="948" calcext:value-type="float">
            <text:p>948</text:p>
          </table:table-cell>
          <table:table-cell table:formula="of:=[levels_parameters.$E$2]*([.$A790]-1) + [levels_parameters.$D$2]" office:value-type="float" office:value="15910" calcext:value-type="float">
            <text:p>15910</text:p>
          </table:table-cell>
          <table:table-cell table:formula="of:=[levels_parameters.$G$2]*([.$A790]-1) + [levels_parameters.$F$2]" office:value-type="float" office:value="0" calcext:value-type="float">
            <text:p>0</text:p>
          </table:table-cell>
          <table:table-cell table:formula="of:=FLOOR([.$A790]/[levels_parameters.$K$2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levels_parameters.$B$2] + [levels_parameters.$C$2]*([.$A791]-1)+[levels_parameters.$A$2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levels_parameters.$I$2]*([.$A791]-1) + [levels_parameters.$H$2]+FLOOR([.$A791]/[levels_parameters.$J$2])" office:value-type="float" office:value="950" calcext:value-type="float">
            <text:p>950</text:p>
          </table:table-cell>
          <table:table-cell table:formula="of:=[levels_parameters.$E$2]*([.$A791]-1) + [levels_parameters.$D$2]" office:value-type="float" office:value="15930" calcext:value-type="float">
            <text:p>15930</text:p>
          </table:table-cell>
          <table:table-cell table:formula="of:=[levels_parameters.$G$2]*([.$A791]-1) + [levels_parameters.$F$2]" office:value-type="float" office:value="0" calcext:value-type="float">
            <text:p>0</text:p>
          </table:table-cell>
          <table:table-cell table:formula="of:=FLOOR([.$A791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levels_parameters.$B$2] + [levels_parameters.$C$2]*([.$A792]-1)+[levels_parameters.$A$2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levels_parameters.$I$2]*([.$A792]-1) + [levels_parameters.$H$2]+FLOOR([.$A792]/[levels_parameters.$J$2])" office:value-type="float" office:value="951" calcext:value-type="float">
            <text:p>951</text:p>
          </table:table-cell>
          <table:table-cell table:formula="of:=[levels_parameters.$E$2]*([.$A792]-1) + [levels_parameters.$D$2]" office:value-type="float" office:value="15950" calcext:value-type="float">
            <text:p>15950</text:p>
          </table:table-cell>
          <table:table-cell table:formula="of:=[levels_parameters.$G$2]*([.$A792]-1) + [levels_parameters.$F$2]" office:value-type="float" office:value="0" calcext:value-type="float">
            <text:p>0</text:p>
          </table:table-cell>
          <table:table-cell table:formula="of:=FLOOR([.$A792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levels_parameters.$B$2] + [levels_parameters.$C$2]*([.$A793]-1)+[levels_parameters.$A$2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levels_parameters.$I$2]*([.$A793]-1) + [levels_parameters.$H$2]+FLOOR([.$A793]/[levels_parameters.$J$2])" office:value-type="float" office:value="952" calcext:value-type="float">
            <text:p>952</text:p>
          </table:table-cell>
          <table:table-cell table:formula="of:=[levels_parameters.$E$2]*([.$A793]-1) + [levels_parameters.$D$2]" office:value-type="float" office:value="15970" calcext:value-type="float">
            <text:p>15970</text:p>
          </table:table-cell>
          <table:table-cell table:formula="of:=[levels_parameters.$G$2]*([.$A793]-1) + [levels_parameters.$F$2]" office:value-type="float" office:value="0" calcext:value-type="float">
            <text:p>0</text:p>
          </table:table-cell>
          <table:table-cell table:formula="of:=FLOOR([.$A793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levels_parameters.$B$2] + [levels_parameters.$C$2]*([.$A794]-1)+[levels_parameters.$A$2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levels_parameters.$I$2]*([.$A794]-1) + [levels_parameters.$H$2]+FLOOR([.$A794]/[levels_parameters.$J$2])" office:value-type="float" office:value="953" calcext:value-type="float">
            <text:p>953</text:p>
          </table:table-cell>
          <table:table-cell table:formula="of:=[levels_parameters.$E$2]*([.$A794]-1) + [levels_parameters.$D$2]" office:value-type="float" office:value="15990" calcext:value-type="float">
            <text:p>15990</text:p>
          </table:table-cell>
          <table:table-cell table:formula="of:=[levels_parameters.$G$2]*([.$A794]-1) + [levels_parameters.$F$2]" office:value-type="float" office:value="0" calcext:value-type="float">
            <text:p>0</text:p>
          </table:table-cell>
          <table:table-cell table:formula="of:=FLOOR([.$A794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levels_parameters.$B$2] + [levels_parameters.$C$2]*([.$A795]-1)+[levels_parameters.$A$2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levels_parameters.$I$2]*([.$A795]-1) + [levels_parameters.$H$2]+FLOOR([.$A795]/[levels_parameters.$J$2])" office:value-type="float" office:value="954" calcext:value-type="float">
            <text:p>954</text:p>
          </table:table-cell>
          <table:table-cell table:formula="of:=[levels_parameters.$E$2]*([.$A795]-1) + [levels_parameters.$D$2]" office:value-type="float" office:value="16010" calcext:value-type="float">
            <text:p>16010</text:p>
          </table:table-cell>
          <table:table-cell table:formula="of:=[levels_parameters.$G$2]*([.$A795]-1) + [levels_parameters.$F$2]" office:value-type="float" office:value="0" calcext:value-type="float">
            <text:p>0</text:p>
          </table:table-cell>
          <table:table-cell table:formula="of:=FLOOR([.$A795]/[levels_parameters.$K$2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levels_parameters.$B$2] + [levels_parameters.$C$2]*([.$A796]-1)+[levels_parameters.$A$2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levels_parameters.$I$2]*([.$A796]-1) + [levels_parameters.$H$2]+FLOOR([.$A796]/[levels_parameters.$J$2])" office:value-type="float" office:value="956" calcext:value-type="float">
            <text:p>956</text:p>
          </table:table-cell>
          <table:table-cell table:formula="of:=[levels_parameters.$E$2]*([.$A796]-1) + [levels_parameters.$D$2]" office:value-type="float" office:value="16030" calcext:value-type="float">
            <text:p>16030</text:p>
          </table:table-cell>
          <table:table-cell table:formula="of:=[levels_parameters.$G$2]*([.$A796]-1) + [levels_parameters.$F$2]" office:value-type="float" office:value="0" calcext:value-type="float">
            <text:p>0</text:p>
          </table:table-cell>
          <table:table-cell table:formula="of:=FLOOR([.$A796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levels_parameters.$B$2] + [levels_parameters.$C$2]*([.$A797]-1)+[levels_parameters.$A$2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levels_parameters.$I$2]*([.$A797]-1) + [levels_parameters.$H$2]+FLOOR([.$A797]/[levels_parameters.$J$2])" office:value-type="float" office:value="957" calcext:value-type="float">
            <text:p>957</text:p>
          </table:table-cell>
          <table:table-cell table:formula="of:=[levels_parameters.$E$2]*([.$A797]-1) + [levels_parameters.$D$2]" office:value-type="float" office:value="16050" calcext:value-type="float">
            <text:p>16050</text:p>
          </table:table-cell>
          <table:table-cell table:formula="of:=[levels_parameters.$G$2]*([.$A797]-1) + [levels_parameters.$F$2]" office:value-type="float" office:value="0" calcext:value-type="float">
            <text:p>0</text:p>
          </table:table-cell>
          <table:table-cell table:formula="of:=FLOOR([.$A797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levels_parameters.$B$2] + [levels_parameters.$C$2]*([.$A798]-1)+[levels_parameters.$A$2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levels_parameters.$I$2]*([.$A798]-1) + [levels_parameters.$H$2]+FLOOR([.$A798]/[levels_parameters.$J$2])" office:value-type="float" office:value="958" calcext:value-type="float">
            <text:p>958</text:p>
          </table:table-cell>
          <table:table-cell table:formula="of:=[levels_parameters.$E$2]*([.$A798]-1) + [levels_parameters.$D$2]" office:value-type="float" office:value="16070" calcext:value-type="float">
            <text:p>16070</text:p>
          </table:table-cell>
          <table:table-cell table:formula="of:=[levels_parameters.$G$2]*([.$A798]-1) + [levels_parameters.$F$2]" office:value-type="float" office:value="0" calcext:value-type="float">
            <text:p>0</text:p>
          </table:table-cell>
          <table:table-cell table:formula="of:=FLOOR([.$A798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levels_parameters.$B$2] + [levels_parameters.$C$2]*([.$A799]-1)+[levels_parameters.$A$2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levels_parameters.$I$2]*([.$A799]-1) + [levels_parameters.$H$2]+FLOOR([.$A799]/[levels_parameters.$J$2])" office:value-type="float" office:value="959" calcext:value-type="float">
            <text:p>959</text:p>
          </table:table-cell>
          <table:table-cell table:formula="of:=[levels_parameters.$E$2]*([.$A799]-1) + [levels_parameters.$D$2]" office:value-type="float" office:value="16090" calcext:value-type="float">
            <text:p>16090</text:p>
          </table:table-cell>
          <table:table-cell table:formula="of:=[levels_parameters.$G$2]*([.$A799]-1) + [levels_parameters.$F$2]" office:value-type="float" office:value="0" calcext:value-type="float">
            <text:p>0</text:p>
          </table:table-cell>
          <table:table-cell table:formula="of:=FLOOR([.$A799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levels_parameters.$B$2] + [levels_parameters.$C$2]*([.$A800]-1)+[levels_parameters.$A$2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levels_parameters.$I$2]*([.$A800]-1) + [levels_parameters.$H$2]+FLOOR([.$A800]/[levels_parameters.$J$2])" office:value-type="float" office:value="960" calcext:value-type="float">
            <text:p>960</text:p>
          </table:table-cell>
          <table:table-cell table:formula="of:=[levels_parameters.$E$2]*([.$A800]-1) + [levels_parameters.$D$2]" office:value-type="float" office:value="16110" calcext:value-type="float">
            <text:p>16110</text:p>
          </table:table-cell>
          <table:table-cell table:formula="of:=[levels_parameters.$G$2]*([.$A800]-1) + [levels_parameters.$F$2]" office:value-type="float" office:value="0" calcext:value-type="float">
            <text:p>0</text:p>
          </table:table-cell>
          <table:table-cell table:formula="of:=FLOOR([.$A800]/[levels_parameters.$K$2])"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levels_parameters.$B$2] + [levels_parameters.$C$2]*([.$A801]-1)+[levels_parameters.$A$2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levels_parameters.$I$2]*([.$A801]-1) + [levels_parameters.$H$2]+FLOOR([.$A801]/[levels_parameters.$J$2])" office:value-type="float" office:value="962" calcext:value-type="float">
            <text:p>962</text:p>
          </table:table-cell>
          <table:table-cell table:formula="of:=[levels_parameters.$E$2]*([.$A801]-1) + [levels_parameters.$D$2]" office:value-type="float" office:value="16130" calcext:value-type="float">
            <text:p>16130</text:p>
          </table:table-cell>
          <table:table-cell table:formula="of:=[levels_parameters.$G$2]*([.$A801]-1) + [levels_parameters.$F$2]" office:value-type="float" office:value="0" calcext:value-type="float">
            <text:p>0</text:p>
          </table:table-cell>
          <table:table-cell table:formula="of:=FLOOR([.$A801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levels_parameters.$B$2] + [levels_parameters.$C$2]*([.$A802]-1)+[levels_parameters.$A$2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levels_parameters.$I$2]*([.$A802]-1) + [levels_parameters.$H$2]+FLOOR([.$A802]/[levels_parameters.$J$2])" office:value-type="float" office:value="963" calcext:value-type="float">
            <text:p>963</text:p>
          </table:table-cell>
          <table:table-cell table:formula="of:=[levels_parameters.$E$2]*([.$A802]-1) + [levels_parameters.$D$2]" office:value-type="float" office:value="16150" calcext:value-type="float">
            <text:p>16150</text:p>
          </table:table-cell>
          <table:table-cell table:formula="of:=[levels_parameters.$G$2]*([.$A802]-1) + [levels_parameters.$F$2]" office:value-type="float" office:value="0" calcext:value-type="float">
            <text:p>0</text:p>
          </table:table-cell>
          <table:table-cell table:formula="of:=FLOOR([.$A802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levels_parameters.$B$2] + [levels_parameters.$C$2]*([.$A803]-1)+[levels_parameters.$A$2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levels_parameters.$I$2]*([.$A803]-1) + [levels_parameters.$H$2]+FLOOR([.$A803]/[levels_parameters.$J$2])" office:value-type="float" office:value="964" calcext:value-type="float">
            <text:p>964</text:p>
          </table:table-cell>
          <table:table-cell table:formula="of:=[levels_parameters.$E$2]*([.$A803]-1) + [levels_parameters.$D$2]" office:value-type="float" office:value="16170" calcext:value-type="float">
            <text:p>16170</text:p>
          </table:table-cell>
          <table:table-cell table:formula="of:=[levels_parameters.$G$2]*([.$A803]-1) + [levels_parameters.$F$2]" office:value-type="float" office:value="0" calcext:value-type="float">
            <text:p>0</text:p>
          </table:table-cell>
          <table:table-cell table:formula="of:=FLOOR([.$A803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levels_parameters.$B$2] + [levels_parameters.$C$2]*([.$A804]-1)+[levels_parameters.$A$2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levels_parameters.$I$2]*([.$A804]-1) + [levels_parameters.$H$2]+FLOOR([.$A804]/[levels_parameters.$J$2])" office:value-type="float" office:value="965" calcext:value-type="float">
            <text:p>965</text:p>
          </table:table-cell>
          <table:table-cell table:formula="of:=[levels_parameters.$E$2]*([.$A804]-1) + [levels_parameters.$D$2]" office:value-type="float" office:value="16190" calcext:value-type="float">
            <text:p>16190</text:p>
          </table:table-cell>
          <table:table-cell table:formula="of:=[levels_parameters.$G$2]*([.$A804]-1) + [levels_parameters.$F$2]" office:value-type="float" office:value="0" calcext:value-type="float">
            <text:p>0</text:p>
          </table:table-cell>
          <table:table-cell table:formula="of:=FLOOR([.$A804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levels_parameters.$B$2] + [levels_parameters.$C$2]*([.$A805]-1)+[levels_parameters.$A$2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levels_parameters.$I$2]*([.$A805]-1) + [levels_parameters.$H$2]+FLOOR([.$A805]/[levels_parameters.$J$2])" office:value-type="float" office:value="966" calcext:value-type="float">
            <text:p>966</text:p>
          </table:table-cell>
          <table:table-cell table:formula="of:=[levels_parameters.$E$2]*([.$A805]-1) + [levels_parameters.$D$2]" office:value-type="float" office:value="16210" calcext:value-type="float">
            <text:p>16210</text:p>
          </table:table-cell>
          <table:table-cell table:formula="of:=[levels_parameters.$G$2]*([.$A805]-1) + [levels_parameters.$F$2]" office:value-type="float" office:value="0" calcext:value-type="float">
            <text:p>0</text:p>
          </table:table-cell>
          <table:table-cell table:formula="of:=FLOOR([.$A805]/[levels_parameters.$K$2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levels_parameters.$B$2] + [levels_parameters.$C$2]*([.$A806]-1)+[levels_parameters.$A$2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levels_parameters.$I$2]*([.$A806]-1) + [levels_parameters.$H$2]+FLOOR([.$A806]/[levels_parameters.$J$2])" office:value-type="float" office:value="968" calcext:value-type="float">
            <text:p>968</text:p>
          </table:table-cell>
          <table:table-cell table:formula="of:=[levels_parameters.$E$2]*([.$A806]-1) + [levels_parameters.$D$2]" office:value-type="float" office:value="16230" calcext:value-type="float">
            <text:p>16230</text:p>
          </table:table-cell>
          <table:table-cell table:formula="of:=[levels_parameters.$G$2]*([.$A806]-1) + [levels_parameters.$F$2]" office:value-type="float" office:value="0" calcext:value-type="float">
            <text:p>0</text:p>
          </table:table-cell>
          <table:table-cell table:formula="of:=FLOOR([.$A806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levels_parameters.$B$2] + [levels_parameters.$C$2]*([.$A807]-1)+[levels_parameters.$A$2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levels_parameters.$I$2]*([.$A807]-1) + [levels_parameters.$H$2]+FLOOR([.$A807]/[levels_parameters.$J$2])" office:value-type="float" office:value="969" calcext:value-type="float">
            <text:p>969</text:p>
          </table:table-cell>
          <table:table-cell table:formula="of:=[levels_parameters.$E$2]*([.$A807]-1) + [levels_parameters.$D$2]" office:value-type="float" office:value="16250" calcext:value-type="float">
            <text:p>16250</text:p>
          </table:table-cell>
          <table:table-cell table:formula="of:=[levels_parameters.$G$2]*([.$A807]-1) + [levels_parameters.$F$2]" office:value-type="float" office:value="0" calcext:value-type="float">
            <text:p>0</text:p>
          </table:table-cell>
          <table:table-cell table:formula="of:=FLOOR([.$A807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levels_parameters.$B$2] + [levels_parameters.$C$2]*([.$A808]-1)+[levels_parameters.$A$2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levels_parameters.$I$2]*([.$A808]-1) + [levels_parameters.$H$2]+FLOOR([.$A808]/[levels_parameters.$J$2])" office:value-type="float" office:value="970" calcext:value-type="float">
            <text:p>970</text:p>
          </table:table-cell>
          <table:table-cell table:formula="of:=[levels_parameters.$E$2]*([.$A808]-1) + [levels_parameters.$D$2]" office:value-type="float" office:value="16270" calcext:value-type="float">
            <text:p>16270</text:p>
          </table:table-cell>
          <table:table-cell table:formula="of:=[levels_parameters.$G$2]*([.$A808]-1) + [levels_parameters.$F$2]" office:value-type="float" office:value="0" calcext:value-type="float">
            <text:p>0</text:p>
          </table:table-cell>
          <table:table-cell table:formula="of:=FLOOR([.$A808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levels_parameters.$B$2] + [levels_parameters.$C$2]*([.$A809]-1)+[levels_parameters.$A$2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levels_parameters.$I$2]*([.$A809]-1) + [levels_parameters.$H$2]+FLOOR([.$A809]/[levels_parameters.$J$2])" office:value-type="float" office:value="971" calcext:value-type="float">
            <text:p>971</text:p>
          </table:table-cell>
          <table:table-cell table:formula="of:=[levels_parameters.$E$2]*([.$A809]-1) + [levels_parameters.$D$2]" office:value-type="float" office:value="16290" calcext:value-type="float">
            <text:p>16290</text:p>
          </table:table-cell>
          <table:table-cell table:formula="of:=[levels_parameters.$G$2]*([.$A809]-1) + [levels_parameters.$F$2]" office:value-type="float" office:value="0" calcext:value-type="float">
            <text:p>0</text:p>
          </table:table-cell>
          <table:table-cell table:formula="of:=FLOOR([.$A809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levels_parameters.$B$2] + [levels_parameters.$C$2]*([.$A810]-1)+[levels_parameters.$A$2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levels_parameters.$I$2]*([.$A810]-1) + [levels_parameters.$H$2]+FLOOR([.$A810]/[levels_parameters.$J$2])" office:value-type="float" office:value="972" calcext:value-type="float">
            <text:p>972</text:p>
          </table:table-cell>
          <table:table-cell table:formula="of:=[levels_parameters.$E$2]*([.$A810]-1) + [levels_parameters.$D$2]" office:value-type="float" office:value="16310" calcext:value-type="float">
            <text:p>16310</text:p>
          </table:table-cell>
          <table:table-cell table:formula="of:=[levels_parameters.$G$2]*([.$A810]-1) + [levels_parameters.$F$2]" office:value-type="float" office:value="0" calcext:value-type="float">
            <text:p>0</text:p>
          </table:table-cell>
          <table:table-cell table:formula="of:=FLOOR([.$A810]/[levels_parameters.$K$2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levels_parameters.$B$2] + [levels_parameters.$C$2]*([.$A811]-1)+[levels_parameters.$A$2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levels_parameters.$I$2]*([.$A811]-1) + [levels_parameters.$H$2]+FLOOR([.$A811]/[levels_parameters.$J$2])" office:value-type="float" office:value="974" calcext:value-type="float">
            <text:p>974</text:p>
          </table:table-cell>
          <table:table-cell table:formula="of:=[levels_parameters.$E$2]*([.$A811]-1) + [levels_parameters.$D$2]" office:value-type="float" office:value="16330" calcext:value-type="float">
            <text:p>16330</text:p>
          </table:table-cell>
          <table:table-cell table:formula="of:=[levels_parameters.$G$2]*([.$A811]-1) + [levels_parameters.$F$2]" office:value-type="float" office:value="0" calcext:value-type="float">
            <text:p>0</text:p>
          </table:table-cell>
          <table:table-cell table:formula="of:=FLOOR([.$A811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levels_parameters.$B$2] + [levels_parameters.$C$2]*([.$A812]-1)+[levels_parameters.$A$2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levels_parameters.$I$2]*([.$A812]-1) + [levels_parameters.$H$2]+FLOOR([.$A812]/[levels_parameters.$J$2])" office:value-type="float" office:value="975" calcext:value-type="float">
            <text:p>975</text:p>
          </table:table-cell>
          <table:table-cell table:formula="of:=[levels_parameters.$E$2]*([.$A812]-1) + [levels_parameters.$D$2]" office:value-type="float" office:value="16350" calcext:value-type="float">
            <text:p>16350</text:p>
          </table:table-cell>
          <table:table-cell table:formula="of:=[levels_parameters.$G$2]*([.$A812]-1) + [levels_parameters.$F$2]" office:value-type="float" office:value="0" calcext:value-type="float">
            <text:p>0</text:p>
          </table:table-cell>
          <table:table-cell table:formula="of:=FLOOR([.$A812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levels_parameters.$B$2] + [levels_parameters.$C$2]*([.$A813]-1)+[levels_parameters.$A$2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levels_parameters.$I$2]*([.$A813]-1) + [levels_parameters.$H$2]+FLOOR([.$A813]/[levels_parameters.$J$2])" office:value-type="float" office:value="976" calcext:value-type="float">
            <text:p>976</text:p>
          </table:table-cell>
          <table:table-cell table:formula="of:=[levels_parameters.$E$2]*([.$A813]-1) + [levels_parameters.$D$2]" office:value-type="float" office:value="16370" calcext:value-type="float">
            <text:p>16370</text:p>
          </table:table-cell>
          <table:table-cell table:formula="of:=[levels_parameters.$G$2]*([.$A813]-1) + [levels_parameters.$F$2]" office:value-type="float" office:value="0" calcext:value-type="float">
            <text:p>0</text:p>
          </table:table-cell>
          <table:table-cell table:formula="of:=FLOOR([.$A813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levels_parameters.$B$2] + [levels_parameters.$C$2]*([.$A814]-1)+[levels_parameters.$A$2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levels_parameters.$I$2]*([.$A814]-1) + [levels_parameters.$H$2]+FLOOR([.$A814]/[levels_parameters.$J$2])" office:value-type="float" office:value="977" calcext:value-type="float">
            <text:p>977</text:p>
          </table:table-cell>
          <table:table-cell table:formula="of:=[levels_parameters.$E$2]*([.$A814]-1) + [levels_parameters.$D$2]" office:value-type="float" office:value="16390" calcext:value-type="float">
            <text:p>16390</text:p>
          </table:table-cell>
          <table:table-cell table:formula="of:=[levels_parameters.$G$2]*([.$A814]-1) + [levels_parameters.$F$2]" office:value-type="float" office:value="0" calcext:value-type="float">
            <text:p>0</text:p>
          </table:table-cell>
          <table:table-cell table:formula="of:=FLOOR([.$A814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levels_parameters.$B$2] + [levels_parameters.$C$2]*([.$A815]-1)+[levels_parameters.$A$2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levels_parameters.$I$2]*([.$A815]-1) + [levels_parameters.$H$2]+FLOOR([.$A815]/[levels_parameters.$J$2])" office:value-type="float" office:value="978" calcext:value-type="float">
            <text:p>978</text:p>
          </table:table-cell>
          <table:table-cell table:formula="of:=[levels_parameters.$E$2]*([.$A815]-1) + [levels_parameters.$D$2]" office:value-type="float" office:value="16410" calcext:value-type="float">
            <text:p>16410</text:p>
          </table:table-cell>
          <table:table-cell table:formula="of:=[levels_parameters.$G$2]*([.$A815]-1) + [levels_parameters.$F$2]" office:value-type="float" office:value="0" calcext:value-type="float">
            <text:p>0</text:p>
          </table:table-cell>
          <table:table-cell table:formula="of:=FLOOR([.$A815]/[levels_parameters.$K$2])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levels_parameters.$B$2] + [levels_parameters.$C$2]*([.$A816]-1)+[levels_parameters.$A$2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levels_parameters.$I$2]*([.$A816]-1) + [levels_parameters.$H$2]+FLOOR([.$A816]/[levels_parameters.$J$2])" office:value-type="float" office:value="980" calcext:value-type="float">
            <text:p>980</text:p>
          </table:table-cell>
          <table:table-cell table:formula="of:=[levels_parameters.$E$2]*([.$A816]-1) + [levels_parameters.$D$2]" office:value-type="float" office:value="16430" calcext:value-type="float">
            <text:p>16430</text:p>
          </table:table-cell>
          <table:table-cell table:formula="of:=[levels_parameters.$G$2]*([.$A816]-1) + [levels_parameters.$F$2]" office:value-type="float" office:value="0" calcext:value-type="float">
            <text:p>0</text:p>
          </table:table-cell>
          <table:table-cell table:formula="of:=FLOOR([.$A816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levels_parameters.$B$2] + [levels_parameters.$C$2]*([.$A817]-1)+[levels_parameters.$A$2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levels_parameters.$I$2]*([.$A817]-1) + [levels_parameters.$H$2]+FLOOR([.$A817]/[levels_parameters.$J$2])" office:value-type="float" office:value="981" calcext:value-type="float">
            <text:p>981</text:p>
          </table:table-cell>
          <table:table-cell table:formula="of:=[levels_parameters.$E$2]*([.$A817]-1) + [levels_parameters.$D$2]" office:value-type="float" office:value="16450" calcext:value-type="float">
            <text:p>16450</text:p>
          </table:table-cell>
          <table:table-cell table:formula="of:=[levels_parameters.$G$2]*([.$A817]-1) + [levels_parameters.$F$2]" office:value-type="float" office:value="0" calcext:value-type="float">
            <text:p>0</text:p>
          </table:table-cell>
          <table:table-cell table:formula="of:=FLOOR([.$A817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levels_parameters.$B$2] + [levels_parameters.$C$2]*([.$A818]-1)+[levels_parameters.$A$2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levels_parameters.$I$2]*([.$A818]-1) + [levels_parameters.$H$2]+FLOOR([.$A818]/[levels_parameters.$J$2])" office:value-type="float" office:value="982" calcext:value-type="float">
            <text:p>982</text:p>
          </table:table-cell>
          <table:table-cell table:formula="of:=[levels_parameters.$E$2]*([.$A818]-1) + [levels_parameters.$D$2]" office:value-type="float" office:value="16470" calcext:value-type="float">
            <text:p>16470</text:p>
          </table:table-cell>
          <table:table-cell table:formula="of:=[levels_parameters.$G$2]*([.$A818]-1) + [levels_parameters.$F$2]" office:value-type="float" office:value="0" calcext:value-type="float">
            <text:p>0</text:p>
          </table:table-cell>
          <table:table-cell table:formula="of:=FLOOR([.$A818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levels_parameters.$B$2] + [levels_parameters.$C$2]*([.$A819]-1)+[levels_parameters.$A$2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levels_parameters.$I$2]*([.$A819]-1) + [levels_parameters.$H$2]+FLOOR([.$A819]/[levels_parameters.$J$2])" office:value-type="float" office:value="983" calcext:value-type="float">
            <text:p>983</text:p>
          </table:table-cell>
          <table:table-cell table:formula="of:=[levels_parameters.$E$2]*([.$A819]-1) + [levels_parameters.$D$2]" office:value-type="float" office:value="16490" calcext:value-type="float">
            <text:p>16490</text:p>
          </table:table-cell>
          <table:table-cell table:formula="of:=[levels_parameters.$G$2]*([.$A819]-1) + [levels_parameters.$F$2]" office:value-type="float" office:value="0" calcext:value-type="float">
            <text:p>0</text:p>
          </table:table-cell>
          <table:table-cell table:formula="of:=FLOOR([.$A819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levels_parameters.$B$2] + [levels_parameters.$C$2]*([.$A820]-1)+[levels_parameters.$A$2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levels_parameters.$I$2]*([.$A820]-1) + [levels_parameters.$H$2]+FLOOR([.$A820]/[levels_parameters.$J$2])" office:value-type="float" office:value="984" calcext:value-type="float">
            <text:p>984</text:p>
          </table:table-cell>
          <table:table-cell table:formula="of:=[levels_parameters.$E$2]*([.$A820]-1) + [levels_parameters.$D$2]" office:value-type="float" office:value="16510" calcext:value-type="float">
            <text:p>16510</text:p>
          </table:table-cell>
          <table:table-cell table:formula="of:=[levels_parameters.$G$2]*([.$A820]-1) + [levels_parameters.$F$2]" office:value-type="float" office:value="0" calcext:value-type="float">
            <text:p>0</text:p>
          </table:table-cell>
          <table:table-cell table:formula="of:=FLOOR([.$A820]/[levels_parameters.$K$2])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levels_parameters.$B$2] + [levels_parameters.$C$2]*([.$A821]-1)+[levels_parameters.$A$2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levels_parameters.$I$2]*([.$A821]-1) + [levels_parameters.$H$2]+FLOOR([.$A821]/[levels_parameters.$J$2])" office:value-type="float" office:value="986" calcext:value-type="float">
            <text:p>986</text:p>
          </table:table-cell>
          <table:table-cell table:formula="of:=[levels_parameters.$E$2]*([.$A821]-1) + [levels_parameters.$D$2]" office:value-type="float" office:value="16530" calcext:value-type="float">
            <text:p>16530</text:p>
          </table:table-cell>
          <table:table-cell table:formula="of:=[levels_parameters.$G$2]*([.$A821]-1) + [levels_parameters.$F$2]" office:value-type="float" office:value="0" calcext:value-type="float">
            <text:p>0</text:p>
          </table:table-cell>
          <table:table-cell table:formula="of:=FLOOR([.$A821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levels_parameters.$B$2] + [levels_parameters.$C$2]*([.$A822]-1)+[levels_parameters.$A$2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levels_parameters.$I$2]*([.$A822]-1) + [levels_parameters.$H$2]+FLOOR([.$A822]/[levels_parameters.$J$2])" office:value-type="float" office:value="987" calcext:value-type="float">
            <text:p>987</text:p>
          </table:table-cell>
          <table:table-cell table:formula="of:=[levels_parameters.$E$2]*([.$A822]-1) + [levels_parameters.$D$2]" office:value-type="float" office:value="16550" calcext:value-type="float">
            <text:p>16550</text:p>
          </table:table-cell>
          <table:table-cell table:formula="of:=[levels_parameters.$G$2]*([.$A822]-1) + [levels_parameters.$F$2]" office:value-type="float" office:value="0" calcext:value-type="float">
            <text:p>0</text:p>
          </table:table-cell>
          <table:table-cell table:formula="of:=FLOOR([.$A822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levels_parameters.$B$2] + [levels_parameters.$C$2]*([.$A823]-1)+[levels_parameters.$A$2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levels_parameters.$I$2]*([.$A823]-1) + [levels_parameters.$H$2]+FLOOR([.$A823]/[levels_parameters.$J$2])" office:value-type="float" office:value="988" calcext:value-type="float">
            <text:p>988</text:p>
          </table:table-cell>
          <table:table-cell table:formula="of:=[levels_parameters.$E$2]*([.$A823]-1) + [levels_parameters.$D$2]" office:value-type="float" office:value="16570" calcext:value-type="float">
            <text:p>16570</text:p>
          </table:table-cell>
          <table:table-cell table:formula="of:=[levels_parameters.$G$2]*([.$A823]-1) + [levels_parameters.$F$2]" office:value-type="float" office:value="0" calcext:value-type="float">
            <text:p>0</text:p>
          </table:table-cell>
          <table:table-cell table:formula="of:=FLOOR([.$A823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levels_parameters.$B$2] + [levels_parameters.$C$2]*([.$A824]-1)+[levels_parameters.$A$2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levels_parameters.$I$2]*([.$A824]-1) + [levels_parameters.$H$2]+FLOOR([.$A824]/[levels_parameters.$J$2])" office:value-type="float" office:value="989" calcext:value-type="float">
            <text:p>989</text:p>
          </table:table-cell>
          <table:table-cell table:formula="of:=[levels_parameters.$E$2]*([.$A824]-1) + [levels_parameters.$D$2]" office:value-type="float" office:value="16590" calcext:value-type="float">
            <text:p>16590</text:p>
          </table:table-cell>
          <table:table-cell table:formula="of:=[levels_parameters.$G$2]*([.$A824]-1) + [levels_parameters.$F$2]" office:value-type="float" office:value="0" calcext:value-type="float">
            <text:p>0</text:p>
          </table:table-cell>
          <table:table-cell table:formula="of:=FLOOR([.$A824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levels_parameters.$B$2] + [levels_parameters.$C$2]*([.$A825]-1)+[levels_parameters.$A$2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levels_parameters.$I$2]*([.$A825]-1) + [levels_parameters.$H$2]+FLOOR([.$A825]/[levels_parameters.$J$2])" office:value-type="float" office:value="990" calcext:value-type="float">
            <text:p>990</text:p>
          </table:table-cell>
          <table:table-cell table:formula="of:=[levels_parameters.$E$2]*([.$A825]-1) + [levels_parameters.$D$2]" office:value-type="float" office:value="16610" calcext:value-type="float">
            <text:p>16610</text:p>
          </table:table-cell>
          <table:table-cell table:formula="of:=[levels_parameters.$G$2]*([.$A825]-1) + [levels_parameters.$F$2]" office:value-type="float" office:value="0" calcext:value-type="float">
            <text:p>0</text:p>
          </table:table-cell>
          <table:table-cell table:formula="of:=FLOOR([.$A825]/[levels_parameters.$K$2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levels_parameters.$B$2] + [levels_parameters.$C$2]*([.$A826]-1)+[levels_parameters.$A$2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levels_parameters.$I$2]*([.$A826]-1) + [levels_parameters.$H$2]+FLOOR([.$A826]/[levels_parameters.$J$2])" office:value-type="float" office:value="992" calcext:value-type="float">
            <text:p>992</text:p>
          </table:table-cell>
          <table:table-cell table:formula="of:=[levels_parameters.$E$2]*([.$A826]-1) + [levels_parameters.$D$2]" office:value-type="float" office:value="16630" calcext:value-type="float">
            <text:p>16630</text:p>
          </table:table-cell>
          <table:table-cell table:formula="of:=[levels_parameters.$G$2]*([.$A826]-1) + [levels_parameters.$F$2]" office:value-type="float" office:value="0" calcext:value-type="float">
            <text:p>0</text:p>
          </table:table-cell>
          <table:table-cell table:formula="of:=FLOOR([.$A826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levels_parameters.$B$2] + [levels_parameters.$C$2]*([.$A827]-1)+[levels_parameters.$A$2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levels_parameters.$I$2]*([.$A827]-1) + [levels_parameters.$H$2]+FLOOR([.$A827]/[levels_parameters.$J$2])" office:value-type="float" office:value="993" calcext:value-type="float">
            <text:p>993</text:p>
          </table:table-cell>
          <table:table-cell table:formula="of:=[levels_parameters.$E$2]*([.$A827]-1) + [levels_parameters.$D$2]" office:value-type="float" office:value="16650" calcext:value-type="float">
            <text:p>16650</text:p>
          </table:table-cell>
          <table:table-cell table:formula="of:=[levels_parameters.$G$2]*([.$A827]-1) + [levels_parameters.$F$2]" office:value-type="float" office:value="0" calcext:value-type="float">
            <text:p>0</text:p>
          </table:table-cell>
          <table:table-cell table:formula="of:=FLOOR([.$A827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levels_parameters.$B$2] + [levels_parameters.$C$2]*([.$A828]-1)+[levels_parameters.$A$2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levels_parameters.$I$2]*([.$A828]-1) + [levels_parameters.$H$2]+FLOOR([.$A828]/[levels_parameters.$J$2])" office:value-type="float" office:value="994" calcext:value-type="float">
            <text:p>994</text:p>
          </table:table-cell>
          <table:table-cell table:formula="of:=[levels_parameters.$E$2]*([.$A828]-1) + [levels_parameters.$D$2]" office:value-type="float" office:value="16670" calcext:value-type="float">
            <text:p>16670</text:p>
          </table:table-cell>
          <table:table-cell table:formula="of:=[levels_parameters.$G$2]*([.$A828]-1) + [levels_parameters.$F$2]" office:value-type="float" office:value="0" calcext:value-type="float">
            <text:p>0</text:p>
          </table:table-cell>
          <table:table-cell table:formula="of:=FLOOR([.$A828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levels_parameters.$B$2] + [levels_parameters.$C$2]*([.$A829]-1)+[levels_parameters.$A$2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levels_parameters.$I$2]*([.$A829]-1) + [levels_parameters.$H$2]+FLOOR([.$A829]/[levels_parameters.$J$2])" office:value-type="float" office:value="995" calcext:value-type="float">
            <text:p>995</text:p>
          </table:table-cell>
          <table:table-cell table:formula="of:=[levels_parameters.$E$2]*([.$A829]-1) + [levels_parameters.$D$2]" office:value-type="float" office:value="16690" calcext:value-type="float">
            <text:p>16690</text:p>
          </table:table-cell>
          <table:table-cell table:formula="of:=[levels_parameters.$G$2]*([.$A829]-1) + [levels_parameters.$F$2]" office:value-type="float" office:value="0" calcext:value-type="float">
            <text:p>0</text:p>
          </table:table-cell>
          <table:table-cell table:formula="of:=FLOOR([.$A829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levels_parameters.$B$2] + [levels_parameters.$C$2]*([.$A830]-1)+[levels_parameters.$A$2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levels_parameters.$I$2]*([.$A830]-1) + [levels_parameters.$H$2]+FLOOR([.$A830]/[levels_parameters.$J$2])" office:value-type="float" office:value="996" calcext:value-type="float">
            <text:p>996</text:p>
          </table:table-cell>
          <table:table-cell table:formula="of:=[levels_parameters.$E$2]*([.$A830]-1) + [levels_parameters.$D$2]" office:value-type="float" office:value="16710" calcext:value-type="float">
            <text:p>16710</text:p>
          </table:table-cell>
          <table:table-cell table:formula="of:=[levels_parameters.$G$2]*([.$A830]-1) + [levels_parameters.$F$2]" office:value-type="float" office:value="0" calcext:value-type="float">
            <text:p>0</text:p>
          </table:table-cell>
          <table:table-cell table:formula="of:=FLOOR([.$A830]/[levels_parameters.$K$2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levels_parameters.$B$2] + [levels_parameters.$C$2]*([.$A831]-1)+[levels_parameters.$A$2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levels_parameters.$I$2]*([.$A831]-1) + [levels_parameters.$H$2]+FLOOR([.$A831]/[levels_parameters.$J$2])" office:value-type="float" office:value="998" calcext:value-type="float">
            <text:p>998</text:p>
          </table:table-cell>
          <table:table-cell table:formula="of:=[levels_parameters.$E$2]*([.$A831]-1) + [levels_parameters.$D$2]" office:value-type="float" office:value="16730" calcext:value-type="float">
            <text:p>16730</text:p>
          </table:table-cell>
          <table:table-cell table:formula="of:=[levels_parameters.$G$2]*([.$A831]-1) + [levels_parameters.$F$2]" office:value-type="float" office:value="0" calcext:value-type="float">
            <text:p>0</text:p>
          </table:table-cell>
          <table:table-cell table:formula="of:=FLOOR([.$A831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levels_parameters.$B$2] + [levels_parameters.$C$2]*([.$A832]-1)+[levels_parameters.$A$2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levels_parameters.$I$2]*([.$A832]-1) + [levels_parameters.$H$2]+FLOOR([.$A832]/[levels_parameters.$J$2])" office:value-type="float" office:value="999" calcext:value-type="float">
            <text:p>999</text:p>
          </table:table-cell>
          <table:table-cell table:formula="of:=[levels_parameters.$E$2]*([.$A832]-1) + [levels_parameters.$D$2]" office:value-type="float" office:value="16750" calcext:value-type="float">
            <text:p>16750</text:p>
          </table:table-cell>
          <table:table-cell table:formula="of:=[levels_parameters.$G$2]*([.$A832]-1) + [levels_parameters.$F$2]" office:value-type="float" office:value="0" calcext:value-type="float">
            <text:p>0</text:p>
          </table:table-cell>
          <table:table-cell table:formula="of:=FLOOR([.$A832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levels_parameters.$B$2] + [levels_parameters.$C$2]*([.$A833]-1)+[levels_parameters.$A$2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levels_parameters.$I$2]*([.$A833]-1) + [levels_parameters.$H$2]+FLOOR([.$A833]/[levels_parameters.$J$2])" office:value-type="float" office:value="1000" calcext:value-type="float">
            <text:p>1000</text:p>
          </table:table-cell>
          <table:table-cell table:formula="of:=[levels_parameters.$E$2]*([.$A833]-1) + [levels_parameters.$D$2]" office:value-type="float" office:value="16770" calcext:value-type="float">
            <text:p>16770</text:p>
          </table:table-cell>
          <table:table-cell table:formula="of:=[levels_parameters.$G$2]*([.$A833]-1) + [levels_parameters.$F$2]" office:value-type="float" office:value="0" calcext:value-type="float">
            <text:p>0</text:p>
          </table:table-cell>
          <table:table-cell table:formula="of:=FLOOR([.$A833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levels_parameters.$B$2] + [levels_parameters.$C$2]*([.$A834]-1)+[levels_parameters.$A$2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levels_parameters.$I$2]*([.$A834]-1) + [levels_parameters.$H$2]+FLOOR([.$A834]/[levels_parameters.$J$2])" office:value-type="float" office:value="1001" calcext:value-type="float">
            <text:p>1001</text:p>
          </table:table-cell>
          <table:table-cell table:formula="of:=[levels_parameters.$E$2]*([.$A834]-1) + [levels_parameters.$D$2]" office:value-type="float" office:value="16790" calcext:value-type="float">
            <text:p>16790</text:p>
          </table:table-cell>
          <table:table-cell table:formula="of:=[levels_parameters.$G$2]*([.$A834]-1) + [levels_parameters.$F$2]" office:value-type="float" office:value="0" calcext:value-type="float">
            <text:p>0</text:p>
          </table:table-cell>
          <table:table-cell table:formula="of:=FLOOR([.$A834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levels_parameters.$B$2] + [levels_parameters.$C$2]*([.$A835]-1)+[levels_parameters.$A$2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levels_parameters.$I$2]*([.$A835]-1) + [levels_parameters.$H$2]+FLOOR([.$A835]/[levels_parameters.$J$2])" office:value-type="float" office:value="1002" calcext:value-type="float">
            <text:p>1002</text:p>
          </table:table-cell>
          <table:table-cell table:formula="of:=[levels_parameters.$E$2]*([.$A835]-1) + [levels_parameters.$D$2]" office:value-type="float" office:value="16810" calcext:value-type="float">
            <text:p>16810</text:p>
          </table:table-cell>
          <table:table-cell table:formula="of:=[levels_parameters.$G$2]*([.$A835]-1) + [levels_parameters.$F$2]" office:value-type="float" office:value="0" calcext:value-type="float">
            <text:p>0</text:p>
          </table:table-cell>
          <table:table-cell table:formula="of:=FLOOR([.$A835]/[levels_parameters.$K$2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levels_parameters.$B$2] + [levels_parameters.$C$2]*([.$A836]-1)+[levels_parameters.$A$2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levels_parameters.$I$2]*([.$A836]-1) + [levels_parameters.$H$2]+FLOOR([.$A836]/[levels_parameters.$J$2])" office:value-type="float" office:value="1004" calcext:value-type="float">
            <text:p>1004</text:p>
          </table:table-cell>
          <table:table-cell table:formula="of:=[levels_parameters.$E$2]*([.$A836]-1) + [levels_parameters.$D$2]" office:value-type="float" office:value="16830" calcext:value-type="float">
            <text:p>16830</text:p>
          </table:table-cell>
          <table:table-cell table:formula="of:=[levels_parameters.$G$2]*([.$A836]-1) + [levels_parameters.$F$2]" office:value-type="float" office:value="0" calcext:value-type="float">
            <text:p>0</text:p>
          </table:table-cell>
          <table:table-cell table:formula="of:=FLOOR([.$A836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levels_parameters.$B$2] + [levels_parameters.$C$2]*([.$A837]-1)+[levels_parameters.$A$2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levels_parameters.$I$2]*([.$A837]-1) + [levels_parameters.$H$2]+FLOOR([.$A837]/[levels_parameters.$J$2])" office:value-type="float" office:value="1005" calcext:value-type="float">
            <text:p>1005</text:p>
          </table:table-cell>
          <table:table-cell table:formula="of:=[levels_parameters.$E$2]*([.$A837]-1) + [levels_parameters.$D$2]" office:value-type="float" office:value="16850" calcext:value-type="float">
            <text:p>16850</text:p>
          </table:table-cell>
          <table:table-cell table:formula="of:=[levels_parameters.$G$2]*([.$A837]-1) + [levels_parameters.$F$2]" office:value-type="float" office:value="0" calcext:value-type="float">
            <text:p>0</text:p>
          </table:table-cell>
          <table:table-cell table:formula="of:=FLOOR([.$A837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levels_parameters.$B$2] + [levels_parameters.$C$2]*([.$A838]-1)+[levels_parameters.$A$2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levels_parameters.$I$2]*([.$A838]-1) + [levels_parameters.$H$2]+FLOOR([.$A838]/[levels_parameters.$J$2])" office:value-type="float" office:value="1006" calcext:value-type="float">
            <text:p>1006</text:p>
          </table:table-cell>
          <table:table-cell table:formula="of:=[levels_parameters.$E$2]*([.$A838]-1) + [levels_parameters.$D$2]" office:value-type="float" office:value="16870" calcext:value-type="float">
            <text:p>16870</text:p>
          </table:table-cell>
          <table:table-cell table:formula="of:=[levels_parameters.$G$2]*([.$A838]-1) + [levels_parameters.$F$2]" office:value-type="float" office:value="0" calcext:value-type="float">
            <text:p>0</text:p>
          </table:table-cell>
          <table:table-cell table:formula="of:=FLOOR([.$A838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levels_parameters.$B$2] + [levels_parameters.$C$2]*([.$A839]-1)+[levels_parameters.$A$2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levels_parameters.$I$2]*([.$A839]-1) + [levels_parameters.$H$2]+FLOOR([.$A839]/[levels_parameters.$J$2])" office:value-type="float" office:value="1007" calcext:value-type="float">
            <text:p>1007</text:p>
          </table:table-cell>
          <table:table-cell table:formula="of:=[levels_parameters.$E$2]*([.$A839]-1) + [levels_parameters.$D$2]" office:value-type="float" office:value="16890" calcext:value-type="float">
            <text:p>16890</text:p>
          </table:table-cell>
          <table:table-cell table:formula="of:=[levels_parameters.$G$2]*([.$A839]-1) + [levels_parameters.$F$2]" office:value-type="float" office:value="0" calcext:value-type="float">
            <text:p>0</text:p>
          </table:table-cell>
          <table:table-cell table:formula="of:=FLOOR([.$A839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levels_parameters.$B$2] + [levels_parameters.$C$2]*([.$A840]-1)+[levels_parameters.$A$2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levels_parameters.$I$2]*([.$A840]-1) + [levels_parameters.$H$2]+FLOOR([.$A840]/[levels_parameters.$J$2])" office:value-type="float" office:value="1008" calcext:value-type="float">
            <text:p>1008</text:p>
          </table:table-cell>
          <table:table-cell table:formula="of:=[levels_parameters.$E$2]*([.$A840]-1) + [levels_parameters.$D$2]" office:value-type="float" office:value="16910" calcext:value-type="float">
            <text:p>16910</text:p>
          </table:table-cell>
          <table:table-cell table:formula="of:=[levels_parameters.$G$2]*([.$A840]-1) + [levels_parameters.$F$2]" office:value-type="float" office:value="0" calcext:value-type="float">
            <text:p>0</text:p>
          </table:table-cell>
          <table:table-cell table:formula="of:=FLOOR([.$A840]/[levels_parameters.$K$2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levels_parameters.$B$2] + [levels_parameters.$C$2]*([.$A841]-1)+[levels_parameters.$A$2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levels_parameters.$I$2]*([.$A841]-1) + [levels_parameters.$H$2]+FLOOR([.$A841]/[levels_parameters.$J$2])" office:value-type="float" office:value="1010" calcext:value-type="float">
            <text:p>1010</text:p>
          </table:table-cell>
          <table:table-cell table:formula="of:=[levels_parameters.$E$2]*([.$A841]-1) + [levels_parameters.$D$2]" office:value-type="float" office:value="16930" calcext:value-type="float">
            <text:p>16930</text:p>
          </table:table-cell>
          <table:table-cell table:formula="of:=[levels_parameters.$G$2]*([.$A841]-1) + [levels_parameters.$F$2]" office:value-type="float" office:value="0" calcext:value-type="float">
            <text:p>0</text:p>
          </table:table-cell>
          <table:table-cell table:formula="of:=FLOOR([.$A841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levels_parameters.$B$2] + [levels_parameters.$C$2]*([.$A842]-1)+[levels_parameters.$A$2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levels_parameters.$I$2]*([.$A842]-1) + [levels_parameters.$H$2]+FLOOR([.$A842]/[levels_parameters.$J$2])" office:value-type="float" office:value="1011" calcext:value-type="float">
            <text:p>1011</text:p>
          </table:table-cell>
          <table:table-cell table:formula="of:=[levels_parameters.$E$2]*([.$A842]-1) + [levels_parameters.$D$2]" office:value-type="float" office:value="16950" calcext:value-type="float">
            <text:p>16950</text:p>
          </table:table-cell>
          <table:table-cell table:formula="of:=[levels_parameters.$G$2]*([.$A842]-1) + [levels_parameters.$F$2]" office:value-type="float" office:value="0" calcext:value-type="float">
            <text:p>0</text:p>
          </table:table-cell>
          <table:table-cell table:formula="of:=FLOOR([.$A842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levels_parameters.$B$2] + [levels_parameters.$C$2]*([.$A843]-1)+[levels_parameters.$A$2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levels_parameters.$I$2]*([.$A843]-1) + [levels_parameters.$H$2]+FLOOR([.$A843]/[levels_parameters.$J$2])" office:value-type="float" office:value="1012" calcext:value-type="float">
            <text:p>1012</text:p>
          </table:table-cell>
          <table:table-cell table:formula="of:=[levels_parameters.$E$2]*([.$A843]-1) + [levels_parameters.$D$2]" office:value-type="float" office:value="16970" calcext:value-type="float">
            <text:p>16970</text:p>
          </table:table-cell>
          <table:table-cell table:formula="of:=[levels_parameters.$G$2]*([.$A843]-1) + [levels_parameters.$F$2]" office:value-type="float" office:value="0" calcext:value-type="float">
            <text:p>0</text:p>
          </table:table-cell>
          <table:table-cell table:formula="of:=FLOOR([.$A843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levels_parameters.$B$2] + [levels_parameters.$C$2]*([.$A844]-1)+[levels_parameters.$A$2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levels_parameters.$I$2]*([.$A844]-1) + [levels_parameters.$H$2]+FLOOR([.$A844]/[levels_parameters.$J$2])" office:value-type="float" office:value="1013" calcext:value-type="float">
            <text:p>1013</text:p>
          </table:table-cell>
          <table:table-cell table:formula="of:=[levels_parameters.$E$2]*([.$A844]-1) + [levels_parameters.$D$2]" office:value-type="float" office:value="16990" calcext:value-type="float">
            <text:p>16990</text:p>
          </table:table-cell>
          <table:table-cell table:formula="of:=[levels_parameters.$G$2]*([.$A844]-1) + [levels_parameters.$F$2]" office:value-type="float" office:value="0" calcext:value-type="float">
            <text:p>0</text:p>
          </table:table-cell>
          <table:table-cell table:formula="of:=FLOOR([.$A844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levels_parameters.$B$2] + [levels_parameters.$C$2]*([.$A845]-1)+[levels_parameters.$A$2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levels_parameters.$I$2]*([.$A845]-1) + [levels_parameters.$H$2]+FLOOR([.$A845]/[levels_parameters.$J$2])" office:value-type="float" office:value="1014" calcext:value-type="float">
            <text:p>1014</text:p>
          </table:table-cell>
          <table:table-cell table:formula="of:=[levels_parameters.$E$2]*([.$A845]-1) + [levels_parameters.$D$2]" office:value-type="float" office:value="17010" calcext:value-type="float">
            <text:p>17010</text:p>
          </table:table-cell>
          <table:table-cell table:formula="of:=[levels_parameters.$G$2]*([.$A845]-1) + [levels_parameters.$F$2]" office:value-type="float" office:value="0" calcext:value-type="float">
            <text:p>0</text:p>
          </table:table-cell>
          <table:table-cell table:formula="of:=FLOOR([.$A845]/[levels_parameters.$K$2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levels_parameters.$B$2] + [levels_parameters.$C$2]*([.$A846]-1)+[levels_parameters.$A$2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levels_parameters.$I$2]*([.$A846]-1) + [levels_parameters.$H$2]+FLOOR([.$A846]/[levels_parameters.$J$2])" office:value-type="float" office:value="1016" calcext:value-type="float">
            <text:p>1016</text:p>
          </table:table-cell>
          <table:table-cell table:formula="of:=[levels_parameters.$E$2]*([.$A846]-1) + [levels_parameters.$D$2]" office:value-type="float" office:value="17030" calcext:value-type="float">
            <text:p>17030</text:p>
          </table:table-cell>
          <table:table-cell table:formula="of:=[levels_parameters.$G$2]*([.$A846]-1) + [levels_parameters.$F$2]" office:value-type="float" office:value="0" calcext:value-type="float">
            <text:p>0</text:p>
          </table:table-cell>
          <table:table-cell table:formula="of:=FLOOR([.$A846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levels_parameters.$B$2] + [levels_parameters.$C$2]*([.$A847]-1)+[levels_parameters.$A$2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levels_parameters.$I$2]*([.$A847]-1) + [levels_parameters.$H$2]+FLOOR([.$A847]/[levels_parameters.$J$2])" office:value-type="float" office:value="1017" calcext:value-type="float">
            <text:p>1017</text:p>
          </table:table-cell>
          <table:table-cell table:formula="of:=[levels_parameters.$E$2]*([.$A847]-1) + [levels_parameters.$D$2]" office:value-type="float" office:value="17050" calcext:value-type="float">
            <text:p>17050</text:p>
          </table:table-cell>
          <table:table-cell table:formula="of:=[levels_parameters.$G$2]*([.$A847]-1) + [levels_parameters.$F$2]" office:value-type="float" office:value="0" calcext:value-type="float">
            <text:p>0</text:p>
          </table:table-cell>
          <table:table-cell table:formula="of:=FLOOR([.$A847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levels_parameters.$B$2] + [levels_parameters.$C$2]*([.$A848]-1)+[levels_parameters.$A$2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levels_parameters.$I$2]*([.$A848]-1) + [levels_parameters.$H$2]+FLOOR([.$A848]/[levels_parameters.$J$2])" office:value-type="float" office:value="1018" calcext:value-type="float">
            <text:p>1018</text:p>
          </table:table-cell>
          <table:table-cell table:formula="of:=[levels_parameters.$E$2]*([.$A848]-1) + [levels_parameters.$D$2]" office:value-type="float" office:value="17070" calcext:value-type="float">
            <text:p>17070</text:p>
          </table:table-cell>
          <table:table-cell table:formula="of:=[levels_parameters.$G$2]*([.$A848]-1) + [levels_parameters.$F$2]" office:value-type="float" office:value="0" calcext:value-type="float">
            <text:p>0</text:p>
          </table:table-cell>
          <table:table-cell table:formula="of:=FLOOR([.$A848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levels_parameters.$B$2] + [levels_parameters.$C$2]*([.$A849]-1)+[levels_parameters.$A$2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levels_parameters.$I$2]*([.$A849]-1) + [levels_parameters.$H$2]+FLOOR([.$A849]/[levels_parameters.$J$2])" office:value-type="float" office:value="1019" calcext:value-type="float">
            <text:p>1019</text:p>
          </table:table-cell>
          <table:table-cell table:formula="of:=[levels_parameters.$E$2]*([.$A849]-1) + [levels_parameters.$D$2]" office:value-type="float" office:value="17090" calcext:value-type="float">
            <text:p>17090</text:p>
          </table:table-cell>
          <table:table-cell table:formula="of:=[levels_parameters.$G$2]*([.$A849]-1) + [levels_parameters.$F$2]" office:value-type="float" office:value="0" calcext:value-type="float">
            <text:p>0</text:p>
          </table:table-cell>
          <table:table-cell table:formula="of:=FLOOR([.$A849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levels_parameters.$B$2] + [levels_parameters.$C$2]*([.$A850]-1)+[levels_parameters.$A$2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levels_parameters.$I$2]*([.$A850]-1) + [levels_parameters.$H$2]+FLOOR([.$A850]/[levels_parameters.$J$2])" office:value-type="float" office:value="1020" calcext:value-type="float">
            <text:p>1020</text:p>
          </table:table-cell>
          <table:table-cell table:formula="of:=[levels_parameters.$E$2]*([.$A850]-1) + [levels_parameters.$D$2]" office:value-type="float" office:value="17110" calcext:value-type="float">
            <text:p>17110</text:p>
          </table:table-cell>
          <table:table-cell table:formula="of:=[levels_parameters.$G$2]*([.$A850]-1) + [levels_parameters.$F$2]" office:value-type="float" office:value="0" calcext:value-type="float">
            <text:p>0</text:p>
          </table:table-cell>
          <table:table-cell table:formula="of:=FLOOR([.$A850]/[levels_parameters.$K$2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levels_parameters.$B$2] + [levels_parameters.$C$2]*([.$A851]-1)+[levels_parameters.$A$2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levels_parameters.$I$2]*([.$A851]-1) + [levels_parameters.$H$2]+FLOOR([.$A851]/[levels_parameters.$J$2])" office:value-type="float" office:value="1022" calcext:value-type="float">
            <text:p>1022</text:p>
          </table:table-cell>
          <table:table-cell table:formula="of:=[levels_parameters.$E$2]*([.$A851]-1) + [levels_parameters.$D$2]" office:value-type="float" office:value="17130" calcext:value-type="float">
            <text:p>17130</text:p>
          </table:table-cell>
          <table:table-cell table:formula="of:=[levels_parameters.$G$2]*([.$A851]-1) + [levels_parameters.$F$2]" office:value-type="float" office:value="0" calcext:value-type="float">
            <text:p>0</text:p>
          </table:table-cell>
          <table:table-cell table:formula="of:=FLOOR([.$A851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levels_parameters.$B$2] + [levels_parameters.$C$2]*([.$A852]-1)+[levels_parameters.$A$2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levels_parameters.$I$2]*([.$A852]-1) + [levels_parameters.$H$2]+FLOOR([.$A852]/[levels_parameters.$J$2])" office:value-type="float" office:value="1023" calcext:value-type="float">
            <text:p>1023</text:p>
          </table:table-cell>
          <table:table-cell table:formula="of:=[levels_parameters.$E$2]*([.$A852]-1) + [levels_parameters.$D$2]" office:value-type="float" office:value="17150" calcext:value-type="float">
            <text:p>17150</text:p>
          </table:table-cell>
          <table:table-cell table:formula="of:=[levels_parameters.$G$2]*([.$A852]-1) + [levels_parameters.$F$2]" office:value-type="float" office:value="0" calcext:value-type="float">
            <text:p>0</text:p>
          </table:table-cell>
          <table:table-cell table:formula="of:=FLOOR([.$A852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levels_parameters.$B$2] + [levels_parameters.$C$2]*([.$A853]-1)+[levels_parameters.$A$2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levels_parameters.$I$2]*([.$A853]-1) + [levels_parameters.$H$2]+FLOOR([.$A853]/[levels_parameters.$J$2])" office:value-type="float" office:value="1024" calcext:value-type="float">
            <text:p>1024</text:p>
          </table:table-cell>
          <table:table-cell table:formula="of:=[levels_parameters.$E$2]*([.$A853]-1) + [levels_parameters.$D$2]" office:value-type="float" office:value="17170" calcext:value-type="float">
            <text:p>17170</text:p>
          </table:table-cell>
          <table:table-cell table:formula="of:=[levels_parameters.$G$2]*([.$A853]-1) + [levels_parameters.$F$2]" office:value-type="float" office:value="0" calcext:value-type="float">
            <text:p>0</text:p>
          </table:table-cell>
          <table:table-cell table:formula="of:=FLOOR([.$A853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levels_parameters.$B$2] + [levels_parameters.$C$2]*([.$A854]-1)+[levels_parameters.$A$2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levels_parameters.$I$2]*([.$A854]-1) + [levels_parameters.$H$2]+FLOOR([.$A854]/[levels_parameters.$J$2])" office:value-type="float" office:value="1025" calcext:value-type="float">
            <text:p>1025</text:p>
          </table:table-cell>
          <table:table-cell table:formula="of:=[levels_parameters.$E$2]*([.$A854]-1) + [levels_parameters.$D$2]" office:value-type="float" office:value="17190" calcext:value-type="float">
            <text:p>17190</text:p>
          </table:table-cell>
          <table:table-cell table:formula="of:=[levels_parameters.$G$2]*([.$A854]-1) + [levels_parameters.$F$2]" office:value-type="float" office:value="0" calcext:value-type="float">
            <text:p>0</text:p>
          </table:table-cell>
          <table:table-cell table:formula="of:=FLOOR([.$A854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levels_parameters.$B$2] + [levels_parameters.$C$2]*([.$A855]-1)+[levels_parameters.$A$2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levels_parameters.$I$2]*([.$A855]-1) + [levels_parameters.$H$2]+FLOOR([.$A855]/[levels_parameters.$J$2])" office:value-type="float" office:value="1026" calcext:value-type="float">
            <text:p>1026</text:p>
          </table:table-cell>
          <table:table-cell table:formula="of:=[levels_parameters.$E$2]*([.$A855]-1) + [levels_parameters.$D$2]" office:value-type="float" office:value="17210" calcext:value-type="float">
            <text:p>17210</text:p>
          </table:table-cell>
          <table:table-cell table:formula="of:=[levels_parameters.$G$2]*([.$A855]-1) + [levels_parameters.$F$2]" office:value-type="float" office:value="0" calcext:value-type="float">
            <text:p>0</text:p>
          </table:table-cell>
          <table:table-cell table:formula="of:=FLOOR([.$A855]/[levels_parameters.$K$2])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levels_parameters.$B$2] + [levels_parameters.$C$2]*([.$A856]-1)+[levels_parameters.$A$2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levels_parameters.$I$2]*([.$A856]-1) + [levels_parameters.$H$2]+FLOOR([.$A856]/[levels_parameters.$J$2])" office:value-type="float" office:value="1028" calcext:value-type="float">
            <text:p>1028</text:p>
          </table:table-cell>
          <table:table-cell table:formula="of:=[levels_parameters.$E$2]*([.$A856]-1) + [levels_parameters.$D$2]" office:value-type="float" office:value="17230" calcext:value-type="float">
            <text:p>17230</text:p>
          </table:table-cell>
          <table:table-cell table:formula="of:=[levels_parameters.$G$2]*([.$A856]-1) + [levels_parameters.$F$2]" office:value-type="float" office:value="0" calcext:value-type="float">
            <text:p>0</text:p>
          </table:table-cell>
          <table:table-cell table:formula="of:=FLOOR([.$A856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levels_parameters.$B$2] + [levels_parameters.$C$2]*([.$A857]-1)+[levels_parameters.$A$2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levels_parameters.$I$2]*([.$A857]-1) + [levels_parameters.$H$2]+FLOOR([.$A857]/[levels_parameters.$J$2])" office:value-type="float" office:value="1029" calcext:value-type="float">
            <text:p>1029</text:p>
          </table:table-cell>
          <table:table-cell table:formula="of:=[levels_parameters.$E$2]*([.$A857]-1) + [levels_parameters.$D$2]" office:value-type="float" office:value="17250" calcext:value-type="float">
            <text:p>17250</text:p>
          </table:table-cell>
          <table:table-cell table:formula="of:=[levels_parameters.$G$2]*([.$A857]-1) + [levels_parameters.$F$2]" office:value-type="float" office:value="0" calcext:value-type="float">
            <text:p>0</text:p>
          </table:table-cell>
          <table:table-cell table:formula="of:=FLOOR([.$A857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levels_parameters.$B$2] + [levels_parameters.$C$2]*([.$A858]-1)+[levels_parameters.$A$2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levels_parameters.$I$2]*([.$A858]-1) + [levels_parameters.$H$2]+FLOOR([.$A858]/[levels_parameters.$J$2])" office:value-type="float" office:value="1030" calcext:value-type="float">
            <text:p>1030</text:p>
          </table:table-cell>
          <table:table-cell table:formula="of:=[levels_parameters.$E$2]*([.$A858]-1) + [levels_parameters.$D$2]" office:value-type="float" office:value="17270" calcext:value-type="float">
            <text:p>17270</text:p>
          </table:table-cell>
          <table:table-cell table:formula="of:=[levels_parameters.$G$2]*([.$A858]-1) + [levels_parameters.$F$2]" office:value-type="float" office:value="0" calcext:value-type="float">
            <text:p>0</text:p>
          </table:table-cell>
          <table:table-cell table:formula="of:=FLOOR([.$A858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levels_parameters.$B$2] + [levels_parameters.$C$2]*([.$A859]-1)+[levels_parameters.$A$2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levels_parameters.$I$2]*([.$A859]-1) + [levels_parameters.$H$2]+FLOOR([.$A859]/[levels_parameters.$J$2])" office:value-type="float" office:value="1031" calcext:value-type="float">
            <text:p>1031</text:p>
          </table:table-cell>
          <table:table-cell table:formula="of:=[levels_parameters.$E$2]*([.$A859]-1) + [levels_parameters.$D$2]" office:value-type="float" office:value="17290" calcext:value-type="float">
            <text:p>17290</text:p>
          </table:table-cell>
          <table:table-cell table:formula="of:=[levels_parameters.$G$2]*([.$A859]-1) + [levels_parameters.$F$2]" office:value-type="float" office:value="0" calcext:value-type="float">
            <text:p>0</text:p>
          </table:table-cell>
          <table:table-cell table:formula="of:=FLOOR([.$A859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levels_parameters.$B$2] + [levels_parameters.$C$2]*([.$A860]-1)+[levels_parameters.$A$2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levels_parameters.$I$2]*([.$A860]-1) + [levels_parameters.$H$2]+FLOOR([.$A860]/[levels_parameters.$J$2])" office:value-type="float" office:value="1032" calcext:value-type="float">
            <text:p>1032</text:p>
          </table:table-cell>
          <table:table-cell table:formula="of:=[levels_parameters.$E$2]*([.$A860]-1) + [levels_parameters.$D$2]" office:value-type="float" office:value="17310" calcext:value-type="float">
            <text:p>17310</text:p>
          </table:table-cell>
          <table:table-cell table:formula="of:=[levels_parameters.$G$2]*([.$A860]-1) + [levels_parameters.$F$2]" office:value-type="float" office:value="0" calcext:value-type="float">
            <text:p>0</text:p>
          </table:table-cell>
          <table:table-cell table:formula="of:=FLOOR([.$A860]/[levels_parameters.$K$2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levels_parameters.$B$2] + [levels_parameters.$C$2]*([.$A861]-1)+[levels_parameters.$A$2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levels_parameters.$I$2]*([.$A861]-1) + [levels_parameters.$H$2]+FLOOR([.$A861]/[levels_parameters.$J$2])" office:value-type="float" office:value="1034" calcext:value-type="float">
            <text:p>1034</text:p>
          </table:table-cell>
          <table:table-cell table:formula="of:=[levels_parameters.$E$2]*([.$A861]-1) + [levels_parameters.$D$2]" office:value-type="float" office:value="17330" calcext:value-type="float">
            <text:p>17330</text:p>
          </table:table-cell>
          <table:table-cell table:formula="of:=[levels_parameters.$G$2]*([.$A861]-1) + [levels_parameters.$F$2]" office:value-type="float" office:value="0" calcext:value-type="float">
            <text:p>0</text:p>
          </table:table-cell>
          <table:table-cell table:formula="of:=FLOOR([.$A861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levels_parameters.$B$2] + [levels_parameters.$C$2]*([.$A862]-1)+[levels_parameters.$A$2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levels_parameters.$I$2]*([.$A862]-1) + [levels_parameters.$H$2]+FLOOR([.$A862]/[levels_parameters.$J$2])" office:value-type="float" office:value="1035" calcext:value-type="float">
            <text:p>1035</text:p>
          </table:table-cell>
          <table:table-cell table:formula="of:=[levels_parameters.$E$2]*([.$A862]-1) + [levels_parameters.$D$2]" office:value-type="float" office:value="17350" calcext:value-type="float">
            <text:p>17350</text:p>
          </table:table-cell>
          <table:table-cell table:formula="of:=[levels_parameters.$G$2]*([.$A862]-1) + [levels_parameters.$F$2]" office:value-type="float" office:value="0" calcext:value-type="float">
            <text:p>0</text:p>
          </table:table-cell>
          <table:table-cell table:formula="of:=FLOOR([.$A862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levels_parameters.$B$2] + [levels_parameters.$C$2]*([.$A863]-1)+[levels_parameters.$A$2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levels_parameters.$I$2]*([.$A863]-1) + [levels_parameters.$H$2]+FLOOR([.$A863]/[levels_parameters.$J$2])" office:value-type="float" office:value="1036" calcext:value-type="float">
            <text:p>1036</text:p>
          </table:table-cell>
          <table:table-cell table:formula="of:=[levels_parameters.$E$2]*([.$A863]-1) + [levels_parameters.$D$2]" office:value-type="float" office:value="17370" calcext:value-type="float">
            <text:p>17370</text:p>
          </table:table-cell>
          <table:table-cell table:formula="of:=[levels_parameters.$G$2]*([.$A863]-1) + [levels_parameters.$F$2]" office:value-type="float" office:value="0" calcext:value-type="float">
            <text:p>0</text:p>
          </table:table-cell>
          <table:table-cell table:formula="of:=FLOOR([.$A863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levels_parameters.$B$2] + [levels_parameters.$C$2]*([.$A864]-1)+[levels_parameters.$A$2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levels_parameters.$I$2]*([.$A864]-1) + [levels_parameters.$H$2]+FLOOR([.$A864]/[levels_parameters.$J$2])" office:value-type="float" office:value="1037" calcext:value-type="float">
            <text:p>1037</text:p>
          </table:table-cell>
          <table:table-cell table:formula="of:=[levels_parameters.$E$2]*([.$A864]-1) + [levels_parameters.$D$2]" office:value-type="float" office:value="17390" calcext:value-type="float">
            <text:p>17390</text:p>
          </table:table-cell>
          <table:table-cell table:formula="of:=[levels_parameters.$G$2]*([.$A864]-1) + [levels_parameters.$F$2]" office:value-type="float" office:value="0" calcext:value-type="float">
            <text:p>0</text:p>
          </table:table-cell>
          <table:table-cell table:formula="of:=FLOOR([.$A864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levels_parameters.$B$2] + [levels_parameters.$C$2]*([.$A865]-1)+[levels_parameters.$A$2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levels_parameters.$I$2]*([.$A865]-1) + [levels_parameters.$H$2]+FLOOR([.$A865]/[levels_parameters.$J$2])" office:value-type="float" office:value="1038" calcext:value-type="float">
            <text:p>1038</text:p>
          </table:table-cell>
          <table:table-cell table:formula="of:=[levels_parameters.$E$2]*([.$A865]-1) + [levels_parameters.$D$2]" office:value-type="float" office:value="17410" calcext:value-type="float">
            <text:p>17410</text:p>
          </table:table-cell>
          <table:table-cell table:formula="of:=[levels_parameters.$G$2]*([.$A865]-1) + [levels_parameters.$F$2]" office:value-type="float" office:value="0" calcext:value-type="float">
            <text:p>0</text:p>
          </table:table-cell>
          <table:table-cell table:formula="of:=FLOOR([.$A865]/[levels_parameters.$K$2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levels_parameters.$B$2] + [levels_parameters.$C$2]*([.$A866]-1)+[levels_parameters.$A$2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levels_parameters.$I$2]*([.$A866]-1) + [levels_parameters.$H$2]+FLOOR([.$A866]/[levels_parameters.$J$2])" office:value-type="float" office:value="1040" calcext:value-type="float">
            <text:p>1040</text:p>
          </table:table-cell>
          <table:table-cell table:formula="of:=[levels_parameters.$E$2]*([.$A866]-1) + [levels_parameters.$D$2]" office:value-type="float" office:value="17430" calcext:value-type="float">
            <text:p>17430</text:p>
          </table:table-cell>
          <table:table-cell table:formula="of:=[levels_parameters.$G$2]*([.$A866]-1) + [levels_parameters.$F$2]" office:value-type="float" office:value="0" calcext:value-type="float">
            <text:p>0</text:p>
          </table:table-cell>
          <table:table-cell table:formula="of:=FLOOR([.$A866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levels_parameters.$B$2] + [levels_parameters.$C$2]*([.$A867]-1)+[levels_parameters.$A$2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levels_parameters.$I$2]*([.$A867]-1) + [levels_parameters.$H$2]+FLOOR([.$A867]/[levels_parameters.$J$2])" office:value-type="float" office:value="1041" calcext:value-type="float">
            <text:p>1041</text:p>
          </table:table-cell>
          <table:table-cell table:formula="of:=[levels_parameters.$E$2]*([.$A867]-1) + [levels_parameters.$D$2]" office:value-type="float" office:value="17450" calcext:value-type="float">
            <text:p>17450</text:p>
          </table:table-cell>
          <table:table-cell table:formula="of:=[levels_parameters.$G$2]*([.$A867]-1) + [levels_parameters.$F$2]" office:value-type="float" office:value="0" calcext:value-type="float">
            <text:p>0</text:p>
          </table:table-cell>
          <table:table-cell table:formula="of:=FLOOR([.$A867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levels_parameters.$B$2] + [levels_parameters.$C$2]*([.$A868]-1)+[levels_parameters.$A$2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levels_parameters.$I$2]*([.$A868]-1) + [levels_parameters.$H$2]+FLOOR([.$A868]/[levels_parameters.$J$2])" office:value-type="float" office:value="1042" calcext:value-type="float">
            <text:p>1042</text:p>
          </table:table-cell>
          <table:table-cell table:formula="of:=[levels_parameters.$E$2]*([.$A868]-1) + [levels_parameters.$D$2]" office:value-type="float" office:value="17470" calcext:value-type="float">
            <text:p>17470</text:p>
          </table:table-cell>
          <table:table-cell table:formula="of:=[levels_parameters.$G$2]*([.$A868]-1) + [levels_parameters.$F$2]" office:value-type="float" office:value="0" calcext:value-type="float">
            <text:p>0</text:p>
          </table:table-cell>
          <table:table-cell table:formula="of:=FLOOR([.$A868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levels_parameters.$B$2] + [levels_parameters.$C$2]*([.$A869]-1)+[levels_parameters.$A$2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levels_parameters.$I$2]*([.$A869]-1) + [levels_parameters.$H$2]+FLOOR([.$A869]/[levels_parameters.$J$2])" office:value-type="float" office:value="1043" calcext:value-type="float">
            <text:p>1043</text:p>
          </table:table-cell>
          <table:table-cell table:formula="of:=[levels_parameters.$E$2]*([.$A869]-1) + [levels_parameters.$D$2]" office:value-type="float" office:value="17490" calcext:value-type="float">
            <text:p>17490</text:p>
          </table:table-cell>
          <table:table-cell table:formula="of:=[levels_parameters.$G$2]*([.$A869]-1) + [levels_parameters.$F$2]" office:value-type="float" office:value="0" calcext:value-type="float">
            <text:p>0</text:p>
          </table:table-cell>
          <table:table-cell table:formula="of:=FLOOR([.$A869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levels_parameters.$B$2] + [levels_parameters.$C$2]*([.$A870]-1)+[levels_parameters.$A$2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levels_parameters.$I$2]*([.$A870]-1) + [levels_parameters.$H$2]+FLOOR([.$A870]/[levels_parameters.$J$2])" office:value-type="float" office:value="1044" calcext:value-type="float">
            <text:p>1044</text:p>
          </table:table-cell>
          <table:table-cell table:formula="of:=[levels_parameters.$E$2]*([.$A870]-1) + [levels_parameters.$D$2]" office:value-type="float" office:value="17510" calcext:value-type="float">
            <text:p>17510</text:p>
          </table:table-cell>
          <table:table-cell table:formula="of:=[levels_parameters.$G$2]*([.$A870]-1) + [levels_parameters.$F$2]" office:value-type="float" office:value="0" calcext:value-type="float">
            <text:p>0</text:p>
          </table:table-cell>
          <table:table-cell table:formula="of:=FLOOR([.$A870]/[levels_parameters.$K$2])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levels_parameters.$B$2] + [levels_parameters.$C$2]*([.$A871]-1)+[levels_parameters.$A$2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levels_parameters.$I$2]*([.$A871]-1) + [levels_parameters.$H$2]+FLOOR([.$A871]/[levels_parameters.$J$2])" office:value-type="float" office:value="1046" calcext:value-type="float">
            <text:p>1046</text:p>
          </table:table-cell>
          <table:table-cell table:formula="of:=[levels_parameters.$E$2]*([.$A871]-1) + [levels_parameters.$D$2]" office:value-type="float" office:value="17530" calcext:value-type="float">
            <text:p>17530</text:p>
          </table:table-cell>
          <table:table-cell table:formula="of:=[levels_parameters.$G$2]*([.$A871]-1) + [levels_parameters.$F$2]" office:value-type="float" office:value="0" calcext:value-type="float">
            <text:p>0</text:p>
          </table:table-cell>
          <table:table-cell table:formula="of:=FLOOR([.$A871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levels_parameters.$B$2] + [levels_parameters.$C$2]*([.$A872]-1)+[levels_parameters.$A$2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levels_parameters.$I$2]*([.$A872]-1) + [levels_parameters.$H$2]+FLOOR([.$A872]/[levels_parameters.$J$2])" office:value-type="float" office:value="1047" calcext:value-type="float">
            <text:p>1047</text:p>
          </table:table-cell>
          <table:table-cell table:formula="of:=[levels_parameters.$E$2]*([.$A872]-1) + [levels_parameters.$D$2]" office:value-type="float" office:value="17550" calcext:value-type="float">
            <text:p>17550</text:p>
          </table:table-cell>
          <table:table-cell table:formula="of:=[levels_parameters.$G$2]*([.$A872]-1) + [levels_parameters.$F$2]" office:value-type="float" office:value="0" calcext:value-type="float">
            <text:p>0</text:p>
          </table:table-cell>
          <table:table-cell table:formula="of:=FLOOR([.$A872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levels_parameters.$B$2] + [levels_parameters.$C$2]*([.$A873]-1)+[levels_parameters.$A$2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levels_parameters.$I$2]*([.$A873]-1) + [levels_parameters.$H$2]+FLOOR([.$A873]/[levels_parameters.$J$2])" office:value-type="float" office:value="1048" calcext:value-type="float">
            <text:p>1048</text:p>
          </table:table-cell>
          <table:table-cell table:formula="of:=[levels_parameters.$E$2]*([.$A873]-1) + [levels_parameters.$D$2]" office:value-type="float" office:value="17570" calcext:value-type="float">
            <text:p>17570</text:p>
          </table:table-cell>
          <table:table-cell table:formula="of:=[levels_parameters.$G$2]*([.$A873]-1) + [levels_parameters.$F$2]" office:value-type="float" office:value="0" calcext:value-type="float">
            <text:p>0</text:p>
          </table:table-cell>
          <table:table-cell table:formula="of:=FLOOR([.$A873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levels_parameters.$B$2] + [levels_parameters.$C$2]*([.$A874]-1)+[levels_parameters.$A$2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levels_parameters.$I$2]*([.$A874]-1) + [levels_parameters.$H$2]+FLOOR([.$A874]/[levels_parameters.$J$2])" office:value-type="float" office:value="1049" calcext:value-type="float">
            <text:p>1049</text:p>
          </table:table-cell>
          <table:table-cell table:formula="of:=[levels_parameters.$E$2]*([.$A874]-1) + [levels_parameters.$D$2]" office:value-type="float" office:value="17590" calcext:value-type="float">
            <text:p>17590</text:p>
          </table:table-cell>
          <table:table-cell table:formula="of:=[levels_parameters.$G$2]*([.$A874]-1) + [levels_parameters.$F$2]" office:value-type="float" office:value="0" calcext:value-type="float">
            <text:p>0</text:p>
          </table:table-cell>
          <table:table-cell table:formula="of:=FLOOR([.$A874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levels_parameters.$B$2] + [levels_parameters.$C$2]*([.$A875]-1)+[levels_parameters.$A$2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levels_parameters.$I$2]*([.$A875]-1) + [levels_parameters.$H$2]+FLOOR([.$A875]/[levels_parameters.$J$2])" office:value-type="float" office:value="1050" calcext:value-type="float">
            <text:p>1050</text:p>
          </table:table-cell>
          <table:table-cell table:formula="of:=[levels_parameters.$E$2]*([.$A875]-1) + [levels_parameters.$D$2]" office:value-type="float" office:value="17610" calcext:value-type="float">
            <text:p>17610</text:p>
          </table:table-cell>
          <table:table-cell table:formula="of:=[levels_parameters.$G$2]*([.$A875]-1) + [levels_parameters.$F$2]" office:value-type="float" office:value="0" calcext:value-type="float">
            <text:p>0</text:p>
          </table:table-cell>
          <table:table-cell table:formula="of:=FLOOR([.$A875]/[levels_parameters.$K$2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levels_parameters.$B$2] + [levels_parameters.$C$2]*([.$A876]-1)+[levels_parameters.$A$2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levels_parameters.$I$2]*([.$A876]-1) + [levels_parameters.$H$2]+FLOOR([.$A876]/[levels_parameters.$J$2])" office:value-type="float" office:value="1052" calcext:value-type="float">
            <text:p>1052</text:p>
          </table:table-cell>
          <table:table-cell table:formula="of:=[levels_parameters.$E$2]*([.$A876]-1) + [levels_parameters.$D$2]" office:value-type="float" office:value="17630" calcext:value-type="float">
            <text:p>17630</text:p>
          </table:table-cell>
          <table:table-cell table:formula="of:=[levels_parameters.$G$2]*([.$A876]-1) + [levels_parameters.$F$2]" office:value-type="float" office:value="0" calcext:value-type="float">
            <text:p>0</text:p>
          </table:table-cell>
          <table:table-cell table:formula="of:=FLOOR([.$A876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levels_parameters.$B$2] + [levels_parameters.$C$2]*([.$A877]-1)+[levels_parameters.$A$2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levels_parameters.$I$2]*([.$A877]-1) + [levels_parameters.$H$2]+FLOOR([.$A877]/[levels_parameters.$J$2])" office:value-type="float" office:value="1053" calcext:value-type="float">
            <text:p>1053</text:p>
          </table:table-cell>
          <table:table-cell table:formula="of:=[levels_parameters.$E$2]*([.$A877]-1) + [levels_parameters.$D$2]" office:value-type="float" office:value="17650" calcext:value-type="float">
            <text:p>17650</text:p>
          </table:table-cell>
          <table:table-cell table:formula="of:=[levels_parameters.$G$2]*([.$A877]-1) + [levels_parameters.$F$2]" office:value-type="float" office:value="0" calcext:value-type="float">
            <text:p>0</text:p>
          </table:table-cell>
          <table:table-cell table:formula="of:=FLOOR([.$A877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levels_parameters.$B$2] + [levels_parameters.$C$2]*([.$A878]-1)+[levels_parameters.$A$2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levels_parameters.$I$2]*([.$A878]-1) + [levels_parameters.$H$2]+FLOOR([.$A878]/[levels_parameters.$J$2])" office:value-type="float" office:value="1054" calcext:value-type="float">
            <text:p>1054</text:p>
          </table:table-cell>
          <table:table-cell table:formula="of:=[levels_parameters.$E$2]*([.$A878]-1) + [levels_parameters.$D$2]" office:value-type="float" office:value="17670" calcext:value-type="float">
            <text:p>17670</text:p>
          </table:table-cell>
          <table:table-cell table:formula="of:=[levels_parameters.$G$2]*([.$A878]-1) + [levels_parameters.$F$2]" office:value-type="float" office:value="0" calcext:value-type="float">
            <text:p>0</text:p>
          </table:table-cell>
          <table:table-cell table:formula="of:=FLOOR([.$A878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levels_parameters.$B$2] + [levels_parameters.$C$2]*([.$A879]-1)+[levels_parameters.$A$2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levels_parameters.$I$2]*([.$A879]-1) + [levels_parameters.$H$2]+FLOOR([.$A879]/[levels_parameters.$J$2])" office:value-type="float" office:value="1055" calcext:value-type="float">
            <text:p>1055</text:p>
          </table:table-cell>
          <table:table-cell table:formula="of:=[levels_parameters.$E$2]*([.$A879]-1) + [levels_parameters.$D$2]" office:value-type="float" office:value="17690" calcext:value-type="float">
            <text:p>17690</text:p>
          </table:table-cell>
          <table:table-cell table:formula="of:=[levels_parameters.$G$2]*([.$A879]-1) + [levels_parameters.$F$2]" office:value-type="float" office:value="0" calcext:value-type="float">
            <text:p>0</text:p>
          </table:table-cell>
          <table:table-cell table:formula="of:=FLOOR([.$A879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levels_parameters.$B$2] + [levels_parameters.$C$2]*([.$A880]-1)+[levels_parameters.$A$2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levels_parameters.$I$2]*([.$A880]-1) + [levels_parameters.$H$2]+FLOOR([.$A880]/[levels_parameters.$J$2])" office:value-type="float" office:value="1056" calcext:value-type="float">
            <text:p>1056</text:p>
          </table:table-cell>
          <table:table-cell table:formula="of:=[levels_parameters.$E$2]*([.$A880]-1) + [levels_parameters.$D$2]" office:value-type="float" office:value="17710" calcext:value-type="float">
            <text:p>17710</text:p>
          </table:table-cell>
          <table:table-cell table:formula="of:=[levels_parameters.$G$2]*([.$A880]-1) + [levels_parameters.$F$2]" office:value-type="float" office:value="0" calcext:value-type="float">
            <text:p>0</text:p>
          </table:table-cell>
          <table:table-cell table:formula="of:=FLOOR([.$A880]/[levels_parameters.$K$2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levels_parameters.$B$2] + [levels_parameters.$C$2]*([.$A881]-1)+[levels_parameters.$A$2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levels_parameters.$I$2]*([.$A881]-1) + [levels_parameters.$H$2]+FLOOR([.$A881]/[levels_parameters.$J$2])" office:value-type="float" office:value="1058" calcext:value-type="float">
            <text:p>1058</text:p>
          </table:table-cell>
          <table:table-cell table:formula="of:=[levels_parameters.$E$2]*([.$A881]-1) + [levels_parameters.$D$2]" office:value-type="float" office:value="17730" calcext:value-type="float">
            <text:p>17730</text:p>
          </table:table-cell>
          <table:table-cell table:formula="of:=[levels_parameters.$G$2]*([.$A881]-1) + [levels_parameters.$F$2]" office:value-type="float" office:value="0" calcext:value-type="float">
            <text:p>0</text:p>
          </table:table-cell>
          <table:table-cell table:formula="of:=FLOOR([.$A881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levels_parameters.$B$2] + [levels_parameters.$C$2]*([.$A882]-1)+[levels_parameters.$A$2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levels_parameters.$I$2]*([.$A882]-1) + [levels_parameters.$H$2]+FLOOR([.$A882]/[levels_parameters.$J$2])" office:value-type="float" office:value="1059" calcext:value-type="float">
            <text:p>1059</text:p>
          </table:table-cell>
          <table:table-cell table:formula="of:=[levels_parameters.$E$2]*([.$A882]-1) + [levels_parameters.$D$2]" office:value-type="float" office:value="17750" calcext:value-type="float">
            <text:p>17750</text:p>
          </table:table-cell>
          <table:table-cell table:formula="of:=[levels_parameters.$G$2]*([.$A882]-1) + [levels_parameters.$F$2]" office:value-type="float" office:value="0" calcext:value-type="float">
            <text:p>0</text:p>
          </table:table-cell>
          <table:table-cell table:formula="of:=FLOOR([.$A882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levels_parameters.$B$2] + [levels_parameters.$C$2]*([.$A883]-1)+[levels_parameters.$A$2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levels_parameters.$I$2]*([.$A883]-1) + [levels_parameters.$H$2]+FLOOR([.$A883]/[levels_parameters.$J$2])" office:value-type="float" office:value="1060" calcext:value-type="float">
            <text:p>1060</text:p>
          </table:table-cell>
          <table:table-cell table:formula="of:=[levels_parameters.$E$2]*([.$A883]-1) + [levels_parameters.$D$2]" office:value-type="float" office:value="17770" calcext:value-type="float">
            <text:p>17770</text:p>
          </table:table-cell>
          <table:table-cell table:formula="of:=[levels_parameters.$G$2]*([.$A883]-1) + [levels_parameters.$F$2]" office:value-type="float" office:value="0" calcext:value-type="float">
            <text:p>0</text:p>
          </table:table-cell>
          <table:table-cell table:formula="of:=FLOOR([.$A883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levels_parameters.$B$2] + [levels_parameters.$C$2]*([.$A884]-1)+[levels_parameters.$A$2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levels_parameters.$I$2]*([.$A884]-1) + [levels_parameters.$H$2]+FLOOR([.$A884]/[levels_parameters.$J$2])" office:value-type="float" office:value="1061" calcext:value-type="float">
            <text:p>1061</text:p>
          </table:table-cell>
          <table:table-cell table:formula="of:=[levels_parameters.$E$2]*([.$A884]-1) + [levels_parameters.$D$2]" office:value-type="float" office:value="17790" calcext:value-type="float">
            <text:p>17790</text:p>
          </table:table-cell>
          <table:table-cell table:formula="of:=[levels_parameters.$G$2]*([.$A884]-1) + [levels_parameters.$F$2]" office:value-type="float" office:value="0" calcext:value-type="float">
            <text:p>0</text:p>
          </table:table-cell>
          <table:table-cell table:formula="of:=FLOOR([.$A884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levels_parameters.$B$2] + [levels_parameters.$C$2]*([.$A885]-1)+[levels_parameters.$A$2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levels_parameters.$I$2]*([.$A885]-1) + [levels_parameters.$H$2]+FLOOR([.$A885]/[levels_parameters.$J$2])" office:value-type="float" office:value="1062" calcext:value-type="float">
            <text:p>1062</text:p>
          </table:table-cell>
          <table:table-cell table:formula="of:=[levels_parameters.$E$2]*([.$A885]-1) + [levels_parameters.$D$2]" office:value-type="float" office:value="17810" calcext:value-type="float">
            <text:p>17810</text:p>
          </table:table-cell>
          <table:table-cell table:formula="of:=[levels_parameters.$G$2]*([.$A885]-1) + [levels_parameters.$F$2]" office:value-type="float" office:value="0" calcext:value-type="float">
            <text:p>0</text:p>
          </table:table-cell>
          <table:table-cell table:formula="of:=FLOOR([.$A885]/[levels_parameters.$K$2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levels_parameters.$B$2] + [levels_parameters.$C$2]*([.$A886]-1)+[levels_parameters.$A$2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levels_parameters.$I$2]*([.$A886]-1) + [levels_parameters.$H$2]+FLOOR([.$A886]/[levels_parameters.$J$2])" office:value-type="float" office:value="1064" calcext:value-type="float">
            <text:p>1064</text:p>
          </table:table-cell>
          <table:table-cell table:formula="of:=[levels_parameters.$E$2]*([.$A886]-1) + [levels_parameters.$D$2]" office:value-type="float" office:value="17830" calcext:value-type="float">
            <text:p>17830</text:p>
          </table:table-cell>
          <table:table-cell table:formula="of:=[levels_parameters.$G$2]*([.$A886]-1) + [levels_parameters.$F$2]" office:value-type="float" office:value="0" calcext:value-type="float">
            <text:p>0</text:p>
          </table:table-cell>
          <table:table-cell table:formula="of:=FLOOR([.$A886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levels_parameters.$B$2] + [levels_parameters.$C$2]*([.$A887]-1)+[levels_parameters.$A$2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levels_parameters.$I$2]*([.$A887]-1) + [levels_parameters.$H$2]+FLOOR([.$A887]/[levels_parameters.$J$2])" office:value-type="float" office:value="1065" calcext:value-type="float">
            <text:p>1065</text:p>
          </table:table-cell>
          <table:table-cell table:formula="of:=[levels_parameters.$E$2]*([.$A887]-1) + [levels_parameters.$D$2]" office:value-type="float" office:value="17850" calcext:value-type="float">
            <text:p>17850</text:p>
          </table:table-cell>
          <table:table-cell table:formula="of:=[levels_parameters.$G$2]*([.$A887]-1) + [levels_parameters.$F$2]" office:value-type="float" office:value="0" calcext:value-type="float">
            <text:p>0</text:p>
          </table:table-cell>
          <table:table-cell table:formula="of:=FLOOR([.$A887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levels_parameters.$B$2] + [levels_parameters.$C$2]*([.$A888]-1)+[levels_parameters.$A$2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levels_parameters.$I$2]*([.$A888]-1) + [levels_parameters.$H$2]+FLOOR([.$A888]/[levels_parameters.$J$2])" office:value-type="float" office:value="1066" calcext:value-type="float">
            <text:p>1066</text:p>
          </table:table-cell>
          <table:table-cell table:formula="of:=[levels_parameters.$E$2]*([.$A888]-1) + [levels_parameters.$D$2]" office:value-type="float" office:value="17870" calcext:value-type="float">
            <text:p>17870</text:p>
          </table:table-cell>
          <table:table-cell table:formula="of:=[levels_parameters.$G$2]*([.$A888]-1) + [levels_parameters.$F$2]" office:value-type="float" office:value="0" calcext:value-type="float">
            <text:p>0</text:p>
          </table:table-cell>
          <table:table-cell table:formula="of:=FLOOR([.$A888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levels_parameters.$B$2] + [levels_parameters.$C$2]*([.$A889]-1)+[levels_parameters.$A$2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levels_parameters.$I$2]*([.$A889]-1) + [levels_parameters.$H$2]+FLOOR([.$A889]/[levels_parameters.$J$2])" office:value-type="float" office:value="1067" calcext:value-type="float">
            <text:p>1067</text:p>
          </table:table-cell>
          <table:table-cell table:formula="of:=[levels_parameters.$E$2]*([.$A889]-1) + [levels_parameters.$D$2]" office:value-type="float" office:value="17890" calcext:value-type="float">
            <text:p>17890</text:p>
          </table:table-cell>
          <table:table-cell table:formula="of:=[levels_parameters.$G$2]*([.$A889]-1) + [levels_parameters.$F$2]" office:value-type="float" office:value="0" calcext:value-type="float">
            <text:p>0</text:p>
          </table:table-cell>
          <table:table-cell table:formula="of:=FLOOR([.$A889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levels_parameters.$B$2] + [levels_parameters.$C$2]*([.$A890]-1)+[levels_parameters.$A$2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levels_parameters.$I$2]*([.$A890]-1) + [levels_parameters.$H$2]+FLOOR([.$A890]/[levels_parameters.$J$2])" office:value-type="float" office:value="1068" calcext:value-type="float">
            <text:p>1068</text:p>
          </table:table-cell>
          <table:table-cell table:formula="of:=[levels_parameters.$E$2]*([.$A890]-1) + [levels_parameters.$D$2]" office:value-type="float" office:value="17910" calcext:value-type="float">
            <text:p>17910</text:p>
          </table:table-cell>
          <table:table-cell table:formula="of:=[levels_parameters.$G$2]*([.$A890]-1) + [levels_parameters.$F$2]" office:value-type="float" office:value="0" calcext:value-type="float">
            <text:p>0</text:p>
          </table:table-cell>
          <table:table-cell table:formula="of:=FLOOR([.$A890]/[levels_parameters.$K$2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levels_parameters.$B$2] + [levels_parameters.$C$2]*([.$A891]-1)+[levels_parameters.$A$2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levels_parameters.$I$2]*([.$A891]-1) + [levels_parameters.$H$2]+FLOOR([.$A891]/[levels_parameters.$J$2])" office:value-type="float" office:value="1070" calcext:value-type="float">
            <text:p>1070</text:p>
          </table:table-cell>
          <table:table-cell table:formula="of:=[levels_parameters.$E$2]*([.$A891]-1) + [levels_parameters.$D$2]" office:value-type="float" office:value="17930" calcext:value-type="float">
            <text:p>17930</text:p>
          </table:table-cell>
          <table:table-cell table:formula="of:=[levels_parameters.$G$2]*([.$A891]-1) + [levels_parameters.$F$2]" office:value-type="float" office:value="0" calcext:value-type="float">
            <text:p>0</text:p>
          </table:table-cell>
          <table:table-cell table:formula="of:=FLOOR([.$A891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levels_parameters.$B$2] + [levels_parameters.$C$2]*([.$A892]-1)+[levels_parameters.$A$2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levels_parameters.$I$2]*([.$A892]-1) + [levels_parameters.$H$2]+FLOOR([.$A892]/[levels_parameters.$J$2])" office:value-type="float" office:value="1071" calcext:value-type="float">
            <text:p>1071</text:p>
          </table:table-cell>
          <table:table-cell table:formula="of:=[levels_parameters.$E$2]*([.$A892]-1) + [levels_parameters.$D$2]" office:value-type="float" office:value="17950" calcext:value-type="float">
            <text:p>17950</text:p>
          </table:table-cell>
          <table:table-cell table:formula="of:=[levels_parameters.$G$2]*([.$A892]-1) + [levels_parameters.$F$2]" office:value-type="float" office:value="0" calcext:value-type="float">
            <text:p>0</text:p>
          </table:table-cell>
          <table:table-cell table:formula="of:=FLOOR([.$A892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levels_parameters.$B$2] + [levels_parameters.$C$2]*([.$A893]-1)+[levels_parameters.$A$2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levels_parameters.$I$2]*([.$A893]-1) + [levels_parameters.$H$2]+FLOOR([.$A893]/[levels_parameters.$J$2])" office:value-type="float" office:value="1072" calcext:value-type="float">
            <text:p>1072</text:p>
          </table:table-cell>
          <table:table-cell table:formula="of:=[levels_parameters.$E$2]*([.$A893]-1) + [levels_parameters.$D$2]" office:value-type="float" office:value="17970" calcext:value-type="float">
            <text:p>17970</text:p>
          </table:table-cell>
          <table:table-cell table:formula="of:=[levels_parameters.$G$2]*([.$A893]-1) + [levels_parameters.$F$2]" office:value-type="float" office:value="0" calcext:value-type="float">
            <text:p>0</text:p>
          </table:table-cell>
          <table:table-cell table:formula="of:=FLOOR([.$A893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levels_parameters.$B$2] + [levels_parameters.$C$2]*([.$A894]-1)+[levels_parameters.$A$2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levels_parameters.$I$2]*([.$A894]-1) + [levels_parameters.$H$2]+FLOOR([.$A894]/[levels_parameters.$J$2])" office:value-type="float" office:value="1073" calcext:value-type="float">
            <text:p>1073</text:p>
          </table:table-cell>
          <table:table-cell table:formula="of:=[levels_parameters.$E$2]*([.$A894]-1) + [levels_parameters.$D$2]" office:value-type="float" office:value="17990" calcext:value-type="float">
            <text:p>17990</text:p>
          </table:table-cell>
          <table:table-cell table:formula="of:=[levels_parameters.$G$2]*([.$A894]-1) + [levels_parameters.$F$2]" office:value-type="float" office:value="0" calcext:value-type="float">
            <text:p>0</text:p>
          </table:table-cell>
          <table:table-cell table:formula="of:=FLOOR([.$A894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levels_parameters.$B$2] + [levels_parameters.$C$2]*([.$A895]-1)+[levels_parameters.$A$2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levels_parameters.$I$2]*([.$A895]-1) + [levels_parameters.$H$2]+FLOOR([.$A895]/[levels_parameters.$J$2])" office:value-type="float" office:value="1074" calcext:value-type="float">
            <text:p>1074</text:p>
          </table:table-cell>
          <table:table-cell table:formula="of:=[levels_parameters.$E$2]*([.$A895]-1) + [levels_parameters.$D$2]" office:value-type="float" office:value="18010" calcext:value-type="float">
            <text:p>18010</text:p>
          </table:table-cell>
          <table:table-cell table:formula="of:=[levels_parameters.$G$2]*([.$A895]-1) + [levels_parameters.$F$2]" office:value-type="float" office:value="0" calcext:value-type="float">
            <text:p>0</text:p>
          </table:table-cell>
          <table:table-cell table:formula="of:=FLOOR([.$A895]/[levels_parameters.$K$2])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levels_parameters.$B$2] + [levels_parameters.$C$2]*([.$A896]-1)+[levels_parameters.$A$2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levels_parameters.$I$2]*([.$A896]-1) + [levels_parameters.$H$2]+FLOOR([.$A896]/[levels_parameters.$J$2])" office:value-type="float" office:value="1076" calcext:value-type="float">
            <text:p>1076</text:p>
          </table:table-cell>
          <table:table-cell table:formula="of:=[levels_parameters.$E$2]*([.$A896]-1) + [levels_parameters.$D$2]" office:value-type="float" office:value="18030" calcext:value-type="float">
            <text:p>18030</text:p>
          </table:table-cell>
          <table:table-cell table:formula="of:=[levels_parameters.$G$2]*([.$A896]-1) + [levels_parameters.$F$2]" office:value-type="float" office:value="0" calcext:value-type="float">
            <text:p>0</text:p>
          </table:table-cell>
          <table:table-cell table:formula="of:=FLOOR([.$A896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levels_parameters.$B$2] + [levels_parameters.$C$2]*([.$A897]-1)+[levels_parameters.$A$2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levels_parameters.$I$2]*([.$A897]-1) + [levels_parameters.$H$2]+FLOOR([.$A897]/[levels_parameters.$J$2])" office:value-type="float" office:value="1077" calcext:value-type="float">
            <text:p>1077</text:p>
          </table:table-cell>
          <table:table-cell table:formula="of:=[levels_parameters.$E$2]*([.$A897]-1) + [levels_parameters.$D$2]" office:value-type="float" office:value="18050" calcext:value-type="float">
            <text:p>18050</text:p>
          </table:table-cell>
          <table:table-cell table:formula="of:=[levels_parameters.$G$2]*([.$A897]-1) + [levels_parameters.$F$2]" office:value-type="float" office:value="0" calcext:value-type="float">
            <text:p>0</text:p>
          </table:table-cell>
          <table:table-cell table:formula="of:=FLOOR([.$A897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levels_parameters.$B$2] + [levels_parameters.$C$2]*([.$A898]-1)+[levels_parameters.$A$2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levels_parameters.$I$2]*([.$A898]-1) + [levels_parameters.$H$2]+FLOOR([.$A898]/[levels_parameters.$J$2])" office:value-type="float" office:value="1078" calcext:value-type="float">
            <text:p>1078</text:p>
          </table:table-cell>
          <table:table-cell table:formula="of:=[levels_parameters.$E$2]*([.$A898]-1) + [levels_parameters.$D$2]" office:value-type="float" office:value="18070" calcext:value-type="float">
            <text:p>18070</text:p>
          </table:table-cell>
          <table:table-cell table:formula="of:=[levels_parameters.$G$2]*([.$A898]-1) + [levels_parameters.$F$2]" office:value-type="float" office:value="0" calcext:value-type="float">
            <text:p>0</text:p>
          </table:table-cell>
          <table:table-cell table:formula="of:=FLOOR([.$A898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levels_parameters.$B$2] + [levels_parameters.$C$2]*([.$A899]-1)+[levels_parameters.$A$2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levels_parameters.$I$2]*([.$A899]-1) + [levels_parameters.$H$2]+FLOOR([.$A899]/[levels_parameters.$J$2])" office:value-type="float" office:value="1079" calcext:value-type="float">
            <text:p>1079</text:p>
          </table:table-cell>
          <table:table-cell table:formula="of:=[levels_parameters.$E$2]*([.$A899]-1) + [levels_parameters.$D$2]" office:value-type="float" office:value="18090" calcext:value-type="float">
            <text:p>18090</text:p>
          </table:table-cell>
          <table:table-cell table:formula="of:=[levels_parameters.$G$2]*([.$A899]-1) + [levels_parameters.$F$2]" office:value-type="float" office:value="0" calcext:value-type="float">
            <text:p>0</text:p>
          </table:table-cell>
          <table:table-cell table:formula="of:=FLOOR([.$A899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levels_parameters.$B$2] + [levels_parameters.$C$2]*([.$A900]-1)+[levels_parameters.$A$2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levels_parameters.$I$2]*([.$A900]-1) + [levels_parameters.$H$2]+FLOOR([.$A900]/[levels_parameters.$J$2])" office:value-type="float" office:value="1080" calcext:value-type="float">
            <text:p>1080</text:p>
          </table:table-cell>
          <table:table-cell table:formula="of:=[levels_parameters.$E$2]*([.$A900]-1) + [levels_parameters.$D$2]" office:value-type="float" office:value="18110" calcext:value-type="float">
            <text:p>18110</text:p>
          </table:table-cell>
          <table:table-cell table:formula="of:=[levels_parameters.$G$2]*([.$A900]-1) + [levels_parameters.$F$2]" office:value-type="float" office:value="0" calcext:value-type="float">
            <text:p>0</text:p>
          </table:table-cell>
          <table:table-cell table:formula="of:=FLOOR([.$A900]/[levels_parameters.$K$2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levels_parameters.$B$2] + [levels_parameters.$C$2]*([.$A901]-1)+[levels_parameters.$A$2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levels_parameters.$I$2]*([.$A901]-1) + [levels_parameters.$H$2]+FLOOR([.$A901]/[levels_parameters.$J$2])" office:value-type="float" office:value="1082" calcext:value-type="float">
            <text:p>1082</text:p>
          </table:table-cell>
          <table:table-cell table:formula="of:=[levels_parameters.$E$2]*([.$A901]-1) + [levels_parameters.$D$2]" office:value-type="float" office:value="18130" calcext:value-type="float">
            <text:p>18130</text:p>
          </table:table-cell>
          <table:table-cell table:formula="of:=[levels_parameters.$G$2]*([.$A901]-1) + [levels_parameters.$F$2]" office:value-type="float" office:value="0" calcext:value-type="float">
            <text:p>0</text:p>
          </table:table-cell>
          <table:table-cell table:formula="of:=FLOOR([.$A901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levels_parameters.$B$2] + [levels_parameters.$C$2]*([.$A902]-1)+[levels_parameters.$A$2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levels_parameters.$I$2]*([.$A902]-1) + [levels_parameters.$H$2]+FLOOR([.$A902]/[levels_parameters.$J$2])" office:value-type="float" office:value="1083" calcext:value-type="float">
            <text:p>1083</text:p>
          </table:table-cell>
          <table:table-cell table:formula="of:=[levels_parameters.$E$2]*([.$A902]-1) + [levels_parameters.$D$2]" office:value-type="float" office:value="18150" calcext:value-type="float">
            <text:p>18150</text:p>
          </table:table-cell>
          <table:table-cell table:formula="of:=[levels_parameters.$G$2]*([.$A902]-1) + [levels_parameters.$F$2]" office:value-type="float" office:value="0" calcext:value-type="float">
            <text:p>0</text:p>
          </table:table-cell>
          <table:table-cell table:formula="of:=FLOOR([.$A902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levels_parameters.$B$2] + [levels_parameters.$C$2]*([.$A903]-1)+[levels_parameters.$A$2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levels_parameters.$I$2]*([.$A903]-1) + [levels_parameters.$H$2]+FLOOR([.$A903]/[levels_parameters.$J$2])" office:value-type="float" office:value="1084" calcext:value-type="float">
            <text:p>1084</text:p>
          </table:table-cell>
          <table:table-cell table:formula="of:=[levels_parameters.$E$2]*([.$A903]-1) + [levels_parameters.$D$2]" office:value-type="float" office:value="18170" calcext:value-type="float">
            <text:p>18170</text:p>
          </table:table-cell>
          <table:table-cell table:formula="of:=[levels_parameters.$G$2]*([.$A903]-1) + [levels_parameters.$F$2]" office:value-type="float" office:value="0" calcext:value-type="float">
            <text:p>0</text:p>
          </table:table-cell>
          <table:table-cell table:formula="of:=FLOOR([.$A903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levels_parameters.$B$2] + [levels_parameters.$C$2]*([.$A904]-1)+[levels_parameters.$A$2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levels_parameters.$I$2]*([.$A904]-1) + [levels_parameters.$H$2]+FLOOR([.$A904]/[levels_parameters.$J$2])" office:value-type="float" office:value="1085" calcext:value-type="float">
            <text:p>1085</text:p>
          </table:table-cell>
          <table:table-cell table:formula="of:=[levels_parameters.$E$2]*([.$A904]-1) + [levels_parameters.$D$2]" office:value-type="float" office:value="18190" calcext:value-type="float">
            <text:p>18190</text:p>
          </table:table-cell>
          <table:table-cell table:formula="of:=[levels_parameters.$G$2]*([.$A904]-1) + [levels_parameters.$F$2]" office:value-type="float" office:value="0" calcext:value-type="float">
            <text:p>0</text:p>
          </table:table-cell>
          <table:table-cell table:formula="of:=FLOOR([.$A904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levels_parameters.$B$2] + [levels_parameters.$C$2]*([.$A905]-1)+[levels_parameters.$A$2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levels_parameters.$I$2]*([.$A905]-1) + [levels_parameters.$H$2]+FLOOR([.$A905]/[levels_parameters.$J$2])" office:value-type="float" office:value="1086" calcext:value-type="float">
            <text:p>1086</text:p>
          </table:table-cell>
          <table:table-cell table:formula="of:=[levels_parameters.$E$2]*([.$A905]-1) + [levels_parameters.$D$2]" office:value-type="float" office:value="18210" calcext:value-type="float">
            <text:p>18210</text:p>
          </table:table-cell>
          <table:table-cell table:formula="of:=[levels_parameters.$G$2]*([.$A905]-1) + [levels_parameters.$F$2]" office:value-type="float" office:value="0" calcext:value-type="float">
            <text:p>0</text:p>
          </table:table-cell>
          <table:table-cell table:formula="of:=FLOOR([.$A905]/[levels_parameters.$K$2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levels_parameters.$B$2] + [levels_parameters.$C$2]*([.$A906]-1)+[levels_parameters.$A$2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levels_parameters.$I$2]*([.$A906]-1) + [levels_parameters.$H$2]+FLOOR([.$A906]/[levels_parameters.$J$2])" office:value-type="float" office:value="1088" calcext:value-type="float">
            <text:p>1088</text:p>
          </table:table-cell>
          <table:table-cell table:formula="of:=[levels_parameters.$E$2]*([.$A906]-1) + [levels_parameters.$D$2]" office:value-type="float" office:value="18230" calcext:value-type="float">
            <text:p>18230</text:p>
          </table:table-cell>
          <table:table-cell table:formula="of:=[levels_parameters.$G$2]*([.$A906]-1) + [levels_parameters.$F$2]" office:value-type="float" office:value="0" calcext:value-type="float">
            <text:p>0</text:p>
          </table:table-cell>
          <table:table-cell table:formula="of:=FLOOR([.$A906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levels_parameters.$B$2] + [levels_parameters.$C$2]*([.$A907]-1)+[levels_parameters.$A$2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levels_parameters.$I$2]*([.$A907]-1) + [levels_parameters.$H$2]+FLOOR([.$A907]/[levels_parameters.$J$2])" office:value-type="float" office:value="1089" calcext:value-type="float">
            <text:p>1089</text:p>
          </table:table-cell>
          <table:table-cell table:formula="of:=[levels_parameters.$E$2]*([.$A907]-1) + [levels_parameters.$D$2]" office:value-type="float" office:value="18250" calcext:value-type="float">
            <text:p>18250</text:p>
          </table:table-cell>
          <table:table-cell table:formula="of:=[levels_parameters.$G$2]*([.$A907]-1) + [levels_parameters.$F$2]" office:value-type="float" office:value="0" calcext:value-type="float">
            <text:p>0</text:p>
          </table:table-cell>
          <table:table-cell table:formula="of:=FLOOR([.$A907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levels_parameters.$B$2] + [levels_parameters.$C$2]*([.$A908]-1)+[levels_parameters.$A$2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levels_parameters.$I$2]*([.$A908]-1) + [levels_parameters.$H$2]+FLOOR([.$A908]/[levels_parameters.$J$2])" office:value-type="float" office:value="1090" calcext:value-type="float">
            <text:p>1090</text:p>
          </table:table-cell>
          <table:table-cell table:formula="of:=[levels_parameters.$E$2]*([.$A908]-1) + [levels_parameters.$D$2]" office:value-type="float" office:value="18270" calcext:value-type="float">
            <text:p>18270</text:p>
          </table:table-cell>
          <table:table-cell table:formula="of:=[levels_parameters.$G$2]*([.$A908]-1) + [levels_parameters.$F$2]" office:value-type="float" office:value="0" calcext:value-type="float">
            <text:p>0</text:p>
          </table:table-cell>
          <table:table-cell table:formula="of:=FLOOR([.$A908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levels_parameters.$B$2] + [levels_parameters.$C$2]*([.$A909]-1)+[levels_parameters.$A$2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levels_parameters.$I$2]*([.$A909]-1) + [levels_parameters.$H$2]+FLOOR([.$A909]/[levels_parameters.$J$2])" office:value-type="float" office:value="1091" calcext:value-type="float">
            <text:p>1091</text:p>
          </table:table-cell>
          <table:table-cell table:formula="of:=[levels_parameters.$E$2]*([.$A909]-1) + [levels_parameters.$D$2]" office:value-type="float" office:value="18290" calcext:value-type="float">
            <text:p>18290</text:p>
          </table:table-cell>
          <table:table-cell table:formula="of:=[levels_parameters.$G$2]*([.$A909]-1) + [levels_parameters.$F$2]" office:value-type="float" office:value="0" calcext:value-type="float">
            <text:p>0</text:p>
          </table:table-cell>
          <table:table-cell table:formula="of:=FLOOR([.$A909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levels_parameters.$B$2] + [levels_parameters.$C$2]*([.$A910]-1)+[levels_parameters.$A$2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levels_parameters.$I$2]*([.$A910]-1) + [levels_parameters.$H$2]+FLOOR([.$A910]/[levels_parameters.$J$2])" office:value-type="float" office:value="1092" calcext:value-type="float">
            <text:p>1092</text:p>
          </table:table-cell>
          <table:table-cell table:formula="of:=[levels_parameters.$E$2]*([.$A910]-1) + [levels_parameters.$D$2]" office:value-type="float" office:value="18310" calcext:value-type="float">
            <text:p>18310</text:p>
          </table:table-cell>
          <table:table-cell table:formula="of:=[levels_parameters.$G$2]*([.$A910]-1) + [levels_parameters.$F$2]" office:value-type="float" office:value="0" calcext:value-type="float">
            <text:p>0</text:p>
          </table:table-cell>
          <table:table-cell table:formula="of:=FLOOR([.$A910]/[levels_parameters.$K$2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levels_parameters.$B$2] + [levels_parameters.$C$2]*([.$A911]-1)+[levels_parameters.$A$2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levels_parameters.$I$2]*([.$A911]-1) + [levels_parameters.$H$2]+FLOOR([.$A911]/[levels_parameters.$J$2])" office:value-type="float" office:value="1094" calcext:value-type="float">
            <text:p>1094</text:p>
          </table:table-cell>
          <table:table-cell table:formula="of:=[levels_parameters.$E$2]*([.$A911]-1) + [levels_parameters.$D$2]" office:value-type="float" office:value="18330" calcext:value-type="float">
            <text:p>18330</text:p>
          </table:table-cell>
          <table:table-cell table:formula="of:=[levels_parameters.$G$2]*([.$A911]-1) + [levels_parameters.$F$2]" office:value-type="float" office:value="0" calcext:value-type="float">
            <text:p>0</text:p>
          </table:table-cell>
          <table:table-cell table:formula="of:=FLOOR([.$A911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levels_parameters.$B$2] + [levels_parameters.$C$2]*([.$A912]-1)+[levels_parameters.$A$2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levels_parameters.$I$2]*([.$A912]-1) + [levels_parameters.$H$2]+FLOOR([.$A912]/[levels_parameters.$J$2])" office:value-type="float" office:value="1095" calcext:value-type="float">
            <text:p>1095</text:p>
          </table:table-cell>
          <table:table-cell table:formula="of:=[levels_parameters.$E$2]*([.$A912]-1) + [levels_parameters.$D$2]" office:value-type="float" office:value="18350" calcext:value-type="float">
            <text:p>18350</text:p>
          </table:table-cell>
          <table:table-cell table:formula="of:=[levels_parameters.$G$2]*([.$A912]-1) + [levels_parameters.$F$2]" office:value-type="float" office:value="0" calcext:value-type="float">
            <text:p>0</text:p>
          </table:table-cell>
          <table:table-cell table:formula="of:=FLOOR([.$A912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levels_parameters.$B$2] + [levels_parameters.$C$2]*([.$A913]-1)+[levels_parameters.$A$2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levels_parameters.$I$2]*([.$A913]-1) + [levels_parameters.$H$2]+FLOOR([.$A913]/[levels_parameters.$J$2])" office:value-type="float" office:value="1096" calcext:value-type="float">
            <text:p>1096</text:p>
          </table:table-cell>
          <table:table-cell table:formula="of:=[levels_parameters.$E$2]*([.$A913]-1) + [levels_parameters.$D$2]" office:value-type="float" office:value="18370" calcext:value-type="float">
            <text:p>18370</text:p>
          </table:table-cell>
          <table:table-cell table:formula="of:=[levels_parameters.$G$2]*([.$A913]-1) + [levels_parameters.$F$2]" office:value-type="float" office:value="0" calcext:value-type="float">
            <text:p>0</text:p>
          </table:table-cell>
          <table:table-cell table:formula="of:=FLOOR([.$A913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levels_parameters.$B$2] + [levels_parameters.$C$2]*([.$A914]-1)+[levels_parameters.$A$2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levels_parameters.$I$2]*([.$A914]-1) + [levels_parameters.$H$2]+FLOOR([.$A914]/[levels_parameters.$J$2])" office:value-type="float" office:value="1097" calcext:value-type="float">
            <text:p>1097</text:p>
          </table:table-cell>
          <table:table-cell table:formula="of:=[levels_parameters.$E$2]*([.$A914]-1) + [levels_parameters.$D$2]" office:value-type="float" office:value="18390" calcext:value-type="float">
            <text:p>18390</text:p>
          </table:table-cell>
          <table:table-cell table:formula="of:=[levels_parameters.$G$2]*([.$A914]-1) + [levels_parameters.$F$2]" office:value-type="float" office:value="0" calcext:value-type="float">
            <text:p>0</text:p>
          </table:table-cell>
          <table:table-cell table:formula="of:=FLOOR([.$A914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levels_parameters.$B$2] + [levels_parameters.$C$2]*([.$A915]-1)+[levels_parameters.$A$2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levels_parameters.$I$2]*([.$A915]-1) + [levels_parameters.$H$2]+FLOOR([.$A915]/[levels_parameters.$J$2])" office:value-type="float" office:value="1098" calcext:value-type="float">
            <text:p>1098</text:p>
          </table:table-cell>
          <table:table-cell table:formula="of:=[levels_parameters.$E$2]*([.$A915]-1) + [levels_parameters.$D$2]" office:value-type="float" office:value="18410" calcext:value-type="float">
            <text:p>18410</text:p>
          </table:table-cell>
          <table:table-cell table:formula="of:=[levels_parameters.$G$2]*([.$A915]-1) + [levels_parameters.$F$2]" office:value-type="float" office:value="0" calcext:value-type="float">
            <text:p>0</text:p>
          </table:table-cell>
          <table:table-cell table:formula="of:=FLOOR([.$A915]/[levels_parameters.$K$2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levels_parameters.$B$2] + [levels_parameters.$C$2]*([.$A916]-1)+[levels_parameters.$A$2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levels_parameters.$I$2]*([.$A916]-1) + [levels_parameters.$H$2]+FLOOR([.$A916]/[levels_parameters.$J$2])" office:value-type="float" office:value="1100" calcext:value-type="float">
            <text:p>1100</text:p>
          </table:table-cell>
          <table:table-cell table:formula="of:=[levels_parameters.$E$2]*([.$A916]-1) + [levels_parameters.$D$2]" office:value-type="float" office:value="18430" calcext:value-type="float">
            <text:p>18430</text:p>
          </table:table-cell>
          <table:table-cell table:formula="of:=[levels_parameters.$G$2]*([.$A916]-1) + [levels_parameters.$F$2]" office:value-type="float" office:value="0" calcext:value-type="float">
            <text:p>0</text:p>
          </table:table-cell>
          <table:table-cell table:formula="of:=FLOOR([.$A916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levels_parameters.$B$2] + [levels_parameters.$C$2]*([.$A917]-1)+[levels_parameters.$A$2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levels_parameters.$I$2]*([.$A917]-1) + [levels_parameters.$H$2]+FLOOR([.$A917]/[levels_parameters.$J$2])" office:value-type="float" office:value="1101" calcext:value-type="float">
            <text:p>1101</text:p>
          </table:table-cell>
          <table:table-cell table:formula="of:=[levels_parameters.$E$2]*([.$A917]-1) + [levels_parameters.$D$2]" office:value-type="float" office:value="18450" calcext:value-type="float">
            <text:p>18450</text:p>
          </table:table-cell>
          <table:table-cell table:formula="of:=[levels_parameters.$G$2]*([.$A917]-1) + [levels_parameters.$F$2]" office:value-type="float" office:value="0" calcext:value-type="float">
            <text:p>0</text:p>
          </table:table-cell>
          <table:table-cell table:formula="of:=FLOOR([.$A917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levels_parameters.$B$2] + [levels_parameters.$C$2]*([.$A918]-1)+[levels_parameters.$A$2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levels_parameters.$I$2]*([.$A918]-1) + [levels_parameters.$H$2]+FLOOR([.$A918]/[levels_parameters.$J$2])" office:value-type="float" office:value="1102" calcext:value-type="float">
            <text:p>1102</text:p>
          </table:table-cell>
          <table:table-cell table:formula="of:=[levels_parameters.$E$2]*([.$A918]-1) + [levels_parameters.$D$2]" office:value-type="float" office:value="18470" calcext:value-type="float">
            <text:p>18470</text:p>
          </table:table-cell>
          <table:table-cell table:formula="of:=[levels_parameters.$G$2]*([.$A918]-1) + [levels_parameters.$F$2]" office:value-type="float" office:value="0" calcext:value-type="float">
            <text:p>0</text:p>
          </table:table-cell>
          <table:table-cell table:formula="of:=FLOOR([.$A918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levels_parameters.$B$2] + [levels_parameters.$C$2]*([.$A919]-1)+[levels_parameters.$A$2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levels_parameters.$I$2]*([.$A919]-1) + [levels_parameters.$H$2]+FLOOR([.$A919]/[levels_parameters.$J$2])" office:value-type="float" office:value="1103" calcext:value-type="float">
            <text:p>1103</text:p>
          </table:table-cell>
          <table:table-cell table:formula="of:=[levels_parameters.$E$2]*([.$A919]-1) + [levels_parameters.$D$2]" office:value-type="float" office:value="18490" calcext:value-type="float">
            <text:p>18490</text:p>
          </table:table-cell>
          <table:table-cell table:formula="of:=[levels_parameters.$G$2]*([.$A919]-1) + [levels_parameters.$F$2]" office:value-type="float" office:value="0" calcext:value-type="float">
            <text:p>0</text:p>
          </table:table-cell>
          <table:table-cell table:formula="of:=FLOOR([.$A919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levels_parameters.$B$2] + [levels_parameters.$C$2]*([.$A920]-1)+[levels_parameters.$A$2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levels_parameters.$I$2]*([.$A920]-1) + [levels_parameters.$H$2]+FLOOR([.$A920]/[levels_parameters.$J$2])" office:value-type="float" office:value="1104" calcext:value-type="float">
            <text:p>1104</text:p>
          </table:table-cell>
          <table:table-cell table:formula="of:=[levels_parameters.$E$2]*([.$A920]-1) + [levels_parameters.$D$2]" office:value-type="float" office:value="18510" calcext:value-type="float">
            <text:p>18510</text:p>
          </table:table-cell>
          <table:table-cell table:formula="of:=[levels_parameters.$G$2]*([.$A920]-1) + [levels_parameters.$F$2]" office:value-type="float" office:value="0" calcext:value-type="float">
            <text:p>0</text:p>
          </table:table-cell>
          <table:table-cell table:formula="of:=FLOOR([.$A920]/[levels_parameters.$K$2])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levels_parameters.$B$2] + [levels_parameters.$C$2]*([.$A921]-1)+[levels_parameters.$A$2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levels_parameters.$I$2]*([.$A921]-1) + [levels_parameters.$H$2]+FLOOR([.$A921]/[levels_parameters.$J$2])" office:value-type="float" office:value="1106" calcext:value-type="float">
            <text:p>1106</text:p>
          </table:table-cell>
          <table:table-cell table:formula="of:=[levels_parameters.$E$2]*([.$A921]-1) + [levels_parameters.$D$2]" office:value-type="float" office:value="18530" calcext:value-type="float">
            <text:p>18530</text:p>
          </table:table-cell>
          <table:table-cell table:formula="of:=[levels_parameters.$G$2]*([.$A921]-1) + [levels_parameters.$F$2]" office:value-type="float" office:value="0" calcext:value-type="float">
            <text:p>0</text:p>
          </table:table-cell>
          <table:table-cell table:formula="of:=FLOOR([.$A921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levels_parameters.$B$2] + [levels_parameters.$C$2]*([.$A922]-1)+[levels_parameters.$A$2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levels_parameters.$I$2]*([.$A922]-1) + [levels_parameters.$H$2]+FLOOR([.$A922]/[levels_parameters.$J$2])" office:value-type="float" office:value="1107" calcext:value-type="float">
            <text:p>1107</text:p>
          </table:table-cell>
          <table:table-cell table:formula="of:=[levels_parameters.$E$2]*([.$A922]-1) + [levels_parameters.$D$2]" office:value-type="float" office:value="18550" calcext:value-type="float">
            <text:p>18550</text:p>
          </table:table-cell>
          <table:table-cell table:formula="of:=[levels_parameters.$G$2]*([.$A922]-1) + [levels_parameters.$F$2]" office:value-type="float" office:value="0" calcext:value-type="float">
            <text:p>0</text:p>
          </table:table-cell>
          <table:table-cell table:formula="of:=FLOOR([.$A922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levels_parameters.$B$2] + [levels_parameters.$C$2]*([.$A923]-1)+[levels_parameters.$A$2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levels_parameters.$I$2]*([.$A923]-1) + [levels_parameters.$H$2]+FLOOR([.$A923]/[levels_parameters.$J$2])" office:value-type="float" office:value="1108" calcext:value-type="float">
            <text:p>1108</text:p>
          </table:table-cell>
          <table:table-cell table:formula="of:=[levels_parameters.$E$2]*([.$A923]-1) + [levels_parameters.$D$2]" office:value-type="float" office:value="18570" calcext:value-type="float">
            <text:p>18570</text:p>
          </table:table-cell>
          <table:table-cell table:formula="of:=[levels_parameters.$G$2]*([.$A923]-1) + [levels_parameters.$F$2]" office:value-type="float" office:value="0" calcext:value-type="float">
            <text:p>0</text:p>
          </table:table-cell>
          <table:table-cell table:formula="of:=FLOOR([.$A923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levels_parameters.$B$2] + [levels_parameters.$C$2]*([.$A924]-1)+[levels_parameters.$A$2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levels_parameters.$I$2]*([.$A924]-1) + [levels_parameters.$H$2]+FLOOR([.$A924]/[levels_parameters.$J$2])" office:value-type="float" office:value="1109" calcext:value-type="float">
            <text:p>1109</text:p>
          </table:table-cell>
          <table:table-cell table:formula="of:=[levels_parameters.$E$2]*([.$A924]-1) + [levels_parameters.$D$2]" office:value-type="float" office:value="18590" calcext:value-type="float">
            <text:p>18590</text:p>
          </table:table-cell>
          <table:table-cell table:formula="of:=[levels_parameters.$G$2]*([.$A924]-1) + [levels_parameters.$F$2]" office:value-type="float" office:value="0" calcext:value-type="float">
            <text:p>0</text:p>
          </table:table-cell>
          <table:table-cell table:formula="of:=FLOOR([.$A924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levels_parameters.$B$2] + [levels_parameters.$C$2]*([.$A925]-1)+[levels_parameters.$A$2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levels_parameters.$I$2]*([.$A925]-1) + [levels_parameters.$H$2]+FLOOR([.$A925]/[levels_parameters.$J$2])" office:value-type="float" office:value="1110" calcext:value-type="float">
            <text:p>1110</text:p>
          </table:table-cell>
          <table:table-cell table:formula="of:=[levels_parameters.$E$2]*([.$A925]-1) + [levels_parameters.$D$2]" office:value-type="float" office:value="18610" calcext:value-type="float">
            <text:p>18610</text:p>
          </table:table-cell>
          <table:table-cell table:formula="of:=[levels_parameters.$G$2]*([.$A925]-1) + [levels_parameters.$F$2]" office:value-type="float" office:value="0" calcext:value-type="float">
            <text:p>0</text:p>
          </table:table-cell>
          <table:table-cell table:formula="of:=FLOOR([.$A925]/[levels_parameters.$K$2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levels_parameters.$B$2] + [levels_parameters.$C$2]*([.$A926]-1)+[levels_parameters.$A$2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levels_parameters.$I$2]*([.$A926]-1) + [levels_parameters.$H$2]+FLOOR([.$A926]/[levels_parameters.$J$2])" office:value-type="float" office:value="1112" calcext:value-type="float">
            <text:p>1112</text:p>
          </table:table-cell>
          <table:table-cell table:formula="of:=[levels_parameters.$E$2]*([.$A926]-1) + [levels_parameters.$D$2]" office:value-type="float" office:value="18630" calcext:value-type="float">
            <text:p>18630</text:p>
          </table:table-cell>
          <table:table-cell table:formula="of:=[levels_parameters.$G$2]*([.$A926]-1) + [levels_parameters.$F$2]" office:value-type="float" office:value="0" calcext:value-type="float">
            <text:p>0</text:p>
          </table:table-cell>
          <table:table-cell table:formula="of:=FLOOR([.$A926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levels_parameters.$B$2] + [levels_parameters.$C$2]*([.$A927]-1)+[levels_parameters.$A$2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levels_parameters.$I$2]*([.$A927]-1) + [levels_parameters.$H$2]+FLOOR([.$A927]/[levels_parameters.$J$2])" office:value-type="float" office:value="1113" calcext:value-type="float">
            <text:p>1113</text:p>
          </table:table-cell>
          <table:table-cell table:formula="of:=[levels_parameters.$E$2]*([.$A927]-1) + [levels_parameters.$D$2]" office:value-type="float" office:value="18650" calcext:value-type="float">
            <text:p>18650</text:p>
          </table:table-cell>
          <table:table-cell table:formula="of:=[levels_parameters.$G$2]*([.$A927]-1) + [levels_parameters.$F$2]" office:value-type="float" office:value="0" calcext:value-type="float">
            <text:p>0</text:p>
          </table:table-cell>
          <table:table-cell table:formula="of:=FLOOR([.$A927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levels_parameters.$B$2] + [levels_parameters.$C$2]*([.$A928]-1)+[levels_parameters.$A$2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levels_parameters.$I$2]*([.$A928]-1) + [levels_parameters.$H$2]+FLOOR([.$A928]/[levels_parameters.$J$2])" office:value-type="float" office:value="1114" calcext:value-type="float">
            <text:p>1114</text:p>
          </table:table-cell>
          <table:table-cell table:formula="of:=[levels_parameters.$E$2]*([.$A928]-1) + [levels_parameters.$D$2]" office:value-type="float" office:value="18670" calcext:value-type="float">
            <text:p>18670</text:p>
          </table:table-cell>
          <table:table-cell table:formula="of:=[levels_parameters.$G$2]*([.$A928]-1) + [levels_parameters.$F$2]" office:value-type="float" office:value="0" calcext:value-type="float">
            <text:p>0</text:p>
          </table:table-cell>
          <table:table-cell table:formula="of:=FLOOR([.$A928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levels_parameters.$B$2] + [levels_parameters.$C$2]*([.$A929]-1)+[levels_parameters.$A$2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levels_parameters.$I$2]*([.$A929]-1) + [levels_parameters.$H$2]+FLOOR([.$A929]/[levels_parameters.$J$2])" office:value-type="float" office:value="1115" calcext:value-type="float">
            <text:p>1115</text:p>
          </table:table-cell>
          <table:table-cell table:formula="of:=[levels_parameters.$E$2]*([.$A929]-1) + [levels_parameters.$D$2]" office:value-type="float" office:value="18690" calcext:value-type="float">
            <text:p>18690</text:p>
          </table:table-cell>
          <table:table-cell table:formula="of:=[levels_parameters.$G$2]*([.$A929]-1) + [levels_parameters.$F$2]" office:value-type="float" office:value="0" calcext:value-type="float">
            <text:p>0</text:p>
          </table:table-cell>
          <table:table-cell table:formula="of:=FLOOR([.$A929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levels_parameters.$B$2] + [levels_parameters.$C$2]*([.$A930]-1)+[levels_parameters.$A$2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levels_parameters.$I$2]*([.$A930]-1) + [levels_parameters.$H$2]+FLOOR([.$A930]/[levels_parameters.$J$2])" office:value-type="float" office:value="1116" calcext:value-type="float">
            <text:p>1116</text:p>
          </table:table-cell>
          <table:table-cell table:formula="of:=[levels_parameters.$E$2]*([.$A930]-1) + [levels_parameters.$D$2]" office:value-type="float" office:value="18710" calcext:value-type="float">
            <text:p>18710</text:p>
          </table:table-cell>
          <table:table-cell table:formula="of:=[levels_parameters.$G$2]*([.$A930]-1) + [levels_parameters.$F$2]" office:value-type="float" office:value="0" calcext:value-type="float">
            <text:p>0</text:p>
          </table:table-cell>
          <table:table-cell table:formula="of:=FLOOR([.$A930]/[levels_parameters.$K$2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levels_parameters.$B$2] + [levels_parameters.$C$2]*([.$A931]-1)+[levels_parameters.$A$2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levels_parameters.$I$2]*([.$A931]-1) + [levels_parameters.$H$2]+FLOOR([.$A931]/[levels_parameters.$J$2])" office:value-type="float" office:value="1118" calcext:value-type="float">
            <text:p>1118</text:p>
          </table:table-cell>
          <table:table-cell table:formula="of:=[levels_parameters.$E$2]*([.$A931]-1) + [levels_parameters.$D$2]" office:value-type="float" office:value="18730" calcext:value-type="float">
            <text:p>18730</text:p>
          </table:table-cell>
          <table:table-cell table:formula="of:=[levels_parameters.$G$2]*([.$A931]-1) + [levels_parameters.$F$2]" office:value-type="float" office:value="0" calcext:value-type="float">
            <text:p>0</text:p>
          </table:table-cell>
          <table:table-cell table:formula="of:=FLOOR([.$A931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levels_parameters.$B$2] + [levels_parameters.$C$2]*([.$A932]-1)+[levels_parameters.$A$2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levels_parameters.$I$2]*([.$A932]-1) + [levels_parameters.$H$2]+FLOOR([.$A932]/[levels_parameters.$J$2])" office:value-type="float" office:value="1119" calcext:value-type="float">
            <text:p>1119</text:p>
          </table:table-cell>
          <table:table-cell table:formula="of:=[levels_parameters.$E$2]*([.$A932]-1) + [levels_parameters.$D$2]" office:value-type="float" office:value="18750" calcext:value-type="float">
            <text:p>18750</text:p>
          </table:table-cell>
          <table:table-cell table:formula="of:=[levels_parameters.$G$2]*([.$A932]-1) + [levels_parameters.$F$2]" office:value-type="float" office:value="0" calcext:value-type="float">
            <text:p>0</text:p>
          </table:table-cell>
          <table:table-cell table:formula="of:=FLOOR([.$A932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levels_parameters.$B$2] + [levels_parameters.$C$2]*([.$A933]-1)+[levels_parameters.$A$2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levels_parameters.$I$2]*([.$A933]-1) + [levels_parameters.$H$2]+FLOOR([.$A933]/[levels_parameters.$J$2])" office:value-type="float" office:value="1120" calcext:value-type="float">
            <text:p>1120</text:p>
          </table:table-cell>
          <table:table-cell table:formula="of:=[levels_parameters.$E$2]*([.$A933]-1) + [levels_parameters.$D$2]" office:value-type="float" office:value="18770" calcext:value-type="float">
            <text:p>18770</text:p>
          </table:table-cell>
          <table:table-cell table:formula="of:=[levels_parameters.$G$2]*([.$A933]-1) + [levels_parameters.$F$2]" office:value-type="float" office:value="0" calcext:value-type="float">
            <text:p>0</text:p>
          </table:table-cell>
          <table:table-cell table:formula="of:=FLOOR([.$A933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levels_parameters.$B$2] + [levels_parameters.$C$2]*([.$A934]-1)+[levels_parameters.$A$2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levels_parameters.$I$2]*([.$A934]-1) + [levels_parameters.$H$2]+FLOOR([.$A934]/[levels_parameters.$J$2])" office:value-type="float" office:value="1121" calcext:value-type="float">
            <text:p>1121</text:p>
          </table:table-cell>
          <table:table-cell table:formula="of:=[levels_parameters.$E$2]*([.$A934]-1) + [levels_parameters.$D$2]" office:value-type="float" office:value="18790" calcext:value-type="float">
            <text:p>18790</text:p>
          </table:table-cell>
          <table:table-cell table:formula="of:=[levels_parameters.$G$2]*([.$A934]-1) + [levels_parameters.$F$2]" office:value-type="float" office:value="0" calcext:value-type="float">
            <text:p>0</text:p>
          </table:table-cell>
          <table:table-cell table:formula="of:=FLOOR([.$A934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levels_parameters.$B$2] + [levels_parameters.$C$2]*([.$A935]-1)+[levels_parameters.$A$2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levels_parameters.$I$2]*([.$A935]-1) + [levels_parameters.$H$2]+FLOOR([.$A935]/[levels_parameters.$J$2])" office:value-type="float" office:value="1122" calcext:value-type="float">
            <text:p>1122</text:p>
          </table:table-cell>
          <table:table-cell table:formula="of:=[levels_parameters.$E$2]*([.$A935]-1) + [levels_parameters.$D$2]" office:value-type="float" office:value="18810" calcext:value-type="float">
            <text:p>18810</text:p>
          </table:table-cell>
          <table:table-cell table:formula="of:=[levels_parameters.$G$2]*([.$A935]-1) + [levels_parameters.$F$2]" office:value-type="float" office:value="0" calcext:value-type="float">
            <text:p>0</text:p>
          </table:table-cell>
          <table:table-cell table:formula="of:=FLOOR([.$A935]/[levels_parameters.$K$2])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levels_parameters.$B$2] + [levels_parameters.$C$2]*([.$A936]-1)+[levels_parameters.$A$2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levels_parameters.$I$2]*([.$A936]-1) + [levels_parameters.$H$2]+FLOOR([.$A936]/[levels_parameters.$J$2])" office:value-type="float" office:value="1124" calcext:value-type="float">
            <text:p>1124</text:p>
          </table:table-cell>
          <table:table-cell table:formula="of:=[levels_parameters.$E$2]*([.$A936]-1) + [levels_parameters.$D$2]" office:value-type="float" office:value="18830" calcext:value-type="float">
            <text:p>18830</text:p>
          </table:table-cell>
          <table:table-cell table:formula="of:=[levels_parameters.$G$2]*([.$A936]-1) + [levels_parameters.$F$2]" office:value-type="float" office:value="0" calcext:value-type="float">
            <text:p>0</text:p>
          </table:table-cell>
          <table:table-cell table:formula="of:=FLOOR([.$A936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levels_parameters.$B$2] + [levels_parameters.$C$2]*([.$A937]-1)+[levels_parameters.$A$2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levels_parameters.$I$2]*([.$A937]-1) + [levels_parameters.$H$2]+FLOOR([.$A937]/[levels_parameters.$J$2])" office:value-type="float" office:value="1125" calcext:value-type="float">
            <text:p>1125</text:p>
          </table:table-cell>
          <table:table-cell table:formula="of:=[levels_parameters.$E$2]*([.$A937]-1) + [levels_parameters.$D$2]" office:value-type="float" office:value="18850" calcext:value-type="float">
            <text:p>18850</text:p>
          </table:table-cell>
          <table:table-cell table:formula="of:=[levels_parameters.$G$2]*([.$A937]-1) + [levels_parameters.$F$2]" office:value-type="float" office:value="0" calcext:value-type="float">
            <text:p>0</text:p>
          </table:table-cell>
          <table:table-cell table:formula="of:=FLOOR([.$A937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levels_parameters.$B$2] + [levels_parameters.$C$2]*([.$A938]-1)+[levels_parameters.$A$2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levels_parameters.$I$2]*([.$A938]-1) + [levels_parameters.$H$2]+FLOOR([.$A938]/[levels_parameters.$J$2])" office:value-type="float" office:value="1126" calcext:value-type="float">
            <text:p>1126</text:p>
          </table:table-cell>
          <table:table-cell table:formula="of:=[levels_parameters.$E$2]*([.$A938]-1) + [levels_parameters.$D$2]" office:value-type="float" office:value="18870" calcext:value-type="float">
            <text:p>18870</text:p>
          </table:table-cell>
          <table:table-cell table:formula="of:=[levels_parameters.$G$2]*([.$A938]-1) + [levels_parameters.$F$2]" office:value-type="float" office:value="0" calcext:value-type="float">
            <text:p>0</text:p>
          </table:table-cell>
          <table:table-cell table:formula="of:=FLOOR([.$A938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levels_parameters.$B$2] + [levels_parameters.$C$2]*([.$A939]-1)+[levels_parameters.$A$2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levels_parameters.$I$2]*([.$A939]-1) + [levels_parameters.$H$2]+FLOOR([.$A939]/[levels_parameters.$J$2])" office:value-type="float" office:value="1127" calcext:value-type="float">
            <text:p>1127</text:p>
          </table:table-cell>
          <table:table-cell table:formula="of:=[levels_parameters.$E$2]*([.$A939]-1) + [levels_parameters.$D$2]" office:value-type="float" office:value="18890" calcext:value-type="float">
            <text:p>18890</text:p>
          </table:table-cell>
          <table:table-cell table:formula="of:=[levels_parameters.$G$2]*([.$A939]-1) + [levels_parameters.$F$2]" office:value-type="float" office:value="0" calcext:value-type="float">
            <text:p>0</text:p>
          </table:table-cell>
          <table:table-cell table:formula="of:=FLOOR([.$A939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levels_parameters.$B$2] + [levels_parameters.$C$2]*([.$A940]-1)+[levels_parameters.$A$2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levels_parameters.$I$2]*([.$A940]-1) + [levels_parameters.$H$2]+FLOOR([.$A940]/[levels_parameters.$J$2])" office:value-type="float" office:value="1128" calcext:value-type="float">
            <text:p>1128</text:p>
          </table:table-cell>
          <table:table-cell table:formula="of:=[levels_parameters.$E$2]*([.$A940]-1) + [levels_parameters.$D$2]" office:value-type="float" office:value="18910" calcext:value-type="float">
            <text:p>18910</text:p>
          </table:table-cell>
          <table:table-cell table:formula="of:=[levels_parameters.$G$2]*([.$A940]-1) + [levels_parameters.$F$2]" office:value-type="float" office:value="0" calcext:value-type="float">
            <text:p>0</text:p>
          </table:table-cell>
          <table:table-cell table:formula="of:=FLOOR([.$A940]/[levels_parameters.$K$2])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levels_parameters.$B$2] + [levels_parameters.$C$2]*([.$A941]-1)+[levels_parameters.$A$2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levels_parameters.$I$2]*([.$A941]-1) + [levels_parameters.$H$2]+FLOOR([.$A941]/[levels_parameters.$J$2])" office:value-type="float" office:value="1130" calcext:value-type="float">
            <text:p>1130</text:p>
          </table:table-cell>
          <table:table-cell table:formula="of:=[levels_parameters.$E$2]*([.$A941]-1) + [levels_parameters.$D$2]" office:value-type="float" office:value="18930" calcext:value-type="float">
            <text:p>18930</text:p>
          </table:table-cell>
          <table:table-cell table:formula="of:=[levels_parameters.$G$2]*([.$A941]-1) + [levels_parameters.$F$2]" office:value-type="float" office:value="0" calcext:value-type="float">
            <text:p>0</text:p>
          </table:table-cell>
          <table:table-cell table:formula="of:=FLOOR([.$A941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levels_parameters.$B$2] + [levels_parameters.$C$2]*([.$A942]-1)+[levels_parameters.$A$2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levels_parameters.$I$2]*([.$A942]-1) + [levels_parameters.$H$2]+FLOOR([.$A942]/[levels_parameters.$J$2])" office:value-type="float" office:value="1131" calcext:value-type="float">
            <text:p>1131</text:p>
          </table:table-cell>
          <table:table-cell table:formula="of:=[levels_parameters.$E$2]*([.$A942]-1) + [levels_parameters.$D$2]" office:value-type="float" office:value="18950" calcext:value-type="float">
            <text:p>18950</text:p>
          </table:table-cell>
          <table:table-cell table:formula="of:=[levels_parameters.$G$2]*([.$A942]-1) + [levels_parameters.$F$2]" office:value-type="float" office:value="0" calcext:value-type="float">
            <text:p>0</text:p>
          </table:table-cell>
          <table:table-cell table:formula="of:=FLOOR([.$A942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levels_parameters.$B$2] + [levels_parameters.$C$2]*([.$A943]-1)+[levels_parameters.$A$2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levels_parameters.$I$2]*([.$A943]-1) + [levels_parameters.$H$2]+FLOOR([.$A943]/[levels_parameters.$J$2])" office:value-type="float" office:value="1132" calcext:value-type="float">
            <text:p>1132</text:p>
          </table:table-cell>
          <table:table-cell table:formula="of:=[levels_parameters.$E$2]*([.$A943]-1) + [levels_parameters.$D$2]" office:value-type="float" office:value="18970" calcext:value-type="float">
            <text:p>18970</text:p>
          </table:table-cell>
          <table:table-cell table:formula="of:=[levels_parameters.$G$2]*([.$A943]-1) + [levels_parameters.$F$2]" office:value-type="float" office:value="0" calcext:value-type="float">
            <text:p>0</text:p>
          </table:table-cell>
          <table:table-cell table:formula="of:=FLOOR([.$A943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levels_parameters.$B$2] + [levels_parameters.$C$2]*([.$A944]-1)+[levels_parameters.$A$2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levels_parameters.$I$2]*([.$A944]-1) + [levels_parameters.$H$2]+FLOOR([.$A944]/[levels_parameters.$J$2])" office:value-type="float" office:value="1133" calcext:value-type="float">
            <text:p>1133</text:p>
          </table:table-cell>
          <table:table-cell table:formula="of:=[levels_parameters.$E$2]*([.$A944]-1) + [levels_parameters.$D$2]" office:value-type="float" office:value="18990" calcext:value-type="float">
            <text:p>18990</text:p>
          </table:table-cell>
          <table:table-cell table:formula="of:=[levels_parameters.$G$2]*([.$A944]-1) + [levels_parameters.$F$2]" office:value-type="float" office:value="0" calcext:value-type="float">
            <text:p>0</text:p>
          </table:table-cell>
          <table:table-cell table:formula="of:=FLOOR([.$A944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levels_parameters.$B$2] + [levels_parameters.$C$2]*([.$A945]-1)+[levels_parameters.$A$2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levels_parameters.$I$2]*([.$A945]-1) + [levels_parameters.$H$2]+FLOOR([.$A945]/[levels_parameters.$J$2])" office:value-type="float" office:value="1134" calcext:value-type="float">
            <text:p>1134</text:p>
          </table:table-cell>
          <table:table-cell table:formula="of:=[levels_parameters.$E$2]*([.$A945]-1) + [levels_parameters.$D$2]" office:value-type="float" office:value="19010" calcext:value-type="float">
            <text:p>19010</text:p>
          </table:table-cell>
          <table:table-cell table:formula="of:=[levels_parameters.$G$2]*([.$A945]-1) + [levels_parameters.$F$2]" office:value-type="float" office:value="0" calcext:value-type="float">
            <text:p>0</text:p>
          </table:table-cell>
          <table:table-cell table:formula="of:=FLOOR([.$A945]/[levels_parameters.$K$2])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levels_parameters.$B$2] + [levels_parameters.$C$2]*([.$A946]-1)+[levels_parameters.$A$2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levels_parameters.$I$2]*([.$A946]-1) + [levels_parameters.$H$2]+FLOOR([.$A946]/[levels_parameters.$J$2])" office:value-type="float" office:value="1136" calcext:value-type="float">
            <text:p>1136</text:p>
          </table:table-cell>
          <table:table-cell table:formula="of:=[levels_parameters.$E$2]*([.$A946]-1) + [levels_parameters.$D$2]" office:value-type="float" office:value="19030" calcext:value-type="float">
            <text:p>19030</text:p>
          </table:table-cell>
          <table:table-cell table:formula="of:=[levels_parameters.$G$2]*([.$A946]-1) + [levels_parameters.$F$2]" office:value-type="float" office:value="0" calcext:value-type="float">
            <text:p>0</text:p>
          </table:table-cell>
          <table:table-cell table:formula="of:=FLOOR([.$A946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levels_parameters.$B$2] + [levels_parameters.$C$2]*([.$A947]-1)+[levels_parameters.$A$2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levels_parameters.$I$2]*([.$A947]-1) + [levels_parameters.$H$2]+FLOOR([.$A947]/[levels_parameters.$J$2])" office:value-type="float" office:value="1137" calcext:value-type="float">
            <text:p>1137</text:p>
          </table:table-cell>
          <table:table-cell table:formula="of:=[levels_parameters.$E$2]*([.$A947]-1) + [levels_parameters.$D$2]" office:value-type="float" office:value="19050" calcext:value-type="float">
            <text:p>19050</text:p>
          </table:table-cell>
          <table:table-cell table:formula="of:=[levels_parameters.$G$2]*([.$A947]-1) + [levels_parameters.$F$2]" office:value-type="float" office:value="0" calcext:value-type="float">
            <text:p>0</text:p>
          </table:table-cell>
          <table:table-cell table:formula="of:=FLOOR([.$A947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levels_parameters.$B$2] + [levels_parameters.$C$2]*([.$A948]-1)+[levels_parameters.$A$2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levels_parameters.$I$2]*([.$A948]-1) + [levels_parameters.$H$2]+FLOOR([.$A948]/[levels_parameters.$J$2])" office:value-type="float" office:value="1138" calcext:value-type="float">
            <text:p>1138</text:p>
          </table:table-cell>
          <table:table-cell table:formula="of:=[levels_parameters.$E$2]*([.$A948]-1) + [levels_parameters.$D$2]" office:value-type="float" office:value="19070" calcext:value-type="float">
            <text:p>19070</text:p>
          </table:table-cell>
          <table:table-cell table:formula="of:=[levels_parameters.$G$2]*([.$A948]-1) + [levels_parameters.$F$2]" office:value-type="float" office:value="0" calcext:value-type="float">
            <text:p>0</text:p>
          </table:table-cell>
          <table:table-cell table:formula="of:=FLOOR([.$A948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levels_parameters.$B$2] + [levels_parameters.$C$2]*([.$A949]-1)+[levels_parameters.$A$2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levels_parameters.$I$2]*([.$A949]-1) + [levels_parameters.$H$2]+FLOOR([.$A949]/[levels_parameters.$J$2])" office:value-type="float" office:value="1139" calcext:value-type="float">
            <text:p>1139</text:p>
          </table:table-cell>
          <table:table-cell table:formula="of:=[levels_parameters.$E$2]*([.$A949]-1) + [levels_parameters.$D$2]" office:value-type="float" office:value="19090" calcext:value-type="float">
            <text:p>19090</text:p>
          </table:table-cell>
          <table:table-cell table:formula="of:=[levels_parameters.$G$2]*([.$A949]-1) + [levels_parameters.$F$2]" office:value-type="float" office:value="0" calcext:value-type="float">
            <text:p>0</text:p>
          </table:table-cell>
          <table:table-cell table:formula="of:=FLOOR([.$A949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levels_parameters.$B$2] + [levels_parameters.$C$2]*([.$A950]-1)+[levels_parameters.$A$2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levels_parameters.$I$2]*([.$A950]-1) + [levels_parameters.$H$2]+FLOOR([.$A950]/[levels_parameters.$J$2])" office:value-type="float" office:value="1140" calcext:value-type="float">
            <text:p>1140</text:p>
          </table:table-cell>
          <table:table-cell table:formula="of:=[levels_parameters.$E$2]*([.$A950]-1) + [levels_parameters.$D$2]" office:value-type="float" office:value="19110" calcext:value-type="float">
            <text:p>19110</text:p>
          </table:table-cell>
          <table:table-cell table:formula="of:=[levels_parameters.$G$2]*([.$A950]-1) + [levels_parameters.$F$2]" office:value-type="float" office:value="0" calcext:value-type="float">
            <text:p>0</text:p>
          </table:table-cell>
          <table:table-cell table:formula="of:=FLOOR([.$A950]/[levels_parameters.$K$2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levels_parameters.$B$2] + [levels_parameters.$C$2]*([.$A951]-1)+[levels_parameters.$A$2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levels_parameters.$I$2]*([.$A951]-1) + [levels_parameters.$H$2]+FLOOR([.$A951]/[levels_parameters.$J$2])" office:value-type="float" office:value="1142" calcext:value-type="float">
            <text:p>1142</text:p>
          </table:table-cell>
          <table:table-cell table:formula="of:=[levels_parameters.$E$2]*([.$A951]-1) + [levels_parameters.$D$2]" office:value-type="float" office:value="19130" calcext:value-type="float">
            <text:p>19130</text:p>
          </table:table-cell>
          <table:table-cell table:formula="of:=[levels_parameters.$G$2]*([.$A951]-1) + [levels_parameters.$F$2]" office:value-type="float" office:value="0" calcext:value-type="float">
            <text:p>0</text:p>
          </table:table-cell>
          <table:table-cell table:formula="of:=FLOOR([.$A951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levels_parameters.$B$2] + [levels_parameters.$C$2]*([.$A952]-1)+[levels_parameters.$A$2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levels_parameters.$I$2]*([.$A952]-1) + [levels_parameters.$H$2]+FLOOR([.$A952]/[levels_parameters.$J$2])" office:value-type="float" office:value="1143" calcext:value-type="float">
            <text:p>1143</text:p>
          </table:table-cell>
          <table:table-cell table:formula="of:=[levels_parameters.$E$2]*([.$A952]-1) + [levels_parameters.$D$2]" office:value-type="float" office:value="19150" calcext:value-type="float">
            <text:p>19150</text:p>
          </table:table-cell>
          <table:table-cell table:formula="of:=[levels_parameters.$G$2]*([.$A952]-1) + [levels_parameters.$F$2]" office:value-type="float" office:value="0" calcext:value-type="float">
            <text:p>0</text:p>
          </table:table-cell>
          <table:table-cell table:formula="of:=FLOOR([.$A952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levels_parameters.$B$2] + [levels_parameters.$C$2]*([.$A953]-1)+[levels_parameters.$A$2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levels_parameters.$I$2]*([.$A953]-1) + [levels_parameters.$H$2]+FLOOR([.$A953]/[levels_parameters.$J$2])" office:value-type="float" office:value="1144" calcext:value-type="float">
            <text:p>1144</text:p>
          </table:table-cell>
          <table:table-cell table:formula="of:=[levels_parameters.$E$2]*([.$A953]-1) + [levels_parameters.$D$2]" office:value-type="float" office:value="19170" calcext:value-type="float">
            <text:p>19170</text:p>
          </table:table-cell>
          <table:table-cell table:formula="of:=[levels_parameters.$G$2]*([.$A953]-1) + [levels_parameters.$F$2]" office:value-type="float" office:value="0" calcext:value-type="float">
            <text:p>0</text:p>
          </table:table-cell>
          <table:table-cell table:formula="of:=FLOOR([.$A953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levels_parameters.$B$2] + [levels_parameters.$C$2]*([.$A954]-1)+[levels_parameters.$A$2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levels_parameters.$I$2]*([.$A954]-1) + [levels_parameters.$H$2]+FLOOR([.$A954]/[levels_parameters.$J$2])" office:value-type="float" office:value="1145" calcext:value-type="float">
            <text:p>1145</text:p>
          </table:table-cell>
          <table:table-cell table:formula="of:=[levels_parameters.$E$2]*([.$A954]-1) + [levels_parameters.$D$2]" office:value-type="float" office:value="19190" calcext:value-type="float">
            <text:p>19190</text:p>
          </table:table-cell>
          <table:table-cell table:formula="of:=[levels_parameters.$G$2]*([.$A954]-1) + [levels_parameters.$F$2]" office:value-type="float" office:value="0" calcext:value-type="float">
            <text:p>0</text:p>
          </table:table-cell>
          <table:table-cell table:formula="of:=FLOOR([.$A954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levels_parameters.$B$2] + [levels_parameters.$C$2]*([.$A955]-1)+[levels_parameters.$A$2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levels_parameters.$I$2]*([.$A955]-1) + [levels_parameters.$H$2]+FLOOR([.$A955]/[levels_parameters.$J$2])" office:value-type="float" office:value="1146" calcext:value-type="float">
            <text:p>1146</text:p>
          </table:table-cell>
          <table:table-cell table:formula="of:=[levels_parameters.$E$2]*([.$A955]-1) + [levels_parameters.$D$2]" office:value-type="float" office:value="19210" calcext:value-type="float">
            <text:p>19210</text:p>
          </table:table-cell>
          <table:table-cell table:formula="of:=[levels_parameters.$G$2]*([.$A955]-1) + [levels_parameters.$F$2]" office:value-type="float" office:value="0" calcext:value-type="float">
            <text:p>0</text:p>
          </table:table-cell>
          <table:table-cell table:formula="of:=FLOOR([.$A955]/[levels_parameters.$K$2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levels_parameters.$B$2] + [levels_parameters.$C$2]*([.$A956]-1)+[levels_parameters.$A$2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levels_parameters.$I$2]*([.$A956]-1) + [levels_parameters.$H$2]+FLOOR([.$A956]/[levels_parameters.$J$2])" office:value-type="float" office:value="1148" calcext:value-type="float">
            <text:p>1148</text:p>
          </table:table-cell>
          <table:table-cell table:formula="of:=[levels_parameters.$E$2]*([.$A956]-1) + [levels_parameters.$D$2]" office:value-type="float" office:value="19230" calcext:value-type="float">
            <text:p>19230</text:p>
          </table:table-cell>
          <table:table-cell table:formula="of:=[levels_parameters.$G$2]*([.$A956]-1) + [levels_parameters.$F$2]" office:value-type="float" office:value="0" calcext:value-type="float">
            <text:p>0</text:p>
          </table:table-cell>
          <table:table-cell table:formula="of:=FLOOR([.$A956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levels_parameters.$B$2] + [levels_parameters.$C$2]*([.$A957]-1)+[levels_parameters.$A$2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levels_parameters.$I$2]*([.$A957]-1) + [levels_parameters.$H$2]+FLOOR([.$A957]/[levels_parameters.$J$2])" office:value-type="float" office:value="1149" calcext:value-type="float">
            <text:p>1149</text:p>
          </table:table-cell>
          <table:table-cell table:formula="of:=[levels_parameters.$E$2]*([.$A957]-1) + [levels_parameters.$D$2]" office:value-type="float" office:value="19250" calcext:value-type="float">
            <text:p>19250</text:p>
          </table:table-cell>
          <table:table-cell table:formula="of:=[levels_parameters.$G$2]*([.$A957]-1) + [levels_parameters.$F$2]" office:value-type="float" office:value="0" calcext:value-type="float">
            <text:p>0</text:p>
          </table:table-cell>
          <table:table-cell table:formula="of:=FLOOR([.$A957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levels_parameters.$B$2] + [levels_parameters.$C$2]*([.$A958]-1)+[levels_parameters.$A$2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levels_parameters.$I$2]*([.$A958]-1) + [levels_parameters.$H$2]+FLOOR([.$A958]/[levels_parameters.$J$2])" office:value-type="float" office:value="1150" calcext:value-type="float">
            <text:p>1150</text:p>
          </table:table-cell>
          <table:table-cell table:formula="of:=[levels_parameters.$E$2]*([.$A958]-1) + [levels_parameters.$D$2]" office:value-type="float" office:value="19270" calcext:value-type="float">
            <text:p>19270</text:p>
          </table:table-cell>
          <table:table-cell table:formula="of:=[levels_parameters.$G$2]*([.$A958]-1) + [levels_parameters.$F$2]" office:value-type="float" office:value="0" calcext:value-type="float">
            <text:p>0</text:p>
          </table:table-cell>
          <table:table-cell table:formula="of:=FLOOR([.$A958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levels_parameters.$B$2] + [levels_parameters.$C$2]*([.$A959]-1)+[levels_parameters.$A$2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levels_parameters.$I$2]*([.$A959]-1) + [levels_parameters.$H$2]+FLOOR([.$A959]/[levels_parameters.$J$2])" office:value-type="float" office:value="1151" calcext:value-type="float">
            <text:p>1151</text:p>
          </table:table-cell>
          <table:table-cell table:formula="of:=[levels_parameters.$E$2]*([.$A959]-1) + [levels_parameters.$D$2]" office:value-type="float" office:value="19290" calcext:value-type="float">
            <text:p>19290</text:p>
          </table:table-cell>
          <table:table-cell table:formula="of:=[levels_parameters.$G$2]*([.$A959]-1) + [levels_parameters.$F$2]" office:value-type="float" office:value="0" calcext:value-type="float">
            <text:p>0</text:p>
          </table:table-cell>
          <table:table-cell table:formula="of:=FLOOR([.$A959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levels_parameters.$B$2] + [levels_parameters.$C$2]*([.$A960]-1)+[levels_parameters.$A$2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levels_parameters.$I$2]*([.$A960]-1) + [levels_parameters.$H$2]+FLOOR([.$A960]/[levels_parameters.$J$2])" office:value-type="float" office:value="1152" calcext:value-type="float">
            <text:p>1152</text:p>
          </table:table-cell>
          <table:table-cell table:formula="of:=[levels_parameters.$E$2]*([.$A960]-1) + [levels_parameters.$D$2]" office:value-type="float" office:value="19310" calcext:value-type="float">
            <text:p>19310</text:p>
          </table:table-cell>
          <table:table-cell table:formula="of:=[levels_parameters.$G$2]*([.$A960]-1) + [levels_parameters.$F$2]" office:value-type="float" office:value="0" calcext:value-type="float">
            <text:p>0</text:p>
          </table:table-cell>
          <table:table-cell table:formula="of:=FLOOR([.$A960]/[levels_parameters.$K$2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levels_parameters.$B$2] + [levels_parameters.$C$2]*([.$A961]-1)+[levels_parameters.$A$2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levels_parameters.$I$2]*([.$A961]-1) + [levels_parameters.$H$2]+FLOOR([.$A961]/[levels_parameters.$J$2])" office:value-type="float" office:value="1154" calcext:value-type="float">
            <text:p>1154</text:p>
          </table:table-cell>
          <table:table-cell table:formula="of:=[levels_parameters.$E$2]*([.$A961]-1) + [levels_parameters.$D$2]" office:value-type="float" office:value="19330" calcext:value-type="float">
            <text:p>19330</text:p>
          </table:table-cell>
          <table:table-cell table:formula="of:=[levels_parameters.$G$2]*([.$A961]-1) + [levels_parameters.$F$2]" office:value-type="float" office:value="0" calcext:value-type="float">
            <text:p>0</text:p>
          </table:table-cell>
          <table:table-cell table:formula="of:=FLOOR([.$A961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levels_parameters.$B$2] + [levels_parameters.$C$2]*([.$A962]-1)+[levels_parameters.$A$2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levels_parameters.$I$2]*([.$A962]-1) + [levels_parameters.$H$2]+FLOOR([.$A962]/[levels_parameters.$J$2])" office:value-type="float" office:value="1155" calcext:value-type="float">
            <text:p>1155</text:p>
          </table:table-cell>
          <table:table-cell table:formula="of:=[levels_parameters.$E$2]*([.$A962]-1) + [levels_parameters.$D$2]" office:value-type="float" office:value="19350" calcext:value-type="float">
            <text:p>19350</text:p>
          </table:table-cell>
          <table:table-cell table:formula="of:=[levels_parameters.$G$2]*([.$A962]-1) + [levels_parameters.$F$2]" office:value-type="float" office:value="0" calcext:value-type="float">
            <text:p>0</text:p>
          </table:table-cell>
          <table:table-cell table:formula="of:=FLOOR([.$A962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levels_parameters.$B$2] + [levels_parameters.$C$2]*([.$A963]-1)+[levels_parameters.$A$2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levels_parameters.$I$2]*([.$A963]-1) + [levels_parameters.$H$2]+FLOOR([.$A963]/[levels_parameters.$J$2])" office:value-type="float" office:value="1156" calcext:value-type="float">
            <text:p>1156</text:p>
          </table:table-cell>
          <table:table-cell table:formula="of:=[levels_parameters.$E$2]*([.$A963]-1) + [levels_parameters.$D$2]" office:value-type="float" office:value="19370" calcext:value-type="float">
            <text:p>19370</text:p>
          </table:table-cell>
          <table:table-cell table:formula="of:=[levels_parameters.$G$2]*([.$A963]-1) + [levels_parameters.$F$2]" office:value-type="float" office:value="0" calcext:value-type="float">
            <text:p>0</text:p>
          </table:table-cell>
          <table:table-cell table:formula="of:=FLOOR([.$A963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levels_parameters.$B$2] + [levels_parameters.$C$2]*([.$A964]-1)+[levels_parameters.$A$2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levels_parameters.$I$2]*([.$A964]-1) + [levels_parameters.$H$2]+FLOOR([.$A964]/[levels_parameters.$J$2])" office:value-type="float" office:value="1157" calcext:value-type="float">
            <text:p>1157</text:p>
          </table:table-cell>
          <table:table-cell table:formula="of:=[levels_parameters.$E$2]*([.$A964]-1) + [levels_parameters.$D$2]" office:value-type="float" office:value="19390" calcext:value-type="float">
            <text:p>19390</text:p>
          </table:table-cell>
          <table:table-cell table:formula="of:=[levels_parameters.$G$2]*([.$A964]-1) + [levels_parameters.$F$2]" office:value-type="float" office:value="0" calcext:value-type="float">
            <text:p>0</text:p>
          </table:table-cell>
          <table:table-cell table:formula="of:=FLOOR([.$A964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levels_parameters.$B$2] + [levels_parameters.$C$2]*([.$A965]-1)+[levels_parameters.$A$2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levels_parameters.$I$2]*([.$A965]-1) + [levels_parameters.$H$2]+FLOOR([.$A965]/[levels_parameters.$J$2])" office:value-type="float" office:value="1158" calcext:value-type="float">
            <text:p>1158</text:p>
          </table:table-cell>
          <table:table-cell table:formula="of:=[levels_parameters.$E$2]*([.$A965]-1) + [levels_parameters.$D$2]" office:value-type="float" office:value="19410" calcext:value-type="float">
            <text:p>19410</text:p>
          </table:table-cell>
          <table:table-cell table:formula="of:=[levels_parameters.$G$2]*([.$A965]-1) + [levels_parameters.$F$2]" office:value-type="float" office:value="0" calcext:value-type="float">
            <text:p>0</text:p>
          </table:table-cell>
          <table:table-cell table:formula="of:=FLOOR([.$A965]/[levels_parameters.$K$2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levels_parameters.$B$2] + [levels_parameters.$C$2]*([.$A966]-1)+[levels_parameters.$A$2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levels_parameters.$I$2]*([.$A966]-1) + [levels_parameters.$H$2]+FLOOR([.$A966]/[levels_parameters.$J$2])" office:value-type="float" office:value="1160" calcext:value-type="float">
            <text:p>1160</text:p>
          </table:table-cell>
          <table:table-cell table:formula="of:=[levels_parameters.$E$2]*([.$A966]-1) + [levels_parameters.$D$2]" office:value-type="float" office:value="19430" calcext:value-type="float">
            <text:p>19430</text:p>
          </table:table-cell>
          <table:table-cell table:formula="of:=[levels_parameters.$G$2]*([.$A966]-1) + [levels_parameters.$F$2]" office:value-type="float" office:value="0" calcext:value-type="float">
            <text:p>0</text:p>
          </table:table-cell>
          <table:table-cell table:formula="of:=FLOOR([.$A966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levels_parameters.$B$2] + [levels_parameters.$C$2]*([.$A967]-1)+[levels_parameters.$A$2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levels_parameters.$I$2]*([.$A967]-1) + [levels_parameters.$H$2]+FLOOR([.$A967]/[levels_parameters.$J$2])" office:value-type="float" office:value="1161" calcext:value-type="float">
            <text:p>1161</text:p>
          </table:table-cell>
          <table:table-cell table:formula="of:=[levels_parameters.$E$2]*([.$A967]-1) + [levels_parameters.$D$2]" office:value-type="float" office:value="19450" calcext:value-type="float">
            <text:p>19450</text:p>
          </table:table-cell>
          <table:table-cell table:formula="of:=[levels_parameters.$G$2]*([.$A967]-1) + [levels_parameters.$F$2]" office:value-type="float" office:value="0" calcext:value-type="float">
            <text:p>0</text:p>
          </table:table-cell>
          <table:table-cell table:formula="of:=FLOOR([.$A967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levels_parameters.$B$2] + [levels_parameters.$C$2]*([.$A968]-1)+[levels_parameters.$A$2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levels_parameters.$I$2]*([.$A968]-1) + [levels_parameters.$H$2]+FLOOR([.$A968]/[levels_parameters.$J$2])" office:value-type="float" office:value="1162" calcext:value-type="float">
            <text:p>1162</text:p>
          </table:table-cell>
          <table:table-cell table:formula="of:=[levels_parameters.$E$2]*([.$A968]-1) + [levels_parameters.$D$2]" office:value-type="float" office:value="19470" calcext:value-type="float">
            <text:p>19470</text:p>
          </table:table-cell>
          <table:table-cell table:formula="of:=[levels_parameters.$G$2]*([.$A968]-1) + [levels_parameters.$F$2]" office:value-type="float" office:value="0" calcext:value-type="float">
            <text:p>0</text:p>
          </table:table-cell>
          <table:table-cell table:formula="of:=FLOOR([.$A968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levels_parameters.$B$2] + [levels_parameters.$C$2]*([.$A969]-1)+[levels_parameters.$A$2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levels_parameters.$I$2]*([.$A969]-1) + [levels_parameters.$H$2]+FLOOR([.$A969]/[levels_parameters.$J$2])" office:value-type="float" office:value="1163" calcext:value-type="float">
            <text:p>1163</text:p>
          </table:table-cell>
          <table:table-cell table:formula="of:=[levels_parameters.$E$2]*([.$A969]-1) + [levels_parameters.$D$2]" office:value-type="float" office:value="19490" calcext:value-type="float">
            <text:p>19490</text:p>
          </table:table-cell>
          <table:table-cell table:formula="of:=[levels_parameters.$G$2]*([.$A969]-1) + [levels_parameters.$F$2]" office:value-type="float" office:value="0" calcext:value-type="float">
            <text:p>0</text:p>
          </table:table-cell>
          <table:table-cell table:formula="of:=FLOOR([.$A969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levels_parameters.$B$2] + [levels_parameters.$C$2]*([.$A970]-1)+[levels_parameters.$A$2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levels_parameters.$I$2]*([.$A970]-1) + [levels_parameters.$H$2]+FLOOR([.$A970]/[levels_parameters.$J$2])" office:value-type="float" office:value="1164" calcext:value-type="float">
            <text:p>1164</text:p>
          </table:table-cell>
          <table:table-cell table:formula="of:=[levels_parameters.$E$2]*([.$A970]-1) + [levels_parameters.$D$2]" office:value-type="float" office:value="19510" calcext:value-type="float">
            <text:p>19510</text:p>
          </table:table-cell>
          <table:table-cell table:formula="of:=[levels_parameters.$G$2]*([.$A970]-1) + [levels_parameters.$F$2]" office:value-type="float" office:value="0" calcext:value-type="float">
            <text:p>0</text:p>
          </table:table-cell>
          <table:table-cell table:formula="of:=FLOOR([.$A970]/[levels_parameters.$K$2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levels_parameters.$B$2] + [levels_parameters.$C$2]*([.$A971]-1)+[levels_parameters.$A$2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levels_parameters.$I$2]*([.$A971]-1) + [levels_parameters.$H$2]+FLOOR([.$A971]/[levels_parameters.$J$2])" office:value-type="float" office:value="1166" calcext:value-type="float">
            <text:p>1166</text:p>
          </table:table-cell>
          <table:table-cell table:formula="of:=[levels_parameters.$E$2]*([.$A971]-1) + [levels_parameters.$D$2]" office:value-type="float" office:value="19530" calcext:value-type="float">
            <text:p>19530</text:p>
          </table:table-cell>
          <table:table-cell table:formula="of:=[levels_parameters.$G$2]*([.$A971]-1) + [levels_parameters.$F$2]" office:value-type="float" office:value="0" calcext:value-type="float">
            <text:p>0</text:p>
          </table:table-cell>
          <table:table-cell table:formula="of:=FLOOR([.$A971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levels_parameters.$B$2] + [levels_parameters.$C$2]*([.$A972]-1)+[levels_parameters.$A$2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levels_parameters.$I$2]*([.$A972]-1) + [levels_parameters.$H$2]+FLOOR([.$A972]/[levels_parameters.$J$2])" office:value-type="float" office:value="1167" calcext:value-type="float">
            <text:p>1167</text:p>
          </table:table-cell>
          <table:table-cell table:formula="of:=[levels_parameters.$E$2]*([.$A972]-1) + [levels_parameters.$D$2]" office:value-type="float" office:value="19550" calcext:value-type="float">
            <text:p>19550</text:p>
          </table:table-cell>
          <table:table-cell table:formula="of:=[levels_parameters.$G$2]*([.$A972]-1) + [levels_parameters.$F$2]" office:value-type="float" office:value="0" calcext:value-type="float">
            <text:p>0</text:p>
          </table:table-cell>
          <table:table-cell table:formula="of:=FLOOR([.$A972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levels_parameters.$B$2] + [levels_parameters.$C$2]*([.$A973]-1)+[levels_parameters.$A$2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levels_parameters.$I$2]*([.$A973]-1) + [levels_parameters.$H$2]+FLOOR([.$A973]/[levels_parameters.$J$2])" office:value-type="float" office:value="1168" calcext:value-type="float">
            <text:p>1168</text:p>
          </table:table-cell>
          <table:table-cell table:formula="of:=[levels_parameters.$E$2]*([.$A973]-1) + [levels_parameters.$D$2]" office:value-type="float" office:value="19570" calcext:value-type="float">
            <text:p>19570</text:p>
          </table:table-cell>
          <table:table-cell table:formula="of:=[levels_parameters.$G$2]*([.$A973]-1) + [levels_parameters.$F$2]" office:value-type="float" office:value="0" calcext:value-type="float">
            <text:p>0</text:p>
          </table:table-cell>
          <table:table-cell table:formula="of:=FLOOR([.$A973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levels_parameters.$B$2] + [levels_parameters.$C$2]*([.$A974]-1)+[levels_parameters.$A$2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levels_parameters.$I$2]*([.$A974]-1) + [levels_parameters.$H$2]+FLOOR([.$A974]/[levels_parameters.$J$2])" office:value-type="float" office:value="1169" calcext:value-type="float">
            <text:p>1169</text:p>
          </table:table-cell>
          <table:table-cell table:formula="of:=[levels_parameters.$E$2]*([.$A974]-1) + [levels_parameters.$D$2]" office:value-type="float" office:value="19590" calcext:value-type="float">
            <text:p>19590</text:p>
          </table:table-cell>
          <table:table-cell table:formula="of:=[levels_parameters.$G$2]*([.$A974]-1) + [levels_parameters.$F$2]" office:value-type="float" office:value="0" calcext:value-type="float">
            <text:p>0</text:p>
          </table:table-cell>
          <table:table-cell table:formula="of:=FLOOR([.$A974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levels_parameters.$B$2] + [levels_parameters.$C$2]*([.$A975]-1)+[levels_parameters.$A$2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levels_parameters.$I$2]*([.$A975]-1) + [levels_parameters.$H$2]+FLOOR([.$A975]/[levels_parameters.$J$2])" office:value-type="float" office:value="1170" calcext:value-type="float">
            <text:p>1170</text:p>
          </table:table-cell>
          <table:table-cell table:formula="of:=[levels_parameters.$E$2]*([.$A975]-1) + [levels_parameters.$D$2]" office:value-type="float" office:value="19610" calcext:value-type="float">
            <text:p>19610</text:p>
          </table:table-cell>
          <table:table-cell table:formula="of:=[levels_parameters.$G$2]*([.$A975]-1) + [levels_parameters.$F$2]" office:value-type="float" office:value="0" calcext:value-type="float">
            <text:p>0</text:p>
          </table:table-cell>
          <table:table-cell table:formula="of:=FLOOR([.$A975]/[levels_parameters.$K$2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levels_parameters.$B$2] + [levels_parameters.$C$2]*([.$A976]-1)+[levels_parameters.$A$2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levels_parameters.$I$2]*([.$A976]-1) + [levels_parameters.$H$2]+FLOOR([.$A976]/[levels_parameters.$J$2])" office:value-type="float" office:value="1172" calcext:value-type="float">
            <text:p>1172</text:p>
          </table:table-cell>
          <table:table-cell table:formula="of:=[levels_parameters.$E$2]*([.$A976]-1) + [levels_parameters.$D$2]" office:value-type="float" office:value="19630" calcext:value-type="float">
            <text:p>19630</text:p>
          </table:table-cell>
          <table:table-cell table:formula="of:=[levels_parameters.$G$2]*([.$A976]-1) + [levels_parameters.$F$2]" office:value-type="float" office:value="0" calcext:value-type="float">
            <text:p>0</text:p>
          </table:table-cell>
          <table:table-cell table:formula="of:=FLOOR([.$A976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levels_parameters.$B$2] + [levels_parameters.$C$2]*([.$A977]-1)+[levels_parameters.$A$2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levels_parameters.$I$2]*([.$A977]-1) + [levels_parameters.$H$2]+FLOOR([.$A977]/[levels_parameters.$J$2])" office:value-type="float" office:value="1173" calcext:value-type="float">
            <text:p>1173</text:p>
          </table:table-cell>
          <table:table-cell table:formula="of:=[levels_parameters.$E$2]*([.$A977]-1) + [levels_parameters.$D$2]" office:value-type="float" office:value="19650" calcext:value-type="float">
            <text:p>19650</text:p>
          </table:table-cell>
          <table:table-cell table:formula="of:=[levels_parameters.$G$2]*([.$A977]-1) + [levels_parameters.$F$2]" office:value-type="float" office:value="0" calcext:value-type="float">
            <text:p>0</text:p>
          </table:table-cell>
          <table:table-cell table:formula="of:=FLOOR([.$A977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levels_parameters.$B$2] + [levels_parameters.$C$2]*([.$A978]-1)+[levels_parameters.$A$2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levels_parameters.$I$2]*([.$A978]-1) + [levels_parameters.$H$2]+FLOOR([.$A978]/[levels_parameters.$J$2])" office:value-type="float" office:value="1174" calcext:value-type="float">
            <text:p>1174</text:p>
          </table:table-cell>
          <table:table-cell table:formula="of:=[levels_parameters.$E$2]*([.$A978]-1) + [levels_parameters.$D$2]" office:value-type="float" office:value="19670" calcext:value-type="float">
            <text:p>19670</text:p>
          </table:table-cell>
          <table:table-cell table:formula="of:=[levels_parameters.$G$2]*([.$A978]-1) + [levels_parameters.$F$2]" office:value-type="float" office:value="0" calcext:value-type="float">
            <text:p>0</text:p>
          </table:table-cell>
          <table:table-cell table:formula="of:=FLOOR([.$A978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levels_parameters.$B$2] + [levels_parameters.$C$2]*([.$A979]-1)+[levels_parameters.$A$2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levels_parameters.$I$2]*([.$A979]-1) + [levels_parameters.$H$2]+FLOOR([.$A979]/[levels_parameters.$J$2])" office:value-type="float" office:value="1175" calcext:value-type="float">
            <text:p>1175</text:p>
          </table:table-cell>
          <table:table-cell table:formula="of:=[levels_parameters.$E$2]*([.$A979]-1) + [levels_parameters.$D$2]" office:value-type="float" office:value="19690" calcext:value-type="float">
            <text:p>19690</text:p>
          </table:table-cell>
          <table:table-cell table:formula="of:=[levels_parameters.$G$2]*([.$A979]-1) + [levels_parameters.$F$2]" office:value-type="float" office:value="0" calcext:value-type="float">
            <text:p>0</text:p>
          </table:table-cell>
          <table:table-cell table:formula="of:=FLOOR([.$A979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levels_parameters.$B$2] + [levels_parameters.$C$2]*([.$A980]-1)+[levels_parameters.$A$2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levels_parameters.$I$2]*([.$A980]-1) + [levels_parameters.$H$2]+FLOOR([.$A980]/[levels_parameters.$J$2])" office:value-type="float" office:value="1176" calcext:value-type="float">
            <text:p>1176</text:p>
          </table:table-cell>
          <table:table-cell table:formula="of:=[levels_parameters.$E$2]*([.$A980]-1) + [levels_parameters.$D$2]" office:value-type="float" office:value="19710" calcext:value-type="float">
            <text:p>19710</text:p>
          </table:table-cell>
          <table:table-cell table:formula="of:=[levels_parameters.$G$2]*([.$A980]-1) + [levels_parameters.$F$2]" office:value-type="float" office:value="0" calcext:value-type="float">
            <text:p>0</text:p>
          </table:table-cell>
          <table:table-cell table:formula="of:=FLOOR([.$A980]/[levels_parameters.$K$2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levels_parameters.$B$2] + [levels_parameters.$C$2]*([.$A981]-1)+[levels_parameters.$A$2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levels_parameters.$I$2]*([.$A981]-1) + [levels_parameters.$H$2]+FLOOR([.$A981]/[levels_parameters.$J$2])" office:value-type="float" office:value="1178" calcext:value-type="float">
            <text:p>1178</text:p>
          </table:table-cell>
          <table:table-cell table:formula="of:=[levels_parameters.$E$2]*([.$A981]-1) + [levels_parameters.$D$2]" office:value-type="float" office:value="19730" calcext:value-type="float">
            <text:p>19730</text:p>
          </table:table-cell>
          <table:table-cell table:formula="of:=[levels_parameters.$G$2]*([.$A981]-1) + [levels_parameters.$F$2]" office:value-type="float" office:value="0" calcext:value-type="float">
            <text:p>0</text:p>
          </table:table-cell>
          <table:table-cell table:formula="of:=FLOOR([.$A981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levels_parameters.$B$2] + [levels_parameters.$C$2]*([.$A982]-1)+[levels_parameters.$A$2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levels_parameters.$I$2]*([.$A982]-1) + [levels_parameters.$H$2]+FLOOR([.$A982]/[levels_parameters.$J$2])" office:value-type="float" office:value="1179" calcext:value-type="float">
            <text:p>1179</text:p>
          </table:table-cell>
          <table:table-cell table:formula="of:=[levels_parameters.$E$2]*([.$A982]-1) + [levels_parameters.$D$2]" office:value-type="float" office:value="19750" calcext:value-type="float">
            <text:p>19750</text:p>
          </table:table-cell>
          <table:table-cell table:formula="of:=[levels_parameters.$G$2]*([.$A982]-1) + [levels_parameters.$F$2]" office:value-type="float" office:value="0" calcext:value-type="float">
            <text:p>0</text:p>
          </table:table-cell>
          <table:table-cell table:formula="of:=FLOOR([.$A982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levels_parameters.$B$2] + [levels_parameters.$C$2]*([.$A983]-1)+[levels_parameters.$A$2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levels_parameters.$I$2]*([.$A983]-1) + [levels_parameters.$H$2]+FLOOR([.$A983]/[levels_parameters.$J$2])" office:value-type="float" office:value="1180" calcext:value-type="float">
            <text:p>1180</text:p>
          </table:table-cell>
          <table:table-cell table:formula="of:=[levels_parameters.$E$2]*([.$A983]-1) + [levels_parameters.$D$2]" office:value-type="float" office:value="19770" calcext:value-type="float">
            <text:p>19770</text:p>
          </table:table-cell>
          <table:table-cell table:formula="of:=[levels_parameters.$G$2]*([.$A983]-1) + [levels_parameters.$F$2]" office:value-type="float" office:value="0" calcext:value-type="float">
            <text:p>0</text:p>
          </table:table-cell>
          <table:table-cell table:formula="of:=FLOOR([.$A983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levels_parameters.$B$2] + [levels_parameters.$C$2]*([.$A984]-1)+[levels_parameters.$A$2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levels_parameters.$I$2]*([.$A984]-1) + [levels_parameters.$H$2]+FLOOR([.$A984]/[levels_parameters.$J$2])" office:value-type="float" office:value="1181" calcext:value-type="float">
            <text:p>1181</text:p>
          </table:table-cell>
          <table:table-cell table:formula="of:=[levels_parameters.$E$2]*([.$A984]-1) + [levels_parameters.$D$2]" office:value-type="float" office:value="19790" calcext:value-type="float">
            <text:p>19790</text:p>
          </table:table-cell>
          <table:table-cell table:formula="of:=[levels_parameters.$G$2]*([.$A984]-1) + [levels_parameters.$F$2]" office:value-type="float" office:value="0" calcext:value-type="float">
            <text:p>0</text:p>
          </table:table-cell>
          <table:table-cell table:formula="of:=FLOOR([.$A984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levels_parameters.$B$2] + [levels_parameters.$C$2]*([.$A985]-1)+[levels_parameters.$A$2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levels_parameters.$I$2]*([.$A985]-1) + [levels_parameters.$H$2]+FLOOR([.$A985]/[levels_parameters.$J$2])" office:value-type="float" office:value="1182" calcext:value-type="float">
            <text:p>1182</text:p>
          </table:table-cell>
          <table:table-cell table:formula="of:=[levels_parameters.$E$2]*([.$A985]-1) + [levels_parameters.$D$2]" office:value-type="float" office:value="19810" calcext:value-type="float">
            <text:p>19810</text:p>
          </table:table-cell>
          <table:table-cell table:formula="of:=[levels_parameters.$G$2]*([.$A985]-1) + [levels_parameters.$F$2]" office:value-type="float" office:value="0" calcext:value-type="float">
            <text:p>0</text:p>
          </table:table-cell>
          <table:table-cell table:formula="of:=FLOOR([.$A985]/[levels_parameters.$K$2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levels_parameters.$B$2] + [levels_parameters.$C$2]*([.$A986]-1)+[levels_parameters.$A$2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levels_parameters.$I$2]*([.$A986]-1) + [levels_parameters.$H$2]+FLOOR([.$A986]/[levels_parameters.$J$2])" office:value-type="float" office:value="1184" calcext:value-type="float">
            <text:p>1184</text:p>
          </table:table-cell>
          <table:table-cell table:formula="of:=[levels_parameters.$E$2]*([.$A986]-1) + [levels_parameters.$D$2]" office:value-type="float" office:value="19830" calcext:value-type="float">
            <text:p>19830</text:p>
          </table:table-cell>
          <table:table-cell table:formula="of:=[levels_parameters.$G$2]*([.$A986]-1) + [levels_parameters.$F$2]" office:value-type="float" office:value="0" calcext:value-type="float">
            <text:p>0</text:p>
          </table:table-cell>
          <table:table-cell table:formula="of:=FLOOR([.$A986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levels_parameters.$B$2] + [levels_parameters.$C$2]*([.$A987]-1)+[levels_parameters.$A$2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levels_parameters.$I$2]*([.$A987]-1) + [levels_parameters.$H$2]+FLOOR([.$A987]/[levels_parameters.$J$2])" office:value-type="float" office:value="1185" calcext:value-type="float">
            <text:p>1185</text:p>
          </table:table-cell>
          <table:table-cell table:formula="of:=[levels_parameters.$E$2]*([.$A987]-1) + [levels_parameters.$D$2]" office:value-type="float" office:value="19850" calcext:value-type="float">
            <text:p>19850</text:p>
          </table:table-cell>
          <table:table-cell table:formula="of:=[levels_parameters.$G$2]*([.$A987]-1) + [levels_parameters.$F$2]" office:value-type="float" office:value="0" calcext:value-type="float">
            <text:p>0</text:p>
          </table:table-cell>
          <table:table-cell table:formula="of:=FLOOR([.$A987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levels_parameters.$B$2] + [levels_parameters.$C$2]*([.$A988]-1)+[levels_parameters.$A$2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levels_parameters.$I$2]*([.$A988]-1) + [levels_parameters.$H$2]+FLOOR([.$A988]/[levels_parameters.$J$2])" office:value-type="float" office:value="1186" calcext:value-type="float">
            <text:p>1186</text:p>
          </table:table-cell>
          <table:table-cell table:formula="of:=[levels_parameters.$E$2]*([.$A988]-1) + [levels_parameters.$D$2]" office:value-type="float" office:value="19870" calcext:value-type="float">
            <text:p>19870</text:p>
          </table:table-cell>
          <table:table-cell table:formula="of:=[levels_parameters.$G$2]*([.$A988]-1) + [levels_parameters.$F$2]" office:value-type="float" office:value="0" calcext:value-type="float">
            <text:p>0</text:p>
          </table:table-cell>
          <table:table-cell table:formula="of:=FLOOR([.$A988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levels_parameters.$B$2] + [levels_parameters.$C$2]*([.$A989]-1)+[levels_parameters.$A$2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levels_parameters.$I$2]*([.$A989]-1) + [levels_parameters.$H$2]+FLOOR([.$A989]/[levels_parameters.$J$2])" office:value-type="float" office:value="1187" calcext:value-type="float">
            <text:p>1187</text:p>
          </table:table-cell>
          <table:table-cell table:formula="of:=[levels_parameters.$E$2]*([.$A989]-1) + [levels_parameters.$D$2]" office:value-type="float" office:value="19890" calcext:value-type="float">
            <text:p>19890</text:p>
          </table:table-cell>
          <table:table-cell table:formula="of:=[levels_parameters.$G$2]*([.$A989]-1) + [levels_parameters.$F$2]" office:value-type="float" office:value="0" calcext:value-type="float">
            <text:p>0</text:p>
          </table:table-cell>
          <table:table-cell table:formula="of:=FLOOR([.$A989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levels_parameters.$B$2] + [levels_parameters.$C$2]*([.$A990]-1)+[levels_parameters.$A$2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levels_parameters.$I$2]*([.$A990]-1) + [levels_parameters.$H$2]+FLOOR([.$A990]/[levels_parameters.$J$2])" office:value-type="float" office:value="1188" calcext:value-type="float">
            <text:p>1188</text:p>
          </table:table-cell>
          <table:table-cell table:formula="of:=[levels_parameters.$E$2]*([.$A990]-1) + [levels_parameters.$D$2]" office:value-type="float" office:value="19910" calcext:value-type="float">
            <text:p>19910</text:p>
          </table:table-cell>
          <table:table-cell table:formula="of:=[levels_parameters.$G$2]*([.$A990]-1) + [levels_parameters.$F$2]" office:value-type="float" office:value="0" calcext:value-type="float">
            <text:p>0</text:p>
          </table:table-cell>
          <table:table-cell table:formula="of:=FLOOR([.$A990]/[levels_parameters.$K$2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levels_parameters.$B$2] + [levels_parameters.$C$2]*([.$A991]-1)+[levels_parameters.$A$2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levels_parameters.$I$2]*([.$A991]-1) + [levels_parameters.$H$2]+FLOOR([.$A991]/[levels_parameters.$J$2])" office:value-type="float" office:value="1190" calcext:value-type="float">
            <text:p>1190</text:p>
          </table:table-cell>
          <table:table-cell table:formula="of:=[levels_parameters.$E$2]*([.$A991]-1) + [levels_parameters.$D$2]" office:value-type="float" office:value="19930" calcext:value-type="float">
            <text:p>19930</text:p>
          </table:table-cell>
          <table:table-cell table:formula="of:=[levels_parameters.$G$2]*([.$A991]-1) + [levels_parameters.$F$2]" office:value-type="float" office:value="0" calcext:value-type="float">
            <text:p>0</text:p>
          </table:table-cell>
          <table:table-cell table:formula="of:=FLOOR([.$A991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levels_parameters.$B$2] + [levels_parameters.$C$2]*([.$A992]-1)+[levels_parameters.$A$2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levels_parameters.$I$2]*([.$A992]-1) + [levels_parameters.$H$2]+FLOOR([.$A992]/[levels_parameters.$J$2])" office:value-type="float" office:value="1191" calcext:value-type="float">
            <text:p>1191</text:p>
          </table:table-cell>
          <table:table-cell table:formula="of:=[levels_parameters.$E$2]*([.$A992]-1) + [levels_parameters.$D$2]" office:value-type="float" office:value="19950" calcext:value-type="float">
            <text:p>19950</text:p>
          </table:table-cell>
          <table:table-cell table:formula="of:=[levels_parameters.$G$2]*([.$A992]-1) + [levels_parameters.$F$2]" office:value-type="float" office:value="0" calcext:value-type="float">
            <text:p>0</text:p>
          </table:table-cell>
          <table:table-cell table:formula="of:=FLOOR([.$A992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levels_parameters.$B$2] + [levels_parameters.$C$2]*([.$A993]-1)+[levels_parameters.$A$2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levels_parameters.$I$2]*([.$A993]-1) + [levels_parameters.$H$2]+FLOOR([.$A993]/[levels_parameters.$J$2])" office:value-type="float" office:value="1192" calcext:value-type="float">
            <text:p>1192</text:p>
          </table:table-cell>
          <table:table-cell table:formula="of:=[levels_parameters.$E$2]*([.$A993]-1) + [levels_parameters.$D$2]" office:value-type="float" office:value="19970" calcext:value-type="float">
            <text:p>19970</text:p>
          </table:table-cell>
          <table:table-cell table:formula="of:=[levels_parameters.$G$2]*([.$A993]-1) + [levels_parameters.$F$2]" office:value-type="float" office:value="0" calcext:value-type="float">
            <text:p>0</text:p>
          </table:table-cell>
          <table:table-cell table:formula="of:=FLOOR([.$A993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levels_parameters.$B$2] + [levels_parameters.$C$2]*([.$A994]-1)+[levels_parameters.$A$2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levels_parameters.$I$2]*([.$A994]-1) + [levels_parameters.$H$2]+FLOOR([.$A994]/[levels_parameters.$J$2])" office:value-type="float" office:value="1193" calcext:value-type="float">
            <text:p>1193</text:p>
          </table:table-cell>
          <table:table-cell table:formula="of:=[levels_parameters.$E$2]*([.$A994]-1) + [levels_parameters.$D$2]" office:value-type="float" office:value="19990" calcext:value-type="float">
            <text:p>19990</text:p>
          </table:table-cell>
          <table:table-cell table:formula="of:=[levels_parameters.$G$2]*([.$A994]-1) + [levels_parameters.$F$2]" office:value-type="float" office:value="0" calcext:value-type="float">
            <text:p>0</text:p>
          </table:table-cell>
          <table:table-cell table:formula="of:=FLOOR([.$A994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levels_parameters.$B$2] + [levels_parameters.$C$2]*([.$A995]-1)+[levels_parameters.$A$2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levels_parameters.$I$2]*([.$A995]-1) + [levels_parameters.$H$2]+FLOOR([.$A995]/[levels_parameters.$J$2])" office:value-type="float" office:value="1194" calcext:value-type="float">
            <text:p>1194</text:p>
          </table:table-cell>
          <table:table-cell table:formula="of:=[levels_parameters.$E$2]*([.$A995]-1) + [levels_parameters.$D$2]" office:value-type="float" office:value="20010" calcext:value-type="float">
            <text:p>20010</text:p>
          </table:table-cell>
          <table:table-cell table:formula="of:=[levels_parameters.$G$2]*([.$A995]-1) + [levels_parameters.$F$2]" office:value-type="float" office:value="0" calcext:value-type="float">
            <text:p>0</text:p>
          </table:table-cell>
          <table:table-cell table:formula="of:=FLOOR([.$A995]/[levels_parameters.$K$2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levels_parameters.$B$2] + [levels_parameters.$C$2]*([.$A996]-1)+[levels_parameters.$A$2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levels_parameters.$I$2]*([.$A996]-1) + [levels_parameters.$H$2]+FLOOR([.$A996]/[levels_parameters.$J$2])" office:value-type="float" office:value="1196" calcext:value-type="float">
            <text:p>1196</text:p>
          </table:table-cell>
          <table:table-cell table:formula="of:=[levels_parameters.$E$2]*([.$A996]-1) + [levels_parameters.$D$2]" office:value-type="float" office:value="20030" calcext:value-type="float">
            <text:p>20030</text:p>
          </table:table-cell>
          <table:table-cell table:formula="of:=[levels_parameters.$G$2]*([.$A996]-1) + [levels_parameters.$F$2]" office:value-type="float" office:value="0" calcext:value-type="float">
            <text:p>0</text:p>
          </table:table-cell>
          <table:table-cell table:formula="of:=FLOOR([.$A996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levels_parameters.$B$2] + [levels_parameters.$C$2]*([.$A997]-1)+[levels_parameters.$A$2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levels_parameters.$I$2]*([.$A997]-1) + [levels_parameters.$H$2]+FLOOR([.$A997]/[levels_parameters.$J$2])" office:value-type="float" office:value="1197" calcext:value-type="float">
            <text:p>1197</text:p>
          </table:table-cell>
          <table:table-cell table:formula="of:=[levels_parameters.$E$2]*([.$A997]-1) + [levels_parameters.$D$2]" office:value-type="float" office:value="20050" calcext:value-type="float">
            <text:p>20050</text:p>
          </table:table-cell>
          <table:table-cell table:formula="of:=[levels_parameters.$G$2]*([.$A997]-1) + [levels_parameters.$F$2]" office:value-type="float" office:value="0" calcext:value-type="float">
            <text:p>0</text:p>
          </table:table-cell>
          <table:table-cell table:formula="of:=FLOOR([.$A997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levels_parameters.$B$2] + [levels_parameters.$C$2]*([.$A998]-1)+[levels_parameters.$A$2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levels_parameters.$I$2]*([.$A998]-1) + [levels_parameters.$H$2]+FLOOR([.$A998]/[levels_parameters.$J$2])" office:value-type="float" office:value="1198" calcext:value-type="float">
            <text:p>1198</text:p>
          </table:table-cell>
          <table:table-cell table:formula="of:=[levels_parameters.$E$2]*([.$A998]-1) + [levels_parameters.$D$2]" office:value-type="float" office:value="20070" calcext:value-type="float">
            <text:p>20070</text:p>
          </table:table-cell>
          <table:table-cell table:formula="of:=[levels_parameters.$G$2]*([.$A998]-1) + [levels_parameters.$F$2]" office:value-type="float" office:value="0" calcext:value-type="float">
            <text:p>0</text:p>
          </table:table-cell>
          <table:table-cell table:formula="of:=FLOOR([.$A998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levels_parameters.$B$2] + [levels_parameters.$C$2]*([.$A999]-1)+[levels_parameters.$A$2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levels_parameters.$I$2]*([.$A999]-1) + [levels_parameters.$H$2]+FLOOR([.$A999]/[levels_parameters.$J$2])" office:value-type="float" office:value="1199" calcext:value-type="float">
            <text:p>1199</text:p>
          </table:table-cell>
          <table:table-cell table:formula="of:=[levels_parameters.$E$2]*([.$A999]-1) + [levels_parameters.$D$2]" office:value-type="float" office:value="20090" calcext:value-type="float">
            <text:p>20090</text:p>
          </table:table-cell>
          <table:table-cell table:formula="of:=[levels_parameters.$G$2]*([.$A999]-1) + [levels_parameters.$F$2]" office:value-type="float" office:value="0" calcext:value-type="float">
            <text:p>0</text:p>
          </table:table-cell>
          <table:table-cell table:formula="of:=FLOOR([.$A999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levels_parameters.$B$2] + [levels_parameters.$C$2]*([.$A1000]-1)+[levels_parameters.$A$2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levels_parameters.$I$2]*([.$A1000]-1) + [levels_parameters.$H$2]+FLOOR([.$A1000]/[levels_parameters.$J$2])" office:value-type="float" office:value="1200" calcext:value-type="float">
            <text:p>1200</text:p>
          </table:table-cell>
          <table:table-cell table:formula="of:=[levels_parameters.$E$2]*([.$A1000]-1) + [levels_parameters.$D$2]" office:value-type="float" office:value="20110" calcext:value-type="float">
            <text:p>20110</text:p>
          </table:table-cell>
          <table:table-cell table:formula="of:=[levels_parameters.$G$2]*([.$A1000]-1) + [levels_parameters.$F$2]" office:value-type="float" office:value="0" calcext:value-type="float">
            <text:p>0</text:p>
          </table:table-cell>
          <table:table-cell table:formula="of:=FLOOR([.$A1000]/[levels_parameters.$K$2])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levels_parameters.$B$2] + [levels_parameters.$C$2]*([.$A1001]-1)+[levels_parameters.$A$2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levels_parameters.$I$2]*([.$A1001]-1) + [levels_parameters.$H$2]+FLOOR([.$A1001]/[levels_parameters.$J$2])" office:value-type="float" office:value="1202" calcext:value-type="float">
            <text:p>1202</text:p>
          </table:table-cell>
          <table:table-cell table:formula="of:=[levels_parameters.$E$2]*([.$A1001]-1) + [levels_parameters.$D$2]" office:value-type="float" office:value="20130" calcext:value-type="float">
            <text:p>20130</text:p>
          </table:table-cell>
          <table:table-cell table:formula="of:=[levels_parameters.$G$2]*([.$A1001]-1) + [levels_parameters.$F$2]" office:value-type="float" office:value="0" calcext:value-type="float">
            <text:p>0</text:p>
          </table:table-cell>
          <table:table-cell table:formula="of:=FLOOR([.$A1001]/[levels_parameters.$K$2])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upgrades" table:style-name="ta1">
        <table:table-column table:style-name="co9" table:number-columns-repeated="10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upgrade multiplier</text:p>
          </table:table-cell>
          <table:table-cell table:style-name="ce16" office:value-type="string" calcext:value-type="string">
            <text:p>original cost multplier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total upgrade cost</text:p>
          </table:table-cell>
          <table:table-cell table:style-name="ce16" office:value-type="string" calcext:value-type="string">
            <text:p>total cost + original</text:p>
          </table:table-cell>
          <table:table-cell table:style-name="ce16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16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16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16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table:formula="of:=1 + [.A5]*[.$J$5]" office:value-type="float" office:value="2" calcext:value-type="float">
            <text:p>2</text:p>
          </table:table-cell>
          <table:table-cell table:style-name="ce17" table:formula="of:=[.$J$4]*[.A5]" office:value-type="float" office:value="1" calcext:value-type="float">
            <text:p>1</text:p>
          </table:table-cell>
          <table:table-cell table:style-name="ce17" table:formula="of:=CEILING([.C5]*[.$J$2])+[.$J$3]" office:value-type="float" office:value="30" calcext:value-type="float">
            <text:p>30</text:p>
          </table:table-cell>
          <table:table-cell table:style-name="ce17" table:formula="of:=SUM([.D$2:.D5])" office:value-type="float" office:value="84" calcext:value-type="float">
            <text:p>84</text:p>
          </table:table-cell>
          <table:table-cell table:style-name="ce17" table:formula="of:=[.E5]+[.$J$2]" office:value-type="float" office:value="109" calcext:value-type="float">
            <text:p>109</text:p>
          </table:table-cell>
          <table:table-cell table:style-name="ce17" table:formula="of:=[.E5]/[.$J$2]" office:value-type="float" office:value="3.36" calcext:value-type="float">
            <text:p>3.36</text:p>
          </table:table-cell>
          <table:table-cell/>
          <table:table-cell table:style-name="ce16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 table:formula="of:=1 + [.A6]*[.$J$5]" office:value-type="float" office:value="2.25" calcext:value-type="float">
            <text:p>2.25</text:p>
          </table:table-cell>
          <table:table-cell table:style-name="ce1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1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1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table:formula="of:=1 + [.A7]*[.$J$5]" office:value-type="float" office:value="2.5" calcext:value-type="float">
            <text:p>2.5</text:p>
          </table:table-cell>
          <table:table-cell table:style-name="ce1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1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1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table:formula="of:=1 + [.A8]*[.$J$5]" office:value-type="float" office:value="2.75" calcext:value-type="float">
            <text:p>2.75</text:p>
          </table:table-cell>
          <table:table-cell table:style-name="ce1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1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1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table:formula="of:=1 + [.A9]*[.$J$5]" office:value-type="float" office:value="3" calcext:value-type="float">
            <text:p>3</text:p>
          </table:table-cell>
          <table:table-cell table:style-name="ce17" table:formula="of:=[.$J$4]*[.A9]" office:value-type="float" office:value="2" calcext:value-type="float">
            <text:p>2</text:p>
          </table:table-cell>
          <table:table-cell table:style-name="ce17" table:formula="of:=CEILING([.C9]*[.$J$2])+[.$J$3]" office:value-type="float" office:value="55" calcext:value-type="float">
            <text:p>55</text:p>
          </table:table-cell>
          <table:table-cell table:style-name="ce17" table:formula="of:=SUM([.D$2:.D9])" office:value-type="float" office:value="268" calcext:value-type="float">
            <text:p>268</text:p>
          </table:table-cell>
          <table:table-cell table:style-name="ce17" table:formula="of:=[.E9]+[.$J$2]" office:value-type="float" office:value="293" calcext:value-type="float">
            <text:p>293</text:p>
          </table:table-cell>
          <table:table-cell table:style-name="ce1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table:formula="of:=1 + [.A10]*[.$J$5]" office:value-type="float" office:value="3.25" calcext:value-type="float">
            <text:p>3.25</text:p>
          </table:table-cell>
          <table:table-cell table:style-name="ce1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1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1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table:formula="of:=1 + [.A11]*[.$J$5]" office:value-type="float" office:value="3.5" calcext:value-type="float">
            <text:p>3.5</text:p>
          </table:table-cell>
          <table:table-cell table:style-name="ce1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1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1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 table:formula="of:=1 + [.A12]*[.$J$5]" office:value-type="float" office:value="3.75" calcext:value-type="float">
            <text:p>3.75</text:p>
          </table:table-cell>
          <table:table-cell table:style-name="ce1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1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1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17" table:formula="of:=1 + [.A13]*[.$J$5]" office:value-type="float" office:value="4" calcext:value-type="float">
            <text:p>4</text:p>
          </table:table-cell>
          <table:table-cell table:style-name="ce17" table:formula="of:=[.$J$4]*[.A13]" office:value-type="float" office:value="3" calcext:value-type="float">
            <text:p>3</text:p>
          </table:table-cell>
          <table:table-cell table:style-name="ce17" table:formula="of:=CEILING([.C13]*[.$J$2])+[.$J$3]" office:value-type="float" office:value="80" calcext:value-type="float">
            <text:p>80</text:p>
          </table:table-cell>
          <table:table-cell table:style-name="ce17" table:formula="of:=SUM([.D$2:.D13])" office:value-type="float" office:value="552" calcext:value-type="float">
            <text:p>552</text:p>
          </table:table-cell>
          <table:table-cell table:style-name="ce17" table:formula="of:=[.E13]+[.$J$2]" office:value-type="float" office:value="577" calcext:value-type="float">
            <text:p>577</text:p>
          </table:table-cell>
          <table:table-cell table:style-name="ce1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8" table:formula="of:=1 + [.A14]*[.$J$5]" office:value-type="float" office:value="4.25" calcext:value-type="float">
            <text:p>4.25</text:p>
          </table:table-cell>
          <table:table-cell table:style-name="ce1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1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1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8" table:formula="of:=1 + [.A15]*[.$J$5]" office:value-type="float" office:value="4.5" calcext:value-type="float">
            <text:p>4.5</text:p>
          </table:table-cell>
          <table:table-cell table:style-name="ce1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1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1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8" table:formula="of:=1 + [.A16]*[.$J$5]" office:value-type="float" office:value="4.75" calcext:value-type="float">
            <text:p>4.75</text:p>
          </table:table-cell>
          <table:table-cell table:style-name="ce1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1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1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table:formula="of:=1 + [.A17]*[.$J$5]" office:value-type="float" office:value="5" calcext:value-type="float">
            <text:p>5</text:p>
          </table:table-cell>
          <table:table-cell table:style-name="ce17" table:formula="of:=[.$J$4]*[.A17]" office:value-type="float" office:value="4" calcext:value-type="float">
            <text:p>4</text:p>
          </table:table-cell>
          <table:table-cell table:style-name="ce17" table:formula="of:=CEILING([.C17]*[.$J$2])+[.$J$3]" office:value-type="float" office:value="105" calcext:value-type="float">
            <text:p>105</text:p>
          </table:table-cell>
          <table:table-cell table:style-name="ce17" table:formula="of:=SUM([.D$2:.D17])" office:value-type="float" office:value="936" calcext:value-type="float">
            <text:p>936</text:p>
          </table:table-cell>
          <table:table-cell table:style-name="ce17" table:formula="of:=[.E17]+[.$J$2]" office:value-type="float" office:value="961" calcext:value-type="float">
            <text:p>961</text:p>
          </table:table-cell>
          <table:table-cell table:style-name="ce1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8" table:formula="of:=1 + [.A18]*[.$J$5]" office:value-type="float" office:value="5.25" calcext:value-type="float">
            <text:p>5.25</text:p>
          </table:table-cell>
          <table:table-cell table:style-name="ce1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1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1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8" table:formula="of:=1 + [.A19]*[.$J$5]" office:value-type="float" office:value="5.5" calcext:value-type="float">
            <text:p>5.5</text:p>
          </table:table-cell>
          <table:table-cell table:style-name="ce1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1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1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8" table:formula="of:=1 + [.A20]*[.$J$5]" office:value-type="float" office:value="5.75" calcext:value-type="float">
            <text:p>5.75</text:p>
          </table:table-cell>
          <table:table-cell table:style-name="ce1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1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1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table:formula="of:=1 + [.A21]*[.$J$5]" office:value-type="float" office:value="6" calcext:value-type="float">
            <text:p>6</text:p>
          </table:table-cell>
          <table:table-cell table:style-name="ce17" table:formula="of:=[.$J$4]*[.A21]" office:value-type="float" office:value="5" calcext:value-type="float">
            <text:p>5</text:p>
          </table:table-cell>
          <table:table-cell table:style-name="ce17" table:formula="of:=CEILING([.C21]*[.$J$2])+[.$J$3]" office:value-type="float" office:value="130" calcext:value-type="float">
            <text:p>130</text:p>
          </table:table-cell>
          <table:table-cell table:style-name="ce17" table:formula="of:=SUM([.D$2:.D21])" office:value-type="float" office:value="1420" calcext:value-type="float">
            <text:p>1420</text:p>
          </table:table-cell>
          <table:table-cell table:style-name="ce17" table:formula="of:=[.E21]+[.$J$2]" office:value-type="float" office:value="1445" calcext:value-type="float">
            <text:p>1445</text:p>
          </table:table-cell>
          <table:table-cell table:style-name="ce1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8" table:formula="of:=1 + [.A22]*[.$J$5]" office:value-type="float" office:value="6.25" calcext:value-type="float">
            <text:p>6.25</text:p>
          </table:table-cell>
          <table:table-cell table:style-name="ce1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1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1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9" table:default-cell-style-name="Default"/>
        <table:table-column table:style-name="co13" table:default-cell-style-name="ce20"/>
        <table:table-column table:style-name="co9" table:default-cell-style-name="Default"/>
        <table:table-row table:style-name="ro1">
          <table:table-cell table:style-name="ce16" office:value-type="string" calcext:value-type="string">
            <text:p>Armor</text:p>
          </table:table-cell>
          <table:table-cell table:style-name="ce19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9" table:default-cell-style-name="Default"/>
        <table:table-column table:style-name="co9" table:default-cell-style-name="ce20"/>
        <table:table-column table:style-name="co9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9" table:default-cell-style-name="Default"/>
        <table:table-column table:style-name="co9" table:default-cell-style-name="ce20"/>
        <table:table-column table:style-name="co9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table:table-column table:style-name="co9" table:default-cell-style-name="Default"/>
        <table:table-column table:style-name="co9" table:default-cell-style-name="ce20"/>
        <table:table-column table:style-name="co9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1" calcext:value-type="float">
            <text:p>41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8" calcext:value-type="float">
            <text:p>68.00</text:p>
          </table:table-cell>
          <table:table-cell table:number-columns-repeated="4"/>
        </table:table-row>
      </table:table>
      <table:table table:name="heal" table:style-name="ta1">
        <table:table-column table:style-name="co9" table:number-columns-repeated="5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9" table:number-columns-repeated="5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mp</text:p>
          </table:table-cell>
          <table:table-cell table:style-name="ce16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9" table:number-columns-repeated="3" table:default-cell-style-name="Default"/>
        <table:table-column table:style-name="co16" table:default-cell-style-name="Default"/>
        <table:table-row table:style-name="ro1">
          <table:table-cell table:style-name="ce16" office:value-type="string" calcext:value-type="string">
            <text:p>drop rate</text:p>
          </table:table-cell>
          <table:table-cell table:style-name="ce16" office:value-type="string" calcext:value-type="string">
            <text:p>item chance</text:p>
          </table:table-cell>
          <table:table-cell table:style-name="ce16" office:value-type="string" calcext:value-type="string">
            <text:p>change</text:p>
          </table:table-cell>
          <table:table-cell table:style-name="ce16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9" table:number-columns-repeated="6" table:default-cell-style-name="Default"/>
        <table:table-row table:style-name="ro1">
          <table:table-cell table:style-name="ce16" office:value-type="string" calcext:value-type="string">
            <text:p>level</text:p>
          </table:table-cell>
          <table:table-cell table:style-name="ce16" office:value-type="string" calcext:value-type="string">
            <text:p>orig</text:p>
          </table:table-cell>
          <table:table-cell table:style-name="ce16" office:value-type="string" calcext:value-type="string">
            <text:p>scaled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16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16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9" table:default-cell-style-name="Default"/>
        <table:table-column table:style-name="co9" table:default-cell-style-name="ce20"/>
        <table:table-column table:style-name="co9" table:number-columns-repeated="4" table:default-cell-style-name="Default"/>
        <table:table-row table:style-name="ro1">
          <table:table-cell table:style-name="ce16"/>
          <table:table-cell table:style-name="ce19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evel</text:p>
          </table:table-cell>
          <table:table-cell table:style-name="ce19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office:forms form:automatic-focus="false" form:apply-design-mode="false"/>
        <table:table-column table:style-name="co9" table:default-cell-style-name="Default"/>
        <table:table-column table:style-name="co17" table:default-cell-style-name="ce21"/>
        <table:table-column table:style-name="co18" table:default-cell-style-name="ce21"/>
        <table:table-column table:style-name="co9" table:number-columns-repeated="7" table:default-cell-style-name="Default"/>
        <table:table-row table:style-name="ro1">
          <table:table-cell table:style-name="ce16" office:value-type="string" calcext:value-type="string">
            <text:p>times</text:p>
          </table:table-cell>
          <table:table-cell table:style-name="ce16" office:value-type="string" calcext:value-type="string">
            <text:p>cost</text:p>
          </table:table-cell>
          <table:table-cell table:style-name="ce16" office:value-type="string" calcext:value-type="string">
            <text:p>running total</text:p>
          </table:table-cell>
          <table:table-cell/>
          <table:table-cell table:style-name="ce16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16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500000" calcext:value-type="float">
            <text:p>500,000</text:p>
          </table:table-cell>
          <table:table-cell table:formula="of:=[.B4]+[.C3]" office:value-type="float" office:value="800000" calcext:value-type="float">
            <text:p>800,00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1000000" calcext:value-type="float">
            <text:p>1,000,000</text:p>
          </table:table-cell>
          <table:table-cell table:formula="of:=[.B5]+[.C4]" office:value-type="float" office:value="1800000" calcext:value-type="float">
            <text:p>1,800,000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1700000" calcext:value-type="float">
            <text:p>1,700,000</text:p>
          </table:table-cell>
          <table:table-cell table:formula="of:=[.B6]+[.C5]" office:value-type="float" office:value="3500000" calcext:value-type="float">
            <text:p>3,500,000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2600000" calcext:value-type="float">
            <text:p>2,600,000</text:p>
          </table:table-cell>
          <table:table-cell table:formula="of:=[.B7]+[.C6]" office:value-type="float" office:value="6100000" calcext:value-type="float">
            <text:p>6,100,000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3700000" calcext:value-type="float">
            <text:p>3,700,000</text:p>
          </table:table-cell>
          <table:table-cell table:formula="of:=[.B8]+[.C7]" office:value-type="float" office:value="9800000" calcext:value-type="float">
            <text:p>9,800,000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5000000" calcext:value-type="float">
            <text:p>5,000,000</text:p>
          </table:table-cell>
          <table:table-cell table:formula="of:=[.B9]+[.C8]" office:value-type="float" office:value="14800000" calcext:value-type="float">
            <text:p>14,800,000</text:p>
          </table:table-cell>
          <table:table-cell table:number-columns-repeated="5"/>
          <table:table-cell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6500000" calcext:value-type="float">
            <text:p>6,500,000</text:p>
          </table:table-cell>
          <table:table-cell table:formula="of:=[.B10]+[.C9]" office:value-type="float" office:value="21300000" calcext:value-type="float">
            <text:p>21,300,000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8200000" calcext:value-type="float">
            <text:p>8,200,000</text:p>
          </table:table-cell>
          <table:table-cell table:formula="of:=[.B11]+[.C10]" office:value-type="float" office:value="29500000" calcext:value-type="float">
            <text:p>29,500,000</text:p>
          </table:table-cell>
          <table:table-cell table:number-columns-repeated="5"/>
          <table:table-cell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0100000" calcext:value-type="float">
            <text:p>10,100,000</text:p>
          </table:table-cell>
          <table:table-cell table:formula="of:=[.B12]+[.C11]" office:value-type="float" office:value="39600000" calcext:value-type="float">
            <text:p>39,600,00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12200000" calcext:value-type="float">
            <text:p>12,200,000</text:p>
          </table:table-cell>
          <table:table-cell table:formula="of:=[.B13]+[.C12]" office:value-type="float" office:value="51800000" calcext:value-type="float">
            <text:p>51,800,000</text:p>
          </table:table-cell>
          <table:table-cell table:number-columns-repeated="5"/>
          <table:table-cell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14500000" calcext:value-type="float">
            <text:p>14,500,000</text:p>
          </table:table-cell>
          <table:table-cell table:formula="of:=[.B14]+[.C13]" office:value-type="float" office:value="66300000" calcext:value-type="float">
            <text:p>66,300,00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17000000" calcext:value-type="float">
            <text:p>17,000,000</text:p>
          </table:table-cell>
          <table:table-cell table:formula="of:=[.B15]+[.C14]" office:value-type="float" office:value="83300000" calcext:value-type="float">
            <text:p>83,300,00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19700000" calcext:value-type="float">
            <text:p>19,700,000</text:p>
          </table:table-cell>
          <table:table-cell table:formula="of:=[.B16]+[.C15]" office:value-type="float" office:value="103000000" calcext:value-type="float">
            <text:p>103,000,00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22600000" calcext:value-type="float">
            <text:p>22,600,000</text:p>
          </table:table-cell>
          <table:table-cell table:formula="of:=[.B17]+[.C16]" office:value-type="float" office:value="125600000" calcext:value-type="float">
            <text:p>125,600,0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25700000" calcext:value-type="float">
            <text:p>25,700,000</text:p>
          </table:table-cell>
          <table:table-cell table:formula="of:=[.B18]+[.C17]" office:value-type="float" office:value="151300000" calcext:value-type="float">
            <text:p>151,300,00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29000000" calcext:value-type="float">
            <text:p>29,000,000</text:p>
          </table:table-cell>
          <table:table-cell table:formula="of:=[.B19]+[.C18]" office:value-type="float" office:value="180300000" calcext:value-type="float">
            <text:p>180,300,00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2500000" calcext:value-type="float">
            <text:p>32,500,000</text:p>
          </table:table-cell>
          <table:table-cell table:formula="of:=[.B20]+[.C19]" office:value-type="float" office:value="212800000" calcext:value-type="float">
            <text:p>212,800,00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36200000" calcext:value-type="float">
            <text:p>36,200,000</text:p>
          </table:table-cell>
          <table:table-cell table:formula="of:=[.B21]+[.C20]" office:value-type="float" office:value="249000000" calcext:value-type="float">
            <text:p>249,000,00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0100000" calcext:value-type="float">
            <text:p>40,100,000</text:p>
          </table:table-cell>
          <table:table-cell table:formula="of:=[.B22]+[.C21]" office:value-type="float" office:value="289100000" calcext:value-type="float">
            <text:p>289,100,00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4200000" calcext:value-type="float">
            <text:p>44,200,000</text:p>
          </table:table-cell>
          <table:table-cell table:formula="of:=[.B23]+[.C22]" office:value-type="float" office:value="333300000" calcext:value-type="float">
            <text:p>333,300,00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500000" calcext:value-type="float">
            <text:p>48,500,000</text:p>
          </table:table-cell>
          <table:table-cell table:formula="of:=[.B24]+[.C23]" office:value-type="float" office:value="381800000" calcext:value-type="float">
            <text:p>381,800,00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3000000" calcext:value-type="float">
            <text:p>53,000,000</text:p>
          </table:table-cell>
          <table:table-cell table:formula="of:=[.B25]+[.C24]" office:value-type="float" office:value="434800000" calcext:value-type="float">
            <text:p>434,800,00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7700000" calcext:value-type="float">
            <text:p>57,700,000</text:p>
          </table:table-cell>
          <table:table-cell table:formula="of:=[.B26]+[.C25]" office:value-type="float" office:value="492500000" calcext:value-type="float">
            <text:p>492,500,00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62600000" calcext:value-type="float">
            <text:p>62,600,000</text:p>
          </table:table-cell>
          <table:table-cell table:formula="of:=[.B27]+[.C26]" office:value-type="float" office:value="555100000" calcext:value-type="float">
            <text:p>555,100,00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67700000" calcext:value-type="float">
            <text:p>67,700,000</text:p>
          </table:table-cell>
          <table:table-cell table:formula="of:=[.B28]+[.C27]" office:value-type="float" office:value="622800000" calcext:value-type="float">
            <text:p>622,800,00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73000000" calcext:value-type="float">
            <text:p>73,000,000</text:p>
          </table:table-cell>
          <table:table-cell table:formula="of:=[.B29]+[.C28]" office:value-type="float" office:value="695800000" calcext:value-type="float">
            <text:p>695,800,00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78500000" calcext:value-type="float">
            <text:p>78,500,000</text:p>
          </table:table-cell>
          <table:table-cell table:formula="of:=[.B30]+[.C29]" office:value-type="float" office:value="774300000" calcext:value-type="float">
            <text:p>774,300,00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84200000" calcext:value-type="float">
            <text:p>84,200,000</text:p>
          </table:table-cell>
          <table:table-cell table:formula="of:=[.B31]+[.C30]" office:value-type="float" office:value="858500000" calcext:value-type="float">
            <text:p>858,500,00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90100000" calcext:value-type="float">
            <text:p>90,100,000</text:p>
          </table:table-cell>
          <table:table-cell table:formula="of:=[.B32]+[.C31]" office:value-type="float" office:value="948600000" calcext:value-type="float">
            <text:p>948,600,00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96200000" calcext:value-type="float">
            <text:p>96,200,000</text:p>
          </table:table-cell>
          <table:table-cell table:formula="of:=[.B33]+[.C32]" office:value-type="float" office:value="1044800000" calcext:value-type="float">
            <text:p>1,044,800,00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102500000" calcext:value-type="float">
            <text:p>102,500,000</text:p>
          </table:table-cell>
          <table:table-cell table:formula="of:=[.B34]+[.C33]" office:value-type="float" office:value="1147300000" calcext:value-type="float">
            <text:p>1,147,300,00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109000000" calcext:value-type="float">
            <text:p>109,000,000</text:p>
          </table:table-cell>
          <table:table-cell table:formula="of:=[.B35]+[.C34]" office:value-type="float" office:value="1256300000" calcext:value-type="float">
            <text:p>1,256,300,00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115700000" calcext:value-type="float">
            <text:p>115,700,000</text:p>
          </table:table-cell>
          <table:table-cell table:formula="of:=[.B36]+[.C35]" office:value-type="float" office:value="1372000000" calcext:value-type="float">
            <text:p>1,372,000,00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122600000" calcext:value-type="float">
            <text:p>122,600,000</text:p>
          </table:table-cell>
          <table:table-cell table:formula="of:=[.B37]+[.C36]" office:value-type="float" office:value="1494600000" calcext:value-type="float">
            <text:p>1,494,600,00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129700000" calcext:value-type="float">
            <text:p>129,700,000</text:p>
          </table:table-cell>
          <table:table-cell table:formula="of:=[.B38]+[.C37]" office:value-type="float" office:value="1624300000" calcext:value-type="float">
            <text:p>1,624,300,00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137000000" calcext:value-type="float">
            <text:p>137,000,000</text:p>
          </table:table-cell>
          <table:table-cell table:formula="of:=[.B39]+[.C38]" office:value-type="float" office:value="1761300000" calcext:value-type="float">
            <text:p>1,761,300,00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144500000" calcext:value-type="float">
            <text:p>144,500,000</text:p>
          </table:table-cell>
          <table:table-cell table:formula="of:=[.B40]+[.C39]" office:value-type="float" office:value="1905800000" calcext:value-type="float">
            <text:p>1,905,800,00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152200000" calcext:value-type="float">
            <text:p>152,200,000</text:p>
          </table:table-cell>
          <table:table-cell table:formula="of:=[.B41]+[.C40]" office:value-type="float" office:value="2058000000" calcext:value-type="float">
            <text:p>2,058,000,0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60100000" calcext:value-type="float">
            <text:p>160,100,000</text:p>
          </table:table-cell>
          <table:table-cell table:formula="of:=[.B42]+[.C41]" office:value-type="float" office:value="2218100000" calcext:value-type="float">
            <text:p>2,218,100,00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68200000" calcext:value-type="float">
            <text:p>168,200,000</text:p>
          </table:table-cell>
          <table:table-cell table:formula="of:=[.B43]+[.C42]" office:value-type="float" office:value="2386300000" calcext:value-type="float">
            <text:p>2,386,300,00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76500000" calcext:value-type="float">
            <text:p>176,500,000</text:p>
          </table:table-cell>
          <table:table-cell table:formula="of:=[.B44]+[.C43]" office:value-type="float" office:value="2562800000" calcext:value-type="float">
            <text:p>2,562,800,00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85000000" calcext:value-type="float">
            <text:p>185,000,000</text:p>
          </table:table-cell>
          <table:table-cell table:formula="of:=[.B45]+[.C44]" office:value-type="float" office:value="2747800000" calcext:value-type="float">
            <text:p>2,747,800,00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93700000" calcext:value-type="float">
            <text:p>193,700,000</text:p>
          </table:table-cell>
          <table:table-cell table:formula="of:=[.B46]+[.C45]" office:value-type="float" office:value="2941500000" calcext:value-type="float">
            <text:p>2,941,500,00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202600000" calcext:value-type="float">
            <text:p>202,600,000</text:p>
          </table:table-cell>
          <table:table-cell table:formula="of:=[.B47]+[.C46]" office:value-type="float" office:value="3144100000" calcext:value-type="float">
            <text:p>3,144,100,00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211700000" calcext:value-type="float">
            <text:p>211,700,000</text:p>
          </table:table-cell>
          <table:table-cell table:formula="of:=[.B48]+[.C47]" office:value-type="float" office:value="3355800000" calcext:value-type="float">
            <text:p>3,355,800,00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221000000" calcext:value-type="float">
            <text:p>221,000,000</text:p>
          </table:table-cell>
          <table:table-cell table:formula="of:=[.B49]+[.C48]" office:value-type="float" office:value="3576800000" calcext:value-type="float">
            <text:p>3,576,800,00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230500000" calcext:value-type="float">
            <text:p>230,500,000</text:p>
          </table:table-cell>
          <table:table-cell table:formula="of:=[.B50]+[.C49]" office:value-type="float" office:value="3807300000" calcext:value-type="float">
            <text:p>3,807,300,00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240200000" calcext:value-type="float">
            <text:p>240,200,000</text:p>
          </table:table-cell>
          <table:table-cell table:formula="of:=[.B51]+[.C50]" office:value-type="float" office:value="4047500000" calcext:value-type="float">
            <text:p>4,047,500,0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250100000" calcext:value-type="float">
            <text:p>250,100,000</text:p>
          </table:table-cell>
          <table:table-cell table:formula="of:=[.B52]+[.C51]" office:value-type="float" office:value="4297600000" calcext:value-type="float">
            <text:p>4,297,600,000</text:p>
          </table:table-cell>
          <table:table-cell table:number-columns-repeated="7"/>
        </table:table-row>
      </table:table>
      <table:table table:name="rebirth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1" table:default-cell-style-name="Default"/>
        <table:table-row table:style-name="ro1">
          <table:table-cell table:style-name="ce16" office:value-type="string" calcext:value-type="string">
            <text:p>character level</text:p>
          </table:table-cell>
          <table:table-cell table:style-name="ce16" office:value-type="string" calcext:value-type="string">
            <text:p>rebirth tier</text:p>
          </table:table-cell>
          <table:table-cell table:style-name="ce16" office:value-type="string" calcext:value-type="string">
            <text:p>eternal strength %</text:p>
          </table:table-cell>
          <table:table-cell table:style-name="ce16" office:value-type="string" calcext:value-type="string">
            <text:p>eternal alacrity %</text:p>
          </table:table-cell>
          <table:table-cell table:style-name="ce16" office:value-type="string" calcext:value-type="string">
            <text:p>eternal knowledge</text:p>
          </table:table-cell>
          <table:table-cell table:style-name="ce16"/>
          <table:table-cell table:style-name="ce8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16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2:07:19.210808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30T13:05:05.486061240</dc:date>
    <meta:editing-cycles>288</meta:editing-cycles>
    <meta:editing-duration>PT6H59M20S</meta:editing-duration>
    <meta:document-statistic meta:table-count="14" meta:cell-count="13243" meta:object-count="0"/>
    <meta:user-defined meta:name="Info 1"/>
    <meta:user-defined meta:name="Info 2"/>
    <meta:user-defined meta:name="Info 3"/>
    <meta:user-defined meta:name="Info 4"/>
  </office:meta>
</office:document-meta>
</file>